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191cm"/>
    </style:style>
    <style:style style:name="co4" style:family="table-column">
      <style:table-column-properties fo:break-before="auto" style:column-width="3.493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1.958cm"/>
    </style:style>
    <style:style style:name="co7" style:family="table-column">
      <style:table-column-properties fo:break-before="auto" style:column-width="2.041cm"/>
    </style:style>
    <style:style style:name="co8" style:family="table-column">
      <style:table-column-properties fo:break-before="auto" style:column-width="0.84cm"/>
    </style:style>
    <style:style style:name="co9" style:family="table-column">
      <style:table-column-properties fo:break-before="auto" style:column-width="2.15cm"/>
    </style:style>
    <style:style style:name="co10" style:family="table-column">
      <style:table-column-properties fo:break-before="auto" style:column-width="4.699cm"/>
    </style:style>
    <style:style style:name="co11" style:family="table-column">
      <style:table-column-properties fo:break-before="auto" style:column-width="2.769cm"/>
    </style:style>
    <style:style style:name="co12" style:family="table-column">
      <style:table-column-properties fo:break-before="auto" style:column-width="0.866cm"/>
    </style:style>
    <style:style style:name="co13" style:family="table-column">
      <style:table-column-properties fo:break-before="auto" style:column-width="0.734cm"/>
    </style:style>
    <style:style style:name="co14" style:family="table-column">
      <style:table-column-properties fo:break-before="auto" style:column-width="0.755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2.708cm"/>
    </style:style>
    <style:style style:name="co17" style:family="table-column">
      <style:table-column-properties fo:break-before="auto" style:column-width="2.265cm"/>
    </style:style>
    <style:style style:name="co18" style:family="table-column">
      <style:table-column-properties fo:break-before="auto" style:column-width="2.489cm"/>
    </style:style>
    <style:style style:name="co19" style:family="table-column">
      <style:table-column-properties fo:break-before="auto" style:column-width="2.461cm"/>
    </style:style>
    <style:style style:name="co20" style:family="table-column">
      <style:table-column-properties fo:break-before="auto" style:column-width="2.21cm"/>
    </style:style>
    <style:style style:name="co21" style:family="table-column">
      <style:table-column-properties fo:break-before="auto" style:column-width="2.545cm"/>
    </style:style>
    <style:style style:name="co22" style:family="table-column">
      <style:table-column-properties fo:break-before="auto" style:column-width="2.35cm"/>
    </style:style>
    <style:style style:name="co23" style:family="table-column">
      <style:table-column-properties fo:break-before="auto" style:column-width="2.628cm"/>
    </style:style>
    <style:style style:name="co24" style:family="table-column">
      <style:table-column-properties fo:break-before="auto" style:column-width="2.713cm"/>
    </style:style>
    <style:style style:name="co25" style:family="table-column">
      <style:table-column-properties fo:break-before="auto" style:column-width="2.517cm"/>
    </style:style>
    <style:style style:name="co26" style:family="table-column">
      <style:table-column-properties fo:break-before="auto" style:column-width="2.379cm"/>
    </style:style>
    <style:style style:name="co27" style:family="table-column">
      <style:table-column-properties fo:break-before="auto" style:column-width="2.909cm"/>
    </style:style>
    <style:style style:name="co28" style:family="table-column">
      <style:table-column-properties fo:break-before="auto" style:column-width="2.798cm"/>
    </style:style>
    <style:style style:name="co29" style:family="table-column">
      <style:table-column-properties fo:break-before="auto" style:column-width="3.103cm"/>
    </style:style>
    <style:style style:name="co30" style:family="table-column">
      <style:table-column-properties fo:break-before="auto" style:column-width="3.161cm"/>
    </style:style>
    <style:style style:name="co31" style:family="table-column">
      <style:table-column-properties fo:break-before="auto" style:column-width="2.258cm"/>
    </style:style>
    <style:style style:name="co32" style:family="table-column">
      <style:table-column-properties fo:break-before="auto" style:column-width="2.602cm"/>
    </style:style>
    <style:style style:name="co33" style:family="table-column">
      <style:table-column-properties fo:break-before="auto" style:column-width="2.238cm"/>
    </style:style>
    <style:style style:name="co34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0" style:family="table-cell" style:parent-style-name="Default">
      <style:table-cell-properties fo:background-color="#cccc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8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3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3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40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4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45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7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Channels.C2">
          <table:error-message table:message-type="stop" table:display="true"/>
        </table:content-validation>
        <table:content-validation table:name="val2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Channels.C3">
          <table:error-message table:message-type="stop" table:display="true"/>
        </table:content-validation>
        <table:content-validation table:name="val3" table:condition="of:cell-content-is-in-list(&quot;Unassigned&quot;;&quot;MixRack&quot;;&quot;Surface&quot;;&quot;Surface DX 5/6&quot;;&quot;IO 4&quot;;&quot;IO 5&quot;;&quot;USB&quot;;&quot;MixRack DX 1/2&quot;;&quot;MixRack DX 3/4&quot;;&quot;IO 1&quot;;&quot;IO 2&quot;;&quot;IO 3&quot;;&quot;SigGen&quot;)" table:allow-empty-cell="true" table:display-list="unsorted" table:base-cell-address="Channels.D2">
          <table:error-message table:message-type="stop" table:display="true"/>
        </table:content-validation>
        <table:content-validation table:name="val4" table:base-cell-address="Channels.E2">
          <table:error-message table:message-type="stop" table:display="true"/>
        </table:content-validation>
        <table:content-validation table:name="val5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Channels.F2">
          <table:error-message table:message-type="stop" table:display="true"/>
        </table:content-validation>
        <table:content-validation table:name="val6" table:condition="of:cell-content-is-in-list(&quot;-&quot;;&quot;yes&quot;;&quot;no&quot;)" table:allow-empty-cell="true" table:display-list="unsorted" table:base-cell-address="Channels.G2">
          <table:error-message table:message-type="stop" table:display="true"/>
        </table:content-validation>
        <table:content-validation table:name="val7" table:condition="of:cell-content-is-in-list(&quot;-&quot;;&quot;yes&quot;;&quot;no&quot;)" table:allow-empty-cell="true" table:display-list="unsorted" table:base-cell-address="Channels.H2">
          <table:error-message table:message-type="stop" table:display="true"/>
        </table:content-validation>
        <table:content-validation table:name="val8" table:condition="of:cell-content-is-in-list(&quot;-&quot;;&quot;yes&quot;;&quot;no&quot;)" table:allow-empty-cell="true" table:display-list="unsorted" table:base-cell-address="Channels.I2">
          <table:error-message table:message-type="stop" table:display="true"/>
        </table:content-validation>
        <table:content-validation table:name="val9" table:condition="of:cell-content-is-in-list(&quot;-&quot;;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Channels.J2">
          <table:error-message table:message-type="stop" table:display="true"/>
        </table:content-validation>
        <table:content-validation table:name="val10" table:condition="of:cell-content-is-decimal-number() and cell-content-is-between(20,2000)" table:allow-empty-cell="false" table:base-cell-address="Channels.L2">
          <table:error-message table:message-type="stop" table:display="true"/>
        </table:content-validation>
        <table:content-validation table:name="val11" table:condition="of:cell-content-is-decimal-number() and cell-content-is-between(20,2000)" table:allow-empty-cell="true" table:base-cell-address="Channels.L3">
          <table:error-message table:message-type="stop" table:display="true"/>
        </table:content-validation>
        <table:content-validation table:name="val12" table:condition="of:cell-content-is-in-list(&quot;yes&quot;;&quot;no&quot;)" table:allow-empty-cell="true" table:display-list="unsorted" table:base-cell-address="Channels.O2">
          <table:error-message table:message-type="stop" table:display="true"/>
        </table:content-validation>
        <table:content-validation table:name="val13" table:base-cell-address="Channels.R2">
          <table:error-message table:message-type="stop" table:display="true"/>
        </table:content-validation>
        <table:content-validation table:name="val14" table:condition="of:cell-content-is-in-list(&quot;-&quot;;&quot;yes&quot;;&quot;no&quot;)" table:allow-empty-cell="true" table:display-list="unsorted" table:base-cell-address="Channels.C2">
          <table:error-message table:message-type="stop" table:display="true"/>
        </table:content-validation>
        <table:content-validation table:name="val15" table:condition="of:cell-content-is-in-list(&quot;-&quot;;&quot;+5&quot;;&quot;+10&quot;;&quot;+15&quot;;&quot;+20&quot;;&quot;+25&quot;;&quot;+30&quot;;&quot;+35&quot;;&quot;+40&quot;;&quot;+45&quot;;&quot;+50&quot;;&quot;+55&quot;;&quot;+60&quot;)" table:allow-empty-cell="true" table:display-list="unsorted" table:base-cell-address="Channels.E2">
          <table:error-message table:message-type="stop" table:display="true"/>
        </table:content-validation>
        <table:content-validation table:name="val16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Channels.I15">
          <table:error-message table:message-type="stop" table:display="true"/>
        </table:content-validation>
        <table:content-validation table:name="val17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Channels.L33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number-columns-repeated="4" table:default-cell-style-name="ce9"/>
        <table:table-column table:style-name="co2" table:number-columns-repeated="3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5"/>
        <table:table-column table:style-name="co7" table:default-cell-style-name="ce9"/>
        <table:table-column table:style-name="co1" table:default-cell-style-name="ce2"/>
        <table:table-column table:style-name="co1" table:default-cell-style-name="Default"/>
        <table:table-column table:style-name="co8" table:number-columns-repeated="24" table:default-cell-style-name="ce2"/>
        <table:table-column table:style-name="co1" table:default-cell-style-name="Default"/>
        <table:table-column table:style-name="co8" table:number-columns-repeated="8" table:default-cell-style-name="ce2"/>
        <table:table-column table:style-name="co1" table:default-cell-style-name="Default"/>
        <table:table-column table:style-name="co8" table:visibility="collapse" table:number-columns-repeated="24" table:default-cell-style-name="ce2"/>
        <table:table-column table:style-name="co1" table:default-cell-style-name="Default"/>
        <table:table-column table:style-name="co9" table:number-columns-repeated="8" table:default-cell-style-name="ce2"/>
        <table:table-column table:style-name="co1" table:number-columns-repeated="16300" table:default-cell-style-name="Default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0" office:value-type="string" calcext:value-type="string">
            <text:p>Source</text:p>
          </table:table-cell>
          <table:table-cell table:style-name="ce10" office:value-type="string" calcext:value-type="string">
            <text:p>Socket</text:p>
          </table:table-cell>
          <table:table-cell table:style-name="ce10" office:value-type="string" calcext:value-type="string">
            <text:p>Gain</text:p>
          </table:table-cell>
          <table:table-cell table:style-name="ce10" office:value-type="string" calcext:value-type="string">
            <text:p>Pad</text:p>
          </table:table-cell>
          <table:table-cell table:style-name="ce10" office:value-type="string" calcext:value-type="string">
            <text:p>Phantom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" office:value-type="string" calcext:value-type="string">
            <text:p>Main Mix</text:p>
          </table:table-cell>
          <table:table-cell table:style-name="ce16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8"/>
          <table:table-cell table:style-name="ce19" table:formula="of:=CONCATENATE(&quot;DCA1 - &quot;;[$Groups.B2])" office:value-type="string" office:string-value="DCA1 - Dca1" calcext:value-type="string">
            <text:p>DCA1 - Dca1</text:p>
          </table:table-cell>
          <table:table-cell table:style-name="ce19" table:formula="of:=CONCATENATE(&quot;DCA2 - &quot;;[$Groups.B3])" office:value-type="string" office:string-value="DCA2 - Dca2" calcext:value-type="string">
            <text:p>DCA2 - Dca2</text:p>
          </table:table-cell>
          <table:table-cell table:style-name="ce19" table:formula="of:=CONCATENATE(&quot;DCA3 - &quot;;[$Groups.B4])" office:value-type="string" office:string-value="DCA3 - Dca3" calcext:value-type="string">
            <text:p>DCA3 - Dca3</text:p>
          </table:table-cell>
          <table:table-cell table:style-name="ce19" table:formula="of:=CONCATENATE(&quot;DCA4 - &quot;;[$Groups.B5])" office:value-type="string" office:string-value="DCA4 - Dca4" calcext:value-type="string">
            <text:p>DCA4 - Dca4</text:p>
          </table:table-cell>
          <table:table-cell table:style-name="ce19" table:formula="of:=CONCATENATE(&quot;DCA5 - &quot;;[$Groups.B6])" office:value-type="string" office:string-value="DCA5 - Dca5" calcext:value-type="string">
            <text:p>DCA5 - Dca5</text:p>
          </table:table-cell>
          <table:table-cell table:style-name="ce19" table:formula="of:=CONCATENATE(&quot;DCA6 - &quot;;[$Groups.B7])" office:value-type="string" office:string-value="DCA6 - Dca6" calcext:value-type="string">
            <text:p>DCA6 - Dca6</text:p>
          </table:table-cell>
          <table:table-cell table:style-name="ce19" table:formula="of:=CONCATENATE(&quot;DCA7 - &quot;;[$Groups.B8])" office:value-type="string" office:string-value="DCA7 - Dca7" calcext:value-type="string">
            <text:p>DCA7 - Dca7</text:p>
          </table:table-cell>
          <table:table-cell table:style-name="ce19" table:formula="of:=CONCATENATE(&quot;DCA8 - &quot;;[$Groups.B9])" office:value-type="string" office:string-value="DCA8 - Dca8" calcext:value-type="string">
            <text:p>DCA8 - Dca8</text:p>
          </table:table-cell>
          <table:table-cell table:style-name="ce19" table:formula="of:=CONCATENATE(&quot;DCA9 - &quot;;[$Groups.B10])" office:value-type="string" office:string-value="DCA9 - Dca9" calcext:value-type="string">
            <text:p>DCA9 - Dca9</text:p>
          </table:table-cell>
          <table:table-cell table:style-name="ce19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9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9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9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9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9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9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9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19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19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19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19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19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19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19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8"/>
          <table:table-cell table:style-name="ce19" office:value-type="string" calcext:value-type="string">
            <text:p>Mute1</text:p>
          </table:table-cell>
          <table:table-cell table:style-name="ce19" office:value-type="string" calcext:value-type="string">
            <text:p>Mute2</text:p>
          </table:table-cell>
          <table:table-cell table:style-name="ce19" office:value-type="string" calcext:value-type="string">
            <text:p>Mute3</text:p>
          </table:table-cell>
          <table:table-cell table:style-name="ce19" office:value-type="string" calcext:value-type="string">
            <text:p>Mute4</text:p>
          </table:table-cell>
          <table:table-cell table:style-name="ce19" office:value-type="string" calcext:value-type="string">
            <text:p>Mute5</text:p>
          </table:table-cell>
          <table:table-cell table:style-name="ce19" office:value-type="string" calcext:value-type="string">
            <text:p>Mute6</text:p>
          </table:table-cell>
          <table:table-cell table:style-name="ce19" office:value-type="string" calcext:value-type="string">
            <text:p>Mute7</text:p>
          </table:table-cell>
          <table:table-cell table:style-name="ce19" office:value-type="string" calcext:value-type="string">
            <text:p>Mute8</text:p>
          </table:table-cell>
          <table:table-cell table:style-name="ce18"/>
          <table:table-cell table:style-name="ce19" office:value-type="string" calcext:value-type="string">
            <text:p>DCA1</text:p>
          </table:table-cell>
          <table:table-cell table:style-name="ce19" office:value-type="string" calcext:value-type="string">
            <text:p>DCA2</text:p>
          </table:table-cell>
          <table:table-cell table:style-name="ce19" office:value-type="string" calcext:value-type="string">
            <text:p>DCA3</text:p>
          </table:table-cell>
          <table:table-cell table:style-name="ce19" office:value-type="string" calcext:value-type="string">
            <text:p>DCA4</text:p>
          </table:table-cell>
          <table:table-cell table:style-name="ce19" office:value-type="string" calcext:value-type="string">
            <text:p>DCA5</text:p>
          </table:table-cell>
          <table:table-cell table:style-name="ce19" office:value-type="string" calcext:value-type="string">
            <text:p>DCA6</text:p>
          </table:table-cell>
          <table:table-cell table:style-name="ce19" office:value-type="string" calcext:value-type="string">
            <text:p>DCA7</text:p>
          </table:table-cell>
          <table:table-cell table:style-name="ce19" office:value-type="string" calcext:value-type="string">
            <text:p>DCA8</text:p>
          </table:table-cell>
          <table:table-cell table:style-name="ce19" office:value-type="string" calcext:value-type="string">
            <text:p>DCA9</text:p>
          </table:table-cell>
          <table:table-cell table:style-name="ce19" office:value-type="string" calcext:value-type="string">
            <text:p>DCA10</text:p>
          </table:table-cell>
          <table:table-cell table:style-name="ce19" office:value-type="string" calcext:value-type="string">
            <text:p>DCA11</text:p>
          </table:table-cell>
          <table:table-cell table:style-name="ce19" office:value-type="string" calcext:value-type="string">
            <text:p>DCA12</text:p>
          </table:table-cell>
          <table:table-cell table:style-name="ce19" office:value-type="string" calcext:value-type="string">
            <text:p>DCA13</text:p>
          </table:table-cell>
          <table:table-cell table:style-name="ce19" office:value-type="string" calcext:value-type="string">
            <text:p>DCA14</text:p>
          </table:table-cell>
          <table:table-cell table:style-name="ce19" office:value-type="string" calcext:value-type="string">
            <text:p>DCA15</text:p>
          </table:table-cell>
          <table:table-cell table:style-name="ce19" office:value-type="string" calcext:value-type="string">
            <text:p>DCA16</text:p>
          </table:table-cell>
          <table:table-cell table:style-name="ce19" office:value-type="string" calcext:value-type="string">
            <text:p>DCA17</text:p>
          </table:table-cell>
          <table:table-cell table:style-name="ce19" office:value-type="string" calcext:value-type="string">
            <text:p>DCA18</text:p>
          </table:table-cell>
          <table:table-cell table:style-name="ce19" office:value-type="string" calcext:value-type="string">
            <text:p>DCA19</text:p>
          </table:table-cell>
          <table:table-cell table:style-name="ce19" office:value-type="string" calcext:value-type="string">
            <text:p>DCA20</text:p>
          </table:table-cell>
          <table:table-cell table:style-name="ce19" office:value-type="string" calcext:value-type="string">
            <text:p>DCA21</text:p>
          </table:table-cell>
          <table:table-cell table:style-name="ce19" office:value-type="string" calcext:value-type="string">
            <text:p>DCA22</text:p>
          </table:table-cell>
          <table:table-cell table:style-name="ce19" office:value-type="string" calcext:value-type="string">
            <text:p>DCA23</text:p>
          </table:table-cell>
          <table:table-cell table:style-name="ce19" office:value-type="string" calcext:value-type="string">
            <text:p>DCA24</text:p>
          </table:table-cell>
          <table:table-cell table:style-name="ce18" office:value-type="string" calcext:value-type="string">
            <text:p>Hidden Helper Cells – Please dont touch</text:p>
          </table:table-cell>
          <table:table-cell table:style-name="ce19" table:number-columns-repeated="8"/>
          <table:table-cell table:style-name="ce18" table:number-columns-repeated="1630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ST00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" calcext:value-type="float">
            <text:p>1</text:p>
          </table:table-cell>
          <table:table-cell table:style-name="ce13" table:content-validation-name="val5" office:value-type="float" office:value="5" calcext:value-type="float">
            <text:p>5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/>
          <table:table-cell table:content-validation-name="val10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number-columns-repeated="2"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2]=&quot;x&quot;;&quot;x&quot;;IF([.R2]=&quot;-&quot;;&quot;-&quot;;&quot;&quot;))" office:value-type="string" office:string-value="x" calcext:value-type="string">
            <text:p>x</text:p>
          </table:table-cell>
          <table:table-cell table:formula="of:=IF([.S2]=&quot;x&quot;;&quot;x&quot;;IF([.S2]=&quot;-&quot;;&quot;-&quot;;&quot;&quot;))">
            <text:p/>
          </table:table-cell>
          <table:table-cell table:formula="of:=IF([.T2]=&quot;x&quot;;&quot;x&quot;;IF([.T2]=&quot;-&quot;;&quot;-&quot;;&quot;&quot;))">
            <text:p/>
          </table:table-cell>
          <table:table-cell table:formula="of:=IF([.U2]=&quot;x&quot;;&quot;x&quot;;IF([.U2]=&quot;-&quot;;&quot;-&quot;;&quot;&quot;))">
            <text:p/>
          </table:table-cell>
          <table:table-cell table:formula="of:=IF([.V2]=&quot;x&quot;;&quot;x&quot;;IF([.V2]=&quot;-&quot;;&quot;-&quot;;&quot;&quot;))">
            <text:p/>
          </table:table-cell>
          <table:table-cell table:formula="of:=IF([.W2]=&quot;x&quot;;&quot;x&quot;;IF([.W2]=&quot;-&quot;;&quot;-&quot;;&quot;&quot;))">
            <text:p/>
          </table:table-cell>
          <table:table-cell table:formula="of:=IF([.X2]=&quot;x&quot;;&quot;x&quot;;IF([.X2]=&quot;-&quot;;&quot;-&quot;;&quot;&quot;))">
            <text:p/>
          </table:table-cell>
          <table:table-cell table:formula="of:=IF([.Y2]=&quot;x&quot;;&quot;x&quot;;IF([.Y2]=&quot;-&quot;;&quot;-&quot;;&quot;&quot;))">
            <text:p/>
          </table:table-cell>
          <table:table-cell table:formula="of:=IF([.Z2]=&quot;x&quot;;&quot;x&quot;;IF([.Z2]=&quot;-&quot;;&quot;-&quot;;&quot;&quot;))">
            <text:p/>
          </table:table-cell>
          <table:table-cell table:formula="of:=IF([.AA2]=&quot;x&quot;;&quot;x&quot;;IF([.AA2]=&quot;-&quot;;&quot;-&quot;;&quot;&quot;))">
            <text:p/>
          </table:table-cell>
          <table:table-cell table:formula="of:=IF([.AB2]=&quot;x&quot;;&quot;x&quot;;IF([.AB2]=&quot;-&quot;;&quot;-&quot;;&quot;&quot;))">
            <text:p/>
          </table:table-cell>
          <table:table-cell table:formula="of:=IF([.AC2]=&quot;x&quot;;&quot;x&quot;;IF([.AC2]=&quot;-&quot;;&quot;-&quot;;&quot;&quot;))">
            <text:p/>
          </table:table-cell>
          <table:table-cell table:formula="of:=IF([.AD2]=&quot;x&quot;;&quot;x&quot;;IF([.AD2]=&quot;-&quot;;&quot;-&quot;;&quot;&quot;))">
            <text:p/>
          </table:table-cell>
          <table:table-cell table:formula="of:=IF([.AE2]=&quot;x&quot;;&quot;x&quot;;IF([.AE2]=&quot;-&quot;;&quot;-&quot;;&quot;&quot;))">
            <text:p/>
          </table:table-cell>
          <table:table-cell table:formula="of:=IF([.AF2]=&quot;x&quot;;&quot;x&quot;;IF([.AF2]=&quot;-&quot;;&quot;-&quot;;&quot;&quot;))">
            <text:p/>
          </table:table-cell>
          <table:table-cell table:formula="of:=IF([.AG2]=&quot;x&quot;;&quot;x&quot;;IF([.AG2]=&quot;-&quot;;&quot;-&quot;;&quot;&quot;))">
            <text:p/>
          </table:table-cell>
          <table:table-cell table:formula="of:=IF([.AH2]=&quot;x&quot;;&quot;x&quot;;IF([.AH2]=&quot;-&quot;;&quot;-&quot;;&quot;&quot;))">
            <text:p/>
          </table:table-cell>
          <table:table-cell table:formula="of:=IF([.AI2]=&quot;x&quot;;&quot;x&quot;;IF([.AI2]=&quot;-&quot;;&quot;-&quot;;&quot;&quot;))">
            <text:p/>
          </table:table-cell>
          <table:table-cell table:formula="of:=IF([.AJ2]=&quot;x&quot;;&quot;x&quot;;IF([.AJ2]=&quot;-&quot;;&quot;-&quot;;&quot;&quot;))">
            <text:p/>
          </table:table-cell>
          <table:table-cell table:formula="of:=IF([.AK2]=&quot;x&quot;;&quot;x&quot;;IF([.AK2]=&quot;-&quot;;&quot;-&quot;;&quot;&quot;))">
            <text:p/>
          </table:table-cell>
          <table:table-cell table:formula="of:=IF([.AL2]=&quot;x&quot;;&quot;x&quot;;IF([.AL2]=&quot;-&quot;;&quot;-&quot;;&quot;&quot;))">
            <text:p/>
          </table:table-cell>
          <table:table-cell table:formula="of:=IF([.AM2]=&quot;x&quot;;&quot;x&quot;;IF([.AM2]=&quot;-&quot;;&quot;-&quot;;&quot;&quot;))">
            <text:p/>
          </table:table-cell>
          <table:table-cell table:formula="of:=IF([.AN2]=&quot;x&quot;;&quot;x&quot;;IF([.AN2]=&quot;-&quot;;&quot;-&quot;;&quot;&quot;))">
            <text:p/>
          </table:table-cell>
          <table:table-cell table:formula="of:=IF([.AO2]=&quot;x&quot;;&quot;x&quot;;IF([.AO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ST002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4" table:content-validation-name="val5" office:value-type="float" office:value="10" calcext:value-type="float">
            <text:p>1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/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40" calcext:value-type="float">
            <text:p>4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number-columns-repeated="2"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3]=&quot;x&quot;;&quot;x&quot;;IF([.R3]=&quot;-&quot;;&quot;-&quot;;&quot;&quot;))" office:value-type="string" office:string-value="x" calcext:value-type="string">
            <text:p>x</text:p>
          </table:table-cell>
          <table:table-cell table:formula="of:=IF([.S3]=&quot;x&quot;;&quot;x&quot;;IF([.S3]=&quot;-&quot;;&quot;-&quot;;&quot;&quot;))">
            <text:p/>
          </table:table-cell>
          <table:table-cell table:formula="of:=IF([.T3]=&quot;x&quot;;&quot;x&quot;;IF([.T3]=&quot;-&quot;;&quot;-&quot;;&quot;&quot;))">
            <text:p/>
          </table:table-cell>
          <table:table-cell table:formula="of:=IF([.U3]=&quot;x&quot;;&quot;x&quot;;IF([.U3]=&quot;-&quot;;&quot;-&quot;;&quot;&quot;))">
            <text:p/>
          </table:table-cell>
          <table:table-cell table:formula="of:=IF([.V3]=&quot;x&quot;;&quot;x&quot;;IF([.V3]=&quot;-&quot;;&quot;-&quot;;&quot;&quot;))">
            <text:p/>
          </table:table-cell>
          <table:table-cell table:formula="of:=IF([.W3]=&quot;x&quot;;&quot;x&quot;;IF([.W3]=&quot;-&quot;;&quot;-&quot;;&quot;&quot;))">
            <text:p/>
          </table:table-cell>
          <table:table-cell table:formula="of:=IF([.X3]=&quot;x&quot;;&quot;x&quot;;IF([.X3]=&quot;-&quot;;&quot;-&quot;;&quot;&quot;))">
            <text:p/>
          </table:table-cell>
          <table:table-cell table:formula="of:=IF([.Y3]=&quot;x&quot;;&quot;x&quot;;IF([.Y3]=&quot;-&quot;;&quot;-&quot;;&quot;&quot;))">
            <text:p/>
          </table:table-cell>
          <table:table-cell table:formula="of:=IF([.Z3]=&quot;x&quot;;&quot;x&quot;;IF([.Z3]=&quot;-&quot;;&quot;-&quot;;&quot;&quot;))">
            <text:p/>
          </table:table-cell>
          <table:table-cell table:formula="of:=IF([.AA3]=&quot;x&quot;;&quot;x&quot;;IF([.AA3]=&quot;-&quot;;&quot;-&quot;;&quot;&quot;))">
            <text:p/>
          </table:table-cell>
          <table:table-cell table:formula="of:=IF([.AB3]=&quot;x&quot;;&quot;x&quot;;IF([.AB3]=&quot;-&quot;;&quot;-&quot;;&quot;&quot;))">
            <text:p/>
          </table:table-cell>
          <table:table-cell table:formula="of:=IF([.AC3]=&quot;x&quot;;&quot;x&quot;;IF([.AC3]=&quot;-&quot;;&quot;-&quot;;&quot;&quot;))">
            <text:p/>
          </table:table-cell>
          <table:table-cell table:formula="of:=IF([.AD3]=&quot;x&quot;;&quot;x&quot;;IF([.AD3]=&quot;-&quot;;&quot;-&quot;;&quot;&quot;))">
            <text:p/>
          </table:table-cell>
          <table:table-cell table:formula="of:=IF([.AE3]=&quot;x&quot;;&quot;x&quot;;IF([.AE3]=&quot;-&quot;;&quot;-&quot;;&quot;&quot;))">
            <text:p/>
          </table:table-cell>
          <table:table-cell table:formula="of:=IF([.AF3]=&quot;x&quot;;&quot;x&quot;;IF([.AF3]=&quot;-&quot;;&quot;-&quot;;&quot;&quot;))">
            <text:p/>
          </table:table-cell>
          <table:table-cell table:formula="of:=IF([.AG3]=&quot;x&quot;;&quot;x&quot;;IF([.AG3]=&quot;-&quot;;&quot;-&quot;;&quot;&quot;))">
            <text:p/>
          </table:table-cell>
          <table:table-cell table:formula="of:=IF([.AH3]=&quot;x&quot;;&quot;x&quot;;IF([.AH3]=&quot;-&quot;;&quot;-&quot;;&quot;&quot;))">
            <text:p/>
          </table:table-cell>
          <table:table-cell table:formula="of:=IF([.AI3]=&quot;x&quot;;&quot;x&quot;;IF([.AI3]=&quot;-&quot;;&quot;-&quot;;&quot;&quot;))">
            <text:p/>
          </table:table-cell>
          <table:table-cell table:formula="of:=IF([.AJ3]=&quot;x&quot;;&quot;x&quot;;IF([.AJ3]=&quot;-&quot;;&quot;-&quot;;&quot;&quot;))">
            <text:p/>
          </table:table-cell>
          <table:table-cell table:formula="of:=IF([.AK3]=&quot;x&quot;;&quot;x&quot;;IF([.AK3]=&quot;-&quot;;&quot;-&quot;;&quot;&quot;))">
            <text:p/>
          </table:table-cell>
          <table:table-cell table:formula="of:=IF([.AL3]=&quot;x&quot;;&quot;x&quot;;IF([.AL3]=&quot;-&quot;;&quot;-&quot;;&quot;&quot;))">
            <text:p/>
          </table:table-cell>
          <table:table-cell table:formula="of:=IF([.AM3]=&quot;x&quot;;&quot;x&quot;;IF([.AM3]=&quot;-&quot;;&quot;-&quot;;&quot;&quot;))">
            <text:p/>
          </table:table-cell>
          <table:table-cell table:formula="of:=IF([.AN3]=&quot;x&quot;;&quot;x&quot;;IF([.AN3]=&quot;-&quot;;&quot;-&quot;;&quot;&quot;))">
            <text:p/>
          </table:table-cell>
          <table:table-cell table:formula="of:=IF([.AO3]=&quot;x&quot;;&quot;x&quot;;IF([.AO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TST003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3" calcext:value-type="float">
            <text:p>3</text:p>
          </table:table-cell>
          <table:table-cell table:style-name="ce14" table:content-validation-name="val5" office:value-type="float" office:value="15" calcext:value-type="float">
            <text:p>15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60" calcext:value-type="float">
            <text:p>6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4]=&quot;x&quot;;&quot;x&quot;;IF([.R4]=&quot;-&quot;;&quot;-&quot;;&quot;&quot;))" office:value-type="string" office:string-value="x" calcext:value-type="string">
            <text:p>x</text:p>
          </table:table-cell>
          <table:table-cell table:formula="of:=IF([.S4]=&quot;x&quot;;&quot;x&quot;;IF([.S4]=&quot;-&quot;;&quot;-&quot;;&quot;&quot;))">
            <text:p/>
          </table:table-cell>
          <table:table-cell table:formula="of:=IF([.T4]=&quot;x&quot;;&quot;x&quot;;IF([.T4]=&quot;-&quot;;&quot;-&quot;;&quot;&quot;))">
            <text:p/>
          </table:table-cell>
          <table:table-cell table:formula="of:=IF([.U4]=&quot;x&quot;;&quot;x&quot;;IF([.U4]=&quot;-&quot;;&quot;-&quot;;&quot;&quot;))">
            <text:p/>
          </table:table-cell>
          <table:table-cell table:formula="of:=IF([.V4]=&quot;x&quot;;&quot;x&quot;;IF([.V4]=&quot;-&quot;;&quot;-&quot;;&quot;&quot;))">
            <text:p/>
          </table:table-cell>
          <table:table-cell table:formula="of:=IF([.W4]=&quot;x&quot;;&quot;x&quot;;IF([.W4]=&quot;-&quot;;&quot;-&quot;;&quot;&quot;))">
            <text:p/>
          </table:table-cell>
          <table:table-cell table:formula="of:=IF([.X4]=&quot;x&quot;;&quot;x&quot;;IF([.X4]=&quot;-&quot;;&quot;-&quot;;&quot;&quot;))">
            <text:p/>
          </table:table-cell>
          <table:table-cell table:formula="of:=IF([.Y4]=&quot;x&quot;;&quot;x&quot;;IF([.Y4]=&quot;-&quot;;&quot;-&quot;;&quot;&quot;))">
            <text:p/>
          </table:table-cell>
          <table:table-cell table:formula="of:=IF([.Z4]=&quot;x&quot;;&quot;x&quot;;IF([.Z4]=&quot;-&quot;;&quot;-&quot;;&quot;&quot;))">
            <text:p/>
          </table:table-cell>
          <table:table-cell table:formula="of:=IF([.AA4]=&quot;x&quot;;&quot;x&quot;;IF([.AA4]=&quot;-&quot;;&quot;-&quot;;&quot;&quot;))">
            <text:p/>
          </table:table-cell>
          <table:table-cell table:formula="of:=IF([.AB4]=&quot;x&quot;;&quot;x&quot;;IF([.AB4]=&quot;-&quot;;&quot;-&quot;;&quot;&quot;))">
            <text:p/>
          </table:table-cell>
          <table:table-cell table:formula="of:=IF([.AC4]=&quot;x&quot;;&quot;x&quot;;IF([.AC4]=&quot;-&quot;;&quot;-&quot;;&quot;&quot;))">
            <text:p/>
          </table:table-cell>
          <table:table-cell table:formula="of:=IF([.AD4]=&quot;x&quot;;&quot;x&quot;;IF([.AD4]=&quot;-&quot;;&quot;-&quot;;&quot;&quot;))">
            <text:p/>
          </table:table-cell>
          <table:table-cell table:formula="of:=IF([.AE4]=&quot;x&quot;;&quot;x&quot;;IF([.AE4]=&quot;-&quot;;&quot;-&quot;;&quot;&quot;))">
            <text:p/>
          </table:table-cell>
          <table:table-cell table:formula="of:=IF([.AF4]=&quot;x&quot;;&quot;x&quot;;IF([.AF4]=&quot;-&quot;;&quot;-&quot;;&quot;&quot;))">
            <text:p/>
          </table:table-cell>
          <table:table-cell table:formula="of:=IF([.AG4]=&quot;x&quot;;&quot;x&quot;;IF([.AG4]=&quot;-&quot;;&quot;-&quot;;&quot;&quot;))">
            <text:p/>
          </table:table-cell>
          <table:table-cell table:formula="of:=IF([.AH4]=&quot;x&quot;;&quot;x&quot;;IF([.AH4]=&quot;-&quot;;&quot;-&quot;;&quot;&quot;))">
            <text:p/>
          </table:table-cell>
          <table:table-cell table:formula="of:=IF([.AI4]=&quot;x&quot;;&quot;x&quot;;IF([.AI4]=&quot;-&quot;;&quot;-&quot;;&quot;&quot;))">
            <text:p/>
          </table:table-cell>
          <table:table-cell table:formula="of:=IF([.AJ4]=&quot;x&quot;;&quot;x&quot;;IF([.AJ4]=&quot;-&quot;;&quot;-&quot;;&quot;&quot;))">
            <text:p/>
          </table:table-cell>
          <table:table-cell table:formula="of:=IF([.AK4]=&quot;x&quot;;&quot;x&quot;;IF([.AK4]=&quot;-&quot;;&quot;-&quot;;&quot;&quot;))">
            <text:p/>
          </table:table-cell>
          <table:table-cell table:formula="of:=IF([.AL4]=&quot;x&quot;;&quot;x&quot;;IF([.AL4]=&quot;-&quot;;&quot;-&quot;;&quot;&quot;))">
            <text:p/>
          </table:table-cell>
          <table:table-cell table:formula="of:=IF([.AM4]=&quot;x&quot;;&quot;x&quot;;IF([.AM4]=&quot;-&quot;;&quot;-&quot;;&quot;&quot;))">
            <text:p/>
          </table:table-cell>
          <table:table-cell table:formula="of:=IF([.AN4]=&quot;x&quot;;&quot;x&quot;;IF([.AN4]=&quot;-&quot;;&quot;-&quot;;&quot;&quot;))">
            <text:p/>
          </table:table-cell>
          <table:table-cell table:formula="of:=IF([.AO4]=&quot;x&quot;;&quot;x&quot;;IF([.AO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ST004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4" calcext:value-type="float">
            <text:p>4</text:p>
          </table:table-cell>
          <table:table-cell table:style-name="ce14" table:content-validation-name="val5" office:value-type="float" office:value="20" calcext:value-type="float">
            <text:p>2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/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80" calcext:value-type="float">
            <text:p>8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5]=&quot;x&quot;;&quot;x&quot;;IF([.R5]=&quot;-&quot;;&quot;-&quot;;&quot;&quot;))" office:value-type="string" office:string-value="x" calcext:value-type="string">
            <text:p>x</text:p>
          </table:table-cell>
          <table:table-cell table:formula="of:=IF([.S5]=&quot;x&quot;;&quot;x&quot;;IF([.S5]=&quot;-&quot;;&quot;-&quot;;&quot;&quot;))">
            <text:p/>
          </table:table-cell>
          <table:table-cell table:formula="of:=IF([.T5]=&quot;x&quot;;&quot;x&quot;;IF([.T5]=&quot;-&quot;;&quot;-&quot;;&quot;&quot;))">
            <text:p/>
          </table:table-cell>
          <table:table-cell table:formula="of:=IF([.U5]=&quot;x&quot;;&quot;x&quot;;IF([.U5]=&quot;-&quot;;&quot;-&quot;;&quot;&quot;))">
            <text:p/>
          </table:table-cell>
          <table:table-cell table:formula="of:=IF([.V5]=&quot;x&quot;;&quot;x&quot;;IF([.V5]=&quot;-&quot;;&quot;-&quot;;&quot;&quot;))">
            <text:p/>
          </table:table-cell>
          <table:table-cell table:formula="of:=IF([.W5]=&quot;x&quot;;&quot;x&quot;;IF([.W5]=&quot;-&quot;;&quot;-&quot;;&quot;&quot;))">
            <text:p/>
          </table:table-cell>
          <table:table-cell table:formula="of:=IF([.X5]=&quot;x&quot;;&quot;x&quot;;IF([.X5]=&quot;-&quot;;&quot;-&quot;;&quot;&quot;))">
            <text:p/>
          </table:table-cell>
          <table:table-cell table:formula="of:=IF([.Y5]=&quot;x&quot;;&quot;x&quot;;IF([.Y5]=&quot;-&quot;;&quot;-&quot;;&quot;&quot;))">
            <text:p/>
          </table:table-cell>
          <table:table-cell table:formula="of:=IF([.Z5]=&quot;x&quot;;&quot;x&quot;;IF([.Z5]=&quot;-&quot;;&quot;-&quot;;&quot;&quot;))">
            <text:p/>
          </table:table-cell>
          <table:table-cell table:formula="of:=IF([.AA5]=&quot;x&quot;;&quot;x&quot;;IF([.AA5]=&quot;-&quot;;&quot;-&quot;;&quot;&quot;))">
            <text:p/>
          </table:table-cell>
          <table:table-cell table:formula="of:=IF([.AB5]=&quot;x&quot;;&quot;x&quot;;IF([.AB5]=&quot;-&quot;;&quot;-&quot;;&quot;&quot;))">
            <text:p/>
          </table:table-cell>
          <table:table-cell table:formula="of:=IF([.AC5]=&quot;x&quot;;&quot;x&quot;;IF([.AC5]=&quot;-&quot;;&quot;-&quot;;&quot;&quot;))">
            <text:p/>
          </table:table-cell>
          <table:table-cell table:formula="of:=IF([.AD5]=&quot;x&quot;;&quot;x&quot;;IF([.AD5]=&quot;-&quot;;&quot;-&quot;;&quot;&quot;))">
            <text:p/>
          </table:table-cell>
          <table:table-cell table:formula="of:=IF([.AE5]=&quot;x&quot;;&quot;x&quot;;IF([.AE5]=&quot;-&quot;;&quot;-&quot;;&quot;&quot;))">
            <text:p/>
          </table:table-cell>
          <table:table-cell table:formula="of:=IF([.AF5]=&quot;x&quot;;&quot;x&quot;;IF([.AF5]=&quot;-&quot;;&quot;-&quot;;&quot;&quot;))">
            <text:p/>
          </table:table-cell>
          <table:table-cell table:formula="of:=IF([.AG5]=&quot;x&quot;;&quot;x&quot;;IF([.AG5]=&quot;-&quot;;&quot;-&quot;;&quot;&quot;))">
            <text:p/>
          </table:table-cell>
          <table:table-cell table:formula="of:=IF([.AH5]=&quot;x&quot;;&quot;x&quot;;IF([.AH5]=&quot;-&quot;;&quot;-&quot;;&quot;&quot;))">
            <text:p/>
          </table:table-cell>
          <table:table-cell table:formula="of:=IF([.AI5]=&quot;x&quot;;&quot;x&quot;;IF([.AI5]=&quot;-&quot;;&quot;-&quot;;&quot;&quot;))">
            <text:p/>
          </table:table-cell>
          <table:table-cell table:formula="of:=IF([.AJ5]=&quot;x&quot;;&quot;x&quot;;IF([.AJ5]=&quot;-&quot;;&quot;-&quot;;&quot;&quot;))">
            <text:p/>
          </table:table-cell>
          <table:table-cell table:formula="of:=IF([.AK5]=&quot;x&quot;;&quot;x&quot;;IF([.AK5]=&quot;-&quot;;&quot;-&quot;;&quot;&quot;))">
            <text:p/>
          </table:table-cell>
          <table:table-cell table:formula="of:=IF([.AL5]=&quot;x&quot;;&quot;x&quot;;IF([.AL5]=&quot;-&quot;;&quot;-&quot;;&quot;&quot;))">
            <text:p/>
          </table:table-cell>
          <table:table-cell table:formula="of:=IF([.AM5]=&quot;x&quot;;&quot;x&quot;;IF([.AM5]=&quot;-&quot;;&quot;-&quot;;&quot;&quot;))">
            <text:p/>
          </table:table-cell>
          <table:table-cell table:formula="of:=IF([.AN5]=&quot;x&quot;;&quot;x&quot;;IF([.AN5]=&quot;-&quot;;&quot;-&quot;;&quot;&quot;))">
            <text:p/>
          </table:table-cell>
          <table:table-cell table:formula="of:=IF([.AO5]=&quot;x&quot;;&quot;x&quot;;IF([.AO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ST005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5" calcext:value-type="float">
            <text:p>5</text:p>
          </table:table-cell>
          <table:table-cell table:style-name="ce14" table:content-validation-name="val5" office:value-type="float" office:value="25" calcext:value-type="float">
            <text:p>25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00" calcext:value-type="float">
            <text:p>10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6]=&quot;x&quot;;&quot;x&quot;;IF([.R6]=&quot;-&quot;;&quot;-&quot;;&quot;&quot;))" office:value-type="string" office:string-value="x" calcext:value-type="string">
            <text:p>x</text:p>
          </table:table-cell>
          <table:table-cell table:formula="of:=IF([.S6]=&quot;x&quot;;&quot;x&quot;;IF([.S6]=&quot;-&quot;;&quot;-&quot;;&quot;&quot;))">
            <text:p/>
          </table:table-cell>
          <table:table-cell table:formula="of:=IF([.T6]=&quot;x&quot;;&quot;x&quot;;IF([.T6]=&quot;-&quot;;&quot;-&quot;;&quot;&quot;))">
            <text:p/>
          </table:table-cell>
          <table:table-cell table:formula="of:=IF([.U6]=&quot;x&quot;;&quot;x&quot;;IF([.U6]=&quot;-&quot;;&quot;-&quot;;&quot;&quot;))">
            <text:p/>
          </table:table-cell>
          <table:table-cell table:formula="of:=IF([.V6]=&quot;x&quot;;&quot;x&quot;;IF([.V6]=&quot;-&quot;;&quot;-&quot;;&quot;&quot;))">
            <text:p/>
          </table:table-cell>
          <table:table-cell table:formula="of:=IF([.W6]=&quot;x&quot;;&quot;x&quot;;IF([.W6]=&quot;-&quot;;&quot;-&quot;;&quot;&quot;))">
            <text:p/>
          </table:table-cell>
          <table:table-cell table:formula="of:=IF([.X6]=&quot;x&quot;;&quot;x&quot;;IF([.X6]=&quot;-&quot;;&quot;-&quot;;&quot;&quot;))">
            <text:p/>
          </table:table-cell>
          <table:table-cell table:formula="of:=IF([.Y6]=&quot;x&quot;;&quot;x&quot;;IF([.Y6]=&quot;-&quot;;&quot;-&quot;;&quot;&quot;))">
            <text:p/>
          </table:table-cell>
          <table:table-cell table:formula="of:=IF([.Z6]=&quot;x&quot;;&quot;x&quot;;IF([.Z6]=&quot;-&quot;;&quot;-&quot;;&quot;&quot;))">
            <text:p/>
          </table:table-cell>
          <table:table-cell table:formula="of:=IF([.AA6]=&quot;x&quot;;&quot;x&quot;;IF([.AA6]=&quot;-&quot;;&quot;-&quot;;&quot;&quot;))">
            <text:p/>
          </table:table-cell>
          <table:table-cell table:formula="of:=IF([.AB6]=&quot;x&quot;;&quot;x&quot;;IF([.AB6]=&quot;-&quot;;&quot;-&quot;;&quot;&quot;))">
            <text:p/>
          </table:table-cell>
          <table:table-cell table:formula="of:=IF([.AC6]=&quot;x&quot;;&quot;x&quot;;IF([.AC6]=&quot;-&quot;;&quot;-&quot;;&quot;&quot;))">
            <text:p/>
          </table:table-cell>
          <table:table-cell table:formula="of:=IF([.AD6]=&quot;x&quot;;&quot;x&quot;;IF([.AD6]=&quot;-&quot;;&quot;-&quot;;&quot;&quot;))">
            <text:p/>
          </table:table-cell>
          <table:table-cell table:formula="of:=IF([.AE6]=&quot;x&quot;;&quot;x&quot;;IF([.AE6]=&quot;-&quot;;&quot;-&quot;;&quot;&quot;))">
            <text:p/>
          </table:table-cell>
          <table:table-cell table:formula="of:=IF([.AF6]=&quot;x&quot;;&quot;x&quot;;IF([.AF6]=&quot;-&quot;;&quot;-&quot;;&quot;&quot;))">
            <text:p/>
          </table:table-cell>
          <table:table-cell table:formula="of:=IF([.AG6]=&quot;x&quot;;&quot;x&quot;;IF([.AG6]=&quot;-&quot;;&quot;-&quot;;&quot;&quot;))">
            <text:p/>
          </table:table-cell>
          <table:table-cell table:formula="of:=IF([.AH6]=&quot;x&quot;;&quot;x&quot;;IF([.AH6]=&quot;-&quot;;&quot;-&quot;;&quot;&quot;))">
            <text:p/>
          </table:table-cell>
          <table:table-cell table:formula="of:=IF([.AI6]=&quot;x&quot;;&quot;x&quot;;IF([.AI6]=&quot;-&quot;;&quot;-&quot;;&quot;&quot;))">
            <text:p/>
          </table:table-cell>
          <table:table-cell table:formula="of:=IF([.AJ6]=&quot;x&quot;;&quot;x&quot;;IF([.AJ6]=&quot;-&quot;;&quot;-&quot;;&quot;&quot;))">
            <text:p/>
          </table:table-cell>
          <table:table-cell table:formula="of:=IF([.AK6]=&quot;x&quot;;&quot;x&quot;;IF([.AK6]=&quot;-&quot;;&quot;-&quot;;&quot;&quot;))">
            <text:p/>
          </table:table-cell>
          <table:table-cell table:formula="of:=IF([.AL6]=&quot;x&quot;;&quot;x&quot;;IF([.AL6]=&quot;-&quot;;&quot;-&quot;;&quot;&quot;))">
            <text:p/>
          </table:table-cell>
          <table:table-cell table:formula="of:=IF([.AM6]=&quot;x&quot;;&quot;x&quot;;IF([.AM6]=&quot;-&quot;;&quot;-&quot;;&quot;&quot;))">
            <text:p/>
          </table:table-cell>
          <table:table-cell table:formula="of:=IF([.AN6]=&quot;x&quot;;&quot;x&quot;;IF([.AN6]=&quot;-&quot;;&quot;-&quot;;&quot;&quot;))">
            <text:p/>
          </table:table-cell>
          <table:table-cell table:formula="of:=IF([.AO6]=&quot;x&quot;;&quot;x&quot;;IF([.AO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ST006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6" calcext:value-type="float">
            <text:p>6</text:p>
          </table:table-cell>
          <table:table-cell table:style-name="ce14" table:content-validation-name="val5" office:value-type="float" office:value="30" calcext:value-type="float">
            <text:p>3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/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20" calcext:value-type="float">
            <text:p>1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7]=&quot;x&quot;;&quot;x&quot;;IF([.R7]=&quot;-&quot;;&quot;-&quot;;&quot;&quot;))" office:value-type="string" office:string-value="x" calcext:value-type="string">
            <text:p>x</text:p>
          </table:table-cell>
          <table:table-cell table:formula="of:=IF([.S7]=&quot;x&quot;;&quot;x&quot;;IF([.S7]=&quot;-&quot;;&quot;-&quot;;&quot;&quot;))">
            <text:p/>
          </table:table-cell>
          <table:table-cell table:formula="of:=IF([.T7]=&quot;x&quot;;&quot;x&quot;;IF([.T7]=&quot;-&quot;;&quot;-&quot;;&quot;&quot;))">
            <text:p/>
          </table:table-cell>
          <table:table-cell table:formula="of:=IF([.U7]=&quot;x&quot;;&quot;x&quot;;IF([.U7]=&quot;-&quot;;&quot;-&quot;;&quot;&quot;))">
            <text:p/>
          </table:table-cell>
          <table:table-cell table:formula="of:=IF([.V7]=&quot;x&quot;;&quot;x&quot;;IF([.V7]=&quot;-&quot;;&quot;-&quot;;&quot;&quot;))">
            <text:p/>
          </table:table-cell>
          <table:table-cell table:formula="of:=IF([.W7]=&quot;x&quot;;&quot;x&quot;;IF([.W7]=&quot;-&quot;;&quot;-&quot;;&quot;&quot;))">
            <text:p/>
          </table:table-cell>
          <table:table-cell table:formula="of:=IF([.X7]=&quot;x&quot;;&quot;x&quot;;IF([.X7]=&quot;-&quot;;&quot;-&quot;;&quot;&quot;))">
            <text:p/>
          </table:table-cell>
          <table:table-cell table:formula="of:=IF([.Y7]=&quot;x&quot;;&quot;x&quot;;IF([.Y7]=&quot;-&quot;;&quot;-&quot;;&quot;&quot;))">
            <text:p/>
          </table:table-cell>
          <table:table-cell table:formula="of:=IF([.Z7]=&quot;x&quot;;&quot;x&quot;;IF([.Z7]=&quot;-&quot;;&quot;-&quot;;&quot;&quot;))">
            <text:p/>
          </table:table-cell>
          <table:table-cell table:formula="of:=IF([.AA7]=&quot;x&quot;;&quot;x&quot;;IF([.AA7]=&quot;-&quot;;&quot;-&quot;;&quot;&quot;))">
            <text:p/>
          </table:table-cell>
          <table:table-cell table:formula="of:=IF([.AB7]=&quot;x&quot;;&quot;x&quot;;IF([.AB7]=&quot;-&quot;;&quot;-&quot;;&quot;&quot;))">
            <text:p/>
          </table:table-cell>
          <table:table-cell table:formula="of:=IF([.AC7]=&quot;x&quot;;&quot;x&quot;;IF([.AC7]=&quot;-&quot;;&quot;-&quot;;&quot;&quot;))">
            <text:p/>
          </table:table-cell>
          <table:table-cell table:formula="of:=IF([.AD7]=&quot;x&quot;;&quot;x&quot;;IF([.AD7]=&quot;-&quot;;&quot;-&quot;;&quot;&quot;))">
            <text:p/>
          </table:table-cell>
          <table:table-cell table:formula="of:=IF([.AE7]=&quot;x&quot;;&quot;x&quot;;IF([.AE7]=&quot;-&quot;;&quot;-&quot;;&quot;&quot;))">
            <text:p/>
          </table:table-cell>
          <table:table-cell table:formula="of:=IF([.AF7]=&quot;x&quot;;&quot;x&quot;;IF([.AF7]=&quot;-&quot;;&quot;-&quot;;&quot;&quot;))">
            <text:p/>
          </table:table-cell>
          <table:table-cell table:formula="of:=IF([.AG7]=&quot;x&quot;;&quot;x&quot;;IF([.AG7]=&quot;-&quot;;&quot;-&quot;;&quot;&quot;))">
            <text:p/>
          </table:table-cell>
          <table:table-cell table:formula="of:=IF([.AH7]=&quot;x&quot;;&quot;x&quot;;IF([.AH7]=&quot;-&quot;;&quot;-&quot;;&quot;&quot;))">
            <text:p/>
          </table:table-cell>
          <table:table-cell table:formula="of:=IF([.AI7]=&quot;x&quot;;&quot;x&quot;;IF([.AI7]=&quot;-&quot;;&quot;-&quot;;&quot;&quot;))">
            <text:p/>
          </table:table-cell>
          <table:table-cell table:formula="of:=IF([.AJ7]=&quot;x&quot;;&quot;x&quot;;IF([.AJ7]=&quot;-&quot;;&quot;-&quot;;&quot;&quot;))">
            <text:p/>
          </table:table-cell>
          <table:table-cell table:formula="of:=IF([.AK7]=&quot;x&quot;;&quot;x&quot;;IF([.AK7]=&quot;-&quot;;&quot;-&quot;;&quot;&quot;))">
            <text:p/>
          </table:table-cell>
          <table:table-cell table:formula="of:=IF([.AL7]=&quot;x&quot;;&quot;x&quot;;IF([.AL7]=&quot;-&quot;;&quot;-&quot;;&quot;&quot;))">
            <text:p/>
          </table:table-cell>
          <table:table-cell table:formula="of:=IF([.AM7]=&quot;x&quot;;&quot;x&quot;;IF([.AM7]=&quot;-&quot;;&quot;-&quot;;&quot;&quot;))">
            <text:p/>
          </table:table-cell>
          <table:table-cell table:formula="of:=IF([.AN7]=&quot;x&quot;;&quot;x&quot;;IF([.AN7]=&quot;-&quot;;&quot;-&quot;;&quot;&quot;))">
            <text:p/>
          </table:table-cell>
          <table:table-cell table:formula="of:=IF([.AO7]=&quot;x&quot;;&quot;x&quot;;IF([.AO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ST007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7" calcext:value-type="float">
            <text:p>7</text:p>
          </table:table-cell>
          <table:table-cell table:style-name="ce14" table:content-validation-name="val5" office:value-type="float" office:value="35" calcext:value-type="float">
            <text:p>35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40" calcext:value-type="float">
            <text:p>14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8]=&quot;x&quot;;&quot;x&quot;;IF([.R8]=&quot;-&quot;;&quot;-&quot;;&quot;&quot;))" office:value-type="string" office:string-value="x" calcext:value-type="string">
            <text:p>x</text:p>
          </table:table-cell>
          <table:table-cell table:formula="of:=IF([.S8]=&quot;x&quot;;&quot;x&quot;;IF([.S8]=&quot;-&quot;;&quot;-&quot;;&quot;&quot;))">
            <text:p/>
          </table:table-cell>
          <table:table-cell table:formula="of:=IF([.T8]=&quot;x&quot;;&quot;x&quot;;IF([.T8]=&quot;-&quot;;&quot;-&quot;;&quot;&quot;))">
            <text:p/>
          </table:table-cell>
          <table:table-cell table:formula="of:=IF([.U8]=&quot;x&quot;;&quot;x&quot;;IF([.U8]=&quot;-&quot;;&quot;-&quot;;&quot;&quot;))">
            <text:p/>
          </table:table-cell>
          <table:table-cell table:formula="of:=IF([.V8]=&quot;x&quot;;&quot;x&quot;;IF([.V8]=&quot;-&quot;;&quot;-&quot;;&quot;&quot;))">
            <text:p/>
          </table:table-cell>
          <table:table-cell table:formula="of:=IF([.W8]=&quot;x&quot;;&quot;x&quot;;IF([.W8]=&quot;-&quot;;&quot;-&quot;;&quot;&quot;))">
            <text:p/>
          </table:table-cell>
          <table:table-cell table:formula="of:=IF([.X8]=&quot;x&quot;;&quot;x&quot;;IF([.X8]=&quot;-&quot;;&quot;-&quot;;&quot;&quot;))">
            <text:p/>
          </table:table-cell>
          <table:table-cell table:formula="of:=IF([.Y8]=&quot;x&quot;;&quot;x&quot;;IF([.Y8]=&quot;-&quot;;&quot;-&quot;;&quot;&quot;))">
            <text:p/>
          </table:table-cell>
          <table:table-cell table:formula="of:=IF([.Z8]=&quot;x&quot;;&quot;x&quot;;IF([.Z8]=&quot;-&quot;;&quot;-&quot;;&quot;&quot;))">
            <text:p/>
          </table:table-cell>
          <table:table-cell table:formula="of:=IF([.AA8]=&quot;x&quot;;&quot;x&quot;;IF([.AA8]=&quot;-&quot;;&quot;-&quot;;&quot;&quot;))">
            <text:p/>
          </table:table-cell>
          <table:table-cell table:formula="of:=IF([.AB8]=&quot;x&quot;;&quot;x&quot;;IF([.AB8]=&quot;-&quot;;&quot;-&quot;;&quot;&quot;))">
            <text:p/>
          </table:table-cell>
          <table:table-cell table:formula="of:=IF([.AC8]=&quot;x&quot;;&quot;x&quot;;IF([.AC8]=&quot;-&quot;;&quot;-&quot;;&quot;&quot;))">
            <text:p/>
          </table:table-cell>
          <table:table-cell table:formula="of:=IF([.AD8]=&quot;x&quot;;&quot;x&quot;;IF([.AD8]=&quot;-&quot;;&quot;-&quot;;&quot;&quot;))">
            <text:p/>
          </table:table-cell>
          <table:table-cell table:formula="of:=IF([.AE8]=&quot;x&quot;;&quot;x&quot;;IF([.AE8]=&quot;-&quot;;&quot;-&quot;;&quot;&quot;))">
            <text:p/>
          </table:table-cell>
          <table:table-cell table:formula="of:=IF([.AF8]=&quot;x&quot;;&quot;x&quot;;IF([.AF8]=&quot;-&quot;;&quot;-&quot;;&quot;&quot;))">
            <text:p/>
          </table:table-cell>
          <table:table-cell table:formula="of:=IF([.AG8]=&quot;x&quot;;&quot;x&quot;;IF([.AG8]=&quot;-&quot;;&quot;-&quot;;&quot;&quot;))">
            <text:p/>
          </table:table-cell>
          <table:table-cell table:formula="of:=IF([.AH8]=&quot;x&quot;;&quot;x&quot;;IF([.AH8]=&quot;-&quot;;&quot;-&quot;;&quot;&quot;))">
            <text:p/>
          </table:table-cell>
          <table:table-cell table:formula="of:=IF([.AI8]=&quot;x&quot;;&quot;x&quot;;IF([.AI8]=&quot;-&quot;;&quot;-&quot;;&quot;&quot;))">
            <text:p/>
          </table:table-cell>
          <table:table-cell table:formula="of:=IF([.AJ8]=&quot;x&quot;;&quot;x&quot;;IF([.AJ8]=&quot;-&quot;;&quot;-&quot;;&quot;&quot;))">
            <text:p/>
          </table:table-cell>
          <table:table-cell table:formula="of:=IF([.AK8]=&quot;x&quot;;&quot;x&quot;;IF([.AK8]=&quot;-&quot;;&quot;-&quot;;&quot;&quot;))">
            <text:p/>
          </table:table-cell>
          <table:table-cell table:formula="of:=IF([.AL8]=&quot;x&quot;;&quot;x&quot;;IF([.AL8]=&quot;-&quot;;&quot;-&quot;;&quot;&quot;))">
            <text:p/>
          </table:table-cell>
          <table:table-cell table:formula="of:=IF([.AM8]=&quot;x&quot;;&quot;x&quot;;IF([.AM8]=&quot;-&quot;;&quot;-&quot;;&quot;&quot;))">
            <text:p/>
          </table:table-cell>
          <table:table-cell table:formula="of:=IF([.AN8]=&quot;x&quot;;&quot;x&quot;;IF([.AN8]=&quot;-&quot;;&quot;-&quot;;&quot;&quot;))">
            <text:p/>
          </table:table-cell>
          <table:table-cell table:formula="of:=IF([.AO8]=&quot;x&quot;;&quot;x&quot;;IF([.AO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ST008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8" calcext:value-type="float">
            <text:p>8</text:p>
          </table:table-cell>
          <table:table-cell table:style-name="ce14" table:content-validation-name="val5" office:value-type="float" office:value="40" calcext:value-type="float">
            <text:p>4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/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60" calcext:value-type="float">
            <text:p>16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9]=&quot;x&quot;;&quot;x&quot;;IF([.R9]=&quot;-&quot;;&quot;-&quot;;&quot;&quot;))" office:value-type="string" office:string-value="x" calcext:value-type="string">
            <text:p>x</text:p>
          </table:table-cell>
          <table:table-cell table:formula="of:=IF([.S9]=&quot;x&quot;;&quot;x&quot;;IF([.S9]=&quot;-&quot;;&quot;-&quot;;&quot;&quot;))">
            <text:p/>
          </table:table-cell>
          <table:table-cell table:formula="of:=IF([.T9]=&quot;x&quot;;&quot;x&quot;;IF([.T9]=&quot;-&quot;;&quot;-&quot;;&quot;&quot;))">
            <text:p/>
          </table:table-cell>
          <table:table-cell table:formula="of:=IF([.U9]=&quot;x&quot;;&quot;x&quot;;IF([.U9]=&quot;-&quot;;&quot;-&quot;;&quot;&quot;))">
            <text:p/>
          </table:table-cell>
          <table:table-cell table:formula="of:=IF([.V9]=&quot;x&quot;;&quot;x&quot;;IF([.V9]=&quot;-&quot;;&quot;-&quot;;&quot;&quot;))">
            <text:p/>
          </table:table-cell>
          <table:table-cell table:formula="of:=IF([.W9]=&quot;x&quot;;&quot;x&quot;;IF([.W9]=&quot;-&quot;;&quot;-&quot;;&quot;&quot;))">
            <text:p/>
          </table:table-cell>
          <table:table-cell table:formula="of:=IF([.X9]=&quot;x&quot;;&quot;x&quot;;IF([.X9]=&quot;-&quot;;&quot;-&quot;;&quot;&quot;))">
            <text:p/>
          </table:table-cell>
          <table:table-cell table:formula="of:=IF([.Y9]=&quot;x&quot;;&quot;x&quot;;IF([.Y9]=&quot;-&quot;;&quot;-&quot;;&quot;&quot;))">
            <text:p/>
          </table:table-cell>
          <table:table-cell table:formula="of:=IF([.Z9]=&quot;x&quot;;&quot;x&quot;;IF([.Z9]=&quot;-&quot;;&quot;-&quot;;&quot;&quot;))">
            <text:p/>
          </table:table-cell>
          <table:table-cell table:formula="of:=IF([.AA9]=&quot;x&quot;;&quot;x&quot;;IF([.AA9]=&quot;-&quot;;&quot;-&quot;;&quot;&quot;))">
            <text:p/>
          </table:table-cell>
          <table:table-cell table:formula="of:=IF([.AB9]=&quot;x&quot;;&quot;x&quot;;IF([.AB9]=&quot;-&quot;;&quot;-&quot;;&quot;&quot;))">
            <text:p/>
          </table:table-cell>
          <table:table-cell table:formula="of:=IF([.AC9]=&quot;x&quot;;&quot;x&quot;;IF([.AC9]=&quot;-&quot;;&quot;-&quot;;&quot;&quot;))">
            <text:p/>
          </table:table-cell>
          <table:table-cell table:formula="of:=IF([.AD9]=&quot;x&quot;;&quot;x&quot;;IF([.AD9]=&quot;-&quot;;&quot;-&quot;;&quot;&quot;))">
            <text:p/>
          </table:table-cell>
          <table:table-cell table:formula="of:=IF([.AE9]=&quot;x&quot;;&quot;x&quot;;IF([.AE9]=&quot;-&quot;;&quot;-&quot;;&quot;&quot;))">
            <text:p/>
          </table:table-cell>
          <table:table-cell table:formula="of:=IF([.AF9]=&quot;x&quot;;&quot;x&quot;;IF([.AF9]=&quot;-&quot;;&quot;-&quot;;&quot;&quot;))">
            <text:p/>
          </table:table-cell>
          <table:table-cell table:formula="of:=IF([.AG9]=&quot;x&quot;;&quot;x&quot;;IF([.AG9]=&quot;-&quot;;&quot;-&quot;;&quot;&quot;))">
            <text:p/>
          </table:table-cell>
          <table:table-cell table:formula="of:=IF([.AH9]=&quot;x&quot;;&quot;x&quot;;IF([.AH9]=&quot;-&quot;;&quot;-&quot;;&quot;&quot;))">
            <text:p/>
          </table:table-cell>
          <table:table-cell table:formula="of:=IF([.AI9]=&quot;x&quot;;&quot;x&quot;;IF([.AI9]=&quot;-&quot;;&quot;-&quot;;&quot;&quot;))">
            <text:p/>
          </table:table-cell>
          <table:table-cell table:formula="of:=IF([.AJ9]=&quot;x&quot;;&quot;x&quot;;IF([.AJ9]=&quot;-&quot;;&quot;-&quot;;&quot;&quot;))">
            <text:p/>
          </table:table-cell>
          <table:table-cell table:formula="of:=IF([.AK9]=&quot;x&quot;;&quot;x&quot;;IF([.AK9]=&quot;-&quot;;&quot;-&quot;;&quot;&quot;))">
            <text:p/>
          </table:table-cell>
          <table:table-cell table:formula="of:=IF([.AL9]=&quot;x&quot;;&quot;x&quot;;IF([.AL9]=&quot;-&quot;;&quot;-&quot;;&quot;&quot;))">
            <text:p/>
          </table:table-cell>
          <table:table-cell table:formula="of:=IF([.AM9]=&quot;x&quot;;&quot;x&quot;;IF([.AM9]=&quot;-&quot;;&quot;-&quot;;&quot;&quot;))">
            <text:p/>
          </table:table-cell>
          <table:table-cell table:formula="of:=IF([.AN9]=&quot;x&quot;;&quot;x&quot;;IF([.AN9]=&quot;-&quot;;&quot;-&quot;;&quot;&quot;))">
            <text:p/>
          </table:table-cell>
          <table:table-cell table:formula="of:=IF([.AO9]=&quot;x&quot;;&quot;x&quot;;IF([.AO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ST009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9" calcext:value-type="float">
            <text:p>9</text:p>
          </table:table-cell>
          <table:table-cell table:style-name="ce14" table:content-validation-name="val5" office:value-type="float" office:value="45" calcext:value-type="float">
            <text:p>45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80" calcext:value-type="float">
            <text:p>18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0]=&quot;x&quot;;&quot;x&quot;;IF([.R10]=&quot;-&quot;;&quot;-&quot;;&quot;&quot;))" office:value-type="string" office:string-value="x" calcext:value-type="string">
            <text:p>x</text:p>
          </table:table-cell>
          <table:table-cell table:formula="of:=IF([.S10]=&quot;x&quot;;&quot;x&quot;;IF([.S10]=&quot;-&quot;;&quot;-&quot;;&quot;&quot;))">
            <text:p/>
          </table:table-cell>
          <table:table-cell table:formula="of:=IF([.T10]=&quot;x&quot;;&quot;x&quot;;IF([.T10]=&quot;-&quot;;&quot;-&quot;;&quot;&quot;))">
            <text:p/>
          </table:table-cell>
          <table:table-cell table:formula="of:=IF([.U10]=&quot;x&quot;;&quot;x&quot;;IF([.U10]=&quot;-&quot;;&quot;-&quot;;&quot;&quot;))">
            <text:p/>
          </table:table-cell>
          <table:table-cell table:formula="of:=IF([.V10]=&quot;x&quot;;&quot;x&quot;;IF([.V10]=&quot;-&quot;;&quot;-&quot;;&quot;&quot;))">
            <text:p/>
          </table:table-cell>
          <table:table-cell table:formula="of:=IF([.W10]=&quot;x&quot;;&quot;x&quot;;IF([.W10]=&quot;-&quot;;&quot;-&quot;;&quot;&quot;))">
            <text:p/>
          </table:table-cell>
          <table:table-cell table:formula="of:=IF([.X10]=&quot;x&quot;;&quot;x&quot;;IF([.X10]=&quot;-&quot;;&quot;-&quot;;&quot;&quot;))">
            <text:p/>
          </table:table-cell>
          <table:table-cell table:formula="of:=IF([.Y10]=&quot;x&quot;;&quot;x&quot;;IF([.Y10]=&quot;-&quot;;&quot;-&quot;;&quot;&quot;))">
            <text:p/>
          </table:table-cell>
          <table:table-cell table:formula="of:=IF([.Z10]=&quot;x&quot;;&quot;x&quot;;IF([.Z10]=&quot;-&quot;;&quot;-&quot;;&quot;&quot;))">
            <text:p/>
          </table:table-cell>
          <table:table-cell table:formula="of:=IF([.AA10]=&quot;x&quot;;&quot;x&quot;;IF([.AA10]=&quot;-&quot;;&quot;-&quot;;&quot;&quot;))">
            <text:p/>
          </table:table-cell>
          <table:table-cell table:formula="of:=IF([.AB10]=&quot;x&quot;;&quot;x&quot;;IF([.AB10]=&quot;-&quot;;&quot;-&quot;;&quot;&quot;))">
            <text:p/>
          </table:table-cell>
          <table:table-cell table:formula="of:=IF([.AC10]=&quot;x&quot;;&quot;x&quot;;IF([.AC10]=&quot;-&quot;;&quot;-&quot;;&quot;&quot;))">
            <text:p/>
          </table:table-cell>
          <table:table-cell table:formula="of:=IF([.AD10]=&quot;x&quot;;&quot;x&quot;;IF([.AD10]=&quot;-&quot;;&quot;-&quot;;&quot;&quot;))">
            <text:p/>
          </table:table-cell>
          <table:table-cell table:formula="of:=IF([.AE10]=&quot;x&quot;;&quot;x&quot;;IF([.AE10]=&quot;-&quot;;&quot;-&quot;;&quot;&quot;))">
            <text:p/>
          </table:table-cell>
          <table:table-cell table:formula="of:=IF([.AF10]=&quot;x&quot;;&quot;x&quot;;IF([.AF10]=&quot;-&quot;;&quot;-&quot;;&quot;&quot;))">
            <text:p/>
          </table:table-cell>
          <table:table-cell table:formula="of:=IF([.AG10]=&quot;x&quot;;&quot;x&quot;;IF([.AG10]=&quot;-&quot;;&quot;-&quot;;&quot;&quot;))">
            <text:p/>
          </table:table-cell>
          <table:table-cell table:formula="of:=IF([.AH10]=&quot;x&quot;;&quot;x&quot;;IF([.AH10]=&quot;-&quot;;&quot;-&quot;;&quot;&quot;))">
            <text:p/>
          </table:table-cell>
          <table:table-cell table:formula="of:=IF([.AI10]=&quot;x&quot;;&quot;x&quot;;IF([.AI10]=&quot;-&quot;;&quot;-&quot;;&quot;&quot;))">
            <text:p/>
          </table:table-cell>
          <table:table-cell table:formula="of:=IF([.AJ10]=&quot;x&quot;;&quot;x&quot;;IF([.AJ10]=&quot;-&quot;;&quot;-&quot;;&quot;&quot;))">
            <text:p/>
          </table:table-cell>
          <table:table-cell table:formula="of:=IF([.AK10]=&quot;x&quot;;&quot;x&quot;;IF([.AK10]=&quot;-&quot;;&quot;-&quot;;&quot;&quot;))">
            <text:p/>
          </table:table-cell>
          <table:table-cell table:formula="of:=IF([.AL10]=&quot;x&quot;;&quot;x&quot;;IF([.AL10]=&quot;-&quot;;&quot;-&quot;;&quot;&quot;))">
            <text:p/>
          </table:table-cell>
          <table:table-cell table:formula="of:=IF([.AM10]=&quot;x&quot;;&quot;x&quot;;IF([.AM10]=&quot;-&quot;;&quot;-&quot;;&quot;&quot;))">
            <text:p/>
          </table:table-cell>
          <table:table-cell table:formula="of:=IF([.AN10]=&quot;x&quot;;&quot;x&quot;;IF([.AN10]=&quot;-&quot;;&quot;-&quot;;&quot;&quot;))">
            <text:p/>
          </table:table-cell>
          <table:table-cell table:formula="of:=IF([.AO10]=&quot;x&quot;;&quot;x&quot;;IF([.AO1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TST010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0" calcext:value-type="float">
            <text:p>10</text:p>
          </table:table-cell>
          <table:table-cell table:style-name="ce14" table:content-validation-name="val5" office:value-type="float" office:value="50" calcext:value-type="float">
            <text:p>5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/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200" calcext:value-type="float">
            <text:p>20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1]=&quot;x&quot;;&quot;x&quot;;IF([.R11]=&quot;-&quot;;&quot;-&quot;;&quot;&quot;))" office:value-type="string" office:string-value="x" calcext:value-type="string">
            <text:p>x</text:p>
          </table:table-cell>
          <table:table-cell table:formula="of:=IF([.S11]=&quot;x&quot;;&quot;x&quot;;IF([.S11]=&quot;-&quot;;&quot;-&quot;;&quot;&quot;))">
            <text:p/>
          </table:table-cell>
          <table:table-cell table:formula="of:=IF([.T11]=&quot;x&quot;;&quot;x&quot;;IF([.T11]=&quot;-&quot;;&quot;-&quot;;&quot;&quot;))">
            <text:p/>
          </table:table-cell>
          <table:table-cell table:formula="of:=IF([.U11]=&quot;x&quot;;&quot;x&quot;;IF([.U11]=&quot;-&quot;;&quot;-&quot;;&quot;&quot;))">
            <text:p/>
          </table:table-cell>
          <table:table-cell table:formula="of:=IF([.V11]=&quot;x&quot;;&quot;x&quot;;IF([.V11]=&quot;-&quot;;&quot;-&quot;;&quot;&quot;))">
            <text:p/>
          </table:table-cell>
          <table:table-cell table:formula="of:=IF([.W11]=&quot;x&quot;;&quot;x&quot;;IF([.W11]=&quot;-&quot;;&quot;-&quot;;&quot;&quot;))">
            <text:p/>
          </table:table-cell>
          <table:table-cell table:formula="of:=IF([.X11]=&quot;x&quot;;&quot;x&quot;;IF([.X11]=&quot;-&quot;;&quot;-&quot;;&quot;&quot;))">
            <text:p/>
          </table:table-cell>
          <table:table-cell table:formula="of:=IF([.Y11]=&quot;x&quot;;&quot;x&quot;;IF([.Y11]=&quot;-&quot;;&quot;-&quot;;&quot;&quot;))">
            <text:p/>
          </table:table-cell>
          <table:table-cell table:formula="of:=IF([.Z11]=&quot;x&quot;;&quot;x&quot;;IF([.Z11]=&quot;-&quot;;&quot;-&quot;;&quot;&quot;))">
            <text:p/>
          </table:table-cell>
          <table:table-cell table:formula="of:=IF([.AA11]=&quot;x&quot;;&quot;x&quot;;IF([.AA11]=&quot;-&quot;;&quot;-&quot;;&quot;&quot;))">
            <text:p/>
          </table:table-cell>
          <table:table-cell table:formula="of:=IF([.AB11]=&quot;x&quot;;&quot;x&quot;;IF([.AB11]=&quot;-&quot;;&quot;-&quot;;&quot;&quot;))">
            <text:p/>
          </table:table-cell>
          <table:table-cell table:formula="of:=IF([.AC11]=&quot;x&quot;;&quot;x&quot;;IF([.AC11]=&quot;-&quot;;&quot;-&quot;;&quot;&quot;))">
            <text:p/>
          </table:table-cell>
          <table:table-cell table:formula="of:=IF([.AD11]=&quot;x&quot;;&quot;x&quot;;IF([.AD11]=&quot;-&quot;;&quot;-&quot;;&quot;&quot;))">
            <text:p/>
          </table:table-cell>
          <table:table-cell table:formula="of:=IF([.AE11]=&quot;x&quot;;&quot;x&quot;;IF([.AE11]=&quot;-&quot;;&quot;-&quot;;&quot;&quot;))">
            <text:p/>
          </table:table-cell>
          <table:table-cell table:formula="of:=IF([.AF11]=&quot;x&quot;;&quot;x&quot;;IF([.AF11]=&quot;-&quot;;&quot;-&quot;;&quot;&quot;))">
            <text:p/>
          </table:table-cell>
          <table:table-cell table:formula="of:=IF([.AG11]=&quot;x&quot;;&quot;x&quot;;IF([.AG11]=&quot;-&quot;;&quot;-&quot;;&quot;&quot;))">
            <text:p/>
          </table:table-cell>
          <table:table-cell table:formula="of:=IF([.AH11]=&quot;x&quot;;&quot;x&quot;;IF([.AH11]=&quot;-&quot;;&quot;-&quot;;&quot;&quot;))">
            <text:p/>
          </table:table-cell>
          <table:table-cell table:formula="of:=IF([.AI11]=&quot;x&quot;;&quot;x&quot;;IF([.AI11]=&quot;-&quot;;&quot;-&quot;;&quot;&quot;))">
            <text:p/>
          </table:table-cell>
          <table:table-cell table:formula="of:=IF([.AJ11]=&quot;x&quot;;&quot;x&quot;;IF([.AJ11]=&quot;-&quot;;&quot;-&quot;;&quot;&quot;))">
            <text:p/>
          </table:table-cell>
          <table:table-cell table:formula="of:=IF([.AK11]=&quot;x&quot;;&quot;x&quot;;IF([.AK11]=&quot;-&quot;;&quot;-&quot;;&quot;&quot;))">
            <text:p/>
          </table:table-cell>
          <table:table-cell table:formula="of:=IF([.AL11]=&quot;x&quot;;&quot;x&quot;;IF([.AL11]=&quot;-&quot;;&quot;-&quot;;&quot;&quot;))">
            <text:p/>
          </table:table-cell>
          <table:table-cell table:formula="of:=IF([.AM11]=&quot;x&quot;;&quot;x&quot;;IF([.AM11]=&quot;-&quot;;&quot;-&quot;;&quot;&quot;))">
            <text:p/>
          </table:table-cell>
          <table:table-cell table:formula="of:=IF([.AN11]=&quot;x&quot;;&quot;x&quot;;IF([.AN11]=&quot;-&quot;;&quot;-&quot;;&quot;&quot;))">
            <text:p/>
          </table:table-cell>
          <table:table-cell table:formula="of:=IF([.AO11]=&quot;x&quot;;&quot;x&quot;;IF([.AO1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TST011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1" calcext:value-type="float">
            <text:p>11</text:p>
          </table:table-cell>
          <table:table-cell table:style-name="ce14" table:content-validation-name="val5" office:value-type="float" office:value="55" calcext:value-type="float">
            <text:p>55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220" calcext:value-type="float">
            <text:p>2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2]=&quot;x&quot;;&quot;x&quot;;IF([.R12]=&quot;-&quot;;&quot;-&quot;;&quot;&quot;))" office:value-type="string" office:string-value="x" calcext:value-type="string">
            <text:p>x</text:p>
          </table:table-cell>
          <table:table-cell table:formula="of:=IF([.S12]=&quot;x&quot;;&quot;x&quot;;IF([.S12]=&quot;-&quot;;&quot;-&quot;;&quot;&quot;))">
            <text:p/>
          </table:table-cell>
          <table:table-cell table:formula="of:=IF([.T12]=&quot;x&quot;;&quot;x&quot;;IF([.T12]=&quot;-&quot;;&quot;-&quot;;&quot;&quot;))">
            <text:p/>
          </table:table-cell>
          <table:table-cell table:formula="of:=IF([.U12]=&quot;x&quot;;&quot;x&quot;;IF([.U12]=&quot;-&quot;;&quot;-&quot;;&quot;&quot;))">
            <text:p/>
          </table:table-cell>
          <table:table-cell table:formula="of:=IF([.V12]=&quot;x&quot;;&quot;x&quot;;IF([.V12]=&quot;-&quot;;&quot;-&quot;;&quot;&quot;))">
            <text:p/>
          </table:table-cell>
          <table:table-cell table:formula="of:=IF([.W12]=&quot;x&quot;;&quot;x&quot;;IF([.W12]=&quot;-&quot;;&quot;-&quot;;&quot;&quot;))">
            <text:p/>
          </table:table-cell>
          <table:table-cell table:formula="of:=IF([.X12]=&quot;x&quot;;&quot;x&quot;;IF([.X12]=&quot;-&quot;;&quot;-&quot;;&quot;&quot;))">
            <text:p/>
          </table:table-cell>
          <table:table-cell table:formula="of:=IF([.Y12]=&quot;x&quot;;&quot;x&quot;;IF([.Y12]=&quot;-&quot;;&quot;-&quot;;&quot;&quot;))">
            <text:p/>
          </table:table-cell>
          <table:table-cell table:formula="of:=IF([.Z12]=&quot;x&quot;;&quot;x&quot;;IF([.Z12]=&quot;-&quot;;&quot;-&quot;;&quot;&quot;))">
            <text:p/>
          </table:table-cell>
          <table:table-cell table:formula="of:=IF([.AA12]=&quot;x&quot;;&quot;x&quot;;IF([.AA12]=&quot;-&quot;;&quot;-&quot;;&quot;&quot;))">
            <text:p/>
          </table:table-cell>
          <table:table-cell table:formula="of:=IF([.AB12]=&quot;x&quot;;&quot;x&quot;;IF([.AB12]=&quot;-&quot;;&quot;-&quot;;&quot;&quot;))">
            <text:p/>
          </table:table-cell>
          <table:table-cell table:formula="of:=IF([.AC12]=&quot;x&quot;;&quot;x&quot;;IF([.AC12]=&quot;-&quot;;&quot;-&quot;;&quot;&quot;))">
            <text:p/>
          </table:table-cell>
          <table:table-cell table:formula="of:=IF([.AD12]=&quot;x&quot;;&quot;x&quot;;IF([.AD12]=&quot;-&quot;;&quot;-&quot;;&quot;&quot;))">
            <text:p/>
          </table:table-cell>
          <table:table-cell table:formula="of:=IF([.AE12]=&quot;x&quot;;&quot;x&quot;;IF([.AE12]=&quot;-&quot;;&quot;-&quot;;&quot;&quot;))">
            <text:p/>
          </table:table-cell>
          <table:table-cell table:formula="of:=IF([.AF12]=&quot;x&quot;;&quot;x&quot;;IF([.AF12]=&quot;-&quot;;&quot;-&quot;;&quot;&quot;))">
            <text:p/>
          </table:table-cell>
          <table:table-cell table:formula="of:=IF([.AG12]=&quot;x&quot;;&quot;x&quot;;IF([.AG12]=&quot;-&quot;;&quot;-&quot;;&quot;&quot;))">
            <text:p/>
          </table:table-cell>
          <table:table-cell table:formula="of:=IF([.AH12]=&quot;x&quot;;&quot;x&quot;;IF([.AH12]=&quot;-&quot;;&quot;-&quot;;&quot;&quot;))">
            <text:p/>
          </table:table-cell>
          <table:table-cell table:formula="of:=IF([.AI12]=&quot;x&quot;;&quot;x&quot;;IF([.AI12]=&quot;-&quot;;&quot;-&quot;;&quot;&quot;))">
            <text:p/>
          </table:table-cell>
          <table:table-cell table:formula="of:=IF([.AJ12]=&quot;x&quot;;&quot;x&quot;;IF([.AJ12]=&quot;-&quot;;&quot;-&quot;;&quot;&quot;))">
            <text:p/>
          </table:table-cell>
          <table:table-cell table:formula="of:=IF([.AK12]=&quot;x&quot;;&quot;x&quot;;IF([.AK12]=&quot;-&quot;;&quot;-&quot;;&quot;&quot;))">
            <text:p/>
          </table:table-cell>
          <table:table-cell table:formula="of:=IF([.AL12]=&quot;x&quot;;&quot;x&quot;;IF([.AL12]=&quot;-&quot;;&quot;-&quot;;&quot;&quot;))">
            <text:p/>
          </table:table-cell>
          <table:table-cell table:formula="of:=IF([.AM12]=&quot;x&quot;;&quot;x&quot;;IF([.AM12]=&quot;-&quot;;&quot;-&quot;;&quot;&quot;))">
            <text:p/>
          </table:table-cell>
          <table:table-cell table:formula="of:=IF([.AN12]=&quot;x&quot;;&quot;x&quot;;IF([.AN12]=&quot;-&quot;;&quot;-&quot;;&quot;&quot;))">
            <text:p/>
          </table:table-cell>
          <table:table-cell table:formula="of:=IF([.AO12]=&quot;x&quot;;&quot;x&quot;;IF([.AO1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TST012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2" calcext:value-type="float">
            <text:p>12</text:p>
          </table:table-cell>
          <table:table-cell table:style-name="ce14" table:content-validation-name="val5" office:value-type="float" office:value="60" calcext:value-type="float">
            <text:p>6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/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240" calcext:value-type="float">
            <text:p>24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3]=&quot;x&quot;;&quot;x&quot;;IF([.R13]=&quot;-&quot;;&quot;-&quot;;&quot;&quot;))" office:value-type="string" office:string-value="x" calcext:value-type="string">
            <text:p>x</text:p>
          </table:table-cell>
          <table:table-cell table:formula="of:=IF([.S13]=&quot;x&quot;;&quot;x&quot;;IF([.S13]=&quot;-&quot;;&quot;-&quot;;&quot;&quot;))">
            <text:p/>
          </table:table-cell>
          <table:table-cell table:formula="of:=IF([.T13]=&quot;x&quot;;&quot;x&quot;;IF([.T13]=&quot;-&quot;;&quot;-&quot;;&quot;&quot;))">
            <text:p/>
          </table:table-cell>
          <table:table-cell table:formula="of:=IF([.U13]=&quot;x&quot;;&quot;x&quot;;IF([.U13]=&quot;-&quot;;&quot;-&quot;;&quot;&quot;))">
            <text:p/>
          </table:table-cell>
          <table:table-cell table:formula="of:=IF([.V13]=&quot;x&quot;;&quot;x&quot;;IF([.V13]=&quot;-&quot;;&quot;-&quot;;&quot;&quot;))">
            <text:p/>
          </table:table-cell>
          <table:table-cell table:formula="of:=IF([.W13]=&quot;x&quot;;&quot;x&quot;;IF([.W13]=&quot;-&quot;;&quot;-&quot;;&quot;&quot;))">
            <text:p/>
          </table:table-cell>
          <table:table-cell table:formula="of:=IF([.X13]=&quot;x&quot;;&quot;x&quot;;IF([.X13]=&quot;-&quot;;&quot;-&quot;;&quot;&quot;))">
            <text:p/>
          </table:table-cell>
          <table:table-cell table:formula="of:=IF([.Y13]=&quot;x&quot;;&quot;x&quot;;IF([.Y13]=&quot;-&quot;;&quot;-&quot;;&quot;&quot;))">
            <text:p/>
          </table:table-cell>
          <table:table-cell table:formula="of:=IF([.Z13]=&quot;x&quot;;&quot;x&quot;;IF([.Z13]=&quot;-&quot;;&quot;-&quot;;&quot;&quot;))">
            <text:p/>
          </table:table-cell>
          <table:table-cell table:formula="of:=IF([.AA13]=&quot;x&quot;;&quot;x&quot;;IF([.AA13]=&quot;-&quot;;&quot;-&quot;;&quot;&quot;))">
            <text:p/>
          </table:table-cell>
          <table:table-cell table:formula="of:=IF([.AB13]=&quot;x&quot;;&quot;x&quot;;IF([.AB13]=&quot;-&quot;;&quot;-&quot;;&quot;&quot;))">
            <text:p/>
          </table:table-cell>
          <table:table-cell table:formula="of:=IF([.AC13]=&quot;x&quot;;&quot;x&quot;;IF([.AC13]=&quot;-&quot;;&quot;-&quot;;&quot;&quot;))">
            <text:p/>
          </table:table-cell>
          <table:table-cell table:formula="of:=IF([.AD13]=&quot;x&quot;;&quot;x&quot;;IF([.AD13]=&quot;-&quot;;&quot;-&quot;;&quot;&quot;))">
            <text:p/>
          </table:table-cell>
          <table:table-cell table:formula="of:=IF([.AE13]=&quot;x&quot;;&quot;x&quot;;IF([.AE13]=&quot;-&quot;;&quot;-&quot;;&quot;&quot;))">
            <text:p/>
          </table:table-cell>
          <table:table-cell table:formula="of:=IF([.AF13]=&quot;x&quot;;&quot;x&quot;;IF([.AF13]=&quot;-&quot;;&quot;-&quot;;&quot;&quot;))">
            <text:p/>
          </table:table-cell>
          <table:table-cell table:formula="of:=IF([.AG13]=&quot;x&quot;;&quot;x&quot;;IF([.AG13]=&quot;-&quot;;&quot;-&quot;;&quot;&quot;))">
            <text:p/>
          </table:table-cell>
          <table:table-cell table:formula="of:=IF([.AH13]=&quot;x&quot;;&quot;x&quot;;IF([.AH13]=&quot;-&quot;;&quot;-&quot;;&quot;&quot;))">
            <text:p/>
          </table:table-cell>
          <table:table-cell table:formula="of:=IF([.AI13]=&quot;x&quot;;&quot;x&quot;;IF([.AI13]=&quot;-&quot;;&quot;-&quot;;&quot;&quot;))">
            <text:p/>
          </table:table-cell>
          <table:table-cell table:formula="of:=IF([.AJ13]=&quot;x&quot;;&quot;x&quot;;IF([.AJ13]=&quot;-&quot;;&quot;-&quot;;&quot;&quot;))">
            <text:p/>
          </table:table-cell>
          <table:table-cell table:formula="of:=IF([.AK13]=&quot;x&quot;;&quot;x&quot;;IF([.AK13]=&quot;-&quot;;&quot;-&quot;;&quot;&quot;))">
            <text:p/>
          </table:table-cell>
          <table:table-cell table:formula="of:=IF([.AL13]=&quot;x&quot;;&quot;x&quot;;IF([.AL13]=&quot;-&quot;;&quot;-&quot;;&quot;&quot;))">
            <text:p/>
          </table:table-cell>
          <table:table-cell table:formula="of:=IF([.AM13]=&quot;x&quot;;&quot;x&quot;;IF([.AM13]=&quot;-&quot;;&quot;-&quot;;&quot;&quot;))">
            <text:p/>
          </table:table-cell>
          <table:table-cell table:formula="of:=IF([.AN13]=&quot;x&quot;;&quot;x&quot;;IF([.AN13]=&quot;-&quot;;&quot;-&quot;;&quot;&quot;))">
            <text:p/>
          </table:table-cell>
          <table:table-cell table:formula="of:=IF([.AO13]=&quot;x&quot;;&quot;x&quot;;IF([.AO1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TST013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3" calcext:value-type="float">
            <text:p>13</text:p>
          </table:table-cell>
          <table:table-cell table:style-name="ce15" table:number-columns-repeated="3"/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10" calcext:value-type="float">
            <text:p>1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260" calcext:value-type="float">
            <text:p>26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14]=&quot;x&quot;;&quot;x&quot;;IF([.R14]=&quot;-&quot;;&quot;-&quot;;&quot;&quot;))">
            <text:p/>
          </table:table-cell>
          <table:table-cell table:formula="of:=IF([.S14]=&quot;x&quot;;&quot;x&quot;;IF([.S14]=&quot;-&quot;;&quot;-&quot;;&quot;&quot;))" office:value-type="string" office:string-value="x" calcext:value-type="string">
            <text:p>x</text:p>
          </table:table-cell>
          <table:table-cell table:formula="of:=IF([.T14]=&quot;x&quot;;&quot;x&quot;;IF([.T14]=&quot;-&quot;;&quot;-&quot;;&quot;&quot;))">
            <text:p/>
          </table:table-cell>
          <table:table-cell table:formula="of:=IF([.U14]=&quot;x&quot;;&quot;x&quot;;IF([.U14]=&quot;-&quot;;&quot;-&quot;;&quot;&quot;))">
            <text:p/>
          </table:table-cell>
          <table:table-cell table:formula="of:=IF([.V14]=&quot;x&quot;;&quot;x&quot;;IF([.V14]=&quot;-&quot;;&quot;-&quot;;&quot;&quot;))">
            <text:p/>
          </table:table-cell>
          <table:table-cell table:formula="of:=IF([.W14]=&quot;x&quot;;&quot;x&quot;;IF([.W14]=&quot;-&quot;;&quot;-&quot;;&quot;&quot;))">
            <text:p/>
          </table:table-cell>
          <table:table-cell table:formula="of:=IF([.X14]=&quot;x&quot;;&quot;x&quot;;IF([.X14]=&quot;-&quot;;&quot;-&quot;;&quot;&quot;))">
            <text:p/>
          </table:table-cell>
          <table:table-cell table:formula="of:=IF([.Y14]=&quot;x&quot;;&quot;x&quot;;IF([.Y14]=&quot;-&quot;;&quot;-&quot;;&quot;&quot;))">
            <text:p/>
          </table:table-cell>
          <table:table-cell table:formula="of:=IF([.Z14]=&quot;x&quot;;&quot;x&quot;;IF([.Z14]=&quot;-&quot;;&quot;-&quot;;&quot;&quot;))">
            <text:p/>
          </table:table-cell>
          <table:table-cell table:formula="of:=IF([.AA14]=&quot;x&quot;;&quot;x&quot;;IF([.AA14]=&quot;-&quot;;&quot;-&quot;;&quot;&quot;))">
            <text:p/>
          </table:table-cell>
          <table:table-cell table:formula="of:=IF([.AB14]=&quot;x&quot;;&quot;x&quot;;IF([.AB14]=&quot;-&quot;;&quot;-&quot;;&quot;&quot;))">
            <text:p/>
          </table:table-cell>
          <table:table-cell table:formula="of:=IF([.AC14]=&quot;x&quot;;&quot;x&quot;;IF([.AC14]=&quot;-&quot;;&quot;-&quot;;&quot;&quot;))">
            <text:p/>
          </table:table-cell>
          <table:table-cell table:formula="of:=IF([.AD14]=&quot;x&quot;;&quot;x&quot;;IF([.AD14]=&quot;-&quot;;&quot;-&quot;;&quot;&quot;))">
            <text:p/>
          </table:table-cell>
          <table:table-cell table:formula="of:=IF([.AE14]=&quot;x&quot;;&quot;x&quot;;IF([.AE14]=&quot;-&quot;;&quot;-&quot;;&quot;&quot;))">
            <text:p/>
          </table:table-cell>
          <table:table-cell table:formula="of:=IF([.AF14]=&quot;x&quot;;&quot;x&quot;;IF([.AF14]=&quot;-&quot;;&quot;-&quot;;&quot;&quot;))">
            <text:p/>
          </table:table-cell>
          <table:table-cell table:formula="of:=IF([.AG14]=&quot;x&quot;;&quot;x&quot;;IF([.AG14]=&quot;-&quot;;&quot;-&quot;;&quot;&quot;))">
            <text:p/>
          </table:table-cell>
          <table:table-cell table:formula="of:=IF([.AH14]=&quot;x&quot;;&quot;x&quot;;IF([.AH14]=&quot;-&quot;;&quot;-&quot;;&quot;&quot;))">
            <text:p/>
          </table:table-cell>
          <table:table-cell table:formula="of:=IF([.AI14]=&quot;x&quot;;&quot;x&quot;;IF([.AI14]=&quot;-&quot;;&quot;-&quot;;&quot;&quot;))">
            <text:p/>
          </table:table-cell>
          <table:table-cell table:formula="of:=IF([.AJ14]=&quot;x&quot;;&quot;x&quot;;IF([.AJ14]=&quot;-&quot;;&quot;-&quot;;&quot;&quot;))">
            <text:p/>
          </table:table-cell>
          <table:table-cell table:formula="of:=IF([.AK14]=&quot;x&quot;;&quot;x&quot;;IF([.AK14]=&quot;-&quot;;&quot;-&quot;;&quot;&quot;))">
            <text:p/>
          </table:table-cell>
          <table:table-cell table:formula="of:=IF([.AL14]=&quot;x&quot;;&quot;x&quot;;IF([.AL14]=&quot;-&quot;;&quot;-&quot;;&quot;&quot;))">
            <text:p/>
          </table:table-cell>
          <table:table-cell table:formula="of:=IF([.AM14]=&quot;x&quot;;&quot;x&quot;;IF([.AM14]=&quot;-&quot;;&quot;-&quot;;&quot;&quot;))">
            <text:p/>
          </table:table-cell>
          <table:table-cell table:formula="of:=IF([.AN14]=&quot;x&quot;;&quot;x&quot;;IF([.AN14]=&quot;-&quot;;&quot;-&quot;;&quot;&quot;))">
            <text:p/>
          </table:table-cell>
          <table:table-cell table:formula="of:=IF([.AO14]=&quot;x&quot;;&quot;x&quot;;IF([.AO1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TST014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4" calcext:value-type="float">
            <text:p>14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5" calcext:value-type="float">
            <text:p>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280" calcext:value-type="float">
            <text:p>2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15]=&quot;x&quot;;&quot;x&quot;;IF([.R15]=&quot;-&quot;;&quot;-&quot;;&quot;&quot;))">
            <text:p/>
          </table:table-cell>
          <table:table-cell table:formula="of:=IF([.S15]=&quot;x&quot;;&quot;x&quot;;IF([.S15]=&quot;-&quot;;&quot;-&quot;;&quot;&quot;))" office:value-type="string" office:string-value="x" calcext:value-type="string">
            <text:p>x</text:p>
          </table:table-cell>
          <table:table-cell table:formula="of:=IF([.T15]=&quot;x&quot;;&quot;x&quot;;IF([.T15]=&quot;-&quot;;&quot;-&quot;;&quot;&quot;))">
            <text:p/>
          </table:table-cell>
          <table:table-cell table:formula="of:=IF([.U15]=&quot;x&quot;;&quot;x&quot;;IF([.U15]=&quot;-&quot;;&quot;-&quot;;&quot;&quot;))">
            <text:p/>
          </table:table-cell>
          <table:table-cell table:formula="of:=IF([.V15]=&quot;x&quot;;&quot;x&quot;;IF([.V15]=&quot;-&quot;;&quot;-&quot;;&quot;&quot;))">
            <text:p/>
          </table:table-cell>
          <table:table-cell table:formula="of:=IF([.W15]=&quot;x&quot;;&quot;x&quot;;IF([.W15]=&quot;-&quot;;&quot;-&quot;;&quot;&quot;))">
            <text:p/>
          </table:table-cell>
          <table:table-cell table:formula="of:=IF([.X15]=&quot;x&quot;;&quot;x&quot;;IF([.X15]=&quot;-&quot;;&quot;-&quot;;&quot;&quot;))">
            <text:p/>
          </table:table-cell>
          <table:table-cell table:formula="of:=IF([.Y15]=&quot;x&quot;;&quot;x&quot;;IF([.Y15]=&quot;-&quot;;&quot;-&quot;;&quot;&quot;))">
            <text:p/>
          </table:table-cell>
          <table:table-cell table:formula="of:=IF([.Z15]=&quot;x&quot;;&quot;x&quot;;IF([.Z15]=&quot;-&quot;;&quot;-&quot;;&quot;&quot;))">
            <text:p/>
          </table:table-cell>
          <table:table-cell table:formula="of:=IF([.AA15]=&quot;x&quot;;&quot;x&quot;;IF([.AA15]=&quot;-&quot;;&quot;-&quot;;&quot;&quot;))">
            <text:p/>
          </table:table-cell>
          <table:table-cell table:formula="of:=IF([.AB15]=&quot;x&quot;;&quot;x&quot;;IF([.AB15]=&quot;-&quot;;&quot;-&quot;;&quot;&quot;))">
            <text:p/>
          </table:table-cell>
          <table:table-cell table:formula="of:=IF([.AC15]=&quot;x&quot;;&quot;x&quot;;IF([.AC15]=&quot;-&quot;;&quot;-&quot;;&quot;&quot;))">
            <text:p/>
          </table:table-cell>
          <table:table-cell table:formula="of:=IF([.AD15]=&quot;x&quot;;&quot;x&quot;;IF([.AD15]=&quot;-&quot;;&quot;-&quot;;&quot;&quot;))">
            <text:p/>
          </table:table-cell>
          <table:table-cell table:formula="of:=IF([.AE15]=&quot;x&quot;;&quot;x&quot;;IF([.AE15]=&quot;-&quot;;&quot;-&quot;;&quot;&quot;))">
            <text:p/>
          </table:table-cell>
          <table:table-cell table:formula="of:=IF([.AF15]=&quot;x&quot;;&quot;x&quot;;IF([.AF15]=&quot;-&quot;;&quot;-&quot;;&quot;&quot;))">
            <text:p/>
          </table:table-cell>
          <table:table-cell table:formula="of:=IF([.AG15]=&quot;x&quot;;&quot;x&quot;;IF([.AG15]=&quot;-&quot;;&quot;-&quot;;&quot;&quot;))">
            <text:p/>
          </table:table-cell>
          <table:table-cell table:formula="of:=IF([.AH15]=&quot;x&quot;;&quot;x&quot;;IF([.AH15]=&quot;-&quot;;&quot;-&quot;;&quot;&quot;))">
            <text:p/>
          </table:table-cell>
          <table:table-cell table:formula="of:=IF([.AI15]=&quot;x&quot;;&quot;x&quot;;IF([.AI15]=&quot;-&quot;;&quot;-&quot;;&quot;&quot;))">
            <text:p/>
          </table:table-cell>
          <table:table-cell table:formula="of:=IF([.AJ15]=&quot;x&quot;;&quot;x&quot;;IF([.AJ15]=&quot;-&quot;;&quot;-&quot;;&quot;&quot;))">
            <text:p/>
          </table:table-cell>
          <table:table-cell table:formula="of:=IF([.AK15]=&quot;x&quot;;&quot;x&quot;;IF([.AK15]=&quot;-&quot;;&quot;-&quot;;&quot;&quot;))">
            <text:p/>
          </table:table-cell>
          <table:table-cell table:formula="of:=IF([.AL15]=&quot;x&quot;;&quot;x&quot;;IF([.AL15]=&quot;-&quot;;&quot;-&quot;;&quot;&quot;))">
            <text:p/>
          </table:table-cell>
          <table:table-cell table:formula="of:=IF([.AM15]=&quot;x&quot;;&quot;x&quot;;IF([.AM15]=&quot;-&quot;;&quot;-&quot;;&quot;&quot;))">
            <text:p/>
          </table:table-cell>
          <table:table-cell table:formula="of:=IF([.AN15]=&quot;x&quot;;&quot;x&quot;;IF([.AN15]=&quot;-&quot;;&quot;-&quot;;&quot;&quot;))">
            <text:p/>
          </table:table-cell>
          <table:table-cell table:formula="of:=IF([.AO15]=&quot;x&quot;;&quot;x&quot;;IF([.AO1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TST015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5" calcext:value-type="float">
            <text:p>15</text:p>
          </table:table-cell>
          <table:table-cell table:style-name="ce13" table:content-validation-name="val5" office:value-type="float" office:value="5" calcext:value-type="float">
            <text:p>5</text:p>
          </table:table-cell>
          <table:table-cell table:style-name="ce13" table:content-validation-name="val6" office:value-type="string" calcext:value-type="string">
            <text:p>yes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0" calcext:value-type="float">
            <text:p>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300" calcext:value-type="float">
            <text:p>30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16]=&quot;x&quot;;&quot;x&quot;;IF([.R16]=&quot;-&quot;;&quot;-&quot;;&quot;&quot;))">
            <text:p/>
          </table:table-cell>
          <table:table-cell table:formula="of:=IF([.S16]=&quot;x&quot;;&quot;x&quot;;IF([.S16]=&quot;-&quot;;&quot;-&quot;;&quot;&quot;))" office:value-type="string" office:string-value="x" calcext:value-type="string">
            <text:p>x</text:p>
          </table:table-cell>
          <table:table-cell table:formula="of:=IF([.T16]=&quot;x&quot;;&quot;x&quot;;IF([.T16]=&quot;-&quot;;&quot;-&quot;;&quot;&quot;))">
            <text:p/>
          </table:table-cell>
          <table:table-cell table:formula="of:=IF([.U16]=&quot;x&quot;;&quot;x&quot;;IF([.U16]=&quot;-&quot;;&quot;-&quot;;&quot;&quot;))">
            <text:p/>
          </table:table-cell>
          <table:table-cell table:formula="of:=IF([.V16]=&quot;x&quot;;&quot;x&quot;;IF([.V16]=&quot;-&quot;;&quot;-&quot;;&quot;&quot;))">
            <text:p/>
          </table:table-cell>
          <table:table-cell table:formula="of:=IF([.W16]=&quot;x&quot;;&quot;x&quot;;IF([.W16]=&quot;-&quot;;&quot;-&quot;;&quot;&quot;))">
            <text:p/>
          </table:table-cell>
          <table:table-cell table:formula="of:=IF([.X16]=&quot;x&quot;;&quot;x&quot;;IF([.X16]=&quot;-&quot;;&quot;-&quot;;&quot;&quot;))">
            <text:p/>
          </table:table-cell>
          <table:table-cell table:formula="of:=IF([.Y16]=&quot;x&quot;;&quot;x&quot;;IF([.Y16]=&quot;-&quot;;&quot;-&quot;;&quot;&quot;))">
            <text:p/>
          </table:table-cell>
          <table:table-cell table:formula="of:=IF([.Z16]=&quot;x&quot;;&quot;x&quot;;IF([.Z16]=&quot;-&quot;;&quot;-&quot;;&quot;&quot;))">
            <text:p/>
          </table:table-cell>
          <table:table-cell table:formula="of:=IF([.AA16]=&quot;x&quot;;&quot;x&quot;;IF([.AA16]=&quot;-&quot;;&quot;-&quot;;&quot;&quot;))">
            <text:p/>
          </table:table-cell>
          <table:table-cell table:formula="of:=IF([.AB16]=&quot;x&quot;;&quot;x&quot;;IF([.AB16]=&quot;-&quot;;&quot;-&quot;;&quot;&quot;))">
            <text:p/>
          </table:table-cell>
          <table:table-cell table:formula="of:=IF([.AC16]=&quot;x&quot;;&quot;x&quot;;IF([.AC16]=&quot;-&quot;;&quot;-&quot;;&quot;&quot;))">
            <text:p/>
          </table:table-cell>
          <table:table-cell table:formula="of:=IF([.AD16]=&quot;x&quot;;&quot;x&quot;;IF([.AD16]=&quot;-&quot;;&quot;-&quot;;&quot;&quot;))">
            <text:p/>
          </table:table-cell>
          <table:table-cell table:formula="of:=IF([.AE16]=&quot;x&quot;;&quot;x&quot;;IF([.AE16]=&quot;-&quot;;&quot;-&quot;;&quot;&quot;))">
            <text:p/>
          </table:table-cell>
          <table:table-cell table:formula="of:=IF([.AF16]=&quot;x&quot;;&quot;x&quot;;IF([.AF16]=&quot;-&quot;;&quot;-&quot;;&quot;&quot;))">
            <text:p/>
          </table:table-cell>
          <table:table-cell table:formula="of:=IF([.AG16]=&quot;x&quot;;&quot;x&quot;;IF([.AG16]=&quot;-&quot;;&quot;-&quot;;&quot;&quot;))">
            <text:p/>
          </table:table-cell>
          <table:table-cell table:formula="of:=IF([.AH16]=&quot;x&quot;;&quot;x&quot;;IF([.AH16]=&quot;-&quot;;&quot;-&quot;;&quot;&quot;))">
            <text:p/>
          </table:table-cell>
          <table:table-cell table:formula="of:=IF([.AI16]=&quot;x&quot;;&quot;x&quot;;IF([.AI16]=&quot;-&quot;;&quot;-&quot;;&quot;&quot;))">
            <text:p/>
          </table:table-cell>
          <table:table-cell table:formula="of:=IF([.AJ16]=&quot;x&quot;;&quot;x&quot;;IF([.AJ16]=&quot;-&quot;;&quot;-&quot;;&quot;&quot;))">
            <text:p/>
          </table:table-cell>
          <table:table-cell table:formula="of:=IF([.AK16]=&quot;x&quot;;&quot;x&quot;;IF([.AK16]=&quot;-&quot;;&quot;-&quot;;&quot;&quot;))">
            <text:p/>
          </table:table-cell>
          <table:table-cell table:formula="of:=IF([.AL16]=&quot;x&quot;;&quot;x&quot;;IF([.AL16]=&quot;-&quot;;&quot;-&quot;;&quot;&quot;))">
            <text:p/>
          </table:table-cell>
          <table:table-cell table:formula="of:=IF([.AM16]=&quot;x&quot;;&quot;x&quot;;IF([.AM16]=&quot;-&quot;;&quot;-&quot;;&quot;&quot;))">
            <text:p/>
          </table:table-cell>
          <table:table-cell table:formula="of:=IF([.AN16]=&quot;x&quot;;&quot;x&quot;;IF([.AN16]=&quot;-&quot;;&quot;-&quot;;&quot;&quot;))">
            <text:p/>
          </table:table-cell>
          <table:table-cell table:formula="of:=IF([.AO16]=&quot;x&quot;;&quot;x&quot;;IF([.AO1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TST016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6" calcext:value-type="float">
            <text:p>16</text:p>
          </table:table-cell>
          <table:table-cell table:style-name="ce13" table:content-validation-name="val5" office:value-type="float" office:value="10" calcext:value-type="float">
            <text:p>1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5" calcext:value-type="float">
            <text:p>-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320" calcext:value-type="float">
            <text:p>32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17]=&quot;x&quot;;&quot;x&quot;;IF([.R17]=&quot;-&quot;;&quot;-&quot;;&quot;&quot;))">
            <text:p/>
          </table:table-cell>
          <table:table-cell table:formula="of:=IF([.S17]=&quot;x&quot;;&quot;x&quot;;IF([.S17]=&quot;-&quot;;&quot;-&quot;;&quot;&quot;))" office:value-type="string" office:string-value="x" calcext:value-type="string">
            <text:p>x</text:p>
          </table:table-cell>
          <table:table-cell table:formula="of:=IF([.T17]=&quot;x&quot;;&quot;x&quot;;IF([.T17]=&quot;-&quot;;&quot;-&quot;;&quot;&quot;))">
            <text:p/>
          </table:table-cell>
          <table:table-cell table:formula="of:=IF([.U17]=&quot;x&quot;;&quot;x&quot;;IF([.U17]=&quot;-&quot;;&quot;-&quot;;&quot;&quot;))">
            <text:p/>
          </table:table-cell>
          <table:table-cell table:formula="of:=IF([.V17]=&quot;x&quot;;&quot;x&quot;;IF([.V17]=&quot;-&quot;;&quot;-&quot;;&quot;&quot;))">
            <text:p/>
          </table:table-cell>
          <table:table-cell table:formula="of:=IF([.W17]=&quot;x&quot;;&quot;x&quot;;IF([.W17]=&quot;-&quot;;&quot;-&quot;;&quot;&quot;))">
            <text:p/>
          </table:table-cell>
          <table:table-cell table:formula="of:=IF([.X17]=&quot;x&quot;;&quot;x&quot;;IF([.X17]=&quot;-&quot;;&quot;-&quot;;&quot;&quot;))">
            <text:p/>
          </table:table-cell>
          <table:table-cell table:formula="of:=IF([.Y17]=&quot;x&quot;;&quot;x&quot;;IF([.Y17]=&quot;-&quot;;&quot;-&quot;;&quot;&quot;))">
            <text:p/>
          </table:table-cell>
          <table:table-cell table:formula="of:=IF([.Z17]=&quot;x&quot;;&quot;x&quot;;IF([.Z17]=&quot;-&quot;;&quot;-&quot;;&quot;&quot;))">
            <text:p/>
          </table:table-cell>
          <table:table-cell table:formula="of:=IF([.AA17]=&quot;x&quot;;&quot;x&quot;;IF([.AA17]=&quot;-&quot;;&quot;-&quot;;&quot;&quot;))">
            <text:p/>
          </table:table-cell>
          <table:table-cell table:formula="of:=IF([.AB17]=&quot;x&quot;;&quot;x&quot;;IF([.AB17]=&quot;-&quot;;&quot;-&quot;;&quot;&quot;))">
            <text:p/>
          </table:table-cell>
          <table:table-cell table:formula="of:=IF([.AC17]=&quot;x&quot;;&quot;x&quot;;IF([.AC17]=&quot;-&quot;;&quot;-&quot;;&quot;&quot;))">
            <text:p/>
          </table:table-cell>
          <table:table-cell table:formula="of:=IF([.AD17]=&quot;x&quot;;&quot;x&quot;;IF([.AD17]=&quot;-&quot;;&quot;-&quot;;&quot;&quot;))">
            <text:p/>
          </table:table-cell>
          <table:table-cell table:formula="of:=IF([.AE17]=&quot;x&quot;;&quot;x&quot;;IF([.AE17]=&quot;-&quot;;&quot;-&quot;;&quot;&quot;))">
            <text:p/>
          </table:table-cell>
          <table:table-cell table:formula="of:=IF([.AF17]=&quot;x&quot;;&quot;x&quot;;IF([.AF17]=&quot;-&quot;;&quot;-&quot;;&quot;&quot;))">
            <text:p/>
          </table:table-cell>
          <table:table-cell table:formula="of:=IF([.AG17]=&quot;x&quot;;&quot;x&quot;;IF([.AG17]=&quot;-&quot;;&quot;-&quot;;&quot;&quot;))">
            <text:p/>
          </table:table-cell>
          <table:table-cell table:formula="of:=IF([.AH17]=&quot;x&quot;;&quot;x&quot;;IF([.AH17]=&quot;-&quot;;&quot;-&quot;;&quot;&quot;))">
            <text:p/>
          </table:table-cell>
          <table:table-cell table:formula="of:=IF([.AI17]=&quot;x&quot;;&quot;x&quot;;IF([.AI17]=&quot;-&quot;;&quot;-&quot;;&quot;&quot;))">
            <text:p/>
          </table:table-cell>
          <table:table-cell table:formula="of:=IF([.AJ17]=&quot;x&quot;;&quot;x&quot;;IF([.AJ17]=&quot;-&quot;;&quot;-&quot;;&quot;&quot;))">
            <text:p/>
          </table:table-cell>
          <table:table-cell table:formula="of:=IF([.AK17]=&quot;x&quot;;&quot;x&quot;;IF([.AK17]=&quot;-&quot;;&quot;-&quot;;&quot;&quot;))">
            <text:p/>
          </table:table-cell>
          <table:table-cell table:formula="of:=IF([.AL17]=&quot;x&quot;;&quot;x&quot;;IF([.AL17]=&quot;-&quot;;&quot;-&quot;;&quot;&quot;))">
            <text:p/>
          </table:table-cell>
          <table:table-cell table:formula="of:=IF([.AM17]=&quot;x&quot;;&quot;x&quot;;IF([.AM17]=&quot;-&quot;;&quot;-&quot;;&quot;&quot;))">
            <text:p/>
          </table:table-cell>
          <table:table-cell table:formula="of:=IF([.AN17]=&quot;x&quot;;&quot;x&quot;;IF([.AN17]=&quot;-&quot;;&quot;-&quot;;&quot;&quot;))">
            <text:p/>
          </table:table-cell>
          <table:table-cell table:formula="of:=IF([.AO17]=&quot;x&quot;;&quot;x&quot;;IF([.AO1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TST017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7" calcext:value-type="float">
            <text:p>17</text:p>
          </table:table-cell>
          <table:table-cell table:style-name="ce14" table:content-validation-name="val5" office:value-type="float" office:value="15" calcext:value-type="float">
            <text:p>15</text:p>
          </table:table-cell>
          <table:table-cell table:style-name="ce13" table:content-validation-name="val6" office:value-type="string" calcext:value-type="string">
            <text:p>yes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10" calcext:value-type="float">
            <text:p>-1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340" calcext:value-type="float">
            <text:p>34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18]=&quot;x&quot;;&quot;x&quot;;IF([.R18]=&quot;-&quot;;&quot;-&quot;;&quot;&quot;))">
            <text:p/>
          </table:table-cell>
          <table:table-cell table:formula="of:=IF([.S18]=&quot;x&quot;;&quot;x&quot;;IF([.S18]=&quot;-&quot;;&quot;-&quot;;&quot;&quot;))" office:value-type="string" office:string-value="x" calcext:value-type="string">
            <text:p>x</text:p>
          </table:table-cell>
          <table:table-cell table:formula="of:=IF([.T18]=&quot;x&quot;;&quot;x&quot;;IF([.T18]=&quot;-&quot;;&quot;-&quot;;&quot;&quot;))">
            <text:p/>
          </table:table-cell>
          <table:table-cell table:formula="of:=IF([.U18]=&quot;x&quot;;&quot;x&quot;;IF([.U18]=&quot;-&quot;;&quot;-&quot;;&quot;&quot;))">
            <text:p/>
          </table:table-cell>
          <table:table-cell table:formula="of:=IF([.V18]=&quot;x&quot;;&quot;x&quot;;IF([.V18]=&quot;-&quot;;&quot;-&quot;;&quot;&quot;))">
            <text:p/>
          </table:table-cell>
          <table:table-cell table:formula="of:=IF([.W18]=&quot;x&quot;;&quot;x&quot;;IF([.W18]=&quot;-&quot;;&quot;-&quot;;&quot;&quot;))">
            <text:p/>
          </table:table-cell>
          <table:table-cell table:formula="of:=IF([.X18]=&quot;x&quot;;&quot;x&quot;;IF([.X18]=&quot;-&quot;;&quot;-&quot;;&quot;&quot;))">
            <text:p/>
          </table:table-cell>
          <table:table-cell table:formula="of:=IF([.Y18]=&quot;x&quot;;&quot;x&quot;;IF([.Y18]=&quot;-&quot;;&quot;-&quot;;&quot;&quot;))">
            <text:p/>
          </table:table-cell>
          <table:table-cell table:formula="of:=IF([.Z18]=&quot;x&quot;;&quot;x&quot;;IF([.Z18]=&quot;-&quot;;&quot;-&quot;;&quot;&quot;))">
            <text:p/>
          </table:table-cell>
          <table:table-cell table:formula="of:=IF([.AA18]=&quot;x&quot;;&quot;x&quot;;IF([.AA18]=&quot;-&quot;;&quot;-&quot;;&quot;&quot;))">
            <text:p/>
          </table:table-cell>
          <table:table-cell table:formula="of:=IF([.AB18]=&quot;x&quot;;&quot;x&quot;;IF([.AB18]=&quot;-&quot;;&quot;-&quot;;&quot;&quot;))">
            <text:p/>
          </table:table-cell>
          <table:table-cell table:formula="of:=IF([.AC18]=&quot;x&quot;;&quot;x&quot;;IF([.AC18]=&quot;-&quot;;&quot;-&quot;;&quot;&quot;))">
            <text:p/>
          </table:table-cell>
          <table:table-cell table:formula="of:=IF([.AD18]=&quot;x&quot;;&quot;x&quot;;IF([.AD18]=&quot;-&quot;;&quot;-&quot;;&quot;&quot;))">
            <text:p/>
          </table:table-cell>
          <table:table-cell table:formula="of:=IF([.AE18]=&quot;x&quot;;&quot;x&quot;;IF([.AE18]=&quot;-&quot;;&quot;-&quot;;&quot;&quot;))">
            <text:p/>
          </table:table-cell>
          <table:table-cell table:formula="of:=IF([.AF18]=&quot;x&quot;;&quot;x&quot;;IF([.AF18]=&quot;-&quot;;&quot;-&quot;;&quot;&quot;))">
            <text:p/>
          </table:table-cell>
          <table:table-cell table:formula="of:=IF([.AG18]=&quot;x&quot;;&quot;x&quot;;IF([.AG18]=&quot;-&quot;;&quot;-&quot;;&quot;&quot;))">
            <text:p/>
          </table:table-cell>
          <table:table-cell table:formula="of:=IF([.AH18]=&quot;x&quot;;&quot;x&quot;;IF([.AH18]=&quot;-&quot;;&quot;-&quot;;&quot;&quot;))">
            <text:p/>
          </table:table-cell>
          <table:table-cell table:formula="of:=IF([.AI18]=&quot;x&quot;;&quot;x&quot;;IF([.AI18]=&quot;-&quot;;&quot;-&quot;;&quot;&quot;))">
            <text:p/>
          </table:table-cell>
          <table:table-cell table:formula="of:=IF([.AJ18]=&quot;x&quot;;&quot;x&quot;;IF([.AJ18]=&quot;-&quot;;&quot;-&quot;;&quot;&quot;))">
            <text:p/>
          </table:table-cell>
          <table:table-cell table:formula="of:=IF([.AK18]=&quot;x&quot;;&quot;x&quot;;IF([.AK18]=&quot;-&quot;;&quot;-&quot;;&quot;&quot;))">
            <text:p/>
          </table:table-cell>
          <table:table-cell table:formula="of:=IF([.AL18]=&quot;x&quot;;&quot;x&quot;;IF([.AL18]=&quot;-&quot;;&quot;-&quot;;&quot;&quot;))">
            <text:p/>
          </table:table-cell>
          <table:table-cell table:formula="of:=IF([.AM18]=&quot;x&quot;;&quot;x&quot;;IF([.AM18]=&quot;-&quot;;&quot;-&quot;;&quot;&quot;))">
            <text:p/>
          </table:table-cell>
          <table:table-cell table:formula="of:=IF([.AN18]=&quot;x&quot;;&quot;x&quot;;IF([.AN18]=&quot;-&quot;;&quot;-&quot;;&quot;&quot;))">
            <text:p/>
          </table:table-cell>
          <table:table-cell table:formula="of:=IF([.AO18]=&quot;x&quot;;&quot;x&quot;;IF([.AO1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TST018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8" calcext:value-type="float">
            <text:p>18</text:p>
          </table:table-cell>
          <table:table-cell table:style-name="ce14" table:content-validation-name="val5" office:value-type="float" office:value="20" calcext:value-type="float">
            <text:p>2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15" calcext:value-type="float">
            <text:p>-1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360" calcext:value-type="float">
            <text:p>36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19]=&quot;x&quot;;&quot;x&quot;;IF([.R19]=&quot;-&quot;;&quot;-&quot;;&quot;&quot;))">
            <text:p/>
          </table:table-cell>
          <table:table-cell table:formula="of:=IF([.S19]=&quot;x&quot;;&quot;x&quot;;IF([.S19]=&quot;-&quot;;&quot;-&quot;;&quot;&quot;))" office:value-type="string" office:string-value="x" calcext:value-type="string">
            <text:p>x</text:p>
          </table:table-cell>
          <table:table-cell table:formula="of:=IF([.T19]=&quot;x&quot;;&quot;x&quot;;IF([.T19]=&quot;-&quot;;&quot;-&quot;;&quot;&quot;))">
            <text:p/>
          </table:table-cell>
          <table:table-cell table:formula="of:=IF([.U19]=&quot;x&quot;;&quot;x&quot;;IF([.U19]=&quot;-&quot;;&quot;-&quot;;&quot;&quot;))">
            <text:p/>
          </table:table-cell>
          <table:table-cell table:formula="of:=IF([.V19]=&quot;x&quot;;&quot;x&quot;;IF([.V19]=&quot;-&quot;;&quot;-&quot;;&quot;&quot;))">
            <text:p/>
          </table:table-cell>
          <table:table-cell table:formula="of:=IF([.W19]=&quot;x&quot;;&quot;x&quot;;IF([.W19]=&quot;-&quot;;&quot;-&quot;;&quot;&quot;))">
            <text:p/>
          </table:table-cell>
          <table:table-cell table:formula="of:=IF([.X19]=&quot;x&quot;;&quot;x&quot;;IF([.X19]=&quot;-&quot;;&quot;-&quot;;&quot;&quot;))">
            <text:p/>
          </table:table-cell>
          <table:table-cell table:formula="of:=IF([.Y19]=&quot;x&quot;;&quot;x&quot;;IF([.Y19]=&quot;-&quot;;&quot;-&quot;;&quot;&quot;))">
            <text:p/>
          </table:table-cell>
          <table:table-cell table:formula="of:=IF([.Z19]=&quot;x&quot;;&quot;x&quot;;IF([.Z19]=&quot;-&quot;;&quot;-&quot;;&quot;&quot;))">
            <text:p/>
          </table:table-cell>
          <table:table-cell table:formula="of:=IF([.AA19]=&quot;x&quot;;&quot;x&quot;;IF([.AA19]=&quot;-&quot;;&quot;-&quot;;&quot;&quot;))">
            <text:p/>
          </table:table-cell>
          <table:table-cell table:formula="of:=IF([.AB19]=&quot;x&quot;;&quot;x&quot;;IF([.AB19]=&quot;-&quot;;&quot;-&quot;;&quot;&quot;))">
            <text:p/>
          </table:table-cell>
          <table:table-cell table:formula="of:=IF([.AC19]=&quot;x&quot;;&quot;x&quot;;IF([.AC19]=&quot;-&quot;;&quot;-&quot;;&quot;&quot;))">
            <text:p/>
          </table:table-cell>
          <table:table-cell table:formula="of:=IF([.AD19]=&quot;x&quot;;&quot;x&quot;;IF([.AD19]=&quot;-&quot;;&quot;-&quot;;&quot;&quot;))">
            <text:p/>
          </table:table-cell>
          <table:table-cell table:formula="of:=IF([.AE19]=&quot;x&quot;;&quot;x&quot;;IF([.AE19]=&quot;-&quot;;&quot;-&quot;;&quot;&quot;))">
            <text:p/>
          </table:table-cell>
          <table:table-cell table:formula="of:=IF([.AF19]=&quot;x&quot;;&quot;x&quot;;IF([.AF19]=&quot;-&quot;;&quot;-&quot;;&quot;&quot;))">
            <text:p/>
          </table:table-cell>
          <table:table-cell table:formula="of:=IF([.AG19]=&quot;x&quot;;&quot;x&quot;;IF([.AG19]=&quot;-&quot;;&quot;-&quot;;&quot;&quot;))">
            <text:p/>
          </table:table-cell>
          <table:table-cell table:formula="of:=IF([.AH19]=&quot;x&quot;;&quot;x&quot;;IF([.AH19]=&quot;-&quot;;&quot;-&quot;;&quot;&quot;))">
            <text:p/>
          </table:table-cell>
          <table:table-cell table:formula="of:=IF([.AI19]=&quot;x&quot;;&quot;x&quot;;IF([.AI19]=&quot;-&quot;;&quot;-&quot;;&quot;&quot;))">
            <text:p/>
          </table:table-cell>
          <table:table-cell table:formula="of:=IF([.AJ19]=&quot;x&quot;;&quot;x&quot;;IF([.AJ19]=&quot;-&quot;;&quot;-&quot;;&quot;&quot;))">
            <text:p/>
          </table:table-cell>
          <table:table-cell table:formula="of:=IF([.AK19]=&quot;x&quot;;&quot;x&quot;;IF([.AK19]=&quot;-&quot;;&quot;-&quot;;&quot;&quot;))">
            <text:p/>
          </table:table-cell>
          <table:table-cell table:formula="of:=IF([.AL19]=&quot;x&quot;;&quot;x&quot;;IF([.AL19]=&quot;-&quot;;&quot;-&quot;;&quot;&quot;))">
            <text:p/>
          </table:table-cell>
          <table:table-cell table:formula="of:=IF([.AM19]=&quot;x&quot;;&quot;x&quot;;IF([.AM19]=&quot;-&quot;;&quot;-&quot;;&quot;&quot;))">
            <text:p/>
          </table:table-cell>
          <table:table-cell table:formula="of:=IF([.AN19]=&quot;x&quot;;&quot;x&quot;;IF([.AN19]=&quot;-&quot;;&quot;-&quot;;&quot;&quot;))">
            <text:p/>
          </table:table-cell>
          <table:table-cell table:formula="of:=IF([.AO19]=&quot;x&quot;;&quot;x&quot;;IF([.AO1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TST019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9" calcext:value-type="float">
            <text:p>19</text:p>
          </table:table-cell>
          <table:table-cell table:style-name="ce14" table:content-validation-name="val5" office:value-type="float" office:value="25" calcext:value-type="float">
            <text:p>25</text:p>
          </table:table-cell>
          <table:table-cell table:style-name="ce13" table:content-validation-name="val6" office:value-type="string" calcext:value-type="string">
            <text:p>yes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20" calcext:value-type="float">
            <text:p>-2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380" calcext:value-type="float">
            <text:p>3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20]=&quot;x&quot;;&quot;x&quot;;IF([.R20]=&quot;-&quot;;&quot;-&quot;;&quot;&quot;))">
            <text:p/>
          </table:table-cell>
          <table:table-cell table:formula="of:=IF([.S20]=&quot;x&quot;;&quot;x&quot;;IF([.S20]=&quot;-&quot;;&quot;-&quot;;&quot;&quot;))" office:value-type="string" office:string-value="x" calcext:value-type="string">
            <text:p>x</text:p>
          </table:table-cell>
          <table:table-cell table:formula="of:=IF([.T20]=&quot;x&quot;;&quot;x&quot;;IF([.T20]=&quot;-&quot;;&quot;-&quot;;&quot;&quot;))">
            <text:p/>
          </table:table-cell>
          <table:table-cell table:formula="of:=IF([.U20]=&quot;x&quot;;&quot;x&quot;;IF([.U20]=&quot;-&quot;;&quot;-&quot;;&quot;&quot;))">
            <text:p/>
          </table:table-cell>
          <table:table-cell table:formula="of:=IF([.V20]=&quot;x&quot;;&quot;x&quot;;IF([.V20]=&quot;-&quot;;&quot;-&quot;;&quot;&quot;))">
            <text:p/>
          </table:table-cell>
          <table:table-cell table:formula="of:=IF([.W20]=&quot;x&quot;;&quot;x&quot;;IF([.W20]=&quot;-&quot;;&quot;-&quot;;&quot;&quot;))">
            <text:p/>
          </table:table-cell>
          <table:table-cell table:formula="of:=IF([.X20]=&quot;x&quot;;&quot;x&quot;;IF([.X20]=&quot;-&quot;;&quot;-&quot;;&quot;&quot;))">
            <text:p/>
          </table:table-cell>
          <table:table-cell table:formula="of:=IF([.Y20]=&quot;x&quot;;&quot;x&quot;;IF([.Y20]=&quot;-&quot;;&quot;-&quot;;&quot;&quot;))">
            <text:p/>
          </table:table-cell>
          <table:table-cell table:formula="of:=IF([.Z20]=&quot;x&quot;;&quot;x&quot;;IF([.Z20]=&quot;-&quot;;&quot;-&quot;;&quot;&quot;))">
            <text:p/>
          </table:table-cell>
          <table:table-cell table:formula="of:=IF([.AA20]=&quot;x&quot;;&quot;x&quot;;IF([.AA20]=&quot;-&quot;;&quot;-&quot;;&quot;&quot;))">
            <text:p/>
          </table:table-cell>
          <table:table-cell table:formula="of:=IF([.AB20]=&quot;x&quot;;&quot;x&quot;;IF([.AB20]=&quot;-&quot;;&quot;-&quot;;&quot;&quot;))">
            <text:p/>
          </table:table-cell>
          <table:table-cell table:formula="of:=IF([.AC20]=&quot;x&quot;;&quot;x&quot;;IF([.AC20]=&quot;-&quot;;&quot;-&quot;;&quot;&quot;))">
            <text:p/>
          </table:table-cell>
          <table:table-cell table:formula="of:=IF([.AD20]=&quot;x&quot;;&quot;x&quot;;IF([.AD20]=&quot;-&quot;;&quot;-&quot;;&quot;&quot;))">
            <text:p/>
          </table:table-cell>
          <table:table-cell table:formula="of:=IF([.AE20]=&quot;x&quot;;&quot;x&quot;;IF([.AE20]=&quot;-&quot;;&quot;-&quot;;&quot;&quot;))">
            <text:p/>
          </table:table-cell>
          <table:table-cell table:formula="of:=IF([.AF20]=&quot;x&quot;;&quot;x&quot;;IF([.AF20]=&quot;-&quot;;&quot;-&quot;;&quot;&quot;))">
            <text:p/>
          </table:table-cell>
          <table:table-cell table:formula="of:=IF([.AG20]=&quot;x&quot;;&quot;x&quot;;IF([.AG20]=&quot;-&quot;;&quot;-&quot;;&quot;&quot;))">
            <text:p/>
          </table:table-cell>
          <table:table-cell table:formula="of:=IF([.AH20]=&quot;x&quot;;&quot;x&quot;;IF([.AH20]=&quot;-&quot;;&quot;-&quot;;&quot;&quot;))">
            <text:p/>
          </table:table-cell>
          <table:table-cell table:formula="of:=IF([.AI20]=&quot;x&quot;;&quot;x&quot;;IF([.AI20]=&quot;-&quot;;&quot;-&quot;;&quot;&quot;))">
            <text:p/>
          </table:table-cell>
          <table:table-cell table:formula="of:=IF([.AJ20]=&quot;x&quot;;&quot;x&quot;;IF([.AJ20]=&quot;-&quot;;&quot;-&quot;;&quot;&quot;))">
            <text:p/>
          </table:table-cell>
          <table:table-cell table:formula="of:=IF([.AK20]=&quot;x&quot;;&quot;x&quot;;IF([.AK20]=&quot;-&quot;;&quot;-&quot;;&quot;&quot;))">
            <text:p/>
          </table:table-cell>
          <table:table-cell table:formula="of:=IF([.AL20]=&quot;x&quot;;&quot;x&quot;;IF([.AL20]=&quot;-&quot;;&quot;-&quot;;&quot;&quot;))">
            <text:p/>
          </table:table-cell>
          <table:table-cell table:formula="of:=IF([.AM20]=&quot;x&quot;;&quot;x&quot;;IF([.AM20]=&quot;-&quot;;&quot;-&quot;;&quot;&quot;))">
            <text:p/>
          </table:table-cell>
          <table:table-cell table:formula="of:=IF([.AN20]=&quot;x&quot;;&quot;x&quot;;IF([.AN20]=&quot;-&quot;;&quot;-&quot;;&quot;&quot;))">
            <text:p/>
          </table:table-cell>
          <table:table-cell table:formula="of:=IF([.AO20]=&quot;x&quot;;&quot;x&quot;;IF([.AO2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TST020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0" calcext:value-type="float">
            <text:p>20</text:p>
          </table:table-cell>
          <table:table-cell table:style-name="ce14" table:content-validation-name="val5" office:value-type="float" office:value="30" calcext:value-type="float">
            <text:p>3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25" calcext:value-type="float">
            <text:p>-2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400" calcext:value-type="float">
            <text:p>40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21]=&quot;x&quot;;&quot;x&quot;;IF([.R21]=&quot;-&quot;;&quot;-&quot;;&quot;&quot;))">
            <text:p/>
          </table:table-cell>
          <table:table-cell table:formula="of:=IF([.S21]=&quot;x&quot;;&quot;x&quot;;IF([.S21]=&quot;-&quot;;&quot;-&quot;;&quot;&quot;))" office:value-type="string" office:string-value="x" calcext:value-type="string">
            <text:p>x</text:p>
          </table:table-cell>
          <table:table-cell table:formula="of:=IF([.T21]=&quot;x&quot;;&quot;x&quot;;IF([.T21]=&quot;-&quot;;&quot;-&quot;;&quot;&quot;))">
            <text:p/>
          </table:table-cell>
          <table:table-cell table:formula="of:=IF([.U21]=&quot;x&quot;;&quot;x&quot;;IF([.U21]=&quot;-&quot;;&quot;-&quot;;&quot;&quot;))">
            <text:p/>
          </table:table-cell>
          <table:table-cell table:formula="of:=IF([.V21]=&quot;x&quot;;&quot;x&quot;;IF([.V21]=&quot;-&quot;;&quot;-&quot;;&quot;&quot;))">
            <text:p/>
          </table:table-cell>
          <table:table-cell table:formula="of:=IF([.W21]=&quot;x&quot;;&quot;x&quot;;IF([.W21]=&quot;-&quot;;&quot;-&quot;;&quot;&quot;))">
            <text:p/>
          </table:table-cell>
          <table:table-cell table:formula="of:=IF([.X21]=&quot;x&quot;;&quot;x&quot;;IF([.X21]=&quot;-&quot;;&quot;-&quot;;&quot;&quot;))">
            <text:p/>
          </table:table-cell>
          <table:table-cell table:formula="of:=IF([.Y21]=&quot;x&quot;;&quot;x&quot;;IF([.Y21]=&quot;-&quot;;&quot;-&quot;;&quot;&quot;))">
            <text:p/>
          </table:table-cell>
          <table:table-cell table:formula="of:=IF([.Z21]=&quot;x&quot;;&quot;x&quot;;IF([.Z21]=&quot;-&quot;;&quot;-&quot;;&quot;&quot;))">
            <text:p/>
          </table:table-cell>
          <table:table-cell table:formula="of:=IF([.AA21]=&quot;x&quot;;&quot;x&quot;;IF([.AA21]=&quot;-&quot;;&quot;-&quot;;&quot;&quot;))">
            <text:p/>
          </table:table-cell>
          <table:table-cell table:formula="of:=IF([.AB21]=&quot;x&quot;;&quot;x&quot;;IF([.AB21]=&quot;-&quot;;&quot;-&quot;;&quot;&quot;))">
            <text:p/>
          </table:table-cell>
          <table:table-cell table:formula="of:=IF([.AC21]=&quot;x&quot;;&quot;x&quot;;IF([.AC21]=&quot;-&quot;;&quot;-&quot;;&quot;&quot;))">
            <text:p/>
          </table:table-cell>
          <table:table-cell table:formula="of:=IF([.AD21]=&quot;x&quot;;&quot;x&quot;;IF([.AD21]=&quot;-&quot;;&quot;-&quot;;&quot;&quot;))">
            <text:p/>
          </table:table-cell>
          <table:table-cell table:formula="of:=IF([.AE21]=&quot;x&quot;;&quot;x&quot;;IF([.AE21]=&quot;-&quot;;&quot;-&quot;;&quot;&quot;))">
            <text:p/>
          </table:table-cell>
          <table:table-cell table:formula="of:=IF([.AF21]=&quot;x&quot;;&quot;x&quot;;IF([.AF21]=&quot;-&quot;;&quot;-&quot;;&quot;&quot;))">
            <text:p/>
          </table:table-cell>
          <table:table-cell table:formula="of:=IF([.AG21]=&quot;x&quot;;&quot;x&quot;;IF([.AG21]=&quot;-&quot;;&quot;-&quot;;&quot;&quot;))">
            <text:p/>
          </table:table-cell>
          <table:table-cell table:formula="of:=IF([.AH21]=&quot;x&quot;;&quot;x&quot;;IF([.AH21]=&quot;-&quot;;&quot;-&quot;;&quot;&quot;))">
            <text:p/>
          </table:table-cell>
          <table:table-cell table:formula="of:=IF([.AI21]=&quot;x&quot;;&quot;x&quot;;IF([.AI21]=&quot;-&quot;;&quot;-&quot;;&quot;&quot;))">
            <text:p/>
          </table:table-cell>
          <table:table-cell table:formula="of:=IF([.AJ21]=&quot;x&quot;;&quot;x&quot;;IF([.AJ21]=&quot;-&quot;;&quot;-&quot;;&quot;&quot;))">
            <text:p/>
          </table:table-cell>
          <table:table-cell table:formula="of:=IF([.AK21]=&quot;x&quot;;&quot;x&quot;;IF([.AK21]=&quot;-&quot;;&quot;-&quot;;&quot;&quot;))">
            <text:p/>
          </table:table-cell>
          <table:table-cell table:formula="of:=IF([.AL21]=&quot;x&quot;;&quot;x&quot;;IF([.AL21]=&quot;-&quot;;&quot;-&quot;;&quot;&quot;))">
            <text:p/>
          </table:table-cell>
          <table:table-cell table:formula="of:=IF([.AM21]=&quot;x&quot;;&quot;x&quot;;IF([.AM21]=&quot;-&quot;;&quot;-&quot;;&quot;&quot;))">
            <text:p/>
          </table:table-cell>
          <table:table-cell table:formula="of:=IF([.AN21]=&quot;x&quot;;&quot;x&quot;;IF([.AN21]=&quot;-&quot;;&quot;-&quot;;&quot;&quot;))">
            <text:p/>
          </table:table-cell>
          <table:table-cell table:formula="of:=IF([.AO21]=&quot;x&quot;;&quot;x&quot;;IF([.AO2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TST021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1" calcext:value-type="float">
            <text:p>21</text:p>
          </table:table-cell>
          <table:table-cell table:style-name="ce14" table:content-validation-name="val5" office:value-type="float" office:value="35" calcext:value-type="float">
            <text:p>35</text:p>
          </table:table-cell>
          <table:table-cell table:style-name="ce13" table:content-validation-name="val6" office:value-type="string" calcext:value-type="string">
            <text:p>yes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30" calcext:value-type="float">
            <text:p>-3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420" calcext:value-type="float">
            <text:p>42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22]=&quot;x&quot;;&quot;x&quot;;IF([.R22]=&quot;-&quot;;&quot;-&quot;;&quot;&quot;))">
            <text:p/>
          </table:table-cell>
          <table:table-cell table:formula="of:=IF([.S22]=&quot;x&quot;;&quot;x&quot;;IF([.S22]=&quot;-&quot;;&quot;-&quot;;&quot;&quot;))" office:value-type="string" office:string-value="x" calcext:value-type="string">
            <text:p>x</text:p>
          </table:table-cell>
          <table:table-cell table:formula="of:=IF([.T22]=&quot;x&quot;;&quot;x&quot;;IF([.T22]=&quot;-&quot;;&quot;-&quot;;&quot;&quot;))">
            <text:p/>
          </table:table-cell>
          <table:table-cell table:formula="of:=IF([.U22]=&quot;x&quot;;&quot;x&quot;;IF([.U22]=&quot;-&quot;;&quot;-&quot;;&quot;&quot;))">
            <text:p/>
          </table:table-cell>
          <table:table-cell table:formula="of:=IF([.V22]=&quot;x&quot;;&quot;x&quot;;IF([.V22]=&quot;-&quot;;&quot;-&quot;;&quot;&quot;))">
            <text:p/>
          </table:table-cell>
          <table:table-cell table:formula="of:=IF([.W22]=&quot;x&quot;;&quot;x&quot;;IF([.W22]=&quot;-&quot;;&quot;-&quot;;&quot;&quot;))">
            <text:p/>
          </table:table-cell>
          <table:table-cell table:formula="of:=IF([.X22]=&quot;x&quot;;&quot;x&quot;;IF([.X22]=&quot;-&quot;;&quot;-&quot;;&quot;&quot;))">
            <text:p/>
          </table:table-cell>
          <table:table-cell table:formula="of:=IF([.Y22]=&quot;x&quot;;&quot;x&quot;;IF([.Y22]=&quot;-&quot;;&quot;-&quot;;&quot;&quot;))">
            <text:p/>
          </table:table-cell>
          <table:table-cell table:formula="of:=IF([.Z22]=&quot;x&quot;;&quot;x&quot;;IF([.Z22]=&quot;-&quot;;&quot;-&quot;;&quot;&quot;))">
            <text:p/>
          </table:table-cell>
          <table:table-cell table:formula="of:=IF([.AA22]=&quot;x&quot;;&quot;x&quot;;IF([.AA22]=&quot;-&quot;;&quot;-&quot;;&quot;&quot;))">
            <text:p/>
          </table:table-cell>
          <table:table-cell table:formula="of:=IF([.AB22]=&quot;x&quot;;&quot;x&quot;;IF([.AB22]=&quot;-&quot;;&quot;-&quot;;&quot;&quot;))">
            <text:p/>
          </table:table-cell>
          <table:table-cell table:formula="of:=IF([.AC22]=&quot;x&quot;;&quot;x&quot;;IF([.AC22]=&quot;-&quot;;&quot;-&quot;;&quot;&quot;))">
            <text:p/>
          </table:table-cell>
          <table:table-cell table:formula="of:=IF([.AD22]=&quot;x&quot;;&quot;x&quot;;IF([.AD22]=&quot;-&quot;;&quot;-&quot;;&quot;&quot;))">
            <text:p/>
          </table:table-cell>
          <table:table-cell table:formula="of:=IF([.AE22]=&quot;x&quot;;&quot;x&quot;;IF([.AE22]=&quot;-&quot;;&quot;-&quot;;&quot;&quot;))">
            <text:p/>
          </table:table-cell>
          <table:table-cell table:formula="of:=IF([.AF22]=&quot;x&quot;;&quot;x&quot;;IF([.AF22]=&quot;-&quot;;&quot;-&quot;;&quot;&quot;))">
            <text:p/>
          </table:table-cell>
          <table:table-cell table:formula="of:=IF([.AG22]=&quot;x&quot;;&quot;x&quot;;IF([.AG22]=&quot;-&quot;;&quot;-&quot;;&quot;&quot;))">
            <text:p/>
          </table:table-cell>
          <table:table-cell table:formula="of:=IF([.AH22]=&quot;x&quot;;&quot;x&quot;;IF([.AH22]=&quot;-&quot;;&quot;-&quot;;&quot;&quot;))">
            <text:p/>
          </table:table-cell>
          <table:table-cell table:formula="of:=IF([.AI22]=&quot;x&quot;;&quot;x&quot;;IF([.AI22]=&quot;-&quot;;&quot;-&quot;;&quot;&quot;))">
            <text:p/>
          </table:table-cell>
          <table:table-cell table:formula="of:=IF([.AJ22]=&quot;x&quot;;&quot;x&quot;;IF([.AJ22]=&quot;-&quot;;&quot;-&quot;;&quot;&quot;))">
            <text:p/>
          </table:table-cell>
          <table:table-cell table:formula="of:=IF([.AK22]=&quot;x&quot;;&quot;x&quot;;IF([.AK22]=&quot;-&quot;;&quot;-&quot;;&quot;&quot;))">
            <text:p/>
          </table:table-cell>
          <table:table-cell table:formula="of:=IF([.AL22]=&quot;x&quot;;&quot;x&quot;;IF([.AL22]=&quot;-&quot;;&quot;-&quot;;&quot;&quot;))">
            <text:p/>
          </table:table-cell>
          <table:table-cell table:formula="of:=IF([.AM22]=&quot;x&quot;;&quot;x&quot;;IF([.AM22]=&quot;-&quot;;&quot;-&quot;;&quot;&quot;))">
            <text:p/>
          </table:table-cell>
          <table:table-cell table:formula="of:=IF([.AN22]=&quot;x&quot;;&quot;x&quot;;IF([.AN22]=&quot;-&quot;;&quot;-&quot;;&quot;&quot;))">
            <text:p/>
          </table:table-cell>
          <table:table-cell table:formula="of:=IF([.AO22]=&quot;x&quot;;&quot;x&quot;;IF([.AO2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TST022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2" calcext:value-type="float">
            <text:p>22</text:p>
          </table:table-cell>
          <table:table-cell table:style-name="ce14" table:content-validation-name="val5" office:value-type="float" office:value="40" calcext:value-type="float">
            <text:p>4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35" calcext:value-type="float">
            <text:p>-3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440" calcext:value-type="float">
            <text:p>44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23]=&quot;x&quot;;&quot;x&quot;;IF([.R23]=&quot;-&quot;;&quot;-&quot;;&quot;&quot;))">
            <text:p/>
          </table:table-cell>
          <table:table-cell table:formula="of:=IF([.S23]=&quot;x&quot;;&quot;x&quot;;IF([.S23]=&quot;-&quot;;&quot;-&quot;;&quot;&quot;))" office:value-type="string" office:string-value="x" calcext:value-type="string">
            <text:p>x</text:p>
          </table:table-cell>
          <table:table-cell table:formula="of:=IF([.T23]=&quot;x&quot;;&quot;x&quot;;IF([.T23]=&quot;-&quot;;&quot;-&quot;;&quot;&quot;))">
            <text:p/>
          </table:table-cell>
          <table:table-cell table:formula="of:=IF([.U23]=&quot;x&quot;;&quot;x&quot;;IF([.U23]=&quot;-&quot;;&quot;-&quot;;&quot;&quot;))">
            <text:p/>
          </table:table-cell>
          <table:table-cell table:formula="of:=IF([.V23]=&quot;x&quot;;&quot;x&quot;;IF([.V23]=&quot;-&quot;;&quot;-&quot;;&quot;&quot;))">
            <text:p/>
          </table:table-cell>
          <table:table-cell table:formula="of:=IF([.W23]=&quot;x&quot;;&quot;x&quot;;IF([.W23]=&quot;-&quot;;&quot;-&quot;;&quot;&quot;))">
            <text:p/>
          </table:table-cell>
          <table:table-cell table:formula="of:=IF([.X23]=&quot;x&quot;;&quot;x&quot;;IF([.X23]=&quot;-&quot;;&quot;-&quot;;&quot;&quot;))">
            <text:p/>
          </table:table-cell>
          <table:table-cell table:formula="of:=IF([.Y23]=&quot;x&quot;;&quot;x&quot;;IF([.Y23]=&quot;-&quot;;&quot;-&quot;;&quot;&quot;))">
            <text:p/>
          </table:table-cell>
          <table:table-cell table:formula="of:=IF([.Z23]=&quot;x&quot;;&quot;x&quot;;IF([.Z23]=&quot;-&quot;;&quot;-&quot;;&quot;&quot;))">
            <text:p/>
          </table:table-cell>
          <table:table-cell table:formula="of:=IF([.AA23]=&quot;x&quot;;&quot;x&quot;;IF([.AA23]=&quot;-&quot;;&quot;-&quot;;&quot;&quot;))">
            <text:p/>
          </table:table-cell>
          <table:table-cell table:formula="of:=IF([.AB23]=&quot;x&quot;;&quot;x&quot;;IF([.AB23]=&quot;-&quot;;&quot;-&quot;;&quot;&quot;))">
            <text:p/>
          </table:table-cell>
          <table:table-cell table:formula="of:=IF([.AC23]=&quot;x&quot;;&quot;x&quot;;IF([.AC23]=&quot;-&quot;;&quot;-&quot;;&quot;&quot;))">
            <text:p/>
          </table:table-cell>
          <table:table-cell table:formula="of:=IF([.AD23]=&quot;x&quot;;&quot;x&quot;;IF([.AD23]=&quot;-&quot;;&quot;-&quot;;&quot;&quot;))">
            <text:p/>
          </table:table-cell>
          <table:table-cell table:formula="of:=IF([.AE23]=&quot;x&quot;;&quot;x&quot;;IF([.AE23]=&quot;-&quot;;&quot;-&quot;;&quot;&quot;))">
            <text:p/>
          </table:table-cell>
          <table:table-cell table:formula="of:=IF([.AF23]=&quot;x&quot;;&quot;x&quot;;IF([.AF23]=&quot;-&quot;;&quot;-&quot;;&quot;&quot;))">
            <text:p/>
          </table:table-cell>
          <table:table-cell table:formula="of:=IF([.AG23]=&quot;x&quot;;&quot;x&quot;;IF([.AG23]=&quot;-&quot;;&quot;-&quot;;&quot;&quot;))">
            <text:p/>
          </table:table-cell>
          <table:table-cell table:formula="of:=IF([.AH23]=&quot;x&quot;;&quot;x&quot;;IF([.AH23]=&quot;-&quot;;&quot;-&quot;;&quot;&quot;))">
            <text:p/>
          </table:table-cell>
          <table:table-cell table:formula="of:=IF([.AI23]=&quot;x&quot;;&quot;x&quot;;IF([.AI23]=&quot;-&quot;;&quot;-&quot;;&quot;&quot;))">
            <text:p/>
          </table:table-cell>
          <table:table-cell table:formula="of:=IF([.AJ23]=&quot;x&quot;;&quot;x&quot;;IF([.AJ23]=&quot;-&quot;;&quot;-&quot;;&quot;&quot;))">
            <text:p/>
          </table:table-cell>
          <table:table-cell table:formula="of:=IF([.AK23]=&quot;x&quot;;&quot;x&quot;;IF([.AK23]=&quot;-&quot;;&quot;-&quot;;&quot;&quot;))">
            <text:p/>
          </table:table-cell>
          <table:table-cell table:formula="of:=IF([.AL23]=&quot;x&quot;;&quot;x&quot;;IF([.AL23]=&quot;-&quot;;&quot;-&quot;;&quot;&quot;))">
            <text:p/>
          </table:table-cell>
          <table:table-cell table:formula="of:=IF([.AM23]=&quot;x&quot;;&quot;x&quot;;IF([.AM23]=&quot;-&quot;;&quot;-&quot;;&quot;&quot;))">
            <text:p/>
          </table:table-cell>
          <table:table-cell table:formula="of:=IF([.AN23]=&quot;x&quot;;&quot;x&quot;;IF([.AN23]=&quot;-&quot;;&quot;-&quot;;&quot;&quot;))">
            <text:p/>
          </table:table-cell>
          <table:table-cell table:formula="of:=IF([.AO23]=&quot;x&quot;;&quot;x&quot;;IF([.AO2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TST023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3" calcext:value-type="float">
            <text:p>23</text:p>
          </table:table-cell>
          <table:table-cell table:style-name="ce14" table:content-validation-name="val5" office:value-type="float" office:value="45" calcext:value-type="float">
            <text:p>45</text:p>
          </table:table-cell>
          <table:table-cell table:style-name="ce13" table:content-validation-name="val6" office:value-type="string" calcext:value-type="string">
            <text:p>yes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40" calcext:value-type="float">
            <text:p>-4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460" calcext:value-type="float">
            <text:p>46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24]=&quot;x&quot;;&quot;x&quot;;IF([.R24]=&quot;-&quot;;&quot;-&quot;;&quot;&quot;))">
            <text:p/>
          </table:table-cell>
          <table:table-cell table:formula="of:=IF([.S24]=&quot;x&quot;;&quot;x&quot;;IF([.S24]=&quot;-&quot;;&quot;-&quot;;&quot;&quot;))" office:value-type="string" office:string-value="x" calcext:value-type="string">
            <text:p>x</text:p>
          </table:table-cell>
          <table:table-cell table:formula="of:=IF([.T24]=&quot;x&quot;;&quot;x&quot;;IF([.T24]=&quot;-&quot;;&quot;-&quot;;&quot;&quot;))">
            <text:p/>
          </table:table-cell>
          <table:table-cell table:formula="of:=IF([.U24]=&quot;x&quot;;&quot;x&quot;;IF([.U24]=&quot;-&quot;;&quot;-&quot;;&quot;&quot;))">
            <text:p/>
          </table:table-cell>
          <table:table-cell table:formula="of:=IF([.V24]=&quot;x&quot;;&quot;x&quot;;IF([.V24]=&quot;-&quot;;&quot;-&quot;;&quot;&quot;))">
            <text:p/>
          </table:table-cell>
          <table:table-cell table:formula="of:=IF([.W24]=&quot;x&quot;;&quot;x&quot;;IF([.W24]=&quot;-&quot;;&quot;-&quot;;&quot;&quot;))">
            <text:p/>
          </table:table-cell>
          <table:table-cell table:formula="of:=IF([.X24]=&quot;x&quot;;&quot;x&quot;;IF([.X24]=&quot;-&quot;;&quot;-&quot;;&quot;&quot;))">
            <text:p/>
          </table:table-cell>
          <table:table-cell table:formula="of:=IF([.Y24]=&quot;x&quot;;&quot;x&quot;;IF([.Y24]=&quot;-&quot;;&quot;-&quot;;&quot;&quot;))">
            <text:p/>
          </table:table-cell>
          <table:table-cell table:formula="of:=IF([.Z24]=&quot;x&quot;;&quot;x&quot;;IF([.Z24]=&quot;-&quot;;&quot;-&quot;;&quot;&quot;))">
            <text:p/>
          </table:table-cell>
          <table:table-cell table:formula="of:=IF([.AA24]=&quot;x&quot;;&quot;x&quot;;IF([.AA24]=&quot;-&quot;;&quot;-&quot;;&quot;&quot;))">
            <text:p/>
          </table:table-cell>
          <table:table-cell table:formula="of:=IF([.AB24]=&quot;x&quot;;&quot;x&quot;;IF([.AB24]=&quot;-&quot;;&quot;-&quot;;&quot;&quot;))">
            <text:p/>
          </table:table-cell>
          <table:table-cell table:formula="of:=IF([.AC24]=&quot;x&quot;;&quot;x&quot;;IF([.AC24]=&quot;-&quot;;&quot;-&quot;;&quot;&quot;))">
            <text:p/>
          </table:table-cell>
          <table:table-cell table:formula="of:=IF([.AD24]=&quot;x&quot;;&quot;x&quot;;IF([.AD24]=&quot;-&quot;;&quot;-&quot;;&quot;&quot;))">
            <text:p/>
          </table:table-cell>
          <table:table-cell table:formula="of:=IF([.AE24]=&quot;x&quot;;&quot;x&quot;;IF([.AE24]=&quot;-&quot;;&quot;-&quot;;&quot;&quot;))">
            <text:p/>
          </table:table-cell>
          <table:table-cell table:formula="of:=IF([.AF24]=&quot;x&quot;;&quot;x&quot;;IF([.AF24]=&quot;-&quot;;&quot;-&quot;;&quot;&quot;))">
            <text:p/>
          </table:table-cell>
          <table:table-cell table:formula="of:=IF([.AG24]=&quot;x&quot;;&quot;x&quot;;IF([.AG24]=&quot;-&quot;;&quot;-&quot;;&quot;&quot;))">
            <text:p/>
          </table:table-cell>
          <table:table-cell table:formula="of:=IF([.AH24]=&quot;x&quot;;&quot;x&quot;;IF([.AH24]=&quot;-&quot;;&quot;-&quot;;&quot;&quot;))">
            <text:p/>
          </table:table-cell>
          <table:table-cell table:formula="of:=IF([.AI24]=&quot;x&quot;;&quot;x&quot;;IF([.AI24]=&quot;-&quot;;&quot;-&quot;;&quot;&quot;))">
            <text:p/>
          </table:table-cell>
          <table:table-cell table:formula="of:=IF([.AJ24]=&quot;x&quot;;&quot;x&quot;;IF([.AJ24]=&quot;-&quot;;&quot;-&quot;;&quot;&quot;))">
            <text:p/>
          </table:table-cell>
          <table:table-cell table:formula="of:=IF([.AK24]=&quot;x&quot;;&quot;x&quot;;IF([.AK24]=&quot;-&quot;;&quot;-&quot;;&quot;&quot;))">
            <text:p/>
          </table:table-cell>
          <table:table-cell table:formula="of:=IF([.AL24]=&quot;x&quot;;&quot;x&quot;;IF([.AL24]=&quot;-&quot;;&quot;-&quot;;&quot;&quot;))">
            <text:p/>
          </table:table-cell>
          <table:table-cell table:formula="of:=IF([.AM24]=&quot;x&quot;;&quot;x&quot;;IF([.AM24]=&quot;-&quot;;&quot;-&quot;;&quot;&quot;))">
            <text:p/>
          </table:table-cell>
          <table:table-cell table:formula="of:=IF([.AN24]=&quot;x&quot;;&quot;x&quot;;IF([.AN24]=&quot;-&quot;;&quot;-&quot;;&quot;&quot;))">
            <text:p/>
          </table:table-cell>
          <table:table-cell table:formula="of:=IF([.AO24]=&quot;x&quot;;&quot;x&quot;;IF([.AO2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TST024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4" calcext:value-type="float">
            <text:p>24</text:p>
          </table:table-cell>
          <table:table-cell table:style-name="ce14" table:content-validation-name="val5" office:value-type="float" office:value="50" calcext:value-type="float">
            <text:p>5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45" calcext:value-type="float">
            <text:p>-4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480" calcext:value-type="float">
            <text:p>4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25]=&quot;x&quot;;&quot;x&quot;;IF([.R25]=&quot;-&quot;;&quot;-&quot;;&quot;&quot;))">
            <text:p/>
          </table:table-cell>
          <table:table-cell table:formula="of:=IF([.S25]=&quot;x&quot;;&quot;x&quot;;IF([.S25]=&quot;-&quot;;&quot;-&quot;;&quot;&quot;))" office:value-type="string" office:string-value="x" calcext:value-type="string">
            <text:p>x</text:p>
          </table:table-cell>
          <table:table-cell table:formula="of:=IF([.T25]=&quot;x&quot;;&quot;x&quot;;IF([.T25]=&quot;-&quot;;&quot;-&quot;;&quot;&quot;))">
            <text:p/>
          </table:table-cell>
          <table:table-cell table:formula="of:=IF([.U25]=&quot;x&quot;;&quot;x&quot;;IF([.U25]=&quot;-&quot;;&quot;-&quot;;&quot;&quot;))">
            <text:p/>
          </table:table-cell>
          <table:table-cell table:formula="of:=IF([.V25]=&quot;x&quot;;&quot;x&quot;;IF([.V25]=&quot;-&quot;;&quot;-&quot;;&quot;&quot;))">
            <text:p/>
          </table:table-cell>
          <table:table-cell table:formula="of:=IF([.W25]=&quot;x&quot;;&quot;x&quot;;IF([.W25]=&quot;-&quot;;&quot;-&quot;;&quot;&quot;))">
            <text:p/>
          </table:table-cell>
          <table:table-cell table:formula="of:=IF([.X25]=&quot;x&quot;;&quot;x&quot;;IF([.X25]=&quot;-&quot;;&quot;-&quot;;&quot;&quot;))">
            <text:p/>
          </table:table-cell>
          <table:table-cell table:formula="of:=IF([.Y25]=&quot;x&quot;;&quot;x&quot;;IF([.Y25]=&quot;-&quot;;&quot;-&quot;;&quot;&quot;))">
            <text:p/>
          </table:table-cell>
          <table:table-cell table:formula="of:=IF([.Z25]=&quot;x&quot;;&quot;x&quot;;IF([.Z25]=&quot;-&quot;;&quot;-&quot;;&quot;&quot;))">
            <text:p/>
          </table:table-cell>
          <table:table-cell table:formula="of:=IF([.AA25]=&quot;x&quot;;&quot;x&quot;;IF([.AA25]=&quot;-&quot;;&quot;-&quot;;&quot;&quot;))">
            <text:p/>
          </table:table-cell>
          <table:table-cell table:formula="of:=IF([.AB25]=&quot;x&quot;;&quot;x&quot;;IF([.AB25]=&quot;-&quot;;&quot;-&quot;;&quot;&quot;))">
            <text:p/>
          </table:table-cell>
          <table:table-cell table:formula="of:=IF([.AC25]=&quot;x&quot;;&quot;x&quot;;IF([.AC25]=&quot;-&quot;;&quot;-&quot;;&quot;&quot;))">
            <text:p/>
          </table:table-cell>
          <table:table-cell table:formula="of:=IF([.AD25]=&quot;x&quot;;&quot;x&quot;;IF([.AD25]=&quot;-&quot;;&quot;-&quot;;&quot;&quot;))">
            <text:p/>
          </table:table-cell>
          <table:table-cell table:formula="of:=IF([.AE25]=&quot;x&quot;;&quot;x&quot;;IF([.AE25]=&quot;-&quot;;&quot;-&quot;;&quot;&quot;))">
            <text:p/>
          </table:table-cell>
          <table:table-cell table:formula="of:=IF([.AF25]=&quot;x&quot;;&quot;x&quot;;IF([.AF25]=&quot;-&quot;;&quot;-&quot;;&quot;&quot;))">
            <text:p/>
          </table:table-cell>
          <table:table-cell table:formula="of:=IF([.AG25]=&quot;x&quot;;&quot;x&quot;;IF([.AG25]=&quot;-&quot;;&quot;-&quot;;&quot;&quot;))">
            <text:p/>
          </table:table-cell>
          <table:table-cell table:formula="of:=IF([.AH25]=&quot;x&quot;;&quot;x&quot;;IF([.AH25]=&quot;-&quot;;&quot;-&quot;;&quot;&quot;))">
            <text:p/>
          </table:table-cell>
          <table:table-cell table:formula="of:=IF([.AI25]=&quot;x&quot;;&quot;x&quot;;IF([.AI25]=&quot;-&quot;;&quot;-&quot;;&quot;&quot;))">
            <text:p/>
          </table:table-cell>
          <table:table-cell table:formula="of:=IF([.AJ25]=&quot;x&quot;;&quot;x&quot;;IF([.AJ25]=&quot;-&quot;;&quot;-&quot;;&quot;&quot;))">
            <text:p/>
          </table:table-cell>
          <table:table-cell table:formula="of:=IF([.AK25]=&quot;x&quot;;&quot;x&quot;;IF([.AK25]=&quot;-&quot;;&quot;-&quot;;&quot;&quot;))">
            <text:p/>
          </table:table-cell>
          <table:table-cell table:formula="of:=IF([.AL25]=&quot;x&quot;;&quot;x&quot;;IF([.AL25]=&quot;-&quot;;&quot;-&quot;;&quot;&quot;))">
            <text:p/>
          </table:table-cell>
          <table:table-cell table:formula="of:=IF([.AM25]=&quot;x&quot;;&quot;x&quot;;IF([.AM25]=&quot;-&quot;;&quot;-&quot;;&quot;&quot;))">
            <text:p/>
          </table:table-cell>
          <table:table-cell table:formula="of:=IF([.AN25]=&quot;x&quot;;&quot;x&quot;;IF([.AN25]=&quot;-&quot;;&quot;-&quot;;&quot;&quot;))">
            <text:p/>
          </table:table-cell>
          <table:table-cell table:formula="of:=IF([.AO25]=&quot;x&quot;;&quot;x&quot;;IF([.AO2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TST025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5" calcext:value-type="float">
            <text:p>25</text:p>
          </table:table-cell>
          <table:table-cell table:style-name="ce14" table:content-validation-name="val5" office:value-type="float" office:value="55" calcext:value-type="float">
            <text:p>55</text:p>
          </table:table-cell>
          <table:table-cell table:style-name="ce13" table:content-validation-name="val6" office:value-type="string" calcext:value-type="string">
            <text:p>yes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99" calcext:value-type="float">
            <text:p>-99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500" calcext:value-type="float">
            <text:p>50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26]=&quot;x&quot;;&quot;x&quot;;IF([.R26]=&quot;-&quot;;&quot;-&quot;;&quot;&quot;))">
            <text:p/>
          </table:table-cell>
          <table:table-cell table:formula="of:=IF([.S26]=&quot;x&quot;;&quot;x&quot;;IF([.S26]=&quot;-&quot;;&quot;-&quot;;&quot;&quot;))">
            <text:p/>
          </table:table-cell>
          <table:table-cell table:formula="of:=IF([.T26]=&quot;x&quot;;&quot;x&quot;;IF([.T26]=&quot;-&quot;;&quot;-&quot;;&quot;&quot;))" office:value-type="string" office:string-value="x" calcext:value-type="string">
            <text:p>x</text:p>
          </table:table-cell>
          <table:table-cell table:formula="of:=IF([.U26]=&quot;x&quot;;&quot;x&quot;;IF([.U26]=&quot;-&quot;;&quot;-&quot;;&quot;&quot;))">
            <text:p/>
          </table:table-cell>
          <table:table-cell table:formula="of:=IF([.V26]=&quot;x&quot;;&quot;x&quot;;IF([.V26]=&quot;-&quot;;&quot;-&quot;;&quot;&quot;))">
            <text:p/>
          </table:table-cell>
          <table:table-cell table:formula="of:=IF([.W26]=&quot;x&quot;;&quot;x&quot;;IF([.W26]=&quot;-&quot;;&quot;-&quot;;&quot;&quot;))">
            <text:p/>
          </table:table-cell>
          <table:table-cell table:formula="of:=IF([.X26]=&quot;x&quot;;&quot;x&quot;;IF([.X26]=&quot;-&quot;;&quot;-&quot;;&quot;&quot;))">
            <text:p/>
          </table:table-cell>
          <table:table-cell table:formula="of:=IF([.Y26]=&quot;x&quot;;&quot;x&quot;;IF([.Y26]=&quot;-&quot;;&quot;-&quot;;&quot;&quot;))">
            <text:p/>
          </table:table-cell>
          <table:table-cell table:formula="of:=IF([.Z26]=&quot;x&quot;;&quot;x&quot;;IF([.Z26]=&quot;-&quot;;&quot;-&quot;;&quot;&quot;))">
            <text:p/>
          </table:table-cell>
          <table:table-cell table:formula="of:=IF([.AA26]=&quot;x&quot;;&quot;x&quot;;IF([.AA26]=&quot;-&quot;;&quot;-&quot;;&quot;&quot;))">
            <text:p/>
          </table:table-cell>
          <table:table-cell table:formula="of:=IF([.AB26]=&quot;x&quot;;&quot;x&quot;;IF([.AB26]=&quot;-&quot;;&quot;-&quot;;&quot;&quot;))">
            <text:p/>
          </table:table-cell>
          <table:table-cell table:formula="of:=IF([.AC26]=&quot;x&quot;;&quot;x&quot;;IF([.AC26]=&quot;-&quot;;&quot;-&quot;;&quot;&quot;))">
            <text:p/>
          </table:table-cell>
          <table:table-cell table:formula="of:=IF([.AD26]=&quot;x&quot;;&quot;x&quot;;IF([.AD26]=&quot;-&quot;;&quot;-&quot;;&quot;&quot;))">
            <text:p/>
          </table:table-cell>
          <table:table-cell table:formula="of:=IF([.AE26]=&quot;x&quot;;&quot;x&quot;;IF([.AE26]=&quot;-&quot;;&quot;-&quot;;&quot;&quot;))">
            <text:p/>
          </table:table-cell>
          <table:table-cell table:formula="of:=IF([.AF26]=&quot;x&quot;;&quot;x&quot;;IF([.AF26]=&quot;-&quot;;&quot;-&quot;;&quot;&quot;))">
            <text:p/>
          </table:table-cell>
          <table:table-cell table:formula="of:=IF([.AG26]=&quot;x&quot;;&quot;x&quot;;IF([.AG26]=&quot;-&quot;;&quot;-&quot;;&quot;&quot;))">
            <text:p/>
          </table:table-cell>
          <table:table-cell table:formula="of:=IF([.AH26]=&quot;x&quot;;&quot;x&quot;;IF([.AH26]=&quot;-&quot;;&quot;-&quot;;&quot;&quot;))">
            <text:p/>
          </table:table-cell>
          <table:table-cell table:formula="of:=IF([.AI26]=&quot;x&quot;;&quot;x&quot;;IF([.AI26]=&quot;-&quot;;&quot;-&quot;;&quot;&quot;))">
            <text:p/>
          </table:table-cell>
          <table:table-cell table:formula="of:=IF([.AJ26]=&quot;x&quot;;&quot;x&quot;;IF([.AJ26]=&quot;-&quot;;&quot;-&quot;;&quot;&quot;))">
            <text:p/>
          </table:table-cell>
          <table:table-cell table:formula="of:=IF([.AK26]=&quot;x&quot;;&quot;x&quot;;IF([.AK26]=&quot;-&quot;;&quot;-&quot;;&quot;&quot;))">
            <text:p/>
          </table:table-cell>
          <table:table-cell table:formula="of:=IF([.AL26]=&quot;x&quot;;&quot;x&quot;;IF([.AL26]=&quot;-&quot;;&quot;-&quot;;&quot;&quot;))">
            <text:p/>
          </table:table-cell>
          <table:table-cell table:formula="of:=IF([.AM26]=&quot;x&quot;;&quot;x&quot;;IF([.AM26]=&quot;-&quot;;&quot;-&quot;;&quot;&quot;))">
            <text:p/>
          </table:table-cell>
          <table:table-cell table:formula="of:=IF([.AN26]=&quot;x&quot;;&quot;x&quot;;IF([.AN26]=&quot;-&quot;;&quot;-&quot;;&quot;&quot;))">
            <text:p/>
          </table:table-cell>
          <table:table-cell table:formula="of:=IF([.AO26]=&quot;x&quot;;&quot;x&quot;;IF([.AO2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TST026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6" calcext:value-type="float">
            <text:p>26</text:p>
          </table:table-cell>
          <table:table-cell table:style-name="ce14" table:content-validation-name="val5" office:value-type="float" office:value="60" calcext:value-type="float">
            <text:p>6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10" calcext:value-type="float">
            <text:p>1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520" calcext:value-type="float">
            <text:p>5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27]=&quot;x&quot;;&quot;x&quot;;IF([.R27]=&quot;-&quot;;&quot;-&quot;;&quot;&quot;))">
            <text:p/>
          </table:table-cell>
          <table:table-cell table:formula="of:=IF([.S27]=&quot;x&quot;;&quot;x&quot;;IF([.S27]=&quot;-&quot;;&quot;-&quot;;&quot;&quot;))">
            <text:p/>
          </table:table-cell>
          <table:table-cell table:formula="of:=IF([.T27]=&quot;x&quot;;&quot;x&quot;;IF([.T27]=&quot;-&quot;;&quot;-&quot;;&quot;&quot;))" office:value-type="string" office:string-value="x" calcext:value-type="string">
            <text:p>x</text:p>
          </table:table-cell>
          <table:table-cell table:formula="of:=IF([.U27]=&quot;x&quot;;&quot;x&quot;;IF([.U27]=&quot;-&quot;;&quot;-&quot;;&quot;&quot;))">
            <text:p/>
          </table:table-cell>
          <table:table-cell table:formula="of:=IF([.V27]=&quot;x&quot;;&quot;x&quot;;IF([.V27]=&quot;-&quot;;&quot;-&quot;;&quot;&quot;))">
            <text:p/>
          </table:table-cell>
          <table:table-cell table:formula="of:=IF([.W27]=&quot;x&quot;;&quot;x&quot;;IF([.W27]=&quot;-&quot;;&quot;-&quot;;&quot;&quot;))">
            <text:p/>
          </table:table-cell>
          <table:table-cell table:formula="of:=IF([.X27]=&quot;x&quot;;&quot;x&quot;;IF([.X27]=&quot;-&quot;;&quot;-&quot;;&quot;&quot;))">
            <text:p/>
          </table:table-cell>
          <table:table-cell table:formula="of:=IF([.Y27]=&quot;x&quot;;&quot;x&quot;;IF([.Y27]=&quot;-&quot;;&quot;-&quot;;&quot;&quot;))">
            <text:p/>
          </table:table-cell>
          <table:table-cell table:formula="of:=IF([.Z27]=&quot;x&quot;;&quot;x&quot;;IF([.Z27]=&quot;-&quot;;&quot;-&quot;;&quot;&quot;))">
            <text:p/>
          </table:table-cell>
          <table:table-cell table:formula="of:=IF([.AA27]=&quot;x&quot;;&quot;x&quot;;IF([.AA27]=&quot;-&quot;;&quot;-&quot;;&quot;&quot;))">
            <text:p/>
          </table:table-cell>
          <table:table-cell table:formula="of:=IF([.AB27]=&quot;x&quot;;&quot;x&quot;;IF([.AB27]=&quot;-&quot;;&quot;-&quot;;&quot;&quot;))">
            <text:p/>
          </table:table-cell>
          <table:table-cell table:formula="of:=IF([.AC27]=&quot;x&quot;;&quot;x&quot;;IF([.AC27]=&quot;-&quot;;&quot;-&quot;;&quot;&quot;))">
            <text:p/>
          </table:table-cell>
          <table:table-cell table:formula="of:=IF([.AD27]=&quot;x&quot;;&quot;x&quot;;IF([.AD27]=&quot;-&quot;;&quot;-&quot;;&quot;&quot;))">
            <text:p/>
          </table:table-cell>
          <table:table-cell table:formula="of:=IF([.AE27]=&quot;x&quot;;&quot;x&quot;;IF([.AE27]=&quot;-&quot;;&quot;-&quot;;&quot;&quot;))">
            <text:p/>
          </table:table-cell>
          <table:table-cell table:formula="of:=IF([.AF27]=&quot;x&quot;;&quot;x&quot;;IF([.AF27]=&quot;-&quot;;&quot;-&quot;;&quot;&quot;))">
            <text:p/>
          </table:table-cell>
          <table:table-cell table:formula="of:=IF([.AG27]=&quot;x&quot;;&quot;x&quot;;IF([.AG27]=&quot;-&quot;;&quot;-&quot;;&quot;&quot;))">
            <text:p/>
          </table:table-cell>
          <table:table-cell table:formula="of:=IF([.AH27]=&quot;x&quot;;&quot;x&quot;;IF([.AH27]=&quot;-&quot;;&quot;-&quot;;&quot;&quot;))">
            <text:p/>
          </table:table-cell>
          <table:table-cell table:formula="of:=IF([.AI27]=&quot;x&quot;;&quot;x&quot;;IF([.AI27]=&quot;-&quot;;&quot;-&quot;;&quot;&quot;))">
            <text:p/>
          </table:table-cell>
          <table:table-cell table:formula="of:=IF([.AJ27]=&quot;x&quot;;&quot;x&quot;;IF([.AJ27]=&quot;-&quot;;&quot;-&quot;;&quot;&quot;))">
            <text:p/>
          </table:table-cell>
          <table:table-cell table:formula="of:=IF([.AK27]=&quot;x&quot;;&quot;x&quot;;IF([.AK27]=&quot;-&quot;;&quot;-&quot;;&quot;&quot;))">
            <text:p/>
          </table:table-cell>
          <table:table-cell table:formula="of:=IF([.AL27]=&quot;x&quot;;&quot;x&quot;;IF([.AL27]=&quot;-&quot;;&quot;-&quot;;&quot;&quot;))">
            <text:p/>
          </table:table-cell>
          <table:table-cell table:formula="of:=IF([.AM27]=&quot;x&quot;;&quot;x&quot;;IF([.AM27]=&quot;-&quot;;&quot;-&quot;;&quot;&quot;))">
            <text:p/>
          </table:table-cell>
          <table:table-cell table:formula="of:=IF([.AN27]=&quot;x&quot;;&quot;x&quot;;IF([.AN27]=&quot;-&quot;;&quot;-&quot;;&quot;&quot;))">
            <text:p/>
          </table:table-cell>
          <table:table-cell table:formula="of:=IF([.AO27]=&quot;x&quot;;&quot;x&quot;;IF([.AO2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TST027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7" calcext:value-type="float">
            <text:p>27</text:p>
          </table:table-cell>
          <table:table-cell table:number-columns-repeated="3" table:style-name="ce14" table:content-validation-name="val5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5" calcext:value-type="float">
            <text:p>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540" calcext:value-type="float">
            <text:p>54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28]=&quot;x&quot;;&quot;x&quot;;IF([.R28]=&quot;-&quot;;&quot;-&quot;;&quot;&quot;))">
            <text:p/>
          </table:table-cell>
          <table:table-cell table:formula="of:=IF([.S28]=&quot;x&quot;;&quot;x&quot;;IF([.S28]=&quot;-&quot;;&quot;-&quot;;&quot;&quot;))">
            <text:p/>
          </table:table-cell>
          <table:table-cell table:formula="of:=IF([.T28]=&quot;x&quot;;&quot;x&quot;;IF([.T28]=&quot;-&quot;;&quot;-&quot;;&quot;&quot;))" office:value-type="string" office:string-value="x" calcext:value-type="string">
            <text:p>x</text:p>
          </table:table-cell>
          <table:table-cell table:formula="of:=IF([.U28]=&quot;x&quot;;&quot;x&quot;;IF([.U28]=&quot;-&quot;;&quot;-&quot;;&quot;&quot;))">
            <text:p/>
          </table:table-cell>
          <table:table-cell table:formula="of:=IF([.V28]=&quot;x&quot;;&quot;x&quot;;IF([.V28]=&quot;-&quot;;&quot;-&quot;;&quot;&quot;))">
            <text:p/>
          </table:table-cell>
          <table:table-cell table:formula="of:=IF([.W28]=&quot;x&quot;;&quot;x&quot;;IF([.W28]=&quot;-&quot;;&quot;-&quot;;&quot;&quot;))">
            <text:p/>
          </table:table-cell>
          <table:table-cell table:formula="of:=IF([.X28]=&quot;x&quot;;&quot;x&quot;;IF([.X28]=&quot;-&quot;;&quot;-&quot;;&quot;&quot;))">
            <text:p/>
          </table:table-cell>
          <table:table-cell table:formula="of:=IF([.Y28]=&quot;x&quot;;&quot;x&quot;;IF([.Y28]=&quot;-&quot;;&quot;-&quot;;&quot;&quot;))">
            <text:p/>
          </table:table-cell>
          <table:table-cell table:formula="of:=IF([.Z28]=&quot;x&quot;;&quot;x&quot;;IF([.Z28]=&quot;-&quot;;&quot;-&quot;;&quot;&quot;))">
            <text:p/>
          </table:table-cell>
          <table:table-cell table:formula="of:=IF([.AA28]=&quot;x&quot;;&quot;x&quot;;IF([.AA28]=&quot;-&quot;;&quot;-&quot;;&quot;&quot;))">
            <text:p/>
          </table:table-cell>
          <table:table-cell table:formula="of:=IF([.AB28]=&quot;x&quot;;&quot;x&quot;;IF([.AB28]=&quot;-&quot;;&quot;-&quot;;&quot;&quot;))">
            <text:p/>
          </table:table-cell>
          <table:table-cell table:formula="of:=IF([.AC28]=&quot;x&quot;;&quot;x&quot;;IF([.AC28]=&quot;-&quot;;&quot;-&quot;;&quot;&quot;))">
            <text:p/>
          </table:table-cell>
          <table:table-cell table:formula="of:=IF([.AD28]=&quot;x&quot;;&quot;x&quot;;IF([.AD28]=&quot;-&quot;;&quot;-&quot;;&quot;&quot;))">
            <text:p/>
          </table:table-cell>
          <table:table-cell table:formula="of:=IF([.AE28]=&quot;x&quot;;&quot;x&quot;;IF([.AE28]=&quot;-&quot;;&quot;-&quot;;&quot;&quot;))">
            <text:p/>
          </table:table-cell>
          <table:table-cell table:formula="of:=IF([.AF28]=&quot;x&quot;;&quot;x&quot;;IF([.AF28]=&quot;-&quot;;&quot;-&quot;;&quot;&quot;))">
            <text:p/>
          </table:table-cell>
          <table:table-cell table:formula="of:=IF([.AG28]=&quot;x&quot;;&quot;x&quot;;IF([.AG28]=&quot;-&quot;;&quot;-&quot;;&quot;&quot;))">
            <text:p/>
          </table:table-cell>
          <table:table-cell table:formula="of:=IF([.AH28]=&quot;x&quot;;&quot;x&quot;;IF([.AH28]=&quot;-&quot;;&quot;-&quot;;&quot;&quot;))">
            <text:p/>
          </table:table-cell>
          <table:table-cell table:formula="of:=IF([.AI28]=&quot;x&quot;;&quot;x&quot;;IF([.AI28]=&quot;-&quot;;&quot;-&quot;;&quot;&quot;))">
            <text:p/>
          </table:table-cell>
          <table:table-cell table:formula="of:=IF([.AJ28]=&quot;x&quot;;&quot;x&quot;;IF([.AJ28]=&quot;-&quot;;&quot;-&quot;;&quot;&quot;))">
            <text:p/>
          </table:table-cell>
          <table:table-cell table:formula="of:=IF([.AK28]=&quot;x&quot;;&quot;x&quot;;IF([.AK28]=&quot;-&quot;;&quot;-&quot;;&quot;&quot;))">
            <text:p/>
          </table:table-cell>
          <table:table-cell table:formula="of:=IF([.AL28]=&quot;x&quot;;&quot;x&quot;;IF([.AL28]=&quot;-&quot;;&quot;-&quot;;&quot;&quot;))">
            <text:p/>
          </table:table-cell>
          <table:table-cell table:formula="of:=IF([.AM28]=&quot;x&quot;;&quot;x&quot;;IF([.AM28]=&quot;-&quot;;&quot;-&quot;;&quot;&quot;))">
            <text:p/>
          </table:table-cell>
          <table:table-cell table:formula="of:=IF([.AN28]=&quot;x&quot;;&quot;x&quot;;IF([.AN28]=&quot;-&quot;;&quot;-&quot;;&quot;&quot;))">
            <text:p/>
          </table:table-cell>
          <table:table-cell table:formula="of:=IF([.AO28]=&quot;x&quot;;&quot;x&quot;;IF([.AO2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TST028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8" calcext:value-type="float">
            <text:p>28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0" calcext:value-type="float">
            <text:p>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560" calcext:value-type="float">
            <text:p>56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29]=&quot;x&quot;;&quot;x&quot;;IF([.R29]=&quot;-&quot;;&quot;-&quot;;&quot;&quot;))">
            <text:p/>
          </table:table-cell>
          <table:table-cell table:formula="of:=IF([.S29]=&quot;x&quot;;&quot;x&quot;;IF([.S29]=&quot;-&quot;;&quot;-&quot;;&quot;&quot;))">
            <text:p/>
          </table:table-cell>
          <table:table-cell table:formula="of:=IF([.T29]=&quot;x&quot;;&quot;x&quot;;IF([.T29]=&quot;-&quot;;&quot;-&quot;;&quot;&quot;))" office:value-type="string" office:string-value="x" calcext:value-type="string">
            <text:p>x</text:p>
          </table:table-cell>
          <table:table-cell table:formula="of:=IF([.U29]=&quot;x&quot;;&quot;x&quot;;IF([.U29]=&quot;-&quot;;&quot;-&quot;;&quot;&quot;))">
            <text:p/>
          </table:table-cell>
          <table:table-cell table:formula="of:=IF([.V29]=&quot;x&quot;;&quot;x&quot;;IF([.V29]=&quot;-&quot;;&quot;-&quot;;&quot;&quot;))">
            <text:p/>
          </table:table-cell>
          <table:table-cell table:formula="of:=IF([.W29]=&quot;x&quot;;&quot;x&quot;;IF([.W29]=&quot;-&quot;;&quot;-&quot;;&quot;&quot;))">
            <text:p/>
          </table:table-cell>
          <table:table-cell table:formula="of:=IF([.X29]=&quot;x&quot;;&quot;x&quot;;IF([.X29]=&quot;-&quot;;&quot;-&quot;;&quot;&quot;))">
            <text:p/>
          </table:table-cell>
          <table:table-cell table:formula="of:=IF([.Y29]=&quot;x&quot;;&quot;x&quot;;IF([.Y29]=&quot;-&quot;;&quot;-&quot;;&quot;&quot;))">
            <text:p/>
          </table:table-cell>
          <table:table-cell table:formula="of:=IF([.Z29]=&quot;x&quot;;&quot;x&quot;;IF([.Z29]=&quot;-&quot;;&quot;-&quot;;&quot;&quot;))">
            <text:p/>
          </table:table-cell>
          <table:table-cell table:formula="of:=IF([.AA29]=&quot;x&quot;;&quot;x&quot;;IF([.AA29]=&quot;-&quot;;&quot;-&quot;;&quot;&quot;))">
            <text:p/>
          </table:table-cell>
          <table:table-cell table:formula="of:=IF([.AB29]=&quot;x&quot;;&quot;x&quot;;IF([.AB29]=&quot;-&quot;;&quot;-&quot;;&quot;&quot;))">
            <text:p/>
          </table:table-cell>
          <table:table-cell table:formula="of:=IF([.AC29]=&quot;x&quot;;&quot;x&quot;;IF([.AC29]=&quot;-&quot;;&quot;-&quot;;&quot;&quot;))">
            <text:p/>
          </table:table-cell>
          <table:table-cell table:formula="of:=IF([.AD29]=&quot;x&quot;;&quot;x&quot;;IF([.AD29]=&quot;-&quot;;&quot;-&quot;;&quot;&quot;))">
            <text:p/>
          </table:table-cell>
          <table:table-cell table:formula="of:=IF([.AE29]=&quot;x&quot;;&quot;x&quot;;IF([.AE29]=&quot;-&quot;;&quot;-&quot;;&quot;&quot;))">
            <text:p/>
          </table:table-cell>
          <table:table-cell table:formula="of:=IF([.AF29]=&quot;x&quot;;&quot;x&quot;;IF([.AF29]=&quot;-&quot;;&quot;-&quot;;&quot;&quot;))">
            <text:p/>
          </table:table-cell>
          <table:table-cell table:formula="of:=IF([.AG29]=&quot;x&quot;;&quot;x&quot;;IF([.AG29]=&quot;-&quot;;&quot;-&quot;;&quot;&quot;))">
            <text:p/>
          </table:table-cell>
          <table:table-cell table:formula="of:=IF([.AH29]=&quot;x&quot;;&quot;x&quot;;IF([.AH29]=&quot;-&quot;;&quot;-&quot;;&quot;&quot;))">
            <text:p/>
          </table:table-cell>
          <table:table-cell table:formula="of:=IF([.AI29]=&quot;x&quot;;&quot;x&quot;;IF([.AI29]=&quot;-&quot;;&quot;-&quot;;&quot;&quot;))">
            <text:p/>
          </table:table-cell>
          <table:table-cell table:formula="of:=IF([.AJ29]=&quot;x&quot;;&quot;x&quot;;IF([.AJ29]=&quot;-&quot;;&quot;-&quot;;&quot;&quot;))">
            <text:p/>
          </table:table-cell>
          <table:table-cell table:formula="of:=IF([.AK29]=&quot;x&quot;;&quot;x&quot;;IF([.AK29]=&quot;-&quot;;&quot;-&quot;;&quot;&quot;))">
            <text:p/>
          </table:table-cell>
          <table:table-cell table:formula="of:=IF([.AL29]=&quot;x&quot;;&quot;x&quot;;IF([.AL29]=&quot;-&quot;;&quot;-&quot;;&quot;&quot;))">
            <text:p/>
          </table:table-cell>
          <table:table-cell table:formula="of:=IF([.AM29]=&quot;x&quot;;&quot;x&quot;;IF([.AM29]=&quot;-&quot;;&quot;-&quot;;&quot;&quot;))">
            <text:p/>
          </table:table-cell>
          <table:table-cell table:formula="of:=IF([.AN29]=&quot;x&quot;;&quot;x&quot;;IF([.AN29]=&quot;-&quot;;&quot;-&quot;;&quot;&quot;))">
            <text:p/>
          </table:table-cell>
          <table:table-cell table:formula="of:=IF([.AO29]=&quot;x&quot;;&quot;x&quot;;IF([.AO2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TST029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9" calcext:value-type="float">
            <text:p>29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5" calcext:value-type="float">
            <text:p>-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580" calcext:value-type="float">
            <text:p>58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30]=&quot;x&quot;;&quot;x&quot;;IF([.R30]=&quot;-&quot;;&quot;-&quot;;&quot;&quot;))">
            <text:p/>
          </table:table-cell>
          <table:table-cell table:formula="of:=IF([.S30]=&quot;x&quot;;&quot;x&quot;;IF([.S30]=&quot;-&quot;;&quot;-&quot;;&quot;&quot;))">
            <text:p/>
          </table:table-cell>
          <table:table-cell table:formula="of:=IF([.T30]=&quot;x&quot;;&quot;x&quot;;IF([.T30]=&quot;-&quot;;&quot;-&quot;;&quot;&quot;))" office:value-type="string" office:string-value="x" calcext:value-type="string">
            <text:p>x</text:p>
          </table:table-cell>
          <table:table-cell table:formula="of:=IF([.U30]=&quot;x&quot;;&quot;x&quot;;IF([.U30]=&quot;-&quot;;&quot;-&quot;;&quot;&quot;))">
            <text:p/>
          </table:table-cell>
          <table:table-cell table:formula="of:=IF([.V30]=&quot;x&quot;;&quot;x&quot;;IF([.V30]=&quot;-&quot;;&quot;-&quot;;&quot;&quot;))">
            <text:p/>
          </table:table-cell>
          <table:table-cell table:formula="of:=IF([.W30]=&quot;x&quot;;&quot;x&quot;;IF([.W30]=&quot;-&quot;;&quot;-&quot;;&quot;&quot;))">
            <text:p/>
          </table:table-cell>
          <table:table-cell table:formula="of:=IF([.X30]=&quot;x&quot;;&quot;x&quot;;IF([.X30]=&quot;-&quot;;&quot;-&quot;;&quot;&quot;))">
            <text:p/>
          </table:table-cell>
          <table:table-cell table:formula="of:=IF([.Y30]=&quot;x&quot;;&quot;x&quot;;IF([.Y30]=&quot;-&quot;;&quot;-&quot;;&quot;&quot;))">
            <text:p/>
          </table:table-cell>
          <table:table-cell table:formula="of:=IF([.Z30]=&quot;x&quot;;&quot;x&quot;;IF([.Z30]=&quot;-&quot;;&quot;-&quot;;&quot;&quot;))">
            <text:p/>
          </table:table-cell>
          <table:table-cell table:formula="of:=IF([.AA30]=&quot;x&quot;;&quot;x&quot;;IF([.AA30]=&quot;-&quot;;&quot;-&quot;;&quot;&quot;))">
            <text:p/>
          </table:table-cell>
          <table:table-cell table:formula="of:=IF([.AB30]=&quot;x&quot;;&quot;x&quot;;IF([.AB30]=&quot;-&quot;;&quot;-&quot;;&quot;&quot;))">
            <text:p/>
          </table:table-cell>
          <table:table-cell table:formula="of:=IF([.AC30]=&quot;x&quot;;&quot;x&quot;;IF([.AC30]=&quot;-&quot;;&quot;-&quot;;&quot;&quot;))">
            <text:p/>
          </table:table-cell>
          <table:table-cell table:formula="of:=IF([.AD30]=&quot;x&quot;;&quot;x&quot;;IF([.AD30]=&quot;-&quot;;&quot;-&quot;;&quot;&quot;))">
            <text:p/>
          </table:table-cell>
          <table:table-cell table:formula="of:=IF([.AE30]=&quot;x&quot;;&quot;x&quot;;IF([.AE30]=&quot;-&quot;;&quot;-&quot;;&quot;&quot;))">
            <text:p/>
          </table:table-cell>
          <table:table-cell table:formula="of:=IF([.AF30]=&quot;x&quot;;&quot;x&quot;;IF([.AF30]=&quot;-&quot;;&quot;-&quot;;&quot;&quot;))">
            <text:p/>
          </table:table-cell>
          <table:table-cell table:formula="of:=IF([.AG30]=&quot;x&quot;;&quot;x&quot;;IF([.AG30]=&quot;-&quot;;&quot;-&quot;;&quot;&quot;))">
            <text:p/>
          </table:table-cell>
          <table:table-cell table:formula="of:=IF([.AH30]=&quot;x&quot;;&quot;x&quot;;IF([.AH30]=&quot;-&quot;;&quot;-&quot;;&quot;&quot;))">
            <text:p/>
          </table:table-cell>
          <table:table-cell table:formula="of:=IF([.AI30]=&quot;x&quot;;&quot;x&quot;;IF([.AI30]=&quot;-&quot;;&quot;-&quot;;&quot;&quot;))">
            <text:p/>
          </table:table-cell>
          <table:table-cell table:formula="of:=IF([.AJ30]=&quot;x&quot;;&quot;x&quot;;IF([.AJ30]=&quot;-&quot;;&quot;-&quot;;&quot;&quot;))">
            <text:p/>
          </table:table-cell>
          <table:table-cell table:formula="of:=IF([.AK30]=&quot;x&quot;;&quot;x&quot;;IF([.AK30]=&quot;-&quot;;&quot;-&quot;;&quot;&quot;))">
            <text:p/>
          </table:table-cell>
          <table:table-cell table:formula="of:=IF([.AL30]=&quot;x&quot;;&quot;x&quot;;IF([.AL30]=&quot;-&quot;;&quot;-&quot;;&quot;&quot;))">
            <text:p/>
          </table:table-cell>
          <table:table-cell table:formula="of:=IF([.AM30]=&quot;x&quot;;&quot;x&quot;;IF([.AM30]=&quot;-&quot;;&quot;-&quot;;&quot;&quot;))">
            <text:p/>
          </table:table-cell>
          <table:table-cell table:formula="of:=IF([.AN30]=&quot;x&quot;;&quot;x&quot;;IF([.AN30]=&quot;-&quot;;&quot;-&quot;;&quot;&quot;))">
            <text:p/>
          </table:table-cell>
          <table:table-cell table:formula="of:=IF([.AO30]=&quot;x&quot;;&quot;x&quot;;IF([.AO3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TST030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30" calcext:value-type="float">
            <text:p>30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10" calcext:value-type="float">
            <text:p>-1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600" calcext:value-type="float">
            <text:p>60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31]=&quot;x&quot;;&quot;x&quot;;IF([.R31]=&quot;-&quot;;&quot;-&quot;;&quot;&quot;))">
            <text:p/>
          </table:table-cell>
          <table:table-cell table:formula="of:=IF([.S31]=&quot;x&quot;;&quot;x&quot;;IF([.S31]=&quot;-&quot;;&quot;-&quot;;&quot;&quot;))">
            <text:p/>
          </table:table-cell>
          <table:table-cell table:formula="of:=IF([.T31]=&quot;x&quot;;&quot;x&quot;;IF([.T31]=&quot;-&quot;;&quot;-&quot;;&quot;&quot;))" office:value-type="string" office:string-value="x" calcext:value-type="string">
            <text:p>x</text:p>
          </table:table-cell>
          <table:table-cell table:formula="of:=IF([.U31]=&quot;x&quot;;&quot;x&quot;;IF([.U31]=&quot;-&quot;;&quot;-&quot;;&quot;&quot;))">
            <text:p/>
          </table:table-cell>
          <table:table-cell table:formula="of:=IF([.V31]=&quot;x&quot;;&quot;x&quot;;IF([.V31]=&quot;-&quot;;&quot;-&quot;;&quot;&quot;))">
            <text:p/>
          </table:table-cell>
          <table:table-cell table:formula="of:=IF([.W31]=&quot;x&quot;;&quot;x&quot;;IF([.W31]=&quot;-&quot;;&quot;-&quot;;&quot;&quot;))">
            <text:p/>
          </table:table-cell>
          <table:table-cell table:formula="of:=IF([.X31]=&quot;x&quot;;&quot;x&quot;;IF([.X31]=&quot;-&quot;;&quot;-&quot;;&quot;&quot;))">
            <text:p/>
          </table:table-cell>
          <table:table-cell table:formula="of:=IF([.Y31]=&quot;x&quot;;&quot;x&quot;;IF([.Y31]=&quot;-&quot;;&quot;-&quot;;&quot;&quot;))">
            <text:p/>
          </table:table-cell>
          <table:table-cell table:formula="of:=IF([.Z31]=&quot;x&quot;;&quot;x&quot;;IF([.Z31]=&quot;-&quot;;&quot;-&quot;;&quot;&quot;))">
            <text:p/>
          </table:table-cell>
          <table:table-cell table:formula="of:=IF([.AA31]=&quot;x&quot;;&quot;x&quot;;IF([.AA31]=&quot;-&quot;;&quot;-&quot;;&quot;&quot;))">
            <text:p/>
          </table:table-cell>
          <table:table-cell table:formula="of:=IF([.AB31]=&quot;x&quot;;&quot;x&quot;;IF([.AB31]=&quot;-&quot;;&quot;-&quot;;&quot;&quot;))">
            <text:p/>
          </table:table-cell>
          <table:table-cell table:formula="of:=IF([.AC31]=&quot;x&quot;;&quot;x&quot;;IF([.AC31]=&quot;-&quot;;&quot;-&quot;;&quot;&quot;))">
            <text:p/>
          </table:table-cell>
          <table:table-cell table:formula="of:=IF([.AD31]=&quot;x&quot;;&quot;x&quot;;IF([.AD31]=&quot;-&quot;;&quot;-&quot;;&quot;&quot;))">
            <text:p/>
          </table:table-cell>
          <table:table-cell table:formula="of:=IF([.AE31]=&quot;x&quot;;&quot;x&quot;;IF([.AE31]=&quot;-&quot;;&quot;-&quot;;&quot;&quot;))">
            <text:p/>
          </table:table-cell>
          <table:table-cell table:formula="of:=IF([.AF31]=&quot;x&quot;;&quot;x&quot;;IF([.AF31]=&quot;-&quot;;&quot;-&quot;;&quot;&quot;))">
            <text:p/>
          </table:table-cell>
          <table:table-cell table:formula="of:=IF([.AG31]=&quot;x&quot;;&quot;x&quot;;IF([.AG31]=&quot;-&quot;;&quot;-&quot;;&quot;&quot;))">
            <text:p/>
          </table:table-cell>
          <table:table-cell table:formula="of:=IF([.AH31]=&quot;x&quot;;&quot;x&quot;;IF([.AH31]=&quot;-&quot;;&quot;-&quot;;&quot;&quot;))">
            <text:p/>
          </table:table-cell>
          <table:table-cell table:formula="of:=IF([.AI31]=&quot;x&quot;;&quot;x&quot;;IF([.AI31]=&quot;-&quot;;&quot;-&quot;;&quot;&quot;))">
            <text:p/>
          </table:table-cell>
          <table:table-cell table:formula="of:=IF([.AJ31]=&quot;x&quot;;&quot;x&quot;;IF([.AJ31]=&quot;-&quot;;&quot;-&quot;;&quot;&quot;))">
            <text:p/>
          </table:table-cell>
          <table:table-cell table:formula="of:=IF([.AK31]=&quot;x&quot;;&quot;x&quot;;IF([.AK31]=&quot;-&quot;;&quot;-&quot;;&quot;&quot;))">
            <text:p/>
          </table:table-cell>
          <table:table-cell table:formula="of:=IF([.AL31]=&quot;x&quot;;&quot;x&quot;;IF([.AL31]=&quot;-&quot;;&quot;-&quot;;&quot;&quot;))">
            <text:p/>
          </table:table-cell>
          <table:table-cell table:formula="of:=IF([.AM31]=&quot;x&quot;;&quot;x&quot;;IF([.AM31]=&quot;-&quot;;&quot;-&quot;;&quot;&quot;))">
            <text:p/>
          </table:table-cell>
          <table:table-cell table:formula="of:=IF([.AN31]=&quot;x&quot;;&quot;x&quot;;IF([.AN31]=&quot;-&quot;;&quot;-&quot;;&quot;&quot;))">
            <text:p/>
          </table:table-cell>
          <table:table-cell table:formula="of:=IF([.AO31]=&quot;x&quot;;&quot;x&quot;;IF([.AO3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TST031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31" calcext:value-type="float">
            <text:p>3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15" calcext:value-type="float">
            <text:p>-1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620" calcext:value-type="float">
            <text:p>6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32]=&quot;x&quot;;&quot;x&quot;;IF([.R32]=&quot;-&quot;;&quot;-&quot;;&quot;&quot;))">
            <text:p/>
          </table:table-cell>
          <table:table-cell table:formula="of:=IF([.S32]=&quot;x&quot;;&quot;x&quot;;IF([.S32]=&quot;-&quot;;&quot;-&quot;;&quot;&quot;))">
            <text:p/>
          </table:table-cell>
          <table:table-cell table:formula="of:=IF([.T32]=&quot;x&quot;;&quot;x&quot;;IF([.T32]=&quot;-&quot;;&quot;-&quot;;&quot;&quot;))" office:value-type="string" office:string-value="x" calcext:value-type="string">
            <text:p>x</text:p>
          </table:table-cell>
          <table:table-cell table:formula="of:=IF([.U32]=&quot;x&quot;;&quot;x&quot;;IF([.U32]=&quot;-&quot;;&quot;-&quot;;&quot;&quot;))">
            <text:p/>
          </table:table-cell>
          <table:table-cell table:formula="of:=IF([.V32]=&quot;x&quot;;&quot;x&quot;;IF([.V32]=&quot;-&quot;;&quot;-&quot;;&quot;&quot;))">
            <text:p/>
          </table:table-cell>
          <table:table-cell table:formula="of:=IF([.W32]=&quot;x&quot;;&quot;x&quot;;IF([.W32]=&quot;-&quot;;&quot;-&quot;;&quot;&quot;))">
            <text:p/>
          </table:table-cell>
          <table:table-cell table:formula="of:=IF([.X32]=&quot;x&quot;;&quot;x&quot;;IF([.X32]=&quot;-&quot;;&quot;-&quot;;&quot;&quot;))">
            <text:p/>
          </table:table-cell>
          <table:table-cell table:formula="of:=IF([.Y32]=&quot;x&quot;;&quot;x&quot;;IF([.Y32]=&quot;-&quot;;&quot;-&quot;;&quot;&quot;))">
            <text:p/>
          </table:table-cell>
          <table:table-cell table:formula="of:=IF([.Z32]=&quot;x&quot;;&quot;x&quot;;IF([.Z32]=&quot;-&quot;;&quot;-&quot;;&quot;&quot;))">
            <text:p/>
          </table:table-cell>
          <table:table-cell table:formula="of:=IF([.AA32]=&quot;x&quot;;&quot;x&quot;;IF([.AA32]=&quot;-&quot;;&quot;-&quot;;&quot;&quot;))">
            <text:p/>
          </table:table-cell>
          <table:table-cell table:formula="of:=IF([.AB32]=&quot;x&quot;;&quot;x&quot;;IF([.AB32]=&quot;-&quot;;&quot;-&quot;;&quot;&quot;))">
            <text:p/>
          </table:table-cell>
          <table:table-cell table:formula="of:=IF([.AC32]=&quot;x&quot;;&quot;x&quot;;IF([.AC32]=&quot;-&quot;;&quot;-&quot;;&quot;&quot;))">
            <text:p/>
          </table:table-cell>
          <table:table-cell table:formula="of:=IF([.AD32]=&quot;x&quot;;&quot;x&quot;;IF([.AD32]=&quot;-&quot;;&quot;-&quot;;&quot;&quot;))">
            <text:p/>
          </table:table-cell>
          <table:table-cell table:formula="of:=IF([.AE32]=&quot;x&quot;;&quot;x&quot;;IF([.AE32]=&quot;-&quot;;&quot;-&quot;;&quot;&quot;))">
            <text:p/>
          </table:table-cell>
          <table:table-cell table:formula="of:=IF([.AF32]=&quot;x&quot;;&quot;x&quot;;IF([.AF32]=&quot;-&quot;;&quot;-&quot;;&quot;&quot;))">
            <text:p/>
          </table:table-cell>
          <table:table-cell table:formula="of:=IF([.AG32]=&quot;x&quot;;&quot;x&quot;;IF([.AG32]=&quot;-&quot;;&quot;-&quot;;&quot;&quot;))">
            <text:p/>
          </table:table-cell>
          <table:table-cell table:formula="of:=IF([.AH32]=&quot;x&quot;;&quot;x&quot;;IF([.AH32]=&quot;-&quot;;&quot;-&quot;;&quot;&quot;))">
            <text:p/>
          </table:table-cell>
          <table:table-cell table:formula="of:=IF([.AI32]=&quot;x&quot;;&quot;x&quot;;IF([.AI32]=&quot;-&quot;;&quot;-&quot;;&quot;&quot;))">
            <text:p/>
          </table:table-cell>
          <table:table-cell table:formula="of:=IF([.AJ32]=&quot;x&quot;;&quot;x&quot;;IF([.AJ32]=&quot;-&quot;;&quot;-&quot;;&quot;&quot;))">
            <text:p/>
          </table:table-cell>
          <table:table-cell table:formula="of:=IF([.AK32]=&quot;x&quot;;&quot;x&quot;;IF([.AK32]=&quot;-&quot;;&quot;-&quot;;&quot;&quot;))">
            <text:p/>
          </table:table-cell>
          <table:table-cell table:formula="of:=IF([.AL32]=&quot;x&quot;;&quot;x&quot;;IF([.AL32]=&quot;-&quot;;&quot;-&quot;;&quot;&quot;))">
            <text:p/>
          </table:table-cell>
          <table:table-cell table:formula="of:=IF([.AM32]=&quot;x&quot;;&quot;x&quot;;IF([.AM32]=&quot;-&quot;;&quot;-&quot;;&quot;&quot;))">
            <text:p/>
          </table:table-cell>
          <table:table-cell table:formula="of:=IF([.AN32]=&quot;x&quot;;&quot;x&quot;;IF([.AN32]=&quot;-&quot;;&quot;-&quot;;&quot;&quot;))">
            <text:p/>
          </table:table-cell>
          <table:table-cell table:formula="of:=IF([.AO32]=&quot;x&quot;;&quot;x&quot;;IF([.AO3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TST032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32" calcext:value-type="float">
            <text:p>3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20" calcext:value-type="float">
            <text:p>-2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640" calcext:value-type="float">
            <text:p>64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33]=&quot;x&quot;;&quot;x&quot;;IF([.R33]=&quot;-&quot;;&quot;-&quot;;&quot;&quot;))">
            <text:p/>
          </table:table-cell>
          <table:table-cell table:formula="of:=IF([.S33]=&quot;x&quot;;&quot;x&quot;;IF([.S33]=&quot;-&quot;;&quot;-&quot;;&quot;&quot;))">
            <text:p/>
          </table:table-cell>
          <table:table-cell table:formula="of:=IF([.T33]=&quot;x&quot;;&quot;x&quot;;IF([.T33]=&quot;-&quot;;&quot;-&quot;;&quot;&quot;))" office:value-type="string" office:string-value="x" calcext:value-type="string">
            <text:p>x</text:p>
          </table:table-cell>
          <table:table-cell table:formula="of:=IF([.U33]=&quot;x&quot;;&quot;x&quot;;IF([.U33]=&quot;-&quot;;&quot;-&quot;;&quot;&quot;))">
            <text:p/>
          </table:table-cell>
          <table:table-cell table:formula="of:=IF([.V33]=&quot;x&quot;;&quot;x&quot;;IF([.V33]=&quot;-&quot;;&quot;-&quot;;&quot;&quot;))">
            <text:p/>
          </table:table-cell>
          <table:table-cell table:formula="of:=IF([.W33]=&quot;x&quot;;&quot;x&quot;;IF([.W33]=&quot;-&quot;;&quot;-&quot;;&quot;&quot;))">
            <text:p/>
          </table:table-cell>
          <table:table-cell table:formula="of:=IF([.X33]=&quot;x&quot;;&quot;x&quot;;IF([.X33]=&quot;-&quot;;&quot;-&quot;;&quot;&quot;))">
            <text:p/>
          </table:table-cell>
          <table:table-cell table:formula="of:=IF([.Y33]=&quot;x&quot;;&quot;x&quot;;IF([.Y33]=&quot;-&quot;;&quot;-&quot;;&quot;&quot;))">
            <text:p/>
          </table:table-cell>
          <table:table-cell table:formula="of:=IF([.Z33]=&quot;x&quot;;&quot;x&quot;;IF([.Z33]=&quot;-&quot;;&quot;-&quot;;&quot;&quot;))">
            <text:p/>
          </table:table-cell>
          <table:table-cell table:formula="of:=IF([.AA33]=&quot;x&quot;;&quot;x&quot;;IF([.AA33]=&quot;-&quot;;&quot;-&quot;;&quot;&quot;))">
            <text:p/>
          </table:table-cell>
          <table:table-cell table:formula="of:=IF([.AB33]=&quot;x&quot;;&quot;x&quot;;IF([.AB33]=&quot;-&quot;;&quot;-&quot;;&quot;&quot;))">
            <text:p/>
          </table:table-cell>
          <table:table-cell table:formula="of:=IF([.AC33]=&quot;x&quot;;&quot;x&quot;;IF([.AC33]=&quot;-&quot;;&quot;-&quot;;&quot;&quot;))">
            <text:p/>
          </table:table-cell>
          <table:table-cell table:formula="of:=IF([.AD33]=&quot;x&quot;;&quot;x&quot;;IF([.AD33]=&quot;-&quot;;&quot;-&quot;;&quot;&quot;))">
            <text:p/>
          </table:table-cell>
          <table:table-cell table:formula="of:=IF([.AE33]=&quot;x&quot;;&quot;x&quot;;IF([.AE33]=&quot;-&quot;;&quot;-&quot;;&quot;&quot;))">
            <text:p/>
          </table:table-cell>
          <table:table-cell table:formula="of:=IF([.AF33]=&quot;x&quot;;&quot;x&quot;;IF([.AF33]=&quot;-&quot;;&quot;-&quot;;&quot;&quot;))">
            <text:p/>
          </table:table-cell>
          <table:table-cell table:formula="of:=IF([.AG33]=&quot;x&quot;;&quot;x&quot;;IF([.AG33]=&quot;-&quot;;&quot;-&quot;;&quot;&quot;))">
            <text:p/>
          </table:table-cell>
          <table:table-cell table:formula="of:=IF([.AH33]=&quot;x&quot;;&quot;x&quot;;IF([.AH33]=&quot;-&quot;;&quot;-&quot;;&quot;&quot;))">
            <text:p/>
          </table:table-cell>
          <table:table-cell table:formula="of:=IF([.AI33]=&quot;x&quot;;&quot;x&quot;;IF([.AI33]=&quot;-&quot;;&quot;-&quot;;&quot;&quot;))">
            <text:p/>
          </table:table-cell>
          <table:table-cell table:formula="of:=IF([.AJ33]=&quot;x&quot;;&quot;x&quot;;IF([.AJ33]=&quot;-&quot;;&quot;-&quot;;&quot;&quot;))">
            <text:p/>
          </table:table-cell>
          <table:table-cell table:formula="of:=IF([.AK33]=&quot;x&quot;;&quot;x&quot;;IF([.AK33]=&quot;-&quot;;&quot;-&quot;;&quot;&quot;))">
            <text:p/>
          </table:table-cell>
          <table:table-cell table:formula="of:=IF([.AL33]=&quot;x&quot;;&quot;x&quot;;IF([.AL33]=&quot;-&quot;;&quot;-&quot;;&quot;&quot;))">
            <text:p/>
          </table:table-cell>
          <table:table-cell table:formula="of:=IF([.AM33]=&quot;x&quot;;&quot;x&quot;;IF([.AM33]=&quot;-&quot;;&quot;-&quot;;&quot;&quot;))">
            <text:p/>
          </table:table-cell>
          <table:table-cell table:formula="of:=IF([.AN33]=&quot;x&quot;;&quot;x&quot;;IF([.AN33]=&quot;-&quot;;&quot;-&quot;;&quot;&quot;))">
            <text:p/>
          </table:table-cell>
          <table:table-cell table:formula="of:=IF([.AO33]=&quot;x&quot;;&quot;x&quot;;IF([.AO3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TST033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33" calcext:value-type="float">
            <text:p>33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25" calcext:value-type="float">
            <text:p>-2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660" calcext:value-type="float">
            <text:p>66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34]=&quot;x&quot;;&quot;x&quot;;IF([.R34]=&quot;-&quot;;&quot;-&quot;;&quot;&quot;))">
            <text:p/>
          </table:table-cell>
          <table:table-cell table:formula="of:=IF([.S34]=&quot;x&quot;;&quot;x&quot;;IF([.S34]=&quot;-&quot;;&quot;-&quot;;&quot;&quot;))">
            <text:p/>
          </table:table-cell>
          <table:table-cell table:formula="of:=IF([.T34]=&quot;x&quot;;&quot;x&quot;;IF([.T34]=&quot;-&quot;;&quot;-&quot;;&quot;&quot;))" office:value-type="string" office:string-value="x" calcext:value-type="string">
            <text:p>x</text:p>
          </table:table-cell>
          <table:table-cell table:formula="of:=IF([.U34]=&quot;x&quot;;&quot;x&quot;;IF([.U34]=&quot;-&quot;;&quot;-&quot;;&quot;&quot;))">
            <text:p/>
          </table:table-cell>
          <table:table-cell table:formula="of:=IF([.V34]=&quot;x&quot;;&quot;x&quot;;IF([.V34]=&quot;-&quot;;&quot;-&quot;;&quot;&quot;))">
            <text:p/>
          </table:table-cell>
          <table:table-cell table:formula="of:=IF([.W34]=&quot;x&quot;;&quot;x&quot;;IF([.W34]=&quot;-&quot;;&quot;-&quot;;&quot;&quot;))">
            <text:p/>
          </table:table-cell>
          <table:table-cell table:formula="of:=IF([.X34]=&quot;x&quot;;&quot;x&quot;;IF([.X34]=&quot;-&quot;;&quot;-&quot;;&quot;&quot;))">
            <text:p/>
          </table:table-cell>
          <table:table-cell table:formula="of:=IF([.Y34]=&quot;x&quot;;&quot;x&quot;;IF([.Y34]=&quot;-&quot;;&quot;-&quot;;&quot;&quot;))">
            <text:p/>
          </table:table-cell>
          <table:table-cell table:formula="of:=IF([.Z34]=&quot;x&quot;;&quot;x&quot;;IF([.Z34]=&quot;-&quot;;&quot;-&quot;;&quot;&quot;))">
            <text:p/>
          </table:table-cell>
          <table:table-cell table:formula="of:=IF([.AA34]=&quot;x&quot;;&quot;x&quot;;IF([.AA34]=&quot;-&quot;;&quot;-&quot;;&quot;&quot;))">
            <text:p/>
          </table:table-cell>
          <table:table-cell table:formula="of:=IF([.AB34]=&quot;x&quot;;&quot;x&quot;;IF([.AB34]=&quot;-&quot;;&quot;-&quot;;&quot;&quot;))">
            <text:p/>
          </table:table-cell>
          <table:table-cell table:formula="of:=IF([.AC34]=&quot;x&quot;;&quot;x&quot;;IF([.AC34]=&quot;-&quot;;&quot;-&quot;;&quot;&quot;))">
            <text:p/>
          </table:table-cell>
          <table:table-cell table:formula="of:=IF([.AD34]=&quot;x&quot;;&quot;x&quot;;IF([.AD34]=&quot;-&quot;;&quot;-&quot;;&quot;&quot;))">
            <text:p/>
          </table:table-cell>
          <table:table-cell table:formula="of:=IF([.AE34]=&quot;x&quot;;&quot;x&quot;;IF([.AE34]=&quot;-&quot;;&quot;-&quot;;&quot;&quot;))">
            <text:p/>
          </table:table-cell>
          <table:table-cell table:formula="of:=IF([.AF34]=&quot;x&quot;;&quot;x&quot;;IF([.AF34]=&quot;-&quot;;&quot;-&quot;;&quot;&quot;))">
            <text:p/>
          </table:table-cell>
          <table:table-cell table:formula="of:=IF([.AG34]=&quot;x&quot;;&quot;x&quot;;IF([.AG34]=&quot;-&quot;;&quot;-&quot;;&quot;&quot;))">
            <text:p/>
          </table:table-cell>
          <table:table-cell table:formula="of:=IF([.AH34]=&quot;x&quot;;&quot;x&quot;;IF([.AH34]=&quot;-&quot;;&quot;-&quot;;&quot;&quot;))">
            <text:p/>
          </table:table-cell>
          <table:table-cell table:formula="of:=IF([.AI34]=&quot;x&quot;;&quot;x&quot;;IF([.AI34]=&quot;-&quot;;&quot;-&quot;;&quot;&quot;))">
            <text:p/>
          </table:table-cell>
          <table:table-cell table:formula="of:=IF([.AJ34]=&quot;x&quot;;&quot;x&quot;;IF([.AJ34]=&quot;-&quot;;&quot;-&quot;;&quot;&quot;))">
            <text:p/>
          </table:table-cell>
          <table:table-cell table:formula="of:=IF([.AK34]=&quot;x&quot;;&quot;x&quot;;IF([.AK34]=&quot;-&quot;;&quot;-&quot;;&quot;&quot;))">
            <text:p/>
          </table:table-cell>
          <table:table-cell table:formula="of:=IF([.AL34]=&quot;x&quot;;&quot;x&quot;;IF([.AL34]=&quot;-&quot;;&quot;-&quot;;&quot;&quot;))">
            <text:p/>
          </table:table-cell>
          <table:table-cell table:formula="of:=IF([.AM34]=&quot;x&quot;;&quot;x&quot;;IF([.AM34]=&quot;-&quot;;&quot;-&quot;;&quot;&quot;))">
            <text:p/>
          </table:table-cell>
          <table:table-cell table:formula="of:=IF([.AN34]=&quot;x&quot;;&quot;x&quot;;IF([.AN34]=&quot;-&quot;;&quot;-&quot;;&quot;&quot;))">
            <text:p/>
          </table:table-cell>
          <table:table-cell table:formula="of:=IF([.AO34]=&quot;x&quot;;&quot;x&quot;;IF([.AO3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TST034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34" calcext:value-type="float">
            <text:p>34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30" calcext:value-type="float">
            <text:p>-3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680" calcext:value-type="float">
            <text:p>68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35]=&quot;x&quot;;&quot;x&quot;;IF([.R35]=&quot;-&quot;;&quot;-&quot;;&quot;&quot;))">
            <text:p/>
          </table:table-cell>
          <table:table-cell table:formula="of:=IF([.S35]=&quot;x&quot;;&quot;x&quot;;IF([.S35]=&quot;-&quot;;&quot;-&quot;;&quot;&quot;))">
            <text:p/>
          </table:table-cell>
          <table:table-cell table:formula="of:=IF([.T35]=&quot;x&quot;;&quot;x&quot;;IF([.T35]=&quot;-&quot;;&quot;-&quot;;&quot;&quot;))" office:value-type="string" office:string-value="x" calcext:value-type="string">
            <text:p>x</text:p>
          </table:table-cell>
          <table:table-cell table:formula="of:=IF([.U35]=&quot;x&quot;;&quot;x&quot;;IF([.U35]=&quot;-&quot;;&quot;-&quot;;&quot;&quot;))">
            <text:p/>
          </table:table-cell>
          <table:table-cell table:formula="of:=IF([.V35]=&quot;x&quot;;&quot;x&quot;;IF([.V35]=&quot;-&quot;;&quot;-&quot;;&quot;&quot;))">
            <text:p/>
          </table:table-cell>
          <table:table-cell table:formula="of:=IF([.W35]=&quot;x&quot;;&quot;x&quot;;IF([.W35]=&quot;-&quot;;&quot;-&quot;;&quot;&quot;))">
            <text:p/>
          </table:table-cell>
          <table:table-cell table:formula="of:=IF([.X35]=&quot;x&quot;;&quot;x&quot;;IF([.X35]=&quot;-&quot;;&quot;-&quot;;&quot;&quot;))">
            <text:p/>
          </table:table-cell>
          <table:table-cell table:formula="of:=IF([.Y35]=&quot;x&quot;;&quot;x&quot;;IF([.Y35]=&quot;-&quot;;&quot;-&quot;;&quot;&quot;))">
            <text:p/>
          </table:table-cell>
          <table:table-cell table:formula="of:=IF([.Z35]=&quot;x&quot;;&quot;x&quot;;IF([.Z35]=&quot;-&quot;;&quot;-&quot;;&quot;&quot;))">
            <text:p/>
          </table:table-cell>
          <table:table-cell table:formula="of:=IF([.AA35]=&quot;x&quot;;&quot;x&quot;;IF([.AA35]=&quot;-&quot;;&quot;-&quot;;&quot;&quot;))">
            <text:p/>
          </table:table-cell>
          <table:table-cell table:formula="of:=IF([.AB35]=&quot;x&quot;;&quot;x&quot;;IF([.AB35]=&quot;-&quot;;&quot;-&quot;;&quot;&quot;))">
            <text:p/>
          </table:table-cell>
          <table:table-cell table:formula="of:=IF([.AC35]=&quot;x&quot;;&quot;x&quot;;IF([.AC35]=&quot;-&quot;;&quot;-&quot;;&quot;&quot;))">
            <text:p/>
          </table:table-cell>
          <table:table-cell table:formula="of:=IF([.AD35]=&quot;x&quot;;&quot;x&quot;;IF([.AD35]=&quot;-&quot;;&quot;-&quot;;&quot;&quot;))">
            <text:p/>
          </table:table-cell>
          <table:table-cell table:formula="of:=IF([.AE35]=&quot;x&quot;;&quot;x&quot;;IF([.AE35]=&quot;-&quot;;&quot;-&quot;;&quot;&quot;))">
            <text:p/>
          </table:table-cell>
          <table:table-cell table:formula="of:=IF([.AF35]=&quot;x&quot;;&quot;x&quot;;IF([.AF35]=&quot;-&quot;;&quot;-&quot;;&quot;&quot;))">
            <text:p/>
          </table:table-cell>
          <table:table-cell table:formula="of:=IF([.AG35]=&quot;x&quot;;&quot;x&quot;;IF([.AG35]=&quot;-&quot;;&quot;-&quot;;&quot;&quot;))">
            <text:p/>
          </table:table-cell>
          <table:table-cell table:formula="of:=IF([.AH35]=&quot;x&quot;;&quot;x&quot;;IF([.AH35]=&quot;-&quot;;&quot;-&quot;;&quot;&quot;))">
            <text:p/>
          </table:table-cell>
          <table:table-cell table:formula="of:=IF([.AI35]=&quot;x&quot;;&quot;x&quot;;IF([.AI35]=&quot;-&quot;;&quot;-&quot;;&quot;&quot;))">
            <text:p/>
          </table:table-cell>
          <table:table-cell table:formula="of:=IF([.AJ35]=&quot;x&quot;;&quot;x&quot;;IF([.AJ35]=&quot;-&quot;;&quot;-&quot;;&quot;&quot;))">
            <text:p/>
          </table:table-cell>
          <table:table-cell table:formula="of:=IF([.AK35]=&quot;x&quot;;&quot;x&quot;;IF([.AK35]=&quot;-&quot;;&quot;-&quot;;&quot;&quot;))">
            <text:p/>
          </table:table-cell>
          <table:table-cell table:formula="of:=IF([.AL35]=&quot;x&quot;;&quot;x&quot;;IF([.AL35]=&quot;-&quot;;&quot;-&quot;;&quot;&quot;))">
            <text:p/>
          </table:table-cell>
          <table:table-cell table:formula="of:=IF([.AM35]=&quot;x&quot;;&quot;x&quot;;IF([.AM35]=&quot;-&quot;;&quot;-&quot;;&quot;&quot;))">
            <text:p/>
          </table:table-cell>
          <table:table-cell table:formula="of:=IF([.AN35]=&quot;x&quot;;&quot;x&quot;;IF([.AN35]=&quot;-&quot;;&quot;-&quot;;&quot;&quot;))">
            <text:p/>
          </table:table-cell>
          <table:table-cell table:formula="of:=IF([.AO35]=&quot;x&quot;;&quot;x&quot;;IF([.AO3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TST035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35" calcext:value-type="float">
            <text:p>35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35" calcext:value-type="float">
            <text:p>-3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700" calcext:value-type="float">
            <text:p>70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36]=&quot;x&quot;;&quot;x&quot;;IF([.R36]=&quot;-&quot;;&quot;-&quot;;&quot;&quot;))">
            <text:p/>
          </table:table-cell>
          <table:table-cell table:formula="of:=IF([.S36]=&quot;x&quot;;&quot;x&quot;;IF([.S36]=&quot;-&quot;;&quot;-&quot;;&quot;&quot;))">
            <text:p/>
          </table:table-cell>
          <table:table-cell table:formula="of:=IF([.T36]=&quot;x&quot;;&quot;x&quot;;IF([.T36]=&quot;-&quot;;&quot;-&quot;;&quot;&quot;))" office:value-type="string" office:string-value="x" calcext:value-type="string">
            <text:p>x</text:p>
          </table:table-cell>
          <table:table-cell table:formula="of:=IF([.U36]=&quot;x&quot;;&quot;x&quot;;IF([.U36]=&quot;-&quot;;&quot;-&quot;;&quot;&quot;))">
            <text:p/>
          </table:table-cell>
          <table:table-cell table:formula="of:=IF([.V36]=&quot;x&quot;;&quot;x&quot;;IF([.V36]=&quot;-&quot;;&quot;-&quot;;&quot;&quot;))">
            <text:p/>
          </table:table-cell>
          <table:table-cell table:formula="of:=IF([.W36]=&quot;x&quot;;&quot;x&quot;;IF([.W36]=&quot;-&quot;;&quot;-&quot;;&quot;&quot;))">
            <text:p/>
          </table:table-cell>
          <table:table-cell table:formula="of:=IF([.X36]=&quot;x&quot;;&quot;x&quot;;IF([.X36]=&quot;-&quot;;&quot;-&quot;;&quot;&quot;))">
            <text:p/>
          </table:table-cell>
          <table:table-cell table:formula="of:=IF([.Y36]=&quot;x&quot;;&quot;x&quot;;IF([.Y36]=&quot;-&quot;;&quot;-&quot;;&quot;&quot;))">
            <text:p/>
          </table:table-cell>
          <table:table-cell table:formula="of:=IF([.Z36]=&quot;x&quot;;&quot;x&quot;;IF([.Z36]=&quot;-&quot;;&quot;-&quot;;&quot;&quot;))">
            <text:p/>
          </table:table-cell>
          <table:table-cell table:formula="of:=IF([.AA36]=&quot;x&quot;;&quot;x&quot;;IF([.AA36]=&quot;-&quot;;&quot;-&quot;;&quot;&quot;))">
            <text:p/>
          </table:table-cell>
          <table:table-cell table:formula="of:=IF([.AB36]=&quot;x&quot;;&quot;x&quot;;IF([.AB36]=&quot;-&quot;;&quot;-&quot;;&quot;&quot;))">
            <text:p/>
          </table:table-cell>
          <table:table-cell table:formula="of:=IF([.AC36]=&quot;x&quot;;&quot;x&quot;;IF([.AC36]=&quot;-&quot;;&quot;-&quot;;&quot;&quot;))">
            <text:p/>
          </table:table-cell>
          <table:table-cell table:formula="of:=IF([.AD36]=&quot;x&quot;;&quot;x&quot;;IF([.AD36]=&quot;-&quot;;&quot;-&quot;;&quot;&quot;))">
            <text:p/>
          </table:table-cell>
          <table:table-cell table:formula="of:=IF([.AE36]=&quot;x&quot;;&quot;x&quot;;IF([.AE36]=&quot;-&quot;;&quot;-&quot;;&quot;&quot;))">
            <text:p/>
          </table:table-cell>
          <table:table-cell table:formula="of:=IF([.AF36]=&quot;x&quot;;&quot;x&quot;;IF([.AF36]=&quot;-&quot;;&quot;-&quot;;&quot;&quot;))">
            <text:p/>
          </table:table-cell>
          <table:table-cell table:formula="of:=IF([.AG36]=&quot;x&quot;;&quot;x&quot;;IF([.AG36]=&quot;-&quot;;&quot;-&quot;;&quot;&quot;))">
            <text:p/>
          </table:table-cell>
          <table:table-cell table:formula="of:=IF([.AH36]=&quot;x&quot;;&quot;x&quot;;IF([.AH36]=&quot;-&quot;;&quot;-&quot;;&quot;&quot;))">
            <text:p/>
          </table:table-cell>
          <table:table-cell table:formula="of:=IF([.AI36]=&quot;x&quot;;&quot;x&quot;;IF([.AI36]=&quot;-&quot;;&quot;-&quot;;&quot;&quot;))">
            <text:p/>
          </table:table-cell>
          <table:table-cell table:formula="of:=IF([.AJ36]=&quot;x&quot;;&quot;x&quot;;IF([.AJ36]=&quot;-&quot;;&quot;-&quot;;&quot;&quot;))">
            <text:p/>
          </table:table-cell>
          <table:table-cell table:formula="of:=IF([.AK36]=&quot;x&quot;;&quot;x&quot;;IF([.AK36]=&quot;-&quot;;&quot;-&quot;;&quot;&quot;))">
            <text:p/>
          </table:table-cell>
          <table:table-cell table:formula="of:=IF([.AL36]=&quot;x&quot;;&quot;x&quot;;IF([.AL36]=&quot;-&quot;;&quot;-&quot;;&quot;&quot;))">
            <text:p/>
          </table:table-cell>
          <table:table-cell table:formula="of:=IF([.AM36]=&quot;x&quot;;&quot;x&quot;;IF([.AM36]=&quot;-&quot;;&quot;-&quot;;&quot;&quot;))">
            <text:p/>
          </table:table-cell>
          <table:table-cell table:formula="of:=IF([.AN36]=&quot;x&quot;;&quot;x&quot;;IF([.AN36]=&quot;-&quot;;&quot;-&quot;;&quot;&quot;))">
            <text:p/>
          </table:table-cell>
          <table:table-cell table:formula="of:=IF([.AO36]=&quot;x&quot;;&quot;x&quot;;IF([.AO3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TST036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36" calcext:value-type="float">
            <text:p>36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40" calcext:value-type="float">
            <text:p>-4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720" calcext:value-type="float">
            <text:p>7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37]=&quot;x&quot;;&quot;x&quot;;IF([.R37]=&quot;-&quot;;&quot;-&quot;;&quot;&quot;))">
            <text:p/>
          </table:table-cell>
          <table:table-cell table:formula="of:=IF([.S37]=&quot;x&quot;;&quot;x&quot;;IF([.S37]=&quot;-&quot;;&quot;-&quot;;&quot;&quot;))">
            <text:p/>
          </table:table-cell>
          <table:table-cell table:formula="of:=IF([.T37]=&quot;x&quot;;&quot;x&quot;;IF([.T37]=&quot;-&quot;;&quot;-&quot;;&quot;&quot;))" office:value-type="string" office:string-value="x" calcext:value-type="string">
            <text:p>x</text:p>
          </table:table-cell>
          <table:table-cell table:formula="of:=IF([.U37]=&quot;x&quot;;&quot;x&quot;;IF([.U37]=&quot;-&quot;;&quot;-&quot;;&quot;&quot;))">
            <text:p/>
          </table:table-cell>
          <table:table-cell table:formula="of:=IF([.V37]=&quot;x&quot;;&quot;x&quot;;IF([.V37]=&quot;-&quot;;&quot;-&quot;;&quot;&quot;))">
            <text:p/>
          </table:table-cell>
          <table:table-cell table:formula="of:=IF([.W37]=&quot;x&quot;;&quot;x&quot;;IF([.W37]=&quot;-&quot;;&quot;-&quot;;&quot;&quot;))">
            <text:p/>
          </table:table-cell>
          <table:table-cell table:formula="of:=IF([.X37]=&quot;x&quot;;&quot;x&quot;;IF([.X37]=&quot;-&quot;;&quot;-&quot;;&quot;&quot;))">
            <text:p/>
          </table:table-cell>
          <table:table-cell table:formula="of:=IF([.Y37]=&quot;x&quot;;&quot;x&quot;;IF([.Y37]=&quot;-&quot;;&quot;-&quot;;&quot;&quot;))">
            <text:p/>
          </table:table-cell>
          <table:table-cell table:formula="of:=IF([.Z37]=&quot;x&quot;;&quot;x&quot;;IF([.Z37]=&quot;-&quot;;&quot;-&quot;;&quot;&quot;))">
            <text:p/>
          </table:table-cell>
          <table:table-cell table:formula="of:=IF([.AA37]=&quot;x&quot;;&quot;x&quot;;IF([.AA37]=&quot;-&quot;;&quot;-&quot;;&quot;&quot;))">
            <text:p/>
          </table:table-cell>
          <table:table-cell table:formula="of:=IF([.AB37]=&quot;x&quot;;&quot;x&quot;;IF([.AB37]=&quot;-&quot;;&quot;-&quot;;&quot;&quot;))">
            <text:p/>
          </table:table-cell>
          <table:table-cell table:formula="of:=IF([.AC37]=&quot;x&quot;;&quot;x&quot;;IF([.AC37]=&quot;-&quot;;&quot;-&quot;;&quot;&quot;))">
            <text:p/>
          </table:table-cell>
          <table:table-cell table:formula="of:=IF([.AD37]=&quot;x&quot;;&quot;x&quot;;IF([.AD37]=&quot;-&quot;;&quot;-&quot;;&quot;&quot;))">
            <text:p/>
          </table:table-cell>
          <table:table-cell table:formula="of:=IF([.AE37]=&quot;x&quot;;&quot;x&quot;;IF([.AE37]=&quot;-&quot;;&quot;-&quot;;&quot;&quot;))">
            <text:p/>
          </table:table-cell>
          <table:table-cell table:formula="of:=IF([.AF37]=&quot;x&quot;;&quot;x&quot;;IF([.AF37]=&quot;-&quot;;&quot;-&quot;;&quot;&quot;))">
            <text:p/>
          </table:table-cell>
          <table:table-cell table:formula="of:=IF([.AG37]=&quot;x&quot;;&quot;x&quot;;IF([.AG37]=&quot;-&quot;;&quot;-&quot;;&quot;&quot;))">
            <text:p/>
          </table:table-cell>
          <table:table-cell table:formula="of:=IF([.AH37]=&quot;x&quot;;&quot;x&quot;;IF([.AH37]=&quot;-&quot;;&quot;-&quot;;&quot;&quot;))">
            <text:p/>
          </table:table-cell>
          <table:table-cell table:formula="of:=IF([.AI37]=&quot;x&quot;;&quot;x&quot;;IF([.AI37]=&quot;-&quot;;&quot;-&quot;;&quot;&quot;))">
            <text:p/>
          </table:table-cell>
          <table:table-cell table:formula="of:=IF([.AJ37]=&quot;x&quot;;&quot;x&quot;;IF([.AJ37]=&quot;-&quot;;&quot;-&quot;;&quot;&quot;))">
            <text:p/>
          </table:table-cell>
          <table:table-cell table:formula="of:=IF([.AK37]=&quot;x&quot;;&quot;x&quot;;IF([.AK37]=&quot;-&quot;;&quot;-&quot;;&quot;&quot;))">
            <text:p/>
          </table:table-cell>
          <table:table-cell table:formula="of:=IF([.AL37]=&quot;x&quot;;&quot;x&quot;;IF([.AL37]=&quot;-&quot;;&quot;-&quot;;&quot;&quot;))">
            <text:p/>
          </table:table-cell>
          <table:table-cell table:formula="of:=IF([.AM37]=&quot;x&quot;;&quot;x&quot;;IF([.AM37]=&quot;-&quot;;&quot;-&quot;;&quot;&quot;))">
            <text:p/>
          </table:table-cell>
          <table:table-cell table:formula="of:=IF([.AN37]=&quot;x&quot;;&quot;x&quot;;IF([.AN37]=&quot;-&quot;;&quot;-&quot;;&quot;&quot;))">
            <text:p/>
          </table:table-cell>
          <table:table-cell table:formula="of:=IF([.AO37]=&quot;x&quot;;&quot;x&quot;;IF([.AO3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TST037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37" calcext:value-type="float">
            <text:p>37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45" calcext:value-type="float">
            <text:p>-4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740" calcext:value-type="float">
            <text:p>74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38]=&quot;x&quot;;&quot;x&quot;;IF([.R38]=&quot;-&quot;;&quot;-&quot;;&quot;&quot;))">
            <text:p/>
          </table:table-cell>
          <table:table-cell table:formula="of:=IF([.S38]=&quot;x&quot;;&quot;x&quot;;IF([.S38]=&quot;-&quot;;&quot;-&quot;;&quot;&quot;))">
            <text:p/>
          </table:table-cell>
          <table:table-cell table:formula="of:=IF([.T38]=&quot;x&quot;;&quot;x&quot;;IF([.T38]=&quot;-&quot;;&quot;-&quot;;&quot;&quot;))">
            <text:p/>
          </table:table-cell>
          <table:table-cell table:formula="of:=IF([.U38]=&quot;x&quot;;&quot;x&quot;;IF([.U38]=&quot;-&quot;;&quot;-&quot;;&quot;&quot;))" office:value-type="string" office:string-value="x" calcext:value-type="string">
            <text:p>x</text:p>
          </table:table-cell>
          <table:table-cell table:formula="of:=IF([.V38]=&quot;x&quot;;&quot;x&quot;;IF([.V38]=&quot;-&quot;;&quot;-&quot;;&quot;&quot;))">
            <text:p/>
          </table:table-cell>
          <table:table-cell table:formula="of:=IF([.W38]=&quot;x&quot;;&quot;x&quot;;IF([.W38]=&quot;-&quot;;&quot;-&quot;;&quot;&quot;))">
            <text:p/>
          </table:table-cell>
          <table:table-cell table:formula="of:=IF([.X38]=&quot;x&quot;;&quot;x&quot;;IF([.X38]=&quot;-&quot;;&quot;-&quot;;&quot;&quot;))">
            <text:p/>
          </table:table-cell>
          <table:table-cell table:formula="of:=IF([.Y38]=&quot;x&quot;;&quot;x&quot;;IF([.Y38]=&quot;-&quot;;&quot;-&quot;;&quot;&quot;))">
            <text:p/>
          </table:table-cell>
          <table:table-cell table:formula="of:=IF([.Z38]=&quot;x&quot;;&quot;x&quot;;IF([.Z38]=&quot;-&quot;;&quot;-&quot;;&quot;&quot;))">
            <text:p/>
          </table:table-cell>
          <table:table-cell table:formula="of:=IF([.AA38]=&quot;x&quot;;&quot;x&quot;;IF([.AA38]=&quot;-&quot;;&quot;-&quot;;&quot;&quot;))">
            <text:p/>
          </table:table-cell>
          <table:table-cell table:formula="of:=IF([.AB38]=&quot;x&quot;;&quot;x&quot;;IF([.AB38]=&quot;-&quot;;&quot;-&quot;;&quot;&quot;))">
            <text:p/>
          </table:table-cell>
          <table:table-cell table:formula="of:=IF([.AC38]=&quot;x&quot;;&quot;x&quot;;IF([.AC38]=&quot;-&quot;;&quot;-&quot;;&quot;&quot;))">
            <text:p/>
          </table:table-cell>
          <table:table-cell table:formula="of:=IF([.AD38]=&quot;x&quot;;&quot;x&quot;;IF([.AD38]=&quot;-&quot;;&quot;-&quot;;&quot;&quot;))">
            <text:p/>
          </table:table-cell>
          <table:table-cell table:formula="of:=IF([.AE38]=&quot;x&quot;;&quot;x&quot;;IF([.AE38]=&quot;-&quot;;&quot;-&quot;;&quot;&quot;))">
            <text:p/>
          </table:table-cell>
          <table:table-cell table:formula="of:=IF([.AF38]=&quot;x&quot;;&quot;x&quot;;IF([.AF38]=&quot;-&quot;;&quot;-&quot;;&quot;&quot;))">
            <text:p/>
          </table:table-cell>
          <table:table-cell table:formula="of:=IF([.AG38]=&quot;x&quot;;&quot;x&quot;;IF([.AG38]=&quot;-&quot;;&quot;-&quot;;&quot;&quot;))">
            <text:p/>
          </table:table-cell>
          <table:table-cell table:formula="of:=IF([.AH38]=&quot;x&quot;;&quot;x&quot;;IF([.AH38]=&quot;-&quot;;&quot;-&quot;;&quot;&quot;))">
            <text:p/>
          </table:table-cell>
          <table:table-cell table:formula="of:=IF([.AI38]=&quot;x&quot;;&quot;x&quot;;IF([.AI38]=&quot;-&quot;;&quot;-&quot;;&quot;&quot;))">
            <text:p/>
          </table:table-cell>
          <table:table-cell table:formula="of:=IF([.AJ38]=&quot;x&quot;;&quot;x&quot;;IF([.AJ38]=&quot;-&quot;;&quot;-&quot;;&quot;&quot;))">
            <text:p/>
          </table:table-cell>
          <table:table-cell table:formula="of:=IF([.AK38]=&quot;x&quot;;&quot;x&quot;;IF([.AK38]=&quot;-&quot;;&quot;-&quot;;&quot;&quot;))">
            <text:p/>
          </table:table-cell>
          <table:table-cell table:formula="of:=IF([.AL38]=&quot;x&quot;;&quot;x&quot;;IF([.AL38]=&quot;-&quot;;&quot;-&quot;;&quot;&quot;))">
            <text:p/>
          </table:table-cell>
          <table:table-cell table:formula="of:=IF([.AM38]=&quot;x&quot;;&quot;x&quot;;IF([.AM38]=&quot;-&quot;;&quot;-&quot;;&quot;&quot;))">
            <text:p/>
          </table:table-cell>
          <table:table-cell table:formula="of:=IF([.AN38]=&quot;x&quot;;&quot;x&quot;;IF([.AN38]=&quot;-&quot;;&quot;-&quot;;&quot;&quot;))">
            <text:p/>
          </table:table-cell>
          <table:table-cell table:formula="of:=IF([.AO38]=&quot;x&quot;;&quot;x&quot;;IF([.AO3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TST038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38" calcext:value-type="float">
            <text:p>38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99" calcext:value-type="float">
            <text:p>-99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760" calcext:value-type="float">
            <text:p>76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39]=&quot;x&quot;;&quot;x&quot;;IF([.R39]=&quot;-&quot;;&quot;-&quot;;&quot;&quot;))">
            <text:p/>
          </table:table-cell>
          <table:table-cell table:formula="of:=IF([.S39]=&quot;x&quot;;&quot;x&quot;;IF([.S39]=&quot;-&quot;;&quot;-&quot;;&quot;&quot;))">
            <text:p/>
          </table:table-cell>
          <table:table-cell table:formula="of:=IF([.T39]=&quot;x&quot;;&quot;x&quot;;IF([.T39]=&quot;-&quot;;&quot;-&quot;;&quot;&quot;))">
            <text:p/>
          </table:table-cell>
          <table:table-cell table:formula="of:=IF([.U39]=&quot;x&quot;;&quot;x&quot;;IF([.U39]=&quot;-&quot;;&quot;-&quot;;&quot;&quot;))" office:value-type="string" office:string-value="x" calcext:value-type="string">
            <text:p>x</text:p>
          </table:table-cell>
          <table:table-cell table:formula="of:=IF([.V39]=&quot;x&quot;;&quot;x&quot;;IF([.V39]=&quot;-&quot;;&quot;-&quot;;&quot;&quot;))">
            <text:p/>
          </table:table-cell>
          <table:table-cell table:formula="of:=IF([.W39]=&quot;x&quot;;&quot;x&quot;;IF([.W39]=&quot;-&quot;;&quot;-&quot;;&quot;&quot;))">
            <text:p/>
          </table:table-cell>
          <table:table-cell table:formula="of:=IF([.X39]=&quot;x&quot;;&quot;x&quot;;IF([.X39]=&quot;-&quot;;&quot;-&quot;;&quot;&quot;))">
            <text:p/>
          </table:table-cell>
          <table:table-cell table:formula="of:=IF([.Y39]=&quot;x&quot;;&quot;x&quot;;IF([.Y39]=&quot;-&quot;;&quot;-&quot;;&quot;&quot;))">
            <text:p/>
          </table:table-cell>
          <table:table-cell table:formula="of:=IF([.Z39]=&quot;x&quot;;&quot;x&quot;;IF([.Z39]=&quot;-&quot;;&quot;-&quot;;&quot;&quot;))">
            <text:p/>
          </table:table-cell>
          <table:table-cell table:formula="of:=IF([.AA39]=&quot;x&quot;;&quot;x&quot;;IF([.AA39]=&quot;-&quot;;&quot;-&quot;;&quot;&quot;))">
            <text:p/>
          </table:table-cell>
          <table:table-cell table:formula="of:=IF([.AB39]=&quot;x&quot;;&quot;x&quot;;IF([.AB39]=&quot;-&quot;;&quot;-&quot;;&quot;&quot;))">
            <text:p/>
          </table:table-cell>
          <table:table-cell table:formula="of:=IF([.AC39]=&quot;x&quot;;&quot;x&quot;;IF([.AC39]=&quot;-&quot;;&quot;-&quot;;&quot;&quot;))">
            <text:p/>
          </table:table-cell>
          <table:table-cell table:formula="of:=IF([.AD39]=&quot;x&quot;;&quot;x&quot;;IF([.AD39]=&quot;-&quot;;&quot;-&quot;;&quot;&quot;))">
            <text:p/>
          </table:table-cell>
          <table:table-cell table:formula="of:=IF([.AE39]=&quot;x&quot;;&quot;x&quot;;IF([.AE39]=&quot;-&quot;;&quot;-&quot;;&quot;&quot;))">
            <text:p/>
          </table:table-cell>
          <table:table-cell table:formula="of:=IF([.AF39]=&quot;x&quot;;&quot;x&quot;;IF([.AF39]=&quot;-&quot;;&quot;-&quot;;&quot;&quot;))">
            <text:p/>
          </table:table-cell>
          <table:table-cell table:formula="of:=IF([.AG39]=&quot;x&quot;;&quot;x&quot;;IF([.AG39]=&quot;-&quot;;&quot;-&quot;;&quot;&quot;))">
            <text:p/>
          </table:table-cell>
          <table:table-cell table:formula="of:=IF([.AH39]=&quot;x&quot;;&quot;x&quot;;IF([.AH39]=&quot;-&quot;;&quot;-&quot;;&quot;&quot;))">
            <text:p/>
          </table:table-cell>
          <table:table-cell table:formula="of:=IF([.AI39]=&quot;x&quot;;&quot;x&quot;;IF([.AI39]=&quot;-&quot;;&quot;-&quot;;&quot;&quot;))">
            <text:p/>
          </table:table-cell>
          <table:table-cell table:formula="of:=IF([.AJ39]=&quot;x&quot;;&quot;x&quot;;IF([.AJ39]=&quot;-&quot;;&quot;-&quot;;&quot;&quot;))">
            <text:p/>
          </table:table-cell>
          <table:table-cell table:formula="of:=IF([.AK39]=&quot;x&quot;;&quot;x&quot;;IF([.AK39]=&quot;-&quot;;&quot;-&quot;;&quot;&quot;))">
            <text:p/>
          </table:table-cell>
          <table:table-cell table:formula="of:=IF([.AL39]=&quot;x&quot;;&quot;x&quot;;IF([.AL39]=&quot;-&quot;;&quot;-&quot;;&quot;&quot;))">
            <text:p/>
          </table:table-cell>
          <table:table-cell table:formula="of:=IF([.AM39]=&quot;x&quot;;&quot;x&quot;;IF([.AM39]=&quot;-&quot;;&quot;-&quot;;&quot;&quot;))">
            <text:p/>
          </table:table-cell>
          <table:table-cell table:formula="of:=IF([.AN39]=&quot;x&quot;;&quot;x&quot;;IF([.AN39]=&quot;-&quot;;&quot;-&quot;;&quot;&quot;))">
            <text:p/>
          </table:table-cell>
          <table:table-cell table:formula="of:=IF([.AO39]=&quot;x&quot;;&quot;x&quot;;IF([.AO3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TST039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39" calcext:value-type="float">
            <text:p>39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10" calcext:value-type="float">
            <text:p>1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780" calcext:value-type="float">
            <text:p>78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0]=&quot;x&quot;;&quot;x&quot;;IF([.R40]=&quot;-&quot;;&quot;-&quot;;&quot;&quot;))">
            <text:p/>
          </table:table-cell>
          <table:table-cell table:formula="of:=IF([.S40]=&quot;x&quot;;&quot;x&quot;;IF([.S40]=&quot;-&quot;;&quot;-&quot;;&quot;&quot;))">
            <text:p/>
          </table:table-cell>
          <table:table-cell table:formula="of:=IF([.T40]=&quot;x&quot;;&quot;x&quot;;IF([.T40]=&quot;-&quot;;&quot;-&quot;;&quot;&quot;))">
            <text:p/>
          </table:table-cell>
          <table:table-cell table:formula="of:=IF([.U40]=&quot;x&quot;;&quot;x&quot;;IF([.U40]=&quot;-&quot;;&quot;-&quot;;&quot;&quot;))" office:value-type="string" office:string-value="x" calcext:value-type="string">
            <text:p>x</text:p>
          </table:table-cell>
          <table:table-cell table:formula="of:=IF([.V40]=&quot;x&quot;;&quot;x&quot;;IF([.V40]=&quot;-&quot;;&quot;-&quot;;&quot;&quot;))">
            <text:p/>
          </table:table-cell>
          <table:table-cell table:formula="of:=IF([.W40]=&quot;x&quot;;&quot;x&quot;;IF([.W40]=&quot;-&quot;;&quot;-&quot;;&quot;&quot;))">
            <text:p/>
          </table:table-cell>
          <table:table-cell table:formula="of:=IF([.X40]=&quot;x&quot;;&quot;x&quot;;IF([.X40]=&quot;-&quot;;&quot;-&quot;;&quot;&quot;))">
            <text:p/>
          </table:table-cell>
          <table:table-cell table:formula="of:=IF([.Y40]=&quot;x&quot;;&quot;x&quot;;IF([.Y40]=&quot;-&quot;;&quot;-&quot;;&quot;&quot;))">
            <text:p/>
          </table:table-cell>
          <table:table-cell table:formula="of:=IF([.Z40]=&quot;x&quot;;&quot;x&quot;;IF([.Z40]=&quot;-&quot;;&quot;-&quot;;&quot;&quot;))">
            <text:p/>
          </table:table-cell>
          <table:table-cell table:formula="of:=IF([.AA40]=&quot;x&quot;;&quot;x&quot;;IF([.AA40]=&quot;-&quot;;&quot;-&quot;;&quot;&quot;))">
            <text:p/>
          </table:table-cell>
          <table:table-cell table:formula="of:=IF([.AB40]=&quot;x&quot;;&quot;x&quot;;IF([.AB40]=&quot;-&quot;;&quot;-&quot;;&quot;&quot;))">
            <text:p/>
          </table:table-cell>
          <table:table-cell table:formula="of:=IF([.AC40]=&quot;x&quot;;&quot;x&quot;;IF([.AC40]=&quot;-&quot;;&quot;-&quot;;&quot;&quot;))">
            <text:p/>
          </table:table-cell>
          <table:table-cell table:formula="of:=IF([.AD40]=&quot;x&quot;;&quot;x&quot;;IF([.AD40]=&quot;-&quot;;&quot;-&quot;;&quot;&quot;))">
            <text:p/>
          </table:table-cell>
          <table:table-cell table:formula="of:=IF([.AE40]=&quot;x&quot;;&quot;x&quot;;IF([.AE40]=&quot;-&quot;;&quot;-&quot;;&quot;&quot;))">
            <text:p/>
          </table:table-cell>
          <table:table-cell table:formula="of:=IF([.AF40]=&quot;x&quot;;&quot;x&quot;;IF([.AF40]=&quot;-&quot;;&quot;-&quot;;&quot;&quot;))">
            <text:p/>
          </table:table-cell>
          <table:table-cell table:formula="of:=IF([.AG40]=&quot;x&quot;;&quot;x&quot;;IF([.AG40]=&quot;-&quot;;&quot;-&quot;;&quot;&quot;))">
            <text:p/>
          </table:table-cell>
          <table:table-cell table:formula="of:=IF([.AH40]=&quot;x&quot;;&quot;x&quot;;IF([.AH40]=&quot;-&quot;;&quot;-&quot;;&quot;&quot;))">
            <text:p/>
          </table:table-cell>
          <table:table-cell table:formula="of:=IF([.AI40]=&quot;x&quot;;&quot;x&quot;;IF([.AI40]=&quot;-&quot;;&quot;-&quot;;&quot;&quot;))">
            <text:p/>
          </table:table-cell>
          <table:table-cell table:formula="of:=IF([.AJ40]=&quot;x&quot;;&quot;x&quot;;IF([.AJ40]=&quot;-&quot;;&quot;-&quot;;&quot;&quot;))">
            <text:p/>
          </table:table-cell>
          <table:table-cell table:formula="of:=IF([.AK40]=&quot;x&quot;;&quot;x&quot;;IF([.AK40]=&quot;-&quot;;&quot;-&quot;;&quot;&quot;))">
            <text:p/>
          </table:table-cell>
          <table:table-cell table:formula="of:=IF([.AL40]=&quot;x&quot;;&quot;x&quot;;IF([.AL40]=&quot;-&quot;;&quot;-&quot;;&quot;&quot;))">
            <text:p/>
          </table:table-cell>
          <table:table-cell table:formula="of:=IF([.AM40]=&quot;x&quot;;&quot;x&quot;;IF([.AM40]=&quot;-&quot;;&quot;-&quot;;&quot;&quot;))">
            <text:p/>
          </table:table-cell>
          <table:table-cell table:formula="of:=IF([.AN40]=&quot;x&quot;;&quot;x&quot;;IF([.AN40]=&quot;-&quot;;&quot;-&quot;;&quot;&quot;))">
            <text:p/>
          </table:table-cell>
          <table:table-cell table:formula="of:=IF([.AO40]=&quot;x&quot;;&quot;x&quot;;IF([.AO4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TST040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40" calcext:value-type="float">
            <text:p>40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5" calcext:value-type="float">
            <text:p>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800" calcext:value-type="float">
            <text:p>80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1]=&quot;x&quot;;&quot;x&quot;;IF([.R41]=&quot;-&quot;;&quot;-&quot;;&quot;&quot;))">
            <text:p/>
          </table:table-cell>
          <table:table-cell table:formula="of:=IF([.S41]=&quot;x&quot;;&quot;x&quot;;IF([.S41]=&quot;-&quot;;&quot;-&quot;;&quot;&quot;))">
            <text:p/>
          </table:table-cell>
          <table:table-cell table:formula="of:=IF([.T41]=&quot;x&quot;;&quot;x&quot;;IF([.T41]=&quot;-&quot;;&quot;-&quot;;&quot;&quot;))">
            <text:p/>
          </table:table-cell>
          <table:table-cell table:formula="of:=IF([.U41]=&quot;x&quot;;&quot;x&quot;;IF([.U41]=&quot;-&quot;;&quot;-&quot;;&quot;&quot;))" office:value-type="string" office:string-value="x" calcext:value-type="string">
            <text:p>x</text:p>
          </table:table-cell>
          <table:table-cell table:formula="of:=IF([.V41]=&quot;x&quot;;&quot;x&quot;;IF([.V41]=&quot;-&quot;;&quot;-&quot;;&quot;&quot;))">
            <text:p/>
          </table:table-cell>
          <table:table-cell table:formula="of:=IF([.W41]=&quot;x&quot;;&quot;x&quot;;IF([.W41]=&quot;-&quot;;&quot;-&quot;;&quot;&quot;))">
            <text:p/>
          </table:table-cell>
          <table:table-cell table:formula="of:=IF([.X41]=&quot;x&quot;;&quot;x&quot;;IF([.X41]=&quot;-&quot;;&quot;-&quot;;&quot;&quot;))">
            <text:p/>
          </table:table-cell>
          <table:table-cell table:formula="of:=IF([.Y41]=&quot;x&quot;;&quot;x&quot;;IF([.Y41]=&quot;-&quot;;&quot;-&quot;;&quot;&quot;))">
            <text:p/>
          </table:table-cell>
          <table:table-cell table:formula="of:=IF([.Z41]=&quot;x&quot;;&quot;x&quot;;IF([.Z41]=&quot;-&quot;;&quot;-&quot;;&quot;&quot;))">
            <text:p/>
          </table:table-cell>
          <table:table-cell table:formula="of:=IF([.AA41]=&quot;x&quot;;&quot;x&quot;;IF([.AA41]=&quot;-&quot;;&quot;-&quot;;&quot;&quot;))">
            <text:p/>
          </table:table-cell>
          <table:table-cell table:formula="of:=IF([.AB41]=&quot;x&quot;;&quot;x&quot;;IF([.AB41]=&quot;-&quot;;&quot;-&quot;;&quot;&quot;))">
            <text:p/>
          </table:table-cell>
          <table:table-cell table:formula="of:=IF([.AC41]=&quot;x&quot;;&quot;x&quot;;IF([.AC41]=&quot;-&quot;;&quot;-&quot;;&quot;&quot;))">
            <text:p/>
          </table:table-cell>
          <table:table-cell table:formula="of:=IF([.AD41]=&quot;x&quot;;&quot;x&quot;;IF([.AD41]=&quot;-&quot;;&quot;-&quot;;&quot;&quot;))">
            <text:p/>
          </table:table-cell>
          <table:table-cell table:formula="of:=IF([.AE41]=&quot;x&quot;;&quot;x&quot;;IF([.AE41]=&quot;-&quot;;&quot;-&quot;;&quot;&quot;))">
            <text:p/>
          </table:table-cell>
          <table:table-cell table:formula="of:=IF([.AF41]=&quot;x&quot;;&quot;x&quot;;IF([.AF41]=&quot;-&quot;;&quot;-&quot;;&quot;&quot;))">
            <text:p/>
          </table:table-cell>
          <table:table-cell table:formula="of:=IF([.AG41]=&quot;x&quot;;&quot;x&quot;;IF([.AG41]=&quot;-&quot;;&quot;-&quot;;&quot;&quot;))">
            <text:p/>
          </table:table-cell>
          <table:table-cell table:formula="of:=IF([.AH41]=&quot;x&quot;;&quot;x&quot;;IF([.AH41]=&quot;-&quot;;&quot;-&quot;;&quot;&quot;))">
            <text:p/>
          </table:table-cell>
          <table:table-cell table:formula="of:=IF([.AI41]=&quot;x&quot;;&quot;x&quot;;IF([.AI41]=&quot;-&quot;;&quot;-&quot;;&quot;&quot;))">
            <text:p/>
          </table:table-cell>
          <table:table-cell table:formula="of:=IF([.AJ41]=&quot;x&quot;;&quot;x&quot;;IF([.AJ41]=&quot;-&quot;;&quot;-&quot;;&quot;&quot;))">
            <text:p/>
          </table:table-cell>
          <table:table-cell table:formula="of:=IF([.AK41]=&quot;x&quot;;&quot;x&quot;;IF([.AK41]=&quot;-&quot;;&quot;-&quot;;&quot;&quot;))">
            <text:p/>
          </table:table-cell>
          <table:table-cell table:formula="of:=IF([.AL41]=&quot;x&quot;;&quot;x&quot;;IF([.AL41]=&quot;-&quot;;&quot;-&quot;;&quot;&quot;))">
            <text:p/>
          </table:table-cell>
          <table:table-cell table:formula="of:=IF([.AM41]=&quot;x&quot;;&quot;x&quot;;IF([.AM41]=&quot;-&quot;;&quot;-&quot;;&quot;&quot;))">
            <text:p/>
          </table:table-cell>
          <table:table-cell table:formula="of:=IF([.AN41]=&quot;x&quot;;&quot;x&quot;;IF([.AN41]=&quot;-&quot;;&quot;-&quot;;&quot;&quot;))">
            <text:p/>
          </table:table-cell>
          <table:table-cell table:formula="of:=IF([.AO41]=&quot;x&quot;;&quot;x&quot;;IF([.AO4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TST041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41" calcext:value-type="float">
            <text:p>4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0" calcext:value-type="float">
            <text:p>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820" calcext:value-type="float">
            <text:p>82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2]=&quot;x&quot;;&quot;x&quot;;IF([.R42]=&quot;-&quot;;&quot;-&quot;;&quot;&quot;))">
            <text:p/>
          </table:table-cell>
          <table:table-cell table:formula="of:=IF([.S42]=&quot;x&quot;;&quot;x&quot;;IF([.S42]=&quot;-&quot;;&quot;-&quot;;&quot;&quot;))">
            <text:p/>
          </table:table-cell>
          <table:table-cell table:formula="of:=IF([.T42]=&quot;x&quot;;&quot;x&quot;;IF([.T42]=&quot;-&quot;;&quot;-&quot;;&quot;&quot;))">
            <text:p/>
          </table:table-cell>
          <table:table-cell table:formula="of:=IF([.U42]=&quot;x&quot;;&quot;x&quot;;IF([.U42]=&quot;-&quot;;&quot;-&quot;;&quot;&quot;))" office:value-type="string" office:string-value="x" calcext:value-type="string">
            <text:p>x</text:p>
          </table:table-cell>
          <table:table-cell table:formula="of:=IF([.V42]=&quot;x&quot;;&quot;x&quot;;IF([.V42]=&quot;-&quot;;&quot;-&quot;;&quot;&quot;))">
            <text:p/>
          </table:table-cell>
          <table:table-cell table:formula="of:=IF([.W42]=&quot;x&quot;;&quot;x&quot;;IF([.W42]=&quot;-&quot;;&quot;-&quot;;&quot;&quot;))">
            <text:p/>
          </table:table-cell>
          <table:table-cell table:formula="of:=IF([.X42]=&quot;x&quot;;&quot;x&quot;;IF([.X42]=&quot;-&quot;;&quot;-&quot;;&quot;&quot;))">
            <text:p/>
          </table:table-cell>
          <table:table-cell table:formula="of:=IF([.Y42]=&quot;x&quot;;&quot;x&quot;;IF([.Y42]=&quot;-&quot;;&quot;-&quot;;&quot;&quot;))">
            <text:p/>
          </table:table-cell>
          <table:table-cell table:formula="of:=IF([.Z42]=&quot;x&quot;;&quot;x&quot;;IF([.Z42]=&quot;-&quot;;&quot;-&quot;;&quot;&quot;))">
            <text:p/>
          </table:table-cell>
          <table:table-cell table:formula="of:=IF([.AA42]=&quot;x&quot;;&quot;x&quot;;IF([.AA42]=&quot;-&quot;;&quot;-&quot;;&quot;&quot;))">
            <text:p/>
          </table:table-cell>
          <table:table-cell table:formula="of:=IF([.AB42]=&quot;x&quot;;&quot;x&quot;;IF([.AB42]=&quot;-&quot;;&quot;-&quot;;&quot;&quot;))">
            <text:p/>
          </table:table-cell>
          <table:table-cell table:formula="of:=IF([.AC42]=&quot;x&quot;;&quot;x&quot;;IF([.AC42]=&quot;-&quot;;&quot;-&quot;;&quot;&quot;))">
            <text:p/>
          </table:table-cell>
          <table:table-cell table:formula="of:=IF([.AD42]=&quot;x&quot;;&quot;x&quot;;IF([.AD42]=&quot;-&quot;;&quot;-&quot;;&quot;&quot;))">
            <text:p/>
          </table:table-cell>
          <table:table-cell table:formula="of:=IF([.AE42]=&quot;x&quot;;&quot;x&quot;;IF([.AE42]=&quot;-&quot;;&quot;-&quot;;&quot;&quot;))">
            <text:p/>
          </table:table-cell>
          <table:table-cell table:formula="of:=IF([.AF42]=&quot;x&quot;;&quot;x&quot;;IF([.AF42]=&quot;-&quot;;&quot;-&quot;;&quot;&quot;))">
            <text:p/>
          </table:table-cell>
          <table:table-cell table:formula="of:=IF([.AG42]=&quot;x&quot;;&quot;x&quot;;IF([.AG42]=&quot;-&quot;;&quot;-&quot;;&quot;&quot;))">
            <text:p/>
          </table:table-cell>
          <table:table-cell table:formula="of:=IF([.AH42]=&quot;x&quot;;&quot;x&quot;;IF([.AH42]=&quot;-&quot;;&quot;-&quot;;&quot;&quot;))">
            <text:p/>
          </table:table-cell>
          <table:table-cell table:formula="of:=IF([.AI42]=&quot;x&quot;;&quot;x&quot;;IF([.AI42]=&quot;-&quot;;&quot;-&quot;;&quot;&quot;))">
            <text:p/>
          </table:table-cell>
          <table:table-cell table:formula="of:=IF([.AJ42]=&quot;x&quot;;&quot;x&quot;;IF([.AJ42]=&quot;-&quot;;&quot;-&quot;;&quot;&quot;))">
            <text:p/>
          </table:table-cell>
          <table:table-cell table:formula="of:=IF([.AK42]=&quot;x&quot;;&quot;x&quot;;IF([.AK42]=&quot;-&quot;;&quot;-&quot;;&quot;&quot;))">
            <text:p/>
          </table:table-cell>
          <table:table-cell table:formula="of:=IF([.AL42]=&quot;x&quot;;&quot;x&quot;;IF([.AL42]=&quot;-&quot;;&quot;-&quot;;&quot;&quot;))">
            <text:p/>
          </table:table-cell>
          <table:table-cell table:formula="of:=IF([.AM42]=&quot;x&quot;;&quot;x&quot;;IF([.AM42]=&quot;-&quot;;&quot;-&quot;;&quot;&quot;))">
            <text:p/>
          </table:table-cell>
          <table:table-cell table:formula="of:=IF([.AN42]=&quot;x&quot;;&quot;x&quot;;IF([.AN42]=&quot;-&quot;;&quot;-&quot;;&quot;&quot;))">
            <text:p/>
          </table:table-cell>
          <table:table-cell table:formula="of:=IF([.AO42]=&quot;x&quot;;&quot;x&quot;;IF([.AO4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TST042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42" calcext:value-type="float">
            <text:p>4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5" calcext:value-type="float">
            <text:p>-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840" calcext:value-type="float">
            <text:p>84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3]=&quot;x&quot;;&quot;x&quot;;IF([.R43]=&quot;-&quot;;&quot;-&quot;;&quot;&quot;))">
            <text:p/>
          </table:table-cell>
          <table:table-cell table:formula="of:=IF([.S43]=&quot;x&quot;;&quot;x&quot;;IF([.S43]=&quot;-&quot;;&quot;-&quot;;&quot;&quot;))">
            <text:p/>
          </table:table-cell>
          <table:table-cell table:formula="of:=IF([.T43]=&quot;x&quot;;&quot;x&quot;;IF([.T43]=&quot;-&quot;;&quot;-&quot;;&quot;&quot;))">
            <text:p/>
          </table:table-cell>
          <table:table-cell table:formula="of:=IF([.U43]=&quot;x&quot;;&quot;x&quot;;IF([.U43]=&quot;-&quot;;&quot;-&quot;;&quot;&quot;))" office:value-type="string" office:string-value="x" calcext:value-type="string">
            <text:p>x</text:p>
          </table:table-cell>
          <table:table-cell table:formula="of:=IF([.V43]=&quot;x&quot;;&quot;x&quot;;IF([.V43]=&quot;-&quot;;&quot;-&quot;;&quot;&quot;))">
            <text:p/>
          </table:table-cell>
          <table:table-cell table:formula="of:=IF([.W43]=&quot;x&quot;;&quot;x&quot;;IF([.W43]=&quot;-&quot;;&quot;-&quot;;&quot;&quot;))">
            <text:p/>
          </table:table-cell>
          <table:table-cell table:formula="of:=IF([.X43]=&quot;x&quot;;&quot;x&quot;;IF([.X43]=&quot;-&quot;;&quot;-&quot;;&quot;&quot;))">
            <text:p/>
          </table:table-cell>
          <table:table-cell table:formula="of:=IF([.Y43]=&quot;x&quot;;&quot;x&quot;;IF([.Y43]=&quot;-&quot;;&quot;-&quot;;&quot;&quot;))">
            <text:p/>
          </table:table-cell>
          <table:table-cell table:formula="of:=IF([.Z43]=&quot;x&quot;;&quot;x&quot;;IF([.Z43]=&quot;-&quot;;&quot;-&quot;;&quot;&quot;))">
            <text:p/>
          </table:table-cell>
          <table:table-cell table:formula="of:=IF([.AA43]=&quot;x&quot;;&quot;x&quot;;IF([.AA43]=&quot;-&quot;;&quot;-&quot;;&quot;&quot;))">
            <text:p/>
          </table:table-cell>
          <table:table-cell table:formula="of:=IF([.AB43]=&quot;x&quot;;&quot;x&quot;;IF([.AB43]=&quot;-&quot;;&quot;-&quot;;&quot;&quot;))">
            <text:p/>
          </table:table-cell>
          <table:table-cell table:formula="of:=IF([.AC43]=&quot;x&quot;;&quot;x&quot;;IF([.AC43]=&quot;-&quot;;&quot;-&quot;;&quot;&quot;))">
            <text:p/>
          </table:table-cell>
          <table:table-cell table:formula="of:=IF([.AD43]=&quot;x&quot;;&quot;x&quot;;IF([.AD43]=&quot;-&quot;;&quot;-&quot;;&quot;&quot;))">
            <text:p/>
          </table:table-cell>
          <table:table-cell table:formula="of:=IF([.AE43]=&quot;x&quot;;&quot;x&quot;;IF([.AE43]=&quot;-&quot;;&quot;-&quot;;&quot;&quot;))">
            <text:p/>
          </table:table-cell>
          <table:table-cell table:formula="of:=IF([.AF43]=&quot;x&quot;;&quot;x&quot;;IF([.AF43]=&quot;-&quot;;&quot;-&quot;;&quot;&quot;))">
            <text:p/>
          </table:table-cell>
          <table:table-cell table:formula="of:=IF([.AG43]=&quot;x&quot;;&quot;x&quot;;IF([.AG43]=&quot;-&quot;;&quot;-&quot;;&quot;&quot;))">
            <text:p/>
          </table:table-cell>
          <table:table-cell table:formula="of:=IF([.AH43]=&quot;x&quot;;&quot;x&quot;;IF([.AH43]=&quot;-&quot;;&quot;-&quot;;&quot;&quot;))">
            <text:p/>
          </table:table-cell>
          <table:table-cell table:formula="of:=IF([.AI43]=&quot;x&quot;;&quot;x&quot;;IF([.AI43]=&quot;-&quot;;&quot;-&quot;;&quot;&quot;))">
            <text:p/>
          </table:table-cell>
          <table:table-cell table:formula="of:=IF([.AJ43]=&quot;x&quot;;&quot;x&quot;;IF([.AJ43]=&quot;-&quot;;&quot;-&quot;;&quot;&quot;))">
            <text:p/>
          </table:table-cell>
          <table:table-cell table:formula="of:=IF([.AK43]=&quot;x&quot;;&quot;x&quot;;IF([.AK43]=&quot;-&quot;;&quot;-&quot;;&quot;&quot;))">
            <text:p/>
          </table:table-cell>
          <table:table-cell table:formula="of:=IF([.AL43]=&quot;x&quot;;&quot;x&quot;;IF([.AL43]=&quot;-&quot;;&quot;-&quot;;&quot;&quot;))">
            <text:p/>
          </table:table-cell>
          <table:table-cell table:formula="of:=IF([.AM43]=&quot;x&quot;;&quot;x&quot;;IF([.AM43]=&quot;-&quot;;&quot;-&quot;;&quot;&quot;))">
            <text:p/>
          </table:table-cell>
          <table:table-cell table:formula="of:=IF([.AN43]=&quot;x&quot;;&quot;x&quot;;IF([.AN43]=&quot;-&quot;;&quot;-&quot;;&quot;&quot;))">
            <text:p/>
          </table:table-cell>
          <table:table-cell table:formula="of:=IF([.AO43]=&quot;x&quot;;&quot;x&quot;;IF([.AO4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TST043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43" calcext:value-type="float">
            <text:p>43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10" calcext:value-type="float">
            <text:p>-1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860" calcext:value-type="float">
            <text:p>86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4]=&quot;x&quot;;&quot;x&quot;;IF([.R44]=&quot;-&quot;;&quot;-&quot;;&quot;&quot;))">
            <text:p/>
          </table:table-cell>
          <table:table-cell table:formula="of:=IF([.S44]=&quot;x&quot;;&quot;x&quot;;IF([.S44]=&quot;-&quot;;&quot;-&quot;;&quot;&quot;))">
            <text:p/>
          </table:table-cell>
          <table:table-cell table:formula="of:=IF([.T44]=&quot;x&quot;;&quot;x&quot;;IF([.T44]=&quot;-&quot;;&quot;-&quot;;&quot;&quot;))">
            <text:p/>
          </table:table-cell>
          <table:table-cell table:formula="of:=IF([.U44]=&quot;x&quot;;&quot;x&quot;;IF([.U44]=&quot;-&quot;;&quot;-&quot;;&quot;&quot;))" office:value-type="string" office:string-value="x" calcext:value-type="string">
            <text:p>x</text:p>
          </table:table-cell>
          <table:table-cell table:formula="of:=IF([.V44]=&quot;x&quot;;&quot;x&quot;;IF([.V44]=&quot;-&quot;;&quot;-&quot;;&quot;&quot;))">
            <text:p/>
          </table:table-cell>
          <table:table-cell table:formula="of:=IF([.W44]=&quot;x&quot;;&quot;x&quot;;IF([.W44]=&quot;-&quot;;&quot;-&quot;;&quot;&quot;))">
            <text:p/>
          </table:table-cell>
          <table:table-cell table:formula="of:=IF([.X44]=&quot;x&quot;;&quot;x&quot;;IF([.X44]=&quot;-&quot;;&quot;-&quot;;&quot;&quot;))">
            <text:p/>
          </table:table-cell>
          <table:table-cell table:formula="of:=IF([.Y44]=&quot;x&quot;;&quot;x&quot;;IF([.Y44]=&quot;-&quot;;&quot;-&quot;;&quot;&quot;))">
            <text:p/>
          </table:table-cell>
          <table:table-cell table:formula="of:=IF([.Z44]=&quot;x&quot;;&quot;x&quot;;IF([.Z44]=&quot;-&quot;;&quot;-&quot;;&quot;&quot;))">
            <text:p/>
          </table:table-cell>
          <table:table-cell table:formula="of:=IF([.AA44]=&quot;x&quot;;&quot;x&quot;;IF([.AA44]=&quot;-&quot;;&quot;-&quot;;&quot;&quot;))">
            <text:p/>
          </table:table-cell>
          <table:table-cell table:formula="of:=IF([.AB44]=&quot;x&quot;;&quot;x&quot;;IF([.AB44]=&quot;-&quot;;&quot;-&quot;;&quot;&quot;))">
            <text:p/>
          </table:table-cell>
          <table:table-cell table:formula="of:=IF([.AC44]=&quot;x&quot;;&quot;x&quot;;IF([.AC44]=&quot;-&quot;;&quot;-&quot;;&quot;&quot;))">
            <text:p/>
          </table:table-cell>
          <table:table-cell table:formula="of:=IF([.AD44]=&quot;x&quot;;&quot;x&quot;;IF([.AD44]=&quot;-&quot;;&quot;-&quot;;&quot;&quot;))">
            <text:p/>
          </table:table-cell>
          <table:table-cell table:formula="of:=IF([.AE44]=&quot;x&quot;;&quot;x&quot;;IF([.AE44]=&quot;-&quot;;&quot;-&quot;;&quot;&quot;))">
            <text:p/>
          </table:table-cell>
          <table:table-cell table:formula="of:=IF([.AF44]=&quot;x&quot;;&quot;x&quot;;IF([.AF44]=&quot;-&quot;;&quot;-&quot;;&quot;&quot;))">
            <text:p/>
          </table:table-cell>
          <table:table-cell table:formula="of:=IF([.AG44]=&quot;x&quot;;&quot;x&quot;;IF([.AG44]=&quot;-&quot;;&quot;-&quot;;&quot;&quot;))">
            <text:p/>
          </table:table-cell>
          <table:table-cell table:formula="of:=IF([.AH44]=&quot;x&quot;;&quot;x&quot;;IF([.AH44]=&quot;-&quot;;&quot;-&quot;;&quot;&quot;))">
            <text:p/>
          </table:table-cell>
          <table:table-cell table:formula="of:=IF([.AI44]=&quot;x&quot;;&quot;x&quot;;IF([.AI44]=&quot;-&quot;;&quot;-&quot;;&quot;&quot;))">
            <text:p/>
          </table:table-cell>
          <table:table-cell table:formula="of:=IF([.AJ44]=&quot;x&quot;;&quot;x&quot;;IF([.AJ44]=&quot;-&quot;;&quot;-&quot;;&quot;&quot;))">
            <text:p/>
          </table:table-cell>
          <table:table-cell table:formula="of:=IF([.AK44]=&quot;x&quot;;&quot;x&quot;;IF([.AK44]=&quot;-&quot;;&quot;-&quot;;&quot;&quot;))">
            <text:p/>
          </table:table-cell>
          <table:table-cell table:formula="of:=IF([.AL44]=&quot;x&quot;;&quot;x&quot;;IF([.AL44]=&quot;-&quot;;&quot;-&quot;;&quot;&quot;))">
            <text:p/>
          </table:table-cell>
          <table:table-cell table:formula="of:=IF([.AM44]=&quot;x&quot;;&quot;x&quot;;IF([.AM44]=&quot;-&quot;;&quot;-&quot;;&quot;&quot;))">
            <text:p/>
          </table:table-cell>
          <table:table-cell table:formula="of:=IF([.AN44]=&quot;x&quot;;&quot;x&quot;;IF([.AN44]=&quot;-&quot;;&quot;-&quot;;&quot;&quot;))">
            <text:p/>
          </table:table-cell>
          <table:table-cell table:formula="of:=IF([.AO44]=&quot;x&quot;;&quot;x&quot;;IF([.AO4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TST044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44" calcext:value-type="float">
            <text:p>44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15" calcext:value-type="float">
            <text:p>-1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880" calcext:value-type="float">
            <text:p>88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5]=&quot;x&quot;;&quot;x&quot;;IF([.R45]=&quot;-&quot;;&quot;-&quot;;&quot;&quot;))">
            <text:p/>
          </table:table-cell>
          <table:table-cell table:formula="of:=IF([.S45]=&quot;x&quot;;&quot;x&quot;;IF([.S45]=&quot;-&quot;;&quot;-&quot;;&quot;&quot;))">
            <text:p/>
          </table:table-cell>
          <table:table-cell table:formula="of:=IF([.T45]=&quot;x&quot;;&quot;x&quot;;IF([.T45]=&quot;-&quot;;&quot;-&quot;;&quot;&quot;))">
            <text:p/>
          </table:table-cell>
          <table:table-cell table:formula="of:=IF([.U45]=&quot;x&quot;;&quot;x&quot;;IF([.U45]=&quot;-&quot;;&quot;-&quot;;&quot;&quot;))" office:value-type="string" office:string-value="x" calcext:value-type="string">
            <text:p>x</text:p>
          </table:table-cell>
          <table:table-cell table:formula="of:=IF([.V45]=&quot;x&quot;;&quot;x&quot;;IF([.V45]=&quot;-&quot;;&quot;-&quot;;&quot;&quot;))">
            <text:p/>
          </table:table-cell>
          <table:table-cell table:formula="of:=IF([.W45]=&quot;x&quot;;&quot;x&quot;;IF([.W45]=&quot;-&quot;;&quot;-&quot;;&quot;&quot;))">
            <text:p/>
          </table:table-cell>
          <table:table-cell table:formula="of:=IF([.X45]=&quot;x&quot;;&quot;x&quot;;IF([.X45]=&quot;-&quot;;&quot;-&quot;;&quot;&quot;))">
            <text:p/>
          </table:table-cell>
          <table:table-cell table:formula="of:=IF([.Y45]=&quot;x&quot;;&quot;x&quot;;IF([.Y45]=&quot;-&quot;;&quot;-&quot;;&quot;&quot;))">
            <text:p/>
          </table:table-cell>
          <table:table-cell table:formula="of:=IF([.Z45]=&quot;x&quot;;&quot;x&quot;;IF([.Z45]=&quot;-&quot;;&quot;-&quot;;&quot;&quot;))">
            <text:p/>
          </table:table-cell>
          <table:table-cell table:formula="of:=IF([.AA45]=&quot;x&quot;;&quot;x&quot;;IF([.AA45]=&quot;-&quot;;&quot;-&quot;;&quot;&quot;))">
            <text:p/>
          </table:table-cell>
          <table:table-cell table:formula="of:=IF([.AB45]=&quot;x&quot;;&quot;x&quot;;IF([.AB45]=&quot;-&quot;;&quot;-&quot;;&quot;&quot;))">
            <text:p/>
          </table:table-cell>
          <table:table-cell table:formula="of:=IF([.AC45]=&quot;x&quot;;&quot;x&quot;;IF([.AC45]=&quot;-&quot;;&quot;-&quot;;&quot;&quot;))">
            <text:p/>
          </table:table-cell>
          <table:table-cell table:formula="of:=IF([.AD45]=&quot;x&quot;;&quot;x&quot;;IF([.AD45]=&quot;-&quot;;&quot;-&quot;;&quot;&quot;))">
            <text:p/>
          </table:table-cell>
          <table:table-cell table:formula="of:=IF([.AE45]=&quot;x&quot;;&quot;x&quot;;IF([.AE45]=&quot;-&quot;;&quot;-&quot;;&quot;&quot;))">
            <text:p/>
          </table:table-cell>
          <table:table-cell table:formula="of:=IF([.AF45]=&quot;x&quot;;&quot;x&quot;;IF([.AF45]=&quot;-&quot;;&quot;-&quot;;&quot;&quot;))">
            <text:p/>
          </table:table-cell>
          <table:table-cell table:formula="of:=IF([.AG45]=&quot;x&quot;;&quot;x&quot;;IF([.AG45]=&quot;-&quot;;&quot;-&quot;;&quot;&quot;))">
            <text:p/>
          </table:table-cell>
          <table:table-cell table:formula="of:=IF([.AH45]=&quot;x&quot;;&quot;x&quot;;IF([.AH45]=&quot;-&quot;;&quot;-&quot;;&quot;&quot;))">
            <text:p/>
          </table:table-cell>
          <table:table-cell table:formula="of:=IF([.AI45]=&quot;x&quot;;&quot;x&quot;;IF([.AI45]=&quot;-&quot;;&quot;-&quot;;&quot;&quot;))">
            <text:p/>
          </table:table-cell>
          <table:table-cell table:formula="of:=IF([.AJ45]=&quot;x&quot;;&quot;x&quot;;IF([.AJ45]=&quot;-&quot;;&quot;-&quot;;&quot;&quot;))">
            <text:p/>
          </table:table-cell>
          <table:table-cell table:formula="of:=IF([.AK45]=&quot;x&quot;;&quot;x&quot;;IF([.AK45]=&quot;-&quot;;&quot;-&quot;;&quot;&quot;))">
            <text:p/>
          </table:table-cell>
          <table:table-cell table:formula="of:=IF([.AL45]=&quot;x&quot;;&quot;x&quot;;IF([.AL45]=&quot;-&quot;;&quot;-&quot;;&quot;&quot;))">
            <text:p/>
          </table:table-cell>
          <table:table-cell table:formula="of:=IF([.AM45]=&quot;x&quot;;&quot;x&quot;;IF([.AM45]=&quot;-&quot;;&quot;-&quot;;&quot;&quot;))">
            <text:p/>
          </table:table-cell>
          <table:table-cell table:formula="of:=IF([.AN45]=&quot;x&quot;;&quot;x&quot;;IF([.AN45]=&quot;-&quot;;&quot;-&quot;;&quot;&quot;))">
            <text:p/>
          </table:table-cell>
          <table:table-cell table:formula="of:=IF([.AO45]=&quot;x&quot;;&quot;x&quot;;IF([.AO4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TST045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45" calcext:value-type="float">
            <text:p>45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20" calcext:value-type="float">
            <text:p>-2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900" calcext:value-type="float">
            <text:p>90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6]=&quot;x&quot;;&quot;x&quot;;IF([.R46]=&quot;-&quot;;&quot;-&quot;;&quot;&quot;))">
            <text:p/>
          </table:table-cell>
          <table:table-cell table:formula="of:=IF([.S46]=&quot;x&quot;;&quot;x&quot;;IF([.S46]=&quot;-&quot;;&quot;-&quot;;&quot;&quot;))">
            <text:p/>
          </table:table-cell>
          <table:table-cell table:formula="of:=IF([.T46]=&quot;x&quot;;&quot;x&quot;;IF([.T46]=&quot;-&quot;;&quot;-&quot;;&quot;&quot;))">
            <text:p/>
          </table:table-cell>
          <table:table-cell table:formula="of:=IF([.U46]=&quot;x&quot;;&quot;x&quot;;IF([.U46]=&quot;-&quot;;&quot;-&quot;;&quot;&quot;))" office:value-type="string" office:string-value="x" calcext:value-type="string">
            <text:p>x</text:p>
          </table:table-cell>
          <table:table-cell table:formula="of:=IF([.V46]=&quot;x&quot;;&quot;x&quot;;IF([.V46]=&quot;-&quot;;&quot;-&quot;;&quot;&quot;))">
            <text:p/>
          </table:table-cell>
          <table:table-cell table:formula="of:=IF([.W46]=&quot;x&quot;;&quot;x&quot;;IF([.W46]=&quot;-&quot;;&quot;-&quot;;&quot;&quot;))">
            <text:p/>
          </table:table-cell>
          <table:table-cell table:formula="of:=IF([.X46]=&quot;x&quot;;&quot;x&quot;;IF([.X46]=&quot;-&quot;;&quot;-&quot;;&quot;&quot;))">
            <text:p/>
          </table:table-cell>
          <table:table-cell table:formula="of:=IF([.Y46]=&quot;x&quot;;&quot;x&quot;;IF([.Y46]=&quot;-&quot;;&quot;-&quot;;&quot;&quot;))">
            <text:p/>
          </table:table-cell>
          <table:table-cell table:formula="of:=IF([.Z46]=&quot;x&quot;;&quot;x&quot;;IF([.Z46]=&quot;-&quot;;&quot;-&quot;;&quot;&quot;))">
            <text:p/>
          </table:table-cell>
          <table:table-cell table:formula="of:=IF([.AA46]=&quot;x&quot;;&quot;x&quot;;IF([.AA46]=&quot;-&quot;;&quot;-&quot;;&quot;&quot;))">
            <text:p/>
          </table:table-cell>
          <table:table-cell table:formula="of:=IF([.AB46]=&quot;x&quot;;&quot;x&quot;;IF([.AB46]=&quot;-&quot;;&quot;-&quot;;&quot;&quot;))">
            <text:p/>
          </table:table-cell>
          <table:table-cell table:formula="of:=IF([.AC46]=&quot;x&quot;;&quot;x&quot;;IF([.AC46]=&quot;-&quot;;&quot;-&quot;;&quot;&quot;))">
            <text:p/>
          </table:table-cell>
          <table:table-cell table:formula="of:=IF([.AD46]=&quot;x&quot;;&quot;x&quot;;IF([.AD46]=&quot;-&quot;;&quot;-&quot;;&quot;&quot;))">
            <text:p/>
          </table:table-cell>
          <table:table-cell table:formula="of:=IF([.AE46]=&quot;x&quot;;&quot;x&quot;;IF([.AE46]=&quot;-&quot;;&quot;-&quot;;&quot;&quot;))">
            <text:p/>
          </table:table-cell>
          <table:table-cell table:formula="of:=IF([.AF46]=&quot;x&quot;;&quot;x&quot;;IF([.AF46]=&quot;-&quot;;&quot;-&quot;;&quot;&quot;))">
            <text:p/>
          </table:table-cell>
          <table:table-cell table:formula="of:=IF([.AG46]=&quot;x&quot;;&quot;x&quot;;IF([.AG46]=&quot;-&quot;;&quot;-&quot;;&quot;&quot;))">
            <text:p/>
          </table:table-cell>
          <table:table-cell table:formula="of:=IF([.AH46]=&quot;x&quot;;&quot;x&quot;;IF([.AH46]=&quot;-&quot;;&quot;-&quot;;&quot;&quot;))">
            <text:p/>
          </table:table-cell>
          <table:table-cell table:formula="of:=IF([.AI46]=&quot;x&quot;;&quot;x&quot;;IF([.AI46]=&quot;-&quot;;&quot;-&quot;;&quot;&quot;))">
            <text:p/>
          </table:table-cell>
          <table:table-cell table:formula="of:=IF([.AJ46]=&quot;x&quot;;&quot;x&quot;;IF([.AJ46]=&quot;-&quot;;&quot;-&quot;;&quot;&quot;))">
            <text:p/>
          </table:table-cell>
          <table:table-cell table:formula="of:=IF([.AK46]=&quot;x&quot;;&quot;x&quot;;IF([.AK46]=&quot;-&quot;;&quot;-&quot;;&quot;&quot;))">
            <text:p/>
          </table:table-cell>
          <table:table-cell table:formula="of:=IF([.AL46]=&quot;x&quot;;&quot;x&quot;;IF([.AL46]=&quot;-&quot;;&quot;-&quot;;&quot;&quot;))">
            <text:p/>
          </table:table-cell>
          <table:table-cell table:formula="of:=IF([.AM46]=&quot;x&quot;;&quot;x&quot;;IF([.AM46]=&quot;-&quot;;&quot;-&quot;;&quot;&quot;))">
            <text:p/>
          </table:table-cell>
          <table:table-cell table:formula="of:=IF([.AN46]=&quot;x&quot;;&quot;x&quot;;IF([.AN46]=&quot;-&quot;;&quot;-&quot;;&quot;&quot;))">
            <text:p/>
          </table:table-cell>
          <table:table-cell table:formula="of:=IF([.AO46]=&quot;x&quot;;&quot;x&quot;;IF([.AO4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TST046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46" calcext:value-type="float">
            <text:p>46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25" calcext:value-type="float">
            <text:p>-2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920" calcext:value-type="float">
            <text:p>92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7]=&quot;x&quot;;&quot;x&quot;;IF([.R47]=&quot;-&quot;;&quot;-&quot;;&quot;&quot;))">
            <text:p/>
          </table:table-cell>
          <table:table-cell table:formula="of:=IF([.S47]=&quot;x&quot;;&quot;x&quot;;IF([.S47]=&quot;-&quot;;&quot;-&quot;;&quot;&quot;))">
            <text:p/>
          </table:table-cell>
          <table:table-cell table:formula="of:=IF([.T47]=&quot;x&quot;;&quot;x&quot;;IF([.T47]=&quot;-&quot;;&quot;-&quot;;&quot;&quot;))">
            <text:p/>
          </table:table-cell>
          <table:table-cell table:formula="of:=IF([.U47]=&quot;x&quot;;&quot;x&quot;;IF([.U47]=&quot;-&quot;;&quot;-&quot;;&quot;&quot;))" office:value-type="string" office:string-value="x" calcext:value-type="string">
            <text:p>x</text:p>
          </table:table-cell>
          <table:table-cell table:formula="of:=IF([.V47]=&quot;x&quot;;&quot;x&quot;;IF([.V47]=&quot;-&quot;;&quot;-&quot;;&quot;&quot;))">
            <text:p/>
          </table:table-cell>
          <table:table-cell table:formula="of:=IF([.W47]=&quot;x&quot;;&quot;x&quot;;IF([.W47]=&quot;-&quot;;&quot;-&quot;;&quot;&quot;))">
            <text:p/>
          </table:table-cell>
          <table:table-cell table:formula="of:=IF([.X47]=&quot;x&quot;;&quot;x&quot;;IF([.X47]=&quot;-&quot;;&quot;-&quot;;&quot;&quot;))">
            <text:p/>
          </table:table-cell>
          <table:table-cell table:formula="of:=IF([.Y47]=&quot;x&quot;;&quot;x&quot;;IF([.Y47]=&quot;-&quot;;&quot;-&quot;;&quot;&quot;))">
            <text:p/>
          </table:table-cell>
          <table:table-cell table:formula="of:=IF([.Z47]=&quot;x&quot;;&quot;x&quot;;IF([.Z47]=&quot;-&quot;;&quot;-&quot;;&quot;&quot;))">
            <text:p/>
          </table:table-cell>
          <table:table-cell table:formula="of:=IF([.AA47]=&quot;x&quot;;&quot;x&quot;;IF([.AA47]=&quot;-&quot;;&quot;-&quot;;&quot;&quot;))">
            <text:p/>
          </table:table-cell>
          <table:table-cell table:formula="of:=IF([.AB47]=&quot;x&quot;;&quot;x&quot;;IF([.AB47]=&quot;-&quot;;&quot;-&quot;;&quot;&quot;))">
            <text:p/>
          </table:table-cell>
          <table:table-cell table:formula="of:=IF([.AC47]=&quot;x&quot;;&quot;x&quot;;IF([.AC47]=&quot;-&quot;;&quot;-&quot;;&quot;&quot;))">
            <text:p/>
          </table:table-cell>
          <table:table-cell table:formula="of:=IF([.AD47]=&quot;x&quot;;&quot;x&quot;;IF([.AD47]=&quot;-&quot;;&quot;-&quot;;&quot;&quot;))">
            <text:p/>
          </table:table-cell>
          <table:table-cell table:formula="of:=IF([.AE47]=&quot;x&quot;;&quot;x&quot;;IF([.AE47]=&quot;-&quot;;&quot;-&quot;;&quot;&quot;))">
            <text:p/>
          </table:table-cell>
          <table:table-cell table:formula="of:=IF([.AF47]=&quot;x&quot;;&quot;x&quot;;IF([.AF47]=&quot;-&quot;;&quot;-&quot;;&quot;&quot;))">
            <text:p/>
          </table:table-cell>
          <table:table-cell table:formula="of:=IF([.AG47]=&quot;x&quot;;&quot;x&quot;;IF([.AG47]=&quot;-&quot;;&quot;-&quot;;&quot;&quot;))">
            <text:p/>
          </table:table-cell>
          <table:table-cell table:formula="of:=IF([.AH47]=&quot;x&quot;;&quot;x&quot;;IF([.AH47]=&quot;-&quot;;&quot;-&quot;;&quot;&quot;))">
            <text:p/>
          </table:table-cell>
          <table:table-cell table:formula="of:=IF([.AI47]=&quot;x&quot;;&quot;x&quot;;IF([.AI47]=&quot;-&quot;;&quot;-&quot;;&quot;&quot;))">
            <text:p/>
          </table:table-cell>
          <table:table-cell table:formula="of:=IF([.AJ47]=&quot;x&quot;;&quot;x&quot;;IF([.AJ47]=&quot;-&quot;;&quot;-&quot;;&quot;&quot;))">
            <text:p/>
          </table:table-cell>
          <table:table-cell table:formula="of:=IF([.AK47]=&quot;x&quot;;&quot;x&quot;;IF([.AK47]=&quot;-&quot;;&quot;-&quot;;&quot;&quot;))">
            <text:p/>
          </table:table-cell>
          <table:table-cell table:formula="of:=IF([.AL47]=&quot;x&quot;;&quot;x&quot;;IF([.AL47]=&quot;-&quot;;&quot;-&quot;;&quot;&quot;))">
            <text:p/>
          </table:table-cell>
          <table:table-cell table:formula="of:=IF([.AM47]=&quot;x&quot;;&quot;x&quot;;IF([.AM47]=&quot;-&quot;;&quot;-&quot;;&quot;&quot;))">
            <text:p/>
          </table:table-cell>
          <table:table-cell table:formula="of:=IF([.AN47]=&quot;x&quot;;&quot;x&quot;;IF([.AN47]=&quot;-&quot;;&quot;-&quot;;&quot;&quot;))">
            <text:p/>
          </table:table-cell>
          <table:table-cell table:formula="of:=IF([.AO47]=&quot;x&quot;;&quot;x&quot;;IF([.AO4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TST047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47" calcext:value-type="float">
            <text:p>47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30" calcext:value-type="float">
            <text:p>-3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940" calcext:value-type="float">
            <text:p>94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8]=&quot;x&quot;;&quot;x&quot;;IF([.R48]=&quot;-&quot;;&quot;-&quot;;&quot;&quot;))">
            <text:p/>
          </table:table-cell>
          <table:table-cell table:formula="of:=IF([.S48]=&quot;x&quot;;&quot;x&quot;;IF([.S48]=&quot;-&quot;;&quot;-&quot;;&quot;&quot;))">
            <text:p/>
          </table:table-cell>
          <table:table-cell table:formula="of:=IF([.T48]=&quot;x&quot;;&quot;x&quot;;IF([.T48]=&quot;-&quot;;&quot;-&quot;;&quot;&quot;))">
            <text:p/>
          </table:table-cell>
          <table:table-cell table:formula="of:=IF([.U48]=&quot;x&quot;;&quot;x&quot;;IF([.U48]=&quot;-&quot;;&quot;-&quot;;&quot;&quot;))" office:value-type="string" office:string-value="x" calcext:value-type="string">
            <text:p>x</text:p>
          </table:table-cell>
          <table:table-cell table:formula="of:=IF([.V48]=&quot;x&quot;;&quot;x&quot;;IF([.V48]=&quot;-&quot;;&quot;-&quot;;&quot;&quot;))">
            <text:p/>
          </table:table-cell>
          <table:table-cell table:formula="of:=IF([.W48]=&quot;x&quot;;&quot;x&quot;;IF([.W48]=&quot;-&quot;;&quot;-&quot;;&quot;&quot;))">
            <text:p/>
          </table:table-cell>
          <table:table-cell table:formula="of:=IF([.X48]=&quot;x&quot;;&quot;x&quot;;IF([.X48]=&quot;-&quot;;&quot;-&quot;;&quot;&quot;))">
            <text:p/>
          </table:table-cell>
          <table:table-cell table:formula="of:=IF([.Y48]=&quot;x&quot;;&quot;x&quot;;IF([.Y48]=&quot;-&quot;;&quot;-&quot;;&quot;&quot;))">
            <text:p/>
          </table:table-cell>
          <table:table-cell table:formula="of:=IF([.Z48]=&quot;x&quot;;&quot;x&quot;;IF([.Z48]=&quot;-&quot;;&quot;-&quot;;&quot;&quot;))">
            <text:p/>
          </table:table-cell>
          <table:table-cell table:formula="of:=IF([.AA48]=&quot;x&quot;;&quot;x&quot;;IF([.AA48]=&quot;-&quot;;&quot;-&quot;;&quot;&quot;))">
            <text:p/>
          </table:table-cell>
          <table:table-cell table:formula="of:=IF([.AB48]=&quot;x&quot;;&quot;x&quot;;IF([.AB48]=&quot;-&quot;;&quot;-&quot;;&quot;&quot;))">
            <text:p/>
          </table:table-cell>
          <table:table-cell table:formula="of:=IF([.AC48]=&quot;x&quot;;&quot;x&quot;;IF([.AC48]=&quot;-&quot;;&quot;-&quot;;&quot;&quot;))">
            <text:p/>
          </table:table-cell>
          <table:table-cell table:formula="of:=IF([.AD48]=&quot;x&quot;;&quot;x&quot;;IF([.AD48]=&quot;-&quot;;&quot;-&quot;;&quot;&quot;))">
            <text:p/>
          </table:table-cell>
          <table:table-cell table:formula="of:=IF([.AE48]=&quot;x&quot;;&quot;x&quot;;IF([.AE48]=&quot;-&quot;;&quot;-&quot;;&quot;&quot;))">
            <text:p/>
          </table:table-cell>
          <table:table-cell table:formula="of:=IF([.AF48]=&quot;x&quot;;&quot;x&quot;;IF([.AF48]=&quot;-&quot;;&quot;-&quot;;&quot;&quot;))">
            <text:p/>
          </table:table-cell>
          <table:table-cell table:formula="of:=IF([.AG48]=&quot;x&quot;;&quot;x&quot;;IF([.AG48]=&quot;-&quot;;&quot;-&quot;;&quot;&quot;))">
            <text:p/>
          </table:table-cell>
          <table:table-cell table:formula="of:=IF([.AH48]=&quot;x&quot;;&quot;x&quot;;IF([.AH48]=&quot;-&quot;;&quot;-&quot;;&quot;&quot;))">
            <text:p/>
          </table:table-cell>
          <table:table-cell table:formula="of:=IF([.AI48]=&quot;x&quot;;&quot;x&quot;;IF([.AI48]=&quot;-&quot;;&quot;-&quot;;&quot;&quot;))">
            <text:p/>
          </table:table-cell>
          <table:table-cell table:formula="of:=IF([.AJ48]=&quot;x&quot;;&quot;x&quot;;IF([.AJ48]=&quot;-&quot;;&quot;-&quot;;&quot;&quot;))">
            <text:p/>
          </table:table-cell>
          <table:table-cell table:formula="of:=IF([.AK48]=&quot;x&quot;;&quot;x&quot;;IF([.AK48]=&quot;-&quot;;&quot;-&quot;;&quot;&quot;))">
            <text:p/>
          </table:table-cell>
          <table:table-cell table:formula="of:=IF([.AL48]=&quot;x&quot;;&quot;x&quot;;IF([.AL48]=&quot;-&quot;;&quot;-&quot;;&quot;&quot;))">
            <text:p/>
          </table:table-cell>
          <table:table-cell table:formula="of:=IF([.AM48]=&quot;x&quot;;&quot;x&quot;;IF([.AM48]=&quot;-&quot;;&quot;-&quot;;&quot;&quot;))">
            <text:p/>
          </table:table-cell>
          <table:table-cell table:formula="of:=IF([.AN48]=&quot;x&quot;;&quot;x&quot;;IF([.AN48]=&quot;-&quot;;&quot;-&quot;;&quot;&quot;))">
            <text:p/>
          </table:table-cell>
          <table:table-cell table:formula="of:=IF([.AO48]=&quot;x&quot;;&quot;x&quot;;IF([.AO4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TST048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48" calcext:value-type="float">
            <text:p>48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35" calcext:value-type="float">
            <text:p>-3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960" calcext:value-type="float">
            <text:p>96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9]=&quot;x&quot;;&quot;x&quot;;IF([.R49]=&quot;-&quot;;&quot;-&quot;;&quot;&quot;))">
            <text:p/>
          </table:table-cell>
          <table:table-cell table:formula="of:=IF([.S49]=&quot;x&quot;;&quot;x&quot;;IF([.S49]=&quot;-&quot;;&quot;-&quot;;&quot;&quot;))">
            <text:p/>
          </table:table-cell>
          <table:table-cell table:formula="of:=IF([.T49]=&quot;x&quot;;&quot;x&quot;;IF([.T49]=&quot;-&quot;;&quot;-&quot;;&quot;&quot;))">
            <text:p/>
          </table:table-cell>
          <table:table-cell table:formula="of:=IF([.U49]=&quot;x&quot;;&quot;x&quot;;IF([.U49]=&quot;-&quot;;&quot;-&quot;;&quot;&quot;))" office:value-type="string" office:string-value="x" calcext:value-type="string">
            <text:p>x</text:p>
          </table:table-cell>
          <table:table-cell table:formula="of:=IF([.V49]=&quot;x&quot;;&quot;x&quot;;IF([.V49]=&quot;-&quot;;&quot;-&quot;;&quot;&quot;))">
            <text:p/>
          </table:table-cell>
          <table:table-cell table:formula="of:=IF([.W49]=&quot;x&quot;;&quot;x&quot;;IF([.W49]=&quot;-&quot;;&quot;-&quot;;&quot;&quot;))">
            <text:p/>
          </table:table-cell>
          <table:table-cell table:formula="of:=IF([.X49]=&quot;x&quot;;&quot;x&quot;;IF([.X49]=&quot;-&quot;;&quot;-&quot;;&quot;&quot;))">
            <text:p/>
          </table:table-cell>
          <table:table-cell table:formula="of:=IF([.Y49]=&quot;x&quot;;&quot;x&quot;;IF([.Y49]=&quot;-&quot;;&quot;-&quot;;&quot;&quot;))">
            <text:p/>
          </table:table-cell>
          <table:table-cell table:formula="of:=IF([.Z49]=&quot;x&quot;;&quot;x&quot;;IF([.Z49]=&quot;-&quot;;&quot;-&quot;;&quot;&quot;))">
            <text:p/>
          </table:table-cell>
          <table:table-cell table:formula="of:=IF([.AA49]=&quot;x&quot;;&quot;x&quot;;IF([.AA49]=&quot;-&quot;;&quot;-&quot;;&quot;&quot;))">
            <text:p/>
          </table:table-cell>
          <table:table-cell table:formula="of:=IF([.AB49]=&quot;x&quot;;&quot;x&quot;;IF([.AB49]=&quot;-&quot;;&quot;-&quot;;&quot;&quot;))">
            <text:p/>
          </table:table-cell>
          <table:table-cell table:formula="of:=IF([.AC49]=&quot;x&quot;;&quot;x&quot;;IF([.AC49]=&quot;-&quot;;&quot;-&quot;;&quot;&quot;))">
            <text:p/>
          </table:table-cell>
          <table:table-cell table:formula="of:=IF([.AD49]=&quot;x&quot;;&quot;x&quot;;IF([.AD49]=&quot;-&quot;;&quot;-&quot;;&quot;&quot;))">
            <text:p/>
          </table:table-cell>
          <table:table-cell table:formula="of:=IF([.AE49]=&quot;x&quot;;&quot;x&quot;;IF([.AE49]=&quot;-&quot;;&quot;-&quot;;&quot;&quot;))">
            <text:p/>
          </table:table-cell>
          <table:table-cell table:formula="of:=IF([.AF49]=&quot;x&quot;;&quot;x&quot;;IF([.AF49]=&quot;-&quot;;&quot;-&quot;;&quot;&quot;))">
            <text:p/>
          </table:table-cell>
          <table:table-cell table:formula="of:=IF([.AG49]=&quot;x&quot;;&quot;x&quot;;IF([.AG49]=&quot;-&quot;;&quot;-&quot;;&quot;&quot;))">
            <text:p/>
          </table:table-cell>
          <table:table-cell table:formula="of:=IF([.AH49]=&quot;x&quot;;&quot;x&quot;;IF([.AH49]=&quot;-&quot;;&quot;-&quot;;&quot;&quot;))">
            <text:p/>
          </table:table-cell>
          <table:table-cell table:formula="of:=IF([.AI49]=&quot;x&quot;;&quot;x&quot;;IF([.AI49]=&quot;-&quot;;&quot;-&quot;;&quot;&quot;))">
            <text:p/>
          </table:table-cell>
          <table:table-cell table:formula="of:=IF([.AJ49]=&quot;x&quot;;&quot;x&quot;;IF([.AJ49]=&quot;-&quot;;&quot;-&quot;;&quot;&quot;))">
            <text:p/>
          </table:table-cell>
          <table:table-cell table:formula="of:=IF([.AK49]=&quot;x&quot;;&quot;x&quot;;IF([.AK49]=&quot;-&quot;;&quot;-&quot;;&quot;&quot;))">
            <text:p/>
          </table:table-cell>
          <table:table-cell table:formula="of:=IF([.AL49]=&quot;x&quot;;&quot;x&quot;;IF([.AL49]=&quot;-&quot;;&quot;-&quot;;&quot;&quot;))">
            <text:p/>
          </table:table-cell>
          <table:table-cell table:formula="of:=IF([.AM49]=&quot;x&quot;;&quot;x&quot;;IF([.AM49]=&quot;-&quot;;&quot;-&quot;;&quot;&quot;))">
            <text:p/>
          </table:table-cell>
          <table:table-cell table:formula="of:=IF([.AN49]=&quot;x&quot;;&quot;x&quot;;IF([.AN49]=&quot;-&quot;;&quot;-&quot;;&quot;&quot;))">
            <text:p/>
          </table:table-cell>
          <table:table-cell table:formula="of:=IF([.AO49]=&quot;x&quot;;&quot;x&quot;;IF([.AO4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TST049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49" calcext:value-type="float">
            <text:p>49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40" calcext:value-type="float">
            <text:p>-4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980" calcext:value-type="float">
            <text:p>98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0]=&quot;x&quot;;&quot;x&quot;;IF([.R50]=&quot;-&quot;;&quot;-&quot;;&quot;&quot;))">
            <text:p/>
          </table:table-cell>
          <table:table-cell table:formula="of:=IF([.S50]=&quot;x&quot;;&quot;x&quot;;IF([.S50]=&quot;-&quot;;&quot;-&quot;;&quot;&quot;))">
            <text:p/>
          </table:table-cell>
          <table:table-cell table:formula="of:=IF([.T50]=&quot;x&quot;;&quot;x&quot;;IF([.T50]=&quot;-&quot;;&quot;-&quot;;&quot;&quot;))">
            <text:p/>
          </table:table-cell>
          <table:table-cell table:formula="of:=IF([.U50]=&quot;x&quot;;&quot;x&quot;;IF([.U50]=&quot;-&quot;;&quot;-&quot;;&quot;&quot;))">
            <text:p/>
          </table:table-cell>
          <table:table-cell table:formula="of:=IF([.V50]=&quot;x&quot;;&quot;x&quot;;IF([.V50]=&quot;-&quot;;&quot;-&quot;;&quot;&quot;))" office:value-type="string" office:string-value="x" calcext:value-type="string">
            <text:p>x</text:p>
          </table:table-cell>
          <table:table-cell table:formula="of:=IF([.W50]=&quot;x&quot;;&quot;x&quot;;IF([.W50]=&quot;-&quot;;&quot;-&quot;;&quot;&quot;))">
            <text:p/>
          </table:table-cell>
          <table:table-cell table:formula="of:=IF([.X50]=&quot;x&quot;;&quot;x&quot;;IF([.X50]=&quot;-&quot;;&quot;-&quot;;&quot;&quot;))">
            <text:p/>
          </table:table-cell>
          <table:table-cell table:formula="of:=IF([.Y50]=&quot;x&quot;;&quot;x&quot;;IF([.Y50]=&quot;-&quot;;&quot;-&quot;;&quot;&quot;))">
            <text:p/>
          </table:table-cell>
          <table:table-cell table:formula="of:=IF([.Z50]=&quot;x&quot;;&quot;x&quot;;IF([.Z50]=&quot;-&quot;;&quot;-&quot;;&quot;&quot;))">
            <text:p/>
          </table:table-cell>
          <table:table-cell table:formula="of:=IF([.AA50]=&quot;x&quot;;&quot;x&quot;;IF([.AA50]=&quot;-&quot;;&quot;-&quot;;&quot;&quot;))">
            <text:p/>
          </table:table-cell>
          <table:table-cell table:formula="of:=IF([.AB50]=&quot;x&quot;;&quot;x&quot;;IF([.AB50]=&quot;-&quot;;&quot;-&quot;;&quot;&quot;))">
            <text:p/>
          </table:table-cell>
          <table:table-cell table:formula="of:=IF([.AC50]=&quot;x&quot;;&quot;x&quot;;IF([.AC50]=&quot;-&quot;;&quot;-&quot;;&quot;&quot;))">
            <text:p/>
          </table:table-cell>
          <table:table-cell table:formula="of:=IF([.AD50]=&quot;x&quot;;&quot;x&quot;;IF([.AD50]=&quot;-&quot;;&quot;-&quot;;&quot;&quot;))">
            <text:p/>
          </table:table-cell>
          <table:table-cell table:formula="of:=IF([.AE50]=&quot;x&quot;;&quot;x&quot;;IF([.AE50]=&quot;-&quot;;&quot;-&quot;;&quot;&quot;))">
            <text:p/>
          </table:table-cell>
          <table:table-cell table:formula="of:=IF([.AF50]=&quot;x&quot;;&quot;x&quot;;IF([.AF50]=&quot;-&quot;;&quot;-&quot;;&quot;&quot;))">
            <text:p/>
          </table:table-cell>
          <table:table-cell table:formula="of:=IF([.AG50]=&quot;x&quot;;&quot;x&quot;;IF([.AG50]=&quot;-&quot;;&quot;-&quot;;&quot;&quot;))">
            <text:p/>
          </table:table-cell>
          <table:table-cell table:formula="of:=IF([.AH50]=&quot;x&quot;;&quot;x&quot;;IF([.AH50]=&quot;-&quot;;&quot;-&quot;;&quot;&quot;))">
            <text:p/>
          </table:table-cell>
          <table:table-cell table:formula="of:=IF([.AI50]=&quot;x&quot;;&quot;x&quot;;IF([.AI50]=&quot;-&quot;;&quot;-&quot;;&quot;&quot;))">
            <text:p/>
          </table:table-cell>
          <table:table-cell table:formula="of:=IF([.AJ50]=&quot;x&quot;;&quot;x&quot;;IF([.AJ50]=&quot;-&quot;;&quot;-&quot;;&quot;&quot;))">
            <text:p/>
          </table:table-cell>
          <table:table-cell table:formula="of:=IF([.AK50]=&quot;x&quot;;&quot;x&quot;;IF([.AK50]=&quot;-&quot;;&quot;-&quot;;&quot;&quot;))">
            <text:p/>
          </table:table-cell>
          <table:table-cell table:formula="of:=IF([.AL50]=&quot;x&quot;;&quot;x&quot;;IF([.AL50]=&quot;-&quot;;&quot;-&quot;;&quot;&quot;))">
            <text:p/>
          </table:table-cell>
          <table:table-cell table:formula="of:=IF([.AM50]=&quot;x&quot;;&quot;x&quot;;IF([.AM50]=&quot;-&quot;;&quot;-&quot;;&quot;&quot;))">
            <text:p/>
          </table:table-cell>
          <table:table-cell table:formula="of:=IF([.AN50]=&quot;x&quot;;&quot;x&quot;;IF([.AN50]=&quot;-&quot;;&quot;-&quot;;&quot;&quot;))">
            <text:p/>
          </table:table-cell>
          <table:table-cell table:formula="of:=IF([.AO50]=&quot;x&quot;;&quot;x&quot;;IF([.AO5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TST050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50" calcext:value-type="float">
            <text:p>50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45" calcext:value-type="float">
            <text:p>-4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000" calcext:value-type="float">
            <text:p>100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1]=&quot;x&quot;;&quot;x&quot;;IF([.R51]=&quot;-&quot;;&quot;-&quot;;&quot;&quot;))">
            <text:p/>
          </table:table-cell>
          <table:table-cell table:formula="of:=IF([.S51]=&quot;x&quot;;&quot;x&quot;;IF([.S51]=&quot;-&quot;;&quot;-&quot;;&quot;&quot;))">
            <text:p/>
          </table:table-cell>
          <table:table-cell table:formula="of:=IF([.T51]=&quot;x&quot;;&quot;x&quot;;IF([.T51]=&quot;-&quot;;&quot;-&quot;;&quot;&quot;))">
            <text:p/>
          </table:table-cell>
          <table:table-cell table:formula="of:=IF([.U51]=&quot;x&quot;;&quot;x&quot;;IF([.U51]=&quot;-&quot;;&quot;-&quot;;&quot;&quot;))">
            <text:p/>
          </table:table-cell>
          <table:table-cell table:formula="of:=IF([.V51]=&quot;x&quot;;&quot;x&quot;;IF([.V51]=&quot;-&quot;;&quot;-&quot;;&quot;&quot;))" office:value-type="string" office:string-value="x" calcext:value-type="string">
            <text:p>x</text:p>
          </table:table-cell>
          <table:table-cell table:formula="of:=IF([.W51]=&quot;x&quot;;&quot;x&quot;;IF([.W51]=&quot;-&quot;;&quot;-&quot;;&quot;&quot;))">
            <text:p/>
          </table:table-cell>
          <table:table-cell table:formula="of:=IF([.X51]=&quot;x&quot;;&quot;x&quot;;IF([.X51]=&quot;-&quot;;&quot;-&quot;;&quot;&quot;))">
            <text:p/>
          </table:table-cell>
          <table:table-cell table:formula="of:=IF([.Y51]=&quot;x&quot;;&quot;x&quot;;IF([.Y51]=&quot;-&quot;;&quot;-&quot;;&quot;&quot;))">
            <text:p/>
          </table:table-cell>
          <table:table-cell table:formula="of:=IF([.Z51]=&quot;x&quot;;&quot;x&quot;;IF([.Z51]=&quot;-&quot;;&quot;-&quot;;&quot;&quot;))">
            <text:p/>
          </table:table-cell>
          <table:table-cell table:formula="of:=IF([.AA51]=&quot;x&quot;;&quot;x&quot;;IF([.AA51]=&quot;-&quot;;&quot;-&quot;;&quot;&quot;))">
            <text:p/>
          </table:table-cell>
          <table:table-cell table:formula="of:=IF([.AB51]=&quot;x&quot;;&quot;x&quot;;IF([.AB51]=&quot;-&quot;;&quot;-&quot;;&quot;&quot;))">
            <text:p/>
          </table:table-cell>
          <table:table-cell table:formula="of:=IF([.AC51]=&quot;x&quot;;&quot;x&quot;;IF([.AC51]=&quot;-&quot;;&quot;-&quot;;&quot;&quot;))">
            <text:p/>
          </table:table-cell>
          <table:table-cell table:formula="of:=IF([.AD51]=&quot;x&quot;;&quot;x&quot;;IF([.AD51]=&quot;-&quot;;&quot;-&quot;;&quot;&quot;))">
            <text:p/>
          </table:table-cell>
          <table:table-cell table:formula="of:=IF([.AE51]=&quot;x&quot;;&quot;x&quot;;IF([.AE51]=&quot;-&quot;;&quot;-&quot;;&quot;&quot;))">
            <text:p/>
          </table:table-cell>
          <table:table-cell table:formula="of:=IF([.AF51]=&quot;x&quot;;&quot;x&quot;;IF([.AF51]=&quot;-&quot;;&quot;-&quot;;&quot;&quot;))">
            <text:p/>
          </table:table-cell>
          <table:table-cell table:formula="of:=IF([.AG51]=&quot;x&quot;;&quot;x&quot;;IF([.AG51]=&quot;-&quot;;&quot;-&quot;;&quot;&quot;))">
            <text:p/>
          </table:table-cell>
          <table:table-cell table:formula="of:=IF([.AH51]=&quot;x&quot;;&quot;x&quot;;IF([.AH51]=&quot;-&quot;;&quot;-&quot;;&quot;&quot;))">
            <text:p/>
          </table:table-cell>
          <table:table-cell table:formula="of:=IF([.AI51]=&quot;x&quot;;&quot;x&quot;;IF([.AI51]=&quot;-&quot;;&quot;-&quot;;&quot;&quot;))">
            <text:p/>
          </table:table-cell>
          <table:table-cell table:formula="of:=IF([.AJ51]=&quot;x&quot;;&quot;x&quot;;IF([.AJ51]=&quot;-&quot;;&quot;-&quot;;&quot;&quot;))">
            <text:p/>
          </table:table-cell>
          <table:table-cell table:formula="of:=IF([.AK51]=&quot;x&quot;;&quot;x&quot;;IF([.AK51]=&quot;-&quot;;&quot;-&quot;;&quot;&quot;))">
            <text:p/>
          </table:table-cell>
          <table:table-cell table:formula="of:=IF([.AL51]=&quot;x&quot;;&quot;x&quot;;IF([.AL51]=&quot;-&quot;;&quot;-&quot;;&quot;&quot;))">
            <text:p/>
          </table:table-cell>
          <table:table-cell table:formula="of:=IF([.AM51]=&quot;x&quot;;&quot;x&quot;;IF([.AM51]=&quot;-&quot;;&quot;-&quot;;&quot;&quot;))">
            <text:p/>
          </table:table-cell>
          <table:table-cell table:formula="of:=IF([.AN51]=&quot;x&quot;;&quot;x&quot;;IF([.AN51]=&quot;-&quot;;&quot;-&quot;;&quot;&quot;))">
            <text:p/>
          </table:table-cell>
          <table:table-cell table:formula="of:=IF([.AO51]=&quot;x&quot;;&quot;x&quot;;IF([.AO5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TST051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51" calcext:value-type="float">
            <text:p>5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99" calcext:value-type="float">
            <text:p>-99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020" calcext:value-type="float">
            <text:p>10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2]=&quot;x&quot;;&quot;x&quot;;IF([.R52]=&quot;-&quot;;&quot;-&quot;;&quot;&quot;))">
            <text:p/>
          </table:table-cell>
          <table:table-cell table:formula="of:=IF([.S52]=&quot;x&quot;;&quot;x&quot;;IF([.S52]=&quot;-&quot;;&quot;-&quot;;&quot;&quot;))">
            <text:p/>
          </table:table-cell>
          <table:table-cell table:formula="of:=IF([.T52]=&quot;x&quot;;&quot;x&quot;;IF([.T52]=&quot;-&quot;;&quot;-&quot;;&quot;&quot;))">
            <text:p/>
          </table:table-cell>
          <table:table-cell table:formula="of:=IF([.U52]=&quot;x&quot;;&quot;x&quot;;IF([.U52]=&quot;-&quot;;&quot;-&quot;;&quot;&quot;))">
            <text:p/>
          </table:table-cell>
          <table:table-cell table:formula="of:=IF([.V52]=&quot;x&quot;;&quot;x&quot;;IF([.V52]=&quot;-&quot;;&quot;-&quot;;&quot;&quot;))" office:value-type="string" office:string-value="x" calcext:value-type="string">
            <text:p>x</text:p>
          </table:table-cell>
          <table:table-cell table:formula="of:=IF([.W52]=&quot;x&quot;;&quot;x&quot;;IF([.W52]=&quot;-&quot;;&quot;-&quot;;&quot;&quot;))">
            <text:p/>
          </table:table-cell>
          <table:table-cell table:formula="of:=IF([.X52]=&quot;x&quot;;&quot;x&quot;;IF([.X52]=&quot;-&quot;;&quot;-&quot;;&quot;&quot;))">
            <text:p/>
          </table:table-cell>
          <table:table-cell table:formula="of:=IF([.Y52]=&quot;x&quot;;&quot;x&quot;;IF([.Y52]=&quot;-&quot;;&quot;-&quot;;&quot;&quot;))">
            <text:p/>
          </table:table-cell>
          <table:table-cell table:formula="of:=IF([.Z52]=&quot;x&quot;;&quot;x&quot;;IF([.Z52]=&quot;-&quot;;&quot;-&quot;;&quot;&quot;))">
            <text:p/>
          </table:table-cell>
          <table:table-cell table:formula="of:=IF([.AA52]=&quot;x&quot;;&quot;x&quot;;IF([.AA52]=&quot;-&quot;;&quot;-&quot;;&quot;&quot;))">
            <text:p/>
          </table:table-cell>
          <table:table-cell table:formula="of:=IF([.AB52]=&quot;x&quot;;&quot;x&quot;;IF([.AB52]=&quot;-&quot;;&quot;-&quot;;&quot;&quot;))">
            <text:p/>
          </table:table-cell>
          <table:table-cell table:formula="of:=IF([.AC52]=&quot;x&quot;;&quot;x&quot;;IF([.AC52]=&quot;-&quot;;&quot;-&quot;;&quot;&quot;))">
            <text:p/>
          </table:table-cell>
          <table:table-cell table:formula="of:=IF([.AD52]=&quot;x&quot;;&quot;x&quot;;IF([.AD52]=&quot;-&quot;;&quot;-&quot;;&quot;&quot;))">
            <text:p/>
          </table:table-cell>
          <table:table-cell table:formula="of:=IF([.AE52]=&quot;x&quot;;&quot;x&quot;;IF([.AE52]=&quot;-&quot;;&quot;-&quot;;&quot;&quot;))">
            <text:p/>
          </table:table-cell>
          <table:table-cell table:formula="of:=IF([.AF52]=&quot;x&quot;;&quot;x&quot;;IF([.AF52]=&quot;-&quot;;&quot;-&quot;;&quot;&quot;))">
            <text:p/>
          </table:table-cell>
          <table:table-cell table:formula="of:=IF([.AG52]=&quot;x&quot;;&quot;x&quot;;IF([.AG52]=&quot;-&quot;;&quot;-&quot;;&quot;&quot;))">
            <text:p/>
          </table:table-cell>
          <table:table-cell table:formula="of:=IF([.AH52]=&quot;x&quot;;&quot;x&quot;;IF([.AH52]=&quot;-&quot;;&quot;-&quot;;&quot;&quot;))">
            <text:p/>
          </table:table-cell>
          <table:table-cell table:formula="of:=IF([.AI52]=&quot;x&quot;;&quot;x&quot;;IF([.AI52]=&quot;-&quot;;&quot;-&quot;;&quot;&quot;))">
            <text:p/>
          </table:table-cell>
          <table:table-cell table:formula="of:=IF([.AJ52]=&quot;x&quot;;&quot;x&quot;;IF([.AJ52]=&quot;-&quot;;&quot;-&quot;;&quot;&quot;))">
            <text:p/>
          </table:table-cell>
          <table:table-cell table:formula="of:=IF([.AK52]=&quot;x&quot;;&quot;x&quot;;IF([.AK52]=&quot;-&quot;;&quot;-&quot;;&quot;&quot;))">
            <text:p/>
          </table:table-cell>
          <table:table-cell table:formula="of:=IF([.AL52]=&quot;x&quot;;&quot;x&quot;;IF([.AL52]=&quot;-&quot;;&quot;-&quot;;&quot;&quot;))">
            <text:p/>
          </table:table-cell>
          <table:table-cell table:formula="of:=IF([.AM52]=&quot;x&quot;;&quot;x&quot;;IF([.AM52]=&quot;-&quot;;&quot;-&quot;;&quot;&quot;))">
            <text:p/>
          </table:table-cell>
          <table:table-cell table:formula="of:=IF([.AN52]=&quot;x&quot;;&quot;x&quot;;IF([.AN52]=&quot;-&quot;;&quot;-&quot;;&quot;&quot;))">
            <text:p/>
          </table:table-cell>
          <table:table-cell table:formula="of:=IF([.AO52]=&quot;x&quot;;&quot;x&quot;;IF([.AO5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TST052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52" calcext:value-type="float">
            <text:p>5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10" calcext:value-type="float">
            <text:p>1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040" calcext:value-type="float">
            <text:p>104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3]=&quot;x&quot;;&quot;x&quot;;IF([.R53]=&quot;-&quot;;&quot;-&quot;;&quot;&quot;))">
            <text:p/>
          </table:table-cell>
          <table:table-cell table:formula="of:=IF([.S53]=&quot;x&quot;;&quot;x&quot;;IF([.S53]=&quot;-&quot;;&quot;-&quot;;&quot;&quot;))">
            <text:p/>
          </table:table-cell>
          <table:table-cell table:formula="of:=IF([.T53]=&quot;x&quot;;&quot;x&quot;;IF([.T53]=&quot;-&quot;;&quot;-&quot;;&quot;&quot;))">
            <text:p/>
          </table:table-cell>
          <table:table-cell table:formula="of:=IF([.U53]=&quot;x&quot;;&quot;x&quot;;IF([.U53]=&quot;-&quot;;&quot;-&quot;;&quot;&quot;))">
            <text:p/>
          </table:table-cell>
          <table:table-cell table:formula="of:=IF([.V53]=&quot;x&quot;;&quot;x&quot;;IF([.V53]=&quot;-&quot;;&quot;-&quot;;&quot;&quot;))" office:value-type="string" office:string-value="x" calcext:value-type="string">
            <text:p>x</text:p>
          </table:table-cell>
          <table:table-cell table:formula="of:=IF([.W53]=&quot;x&quot;;&quot;x&quot;;IF([.W53]=&quot;-&quot;;&quot;-&quot;;&quot;&quot;))">
            <text:p/>
          </table:table-cell>
          <table:table-cell table:formula="of:=IF([.X53]=&quot;x&quot;;&quot;x&quot;;IF([.X53]=&quot;-&quot;;&quot;-&quot;;&quot;&quot;))">
            <text:p/>
          </table:table-cell>
          <table:table-cell table:formula="of:=IF([.Y53]=&quot;x&quot;;&quot;x&quot;;IF([.Y53]=&quot;-&quot;;&quot;-&quot;;&quot;&quot;))">
            <text:p/>
          </table:table-cell>
          <table:table-cell table:formula="of:=IF([.Z53]=&quot;x&quot;;&quot;x&quot;;IF([.Z53]=&quot;-&quot;;&quot;-&quot;;&quot;&quot;))">
            <text:p/>
          </table:table-cell>
          <table:table-cell table:formula="of:=IF([.AA53]=&quot;x&quot;;&quot;x&quot;;IF([.AA53]=&quot;-&quot;;&quot;-&quot;;&quot;&quot;))">
            <text:p/>
          </table:table-cell>
          <table:table-cell table:formula="of:=IF([.AB53]=&quot;x&quot;;&quot;x&quot;;IF([.AB53]=&quot;-&quot;;&quot;-&quot;;&quot;&quot;))">
            <text:p/>
          </table:table-cell>
          <table:table-cell table:formula="of:=IF([.AC53]=&quot;x&quot;;&quot;x&quot;;IF([.AC53]=&quot;-&quot;;&quot;-&quot;;&quot;&quot;))">
            <text:p/>
          </table:table-cell>
          <table:table-cell table:formula="of:=IF([.AD53]=&quot;x&quot;;&quot;x&quot;;IF([.AD53]=&quot;-&quot;;&quot;-&quot;;&quot;&quot;))">
            <text:p/>
          </table:table-cell>
          <table:table-cell table:formula="of:=IF([.AE53]=&quot;x&quot;;&quot;x&quot;;IF([.AE53]=&quot;-&quot;;&quot;-&quot;;&quot;&quot;))">
            <text:p/>
          </table:table-cell>
          <table:table-cell table:formula="of:=IF([.AF53]=&quot;x&quot;;&quot;x&quot;;IF([.AF53]=&quot;-&quot;;&quot;-&quot;;&quot;&quot;))">
            <text:p/>
          </table:table-cell>
          <table:table-cell table:formula="of:=IF([.AG53]=&quot;x&quot;;&quot;x&quot;;IF([.AG53]=&quot;-&quot;;&quot;-&quot;;&quot;&quot;))">
            <text:p/>
          </table:table-cell>
          <table:table-cell table:formula="of:=IF([.AH53]=&quot;x&quot;;&quot;x&quot;;IF([.AH53]=&quot;-&quot;;&quot;-&quot;;&quot;&quot;))">
            <text:p/>
          </table:table-cell>
          <table:table-cell table:formula="of:=IF([.AI53]=&quot;x&quot;;&quot;x&quot;;IF([.AI53]=&quot;-&quot;;&quot;-&quot;;&quot;&quot;))">
            <text:p/>
          </table:table-cell>
          <table:table-cell table:formula="of:=IF([.AJ53]=&quot;x&quot;;&quot;x&quot;;IF([.AJ53]=&quot;-&quot;;&quot;-&quot;;&quot;&quot;))">
            <text:p/>
          </table:table-cell>
          <table:table-cell table:formula="of:=IF([.AK53]=&quot;x&quot;;&quot;x&quot;;IF([.AK53]=&quot;-&quot;;&quot;-&quot;;&quot;&quot;))">
            <text:p/>
          </table:table-cell>
          <table:table-cell table:formula="of:=IF([.AL53]=&quot;x&quot;;&quot;x&quot;;IF([.AL53]=&quot;-&quot;;&quot;-&quot;;&quot;&quot;))">
            <text:p/>
          </table:table-cell>
          <table:table-cell table:formula="of:=IF([.AM53]=&quot;x&quot;;&quot;x&quot;;IF([.AM53]=&quot;-&quot;;&quot;-&quot;;&quot;&quot;))">
            <text:p/>
          </table:table-cell>
          <table:table-cell table:formula="of:=IF([.AN53]=&quot;x&quot;;&quot;x&quot;;IF([.AN53]=&quot;-&quot;;&quot;-&quot;;&quot;&quot;))">
            <text:p/>
          </table:table-cell>
          <table:table-cell table:formula="of:=IF([.AO53]=&quot;x&quot;;&quot;x&quot;;IF([.AO5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TST053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53" calcext:value-type="float">
            <text:p>53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5" calcext:value-type="float">
            <text:p>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060" calcext:value-type="float">
            <text:p>106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4]=&quot;x&quot;;&quot;x&quot;;IF([.R54]=&quot;-&quot;;&quot;-&quot;;&quot;&quot;))">
            <text:p/>
          </table:table-cell>
          <table:table-cell table:formula="of:=IF([.S54]=&quot;x&quot;;&quot;x&quot;;IF([.S54]=&quot;-&quot;;&quot;-&quot;;&quot;&quot;))">
            <text:p/>
          </table:table-cell>
          <table:table-cell table:formula="of:=IF([.T54]=&quot;x&quot;;&quot;x&quot;;IF([.T54]=&quot;-&quot;;&quot;-&quot;;&quot;&quot;))">
            <text:p/>
          </table:table-cell>
          <table:table-cell table:formula="of:=IF([.U54]=&quot;x&quot;;&quot;x&quot;;IF([.U54]=&quot;-&quot;;&quot;-&quot;;&quot;&quot;))">
            <text:p/>
          </table:table-cell>
          <table:table-cell table:formula="of:=IF([.V54]=&quot;x&quot;;&quot;x&quot;;IF([.V54]=&quot;-&quot;;&quot;-&quot;;&quot;&quot;))" office:value-type="string" office:string-value="x" calcext:value-type="string">
            <text:p>x</text:p>
          </table:table-cell>
          <table:table-cell table:formula="of:=IF([.W54]=&quot;x&quot;;&quot;x&quot;;IF([.W54]=&quot;-&quot;;&quot;-&quot;;&quot;&quot;))">
            <text:p/>
          </table:table-cell>
          <table:table-cell table:formula="of:=IF([.X54]=&quot;x&quot;;&quot;x&quot;;IF([.X54]=&quot;-&quot;;&quot;-&quot;;&quot;&quot;))">
            <text:p/>
          </table:table-cell>
          <table:table-cell table:formula="of:=IF([.Y54]=&quot;x&quot;;&quot;x&quot;;IF([.Y54]=&quot;-&quot;;&quot;-&quot;;&quot;&quot;))">
            <text:p/>
          </table:table-cell>
          <table:table-cell table:formula="of:=IF([.Z54]=&quot;x&quot;;&quot;x&quot;;IF([.Z54]=&quot;-&quot;;&quot;-&quot;;&quot;&quot;))">
            <text:p/>
          </table:table-cell>
          <table:table-cell table:formula="of:=IF([.AA54]=&quot;x&quot;;&quot;x&quot;;IF([.AA54]=&quot;-&quot;;&quot;-&quot;;&quot;&quot;))">
            <text:p/>
          </table:table-cell>
          <table:table-cell table:formula="of:=IF([.AB54]=&quot;x&quot;;&quot;x&quot;;IF([.AB54]=&quot;-&quot;;&quot;-&quot;;&quot;&quot;))">
            <text:p/>
          </table:table-cell>
          <table:table-cell table:formula="of:=IF([.AC54]=&quot;x&quot;;&quot;x&quot;;IF([.AC54]=&quot;-&quot;;&quot;-&quot;;&quot;&quot;))">
            <text:p/>
          </table:table-cell>
          <table:table-cell table:formula="of:=IF([.AD54]=&quot;x&quot;;&quot;x&quot;;IF([.AD54]=&quot;-&quot;;&quot;-&quot;;&quot;&quot;))">
            <text:p/>
          </table:table-cell>
          <table:table-cell table:formula="of:=IF([.AE54]=&quot;x&quot;;&quot;x&quot;;IF([.AE54]=&quot;-&quot;;&quot;-&quot;;&quot;&quot;))">
            <text:p/>
          </table:table-cell>
          <table:table-cell table:formula="of:=IF([.AF54]=&quot;x&quot;;&quot;x&quot;;IF([.AF54]=&quot;-&quot;;&quot;-&quot;;&quot;&quot;))">
            <text:p/>
          </table:table-cell>
          <table:table-cell table:formula="of:=IF([.AG54]=&quot;x&quot;;&quot;x&quot;;IF([.AG54]=&quot;-&quot;;&quot;-&quot;;&quot;&quot;))">
            <text:p/>
          </table:table-cell>
          <table:table-cell table:formula="of:=IF([.AH54]=&quot;x&quot;;&quot;x&quot;;IF([.AH54]=&quot;-&quot;;&quot;-&quot;;&quot;&quot;))">
            <text:p/>
          </table:table-cell>
          <table:table-cell table:formula="of:=IF([.AI54]=&quot;x&quot;;&quot;x&quot;;IF([.AI54]=&quot;-&quot;;&quot;-&quot;;&quot;&quot;))">
            <text:p/>
          </table:table-cell>
          <table:table-cell table:formula="of:=IF([.AJ54]=&quot;x&quot;;&quot;x&quot;;IF([.AJ54]=&quot;-&quot;;&quot;-&quot;;&quot;&quot;))">
            <text:p/>
          </table:table-cell>
          <table:table-cell table:formula="of:=IF([.AK54]=&quot;x&quot;;&quot;x&quot;;IF([.AK54]=&quot;-&quot;;&quot;-&quot;;&quot;&quot;))">
            <text:p/>
          </table:table-cell>
          <table:table-cell table:formula="of:=IF([.AL54]=&quot;x&quot;;&quot;x&quot;;IF([.AL54]=&quot;-&quot;;&quot;-&quot;;&quot;&quot;))">
            <text:p/>
          </table:table-cell>
          <table:table-cell table:formula="of:=IF([.AM54]=&quot;x&quot;;&quot;x&quot;;IF([.AM54]=&quot;-&quot;;&quot;-&quot;;&quot;&quot;))">
            <text:p/>
          </table:table-cell>
          <table:table-cell table:formula="of:=IF([.AN54]=&quot;x&quot;;&quot;x&quot;;IF([.AN54]=&quot;-&quot;;&quot;-&quot;;&quot;&quot;))">
            <text:p/>
          </table:table-cell>
          <table:table-cell table:formula="of:=IF([.AO54]=&quot;x&quot;;&quot;x&quot;;IF([.AO5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TST054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54" calcext:value-type="float">
            <text:p>54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0" calcext:value-type="float">
            <text:p>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080" calcext:value-type="float">
            <text:p>10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5]=&quot;x&quot;;&quot;x&quot;;IF([.R55]=&quot;-&quot;;&quot;-&quot;;&quot;&quot;))">
            <text:p/>
          </table:table-cell>
          <table:table-cell table:formula="of:=IF([.S55]=&quot;x&quot;;&quot;x&quot;;IF([.S55]=&quot;-&quot;;&quot;-&quot;;&quot;&quot;))">
            <text:p/>
          </table:table-cell>
          <table:table-cell table:formula="of:=IF([.T55]=&quot;x&quot;;&quot;x&quot;;IF([.T55]=&quot;-&quot;;&quot;-&quot;;&quot;&quot;))">
            <text:p/>
          </table:table-cell>
          <table:table-cell table:formula="of:=IF([.U55]=&quot;x&quot;;&quot;x&quot;;IF([.U55]=&quot;-&quot;;&quot;-&quot;;&quot;&quot;))">
            <text:p/>
          </table:table-cell>
          <table:table-cell table:formula="of:=IF([.V55]=&quot;x&quot;;&quot;x&quot;;IF([.V55]=&quot;-&quot;;&quot;-&quot;;&quot;&quot;))" office:value-type="string" office:string-value="x" calcext:value-type="string">
            <text:p>x</text:p>
          </table:table-cell>
          <table:table-cell table:formula="of:=IF([.W55]=&quot;x&quot;;&quot;x&quot;;IF([.W55]=&quot;-&quot;;&quot;-&quot;;&quot;&quot;))">
            <text:p/>
          </table:table-cell>
          <table:table-cell table:formula="of:=IF([.X55]=&quot;x&quot;;&quot;x&quot;;IF([.X55]=&quot;-&quot;;&quot;-&quot;;&quot;&quot;))">
            <text:p/>
          </table:table-cell>
          <table:table-cell table:formula="of:=IF([.Y55]=&quot;x&quot;;&quot;x&quot;;IF([.Y55]=&quot;-&quot;;&quot;-&quot;;&quot;&quot;))">
            <text:p/>
          </table:table-cell>
          <table:table-cell table:formula="of:=IF([.Z55]=&quot;x&quot;;&quot;x&quot;;IF([.Z55]=&quot;-&quot;;&quot;-&quot;;&quot;&quot;))">
            <text:p/>
          </table:table-cell>
          <table:table-cell table:formula="of:=IF([.AA55]=&quot;x&quot;;&quot;x&quot;;IF([.AA55]=&quot;-&quot;;&quot;-&quot;;&quot;&quot;))">
            <text:p/>
          </table:table-cell>
          <table:table-cell table:formula="of:=IF([.AB55]=&quot;x&quot;;&quot;x&quot;;IF([.AB55]=&quot;-&quot;;&quot;-&quot;;&quot;&quot;))">
            <text:p/>
          </table:table-cell>
          <table:table-cell table:formula="of:=IF([.AC55]=&quot;x&quot;;&quot;x&quot;;IF([.AC55]=&quot;-&quot;;&quot;-&quot;;&quot;&quot;))">
            <text:p/>
          </table:table-cell>
          <table:table-cell table:formula="of:=IF([.AD55]=&quot;x&quot;;&quot;x&quot;;IF([.AD55]=&quot;-&quot;;&quot;-&quot;;&quot;&quot;))">
            <text:p/>
          </table:table-cell>
          <table:table-cell table:formula="of:=IF([.AE55]=&quot;x&quot;;&quot;x&quot;;IF([.AE55]=&quot;-&quot;;&quot;-&quot;;&quot;&quot;))">
            <text:p/>
          </table:table-cell>
          <table:table-cell table:formula="of:=IF([.AF55]=&quot;x&quot;;&quot;x&quot;;IF([.AF55]=&quot;-&quot;;&quot;-&quot;;&quot;&quot;))">
            <text:p/>
          </table:table-cell>
          <table:table-cell table:formula="of:=IF([.AG55]=&quot;x&quot;;&quot;x&quot;;IF([.AG55]=&quot;-&quot;;&quot;-&quot;;&quot;&quot;))">
            <text:p/>
          </table:table-cell>
          <table:table-cell table:formula="of:=IF([.AH55]=&quot;x&quot;;&quot;x&quot;;IF([.AH55]=&quot;-&quot;;&quot;-&quot;;&quot;&quot;))">
            <text:p/>
          </table:table-cell>
          <table:table-cell table:formula="of:=IF([.AI55]=&quot;x&quot;;&quot;x&quot;;IF([.AI55]=&quot;-&quot;;&quot;-&quot;;&quot;&quot;))">
            <text:p/>
          </table:table-cell>
          <table:table-cell table:formula="of:=IF([.AJ55]=&quot;x&quot;;&quot;x&quot;;IF([.AJ55]=&quot;-&quot;;&quot;-&quot;;&quot;&quot;))">
            <text:p/>
          </table:table-cell>
          <table:table-cell table:formula="of:=IF([.AK55]=&quot;x&quot;;&quot;x&quot;;IF([.AK55]=&quot;-&quot;;&quot;-&quot;;&quot;&quot;))">
            <text:p/>
          </table:table-cell>
          <table:table-cell table:formula="of:=IF([.AL55]=&quot;x&quot;;&quot;x&quot;;IF([.AL55]=&quot;-&quot;;&quot;-&quot;;&quot;&quot;))">
            <text:p/>
          </table:table-cell>
          <table:table-cell table:formula="of:=IF([.AM55]=&quot;x&quot;;&quot;x&quot;;IF([.AM55]=&quot;-&quot;;&quot;-&quot;;&quot;&quot;))">
            <text:p/>
          </table:table-cell>
          <table:table-cell table:formula="of:=IF([.AN55]=&quot;x&quot;;&quot;x&quot;;IF([.AN55]=&quot;-&quot;;&quot;-&quot;;&quot;&quot;))">
            <text:p/>
          </table:table-cell>
          <table:table-cell table:formula="of:=IF([.AO55]=&quot;x&quot;;&quot;x&quot;;IF([.AO5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TST055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55" calcext:value-type="float">
            <text:p>55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5" calcext:value-type="float">
            <text:p>-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100" calcext:value-type="float">
            <text:p>110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6]=&quot;x&quot;;&quot;x&quot;;IF([.R56]=&quot;-&quot;;&quot;-&quot;;&quot;&quot;))">
            <text:p/>
          </table:table-cell>
          <table:table-cell table:formula="of:=IF([.S56]=&quot;x&quot;;&quot;x&quot;;IF([.S56]=&quot;-&quot;;&quot;-&quot;;&quot;&quot;))">
            <text:p/>
          </table:table-cell>
          <table:table-cell table:formula="of:=IF([.T56]=&quot;x&quot;;&quot;x&quot;;IF([.T56]=&quot;-&quot;;&quot;-&quot;;&quot;&quot;))">
            <text:p/>
          </table:table-cell>
          <table:table-cell table:formula="of:=IF([.U56]=&quot;x&quot;;&quot;x&quot;;IF([.U56]=&quot;-&quot;;&quot;-&quot;;&quot;&quot;))">
            <text:p/>
          </table:table-cell>
          <table:table-cell table:formula="of:=IF([.V56]=&quot;x&quot;;&quot;x&quot;;IF([.V56]=&quot;-&quot;;&quot;-&quot;;&quot;&quot;))" office:value-type="string" office:string-value="x" calcext:value-type="string">
            <text:p>x</text:p>
          </table:table-cell>
          <table:table-cell table:formula="of:=IF([.W56]=&quot;x&quot;;&quot;x&quot;;IF([.W56]=&quot;-&quot;;&quot;-&quot;;&quot;&quot;))">
            <text:p/>
          </table:table-cell>
          <table:table-cell table:formula="of:=IF([.X56]=&quot;x&quot;;&quot;x&quot;;IF([.X56]=&quot;-&quot;;&quot;-&quot;;&quot;&quot;))">
            <text:p/>
          </table:table-cell>
          <table:table-cell table:formula="of:=IF([.Y56]=&quot;x&quot;;&quot;x&quot;;IF([.Y56]=&quot;-&quot;;&quot;-&quot;;&quot;&quot;))">
            <text:p/>
          </table:table-cell>
          <table:table-cell table:formula="of:=IF([.Z56]=&quot;x&quot;;&quot;x&quot;;IF([.Z56]=&quot;-&quot;;&quot;-&quot;;&quot;&quot;))">
            <text:p/>
          </table:table-cell>
          <table:table-cell table:formula="of:=IF([.AA56]=&quot;x&quot;;&quot;x&quot;;IF([.AA56]=&quot;-&quot;;&quot;-&quot;;&quot;&quot;))">
            <text:p/>
          </table:table-cell>
          <table:table-cell table:formula="of:=IF([.AB56]=&quot;x&quot;;&quot;x&quot;;IF([.AB56]=&quot;-&quot;;&quot;-&quot;;&quot;&quot;))">
            <text:p/>
          </table:table-cell>
          <table:table-cell table:formula="of:=IF([.AC56]=&quot;x&quot;;&quot;x&quot;;IF([.AC56]=&quot;-&quot;;&quot;-&quot;;&quot;&quot;))">
            <text:p/>
          </table:table-cell>
          <table:table-cell table:formula="of:=IF([.AD56]=&quot;x&quot;;&quot;x&quot;;IF([.AD56]=&quot;-&quot;;&quot;-&quot;;&quot;&quot;))">
            <text:p/>
          </table:table-cell>
          <table:table-cell table:formula="of:=IF([.AE56]=&quot;x&quot;;&quot;x&quot;;IF([.AE56]=&quot;-&quot;;&quot;-&quot;;&quot;&quot;))">
            <text:p/>
          </table:table-cell>
          <table:table-cell table:formula="of:=IF([.AF56]=&quot;x&quot;;&quot;x&quot;;IF([.AF56]=&quot;-&quot;;&quot;-&quot;;&quot;&quot;))">
            <text:p/>
          </table:table-cell>
          <table:table-cell table:formula="of:=IF([.AG56]=&quot;x&quot;;&quot;x&quot;;IF([.AG56]=&quot;-&quot;;&quot;-&quot;;&quot;&quot;))">
            <text:p/>
          </table:table-cell>
          <table:table-cell table:formula="of:=IF([.AH56]=&quot;x&quot;;&quot;x&quot;;IF([.AH56]=&quot;-&quot;;&quot;-&quot;;&quot;&quot;))">
            <text:p/>
          </table:table-cell>
          <table:table-cell table:formula="of:=IF([.AI56]=&quot;x&quot;;&quot;x&quot;;IF([.AI56]=&quot;-&quot;;&quot;-&quot;;&quot;&quot;))">
            <text:p/>
          </table:table-cell>
          <table:table-cell table:formula="of:=IF([.AJ56]=&quot;x&quot;;&quot;x&quot;;IF([.AJ56]=&quot;-&quot;;&quot;-&quot;;&quot;&quot;))">
            <text:p/>
          </table:table-cell>
          <table:table-cell table:formula="of:=IF([.AK56]=&quot;x&quot;;&quot;x&quot;;IF([.AK56]=&quot;-&quot;;&quot;-&quot;;&quot;&quot;))">
            <text:p/>
          </table:table-cell>
          <table:table-cell table:formula="of:=IF([.AL56]=&quot;x&quot;;&quot;x&quot;;IF([.AL56]=&quot;-&quot;;&quot;-&quot;;&quot;&quot;))">
            <text:p/>
          </table:table-cell>
          <table:table-cell table:formula="of:=IF([.AM56]=&quot;x&quot;;&quot;x&quot;;IF([.AM56]=&quot;-&quot;;&quot;-&quot;;&quot;&quot;))">
            <text:p/>
          </table:table-cell>
          <table:table-cell table:formula="of:=IF([.AN56]=&quot;x&quot;;&quot;x&quot;;IF([.AN56]=&quot;-&quot;;&quot;-&quot;;&quot;&quot;))">
            <text:p/>
          </table:table-cell>
          <table:table-cell table:formula="of:=IF([.AO56]=&quot;x&quot;;&quot;x&quot;;IF([.AO5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TST056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56" calcext:value-type="float">
            <text:p>56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10" calcext:value-type="float">
            <text:p>-1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120" calcext:value-type="float">
            <text:p>112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7]=&quot;x&quot;;&quot;x&quot;;IF([.R57]=&quot;-&quot;;&quot;-&quot;;&quot;&quot;))">
            <text:p/>
          </table:table-cell>
          <table:table-cell table:formula="of:=IF([.S57]=&quot;x&quot;;&quot;x&quot;;IF([.S57]=&quot;-&quot;;&quot;-&quot;;&quot;&quot;))">
            <text:p/>
          </table:table-cell>
          <table:table-cell table:formula="of:=IF([.T57]=&quot;x&quot;;&quot;x&quot;;IF([.T57]=&quot;-&quot;;&quot;-&quot;;&quot;&quot;))">
            <text:p/>
          </table:table-cell>
          <table:table-cell table:formula="of:=IF([.U57]=&quot;x&quot;;&quot;x&quot;;IF([.U57]=&quot;-&quot;;&quot;-&quot;;&quot;&quot;))">
            <text:p/>
          </table:table-cell>
          <table:table-cell table:formula="of:=IF([.V57]=&quot;x&quot;;&quot;x&quot;;IF([.V57]=&quot;-&quot;;&quot;-&quot;;&quot;&quot;))" office:value-type="string" office:string-value="x" calcext:value-type="string">
            <text:p>x</text:p>
          </table:table-cell>
          <table:table-cell table:formula="of:=IF([.W57]=&quot;x&quot;;&quot;x&quot;;IF([.W57]=&quot;-&quot;;&quot;-&quot;;&quot;&quot;))">
            <text:p/>
          </table:table-cell>
          <table:table-cell table:formula="of:=IF([.X57]=&quot;x&quot;;&quot;x&quot;;IF([.X57]=&quot;-&quot;;&quot;-&quot;;&quot;&quot;))">
            <text:p/>
          </table:table-cell>
          <table:table-cell table:formula="of:=IF([.Y57]=&quot;x&quot;;&quot;x&quot;;IF([.Y57]=&quot;-&quot;;&quot;-&quot;;&quot;&quot;))">
            <text:p/>
          </table:table-cell>
          <table:table-cell table:formula="of:=IF([.Z57]=&quot;x&quot;;&quot;x&quot;;IF([.Z57]=&quot;-&quot;;&quot;-&quot;;&quot;&quot;))">
            <text:p/>
          </table:table-cell>
          <table:table-cell table:formula="of:=IF([.AA57]=&quot;x&quot;;&quot;x&quot;;IF([.AA57]=&quot;-&quot;;&quot;-&quot;;&quot;&quot;))">
            <text:p/>
          </table:table-cell>
          <table:table-cell table:formula="of:=IF([.AB57]=&quot;x&quot;;&quot;x&quot;;IF([.AB57]=&quot;-&quot;;&quot;-&quot;;&quot;&quot;))">
            <text:p/>
          </table:table-cell>
          <table:table-cell table:formula="of:=IF([.AC57]=&quot;x&quot;;&quot;x&quot;;IF([.AC57]=&quot;-&quot;;&quot;-&quot;;&quot;&quot;))">
            <text:p/>
          </table:table-cell>
          <table:table-cell table:formula="of:=IF([.AD57]=&quot;x&quot;;&quot;x&quot;;IF([.AD57]=&quot;-&quot;;&quot;-&quot;;&quot;&quot;))">
            <text:p/>
          </table:table-cell>
          <table:table-cell table:formula="of:=IF([.AE57]=&quot;x&quot;;&quot;x&quot;;IF([.AE57]=&quot;-&quot;;&quot;-&quot;;&quot;&quot;))">
            <text:p/>
          </table:table-cell>
          <table:table-cell table:formula="of:=IF([.AF57]=&quot;x&quot;;&quot;x&quot;;IF([.AF57]=&quot;-&quot;;&quot;-&quot;;&quot;&quot;))">
            <text:p/>
          </table:table-cell>
          <table:table-cell table:formula="of:=IF([.AG57]=&quot;x&quot;;&quot;x&quot;;IF([.AG57]=&quot;-&quot;;&quot;-&quot;;&quot;&quot;))">
            <text:p/>
          </table:table-cell>
          <table:table-cell table:formula="of:=IF([.AH57]=&quot;x&quot;;&quot;x&quot;;IF([.AH57]=&quot;-&quot;;&quot;-&quot;;&quot;&quot;))">
            <text:p/>
          </table:table-cell>
          <table:table-cell table:formula="of:=IF([.AI57]=&quot;x&quot;;&quot;x&quot;;IF([.AI57]=&quot;-&quot;;&quot;-&quot;;&quot;&quot;))">
            <text:p/>
          </table:table-cell>
          <table:table-cell table:formula="of:=IF([.AJ57]=&quot;x&quot;;&quot;x&quot;;IF([.AJ57]=&quot;-&quot;;&quot;-&quot;;&quot;&quot;))">
            <text:p/>
          </table:table-cell>
          <table:table-cell table:formula="of:=IF([.AK57]=&quot;x&quot;;&quot;x&quot;;IF([.AK57]=&quot;-&quot;;&quot;-&quot;;&quot;&quot;))">
            <text:p/>
          </table:table-cell>
          <table:table-cell table:formula="of:=IF([.AL57]=&quot;x&quot;;&quot;x&quot;;IF([.AL57]=&quot;-&quot;;&quot;-&quot;;&quot;&quot;))">
            <text:p/>
          </table:table-cell>
          <table:table-cell table:formula="of:=IF([.AM57]=&quot;x&quot;;&quot;x&quot;;IF([.AM57]=&quot;-&quot;;&quot;-&quot;;&quot;&quot;))">
            <text:p/>
          </table:table-cell>
          <table:table-cell table:formula="of:=IF([.AN57]=&quot;x&quot;;&quot;x&quot;;IF([.AN57]=&quot;-&quot;;&quot;-&quot;;&quot;&quot;))">
            <text:p/>
          </table:table-cell>
          <table:table-cell table:formula="of:=IF([.AO57]=&quot;x&quot;;&quot;x&quot;;IF([.AO5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TST057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57" calcext:value-type="float">
            <text:p>57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15" calcext:value-type="float">
            <text:p>-1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140" calcext:value-type="float">
            <text:p>114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8]=&quot;x&quot;;&quot;x&quot;;IF([.R58]=&quot;-&quot;;&quot;-&quot;;&quot;&quot;))">
            <text:p/>
          </table:table-cell>
          <table:table-cell table:formula="of:=IF([.S58]=&quot;x&quot;;&quot;x&quot;;IF([.S58]=&quot;-&quot;;&quot;-&quot;;&quot;&quot;))">
            <text:p/>
          </table:table-cell>
          <table:table-cell table:formula="of:=IF([.T58]=&quot;x&quot;;&quot;x&quot;;IF([.T58]=&quot;-&quot;;&quot;-&quot;;&quot;&quot;))">
            <text:p/>
          </table:table-cell>
          <table:table-cell table:formula="of:=IF([.U58]=&quot;x&quot;;&quot;x&quot;;IF([.U58]=&quot;-&quot;;&quot;-&quot;;&quot;&quot;))">
            <text:p/>
          </table:table-cell>
          <table:table-cell table:formula="of:=IF([.V58]=&quot;x&quot;;&quot;x&quot;;IF([.V58]=&quot;-&quot;;&quot;-&quot;;&quot;&quot;))" office:value-type="string" office:string-value="x" calcext:value-type="string">
            <text:p>x</text:p>
          </table:table-cell>
          <table:table-cell table:formula="of:=IF([.W58]=&quot;x&quot;;&quot;x&quot;;IF([.W58]=&quot;-&quot;;&quot;-&quot;;&quot;&quot;))">
            <text:p/>
          </table:table-cell>
          <table:table-cell table:formula="of:=IF([.X58]=&quot;x&quot;;&quot;x&quot;;IF([.X58]=&quot;-&quot;;&quot;-&quot;;&quot;&quot;))">
            <text:p/>
          </table:table-cell>
          <table:table-cell table:formula="of:=IF([.Y58]=&quot;x&quot;;&quot;x&quot;;IF([.Y58]=&quot;-&quot;;&quot;-&quot;;&quot;&quot;))">
            <text:p/>
          </table:table-cell>
          <table:table-cell table:formula="of:=IF([.Z58]=&quot;x&quot;;&quot;x&quot;;IF([.Z58]=&quot;-&quot;;&quot;-&quot;;&quot;&quot;))">
            <text:p/>
          </table:table-cell>
          <table:table-cell table:formula="of:=IF([.AA58]=&quot;x&quot;;&quot;x&quot;;IF([.AA58]=&quot;-&quot;;&quot;-&quot;;&quot;&quot;))">
            <text:p/>
          </table:table-cell>
          <table:table-cell table:formula="of:=IF([.AB58]=&quot;x&quot;;&quot;x&quot;;IF([.AB58]=&quot;-&quot;;&quot;-&quot;;&quot;&quot;))">
            <text:p/>
          </table:table-cell>
          <table:table-cell table:formula="of:=IF([.AC58]=&quot;x&quot;;&quot;x&quot;;IF([.AC58]=&quot;-&quot;;&quot;-&quot;;&quot;&quot;))">
            <text:p/>
          </table:table-cell>
          <table:table-cell table:formula="of:=IF([.AD58]=&quot;x&quot;;&quot;x&quot;;IF([.AD58]=&quot;-&quot;;&quot;-&quot;;&quot;&quot;))">
            <text:p/>
          </table:table-cell>
          <table:table-cell table:formula="of:=IF([.AE58]=&quot;x&quot;;&quot;x&quot;;IF([.AE58]=&quot;-&quot;;&quot;-&quot;;&quot;&quot;))">
            <text:p/>
          </table:table-cell>
          <table:table-cell table:formula="of:=IF([.AF58]=&quot;x&quot;;&quot;x&quot;;IF([.AF58]=&quot;-&quot;;&quot;-&quot;;&quot;&quot;))">
            <text:p/>
          </table:table-cell>
          <table:table-cell table:formula="of:=IF([.AG58]=&quot;x&quot;;&quot;x&quot;;IF([.AG58]=&quot;-&quot;;&quot;-&quot;;&quot;&quot;))">
            <text:p/>
          </table:table-cell>
          <table:table-cell table:formula="of:=IF([.AH58]=&quot;x&quot;;&quot;x&quot;;IF([.AH58]=&quot;-&quot;;&quot;-&quot;;&quot;&quot;))">
            <text:p/>
          </table:table-cell>
          <table:table-cell table:formula="of:=IF([.AI58]=&quot;x&quot;;&quot;x&quot;;IF([.AI58]=&quot;-&quot;;&quot;-&quot;;&quot;&quot;))">
            <text:p/>
          </table:table-cell>
          <table:table-cell table:formula="of:=IF([.AJ58]=&quot;x&quot;;&quot;x&quot;;IF([.AJ58]=&quot;-&quot;;&quot;-&quot;;&quot;&quot;))">
            <text:p/>
          </table:table-cell>
          <table:table-cell table:formula="of:=IF([.AK58]=&quot;x&quot;;&quot;x&quot;;IF([.AK58]=&quot;-&quot;;&quot;-&quot;;&quot;&quot;))">
            <text:p/>
          </table:table-cell>
          <table:table-cell table:formula="of:=IF([.AL58]=&quot;x&quot;;&quot;x&quot;;IF([.AL58]=&quot;-&quot;;&quot;-&quot;;&quot;&quot;))">
            <text:p/>
          </table:table-cell>
          <table:table-cell table:formula="of:=IF([.AM58]=&quot;x&quot;;&quot;x&quot;;IF([.AM58]=&quot;-&quot;;&quot;-&quot;;&quot;&quot;))">
            <text:p/>
          </table:table-cell>
          <table:table-cell table:formula="of:=IF([.AN58]=&quot;x&quot;;&quot;x&quot;;IF([.AN58]=&quot;-&quot;;&quot;-&quot;;&quot;&quot;))">
            <text:p/>
          </table:table-cell>
          <table:table-cell table:formula="of:=IF([.AO58]=&quot;x&quot;;&quot;x&quot;;IF([.AO5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TST058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58" calcext:value-type="float">
            <text:p>58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20" calcext:value-type="float">
            <text:p>-2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160" calcext:value-type="float">
            <text:p>116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9]=&quot;x&quot;;&quot;x&quot;;IF([.R59]=&quot;-&quot;;&quot;-&quot;;&quot;&quot;))">
            <text:p/>
          </table:table-cell>
          <table:table-cell table:formula="of:=IF([.S59]=&quot;x&quot;;&quot;x&quot;;IF([.S59]=&quot;-&quot;;&quot;-&quot;;&quot;&quot;))">
            <text:p/>
          </table:table-cell>
          <table:table-cell table:formula="of:=IF([.T59]=&quot;x&quot;;&quot;x&quot;;IF([.T59]=&quot;-&quot;;&quot;-&quot;;&quot;&quot;))">
            <text:p/>
          </table:table-cell>
          <table:table-cell table:formula="of:=IF([.U59]=&quot;x&quot;;&quot;x&quot;;IF([.U59]=&quot;-&quot;;&quot;-&quot;;&quot;&quot;))">
            <text:p/>
          </table:table-cell>
          <table:table-cell table:formula="of:=IF([.V59]=&quot;x&quot;;&quot;x&quot;;IF([.V59]=&quot;-&quot;;&quot;-&quot;;&quot;&quot;))" office:value-type="string" office:string-value="x" calcext:value-type="string">
            <text:p>x</text:p>
          </table:table-cell>
          <table:table-cell table:formula="of:=IF([.W59]=&quot;x&quot;;&quot;x&quot;;IF([.W59]=&quot;-&quot;;&quot;-&quot;;&quot;&quot;))">
            <text:p/>
          </table:table-cell>
          <table:table-cell table:formula="of:=IF([.X59]=&quot;x&quot;;&quot;x&quot;;IF([.X59]=&quot;-&quot;;&quot;-&quot;;&quot;&quot;))">
            <text:p/>
          </table:table-cell>
          <table:table-cell table:formula="of:=IF([.Y59]=&quot;x&quot;;&quot;x&quot;;IF([.Y59]=&quot;-&quot;;&quot;-&quot;;&quot;&quot;))">
            <text:p/>
          </table:table-cell>
          <table:table-cell table:formula="of:=IF([.Z59]=&quot;x&quot;;&quot;x&quot;;IF([.Z59]=&quot;-&quot;;&quot;-&quot;;&quot;&quot;))">
            <text:p/>
          </table:table-cell>
          <table:table-cell table:formula="of:=IF([.AA59]=&quot;x&quot;;&quot;x&quot;;IF([.AA59]=&quot;-&quot;;&quot;-&quot;;&quot;&quot;))">
            <text:p/>
          </table:table-cell>
          <table:table-cell table:formula="of:=IF([.AB59]=&quot;x&quot;;&quot;x&quot;;IF([.AB59]=&quot;-&quot;;&quot;-&quot;;&quot;&quot;))">
            <text:p/>
          </table:table-cell>
          <table:table-cell table:formula="of:=IF([.AC59]=&quot;x&quot;;&quot;x&quot;;IF([.AC59]=&quot;-&quot;;&quot;-&quot;;&quot;&quot;))">
            <text:p/>
          </table:table-cell>
          <table:table-cell table:formula="of:=IF([.AD59]=&quot;x&quot;;&quot;x&quot;;IF([.AD59]=&quot;-&quot;;&quot;-&quot;;&quot;&quot;))">
            <text:p/>
          </table:table-cell>
          <table:table-cell table:formula="of:=IF([.AE59]=&quot;x&quot;;&quot;x&quot;;IF([.AE59]=&quot;-&quot;;&quot;-&quot;;&quot;&quot;))">
            <text:p/>
          </table:table-cell>
          <table:table-cell table:formula="of:=IF([.AF59]=&quot;x&quot;;&quot;x&quot;;IF([.AF59]=&quot;-&quot;;&quot;-&quot;;&quot;&quot;))">
            <text:p/>
          </table:table-cell>
          <table:table-cell table:formula="of:=IF([.AG59]=&quot;x&quot;;&quot;x&quot;;IF([.AG59]=&quot;-&quot;;&quot;-&quot;;&quot;&quot;))">
            <text:p/>
          </table:table-cell>
          <table:table-cell table:formula="of:=IF([.AH59]=&quot;x&quot;;&quot;x&quot;;IF([.AH59]=&quot;-&quot;;&quot;-&quot;;&quot;&quot;))">
            <text:p/>
          </table:table-cell>
          <table:table-cell table:formula="of:=IF([.AI59]=&quot;x&quot;;&quot;x&quot;;IF([.AI59]=&quot;-&quot;;&quot;-&quot;;&quot;&quot;))">
            <text:p/>
          </table:table-cell>
          <table:table-cell table:formula="of:=IF([.AJ59]=&quot;x&quot;;&quot;x&quot;;IF([.AJ59]=&quot;-&quot;;&quot;-&quot;;&quot;&quot;))">
            <text:p/>
          </table:table-cell>
          <table:table-cell table:formula="of:=IF([.AK59]=&quot;x&quot;;&quot;x&quot;;IF([.AK59]=&quot;-&quot;;&quot;-&quot;;&quot;&quot;))">
            <text:p/>
          </table:table-cell>
          <table:table-cell table:formula="of:=IF([.AL59]=&quot;x&quot;;&quot;x&quot;;IF([.AL59]=&quot;-&quot;;&quot;-&quot;;&quot;&quot;))">
            <text:p/>
          </table:table-cell>
          <table:table-cell table:formula="of:=IF([.AM59]=&quot;x&quot;;&quot;x&quot;;IF([.AM59]=&quot;-&quot;;&quot;-&quot;;&quot;&quot;))">
            <text:p/>
          </table:table-cell>
          <table:table-cell table:formula="of:=IF([.AN59]=&quot;x&quot;;&quot;x&quot;;IF([.AN59]=&quot;-&quot;;&quot;-&quot;;&quot;&quot;))">
            <text:p/>
          </table:table-cell>
          <table:table-cell table:formula="of:=IF([.AO59]=&quot;x&quot;;&quot;x&quot;;IF([.AO5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TST059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59" calcext:value-type="float">
            <text:p>59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25" calcext:value-type="float">
            <text:p>-2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180" calcext:value-type="float">
            <text:p>118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60]=&quot;x&quot;;&quot;x&quot;;IF([.R60]=&quot;-&quot;;&quot;-&quot;;&quot;&quot;))">
            <text:p/>
          </table:table-cell>
          <table:table-cell table:formula="of:=IF([.S60]=&quot;x&quot;;&quot;x&quot;;IF([.S60]=&quot;-&quot;;&quot;-&quot;;&quot;&quot;))">
            <text:p/>
          </table:table-cell>
          <table:table-cell table:formula="of:=IF([.T60]=&quot;x&quot;;&quot;x&quot;;IF([.T60]=&quot;-&quot;;&quot;-&quot;;&quot;&quot;))">
            <text:p/>
          </table:table-cell>
          <table:table-cell table:formula="of:=IF([.U60]=&quot;x&quot;;&quot;x&quot;;IF([.U60]=&quot;-&quot;;&quot;-&quot;;&quot;&quot;))">
            <text:p/>
          </table:table-cell>
          <table:table-cell table:formula="of:=IF([.V60]=&quot;x&quot;;&quot;x&quot;;IF([.V60]=&quot;-&quot;;&quot;-&quot;;&quot;&quot;))" office:value-type="string" office:string-value="x" calcext:value-type="string">
            <text:p>x</text:p>
          </table:table-cell>
          <table:table-cell table:formula="of:=IF([.W60]=&quot;x&quot;;&quot;x&quot;;IF([.W60]=&quot;-&quot;;&quot;-&quot;;&quot;&quot;))">
            <text:p/>
          </table:table-cell>
          <table:table-cell table:formula="of:=IF([.X60]=&quot;x&quot;;&quot;x&quot;;IF([.X60]=&quot;-&quot;;&quot;-&quot;;&quot;&quot;))">
            <text:p/>
          </table:table-cell>
          <table:table-cell table:formula="of:=IF([.Y60]=&quot;x&quot;;&quot;x&quot;;IF([.Y60]=&quot;-&quot;;&quot;-&quot;;&quot;&quot;))">
            <text:p/>
          </table:table-cell>
          <table:table-cell table:formula="of:=IF([.Z60]=&quot;x&quot;;&quot;x&quot;;IF([.Z60]=&quot;-&quot;;&quot;-&quot;;&quot;&quot;))">
            <text:p/>
          </table:table-cell>
          <table:table-cell table:formula="of:=IF([.AA60]=&quot;x&quot;;&quot;x&quot;;IF([.AA60]=&quot;-&quot;;&quot;-&quot;;&quot;&quot;))">
            <text:p/>
          </table:table-cell>
          <table:table-cell table:formula="of:=IF([.AB60]=&quot;x&quot;;&quot;x&quot;;IF([.AB60]=&quot;-&quot;;&quot;-&quot;;&quot;&quot;))">
            <text:p/>
          </table:table-cell>
          <table:table-cell table:formula="of:=IF([.AC60]=&quot;x&quot;;&quot;x&quot;;IF([.AC60]=&quot;-&quot;;&quot;-&quot;;&quot;&quot;))">
            <text:p/>
          </table:table-cell>
          <table:table-cell table:formula="of:=IF([.AD60]=&quot;x&quot;;&quot;x&quot;;IF([.AD60]=&quot;-&quot;;&quot;-&quot;;&quot;&quot;))">
            <text:p/>
          </table:table-cell>
          <table:table-cell table:formula="of:=IF([.AE60]=&quot;x&quot;;&quot;x&quot;;IF([.AE60]=&quot;-&quot;;&quot;-&quot;;&quot;&quot;))">
            <text:p/>
          </table:table-cell>
          <table:table-cell table:formula="of:=IF([.AF60]=&quot;x&quot;;&quot;x&quot;;IF([.AF60]=&quot;-&quot;;&quot;-&quot;;&quot;&quot;))">
            <text:p/>
          </table:table-cell>
          <table:table-cell table:formula="of:=IF([.AG60]=&quot;x&quot;;&quot;x&quot;;IF([.AG60]=&quot;-&quot;;&quot;-&quot;;&quot;&quot;))">
            <text:p/>
          </table:table-cell>
          <table:table-cell table:formula="of:=IF([.AH60]=&quot;x&quot;;&quot;x&quot;;IF([.AH60]=&quot;-&quot;;&quot;-&quot;;&quot;&quot;))">
            <text:p/>
          </table:table-cell>
          <table:table-cell table:formula="of:=IF([.AI60]=&quot;x&quot;;&quot;x&quot;;IF([.AI60]=&quot;-&quot;;&quot;-&quot;;&quot;&quot;))">
            <text:p/>
          </table:table-cell>
          <table:table-cell table:formula="of:=IF([.AJ60]=&quot;x&quot;;&quot;x&quot;;IF([.AJ60]=&quot;-&quot;;&quot;-&quot;;&quot;&quot;))">
            <text:p/>
          </table:table-cell>
          <table:table-cell table:formula="of:=IF([.AK60]=&quot;x&quot;;&quot;x&quot;;IF([.AK60]=&quot;-&quot;;&quot;-&quot;;&quot;&quot;))">
            <text:p/>
          </table:table-cell>
          <table:table-cell table:formula="of:=IF([.AL60]=&quot;x&quot;;&quot;x&quot;;IF([.AL60]=&quot;-&quot;;&quot;-&quot;;&quot;&quot;))">
            <text:p/>
          </table:table-cell>
          <table:table-cell table:formula="of:=IF([.AM60]=&quot;x&quot;;&quot;x&quot;;IF([.AM60]=&quot;-&quot;;&quot;-&quot;;&quot;&quot;))">
            <text:p/>
          </table:table-cell>
          <table:table-cell table:formula="of:=IF([.AN60]=&quot;x&quot;;&quot;x&quot;;IF([.AN60]=&quot;-&quot;;&quot;-&quot;;&quot;&quot;))">
            <text:p/>
          </table:table-cell>
          <table:table-cell table:formula="of:=IF([.AO60]=&quot;x&quot;;&quot;x&quot;;IF([.AO6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TST060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60" calcext:value-type="float">
            <text:p>60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30" calcext:value-type="float">
            <text:p>-3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200" calcext:value-type="float">
            <text:p>120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61]=&quot;x&quot;;&quot;x&quot;;IF([.R61]=&quot;-&quot;;&quot;-&quot;;&quot;&quot;))">
            <text:p/>
          </table:table-cell>
          <table:table-cell table:formula="of:=IF([.S61]=&quot;x&quot;;&quot;x&quot;;IF([.S61]=&quot;-&quot;;&quot;-&quot;;&quot;&quot;))">
            <text:p/>
          </table:table-cell>
          <table:table-cell table:formula="of:=IF([.T61]=&quot;x&quot;;&quot;x&quot;;IF([.T61]=&quot;-&quot;;&quot;-&quot;;&quot;&quot;))">
            <text:p/>
          </table:table-cell>
          <table:table-cell table:formula="of:=IF([.U61]=&quot;x&quot;;&quot;x&quot;;IF([.U61]=&quot;-&quot;;&quot;-&quot;;&quot;&quot;))">
            <text:p/>
          </table:table-cell>
          <table:table-cell table:formula="of:=IF([.V61]=&quot;x&quot;;&quot;x&quot;;IF([.V61]=&quot;-&quot;;&quot;-&quot;;&quot;&quot;))" office:value-type="string" office:string-value="x" calcext:value-type="string">
            <text:p>x</text:p>
          </table:table-cell>
          <table:table-cell table:formula="of:=IF([.W61]=&quot;x&quot;;&quot;x&quot;;IF([.W61]=&quot;-&quot;;&quot;-&quot;;&quot;&quot;))">
            <text:p/>
          </table:table-cell>
          <table:table-cell table:formula="of:=IF([.X61]=&quot;x&quot;;&quot;x&quot;;IF([.X61]=&quot;-&quot;;&quot;-&quot;;&quot;&quot;))">
            <text:p/>
          </table:table-cell>
          <table:table-cell table:formula="of:=IF([.Y61]=&quot;x&quot;;&quot;x&quot;;IF([.Y61]=&quot;-&quot;;&quot;-&quot;;&quot;&quot;))">
            <text:p/>
          </table:table-cell>
          <table:table-cell table:formula="of:=IF([.Z61]=&quot;x&quot;;&quot;x&quot;;IF([.Z61]=&quot;-&quot;;&quot;-&quot;;&quot;&quot;))">
            <text:p/>
          </table:table-cell>
          <table:table-cell table:formula="of:=IF([.AA61]=&quot;x&quot;;&quot;x&quot;;IF([.AA61]=&quot;-&quot;;&quot;-&quot;;&quot;&quot;))">
            <text:p/>
          </table:table-cell>
          <table:table-cell table:formula="of:=IF([.AB61]=&quot;x&quot;;&quot;x&quot;;IF([.AB61]=&quot;-&quot;;&quot;-&quot;;&quot;&quot;))">
            <text:p/>
          </table:table-cell>
          <table:table-cell table:formula="of:=IF([.AC61]=&quot;x&quot;;&quot;x&quot;;IF([.AC61]=&quot;-&quot;;&quot;-&quot;;&quot;&quot;))">
            <text:p/>
          </table:table-cell>
          <table:table-cell table:formula="of:=IF([.AD61]=&quot;x&quot;;&quot;x&quot;;IF([.AD61]=&quot;-&quot;;&quot;-&quot;;&quot;&quot;))">
            <text:p/>
          </table:table-cell>
          <table:table-cell table:formula="of:=IF([.AE61]=&quot;x&quot;;&quot;x&quot;;IF([.AE61]=&quot;-&quot;;&quot;-&quot;;&quot;&quot;))">
            <text:p/>
          </table:table-cell>
          <table:table-cell table:formula="of:=IF([.AF61]=&quot;x&quot;;&quot;x&quot;;IF([.AF61]=&quot;-&quot;;&quot;-&quot;;&quot;&quot;))">
            <text:p/>
          </table:table-cell>
          <table:table-cell table:formula="of:=IF([.AG61]=&quot;x&quot;;&quot;x&quot;;IF([.AG61]=&quot;-&quot;;&quot;-&quot;;&quot;&quot;))">
            <text:p/>
          </table:table-cell>
          <table:table-cell table:formula="of:=IF([.AH61]=&quot;x&quot;;&quot;x&quot;;IF([.AH61]=&quot;-&quot;;&quot;-&quot;;&quot;&quot;))">
            <text:p/>
          </table:table-cell>
          <table:table-cell table:formula="of:=IF([.AI61]=&quot;x&quot;;&quot;x&quot;;IF([.AI61]=&quot;-&quot;;&quot;-&quot;;&quot;&quot;))">
            <text:p/>
          </table:table-cell>
          <table:table-cell table:formula="of:=IF([.AJ61]=&quot;x&quot;;&quot;x&quot;;IF([.AJ61]=&quot;-&quot;;&quot;-&quot;;&quot;&quot;))">
            <text:p/>
          </table:table-cell>
          <table:table-cell table:formula="of:=IF([.AK61]=&quot;x&quot;;&quot;x&quot;;IF([.AK61]=&quot;-&quot;;&quot;-&quot;;&quot;&quot;))">
            <text:p/>
          </table:table-cell>
          <table:table-cell table:formula="of:=IF([.AL61]=&quot;x&quot;;&quot;x&quot;;IF([.AL61]=&quot;-&quot;;&quot;-&quot;;&quot;&quot;))">
            <text:p/>
          </table:table-cell>
          <table:table-cell table:formula="of:=IF([.AM61]=&quot;x&quot;;&quot;x&quot;;IF([.AM61]=&quot;-&quot;;&quot;-&quot;;&quot;&quot;))">
            <text:p/>
          </table:table-cell>
          <table:table-cell table:formula="of:=IF([.AN61]=&quot;x&quot;;&quot;x&quot;;IF([.AN61]=&quot;-&quot;;&quot;-&quot;;&quot;&quot;))">
            <text:p/>
          </table:table-cell>
          <table:table-cell table:formula="of:=IF([.AO61]=&quot;x&quot;;&quot;x&quot;;IF([.AO6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TST061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61" calcext:value-type="float">
            <text:p>6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35" calcext:value-type="float">
            <text:p>-3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220" calcext:value-type="float">
            <text:p>12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62]=&quot;x&quot;;&quot;x&quot;;IF([.R62]=&quot;-&quot;;&quot;-&quot;;&quot;&quot;))">
            <text:p/>
          </table:table-cell>
          <table:table-cell table:formula="of:=IF([.S62]=&quot;x&quot;;&quot;x&quot;;IF([.S62]=&quot;-&quot;;&quot;-&quot;;&quot;&quot;))">
            <text:p/>
          </table:table-cell>
          <table:table-cell table:formula="of:=IF([.T62]=&quot;x&quot;;&quot;x&quot;;IF([.T62]=&quot;-&quot;;&quot;-&quot;;&quot;&quot;))">
            <text:p/>
          </table:table-cell>
          <table:table-cell table:formula="of:=IF([.U62]=&quot;x&quot;;&quot;x&quot;;IF([.U62]=&quot;-&quot;;&quot;-&quot;;&quot;&quot;))">
            <text:p/>
          </table:table-cell>
          <table:table-cell table:formula="of:=IF([.V62]=&quot;x&quot;;&quot;x&quot;;IF([.V62]=&quot;-&quot;;&quot;-&quot;;&quot;&quot;))">
            <text:p/>
          </table:table-cell>
          <table:table-cell table:formula="of:=IF([.W62]=&quot;x&quot;;&quot;x&quot;;IF([.W62]=&quot;-&quot;;&quot;-&quot;;&quot;&quot;))" office:value-type="string" office:string-value="x" calcext:value-type="string">
            <text:p>x</text:p>
          </table:table-cell>
          <table:table-cell table:formula="of:=IF([.X62]=&quot;x&quot;;&quot;x&quot;;IF([.X62]=&quot;-&quot;;&quot;-&quot;;&quot;&quot;))">
            <text:p/>
          </table:table-cell>
          <table:table-cell table:formula="of:=IF([.Y62]=&quot;x&quot;;&quot;x&quot;;IF([.Y62]=&quot;-&quot;;&quot;-&quot;;&quot;&quot;))">
            <text:p/>
          </table:table-cell>
          <table:table-cell table:formula="of:=IF([.Z62]=&quot;x&quot;;&quot;x&quot;;IF([.Z62]=&quot;-&quot;;&quot;-&quot;;&quot;&quot;))">
            <text:p/>
          </table:table-cell>
          <table:table-cell table:formula="of:=IF([.AA62]=&quot;x&quot;;&quot;x&quot;;IF([.AA62]=&quot;-&quot;;&quot;-&quot;;&quot;&quot;))">
            <text:p/>
          </table:table-cell>
          <table:table-cell table:formula="of:=IF([.AB62]=&quot;x&quot;;&quot;x&quot;;IF([.AB62]=&quot;-&quot;;&quot;-&quot;;&quot;&quot;))">
            <text:p/>
          </table:table-cell>
          <table:table-cell table:formula="of:=IF([.AC62]=&quot;x&quot;;&quot;x&quot;;IF([.AC62]=&quot;-&quot;;&quot;-&quot;;&quot;&quot;))">
            <text:p/>
          </table:table-cell>
          <table:table-cell table:formula="of:=IF([.AD62]=&quot;x&quot;;&quot;x&quot;;IF([.AD62]=&quot;-&quot;;&quot;-&quot;;&quot;&quot;))">
            <text:p/>
          </table:table-cell>
          <table:table-cell table:formula="of:=IF([.AE62]=&quot;x&quot;;&quot;x&quot;;IF([.AE62]=&quot;-&quot;;&quot;-&quot;;&quot;&quot;))">
            <text:p/>
          </table:table-cell>
          <table:table-cell table:formula="of:=IF([.AF62]=&quot;x&quot;;&quot;x&quot;;IF([.AF62]=&quot;-&quot;;&quot;-&quot;;&quot;&quot;))">
            <text:p/>
          </table:table-cell>
          <table:table-cell table:formula="of:=IF([.AG62]=&quot;x&quot;;&quot;x&quot;;IF([.AG62]=&quot;-&quot;;&quot;-&quot;;&quot;&quot;))">
            <text:p/>
          </table:table-cell>
          <table:table-cell table:formula="of:=IF([.AH62]=&quot;x&quot;;&quot;x&quot;;IF([.AH62]=&quot;-&quot;;&quot;-&quot;;&quot;&quot;))">
            <text:p/>
          </table:table-cell>
          <table:table-cell table:formula="of:=IF([.AI62]=&quot;x&quot;;&quot;x&quot;;IF([.AI62]=&quot;-&quot;;&quot;-&quot;;&quot;&quot;))">
            <text:p/>
          </table:table-cell>
          <table:table-cell table:formula="of:=IF([.AJ62]=&quot;x&quot;;&quot;x&quot;;IF([.AJ62]=&quot;-&quot;;&quot;-&quot;;&quot;&quot;))">
            <text:p/>
          </table:table-cell>
          <table:table-cell table:formula="of:=IF([.AK62]=&quot;x&quot;;&quot;x&quot;;IF([.AK62]=&quot;-&quot;;&quot;-&quot;;&quot;&quot;))">
            <text:p/>
          </table:table-cell>
          <table:table-cell table:formula="of:=IF([.AL62]=&quot;x&quot;;&quot;x&quot;;IF([.AL62]=&quot;-&quot;;&quot;-&quot;;&quot;&quot;))">
            <text:p/>
          </table:table-cell>
          <table:table-cell table:formula="of:=IF([.AM62]=&quot;x&quot;;&quot;x&quot;;IF([.AM62]=&quot;-&quot;;&quot;-&quot;;&quot;&quot;))">
            <text:p/>
          </table:table-cell>
          <table:table-cell table:formula="of:=IF([.AN62]=&quot;x&quot;;&quot;x&quot;;IF([.AN62]=&quot;-&quot;;&quot;-&quot;;&quot;&quot;))">
            <text:p/>
          </table:table-cell>
          <table:table-cell table:formula="of:=IF([.AO62]=&quot;x&quot;;&quot;x&quot;;IF([.AO6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TST062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62" calcext:value-type="float">
            <text:p>6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40" calcext:value-type="float">
            <text:p>-4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240" calcext:value-type="float">
            <text:p>124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63]=&quot;x&quot;;&quot;x&quot;;IF([.R63]=&quot;-&quot;;&quot;-&quot;;&quot;&quot;))">
            <text:p/>
          </table:table-cell>
          <table:table-cell table:formula="of:=IF([.S63]=&quot;x&quot;;&quot;x&quot;;IF([.S63]=&quot;-&quot;;&quot;-&quot;;&quot;&quot;))">
            <text:p/>
          </table:table-cell>
          <table:table-cell table:formula="of:=IF([.T63]=&quot;x&quot;;&quot;x&quot;;IF([.T63]=&quot;-&quot;;&quot;-&quot;;&quot;&quot;))">
            <text:p/>
          </table:table-cell>
          <table:table-cell table:formula="of:=IF([.U63]=&quot;x&quot;;&quot;x&quot;;IF([.U63]=&quot;-&quot;;&quot;-&quot;;&quot;&quot;))">
            <text:p/>
          </table:table-cell>
          <table:table-cell table:formula="of:=IF([.V63]=&quot;x&quot;;&quot;x&quot;;IF([.V63]=&quot;-&quot;;&quot;-&quot;;&quot;&quot;))">
            <text:p/>
          </table:table-cell>
          <table:table-cell table:formula="of:=IF([.W63]=&quot;x&quot;;&quot;x&quot;;IF([.W63]=&quot;-&quot;;&quot;-&quot;;&quot;&quot;))" office:value-type="string" office:string-value="x" calcext:value-type="string">
            <text:p>x</text:p>
          </table:table-cell>
          <table:table-cell table:formula="of:=IF([.X63]=&quot;x&quot;;&quot;x&quot;;IF([.X63]=&quot;-&quot;;&quot;-&quot;;&quot;&quot;))">
            <text:p/>
          </table:table-cell>
          <table:table-cell table:formula="of:=IF([.Y63]=&quot;x&quot;;&quot;x&quot;;IF([.Y63]=&quot;-&quot;;&quot;-&quot;;&quot;&quot;))">
            <text:p/>
          </table:table-cell>
          <table:table-cell table:formula="of:=IF([.Z63]=&quot;x&quot;;&quot;x&quot;;IF([.Z63]=&quot;-&quot;;&quot;-&quot;;&quot;&quot;))">
            <text:p/>
          </table:table-cell>
          <table:table-cell table:formula="of:=IF([.AA63]=&quot;x&quot;;&quot;x&quot;;IF([.AA63]=&quot;-&quot;;&quot;-&quot;;&quot;&quot;))">
            <text:p/>
          </table:table-cell>
          <table:table-cell table:formula="of:=IF([.AB63]=&quot;x&quot;;&quot;x&quot;;IF([.AB63]=&quot;-&quot;;&quot;-&quot;;&quot;&quot;))">
            <text:p/>
          </table:table-cell>
          <table:table-cell table:formula="of:=IF([.AC63]=&quot;x&quot;;&quot;x&quot;;IF([.AC63]=&quot;-&quot;;&quot;-&quot;;&quot;&quot;))">
            <text:p/>
          </table:table-cell>
          <table:table-cell table:formula="of:=IF([.AD63]=&quot;x&quot;;&quot;x&quot;;IF([.AD63]=&quot;-&quot;;&quot;-&quot;;&quot;&quot;))">
            <text:p/>
          </table:table-cell>
          <table:table-cell table:formula="of:=IF([.AE63]=&quot;x&quot;;&quot;x&quot;;IF([.AE63]=&quot;-&quot;;&quot;-&quot;;&quot;&quot;))">
            <text:p/>
          </table:table-cell>
          <table:table-cell table:formula="of:=IF([.AF63]=&quot;x&quot;;&quot;x&quot;;IF([.AF63]=&quot;-&quot;;&quot;-&quot;;&quot;&quot;))">
            <text:p/>
          </table:table-cell>
          <table:table-cell table:formula="of:=IF([.AG63]=&quot;x&quot;;&quot;x&quot;;IF([.AG63]=&quot;-&quot;;&quot;-&quot;;&quot;&quot;))">
            <text:p/>
          </table:table-cell>
          <table:table-cell table:formula="of:=IF([.AH63]=&quot;x&quot;;&quot;x&quot;;IF([.AH63]=&quot;-&quot;;&quot;-&quot;;&quot;&quot;))">
            <text:p/>
          </table:table-cell>
          <table:table-cell table:formula="of:=IF([.AI63]=&quot;x&quot;;&quot;x&quot;;IF([.AI63]=&quot;-&quot;;&quot;-&quot;;&quot;&quot;))">
            <text:p/>
          </table:table-cell>
          <table:table-cell table:formula="of:=IF([.AJ63]=&quot;x&quot;;&quot;x&quot;;IF([.AJ63]=&quot;-&quot;;&quot;-&quot;;&quot;&quot;))">
            <text:p/>
          </table:table-cell>
          <table:table-cell table:formula="of:=IF([.AK63]=&quot;x&quot;;&quot;x&quot;;IF([.AK63]=&quot;-&quot;;&quot;-&quot;;&quot;&quot;))">
            <text:p/>
          </table:table-cell>
          <table:table-cell table:formula="of:=IF([.AL63]=&quot;x&quot;;&quot;x&quot;;IF([.AL63]=&quot;-&quot;;&quot;-&quot;;&quot;&quot;))">
            <text:p/>
          </table:table-cell>
          <table:table-cell table:formula="of:=IF([.AM63]=&quot;x&quot;;&quot;x&quot;;IF([.AM63]=&quot;-&quot;;&quot;-&quot;;&quot;&quot;))">
            <text:p/>
          </table:table-cell>
          <table:table-cell table:formula="of:=IF([.AN63]=&quot;x&quot;;&quot;x&quot;;IF([.AN63]=&quot;-&quot;;&quot;-&quot;;&quot;&quot;))">
            <text:p/>
          </table:table-cell>
          <table:table-cell table:formula="of:=IF([.AO63]=&quot;x&quot;;&quot;x&quot;;IF([.AO6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TST063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63" calcext:value-type="float">
            <text:p>63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45" calcext:value-type="float">
            <text:p>-4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260" calcext:value-type="float">
            <text:p>126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64]=&quot;x&quot;;&quot;x&quot;;IF([.R64]=&quot;-&quot;;&quot;-&quot;;&quot;&quot;))">
            <text:p/>
          </table:table-cell>
          <table:table-cell table:formula="of:=IF([.S64]=&quot;x&quot;;&quot;x&quot;;IF([.S64]=&quot;-&quot;;&quot;-&quot;;&quot;&quot;))">
            <text:p/>
          </table:table-cell>
          <table:table-cell table:formula="of:=IF([.T64]=&quot;x&quot;;&quot;x&quot;;IF([.T64]=&quot;-&quot;;&quot;-&quot;;&quot;&quot;))">
            <text:p/>
          </table:table-cell>
          <table:table-cell table:formula="of:=IF([.U64]=&quot;x&quot;;&quot;x&quot;;IF([.U64]=&quot;-&quot;;&quot;-&quot;;&quot;&quot;))">
            <text:p/>
          </table:table-cell>
          <table:table-cell table:formula="of:=IF([.V64]=&quot;x&quot;;&quot;x&quot;;IF([.V64]=&quot;-&quot;;&quot;-&quot;;&quot;&quot;))">
            <text:p/>
          </table:table-cell>
          <table:table-cell table:formula="of:=IF([.W64]=&quot;x&quot;;&quot;x&quot;;IF([.W64]=&quot;-&quot;;&quot;-&quot;;&quot;&quot;))" office:value-type="string" office:string-value="x" calcext:value-type="string">
            <text:p>x</text:p>
          </table:table-cell>
          <table:table-cell table:formula="of:=IF([.X64]=&quot;x&quot;;&quot;x&quot;;IF([.X64]=&quot;-&quot;;&quot;-&quot;;&quot;&quot;))">
            <text:p/>
          </table:table-cell>
          <table:table-cell table:formula="of:=IF([.Y64]=&quot;x&quot;;&quot;x&quot;;IF([.Y64]=&quot;-&quot;;&quot;-&quot;;&quot;&quot;))">
            <text:p/>
          </table:table-cell>
          <table:table-cell table:formula="of:=IF([.Z64]=&quot;x&quot;;&quot;x&quot;;IF([.Z64]=&quot;-&quot;;&quot;-&quot;;&quot;&quot;))">
            <text:p/>
          </table:table-cell>
          <table:table-cell table:formula="of:=IF([.AA64]=&quot;x&quot;;&quot;x&quot;;IF([.AA64]=&quot;-&quot;;&quot;-&quot;;&quot;&quot;))">
            <text:p/>
          </table:table-cell>
          <table:table-cell table:formula="of:=IF([.AB64]=&quot;x&quot;;&quot;x&quot;;IF([.AB64]=&quot;-&quot;;&quot;-&quot;;&quot;&quot;))">
            <text:p/>
          </table:table-cell>
          <table:table-cell table:formula="of:=IF([.AC64]=&quot;x&quot;;&quot;x&quot;;IF([.AC64]=&quot;-&quot;;&quot;-&quot;;&quot;&quot;))">
            <text:p/>
          </table:table-cell>
          <table:table-cell table:formula="of:=IF([.AD64]=&quot;x&quot;;&quot;x&quot;;IF([.AD64]=&quot;-&quot;;&quot;-&quot;;&quot;&quot;))">
            <text:p/>
          </table:table-cell>
          <table:table-cell table:formula="of:=IF([.AE64]=&quot;x&quot;;&quot;x&quot;;IF([.AE64]=&quot;-&quot;;&quot;-&quot;;&quot;&quot;))">
            <text:p/>
          </table:table-cell>
          <table:table-cell table:formula="of:=IF([.AF64]=&quot;x&quot;;&quot;x&quot;;IF([.AF64]=&quot;-&quot;;&quot;-&quot;;&quot;&quot;))">
            <text:p/>
          </table:table-cell>
          <table:table-cell table:formula="of:=IF([.AG64]=&quot;x&quot;;&quot;x&quot;;IF([.AG64]=&quot;-&quot;;&quot;-&quot;;&quot;&quot;))">
            <text:p/>
          </table:table-cell>
          <table:table-cell table:formula="of:=IF([.AH64]=&quot;x&quot;;&quot;x&quot;;IF([.AH64]=&quot;-&quot;;&quot;-&quot;;&quot;&quot;))">
            <text:p/>
          </table:table-cell>
          <table:table-cell table:formula="of:=IF([.AI64]=&quot;x&quot;;&quot;x&quot;;IF([.AI64]=&quot;-&quot;;&quot;-&quot;;&quot;&quot;))">
            <text:p/>
          </table:table-cell>
          <table:table-cell table:formula="of:=IF([.AJ64]=&quot;x&quot;;&quot;x&quot;;IF([.AJ64]=&quot;-&quot;;&quot;-&quot;;&quot;&quot;))">
            <text:p/>
          </table:table-cell>
          <table:table-cell table:formula="of:=IF([.AK64]=&quot;x&quot;;&quot;x&quot;;IF([.AK64]=&quot;-&quot;;&quot;-&quot;;&quot;&quot;))">
            <text:p/>
          </table:table-cell>
          <table:table-cell table:formula="of:=IF([.AL64]=&quot;x&quot;;&quot;x&quot;;IF([.AL64]=&quot;-&quot;;&quot;-&quot;;&quot;&quot;))">
            <text:p/>
          </table:table-cell>
          <table:table-cell table:formula="of:=IF([.AM64]=&quot;x&quot;;&quot;x&quot;;IF([.AM64]=&quot;-&quot;;&quot;-&quot;;&quot;&quot;))">
            <text:p/>
          </table:table-cell>
          <table:table-cell table:formula="of:=IF([.AN64]=&quot;x&quot;;&quot;x&quot;;IF([.AN64]=&quot;-&quot;;&quot;-&quot;;&quot;&quot;))">
            <text:p/>
          </table:table-cell>
          <table:table-cell table:formula="of:=IF([.AO64]=&quot;x&quot;;&quot;x&quot;;IF([.AO6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TST064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64" calcext:value-type="float">
            <text:p>64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99" calcext:value-type="float">
            <text:p>-99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280" calcext:value-type="float">
            <text:p>12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65]=&quot;x&quot;;&quot;x&quot;;IF([.R65]=&quot;-&quot;;&quot;-&quot;;&quot;&quot;))">
            <text:p/>
          </table:table-cell>
          <table:table-cell table:formula="of:=IF([.S65]=&quot;x&quot;;&quot;x&quot;;IF([.S65]=&quot;-&quot;;&quot;-&quot;;&quot;&quot;))">
            <text:p/>
          </table:table-cell>
          <table:table-cell table:formula="of:=IF([.T65]=&quot;x&quot;;&quot;x&quot;;IF([.T65]=&quot;-&quot;;&quot;-&quot;;&quot;&quot;))">
            <text:p/>
          </table:table-cell>
          <table:table-cell table:formula="of:=IF([.U65]=&quot;x&quot;;&quot;x&quot;;IF([.U65]=&quot;-&quot;;&quot;-&quot;;&quot;&quot;))">
            <text:p/>
          </table:table-cell>
          <table:table-cell table:formula="of:=IF([.V65]=&quot;x&quot;;&quot;x&quot;;IF([.V65]=&quot;-&quot;;&quot;-&quot;;&quot;&quot;))">
            <text:p/>
          </table:table-cell>
          <table:table-cell table:formula="of:=IF([.W65]=&quot;x&quot;;&quot;x&quot;;IF([.W65]=&quot;-&quot;;&quot;-&quot;;&quot;&quot;))" office:value-type="string" office:string-value="x" calcext:value-type="string">
            <text:p>x</text:p>
          </table:table-cell>
          <table:table-cell table:formula="of:=IF([.X65]=&quot;x&quot;;&quot;x&quot;;IF([.X65]=&quot;-&quot;;&quot;-&quot;;&quot;&quot;))">
            <text:p/>
          </table:table-cell>
          <table:table-cell table:formula="of:=IF([.Y65]=&quot;x&quot;;&quot;x&quot;;IF([.Y65]=&quot;-&quot;;&quot;-&quot;;&quot;&quot;))">
            <text:p/>
          </table:table-cell>
          <table:table-cell table:formula="of:=IF([.Z65]=&quot;x&quot;;&quot;x&quot;;IF([.Z65]=&quot;-&quot;;&quot;-&quot;;&quot;&quot;))">
            <text:p/>
          </table:table-cell>
          <table:table-cell table:formula="of:=IF([.AA65]=&quot;x&quot;;&quot;x&quot;;IF([.AA65]=&quot;-&quot;;&quot;-&quot;;&quot;&quot;))">
            <text:p/>
          </table:table-cell>
          <table:table-cell table:formula="of:=IF([.AB65]=&quot;x&quot;;&quot;x&quot;;IF([.AB65]=&quot;-&quot;;&quot;-&quot;;&quot;&quot;))">
            <text:p/>
          </table:table-cell>
          <table:table-cell table:formula="of:=IF([.AC65]=&quot;x&quot;;&quot;x&quot;;IF([.AC65]=&quot;-&quot;;&quot;-&quot;;&quot;&quot;))">
            <text:p/>
          </table:table-cell>
          <table:table-cell table:formula="of:=IF([.AD65]=&quot;x&quot;;&quot;x&quot;;IF([.AD65]=&quot;-&quot;;&quot;-&quot;;&quot;&quot;))">
            <text:p/>
          </table:table-cell>
          <table:table-cell table:formula="of:=IF([.AE65]=&quot;x&quot;;&quot;x&quot;;IF([.AE65]=&quot;-&quot;;&quot;-&quot;;&quot;&quot;))">
            <text:p/>
          </table:table-cell>
          <table:table-cell table:formula="of:=IF([.AF65]=&quot;x&quot;;&quot;x&quot;;IF([.AF65]=&quot;-&quot;;&quot;-&quot;;&quot;&quot;))">
            <text:p/>
          </table:table-cell>
          <table:table-cell table:formula="of:=IF([.AG65]=&quot;x&quot;;&quot;x&quot;;IF([.AG65]=&quot;-&quot;;&quot;-&quot;;&quot;&quot;))">
            <text:p/>
          </table:table-cell>
          <table:table-cell table:formula="of:=IF([.AH65]=&quot;x&quot;;&quot;x&quot;;IF([.AH65]=&quot;-&quot;;&quot;-&quot;;&quot;&quot;))">
            <text:p/>
          </table:table-cell>
          <table:table-cell table:formula="of:=IF([.AI65]=&quot;x&quot;;&quot;x&quot;;IF([.AI65]=&quot;-&quot;;&quot;-&quot;;&quot;&quot;))">
            <text:p/>
          </table:table-cell>
          <table:table-cell table:formula="of:=IF([.AJ65]=&quot;x&quot;;&quot;x&quot;;IF([.AJ65]=&quot;-&quot;;&quot;-&quot;;&quot;&quot;))">
            <text:p/>
          </table:table-cell>
          <table:table-cell table:formula="of:=IF([.AK65]=&quot;x&quot;;&quot;x&quot;;IF([.AK65]=&quot;-&quot;;&quot;-&quot;;&quot;&quot;))">
            <text:p/>
          </table:table-cell>
          <table:table-cell table:formula="of:=IF([.AL65]=&quot;x&quot;;&quot;x&quot;;IF([.AL65]=&quot;-&quot;;&quot;-&quot;;&quot;&quot;))">
            <text:p/>
          </table:table-cell>
          <table:table-cell table:formula="of:=IF([.AM65]=&quot;x&quot;;&quot;x&quot;;IF([.AM65]=&quot;-&quot;;&quot;-&quot;;&quot;&quot;))">
            <text:p/>
          </table:table-cell>
          <table:table-cell table:formula="of:=IF([.AN65]=&quot;x&quot;;&quot;x&quot;;IF([.AN65]=&quot;-&quot;;&quot;-&quot;;&quot;&quot;))">
            <text:p/>
          </table:table-cell>
          <table:table-cell table:formula="of:=IF([.AO65]=&quot;x&quot;;&quot;x&quot;;IF([.AO6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TST065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" calcext:value-type="float">
            <text:p>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10" calcext:value-type="float">
            <text:p>1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300" calcext:value-type="float">
            <text:p>130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66]=&quot;x&quot;;&quot;x&quot;;IF([.R66]=&quot;-&quot;;&quot;-&quot;;&quot;&quot;))">
            <text:p/>
          </table:table-cell>
          <table:table-cell table:formula="of:=IF([.S66]=&quot;x&quot;;&quot;x&quot;;IF([.S66]=&quot;-&quot;;&quot;-&quot;;&quot;&quot;))">
            <text:p/>
          </table:table-cell>
          <table:table-cell table:formula="of:=IF([.T66]=&quot;x&quot;;&quot;x&quot;;IF([.T66]=&quot;-&quot;;&quot;-&quot;;&quot;&quot;))">
            <text:p/>
          </table:table-cell>
          <table:table-cell table:formula="of:=IF([.U66]=&quot;x&quot;;&quot;x&quot;;IF([.U66]=&quot;-&quot;;&quot;-&quot;;&quot;&quot;))">
            <text:p/>
          </table:table-cell>
          <table:table-cell table:formula="of:=IF([.V66]=&quot;x&quot;;&quot;x&quot;;IF([.V66]=&quot;-&quot;;&quot;-&quot;;&quot;&quot;))">
            <text:p/>
          </table:table-cell>
          <table:table-cell table:formula="of:=IF([.W66]=&quot;x&quot;;&quot;x&quot;;IF([.W66]=&quot;-&quot;;&quot;-&quot;;&quot;&quot;))" office:value-type="string" office:string-value="x" calcext:value-type="string">
            <text:p>x</text:p>
          </table:table-cell>
          <table:table-cell table:formula="of:=IF([.X66]=&quot;x&quot;;&quot;x&quot;;IF([.X66]=&quot;-&quot;;&quot;-&quot;;&quot;&quot;))">
            <text:p/>
          </table:table-cell>
          <table:table-cell table:formula="of:=IF([.Y66]=&quot;x&quot;;&quot;x&quot;;IF([.Y66]=&quot;-&quot;;&quot;-&quot;;&quot;&quot;))">
            <text:p/>
          </table:table-cell>
          <table:table-cell table:formula="of:=IF([.Z66]=&quot;x&quot;;&quot;x&quot;;IF([.Z66]=&quot;-&quot;;&quot;-&quot;;&quot;&quot;))">
            <text:p/>
          </table:table-cell>
          <table:table-cell table:formula="of:=IF([.AA66]=&quot;x&quot;;&quot;x&quot;;IF([.AA66]=&quot;-&quot;;&quot;-&quot;;&quot;&quot;))">
            <text:p/>
          </table:table-cell>
          <table:table-cell table:formula="of:=IF([.AB66]=&quot;x&quot;;&quot;x&quot;;IF([.AB66]=&quot;-&quot;;&quot;-&quot;;&quot;&quot;))">
            <text:p/>
          </table:table-cell>
          <table:table-cell table:formula="of:=IF([.AC66]=&quot;x&quot;;&quot;x&quot;;IF([.AC66]=&quot;-&quot;;&quot;-&quot;;&quot;&quot;))">
            <text:p/>
          </table:table-cell>
          <table:table-cell table:formula="of:=IF([.AD66]=&quot;x&quot;;&quot;x&quot;;IF([.AD66]=&quot;-&quot;;&quot;-&quot;;&quot;&quot;))">
            <text:p/>
          </table:table-cell>
          <table:table-cell table:formula="of:=IF([.AE66]=&quot;x&quot;;&quot;x&quot;;IF([.AE66]=&quot;-&quot;;&quot;-&quot;;&quot;&quot;))">
            <text:p/>
          </table:table-cell>
          <table:table-cell table:formula="of:=IF([.AF66]=&quot;x&quot;;&quot;x&quot;;IF([.AF66]=&quot;-&quot;;&quot;-&quot;;&quot;&quot;))">
            <text:p/>
          </table:table-cell>
          <table:table-cell table:formula="of:=IF([.AG66]=&quot;x&quot;;&quot;x&quot;;IF([.AG66]=&quot;-&quot;;&quot;-&quot;;&quot;&quot;))">
            <text:p/>
          </table:table-cell>
          <table:table-cell table:formula="of:=IF([.AH66]=&quot;x&quot;;&quot;x&quot;;IF([.AH66]=&quot;-&quot;;&quot;-&quot;;&quot;&quot;))">
            <text:p/>
          </table:table-cell>
          <table:table-cell table:formula="of:=IF([.AI66]=&quot;x&quot;;&quot;x&quot;;IF([.AI66]=&quot;-&quot;;&quot;-&quot;;&quot;&quot;))">
            <text:p/>
          </table:table-cell>
          <table:table-cell table:formula="of:=IF([.AJ66]=&quot;x&quot;;&quot;x&quot;;IF([.AJ66]=&quot;-&quot;;&quot;-&quot;;&quot;&quot;))">
            <text:p/>
          </table:table-cell>
          <table:table-cell table:formula="of:=IF([.AK66]=&quot;x&quot;;&quot;x&quot;;IF([.AK66]=&quot;-&quot;;&quot;-&quot;;&quot;&quot;))">
            <text:p/>
          </table:table-cell>
          <table:table-cell table:formula="of:=IF([.AL66]=&quot;x&quot;;&quot;x&quot;;IF([.AL66]=&quot;-&quot;;&quot;-&quot;;&quot;&quot;))">
            <text:p/>
          </table:table-cell>
          <table:table-cell table:formula="of:=IF([.AM66]=&quot;x&quot;;&quot;x&quot;;IF([.AM66]=&quot;-&quot;;&quot;-&quot;;&quot;&quot;))">
            <text:p/>
          </table:table-cell>
          <table:table-cell table:formula="of:=IF([.AN66]=&quot;x&quot;;&quot;x&quot;;IF([.AN66]=&quot;-&quot;;&quot;-&quot;;&quot;&quot;))">
            <text:p/>
          </table:table-cell>
          <table:table-cell table:formula="of:=IF([.AO66]=&quot;x&quot;;&quot;x&quot;;IF([.AO6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TST066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5" calcext:value-type="float">
            <text:p>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320" calcext:value-type="float">
            <text:p>132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67]=&quot;x&quot;;&quot;x&quot;;IF([.R67]=&quot;-&quot;;&quot;-&quot;;&quot;&quot;))">
            <text:p/>
          </table:table-cell>
          <table:table-cell table:formula="of:=IF([.S67]=&quot;x&quot;;&quot;x&quot;;IF([.S67]=&quot;-&quot;;&quot;-&quot;;&quot;&quot;))">
            <text:p/>
          </table:table-cell>
          <table:table-cell table:formula="of:=IF([.T67]=&quot;x&quot;;&quot;x&quot;;IF([.T67]=&quot;-&quot;;&quot;-&quot;;&quot;&quot;))">
            <text:p/>
          </table:table-cell>
          <table:table-cell table:formula="of:=IF([.U67]=&quot;x&quot;;&quot;x&quot;;IF([.U67]=&quot;-&quot;;&quot;-&quot;;&quot;&quot;))">
            <text:p/>
          </table:table-cell>
          <table:table-cell table:formula="of:=IF([.V67]=&quot;x&quot;;&quot;x&quot;;IF([.V67]=&quot;-&quot;;&quot;-&quot;;&quot;&quot;))">
            <text:p/>
          </table:table-cell>
          <table:table-cell table:formula="of:=IF([.W67]=&quot;x&quot;;&quot;x&quot;;IF([.W67]=&quot;-&quot;;&quot;-&quot;;&quot;&quot;))" office:value-type="string" office:string-value="x" calcext:value-type="string">
            <text:p>x</text:p>
          </table:table-cell>
          <table:table-cell table:formula="of:=IF([.X67]=&quot;x&quot;;&quot;x&quot;;IF([.X67]=&quot;-&quot;;&quot;-&quot;;&quot;&quot;))">
            <text:p/>
          </table:table-cell>
          <table:table-cell table:formula="of:=IF([.Y67]=&quot;x&quot;;&quot;x&quot;;IF([.Y67]=&quot;-&quot;;&quot;-&quot;;&quot;&quot;))">
            <text:p/>
          </table:table-cell>
          <table:table-cell table:formula="of:=IF([.Z67]=&quot;x&quot;;&quot;x&quot;;IF([.Z67]=&quot;-&quot;;&quot;-&quot;;&quot;&quot;))">
            <text:p/>
          </table:table-cell>
          <table:table-cell table:formula="of:=IF([.AA67]=&quot;x&quot;;&quot;x&quot;;IF([.AA67]=&quot;-&quot;;&quot;-&quot;;&quot;&quot;))">
            <text:p/>
          </table:table-cell>
          <table:table-cell table:formula="of:=IF([.AB67]=&quot;x&quot;;&quot;x&quot;;IF([.AB67]=&quot;-&quot;;&quot;-&quot;;&quot;&quot;))">
            <text:p/>
          </table:table-cell>
          <table:table-cell table:formula="of:=IF([.AC67]=&quot;x&quot;;&quot;x&quot;;IF([.AC67]=&quot;-&quot;;&quot;-&quot;;&quot;&quot;))">
            <text:p/>
          </table:table-cell>
          <table:table-cell table:formula="of:=IF([.AD67]=&quot;x&quot;;&quot;x&quot;;IF([.AD67]=&quot;-&quot;;&quot;-&quot;;&quot;&quot;))">
            <text:p/>
          </table:table-cell>
          <table:table-cell table:formula="of:=IF([.AE67]=&quot;x&quot;;&quot;x&quot;;IF([.AE67]=&quot;-&quot;;&quot;-&quot;;&quot;&quot;))">
            <text:p/>
          </table:table-cell>
          <table:table-cell table:formula="of:=IF([.AF67]=&quot;x&quot;;&quot;x&quot;;IF([.AF67]=&quot;-&quot;;&quot;-&quot;;&quot;&quot;))">
            <text:p/>
          </table:table-cell>
          <table:table-cell table:formula="of:=IF([.AG67]=&quot;x&quot;;&quot;x&quot;;IF([.AG67]=&quot;-&quot;;&quot;-&quot;;&quot;&quot;))">
            <text:p/>
          </table:table-cell>
          <table:table-cell table:formula="of:=IF([.AH67]=&quot;x&quot;;&quot;x&quot;;IF([.AH67]=&quot;-&quot;;&quot;-&quot;;&quot;&quot;))">
            <text:p/>
          </table:table-cell>
          <table:table-cell table:formula="of:=IF([.AI67]=&quot;x&quot;;&quot;x&quot;;IF([.AI67]=&quot;-&quot;;&quot;-&quot;;&quot;&quot;))">
            <text:p/>
          </table:table-cell>
          <table:table-cell table:formula="of:=IF([.AJ67]=&quot;x&quot;;&quot;x&quot;;IF([.AJ67]=&quot;-&quot;;&quot;-&quot;;&quot;&quot;))">
            <text:p/>
          </table:table-cell>
          <table:table-cell table:formula="of:=IF([.AK67]=&quot;x&quot;;&quot;x&quot;;IF([.AK67]=&quot;-&quot;;&quot;-&quot;;&quot;&quot;))">
            <text:p/>
          </table:table-cell>
          <table:table-cell table:formula="of:=IF([.AL67]=&quot;x&quot;;&quot;x&quot;;IF([.AL67]=&quot;-&quot;;&quot;-&quot;;&quot;&quot;))">
            <text:p/>
          </table:table-cell>
          <table:table-cell table:formula="of:=IF([.AM67]=&quot;x&quot;;&quot;x&quot;;IF([.AM67]=&quot;-&quot;;&quot;-&quot;;&quot;&quot;))">
            <text:p/>
          </table:table-cell>
          <table:table-cell table:formula="of:=IF([.AN67]=&quot;x&quot;;&quot;x&quot;;IF([.AN67]=&quot;-&quot;;&quot;-&quot;;&quot;&quot;))">
            <text:p/>
          </table:table-cell>
          <table:table-cell table:formula="of:=IF([.AO67]=&quot;x&quot;;&quot;x&quot;;IF([.AO6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TST067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3" calcext:value-type="float">
            <text:p>3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0" calcext:value-type="float">
            <text:p>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340" calcext:value-type="float">
            <text:p>134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68]=&quot;x&quot;;&quot;x&quot;;IF([.R68]=&quot;-&quot;;&quot;-&quot;;&quot;&quot;))">
            <text:p/>
          </table:table-cell>
          <table:table-cell table:formula="of:=IF([.S68]=&quot;x&quot;;&quot;x&quot;;IF([.S68]=&quot;-&quot;;&quot;-&quot;;&quot;&quot;))">
            <text:p/>
          </table:table-cell>
          <table:table-cell table:formula="of:=IF([.T68]=&quot;x&quot;;&quot;x&quot;;IF([.T68]=&quot;-&quot;;&quot;-&quot;;&quot;&quot;))">
            <text:p/>
          </table:table-cell>
          <table:table-cell table:formula="of:=IF([.U68]=&quot;x&quot;;&quot;x&quot;;IF([.U68]=&quot;-&quot;;&quot;-&quot;;&quot;&quot;))">
            <text:p/>
          </table:table-cell>
          <table:table-cell table:formula="of:=IF([.V68]=&quot;x&quot;;&quot;x&quot;;IF([.V68]=&quot;-&quot;;&quot;-&quot;;&quot;&quot;))">
            <text:p/>
          </table:table-cell>
          <table:table-cell table:formula="of:=IF([.W68]=&quot;x&quot;;&quot;x&quot;;IF([.W68]=&quot;-&quot;;&quot;-&quot;;&quot;&quot;))" office:value-type="string" office:string-value="x" calcext:value-type="string">
            <text:p>x</text:p>
          </table:table-cell>
          <table:table-cell table:formula="of:=IF([.X68]=&quot;x&quot;;&quot;x&quot;;IF([.X68]=&quot;-&quot;;&quot;-&quot;;&quot;&quot;))">
            <text:p/>
          </table:table-cell>
          <table:table-cell table:formula="of:=IF([.Y68]=&quot;x&quot;;&quot;x&quot;;IF([.Y68]=&quot;-&quot;;&quot;-&quot;;&quot;&quot;))">
            <text:p/>
          </table:table-cell>
          <table:table-cell table:formula="of:=IF([.Z68]=&quot;x&quot;;&quot;x&quot;;IF([.Z68]=&quot;-&quot;;&quot;-&quot;;&quot;&quot;))">
            <text:p/>
          </table:table-cell>
          <table:table-cell table:formula="of:=IF([.AA68]=&quot;x&quot;;&quot;x&quot;;IF([.AA68]=&quot;-&quot;;&quot;-&quot;;&quot;&quot;))">
            <text:p/>
          </table:table-cell>
          <table:table-cell table:formula="of:=IF([.AB68]=&quot;x&quot;;&quot;x&quot;;IF([.AB68]=&quot;-&quot;;&quot;-&quot;;&quot;&quot;))">
            <text:p/>
          </table:table-cell>
          <table:table-cell table:formula="of:=IF([.AC68]=&quot;x&quot;;&quot;x&quot;;IF([.AC68]=&quot;-&quot;;&quot;-&quot;;&quot;&quot;))">
            <text:p/>
          </table:table-cell>
          <table:table-cell table:formula="of:=IF([.AD68]=&quot;x&quot;;&quot;x&quot;;IF([.AD68]=&quot;-&quot;;&quot;-&quot;;&quot;&quot;))">
            <text:p/>
          </table:table-cell>
          <table:table-cell table:formula="of:=IF([.AE68]=&quot;x&quot;;&quot;x&quot;;IF([.AE68]=&quot;-&quot;;&quot;-&quot;;&quot;&quot;))">
            <text:p/>
          </table:table-cell>
          <table:table-cell table:formula="of:=IF([.AF68]=&quot;x&quot;;&quot;x&quot;;IF([.AF68]=&quot;-&quot;;&quot;-&quot;;&quot;&quot;))">
            <text:p/>
          </table:table-cell>
          <table:table-cell table:formula="of:=IF([.AG68]=&quot;x&quot;;&quot;x&quot;;IF([.AG68]=&quot;-&quot;;&quot;-&quot;;&quot;&quot;))">
            <text:p/>
          </table:table-cell>
          <table:table-cell table:formula="of:=IF([.AH68]=&quot;x&quot;;&quot;x&quot;;IF([.AH68]=&quot;-&quot;;&quot;-&quot;;&quot;&quot;))">
            <text:p/>
          </table:table-cell>
          <table:table-cell table:formula="of:=IF([.AI68]=&quot;x&quot;;&quot;x&quot;;IF([.AI68]=&quot;-&quot;;&quot;-&quot;;&quot;&quot;))">
            <text:p/>
          </table:table-cell>
          <table:table-cell table:formula="of:=IF([.AJ68]=&quot;x&quot;;&quot;x&quot;;IF([.AJ68]=&quot;-&quot;;&quot;-&quot;;&quot;&quot;))">
            <text:p/>
          </table:table-cell>
          <table:table-cell table:formula="of:=IF([.AK68]=&quot;x&quot;;&quot;x&quot;;IF([.AK68]=&quot;-&quot;;&quot;-&quot;;&quot;&quot;))">
            <text:p/>
          </table:table-cell>
          <table:table-cell table:formula="of:=IF([.AL68]=&quot;x&quot;;&quot;x&quot;;IF([.AL68]=&quot;-&quot;;&quot;-&quot;;&quot;&quot;))">
            <text:p/>
          </table:table-cell>
          <table:table-cell table:formula="of:=IF([.AM68]=&quot;x&quot;;&quot;x&quot;;IF([.AM68]=&quot;-&quot;;&quot;-&quot;;&quot;&quot;))">
            <text:p/>
          </table:table-cell>
          <table:table-cell table:formula="of:=IF([.AN68]=&quot;x&quot;;&quot;x&quot;;IF([.AN68]=&quot;-&quot;;&quot;-&quot;;&quot;&quot;))">
            <text:p/>
          </table:table-cell>
          <table:table-cell table:formula="of:=IF([.AO68]=&quot;x&quot;;&quot;x&quot;;IF([.AO6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4" office:value-type="string" calcext:value-type="string">
            <text:p>TST068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4" calcext:value-type="float">
            <text:p>4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5" calcext:value-type="float">
            <text:p>-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360" calcext:value-type="float">
            <text:p>136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69]=&quot;x&quot;;&quot;x&quot;;IF([.R69]=&quot;-&quot;;&quot;-&quot;;&quot;&quot;))">
            <text:p/>
          </table:table-cell>
          <table:table-cell table:formula="of:=IF([.S69]=&quot;x&quot;;&quot;x&quot;;IF([.S69]=&quot;-&quot;;&quot;-&quot;;&quot;&quot;))">
            <text:p/>
          </table:table-cell>
          <table:table-cell table:formula="of:=IF([.T69]=&quot;x&quot;;&quot;x&quot;;IF([.T69]=&quot;-&quot;;&quot;-&quot;;&quot;&quot;))">
            <text:p/>
          </table:table-cell>
          <table:table-cell table:formula="of:=IF([.U69]=&quot;x&quot;;&quot;x&quot;;IF([.U69]=&quot;-&quot;;&quot;-&quot;;&quot;&quot;))">
            <text:p/>
          </table:table-cell>
          <table:table-cell table:formula="of:=IF([.V69]=&quot;x&quot;;&quot;x&quot;;IF([.V69]=&quot;-&quot;;&quot;-&quot;;&quot;&quot;))">
            <text:p/>
          </table:table-cell>
          <table:table-cell table:formula="of:=IF([.W69]=&quot;x&quot;;&quot;x&quot;;IF([.W69]=&quot;-&quot;;&quot;-&quot;;&quot;&quot;))" office:value-type="string" office:string-value="x" calcext:value-type="string">
            <text:p>x</text:p>
          </table:table-cell>
          <table:table-cell table:formula="of:=IF([.X69]=&quot;x&quot;;&quot;x&quot;;IF([.X69]=&quot;-&quot;;&quot;-&quot;;&quot;&quot;))">
            <text:p/>
          </table:table-cell>
          <table:table-cell table:formula="of:=IF([.Y69]=&quot;x&quot;;&quot;x&quot;;IF([.Y69]=&quot;-&quot;;&quot;-&quot;;&quot;&quot;))">
            <text:p/>
          </table:table-cell>
          <table:table-cell table:formula="of:=IF([.Z69]=&quot;x&quot;;&quot;x&quot;;IF([.Z69]=&quot;-&quot;;&quot;-&quot;;&quot;&quot;))">
            <text:p/>
          </table:table-cell>
          <table:table-cell table:formula="of:=IF([.AA69]=&quot;x&quot;;&quot;x&quot;;IF([.AA69]=&quot;-&quot;;&quot;-&quot;;&quot;&quot;))">
            <text:p/>
          </table:table-cell>
          <table:table-cell table:formula="of:=IF([.AB69]=&quot;x&quot;;&quot;x&quot;;IF([.AB69]=&quot;-&quot;;&quot;-&quot;;&quot;&quot;))">
            <text:p/>
          </table:table-cell>
          <table:table-cell table:formula="of:=IF([.AC69]=&quot;x&quot;;&quot;x&quot;;IF([.AC69]=&quot;-&quot;;&quot;-&quot;;&quot;&quot;))">
            <text:p/>
          </table:table-cell>
          <table:table-cell table:formula="of:=IF([.AD69]=&quot;x&quot;;&quot;x&quot;;IF([.AD69]=&quot;-&quot;;&quot;-&quot;;&quot;&quot;))">
            <text:p/>
          </table:table-cell>
          <table:table-cell table:formula="of:=IF([.AE69]=&quot;x&quot;;&quot;x&quot;;IF([.AE69]=&quot;-&quot;;&quot;-&quot;;&quot;&quot;))">
            <text:p/>
          </table:table-cell>
          <table:table-cell table:formula="of:=IF([.AF69]=&quot;x&quot;;&quot;x&quot;;IF([.AF69]=&quot;-&quot;;&quot;-&quot;;&quot;&quot;))">
            <text:p/>
          </table:table-cell>
          <table:table-cell table:formula="of:=IF([.AG69]=&quot;x&quot;;&quot;x&quot;;IF([.AG69]=&quot;-&quot;;&quot;-&quot;;&quot;&quot;))">
            <text:p/>
          </table:table-cell>
          <table:table-cell table:formula="of:=IF([.AH69]=&quot;x&quot;;&quot;x&quot;;IF([.AH69]=&quot;-&quot;;&quot;-&quot;;&quot;&quot;))">
            <text:p/>
          </table:table-cell>
          <table:table-cell table:formula="of:=IF([.AI69]=&quot;x&quot;;&quot;x&quot;;IF([.AI69]=&quot;-&quot;;&quot;-&quot;;&quot;&quot;))">
            <text:p/>
          </table:table-cell>
          <table:table-cell table:formula="of:=IF([.AJ69]=&quot;x&quot;;&quot;x&quot;;IF([.AJ69]=&quot;-&quot;;&quot;-&quot;;&quot;&quot;))">
            <text:p/>
          </table:table-cell>
          <table:table-cell table:formula="of:=IF([.AK69]=&quot;x&quot;;&quot;x&quot;;IF([.AK69]=&quot;-&quot;;&quot;-&quot;;&quot;&quot;))">
            <text:p/>
          </table:table-cell>
          <table:table-cell table:formula="of:=IF([.AL69]=&quot;x&quot;;&quot;x&quot;;IF([.AL69]=&quot;-&quot;;&quot;-&quot;;&quot;&quot;))">
            <text:p/>
          </table:table-cell>
          <table:table-cell table:formula="of:=IF([.AM69]=&quot;x&quot;;&quot;x&quot;;IF([.AM69]=&quot;-&quot;;&quot;-&quot;;&quot;&quot;))">
            <text:p/>
          </table:table-cell>
          <table:table-cell table:formula="of:=IF([.AN69]=&quot;x&quot;;&quot;x&quot;;IF([.AN69]=&quot;-&quot;;&quot;-&quot;;&quot;&quot;))">
            <text:p/>
          </table:table-cell>
          <table:table-cell table:formula="of:=IF([.AO69]=&quot;x&quot;;&quot;x&quot;;IF([.AO6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TST069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5" calcext:value-type="float">
            <text:p>5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10" calcext:value-type="float">
            <text:p>-1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380" calcext:value-type="float">
            <text:p>138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70]=&quot;x&quot;;&quot;x&quot;;IF([.R70]=&quot;-&quot;;&quot;-&quot;;&quot;&quot;))">
            <text:p/>
          </table:table-cell>
          <table:table-cell table:formula="of:=IF([.S70]=&quot;x&quot;;&quot;x&quot;;IF([.S70]=&quot;-&quot;;&quot;-&quot;;&quot;&quot;))">
            <text:p/>
          </table:table-cell>
          <table:table-cell table:formula="of:=IF([.T70]=&quot;x&quot;;&quot;x&quot;;IF([.T70]=&quot;-&quot;;&quot;-&quot;;&quot;&quot;))">
            <text:p/>
          </table:table-cell>
          <table:table-cell table:formula="of:=IF([.U70]=&quot;x&quot;;&quot;x&quot;;IF([.U70]=&quot;-&quot;;&quot;-&quot;;&quot;&quot;))">
            <text:p/>
          </table:table-cell>
          <table:table-cell table:formula="of:=IF([.V70]=&quot;x&quot;;&quot;x&quot;;IF([.V70]=&quot;-&quot;;&quot;-&quot;;&quot;&quot;))">
            <text:p/>
          </table:table-cell>
          <table:table-cell table:formula="of:=IF([.W70]=&quot;x&quot;;&quot;x&quot;;IF([.W70]=&quot;-&quot;;&quot;-&quot;;&quot;&quot;))" office:value-type="string" office:string-value="x" calcext:value-type="string">
            <text:p>x</text:p>
          </table:table-cell>
          <table:table-cell table:formula="of:=IF([.X70]=&quot;x&quot;;&quot;x&quot;;IF([.X70]=&quot;-&quot;;&quot;-&quot;;&quot;&quot;))">
            <text:p/>
          </table:table-cell>
          <table:table-cell table:formula="of:=IF([.Y70]=&quot;x&quot;;&quot;x&quot;;IF([.Y70]=&quot;-&quot;;&quot;-&quot;;&quot;&quot;))">
            <text:p/>
          </table:table-cell>
          <table:table-cell table:formula="of:=IF([.Z70]=&quot;x&quot;;&quot;x&quot;;IF([.Z70]=&quot;-&quot;;&quot;-&quot;;&quot;&quot;))">
            <text:p/>
          </table:table-cell>
          <table:table-cell table:formula="of:=IF([.AA70]=&quot;x&quot;;&quot;x&quot;;IF([.AA70]=&quot;-&quot;;&quot;-&quot;;&quot;&quot;))">
            <text:p/>
          </table:table-cell>
          <table:table-cell table:formula="of:=IF([.AB70]=&quot;x&quot;;&quot;x&quot;;IF([.AB70]=&quot;-&quot;;&quot;-&quot;;&quot;&quot;))">
            <text:p/>
          </table:table-cell>
          <table:table-cell table:formula="of:=IF([.AC70]=&quot;x&quot;;&quot;x&quot;;IF([.AC70]=&quot;-&quot;;&quot;-&quot;;&quot;&quot;))">
            <text:p/>
          </table:table-cell>
          <table:table-cell table:formula="of:=IF([.AD70]=&quot;x&quot;;&quot;x&quot;;IF([.AD70]=&quot;-&quot;;&quot;-&quot;;&quot;&quot;))">
            <text:p/>
          </table:table-cell>
          <table:table-cell table:formula="of:=IF([.AE70]=&quot;x&quot;;&quot;x&quot;;IF([.AE70]=&quot;-&quot;;&quot;-&quot;;&quot;&quot;))">
            <text:p/>
          </table:table-cell>
          <table:table-cell table:formula="of:=IF([.AF70]=&quot;x&quot;;&quot;x&quot;;IF([.AF70]=&quot;-&quot;;&quot;-&quot;;&quot;&quot;))">
            <text:p/>
          </table:table-cell>
          <table:table-cell table:formula="of:=IF([.AG70]=&quot;x&quot;;&quot;x&quot;;IF([.AG70]=&quot;-&quot;;&quot;-&quot;;&quot;&quot;))">
            <text:p/>
          </table:table-cell>
          <table:table-cell table:formula="of:=IF([.AH70]=&quot;x&quot;;&quot;x&quot;;IF([.AH70]=&quot;-&quot;;&quot;-&quot;;&quot;&quot;))">
            <text:p/>
          </table:table-cell>
          <table:table-cell table:formula="of:=IF([.AI70]=&quot;x&quot;;&quot;x&quot;;IF([.AI70]=&quot;-&quot;;&quot;-&quot;;&quot;&quot;))">
            <text:p/>
          </table:table-cell>
          <table:table-cell table:formula="of:=IF([.AJ70]=&quot;x&quot;;&quot;x&quot;;IF([.AJ70]=&quot;-&quot;;&quot;-&quot;;&quot;&quot;))">
            <text:p/>
          </table:table-cell>
          <table:table-cell table:formula="of:=IF([.AK70]=&quot;x&quot;;&quot;x&quot;;IF([.AK70]=&quot;-&quot;;&quot;-&quot;;&quot;&quot;))">
            <text:p/>
          </table:table-cell>
          <table:table-cell table:formula="of:=IF([.AL70]=&quot;x&quot;;&quot;x&quot;;IF([.AL70]=&quot;-&quot;;&quot;-&quot;;&quot;&quot;))">
            <text:p/>
          </table:table-cell>
          <table:table-cell table:formula="of:=IF([.AM70]=&quot;x&quot;;&quot;x&quot;;IF([.AM70]=&quot;-&quot;;&quot;-&quot;;&quot;&quot;))">
            <text:p/>
          </table:table-cell>
          <table:table-cell table:formula="of:=IF([.AN70]=&quot;x&quot;;&quot;x&quot;;IF([.AN70]=&quot;-&quot;;&quot;-&quot;;&quot;&quot;))">
            <text:p/>
          </table:table-cell>
          <table:table-cell table:formula="of:=IF([.AO70]=&quot;x&quot;;&quot;x&quot;;IF([.AO7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TST070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6" calcext:value-type="float">
            <text:p>6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15" calcext:value-type="float">
            <text:p>-1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400" calcext:value-type="float">
            <text:p>140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71]=&quot;x&quot;;&quot;x&quot;;IF([.R71]=&quot;-&quot;;&quot;-&quot;;&quot;&quot;))">
            <text:p/>
          </table:table-cell>
          <table:table-cell table:formula="of:=IF([.S71]=&quot;x&quot;;&quot;x&quot;;IF([.S71]=&quot;-&quot;;&quot;-&quot;;&quot;&quot;))">
            <text:p/>
          </table:table-cell>
          <table:table-cell table:formula="of:=IF([.T71]=&quot;x&quot;;&quot;x&quot;;IF([.T71]=&quot;-&quot;;&quot;-&quot;;&quot;&quot;))">
            <text:p/>
          </table:table-cell>
          <table:table-cell table:formula="of:=IF([.U71]=&quot;x&quot;;&quot;x&quot;;IF([.U71]=&quot;-&quot;;&quot;-&quot;;&quot;&quot;))">
            <text:p/>
          </table:table-cell>
          <table:table-cell table:formula="of:=IF([.V71]=&quot;x&quot;;&quot;x&quot;;IF([.V71]=&quot;-&quot;;&quot;-&quot;;&quot;&quot;))">
            <text:p/>
          </table:table-cell>
          <table:table-cell table:formula="of:=IF([.W71]=&quot;x&quot;;&quot;x&quot;;IF([.W71]=&quot;-&quot;;&quot;-&quot;;&quot;&quot;))" office:value-type="string" office:string-value="x" calcext:value-type="string">
            <text:p>x</text:p>
          </table:table-cell>
          <table:table-cell table:formula="of:=IF([.X71]=&quot;x&quot;;&quot;x&quot;;IF([.X71]=&quot;-&quot;;&quot;-&quot;;&quot;&quot;))">
            <text:p/>
          </table:table-cell>
          <table:table-cell table:formula="of:=IF([.Y71]=&quot;x&quot;;&quot;x&quot;;IF([.Y71]=&quot;-&quot;;&quot;-&quot;;&quot;&quot;))">
            <text:p/>
          </table:table-cell>
          <table:table-cell table:formula="of:=IF([.Z71]=&quot;x&quot;;&quot;x&quot;;IF([.Z71]=&quot;-&quot;;&quot;-&quot;;&quot;&quot;))">
            <text:p/>
          </table:table-cell>
          <table:table-cell table:formula="of:=IF([.AA71]=&quot;x&quot;;&quot;x&quot;;IF([.AA71]=&quot;-&quot;;&quot;-&quot;;&quot;&quot;))">
            <text:p/>
          </table:table-cell>
          <table:table-cell table:formula="of:=IF([.AB71]=&quot;x&quot;;&quot;x&quot;;IF([.AB71]=&quot;-&quot;;&quot;-&quot;;&quot;&quot;))">
            <text:p/>
          </table:table-cell>
          <table:table-cell table:formula="of:=IF([.AC71]=&quot;x&quot;;&quot;x&quot;;IF([.AC71]=&quot;-&quot;;&quot;-&quot;;&quot;&quot;))">
            <text:p/>
          </table:table-cell>
          <table:table-cell table:formula="of:=IF([.AD71]=&quot;x&quot;;&quot;x&quot;;IF([.AD71]=&quot;-&quot;;&quot;-&quot;;&quot;&quot;))">
            <text:p/>
          </table:table-cell>
          <table:table-cell table:formula="of:=IF([.AE71]=&quot;x&quot;;&quot;x&quot;;IF([.AE71]=&quot;-&quot;;&quot;-&quot;;&quot;&quot;))">
            <text:p/>
          </table:table-cell>
          <table:table-cell table:formula="of:=IF([.AF71]=&quot;x&quot;;&quot;x&quot;;IF([.AF71]=&quot;-&quot;;&quot;-&quot;;&quot;&quot;))">
            <text:p/>
          </table:table-cell>
          <table:table-cell table:formula="of:=IF([.AG71]=&quot;x&quot;;&quot;x&quot;;IF([.AG71]=&quot;-&quot;;&quot;-&quot;;&quot;&quot;))">
            <text:p/>
          </table:table-cell>
          <table:table-cell table:formula="of:=IF([.AH71]=&quot;x&quot;;&quot;x&quot;;IF([.AH71]=&quot;-&quot;;&quot;-&quot;;&quot;&quot;))">
            <text:p/>
          </table:table-cell>
          <table:table-cell table:formula="of:=IF([.AI71]=&quot;x&quot;;&quot;x&quot;;IF([.AI71]=&quot;-&quot;;&quot;-&quot;;&quot;&quot;))">
            <text:p/>
          </table:table-cell>
          <table:table-cell table:formula="of:=IF([.AJ71]=&quot;x&quot;;&quot;x&quot;;IF([.AJ71]=&quot;-&quot;;&quot;-&quot;;&quot;&quot;))">
            <text:p/>
          </table:table-cell>
          <table:table-cell table:formula="of:=IF([.AK71]=&quot;x&quot;;&quot;x&quot;;IF([.AK71]=&quot;-&quot;;&quot;-&quot;;&quot;&quot;))">
            <text:p/>
          </table:table-cell>
          <table:table-cell table:formula="of:=IF([.AL71]=&quot;x&quot;;&quot;x&quot;;IF([.AL71]=&quot;-&quot;;&quot;-&quot;;&quot;&quot;))">
            <text:p/>
          </table:table-cell>
          <table:table-cell table:formula="of:=IF([.AM71]=&quot;x&quot;;&quot;x&quot;;IF([.AM71]=&quot;-&quot;;&quot;-&quot;;&quot;&quot;))">
            <text:p/>
          </table:table-cell>
          <table:table-cell table:formula="of:=IF([.AN71]=&quot;x&quot;;&quot;x&quot;;IF([.AN71]=&quot;-&quot;;&quot;-&quot;;&quot;&quot;))">
            <text:p/>
          </table:table-cell>
          <table:table-cell table:formula="of:=IF([.AO71]=&quot;x&quot;;&quot;x&quot;;IF([.AO7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TST071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7" calcext:value-type="float">
            <text:p>7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20" calcext:value-type="float">
            <text:p>-2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420" calcext:value-type="float">
            <text:p>14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72]=&quot;x&quot;;&quot;x&quot;;IF([.R72]=&quot;-&quot;;&quot;-&quot;;&quot;&quot;))">
            <text:p/>
          </table:table-cell>
          <table:table-cell table:formula="of:=IF([.S72]=&quot;x&quot;;&quot;x&quot;;IF([.S72]=&quot;-&quot;;&quot;-&quot;;&quot;&quot;))">
            <text:p/>
          </table:table-cell>
          <table:table-cell table:formula="of:=IF([.T72]=&quot;x&quot;;&quot;x&quot;;IF([.T72]=&quot;-&quot;;&quot;-&quot;;&quot;&quot;))">
            <text:p/>
          </table:table-cell>
          <table:table-cell table:formula="of:=IF([.U72]=&quot;x&quot;;&quot;x&quot;;IF([.U72]=&quot;-&quot;;&quot;-&quot;;&quot;&quot;))">
            <text:p/>
          </table:table-cell>
          <table:table-cell table:formula="of:=IF([.V72]=&quot;x&quot;;&quot;x&quot;;IF([.V72]=&quot;-&quot;;&quot;-&quot;;&quot;&quot;))">
            <text:p/>
          </table:table-cell>
          <table:table-cell table:formula="of:=IF([.W72]=&quot;x&quot;;&quot;x&quot;;IF([.W72]=&quot;-&quot;;&quot;-&quot;;&quot;&quot;))" office:value-type="string" office:string-value="x" calcext:value-type="string">
            <text:p>x</text:p>
          </table:table-cell>
          <table:table-cell table:formula="of:=IF([.X72]=&quot;x&quot;;&quot;x&quot;;IF([.X72]=&quot;-&quot;;&quot;-&quot;;&quot;&quot;))">
            <text:p/>
          </table:table-cell>
          <table:table-cell table:formula="of:=IF([.Y72]=&quot;x&quot;;&quot;x&quot;;IF([.Y72]=&quot;-&quot;;&quot;-&quot;;&quot;&quot;))">
            <text:p/>
          </table:table-cell>
          <table:table-cell table:formula="of:=IF([.Z72]=&quot;x&quot;;&quot;x&quot;;IF([.Z72]=&quot;-&quot;;&quot;-&quot;;&quot;&quot;))">
            <text:p/>
          </table:table-cell>
          <table:table-cell table:formula="of:=IF([.AA72]=&quot;x&quot;;&quot;x&quot;;IF([.AA72]=&quot;-&quot;;&quot;-&quot;;&quot;&quot;))">
            <text:p/>
          </table:table-cell>
          <table:table-cell table:formula="of:=IF([.AB72]=&quot;x&quot;;&quot;x&quot;;IF([.AB72]=&quot;-&quot;;&quot;-&quot;;&quot;&quot;))">
            <text:p/>
          </table:table-cell>
          <table:table-cell table:formula="of:=IF([.AC72]=&quot;x&quot;;&quot;x&quot;;IF([.AC72]=&quot;-&quot;;&quot;-&quot;;&quot;&quot;))">
            <text:p/>
          </table:table-cell>
          <table:table-cell table:formula="of:=IF([.AD72]=&quot;x&quot;;&quot;x&quot;;IF([.AD72]=&quot;-&quot;;&quot;-&quot;;&quot;&quot;))">
            <text:p/>
          </table:table-cell>
          <table:table-cell table:formula="of:=IF([.AE72]=&quot;x&quot;;&quot;x&quot;;IF([.AE72]=&quot;-&quot;;&quot;-&quot;;&quot;&quot;))">
            <text:p/>
          </table:table-cell>
          <table:table-cell table:formula="of:=IF([.AF72]=&quot;x&quot;;&quot;x&quot;;IF([.AF72]=&quot;-&quot;;&quot;-&quot;;&quot;&quot;))">
            <text:p/>
          </table:table-cell>
          <table:table-cell table:formula="of:=IF([.AG72]=&quot;x&quot;;&quot;x&quot;;IF([.AG72]=&quot;-&quot;;&quot;-&quot;;&quot;&quot;))">
            <text:p/>
          </table:table-cell>
          <table:table-cell table:formula="of:=IF([.AH72]=&quot;x&quot;;&quot;x&quot;;IF([.AH72]=&quot;-&quot;;&quot;-&quot;;&quot;&quot;))">
            <text:p/>
          </table:table-cell>
          <table:table-cell table:formula="of:=IF([.AI72]=&quot;x&quot;;&quot;x&quot;;IF([.AI72]=&quot;-&quot;;&quot;-&quot;;&quot;&quot;))">
            <text:p/>
          </table:table-cell>
          <table:table-cell table:formula="of:=IF([.AJ72]=&quot;x&quot;;&quot;x&quot;;IF([.AJ72]=&quot;-&quot;;&quot;-&quot;;&quot;&quot;))">
            <text:p/>
          </table:table-cell>
          <table:table-cell table:formula="of:=IF([.AK72]=&quot;x&quot;;&quot;x&quot;;IF([.AK72]=&quot;-&quot;;&quot;-&quot;;&quot;&quot;))">
            <text:p/>
          </table:table-cell>
          <table:table-cell table:formula="of:=IF([.AL72]=&quot;x&quot;;&quot;x&quot;;IF([.AL72]=&quot;-&quot;;&quot;-&quot;;&quot;&quot;))">
            <text:p/>
          </table:table-cell>
          <table:table-cell table:formula="of:=IF([.AM72]=&quot;x&quot;;&quot;x&quot;;IF([.AM72]=&quot;-&quot;;&quot;-&quot;;&quot;&quot;))">
            <text:p/>
          </table:table-cell>
          <table:table-cell table:formula="of:=IF([.AN72]=&quot;x&quot;;&quot;x&quot;;IF([.AN72]=&quot;-&quot;;&quot;-&quot;;&quot;&quot;))">
            <text:p/>
          </table:table-cell>
          <table:table-cell table:formula="of:=IF([.AO72]=&quot;x&quot;;&quot;x&quot;;IF([.AO7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4" office:value-type="string" calcext:value-type="string">
            <text:p>TST072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8" calcext:value-type="float">
            <text:p>8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25" calcext:value-type="float">
            <text:p>-2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440" calcext:value-type="float">
            <text:p>144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73]=&quot;x&quot;;&quot;x&quot;;IF([.R73]=&quot;-&quot;;&quot;-&quot;;&quot;&quot;))">
            <text:p/>
          </table:table-cell>
          <table:table-cell table:formula="of:=IF([.S73]=&quot;x&quot;;&quot;x&quot;;IF([.S73]=&quot;-&quot;;&quot;-&quot;;&quot;&quot;))">
            <text:p/>
          </table:table-cell>
          <table:table-cell table:formula="of:=IF([.T73]=&quot;x&quot;;&quot;x&quot;;IF([.T73]=&quot;-&quot;;&quot;-&quot;;&quot;&quot;))">
            <text:p/>
          </table:table-cell>
          <table:table-cell table:formula="of:=IF([.U73]=&quot;x&quot;;&quot;x&quot;;IF([.U73]=&quot;-&quot;;&quot;-&quot;;&quot;&quot;))">
            <text:p/>
          </table:table-cell>
          <table:table-cell table:formula="of:=IF([.V73]=&quot;x&quot;;&quot;x&quot;;IF([.V73]=&quot;-&quot;;&quot;-&quot;;&quot;&quot;))">
            <text:p/>
          </table:table-cell>
          <table:table-cell table:formula="of:=IF([.W73]=&quot;x&quot;;&quot;x&quot;;IF([.W73]=&quot;-&quot;;&quot;-&quot;;&quot;&quot;))" office:value-type="string" office:string-value="x" calcext:value-type="string">
            <text:p>x</text:p>
          </table:table-cell>
          <table:table-cell table:formula="of:=IF([.X73]=&quot;x&quot;;&quot;x&quot;;IF([.X73]=&quot;-&quot;;&quot;-&quot;;&quot;&quot;))">
            <text:p/>
          </table:table-cell>
          <table:table-cell table:formula="of:=IF([.Y73]=&quot;x&quot;;&quot;x&quot;;IF([.Y73]=&quot;-&quot;;&quot;-&quot;;&quot;&quot;))">
            <text:p/>
          </table:table-cell>
          <table:table-cell table:formula="of:=IF([.Z73]=&quot;x&quot;;&quot;x&quot;;IF([.Z73]=&quot;-&quot;;&quot;-&quot;;&quot;&quot;))">
            <text:p/>
          </table:table-cell>
          <table:table-cell table:formula="of:=IF([.AA73]=&quot;x&quot;;&quot;x&quot;;IF([.AA73]=&quot;-&quot;;&quot;-&quot;;&quot;&quot;))">
            <text:p/>
          </table:table-cell>
          <table:table-cell table:formula="of:=IF([.AB73]=&quot;x&quot;;&quot;x&quot;;IF([.AB73]=&quot;-&quot;;&quot;-&quot;;&quot;&quot;))">
            <text:p/>
          </table:table-cell>
          <table:table-cell table:formula="of:=IF([.AC73]=&quot;x&quot;;&quot;x&quot;;IF([.AC73]=&quot;-&quot;;&quot;-&quot;;&quot;&quot;))">
            <text:p/>
          </table:table-cell>
          <table:table-cell table:formula="of:=IF([.AD73]=&quot;x&quot;;&quot;x&quot;;IF([.AD73]=&quot;-&quot;;&quot;-&quot;;&quot;&quot;))">
            <text:p/>
          </table:table-cell>
          <table:table-cell table:formula="of:=IF([.AE73]=&quot;x&quot;;&quot;x&quot;;IF([.AE73]=&quot;-&quot;;&quot;-&quot;;&quot;&quot;))">
            <text:p/>
          </table:table-cell>
          <table:table-cell table:formula="of:=IF([.AF73]=&quot;x&quot;;&quot;x&quot;;IF([.AF73]=&quot;-&quot;;&quot;-&quot;;&quot;&quot;))">
            <text:p/>
          </table:table-cell>
          <table:table-cell table:formula="of:=IF([.AG73]=&quot;x&quot;;&quot;x&quot;;IF([.AG73]=&quot;-&quot;;&quot;-&quot;;&quot;&quot;))">
            <text:p/>
          </table:table-cell>
          <table:table-cell table:formula="of:=IF([.AH73]=&quot;x&quot;;&quot;x&quot;;IF([.AH73]=&quot;-&quot;;&quot;-&quot;;&quot;&quot;))">
            <text:p/>
          </table:table-cell>
          <table:table-cell table:formula="of:=IF([.AI73]=&quot;x&quot;;&quot;x&quot;;IF([.AI73]=&quot;-&quot;;&quot;-&quot;;&quot;&quot;))">
            <text:p/>
          </table:table-cell>
          <table:table-cell table:formula="of:=IF([.AJ73]=&quot;x&quot;;&quot;x&quot;;IF([.AJ73]=&quot;-&quot;;&quot;-&quot;;&quot;&quot;))">
            <text:p/>
          </table:table-cell>
          <table:table-cell table:formula="of:=IF([.AK73]=&quot;x&quot;;&quot;x&quot;;IF([.AK73]=&quot;-&quot;;&quot;-&quot;;&quot;&quot;))">
            <text:p/>
          </table:table-cell>
          <table:table-cell table:formula="of:=IF([.AL73]=&quot;x&quot;;&quot;x&quot;;IF([.AL73]=&quot;-&quot;;&quot;-&quot;;&quot;&quot;))">
            <text:p/>
          </table:table-cell>
          <table:table-cell table:formula="of:=IF([.AM73]=&quot;x&quot;;&quot;x&quot;;IF([.AM73]=&quot;-&quot;;&quot;-&quot;;&quot;&quot;))">
            <text:p/>
          </table:table-cell>
          <table:table-cell table:formula="of:=IF([.AN73]=&quot;x&quot;;&quot;x&quot;;IF([.AN73]=&quot;-&quot;;&quot;-&quot;;&quot;&quot;))">
            <text:p/>
          </table:table-cell>
          <table:table-cell table:formula="of:=IF([.AO73]=&quot;x&quot;;&quot;x&quot;;IF([.AO7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TST073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9" calcext:value-type="float">
            <text:p>9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30" calcext:value-type="float">
            <text:p>-3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460" calcext:value-type="float">
            <text:p>146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/>
          <table:table-cell/>
          <table:table-cell table:formula="of:=IF([.R74]=&quot;x&quot;;&quot;x&quot;;IF([.R74]=&quot;-&quot;;&quot;-&quot;;&quot;&quot;))">
            <text:p/>
          </table:table-cell>
          <table:table-cell table:formula="of:=IF([.S74]=&quot;x&quot;;&quot;x&quot;;IF([.S74]=&quot;-&quot;;&quot;-&quot;;&quot;&quot;))">
            <text:p/>
          </table:table-cell>
          <table:table-cell table:formula="of:=IF([.T74]=&quot;x&quot;;&quot;x&quot;;IF([.T74]=&quot;-&quot;;&quot;-&quot;;&quot;&quot;))">
            <text:p/>
          </table:table-cell>
          <table:table-cell table:formula="of:=IF([.U74]=&quot;x&quot;;&quot;x&quot;;IF([.U74]=&quot;-&quot;;&quot;-&quot;;&quot;&quot;))">
            <text:p/>
          </table:table-cell>
          <table:table-cell table:formula="of:=IF([.V74]=&quot;x&quot;;&quot;x&quot;;IF([.V74]=&quot;-&quot;;&quot;-&quot;;&quot;&quot;))">
            <text:p/>
          </table:table-cell>
          <table:table-cell table:formula="of:=IF([.W74]=&quot;x&quot;;&quot;x&quot;;IF([.W74]=&quot;-&quot;;&quot;-&quot;;&quot;&quot;))">
            <text:p/>
          </table:table-cell>
          <table:table-cell table:formula="of:=IF([.X74]=&quot;x&quot;;&quot;x&quot;;IF([.X74]=&quot;-&quot;;&quot;-&quot;;&quot;&quot;))" office:value-type="string" office:string-value="x" calcext:value-type="string">
            <text:p>x</text:p>
          </table:table-cell>
          <table:table-cell table:formula="of:=IF([.Y74]=&quot;x&quot;;&quot;x&quot;;IF([.Y74]=&quot;-&quot;;&quot;-&quot;;&quot;&quot;))">
            <text:p/>
          </table:table-cell>
          <table:table-cell table:formula="of:=IF([.Z74]=&quot;x&quot;;&quot;x&quot;;IF([.Z74]=&quot;-&quot;;&quot;-&quot;;&quot;&quot;))">
            <text:p/>
          </table:table-cell>
          <table:table-cell table:formula="of:=IF([.AA74]=&quot;x&quot;;&quot;x&quot;;IF([.AA74]=&quot;-&quot;;&quot;-&quot;;&quot;&quot;))">
            <text:p/>
          </table:table-cell>
          <table:table-cell table:formula="of:=IF([.AB74]=&quot;x&quot;;&quot;x&quot;;IF([.AB74]=&quot;-&quot;;&quot;-&quot;;&quot;&quot;))">
            <text:p/>
          </table:table-cell>
          <table:table-cell table:formula="of:=IF([.AC74]=&quot;x&quot;;&quot;x&quot;;IF([.AC74]=&quot;-&quot;;&quot;-&quot;;&quot;&quot;))">
            <text:p/>
          </table:table-cell>
          <table:table-cell table:formula="of:=IF([.AD74]=&quot;x&quot;;&quot;x&quot;;IF([.AD74]=&quot;-&quot;;&quot;-&quot;;&quot;&quot;))">
            <text:p/>
          </table:table-cell>
          <table:table-cell table:formula="of:=IF([.AE74]=&quot;x&quot;;&quot;x&quot;;IF([.AE74]=&quot;-&quot;;&quot;-&quot;;&quot;&quot;))">
            <text:p/>
          </table:table-cell>
          <table:table-cell table:formula="of:=IF([.AF74]=&quot;x&quot;;&quot;x&quot;;IF([.AF74]=&quot;-&quot;;&quot;-&quot;;&quot;&quot;))">
            <text:p/>
          </table:table-cell>
          <table:table-cell table:formula="of:=IF([.AG74]=&quot;x&quot;;&quot;x&quot;;IF([.AG74]=&quot;-&quot;;&quot;-&quot;;&quot;&quot;))">
            <text:p/>
          </table:table-cell>
          <table:table-cell table:formula="of:=IF([.AH74]=&quot;x&quot;;&quot;x&quot;;IF([.AH74]=&quot;-&quot;;&quot;-&quot;;&quot;&quot;))">
            <text:p/>
          </table:table-cell>
          <table:table-cell table:formula="of:=IF([.AI74]=&quot;x&quot;;&quot;x&quot;;IF([.AI74]=&quot;-&quot;;&quot;-&quot;;&quot;&quot;))">
            <text:p/>
          </table:table-cell>
          <table:table-cell table:formula="of:=IF([.AJ74]=&quot;x&quot;;&quot;x&quot;;IF([.AJ74]=&quot;-&quot;;&quot;-&quot;;&quot;&quot;))">
            <text:p/>
          </table:table-cell>
          <table:table-cell table:formula="of:=IF([.AK74]=&quot;x&quot;;&quot;x&quot;;IF([.AK74]=&quot;-&quot;;&quot;-&quot;;&quot;&quot;))">
            <text:p/>
          </table:table-cell>
          <table:table-cell table:formula="of:=IF([.AL74]=&quot;x&quot;;&quot;x&quot;;IF([.AL74]=&quot;-&quot;;&quot;-&quot;;&quot;&quot;))">
            <text:p/>
          </table:table-cell>
          <table:table-cell table:formula="of:=IF([.AM74]=&quot;x&quot;;&quot;x&quot;;IF([.AM74]=&quot;-&quot;;&quot;-&quot;;&quot;&quot;))">
            <text:p/>
          </table:table-cell>
          <table:table-cell table:formula="of:=IF([.AN74]=&quot;x&quot;;&quot;x&quot;;IF([.AN74]=&quot;-&quot;;&quot;-&quot;;&quot;&quot;))">
            <text:p/>
          </table:table-cell>
          <table:table-cell table:formula="of:=IF([.AO74]=&quot;x&quot;;&quot;x&quot;;IF([.AO7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TST074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0" calcext:value-type="float">
            <text:p>10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35" calcext:value-type="float">
            <text:p>-3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480" calcext:value-type="float">
            <text:p>14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/>
          <table:table-cell/>
          <table:table-cell table:formula="of:=IF([.R75]=&quot;x&quot;;&quot;x&quot;;IF([.R75]=&quot;-&quot;;&quot;-&quot;;&quot;&quot;))">
            <text:p/>
          </table:table-cell>
          <table:table-cell table:formula="of:=IF([.S75]=&quot;x&quot;;&quot;x&quot;;IF([.S75]=&quot;-&quot;;&quot;-&quot;;&quot;&quot;))">
            <text:p/>
          </table:table-cell>
          <table:table-cell table:formula="of:=IF([.T75]=&quot;x&quot;;&quot;x&quot;;IF([.T75]=&quot;-&quot;;&quot;-&quot;;&quot;&quot;))">
            <text:p/>
          </table:table-cell>
          <table:table-cell table:formula="of:=IF([.U75]=&quot;x&quot;;&quot;x&quot;;IF([.U75]=&quot;-&quot;;&quot;-&quot;;&quot;&quot;))">
            <text:p/>
          </table:table-cell>
          <table:table-cell table:formula="of:=IF([.V75]=&quot;x&quot;;&quot;x&quot;;IF([.V75]=&quot;-&quot;;&quot;-&quot;;&quot;&quot;))">
            <text:p/>
          </table:table-cell>
          <table:table-cell table:formula="of:=IF([.W75]=&quot;x&quot;;&quot;x&quot;;IF([.W75]=&quot;-&quot;;&quot;-&quot;;&quot;&quot;))">
            <text:p/>
          </table:table-cell>
          <table:table-cell table:formula="of:=IF([.X75]=&quot;x&quot;;&quot;x&quot;;IF([.X75]=&quot;-&quot;;&quot;-&quot;;&quot;&quot;))" office:value-type="string" office:string-value="x" calcext:value-type="string">
            <text:p>x</text:p>
          </table:table-cell>
          <table:table-cell table:formula="of:=IF([.Y75]=&quot;x&quot;;&quot;x&quot;;IF([.Y75]=&quot;-&quot;;&quot;-&quot;;&quot;&quot;))">
            <text:p/>
          </table:table-cell>
          <table:table-cell table:formula="of:=IF([.Z75]=&quot;x&quot;;&quot;x&quot;;IF([.Z75]=&quot;-&quot;;&quot;-&quot;;&quot;&quot;))">
            <text:p/>
          </table:table-cell>
          <table:table-cell table:formula="of:=IF([.AA75]=&quot;x&quot;;&quot;x&quot;;IF([.AA75]=&quot;-&quot;;&quot;-&quot;;&quot;&quot;))">
            <text:p/>
          </table:table-cell>
          <table:table-cell table:formula="of:=IF([.AB75]=&quot;x&quot;;&quot;x&quot;;IF([.AB75]=&quot;-&quot;;&quot;-&quot;;&quot;&quot;))">
            <text:p/>
          </table:table-cell>
          <table:table-cell table:formula="of:=IF([.AC75]=&quot;x&quot;;&quot;x&quot;;IF([.AC75]=&quot;-&quot;;&quot;-&quot;;&quot;&quot;))">
            <text:p/>
          </table:table-cell>
          <table:table-cell table:formula="of:=IF([.AD75]=&quot;x&quot;;&quot;x&quot;;IF([.AD75]=&quot;-&quot;;&quot;-&quot;;&quot;&quot;))">
            <text:p/>
          </table:table-cell>
          <table:table-cell table:formula="of:=IF([.AE75]=&quot;x&quot;;&quot;x&quot;;IF([.AE75]=&quot;-&quot;;&quot;-&quot;;&quot;&quot;))">
            <text:p/>
          </table:table-cell>
          <table:table-cell table:formula="of:=IF([.AF75]=&quot;x&quot;;&quot;x&quot;;IF([.AF75]=&quot;-&quot;;&quot;-&quot;;&quot;&quot;))">
            <text:p/>
          </table:table-cell>
          <table:table-cell table:formula="of:=IF([.AG75]=&quot;x&quot;;&quot;x&quot;;IF([.AG75]=&quot;-&quot;;&quot;-&quot;;&quot;&quot;))">
            <text:p/>
          </table:table-cell>
          <table:table-cell table:formula="of:=IF([.AH75]=&quot;x&quot;;&quot;x&quot;;IF([.AH75]=&quot;-&quot;;&quot;-&quot;;&quot;&quot;))">
            <text:p/>
          </table:table-cell>
          <table:table-cell table:formula="of:=IF([.AI75]=&quot;x&quot;;&quot;x&quot;;IF([.AI75]=&quot;-&quot;;&quot;-&quot;;&quot;&quot;))">
            <text:p/>
          </table:table-cell>
          <table:table-cell table:formula="of:=IF([.AJ75]=&quot;x&quot;;&quot;x&quot;;IF([.AJ75]=&quot;-&quot;;&quot;-&quot;;&quot;&quot;))">
            <text:p/>
          </table:table-cell>
          <table:table-cell table:formula="of:=IF([.AK75]=&quot;x&quot;;&quot;x&quot;;IF([.AK75]=&quot;-&quot;;&quot;-&quot;;&quot;&quot;))">
            <text:p/>
          </table:table-cell>
          <table:table-cell table:formula="of:=IF([.AL75]=&quot;x&quot;;&quot;x&quot;;IF([.AL75]=&quot;-&quot;;&quot;-&quot;;&quot;&quot;))">
            <text:p/>
          </table:table-cell>
          <table:table-cell table:formula="of:=IF([.AM75]=&quot;x&quot;;&quot;x&quot;;IF([.AM75]=&quot;-&quot;;&quot;-&quot;;&quot;&quot;))">
            <text:p/>
          </table:table-cell>
          <table:table-cell table:formula="of:=IF([.AN75]=&quot;x&quot;;&quot;x&quot;;IF([.AN75]=&quot;-&quot;;&quot;-&quot;;&quot;&quot;))">
            <text:p/>
          </table:table-cell>
          <table:table-cell table:formula="of:=IF([.AO75]=&quot;x&quot;;&quot;x&quot;;IF([.AO7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TST075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1" calcext:value-type="float">
            <text:p>1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40" calcext:value-type="float">
            <text:p>-4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500" calcext:value-type="float">
            <text:p>150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/>
          <table:table-cell/>
          <table:table-cell table:formula="of:=IF([.R76]=&quot;x&quot;;&quot;x&quot;;IF([.R76]=&quot;-&quot;;&quot;-&quot;;&quot;&quot;))">
            <text:p/>
          </table:table-cell>
          <table:table-cell table:formula="of:=IF([.S76]=&quot;x&quot;;&quot;x&quot;;IF([.S76]=&quot;-&quot;;&quot;-&quot;;&quot;&quot;))">
            <text:p/>
          </table:table-cell>
          <table:table-cell table:formula="of:=IF([.T76]=&quot;x&quot;;&quot;x&quot;;IF([.T76]=&quot;-&quot;;&quot;-&quot;;&quot;&quot;))">
            <text:p/>
          </table:table-cell>
          <table:table-cell table:formula="of:=IF([.U76]=&quot;x&quot;;&quot;x&quot;;IF([.U76]=&quot;-&quot;;&quot;-&quot;;&quot;&quot;))">
            <text:p/>
          </table:table-cell>
          <table:table-cell table:formula="of:=IF([.V76]=&quot;x&quot;;&quot;x&quot;;IF([.V76]=&quot;-&quot;;&quot;-&quot;;&quot;&quot;))">
            <text:p/>
          </table:table-cell>
          <table:table-cell table:formula="of:=IF([.W76]=&quot;x&quot;;&quot;x&quot;;IF([.W76]=&quot;-&quot;;&quot;-&quot;;&quot;&quot;))">
            <text:p/>
          </table:table-cell>
          <table:table-cell table:formula="of:=IF([.X76]=&quot;x&quot;;&quot;x&quot;;IF([.X76]=&quot;-&quot;;&quot;-&quot;;&quot;&quot;))" office:value-type="string" office:string-value="x" calcext:value-type="string">
            <text:p>x</text:p>
          </table:table-cell>
          <table:table-cell table:formula="of:=IF([.Y76]=&quot;x&quot;;&quot;x&quot;;IF([.Y76]=&quot;-&quot;;&quot;-&quot;;&quot;&quot;))">
            <text:p/>
          </table:table-cell>
          <table:table-cell table:formula="of:=IF([.Z76]=&quot;x&quot;;&quot;x&quot;;IF([.Z76]=&quot;-&quot;;&quot;-&quot;;&quot;&quot;))">
            <text:p/>
          </table:table-cell>
          <table:table-cell table:formula="of:=IF([.AA76]=&quot;x&quot;;&quot;x&quot;;IF([.AA76]=&quot;-&quot;;&quot;-&quot;;&quot;&quot;))">
            <text:p/>
          </table:table-cell>
          <table:table-cell table:formula="of:=IF([.AB76]=&quot;x&quot;;&quot;x&quot;;IF([.AB76]=&quot;-&quot;;&quot;-&quot;;&quot;&quot;))">
            <text:p/>
          </table:table-cell>
          <table:table-cell table:formula="of:=IF([.AC76]=&quot;x&quot;;&quot;x&quot;;IF([.AC76]=&quot;-&quot;;&quot;-&quot;;&quot;&quot;))">
            <text:p/>
          </table:table-cell>
          <table:table-cell table:formula="of:=IF([.AD76]=&quot;x&quot;;&quot;x&quot;;IF([.AD76]=&quot;-&quot;;&quot;-&quot;;&quot;&quot;))">
            <text:p/>
          </table:table-cell>
          <table:table-cell table:formula="of:=IF([.AE76]=&quot;x&quot;;&quot;x&quot;;IF([.AE76]=&quot;-&quot;;&quot;-&quot;;&quot;&quot;))">
            <text:p/>
          </table:table-cell>
          <table:table-cell table:formula="of:=IF([.AF76]=&quot;x&quot;;&quot;x&quot;;IF([.AF76]=&quot;-&quot;;&quot;-&quot;;&quot;&quot;))">
            <text:p/>
          </table:table-cell>
          <table:table-cell table:formula="of:=IF([.AG76]=&quot;x&quot;;&quot;x&quot;;IF([.AG76]=&quot;-&quot;;&quot;-&quot;;&quot;&quot;))">
            <text:p/>
          </table:table-cell>
          <table:table-cell table:formula="of:=IF([.AH76]=&quot;x&quot;;&quot;x&quot;;IF([.AH76]=&quot;-&quot;;&quot;-&quot;;&quot;&quot;))">
            <text:p/>
          </table:table-cell>
          <table:table-cell table:formula="of:=IF([.AI76]=&quot;x&quot;;&quot;x&quot;;IF([.AI76]=&quot;-&quot;;&quot;-&quot;;&quot;&quot;))">
            <text:p/>
          </table:table-cell>
          <table:table-cell table:formula="of:=IF([.AJ76]=&quot;x&quot;;&quot;x&quot;;IF([.AJ76]=&quot;-&quot;;&quot;-&quot;;&quot;&quot;))">
            <text:p/>
          </table:table-cell>
          <table:table-cell table:formula="of:=IF([.AK76]=&quot;x&quot;;&quot;x&quot;;IF([.AK76]=&quot;-&quot;;&quot;-&quot;;&quot;&quot;))">
            <text:p/>
          </table:table-cell>
          <table:table-cell table:formula="of:=IF([.AL76]=&quot;x&quot;;&quot;x&quot;;IF([.AL76]=&quot;-&quot;;&quot;-&quot;;&quot;&quot;))">
            <text:p/>
          </table:table-cell>
          <table:table-cell table:formula="of:=IF([.AM76]=&quot;x&quot;;&quot;x&quot;;IF([.AM76]=&quot;-&quot;;&quot;-&quot;;&quot;&quot;))">
            <text:p/>
          </table:table-cell>
          <table:table-cell table:formula="of:=IF([.AN76]=&quot;x&quot;;&quot;x&quot;;IF([.AN76]=&quot;-&quot;;&quot;-&quot;;&quot;&quot;))">
            <text:p/>
          </table:table-cell>
          <table:table-cell table:formula="of:=IF([.AO76]=&quot;x&quot;;&quot;x&quot;;IF([.AO7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4" office:value-type="string" calcext:value-type="string">
            <text:p>TST076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2" calcext:value-type="float">
            <text:p>1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45" calcext:value-type="float">
            <text:p>-4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520" calcext:value-type="float">
            <text:p>152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/>
          <table:table-cell/>
          <table:table-cell table:formula="of:=IF([.R77]=&quot;x&quot;;&quot;x&quot;;IF([.R77]=&quot;-&quot;;&quot;-&quot;;&quot;&quot;))">
            <text:p/>
          </table:table-cell>
          <table:table-cell table:formula="of:=IF([.S77]=&quot;x&quot;;&quot;x&quot;;IF([.S77]=&quot;-&quot;;&quot;-&quot;;&quot;&quot;))">
            <text:p/>
          </table:table-cell>
          <table:table-cell table:formula="of:=IF([.T77]=&quot;x&quot;;&quot;x&quot;;IF([.T77]=&quot;-&quot;;&quot;-&quot;;&quot;&quot;))">
            <text:p/>
          </table:table-cell>
          <table:table-cell table:formula="of:=IF([.U77]=&quot;x&quot;;&quot;x&quot;;IF([.U77]=&quot;-&quot;;&quot;-&quot;;&quot;&quot;))">
            <text:p/>
          </table:table-cell>
          <table:table-cell table:formula="of:=IF([.V77]=&quot;x&quot;;&quot;x&quot;;IF([.V77]=&quot;-&quot;;&quot;-&quot;;&quot;&quot;))">
            <text:p/>
          </table:table-cell>
          <table:table-cell table:formula="of:=IF([.W77]=&quot;x&quot;;&quot;x&quot;;IF([.W77]=&quot;-&quot;;&quot;-&quot;;&quot;&quot;))">
            <text:p/>
          </table:table-cell>
          <table:table-cell table:formula="of:=IF([.X77]=&quot;x&quot;;&quot;x&quot;;IF([.X77]=&quot;-&quot;;&quot;-&quot;;&quot;&quot;))" office:value-type="string" office:string-value="x" calcext:value-type="string">
            <text:p>x</text:p>
          </table:table-cell>
          <table:table-cell table:formula="of:=IF([.Y77]=&quot;x&quot;;&quot;x&quot;;IF([.Y77]=&quot;-&quot;;&quot;-&quot;;&quot;&quot;))">
            <text:p/>
          </table:table-cell>
          <table:table-cell table:formula="of:=IF([.Z77]=&quot;x&quot;;&quot;x&quot;;IF([.Z77]=&quot;-&quot;;&quot;-&quot;;&quot;&quot;))">
            <text:p/>
          </table:table-cell>
          <table:table-cell table:formula="of:=IF([.AA77]=&quot;x&quot;;&quot;x&quot;;IF([.AA77]=&quot;-&quot;;&quot;-&quot;;&quot;&quot;))">
            <text:p/>
          </table:table-cell>
          <table:table-cell table:formula="of:=IF([.AB77]=&quot;x&quot;;&quot;x&quot;;IF([.AB77]=&quot;-&quot;;&quot;-&quot;;&quot;&quot;))">
            <text:p/>
          </table:table-cell>
          <table:table-cell table:formula="of:=IF([.AC77]=&quot;x&quot;;&quot;x&quot;;IF([.AC77]=&quot;-&quot;;&quot;-&quot;;&quot;&quot;))">
            <text:p/>
          </table:table-cell>
          <table:table-cell table:formula="of:=IF([.AD77]=&quot;x&quot;;&quot;x&quot;;IF([.AD77]=&quot;-&quot;;&quot;-&quot;;&quot;&quot;))">
            <text:p/>
          </table:table-cell>
          <table:table-cell table:formula="of:=IF([.AE77]=&quot;x&quot;;&quot;x&quot;;IF([.AE77]=&quot;-&quot;;&quot;-&quot;;&quot;&quot;))">
            <text:p/>
          </table:table-cell>
          <table:table-cell table:formula="of:=IF([.AF77]=&quot;x&quot;;&quot;x&quot;;IF([.AF77]=&quot;-&quot;;&quot;-&quot;;&quot;&quot;))">
            <text:p/>
          </table:table-cell>
          <table:table-cell table:formula="of:=IF([.AG77]=&quot;x&quot;;&quot;x&quot;;IF([.AG77]=&quot;-&quot;;&quot;-&quot;;&quot;&quot;))">
            <text:p/>
          </table:table-cell>
          <table:table-cell table:formula="of:=IF([.AH77]=&quot;x&quot;;&quot;x&quot;;IF([.AH77]=&quot;-&quot;;&quot;-&quot;;&quot;&quot;))">
            <text:p/>
          </table:table-cell>
          <table:table-cell table:formula="of:=IF([.AI77]=&quot;x&quot;;&quot;x&quot;;IF([.AI77]=&quot;-&quot;;&quot;-&quot;;&quot;&quot;))">
            <text:p/>
          </table:table-cell>
          <table:table-cell table:formula="of:=IF([.AJ77]=&quot;x&quot;;&quot;x&quot;;IF([.AJ77]=&quot;-&quot;;&quot;-&quot;;&quot;&quot;))">
            <text:p/>
          </table:table-cell>
          <table:table-cell table:formula="of:=IF([.AK77]=&quot;x&quot;;&quot;x&quot;;IF([.AK77]=&quot;-&quot;;&quot;-&quot;;&quot;&quot;))">
            <text:p/>
          </table:table-cell>
          <table:table-cell table:formula="of:=IF([.AL77]=&quot;x&quot;;&quot;x&quot;;IF([.AL77]=&quot;-&quot;;&quot;-&quot;;&quot;&quot;))">
            <text:p/>
          </table:table-cell>
          <table:table-cell table:formula="of:=IF([.AM77]=&quot;x&quot;;&quot;x&quot;;IF([.AM77]=&quot;-&quot;;&quot;-&quot;;&quot;&quot;))">
            <text:p/>
          </table:table-cell>
          <table:table-cell table:formula="of:=IF([.AN77]=&quot;x&quot;;&quot;x&quot;;IF([.AN77]=&quot;-&quot;;&quot;-&quot;;&quot;&quot;))">
            <text:p/>
          </table:table-cell>
          <table:table-cell table:formula="of:=IF([.AO77]=&quot;x&quot;;&quot;x&quot;;IF([.AO7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TST077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3" calcext:value-type="float">
            <text:p>13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99" calcext:value-type="float">
            <text:p>-99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540" calcext:value-type="float">
            <text:p>154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/>
          <table:table-cell/>
          <table:table-cell table:formula="of:=IF([.R78]=&quot;x&quot;;&quot;x&quot;;IF([.R78]=&quot;-&quot;;&quot;-&quot;;&quot;&quot;))">
            <text:p/>
          </table:table-cell>
          <table:table-cell table:formula="of:=IF([.S78]=&quot;x&quot;;&quot;x&quot;;IF([.S78]=&quot;-&quot;;&quot;-&quot;;&quot;&quot;))">
            <text:p/>
          </table:table-cell>
          <table:table-cell table:formula="of:=IF([.T78]=&quot;x&quot;;&quot;x&quot;;IF([.T78]=&quot;-&quot;;&quot;-&quot;;&quot;&quot;))">
            <text:p/>
          </table:table-cell>
          <table:table-cell table:formula="of:=IF([.U78]=&quot;x&quot;;&quot;x&quot;;IF([.U78]=&quot;-&quot;;&quot;-&quot;;&quot;&quot;))">
            <text:p/>
          </table:table-cell>
          <table:table-cell table:formula="of:=IF([.V78]=&quot;x&quot;;&quot;x&quot;;IF([.V78]=&quot;-&quot;;&quot;-&quot;;&quot;&quot;))">
            <text:p/>
          </table:table-cell>
          <table:table-cell table:formula="of:=IF([.W78]=&quot;x&quot;;&quot;x&quot;;IF([.W78]=&quot;-&quot;;&quot;-&quot;;&quot;&quot;))">
            <text:p/>
          </table:table-cell>
          <table:table-cell table:formula="of:=IF([.X78]=&quot;x&quot;;&quot;x&quot;;IF([.X78]=&quot;-&quot;;&quot;-&quot;;&quot;&quot;))" office:value-type="string" office:string-value="x" calcext:value-type="string">
            <text:p>x</text:p>
          </table:table-cell>
          <table:table-cell table:formula="of:=IF([.Y78]=&quot;x&quot;;&quot;x&quot;;IF([.Y78]=&quot;-&quot;;&quot;-&quot;;&quot;&quot;))">
            <text:p/>
          </table:table-cell>
          <table:table-cell table:formula="of:=IF([.Z78]=&quot;x&quot;;&quot;x&quot;;IF([.Z78]=&quot;-&quot;;&quot;-&quot;;&quot;&quot;))">
            <text:p/>
          </table:table-cell>
          <table:table-cell table:formula="of:=IF([.AA78]=&quot;x&quot;;&quot;x&quot;;IF([.AA78]=&quot;-&quot;;&quot;-&quot;;&quot;&quot;))">
            <text:p/>
          </table:table-cell>
          <table:table-cell table:formula="of:=IF([.AB78]=&quot;x&quot;;&quot;x&quot;;IF([.AB78]=&quot;-&quot;;&quot;-&quot;;&quot;&quot;))">
            <text:p/>
          </table:table-cell>
          <table:table-cell table:formula="of:=IF([.AC78]=&quot;x&quot;;&quot;x&quot;;IF([.AC78]=&quot;-&quot;;&quot;-&quot;;&quot;&quot;))">
            <text:p/>
          </table:table-cell>
          <table:table-cell table:formula="of:=IF([.AD78]=&quot;x&quot;;&quot;x&quot;;IF([.AD78]=&quot;-&quot;;&quot;-&quot;;&quot;&quot;))">
            <text:p/>
          </table:table-cell>
          <table:table-cell table:formula="of:=IF([.AE78]=&quot;x&quot;;&quot;x&quot;;IF([.AE78]=&quot;-&quot;;&quot;-&quot;;&quot;&quot;))">
            <text:p/>
          </table:table-cell>
          <table:table-cell table:formula="of:=IF([.AF78]=&quot;x&quot;;&quot;x&quot;;IF([.AF78]=&quot;-&quot;;&quot;-&quot;;&quot;&quot;))">
            <text:p/>
          </table:table-cell>
          <table:table-cell table:formula="of:=IF([.AG78]=&quot;x&quot;;&quot;x&quot;;IF([.AG78]=&quot;-&quot;;&quot;-&quot;;&quot;&quot;))">
            <text:p/>
          </table:table-cell>
          <table:table-cell table:formula="of:=IF([.AH78]=&quot;x&quot;;&quot;x&quot;;IF([.AH78]=&quot;-&quot;;&quot;-&quot;;&quot;&quot;))">
            <text:p/>
          </table:table-cell>
          <table:table-cell table:formula="of:=IF([.AI78]=&quot;x&quot;;&quot;x&quot;;IF([.AI78]=&quot;-&quot;;&quot;-&quot;;&quot;&quot;))">
            <text:p/>
          </table:table-cell>
          <table:table-cell table:formula="of:=IF([.AJ78]=&quot;x&quot;;&quot;x&quot;;IF([.AJ78]=&quot;-&quot;;&quot;-&quot;;&quot;&quot;))">
            <text:p/>
          </table:table-cell>
          <table:table-cell table:formula="of:=IF([.AK78]=&quot;x&quot;;&quot;x&quot;;IF([.AK78]=&quot;-&quot;;&quot;-&quot;;&quot;&quot;))">
            <text:p/>
          </table:table-cell>
          <table:table-cell table:formula="of:=IF([.AL78]=&quot;x&quot;;&quot;x&quot;;IF([.AL78]=&quot;-&quot;;&quot;-&quot;;&quot;&quot;))">
            <text:p/>
          </table:table-cell>
          <table:table-cell table:formula="of:=IF([.AM78]=&quot;x&quot;;&quot;x&quot;;IF([.AM78]=&quot;-&quot;;&quot;-&quot;;&quot;&quot;))">
            <text:p/>
          </table:table-cell>
          <table:table-cell table:formula="of:=IF([.AN78]=&quot;x&quot;;&quot;x&quot;;IF([.AN78]=&quot;-&quot;;&quot;-&quot;;&quot;&quot;))">
            <text:p/>
          </table:table-cell>
          <table:table-cell table:formula="of:=IF([.AO78]=&quot;x&quot;;&quot;x&quot;;IF([.AO7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TST078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4" calcext:value-type="float">
            <text:p>14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10" calcext:value-type="float">
            <text:p>1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560" calcext:value-type="float">
            <text:p>156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/>
          <table:table-cell/>
          <table:table-cell table:formula="of:=IF([.R79]=&quot;x&quot;;&quot;x&quot;;IF([.R79]=&quot;-&quot;;&quot;-&quot;;&quot;&quot;))">
            <text:p/>
          </table:table-cell>
          <table:table-cell table:formula="of:=IF([.S79]=&quot;x&quot;;&quot;x&quot;;IF([.S79]=&quot;-&quot;;&quot;-&quot;;&quot;&quot;))">
            <text:p/>
          </table:table-cell>
          <table:table-cell table:formula="of:=IF([.T79]=&quot;x&quot;;&quot;x&quot;;IF([.T79]=&quot;-&quot;;&quot;-&quot;;&quot;&quot;))">
            <text:p/>
          </table:table-cell>
          <table:table-cell table:formula="of:=IF([.U79]=&quot;x&quot;;&quot;x&quot;;IF([.U79]=&quot;-&quot;;&quot;-&quot;;&quot;&quot;))">
            <text:p/>
          </table:table-cell>
          <table:table-cell table:formula="of:=IF([.V79]=&quot;x&quot;;&quot;x&quot;;IF([.V79]=&quot;-&quot;;&quot;-&quot;;&quot;&quot;))">
            <text:p/>
          </table:table-cell>
          <table:table-cell table:formula="of:=IF([.W79]=&quot;x&quot;;&quot;x&quot;;IF([.W79]=&quot;-&quot;;&quot;-&quot;;&quot;&quot;))">
            <text:p/>
          </table:table-cell>
          <table:table-cell table:formula="of:=IF([.X79]=&quot;x&quot;;&quot;x&quot;;IF([.X79]=&quot;-&quot;;&quot;-&quot;;&quot;&quot;))" office:value-type="string" office:string-value="x" calcext:value-type="string">
            <text:p>x</text:p>
          </table:table-cell>
          <table:table-cell table:formula="of:=IF([.Y79]=&quot;x&quot;;&quot;x&quot;;IF([.Y79]=&quot;-&quot;;&quot;-&quot;;&quot;&quot;))">
            <text:p/>
          </table:table-cell>
          <table:table-cell table:formula="of:=IF([.Z79]=&quot;x&quot;;&quot;x&quot;;IF([.Z79]=&quot;-&quot;;&quot;-&quot;;&quot;&quot;))">
            <text:p/>
          </table:table-cell>
          <table:table-cell table:formula="of:=IF([.AA79]=&quot;x&quot;;&quot;x&quot;;IF([.AA79]=&quot;-&quot;;&quot;-&quot;;&quot;&quot;))">
            <text:p/>
          </table:table-cell>
          <table:table-cell table:formula="of:=IF([.AB79]=&quot;x&quot;;&quot;x&quot;;IF([.AB79]=&quot;-&quot;;&quot;-&quot;;&quot;&quot;))">
            <text:p/>
          </table:table-cell>
          <table:table-cell table:formula="of:=IF([.AC79]=&quot;x&quot;;&quot;x&quot;;IF([.AC79]=&quot;-&quot;;&quot;-&quot;;&quot;&quot;))">
            <text:p/>
          </table:table-cell>
          <table:table-cell table:formula="of:=IF([.AD79]=&quot;x&quot;;&quot;x&quot;;IF([.AD79]=&quot;-&quot;;&quot;-&quot;;&quot;&quot;))">
            <text:p/>
          </table:table-cell>
          <table:table-cell table:formula="of:=IF([.AE79]=&quot;x&quot;;&quot;x&quot;;IF([.AE79]=&quot;-&quot;;&quot;-&quot;;&quot;&quot;))">
            <text:p/>
          </table:table-cell>
          <table:table-cell table:formula="of:=IF([.AF79]=&quot;x&quot;;&quot;x&quot;;IF([.AF79]=&quot;-&quot;;&quot;-&quot;;&quot;&quot;))">
            <text:p/>
          </table:table-cell>
          <table:table-cell table:formula="of:=IF([.AG79]=&quot;x&quot;;&quot;x&quot;;IF([.AG79]=&quot;-&quot;;&quot;-&quot;;&quot;&quot;))">
            <text:p/>
          </table:table-cell>
          <table:table-cell table:formula="of:=IF([.AH79]=&quot;x&quot;;&quot;x&quot;;IF([.AH79]=&quot;-&quot;;&quot;-&quot;;&quot;&quot;))">
            <text:p/>
          </table:table-cell>
          <table:table-cell table:formula="of:=IF([.AI79]=&quot;x&quot;;&quot;x&quot;;IF([.AI79]=&quot;-&quot;;&quot;-&quot;;&quot;&quot;))">
            <text:p/>
          </table:table-cell>
          <table:table-cell table:formula="of:=IF([.AJ79]=&quot;x&quot;;&quot;x&quot;;IF([.AJ79]=&quot;-&quot;;&quot;-&quot;;&quot;&quot;))">
            <text:p/>
          </table:table-cell>
          <table:table-cell table:formula="of:=IF([.AK79]=&quot;x&quot;;&quot;x&quot;;IF([.AK79]=&quot;-&quot;;&quot;-&quot;;&quot;&quot;))">
            <text:p/>
          </table:table-cell>
          <table:table-cell table:formula="of:=IF([.AL79]=&quot;x&quot;;&quot;x&quot;;IF([.AL79]=&quot;-&quot;;&quot;-&quot;;&quot;&quot;))">
            <text:p/>
          </table:table-cell>
          <table:table-cell table:formula="of:=IF([.AM79]=&quot;x&quot;;&quot;x&quot;;IF([.AM79]=&quot;-&quot;;&quot;-&quot;;&quot;&quot;))">
            <text:p/>
          </table:table-cell>
          <table:table-cell table:formula="of:=IF([.AN79]=&quot;x&quot;;&quot;x&quot;;IF([.AN79]=&quot;-&quot;;&quot;-&quot;;&quot;&quot;))">
            <text:p/>
          </table:table-cell>
          <table:table-cell table:formula="of:=IF([.AO79]=&quot;x&quot;;&quot;x&quot;;IF([.AO7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TST079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5" calcext:value-type="float">
            <text:p>15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5" calcext:value-type="float">
            <text:p>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580" calcext:value-type="float">
            <text:p>158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/>
          <table:table-cell/>
          <table:table-cell table:formula="of:=IF([.R80]=&quot;x&quot;;&quot;x&quot;;IF([.R80]=&quot;-&quot;;&quot;-&quot;;&quot;&quot;))">
            <text:p/>
          </table:table-cell>
          <table:table-cell table:formula="of:=IF([.S80]=&quot;x&quot;;&quot;x&quot;;IF([.S80]=&quot;-&quot;;&quot;-&quot;;&quot;&quot;))">
            <text:p/>
          </table:table-cell>
          <table:table-cell table:formula="of:=IF([.T80]=&quot;x&quot;;&quot;x&quot;;IF([.T80]=&quot;-&quot;;&quot;-&quot;;&quot;&quot;))">
            <text:p/>
          </table:table-cell>
          <table:table-cell table:formula="of:=IF([.U80]=&quot;x&quot;;&quot;x&quot;;IF([.U80]=&quot;-&quot;;&quot;-&quot;;&quot;&quot;))">
            <text:p/>
          </table:table-cell>
          <table:table-cell table:formula="of:=IF([.V80]=&quot;x&quot;;&quot;x&quot;;IF([.V80]=&quot;-&quot;;&quot;-&quot;;&quot;&quot;))">
            <text:p/>
          </table:table-cell>
          <table:table-cell table:formula="of:=IF([.W80]=&quot;x&quot;;&quot;x&quot;;IF([.W80]=&quot;-&quot;;&quot;-&quot;;&quot;&quot;))">
            <text:p/>
          </table:table-cell>
          <table:table-cell table:formula="of:=IF([.X80]=&quot;x&quot;;&quot;x&quot;;IF([.X80]=&quot;-&quot;;&quot;-&quot;;&quot;&quot;))" office:value-type="string" office:string-value="x" calcext:value-type="string">
            <text:p>x</text:p>
          </table:table-cell>
          <table:table-cell table:formula="of:=IF([.Y80]=&quot;x&quot;;&quot;x&quot;;IF([.Y80]=&quot;-&quot;;&quot;-&quot;;&quot;&quot;))">
            <text:p/>
          </table:table-cell>
          <table:table-cell table:formula="of:=IF([.Z80]=&quot;x&quot;;&quot;x&quot;;IF([.Z80]=&quot;-&quot;;&quot;-&quot;;&quot;&quot;))">
            <text:p/>
          </table:table-cell>
          <table:table-cell table:formula="of:=IF([.AA80]=&quot;x&quot;;&quot;x&quot;;IF([.AA80]=&quot;-&quot;;&quot;-&quot;;&quot;&quot;))">
            <text:p/>
          </table:table-cell>
          <table:table-cell table:formula="of:=IF([.AB80]=&quot;x&quot;;&quot;x&quot;;IF([.AB80]=&quot;-&quot;;&quot;-&quot;;&quot;&quot;))">
            <text:p/>
          </table:table-cell>
          <table:table-cell table:formula="of:=IF([.AC80]=&quot;x&quot;;&quot;x&quot;;IF([.AC80]=&quot;-&quot;;&quot;-&quot;;&quot;&quot;))">
            <text:p/>
          </table:table-cell>
          <table:table-cell table:formula="of:=IF([.AD80]=&quot;x&quot;;&quot;x&quot;;IF([.AD80]=&quot;-&quot;;&quot;-&quot;;&quot;&quot;))">
            <text:p/>
          </table:table-cell>
          <table:table-cell table:formula="of:=IF([.AE80]=&quot;x&quot;;&quot;x&quot;;IF([.AE80]=&quot;-&quot;;&quot;-&quot;;&quot;&quot;))">
            <text:p/>
          </table:table-cell>
          <table:table-cell table:formula="of:=IF([.AF80]=&quot;x&quot;;&quot;x&quot;;IF([.AF80]=&quot;-&quot;;&quot;-&quot;;&quot;&quot;))">
            <text:p/>
          </table:table-cell>
          <table:table-cell table:formula="of:=IF([.AG80]=&quot;x&quot;;&quot;x&quot;;IF([.AG80]=&quot;-&quot;;&quot;-&quot;;&quot;&quot;))">
            <text:p/>
          </table:table-cell>
          <table:table-cell table:formula="of:=IF([.AH80]=&quot;x&quot;;&quot;x&quot;;IF([.AH80]=&quot;-&quot;;&quot;-&quot;;&quot;&quot;))">
            <text:p/>
          </table:table-cell>
          <table:table-cell table:formula="of:=IF([.AI80]=&quot;x&quot;;&quot;x&quot;;IF([.AI80]=&quot;-&quot;;&quot;-&quot;;&quot;&quot;))">
            <text:p/>
          </table:table-cell>
          <table:table-cell table:formula="of:=IF([.AJ80]=&quot;x&quot;;&quot;x&quot;;IF([.AJ80]=&quot;-&quot;;&quot;-&quot;;&quot;&quot;))">
            <text:p/>
          </table:table-cell>
          <table:table-cell table:formula="of:=IF([.AK80]=&quot;x&quot;;&quot;x&quot;;IF([.AK80]=&quot;-&quot;;&quot;-&quot;;&quot;&quot;))">
            <text:p/>
          </table:table-cell>
          <table:table-cell table:formula="of:=IF([.AL80]=&quot;x&quot;;&quot;x&quot;;IF([.AL80]=&quot;-&quot;;&quot;-&quot;;&quot;&quot;))">
            <text:p/>
          </table:table-cell>
          <table:table-cell table:formula="of:=IF([.AM80]=&quot;x&quot;;&quot;x&quot;;IF([.AM80]=&quot;-&quot;;&quot;-&quot;;&quot;&quot;))">
            <text:p/>
          </table:table-cell>
          <table:table-cell table:formula="of:=IF([.AN80]=&quot;x&quot;;&quot;x&quot;;IF([.AN80]=&quot;-&quot;;&quot;-&quot;;&quot;&quot;))">
            <text:p/>
          </table:table-cell>
          <table:table-cell table:formula="of:=IF([.AO80]=&quot;x&quot;;&quot;x&quot;;IF([.AO8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TST080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6" calcext:value-type="float">
            <text:p>16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0" calcext:value-type="float">
            <text:p>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600" calcext:value-type="float">
            <text:p>160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/>
          <table:table-cell/>
          <table:table-cell table:formula="of:=IF([.R81]=&quot;x&quot;;&quot;x&quot;;IF([.R81]=&quot;-&quot;;&quot;-&quot;;&quot;&quot;))">
            <text:p/>
          </table:table-cell>
          <table:table-cell table:formula="of:=IF([.S81]=&quot;x&quot;;&quot;x&quot;;IF([.S81]=&quot;-&quot;;&quot;-&quot;;&quot;&quot;))">
            <text:p/>
          </table:table-cell>
          <table:table-cell table:formula="of:=IF([.T81]=&quot;x&quot;;&quot;x&quot;;IF([.T81]=&quot;-&quot;;&quot;-&quot;;&quot;&quot;))">
            <text:p/>
          </table:table-cell>
          <table:table-cell table:formula="of:=IF([.U81]=&quot;x&quot;;&quot;x&quot;;IF([.U81]=&quot;-&quot;;&quot;-&quot;;&quot;&quot;))">
            <text:p/>
          </table:table-cell>
          <table:table-cell table:formula="of:=IF([.V81]=&quot;x&quot;;&quot;x&quot;;IF([.V81]=&quot;-&quot;;&quot;-&quot;;&quot;&quot;))">
            <text:p/>
          </table:table-cell>
          <table:table-cell table:formula="of:=IF([.W81]=&quot;x&quot;;&quot;x&quot;;IF([.W81]=&quot;-&quot;;&quot;-&quot;;&quot;&quot;))">
            <text:p/>
          </table:table-cell>
          <table:table-cell table:formula="of:=IF([.X81]=&quot;x&quot;;&quot;x&quot;;IF([.X81]=&quot;-&quot;;&quot;-&quot;;&quot;&quot;))" office:value-type="string" office:string-value="x" calcext:value-type="string">
            <text:p>x</text:p>
          </table:table-cell>
          <table:table-cell table:formula="of:=IF([.Y81]=&quot;x&quot;;&quot;x&quot;;IF([.Y81]=&quot;-&quot;;&quot;-&quot;;&quot;&quot;))">
            <text:p/>
          </table:table-cell>
          <table:table-cell table:formula="of:=IF([.Z81]=&quot;x&quot;;&quot;x&quot;;IF([.Z81]=&quot;-&quot;;&quot;-&quot;;&quot;&quot;))">
            <text:p/>
          </table:table-cell>
          <table:table-cell table:formula="of:=IF([.AA81]=&quot;x&quot;;&quot;x&quot;;IF([.AA81]=&quot;-&quot;;&quot;-&quot;;&quot;&quot;))">
            <text:p/>
          </table:table-cell>
          <table:table-cell table:formula="of:=IF([.AB81]=&quot;x&quot;;&quot;x&quot;;IF([.AB81]=&quot;-&quot;;&quot;-&quot;;&quot;&quot;))">
            <text:p/>
          </table:table-cell>
          <table:table-cell table:formula="of:=IF([.AC81]=&quot;x&quot;;&quot;x&quot;;IF([.AC81]=&quot;-&quot;;&quot;-&quot;;&quot;&quot;))">
            <text:p/>
          </table:table-cell>
          <table:table-cell table:formula="of:=IF([.AD81]=&quot;x&quot;;&quot;x&quot;;IF([.AD81]=&quot;-&quot;;&quot;-&quot;;&quot;&quot;))">
            <text:p/>
          </table:table-cell>
          <table:table-cell table:formula="of:=IF([.AE81]=&quot;x&quot;;&quot;x&quot;;IF([.AE81]=&quot;-&quot;;&quot;-&quot;;&quot;&quot;))">
            <text:p/>
          </table:table-cell>
          <table:table-cell table:formula="of:=IF([.AF81]=&quot;x&quot;;&quot;x&quot;;IF([.AF81]=&quot;-&quot;;&quot;-&quot;;&quot;&quot;))">
            <text:p/>
          </table:table-cell>
          <table:table-cell table:formula="of:=IF([.AG81]=&quot;x&quot;;&quot;x&quot;;IF([.AG81]=&quot;-&quot;;&quot;-&quot;;&quot;&quot;))">
            <text:p/>
          </table:table-cell>
          <table:table-cell table:formula="of:=IF([.AH81]=&quot;x&quot;;&quot;x&quot;;IF([.AH81]=&quot;-&quot;;&quot;-&quot;;&quot;&quot;))">
            <text:p/>
          </table:table-cell>
          <table:table-cell table:formula="of:=IF([.AI81]=&quot;x&quot;;&quot;x&quot;;IF([.AI81]=&quot;-&quot;;&quot;-&quot;;&quot;&quot;))">
            <text:p/>
          </table:table-cell>
          <table:table-cell table:formula="of:=IF([.AJ81]=&quot;x&quot;;&quot;x&quot;;IF([.AJ81]=&quot;-&quot;;&quot;-&quot;;&quot;&quot;))">
            <text:p/>
          </table:table-cell>
          <table:table-cell table:formula="of:=IF([.AK81]=&quot;x&quot;;&quot;x&quot;;IF([.AK81]=&quot;-&quot;;&quot;-&quot;;&quot;&quot;))">
            <text:p/>
          </table:table-cell>
          <table:table-cell table:formula="of:=IF([.AL81]=&quot;x&quot;;&quot;x&quot;;IF([.AL81]=&quot;-&quot;;&quot;-&quot;;&quot;&quot;))">
            <text:p/>
          </table:table-cell>
          <table:table-cell table:formula="of:=IF([.AM81]=&quot;x&quot;;&quot;x&quot;;IF([.AM81]=&quot;-&quot;;&quot;-&quot;;&quot;&quot;))">
            <text:p/>
          </table:table-cell>
          <table:table-cell table:formula="of:=IF([.AN81]=&quot;x&quot;;&quot;x&quot;;IF([.AN81]=&quot;-&quot;;&quot;-&quot;;&quot;&quot;))">
            <text:p/>
          </table:table-cell>
          <table:table-cell table:formula="of:=IF([.AO81]=&quot;x&quot;;&quot;x&quot;;IF([.AO8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4" office:value-type="string" calcext:value-type="string">
            <text:p>TST081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7" calcext:value-type="float">
            <text:p>17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5" calcext:value-type="float">
            <text:p>-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620" calcext:value-type="float">
            <text:p>16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/>
          <table:table-cell/>
          <table:table-cell table:formula="of:=IF([.R82]=&quot;x&quot;;&quot;x&quot;;IF([.R82]=&quot;-&quot;;&quot;-&quot;;&quot;&quot;))">
            <text:p/>
          </table:table-cell>
          <table:table-cell table:formula="of:=IF([.S82]=&quot;x&quot;;&quot;x&quot;;IF([.S82]=&quot;-&quot;;&quot;-&quot;;&quot;&quot;))">
            <text:p/>
          </table:table-cell>
          <table:table-cell table:formula="of:=IF([.T82]=&quot;x&quot;;&quot;x&quot;;IF([.T82]=&quot;-&quot;;&quot;-&quot;;&quot;&quot;))">
            <text:p/>
          </table:table-cell>
          <table:table-cell table:formula="of:=IF([.U82]=&quot;x&quot;;&quot;x&quot;;IF([.U82]=&quot;-&quot;;&quot;-&quot;;&quot;&quot;))">
            <text:p/>
          </table:table-cell>
          <table:table-cell table:formula="of:=IF([.V82]=&quot;x&quot;;&quot;x&quot;;IF([.V82]=&quot;-&quot;;&quot;-&quot;;&quot;&quot;))">
            <text:p/>
          </table:table-cell>
          <table:table-cell table:formula="of:=IF([.W82]=&quot;x&quot;;&quot;x&quot;;IF([.W82]=&quot;-&quot;;&quot;-&quot;;&quot;&quot;))">
            <text:p/>
          </table:table-cell>
          <table:table-cell table:formula="of:=IF([.X82]=&quot;x&quot;;&quot;x&quot;;IF([.X82]=&quot;-&quot;;&quot;-&quot;;&quot;&quot;))" office:value-type="string" office:string-value="x" calcext:value-type="string">
            <text:p>x</text:p>
          </table:table-cell>
          <table:table-cell table:formula="of:=IF([.Y82]=&quot;x&quot;;&quot;x&quot;;IF([.Y82]=&quot;-&quot;;&quot;-&quot;;&quot;&quot;))">
            <text:p/>
          </table:table-cell>
          <table:table-cell table:formula="of:=IF([.Z82]=&quot;x&quot;;&quot;x&quot;;IF([.Z82]=&quot;-&quot;;&quot;-&quot;;&quot;&quot;))">
            <text:p/>
          </table:table-cell>
          <table:table-cell table:formula="of:=IF([.AA82]=&quot;x&quot;;&quot;x&quot;;IF([.AA82]=&quot;-&quot;;&quot;-&quot;;&quot;&quot;))">
            <text:p/>
          </table:table-cell>
          <table:table-cell table:formula="of:=IF([.AB82]=&quot;x&quot;;&quot;x&quot;;IF([.AB82]=&quot;-&quot;;&quot;-&quot;;&quot;&quot;))">
            <text:p/>
          </table:table-cell>
          <table:table-cell table:formula="of:=IF([.AC82]=&quot;x&quot;;&quot;x&quot;;IF([.AC82]=&quot;-&quot;;&quot;-&quot;;&quot;&quot;))">
            <text:p/>
          </table:table-cell>
          <table:table-cell table:formula="of:=IF([.AD82]=&quot;x&quot;;&quot;x&quot;;IF([.AD82]=&quot;-&quot;;&quot;-&quot;;&quot;&quot;))">
            <text:p/>
          </table:table-cell>
          <table:table-cell table:formula="of:=IF([.AE82]=&quot;x&quot;;&quot;x&quot;;IF([.AE82]=&quot;-&quot;;&quot;-&quot;;&quot;&quot;))">
            <text:p/>
          </table:table-cell>
          <table:table-cell table:formula="of:=IF([.AF82]=&quot;x&quot;;&quot;x&quot;;IF([.AF82]=&quot;-&quot;;&quot;-&quot;;&quot;&quot;))">
            <text:p/>
          </table:table-cell>
          <table:table-cell table:formula="of:=IF([.AG82]=&quot;x&quot;;&quot;x&quot;;IF([.AG82]=&quot;-&quot;;&quot;-&quot;;&quot;&quot;))">
            <text:p/>
          </table:table-cell>
          <table:table-cell table:formula="of:=IF([.AH82]=&quot;x&quot;;&quot;x&quot;;IF([.AH82]=&quot;-&quot;;&quot;-&quot;;&quot;&quot;))">
            <text:p/>
          </table:table-cell>
          <table:table-cell table:formula="of:=IF([.AI82]=&quot;x&quot;;&quot;x&quot;;IF([.AI82]=&quot;-&quot;;&quot;-&quot;;&quot;&quot;))">
            <text:p/>
          </table:table-cell>
          <table:table-cell table:formula="of:=IF([.AJ82]=&quot;x&quot;;&quot;x&quot;;IF([.AJ82]=&quot;-&quot;;&quot;-&quot;;&quot;&quot;))">
            <text:p/>
          </table:table-cell>
          <table:table-cell table:formula="of:=IF([.AK82]=&quot;x&quot;;&quot;x&quot;;IF([.AK82]=&quot;-&quot;;&quot;-&quot;;&quot;&quot;))">
            <text:p/>
          </table:table-cell>
          <table:table-cell table:formula="of:=IF([.AL82]=&quot;x&quot;;&quot;x&quot;;IF([.AL82]=&quot;-&quot;;&quot;-&quot;;&quot;&quot;))">
            <text:p/>
          </table:table-cell>
          <table:table-cell table:formula="of:=IF([.AM82]=&quot;x&quot;;&quot;x&quot;;IF([.AM82]=&quot;-&quot;;&quot;-&quot;;&quot;&quot;))">
            <text:p/>
          </table:table-cell>
          <table:table-cell table:formula="of:=IF([.AN82]=&quot;x&quot;;&quot;x&quot;;IF([.AN82]=&quot;-&quot;;&quot;-&quot;;&quot;&quot;))">
            <text:p/>
          </table:table-cell>
          <table:table-cell table:formula="of:=IF([.AO82]=&quot;x&quot;;&quot;x&quot;;IF([.AO8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4" office:value-type="string" calcext:value-type="string">
            <text:p>TST082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8" calcext:value-type="float">
            <text:p>18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10" calcext:value-type="float">
            <text:p>-1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640" calcext:value-type="float">
            <text:p>164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/>
          <table:table-cell/>
          <table:table-cell table:formula="of:=IF([.R83]=&quot;x&quot;;&quot;x&quot;;IF([.R83]=&quot;-&quot;;&quot;-&quot;;&quot;&quot;))">
            <text:p/>
          </table:table-cell>
          <table:table-cell table:formula="of:=IF([.S83]=&quot;x&quot;;&quot;x&quot;;IF([.S83]=&quot;-&quot;;&quot;-&quot;;&quot;&quot;))">
            <text:p/>
          </table:table-cell>
          <table:table-cell table:formula="of:=IF([.T83]=&quot;x&quot;;&quot;x&quot;;IF([.T83]=&quot;-&quot;;&quot;-&quot;;&quot;&quot;))">
            <text:p/>
          </table:table-cell>
          <table:table-cell table:formula="of:=IF([.U83]=&quot;x&quot;;&quot;x&quot;;IF([.U83]=&quot;-&quot;;&quot;-&quot;;&quot;&quot;))">
            <text:p/>
          </table:table-cell>
          <table:table-cell table:formula="of:=IF([.V83]=&quot;x&quot;;&quot;x&quot;;IF([.V83]=&quot;-&quot;;&quot;-&quot;;&quot;&quot;))">
            <text:p/>
          </table:table-cell>
          <table:table-cell table:formula="of:=IF([.W83]=&quot;x&quot;;&quot;x&quot;;IF([.W83]=&quot;-&quot;;&quot;-&quot;;&quot;&quot;))">
            <text:p/>
          </table:table-cell>
          <table:table-cell table:formula="of:=IF([.X83]=&quot;x&quot;;&quot;x&quot;;IF([.X83]=&quot;-&quot;;&quot;-&quot;;&quot;&quot;))" office:value-type="string" office:string-value="x" calcext:value-type="string">
            <text:p>x</text:p>
          </table:table-cell>
          <table:table-cell table:formula="of:=IF([.Y83]=&quot;x&quot;;&quot;x&quot;;IF([.Y83]=&quot;-&quot;;&quot;-&quot;;&quot;&quot;))">
            <text:p/>
          </table:table-cell>
          <table:table-cell table:formula="of:=IF([.Z83]=&quot;x&quot;;&quot;x&quot;;IF([.Z83]=&quot;-&quot;;&quot;-&quot;;&quot;&quot;))">
            <text:p/>
          </table:table-cell>
          <table:table-cell table:formula="of:=IF([.AA83]=&quot;x&quot;;&quot;x&quot;;IF([.AA83]=&quot;-&quot;;&quot;-&quot;;&quot;&quot;))">
            <text:p/>
          </table:table-cell>
          <table:table-cell table:formula="of:=IF([.AB83]=&quot;x&quot;;&quot;x&quot;;IF([.AB83]=&quot;-&quot;;&quot;-&quot;;&quot;&quot;))">
            <text:p/>
          </table:table-cell>
          <table:table-cell table:formula="of:=IF([.AC83]=&quot;x&quot;;&quot;x&quot;;IF([.AC83]=&quot;-&quot;;&quot;-&quot;;&quot;&quot;))">
            <text:p/>
          </table:table-cell>
          <table:table-cell table:formula="of:=IF([.AD83]=&quot;x&quot;;&quot;x&quot;;IF([.AD83]=&quot;-&quot;;&quot;-&quot;;&quot;&quot;))">
            <text:p/>
          </table:table-cell>
          <table:table-cell table:formula="of:=IF([.AE83]=&quot;x&quot;;&quot;x&quot;;IF([.AE83]=&quot;-&quot;;&quot;-&quot;;&quot;&quot;))">
            <text:p/>
          </table:table-cell>
          <table:table-cell table:formula="of:=IF([.AF83]=&quot;x&quot;;&quot;x&quot;;IF([.AF83]=&quot;-&quot;;&quot;-&quot;;&quot;&quot;))">
            <text:p/>
          </table:table-cell>
          <table:table-cell table:formula="of:=IF([.AG83]=&quot;x&quot;;&quot;x&quot;;IF([.AG83]=&quot;-&quot;;&quot;-&quot;;&quot;&quot;))">
            <text:p/>
          </table:table-cell>
          <table:table-cell table:formula="of:=IF([.AH83]=&quot;x&quot;;&quot;x&quot;;IF([.AH83]=&quot;-&quot;;&quot;-&quot;;&quot;&quot;))">
            <text:p/>
          </table:table-cell>
          <table:table-cell table:formula="of:=IF([.AI83]=&quot;x&quot;;&quot;x&quot;;IF([.AI83]=&quot;-&quot;;&quot;-&quot;;&quot;&quot;))">
            <text:p/>
          </table:table-cell>
          <table:table-cell table:formula="of:=IF([.AJ83]=&quot;x&quot;;&quot;x&quot;;IF([.AJ83]=&quot;-&quot;;&quot;-&quot;;&quot;&quot;))">
            <text:p/>
          </table:table-cell>
          <table:table-cell table:formula="of:=IF([.AK83]=&quot;x&quot;;&quot;x&quot;;IF([.AK83]=&quot;-&quot;;&quot;-&quot;;&quot;&quot;))">
            <text:p/>
          </table:table-cell>
          <table:table-cell table:formula="of:=IF([.AL83]=&quot;x&quot;;&quot;x&quot;;IF([.AL83]=&quot;-&quot;;&quot;-&quot;;&quot;&quot;))">
            <text:p/>
          </table:table-cell>
          <table:table-cell table:formula="of:=IF([.AM83]=&quot;x&quot;;&quot;x&quot;;IF([.AM83]=&quot;-&quot;;&quot;-&quot;;&quot;&quot;))">
            <text:p/>
          </table:table-cell>
          <table:table-cell table:formula="of:=IF([.AN83]=&quot;x&quot;;&quot;x&quot;;IF([.AN83]=&quot;-&quot;;&quot;-&quot;;&quot;&quot;))">
            <text:p/>
          </table:table-cell>
          <table:table-cell table:formula="of:=IF([.AO83]=&quot;x&quot;;&quot;x&quot;;IF([.AO8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4" office:value-type="string" calcext:value-type="string">
            <text:p>TST083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9" calcext:value-type="float">
            <text:p>19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15" calcext:value-type="float">
            <text:p>-1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660" calcext:value-type="float">
            <text:p>166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/>
          <table:table-cell/>
          <table:table-cell table:formula="of:=IF([.R84]=&quot;x&quot;;&quot;x&quot;;IF([.R84]=&quot;-&quot;;&quot;-&quot;;&quot;&quot;))">
            <text:p/>
          </table:table-cell>
          <table:table-cell table:formula="of:=IF([.S84]=&quot;x&quot;;&quot;x&quot;;IF([.S84]=&quot;-&quot;;&quot;-&quot;;&quot;&quot;))">
            <text:p/>
          </table:table-cell>
          <table:table-cell table:formula="of:=IF([.T84]=&quot;x&quot;;&quot;x&quot;;IF([.T84]=&quot;-&quot;;&quot;-&quot;;&quot;&quot;))">
            <text:p/>
          </table:table-cell>
          <table:table-cell table:formula="of:=IF([.U84]=&quot;x&quot;;&quot;x&quot;;IF([.U84]=&quot;-&quot;;&quot;-&quot;;&quot;&quot;))">
            <text:p/>
          </table:table-cell>
          <table:table-cell table:formula="of:=IF([.V84]=&quot;x&quot;;&quot;x&quot;;IF([.V84]=&quot;-&quot;;&quot;-&quot;;&quot;&quot;))">
            <text:p/>
          </table:table-cell>
          <table:table-cell table:formula="of:=IF([.W84]=&quot;x&quot;;&quot;x&quot;;IF([.W84]=&quot;-&quot;;&quot;-&quot;;&quot;&quot;))">
            <text:p/>
          </table:table-cell>
          <table:table-cell table:formula="of:=IF([.X84]=&quot;x&quot;;&quot;x&quot;;IF([.X84]=&quot;-&quot;;&quot;-&quot;;&quot;&quot;))" office:value-type="string" office:string-value="x" calcext:value-type="string">
            <text:p>x</text:p>
          </table:table-cell>
          <table:table-cell table:formula="of:=IF([.Y84]=&quot;x&quot;;&quot;x&quot;;IF([.Y84]=&quot;-&quot;;&quot;-&quot;;&quot;&quot;))">
            <text:p/>
          </table:table-cell>
          <table:table-cell table:formula="of:=IF([.Z84]=&quot;x&quot;;&quot;x&quot;;IF([.Z84]=&quot;-&quot;;&quot;-&quot;;&quot;&quot;))">
            <text:p/>
          </table:table-cell>
          <table:table-cell table:formula="of:=IF([.AA84]=&quot;x&quot;;&quot;x&quot;;IF([.AA84]=&quot;-&quot;;&quot;-&quot;;&quot;&quot;))">
            <text:p/>
          </table:table-cell>
          <table:table-cell table:formula="of:=IF([.AB84]=&quot;x&quot;;&quot;x&quot;;IF([.AB84]=&quot;-&quot;;&quot;-&quot;;&quot;&quot;))">
            <text:p/>
          </table:table-cell>
          <table:table-cell table:formula="of:=IF([.AC84]=&quot;x&quot;;&quot;x&quot;;IF([.AC84]=&quot;-&quot;;&quot;-&quot;;&quot;&quot;))">
            <text:p/>
          </table:table-cell>
          <table:table-cell table:formula="of:=IF([.AD84]=&quot;x&quot;;&quot;x&quot;;IF([.AD84]=&quot;-&quot;;&quot;-&quot;;&quot;&quot;))">
            <text:p/>
          </table:table-cell>
          <table:table-cell table:formula="of:=IF([.AE84]=&quot;x&quot;;&quot;x&quot;;IF([.AE84]=&quot;-&quot;;&quot;-&quot;;&quot;&quot;))">
            <text:p/>
          </table:table-cell>
          <table:table-cell table:formula="of:=IF([.AF84]=&quot;x&quot;;&quot;x&quot;;IF([.AF84]=&quot;-&quot;;&quot;-&quot;;&quot;&quot;))">
            <text:p/>
          </table:table-cell>
          <table:table-cell table:formula="of:=IF([.AG84]=&quot;x&quot;;&quot;x&quot;;IF([.AG84]=&quot;-&quot;;&quot;-&quot;;&quot;&quot;))">
            <text:p/>
          </table:table-cell>
          <table:table-cell table:formula="of:=IF([.AH84]=&quot;x&quot;;&quot;x&quot;;IF([.AH84]=&quot;-&quot;;&quot;-&quot;;&quot;&quot;))">
            <text:p/>
          </table:table-cell>
          <table:table-cell table:formula="of:=IF([.AI84]=&quot;x&quot;;&quot;x&quot;;IF([.AI84]=&quot;-&quot;;&quot;-&quot;;&quot;&quot;))">
            <text:p/>
          </table:table-cell>
          <table:table-cell table:formula="of:=IF([.AJ84]=&quot;x&quot;;&quot;x&quot;;IF([.AJ84]=&quot;-&quot;;&quot;-&quot;;&quot;&quot;))">
            <text:p/>
          </table:table-cell>
          <table:table-cell table:formula="of:=IF([.AK84]=&quot;x&quot;;&quot;x&quot;;IF([.AK84]=&quot;-&quot;;&quot;-&quot;;&quot;&quot;))">
            <text:p/>
          </table:table-cell>
          <table:table-cell table:formula="of:=IF([.AL84]=&quot;x&quot;;&quot;x&quot;;IF([.AL84]=&quot;-&quot;;&quot;-&quot;;&quot;&quot;))">
            <text:p/>
          </table:table-cell>
          <table:table-cell table:formula="of:=IF([.AM84]=&quot;x&quot;;&quot;x&quot;;IF([.AM84]=&quot;-&quot;;&quot;-&quot;;&quot;&quot;))">
            <text:p/>
          </table:table-cell>
          <table:table-cell table:formula="of:=IF([.AN84]=&quot;x&quot;;&quot;x&quot;;IF([.AN84]=&quot;-&quot;;&quot;-&quot;;&quot;&quot;))">
            <text:p/>
          </table:table-cell>
          <table:table-cell table:formula="of:=IF([.AO84]=&quot;x&quot;;&quot;x&quot;;IF([.AO8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4" office:value-type="string" calcext:value-type="string">
            <text:p>TST084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0" calcext:value-type="float">
            <text:p>20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20" calcext:value-type="float">
            <text:p>-2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680" calcext:value-type="float">
            <text:p>16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/>
          <table:table-cell/>
          <table:table-cell table:formula="of:=IF([.R85]=&quot;x&quot;;&quot;x&quot;;IF([.R85]=&quot;-&quot;;&quot;-&quot;;&quot;&quot;))">
            <text:p/>
          </table:table-cell>
          <table:table-cell table:formula="of:=IF([.S85]=&quot;x&quot;;&quot;x&quot;;IF([.S85]=&quot;-&quot;;&quot;-&quot;;&quot;&quot;))">
            <text:p/>
          </table:table-cell>
          <table:table-cell table:formula="of:=IF([.T85]=&quot;x&quot;;&quot;x&quot;;IF([.T85]=&quot;-&quot;;&quot;-&quot;;&quot;&quot;))">
            <text:p/>
          </table:table-cell>
          <table:table-cell table:formula="of:=IF([.U85]=&quot;x&quot;;&quot;x&quot;;IF([.U85]=&quot;-&quot;;&quot;-&quot;;&quot;&quot;))">
            <text:p/>
          </table:table-cell>
          <table:table-cell table:formula="of:=IF([.V85]=&quot;x&quot;;&quot;x&quot;;IF([.V85]=&quot;-&quot;;&quot;-&quot;;&quot;&quot;))">
            <text:p/>
          </table:table-cell>
          <table:table-cell table:formula="of:=IF([.W85]=&quot;x&quot;;&quot;x&quot;;IF([.W85]=&quot;-&quot;;&quot;-&quot;;&quot;&quot;))">
            <text:p/>
          </table:table-cell>
          <table:table-cell table:formula="of:=IF([.X85]=&quot;x&quot;;&quot;x&quot;;IF([.X85]=&quot;-&quot;;&quot;-&quot;;&quot;&quot;))" office:value-type="string" office:string-value="x" calcext:value-type="string">
            <text:p>x</text:p>
          </table:table-cell>
          <table:table-cell table:formula="of:=IF([.Y85]=&quot;x&quot;;&quot;x&quot;;IF([.Y85]=&quot;-&quot;;&quot;-&quot;;&quot;&quot;))">
            <text:p/>
          </table:table-cell>
          <table:table-cell table:formula="of:=IF([.Z85]=&quot;x&quot;;&quot;x&quot;;IF([.Z85]=&quot;-&quot;;&quot;-&quot;;&quot;&quot;))">
            <text:p/>
          </table:table-cell>
          <table:table-cell table:formula="of:=IF([.AA85]=&quot;x&quot;;&quot;x&quot;;IF([.AA85]=&quot;-&quot;;&quot;-&quot;;&quot;&quot;))">
            <text:p/>
          </table:table-cell>
          <table:table-cell table:formula="of:=IF([.AB85]=&quot;x&quot;;&quot;x&quot;;IF([.AB85]=&quot;-&quot;;&quot;-&quot;;&quot;&quot;))">
            <text:p/>
          </table:table-cell>
          <table:table-cell table:formula="of:=IF([.AC85]=&quot;x&quot;;&quot;x&quot;;IF([.AC85]=&quot;-&quot;;&quot;-&quot;;&quot;&quot;))">
            <text:p/>
          </table:table-cell>
          <table:table-cell table:formula="of:=IF([.AD85]=&quot;x&quot;;&quot;x&quot;;IF([.AD85]=&quot;-&quot;;&quot;-&quot;;&quot;&quot;))">
            <text:p/>
          </table:table-cell>
          <table:table-cell table:formula="of:=IF([.AE85]=&quot;x&quot;;&quot;x&quot;;IF([.AE85]=&quot;-&quot;;&quot;-&quot;;&quot;&quot;))">
            <text:p/>
          </table:table-cell>
          <table:table-cell table:formula="of:=IF([.AF85]=&quot;x&quot;;&quot;x&quot;;IF([.AF85]=&quot;-&quot;;&quot;-&quot;;&quot;&quot;))">
            <text:p/>
          </table:table-cell>
          <table:table-cell table:formula="of:=IF([.AG85]=&quot;x&quot;;&quot;x&quot;;IF([.AG85]=&quot;-&quot;;&quot;-&quot;;&quot;&quot;))">
            <text:p/>
          </table:table-cell>
          <table:table-cell table:formula="of:=IF([.AH85]=&quot;x&quot;;&quot;x&quot;;IF([.AH85]=&quot;-&quot;;&quot;-&quot;;&quot;&quot;))">
            <text:p/>
          </table:table-cell>
          <table:table-cell table:formula="of:=IF([.AI85]=&quot;x&quot;;&quot;x&quot;;IF([.AI85]=&quot;-&quot;;&quot;-&quot;;&quot;&quot;))">
            <text:p/>
          </table:table-cell>
          <table:table-cell table:formula="of:=IF([.AJ85]=&quot;x&quot;;&quot;x&quot;;IF([.AJ85]=&quot;-&quot;;&quot;-&quot;;&quot;&quot;))">
            <text:p/>
          </table:table-cell>
          <table:table-cell table:formula="of:=IF([.AK85]=&quot;x&quot;;&quot;x&quot;;IF([.AK85]=&quot;-&quot;;&quot;-&quot;;&quot;&quot;))">
            <text:p/>
          </table:table-cell>
          <table:table-cell table:formula="of:=IF([.AL85]=&quot;x&quot;;&quot;x&quot;;IF([.AL85]=&quot;-&quot;;&quot;-&quot;;&quot;&quot;))">
            <text:p/>
          </table:table-cell>
          <table:table-cell table:formula="of:=IF([.AM85]=&quot;x&quot;;&quot;x&quot;;IF([.AM85]=&quot;-&quot;;&quot;-&quot;;&quot;&quot;))">
            <text:p/>
          </table:table-cell>
          <table:table-cell table:formula="of:=IF([.AN85]=&quot;x&quot;;&quot;x&quot;;IF([.AN85]=&quot;-&quot;;&quot;-&quot;;&quot;&quot;))">
            <text:p/>
          </table:table-cell>
          <table:table-cell table:formula="of:=IF([.AO85]=&quot;x&quot;;&quot;x&quot;;IF([.AO8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4" office:value-type="string" calcext:value-type="string">
            <text:p>TST085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1" calcext:value-type="float">
            <text:p>2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25" calcext:value-type="float">
            <text:p>-2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700" calcext:value-type="float">
            <text:p>170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/>
          <table:table-cell table:formula="of:=IF([.R86]=&quot;x&quot;;&quot;x&quot;;IF([.R86]=&quot;-&quot;;&quot;-&quot;;&quot;&quot;))">
            <text:p/>
          </table:table-cell>
          <table:table-cell table:formula="of:=IF([.S86]=&quot;x&quot;;&quot;x&quot;;IF([.S86]=&quot;-&quot;;&quot;-&quot;;&quot;&quot;))">
            <text:p/>
          </table:table-cell>
          <table:table-cell table:formula="of:=IF([.T86]=&quot;x&quot;;&quot;x&quot;;IF([.T86]=&quot;-&quot;;&quot;-&quot;;&quot;&quot;))">
            <text:p/>
          </table:table-cell>
          <table:table-cell table:formula="of:=IF([.U86]=&quot;x&quot;;&quot;x&quot;;IF([.U86]=&quot;-&quot;;&quot;-&quot;;&quot;&quot;))">
            <text:p/>
          </table:table-cell>
          <table:table-cell table:formula="of:=IF([.V86]=&quot;x&quot;;&quot;x&quot;;IF([.V86]=&quot;-&quot;;&quot;-&quot;;&quot;&quot;))">
            <text:p/>
          </table:table-cell>
          <table:table-cell table:formula="of:=IF([.W86]=&quot;x&quot;;&quot;x&quot;;IF([.W86]=&quot;-&quot;;&quot;-&quot;;&quot;&quot;))">
            <text:p/>
          </table:table-cell>
          <table:table-cell table:formula="of:=IF([.X86]=&quot;x&quot;;&quot;x&quot;;IF([.X86]=&quot;-&quot;;&quot;-&quot;;&quot;&quot;))">
            <text:p/>
          </table:table-cell>
          <table:table-cell table:formula="of:=IF([.Y86]=&quot;x&quot;;&quot;x&quot;;IF([.Y86]=&quot;-&quot;;&quot;-&quot;;&quot;&quot;))" office:value-type="string" office:string-value="x" calcext:value-type="string">
            <text:p>x</text:p>
          </table:table-cell>
          <table:table-cell table:formula="of:=IF([.Z86]=&quot;x&quot;;&quot;x&quot;;IF([.Z86]=&quot;-&quot;;&quot;-&quot;;&quot;&quot;))">
            <text:p/>
          </table:table-cell>
          <table:table-cell table:formula="of:=IF([.AA86]=&quot;x&quot;;&quot;x&quot;;IF([.AA86]=&quot;-&quot;;&quot;-&quot;;&quot;&quot;))">
            <text:p/>
          </table:table-cell>
          <table:table-cell table:formula="of:=IF([.AB86]=&quot;x&quot;;&quot;x&quot;;IF([.AB86]=&quot;-&quot;;&quot;-&quot;;&quot;&quot;))">
            <text:p/>
          </table:table-cell>
          <table:table-cell table:formula="of:=IF([.AC86]=&quot;x&quot;;&quot;x&quot;;IF([.AC86]=&quot;-&quot;;&quot;-&quot;;&quot;&quot;))">
            <text:p/>
          </table:table-cell>
          <table:table-cell table:formula="of:=IF([.AD86]=&quot;x&quot;;&quot;x&quot;;IF([.AD86]=&quot;-&quot;;&quot;-&quot;;&quot;&quot;))">
            <text:p/>
          </table:table-cell>
          <table:table-cell table:formula="of:=IF([.AE86]=&quot;x&quot;;&quot;x&quot;;IF([.AE86]=&quot;-&quot;;&quot;-&quot;;&quot;&quot;))">
            <text:p/>
          </table:table-cell>
          <table:table-cell table:formula="of:=IF([.AF86]=&quot;x&quot;;&quot;x&quot;;IF([.AF86]=&quot;-&quot;;&quot;-&quot;;&quot;&quot;))">
            <text:p/>
          </table:table-cell>
          <table:table-cell table:formula="of:=IF([.AG86]=&quot;x&quot;;&quot;x&quot;;IF([.AG86]=&quot;-&quot;;&quot;-&quot;;&quot;&quot;))">
            <text:p/>
          </table:table-cell>
          <table:table-cell table:formula="of:=IF([.AH86]=&quot;x&quot;;&quot;x&quot;;IF([.AH86]=&quot;-&quot;;&quot;-&quot;;&quot;&quot;))">
            <text:p/>
          </table:table-cell>
          <table:table-cell table:formula="of:=IF([.AI86]=&quot;x&quot;;&quot;x&quot;;IF([.AI86]=&quot;-&quot;;&quot;-&quot;;&quot;&quot;))">
            <text:p/>
          </table:table-cell>
          <table:table-cell table:formula="of:=IF([.AJ86]=&quot;x&quot;;&quot;x&quot;;IF([.AJ86]=&quot;-&quot;;&quot;-&quot;;&quot;&quot;))">
            <text:p/>
          </table:table-cell>
          <table:table-cell table:formula="of:=IF([.AK86]=&quot;x&quot;;&quot;x&quot;;IF([.AK86]=&quot;-&quot;;&quot;-&quot;;&quot;&quot;))">
            <text:p/>
          </table:table-cell>
          <table:table-cell table:formula="of:=IF([.AL86]=&quot;x&quot;;&quot;x&quot;;IF([.AL86]=&quot;-&quot;;&quot;-&quot;;&quot;&quot;))">
            <text:p/>
          </table:table-cell>
          <table:table-cell table:formula="of:=IF([.AM86]=&quot;x&quot;;&quot;x&quot;;IF([.AM86]=&quot;-&quot;;&quot;-&quot;;&quot;&quot;))">
            <text:p/>
          </table:table-cell>
          <table:table-cell table:formula="of:=IF([.AN86]=&quot;x&quot;;&quot;x&quot;;IF([.AN86]=&quot;-&quot;;&quot;-&quot;;&quot;&quot;))">
            <text:p/>
          </table:table-cell>
          <table:table-cell table:formula="of:=IF([.AO86]=&quot;x&quot;;&quot;x&quot;;IF([.AO8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4" office:value-type="string" calcext:value-type="string">
            <text:p>TST086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2" calcext:value-type="float">
            <text:p>2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30" calcext:value-type="float">
            <text:p>-3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720" calcext:value-type="float">
            <text:p>172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/>
          <table:table-cell table:formula="of:=IF([.R87]=&quot;x&quot;;&quot;x&quot;;IF([.R87]=&quot;-&quot;;&quot;-&quot;;&quot;&quot;))">
            <text:p/>
          </table:table-cell>
          <table:table-cell table:formula="of:=IF([.S87]=&quot;x&quot;;&quot;x&quot;;IF([.S87]=&quot;-&quot;;&quot;-&quot;;&quot;&quot;))">
            <text:p/>
          </table:table-cell>
          <table:table-cell table:formula="of:=IF([.T87]=&quot;x&quot;;&quot;x&quot;;IF([.T87]=&quot;-&quot;;&quot;-&quot;;&quot;&quot;))">
            <text:p/>
          </table:table-cell>
          <table:table-cell table:formula="of:=IF([.U87]=&quot;x&quot;;&quot;x&quot;;IF([.U87]=&quot;-&quot;;&quot;-&quot;;&quot;&quot;))">
            <text:p/>
          </table:table-cell>
          <table:table-cell table:formula="of:=IF([.V87]=&quot;x&quot;;&quot;x&quot;;IF([.V87]=&quot;-&quot;;&quot;-&quot;;&quot;&quot;))">
            <text:p/>
          </table:table-cell>
          <table:table-cell table:formula="of:=IF([.W87]=&quot;x&quot;;&quot;x&quot;;IF([.W87]=&quot;-&quot;;&quot;-&quot;;&quot;&quot;))">
            <text:p/>
          </table:table-cell>
          <table:table-cell table:formula="of:=IF([.X87]=&quot;x&quot;;&quot;x&quot;;IF([.X87]=&quot;-&quot;;&quot;-&quot;;&quot;&quot;))">
            <text:p/>
          </table:table-cell>
          <table:table-cell table:formula="of:=IF([.Y87]=&quot;x&quot;;&quot;x&quot;;IF([.Y87]=&quot;-&quot;;&quot;-&quot;;&quot;&quot;))" office:value-type="string" office:string-value="x" calcext:value-type="string">
            <text:p>x</text:p>
          </table:table-cell>
          <table:table-cell table:formula="of:=IF([.Z87]=&quot;x&quot;;&quot;x&quot;;IF([.Z87]=&quot;-&quot;;&quot;-&quot;;&quot;&quot;))">
            <text:p/>
          </table:table-cell>
          <table:table-cell table:formula="of:=IF([.AA87]=&quot;x&quot;;&quot;x&quot;;IF([.AA87]=&quot;-&quot;;&quot;-&quot;;&quot;&quot;))">
            <text:p/>
          </table:table-cell>
          <table:table-cell table:formula="of:=IF([.AB87]=&quot;x&quot;;&quot;x&quot;;IF([.AB87]=&quot;-&quot;;&quot;-&quot;;&quot;&quot;))">
            <text:p/>
          </table:table-cell>
          <table:table-cell table:formula="of:=IF([.AC87]=&quot;x&quot;;&quot;x&quot;;IF([.AC87]=&quot;-&quot;;&quot;-&quot;;&quot;&quot;))">
            <text:p/>
          </table:table-cell>
          <table:table-cell table:formula="of:=IF([.AD87]=&quot;x&quot;;&quot;x&quot;;IF([.AD87]=&quot;-&quot;;&quot;-&quot;;&quot;&quot;))">
            <text:p/>
          </table:table-cell>
          <table:table-cell table:formula="of:=IF([.AE87]=&quot;x&quot;;&quot;x&quot;;IF([.AE87]=&quot;-&quot;;&quot;-&quot;;&quot;&quot;))">
            <text:p/>
          </table:table-cell>
          <table:table-cell table:formula="of:=IF([.AF87]=&quot;x&quot;;&quot;x&quot;;IF([.AF87]=&quot;-&quot;;&quot;-&quot;;&quot;&quot;))">
            <text:p/>
          </table:table-cell>
          <table:table-cell table:formula="of:=IF([.AG87]=&quot;x&quot;;&quot;x&quot;;IF([.AG87]=&quot;-&quot;;&quot;-&quot;;&quot;&quot;))">
            <text:p/>
          </table:table-cell>
          <table:table-cell table:formula="of:=IF([.AH87]=&quot;x&quot;;&quot;x&quot;;IF([.AH87]=&quot;-&quot;;&quot;-&quot;;&quot;&quot;))">
            <text:p/>
          </table:table-cell>
          <table:table-cell table:formula="of:=IF([.AI87]=&quot;x&quot;;&quot;x&quot;;IF([.AI87]=&quot;-&quot;;&quot;-&quot;;&quot;&quot;))">
            <text:p/>
          </table:table-cell>
          <table:table-cell table:formula="of:=IF([.AJ87]=&quot;x&quot;;&quot;x&quot;;IF([.AJ87]=&quot;-&quot;;&quot;-&quot;;&quot;&quot;))">
            <text:p/>
          </table:table-cell>
          <table:table-cell table:formula="of:=IF([.AK87]=&quot;x&quot;;&quot;x&quot;;IF([.AK87]=&quot;-&quot;;&quot;-&quot;;&quot;&quot;))">
            <text:p/>
          </table:table-cell>
          <table:table-cell table:formula="of:=IF([.AL87]=&quot;x&quot;;&quot;x&quot;;IF([.AL87]=&quot;-&quot;;&quot;-&quot;;&quot;&quot;))">
            <text:p/>
          </table:table-cell>
          <table:table-cell table:formula="of:=IF([.AM87]=&quot;x&quot;;&quot;x&quot;;IF([.AM87]=&quot;-&quot;;&quot;-&quot;;&quot;&quot;))">
            <text:p/>
          </table:table-cell>
          <table:table-cell table:formula="of:=IF([.AN87]=&quot;x&quot;;&quot;x&quot;;IF([.AN87]=&quot;-&quot;;&quot;-&quot;;&quot;&quot;))">
            <text:p/>
          </table:table-cell>
          <table:table-cell table:formula="of:=IF([.AO87]=&quot;x&quot;;&quot;x&quot;;IF([.AO8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TST087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3" calcext:value-type="float">
            <text:p>23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35" calcext:value-type="float">
            <text:p>-3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740" calcext:value-type="float">
            <text:p>174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/>
          <table:table-cell table:formula="of:=IF([.R88]=&quot;x&quot;;&quot;x&quot;;IF([.R88]=&quot;-&quot;;&quot;-&quot;;&quot;&quot;))">
            <text:p/>
          </table:table-cell>
          <table:table-cell table:formula="of:=IF([.S88]=&quot;x&quot;;&quot;x&quot;;IF([.S88]=&quot;-&quot;;&quot;-&quot;;&quot;&quot;))">
            <text:p/>
          </table:table-cell>
          <table:table-cell table:formula="of:=IF([.T88]=&quot;x&quot;;&quot;x&quot;;IF([.T88]=&quot;-&quot;;&quot;-&quot;;&quot;&quot;))">
            <text:p/>
          </table:table-cell>
          <table:table-cell table:formula="of:=IF([.U88]=&quot;x&quot;;&quot;x&quot;;IF([.U88]=&quot;-&quot;;&quot;-&quot;;&quot;&quot;))">
            <text:p/>
          </table:table-cell>
          <table:table-cell table:formula="of:=IF([.V88]=&quot;x&quot;;&quot;x&quot;;IF([.V88]=&quot;-&quot;;&quot;-&quot;;&quot;&quot;))">
            <text:p/>
          </table:table-cell>
          <table:table-cell table:formula="of:=IF([.W88]=&quot;x&quot;;&quot;x&quot;;IF([.W88]=&quot;-&quot;;&quot;-&quot;;&quot;&quot;))">
            <text:p/>
          </table:table-cell>
          <table:table-cell table:formula="of:=IF([.X88]=&quot;x&quot;;&quot;x&quot;;IF([.X88]=&quot;-&quot;;&quot;-&quot;;&quot;&quot;))">
            <text:p/>
          </table:table-cell>
          <table:table-cell table:formula="of:=IF([.Y88]=&quot;x&quot;;&quot;x&quot;;IF([.Y88]=&quot;-&quot;;&quot;-&quot;;&quot;&quot;))" office:value-type="string" office:string-value="x" calcext:value-type="string">
            <text:p>x</text:p>
          </table:table-cell>
          <table:table-cell table:formula="of:=IF([.Z88]=&quot;x&quot;;&quot;x&quot;;IF([.Z88]=&quot;-&quot;;&quot;-&quot;;&quot;&quot;))">
            <text:p/>
          </table:table-cell>
          <table:table-cell table:formula="of:=IF([.AA88]=&quot;x&quot;;&quot;x&quot;;IF([.AA88]=&quot;-&quot;;&quot;-&quot;;&quot;&quot;))">
            <text:p/>
          </table:table-cell>
          <table:table-cell table:formula="of:=IF([.AB88]=&quot;x&quot;;&quot;x&quot;;IF([.AB88]=&quot;-&quot;;&quot;-&quot;;&quot;&quot;))">
            <text:p/>
          </table:table-cell>
          <table:table-cell table:formula="of:=IF([.AC88]=&quot;x&quot;;&quot;x&quot;;IF([.AC88]=&quot;-&quot;;&quot;-&quot;;&quot;&quot;))">
            <text:p/>
          </table:table-cell>
          <table:table-cell table:formula="of:=IF([.AD88]=&quot;x&quot;;&quot;x&quot;;IF([.AD88]=&quot;-&quot;;&quot;-&quot;;&quot;&quot;))">
            <text:p/>
          </table:table-cell>
          <table:table-cell table:formula="of:=IF([.AE88]=&quot;x&quot;;&quot;x&quot;;IF([.AE88]=&quot;-&quot;;&quot;-&quot;;&quot;&quot;))">
            <text:p/>
          </table:table-cell>
          <table:table-cell table:formula="of:=IF([.AF88]=&quot;x&quot;;&quot;x&quot;;IF([.AF88]=&quot;-&quot;;&quot;-&quot;;&quot;&quot;))">
            <text:p/>
          </table:table-cell>
          <table:table-cell table:formula="of:=IF([.AG88]=&quot;x&quot;;&quot;x&quot;;IF([.AG88]=&quot;-&quot;;&quot;-&quot;;&quot;&quot;))">
            <text:p/>
          </table:table-cell>
          <table:table-cell table:formula="of:=IF([.AH88]=&quot;x&quot;;&quot;x&quot;;IF([.AH88]=&quot;-&quot;;&quot;-&quot;;&quot;&quot;))">
            <text:p/>
          </table:table-cell>
          <table:table-cell table:formula="of:=IF([.AI88]=&quot;x&quot;;&quot;x&quot;;IF([.AI88]=&quot;-&quot;;&quot;-&quot;;&quot;&quot;))">
            <text:p/>
          </table:table-cell>
          <table:table-cell table:formula="of:=IF([.AJ88]=&quot;x&quot;;&quot;x&quot;;IF([.AJ88]=&quot;-&quot;;&quot;-&quot;;&quot;&quot;))">
            <text:p/>
          </table:table-cell>
          <table:table-cell table:formula="of:=IF([.AK88]=&quot;x&quot;;&quot;x&quot;;IF([.AK88]=&quot;-&quot;;&quot;-&quot;;&quot;&quot;))">
            <text:p/>
          </table:table-cell>
          <table:table-cell table:formula="of:=IF([.AL88]=&quot;x&quot;;&quot;x&quot;;IF([.AL88]=&quot;-&quot;;&quot;-&quot;;&quot;&quot;))">
            <text:p/>
          </table:table-cell>
          <table:table-cell table:formula="of:=IF([.AM88]=&quot;x&quot;;&quot;x&quot;;IF([.AM88]=&quot;-&quot;;&quot;-&quot;;&quot;&quot;))">
            <text:p/>
          </table:table-cell>
          <table:table-cell table:formula="of:=IF([.AN88]=&quot;x&quot;;&quot;x&quot;;IF([.AN88]=&quot;-&quot;;&quot;-&quot;;&quot;&quot;))">
            <text:p/>
          </table:table-cell>
          <table:table-cell table:formula="of:=IF([.AO88]=&quot;x&quot;;&quot;x&quot;;IF([.AO8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4" office:value-type="string" calcext:value-type="string">
            <text:p>TST088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4" calcext:value-type="float">
            <text:p>24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40" calcext:value-type="float">
            <text:p>-4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760" calcext:value-type="float">
            <text:p>176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/>
          <table:table-cell table:formula="of:=IF([.R89]=&quot;x&quot;;&quot;x&quot;;IF([.R89]=&quot;-&quot;;&quot;-&quot;;&quot;&quot;))">
            <text:p/>
          </table:table-cell>
          <table:table-cell table:formula="of:=IF([.S89]=&quot;x&quot;;&quot;x&quot;;IF([.S89]=&quot;-&quot;;&quot;-&quot;;&quot;&quot;))">
            <text:p/>
          </table:table-cell>
          <table:table-cell table:formula="of:=IF([.T89]=&quot;x&quot;;&quot;x&quot;;IF([.T89]=&quot;-&quot;;&quot;-&quot;;&quot;&quot;))">
            <text:p/>
          </table:table-cell>
          <table:table-cell table:formula="of:=IF([.U89]=&quot;x&quot;;&quot;x&quot;;IF([.U89]=&quot;-&quot;;&quot;-&quot;;&quot;&quot;))">
            <text:p/>
          </table:table-cell>
          <table:table-cell table:formula="of:=IF([.V89]=&quot;x&quot;;&quot;x&quot;;IF([.V89]=&quot;-&quot;;&quot;-&quot;;&quot;&quot;))">
            <text:p/>
          </table:table-cell>
          <table:table-cell table:formula="of:=IF([.W89]=&quot;x&quot;;&quot;x&quot;;IF([.W89]=&quot;-&quot;;&quot;-&quot;;&quot;&quot;))">
            <text:p/>
          </table:table-cell>
          <table:table-cell table:formula="of:=IF([.X89]=&quot;x&quot;;&quot;x&quot;;IF([.X89]=&quot;-&quot;;&quot;-&quot;;&quot;&quot;))">
            <text:p/>
          </table:table-cell>
          <table:table-cell table:formula="of:=IF([.Y89]=&quot;x&quot;;&quot;x&quot;;IF([.Y89]=&quot;-&quot;;&quot;-&quot;;&quot;&quot;))" office:value-type="string" office:string-value="x" calcext:value-type="string">
            <text:p>x</text:p>
          </table:table-cell>
          <table:table-cell table:formula="of:=IF([.Z89]=&quot;x&quot;;&quot;x&quot;;IF([.Z89]=&quot;-&quot;;&quot;-&quot;;&quot;&quot;))">
            <text:p/>
          </table:table-cell>
          <table:table-cell table:formula="of:=IF([.AA89]=&quot;x&quot;;&quot;x&quot;;IF([.AA89]=&quot;-&quot;;&quot;-&quot;;&quot;&quot;))">
            <text:p/>
          </table:table-cell>
          <table:table-cell table:formula="of:=IF([.AB89]=&quot;x&quot;;&quot;x&quot;;IF([.AB89]=&quot;-&quot;;&quot;-&quot;;&quot;&quot;))">
            <text:p/>
          </table:table-cell>
          <table:table-cell table:formula="of:=IF([.AC89]=&quot;x&quot;;&quot;x&quot;;IF([.AC89]=&quot;-&quot;;&quot;-&quot;;&quot;&quot;))">
            <text:p/>
          </table:table-cell>
          <table:table-cell table:formula="of:=IF([.AD89]=&quot;x&quot;;&quot;x&quot;;IF([.AD89]=&quot;-&quot;;&quot;-&quot;;&quot;&quot;))">
            <text:p/>
          </table:table-cell>
          <table:table-cell table:formula="of:=IF([.AE89]=&quot;x&quot;;&quot;x&quot;;IF([.AE89]=&quot;-&quot;;&quot;-&quot;;&quot;&quot;))">
            <text:p/>
          </table:table-cell>
          <table:table-cell table:formula="of:=IF([.AF89]=&quot;x&quot;;&quot;x&quot;;IF([.AF89]=&quot;-&quot;;&quot;-&quot;;&quot;&quot;))">
            <text:p/>
          </table:table-cell>
          <table:table-cell table:formula="of:=IF([.AG89]=&quot;x&quot;;&quot;x&quot;;IF([.AG89]=&quot;-&quot;;&quot;-&quot;;&quot;&quot;))">
            <text:p/>
          </table:table-cell>
          <table:table-cell table:formula="of:=IF([.AH89]=&quot;x&quot;;&quot;x&quot;;IF([.AH89]=&quot;-&quot;;&quot;-&quot;;&quot;&quot;))">
            <text:p/>
          </table:table-cell>
          <table:table-cell table:formula="of:=IF([.AI89]=&quot;x&quot;;&quot;x&quot;;IF([.AI89]=&quot;-&quot;;&quot;-&quot;;&quot;&quot;))">
            <text:p/>
          </table:table-cell>
          <table:table-cell table:formula="of:=IF([.AJ89]=&quot;x&quot;;&quot;x&quot;;IF([.AJ89]=&quot;-&quot;;&quot;-&quot;;&quot;&quot;))">
            <text:p/>
          </table:table-cell>
          <table:table-cell table:formula="of:=IF([.AK89]=&quot;x&quot;;&quot;x&quot;;IF([.AK89]=&quot;-&quot;;&quot;-&quot;;&quot;&quot;))">
            <text:p/>
          </table:table-cell>
          <table:table-cell table:formula="of:=IF([.AL89]=&quot;x&quot;;&quot;x&quot;;IF([.AL89]=&quot;-&quot;;&quot;-&quot;;&quot;&quot;))">
            <text:p/>
          </table:table-cell>
          <table:table-cell table:formula="of:=IF([.AM89]=&quot;x&quot;;&quot;x&quot;;IF([.AM89]=&quot;-&quot;;&quot;-&quot;;&quot;&quot;))">
            <text:p/>
          </table:table-cell>
          <table:table-cell table:formula="of:=IF([.AN89]=&quot;x&quot;;&quot;x&quot;;IF([.AN89]=&quot;-&quot;;&quot;-&quot;;&quot;&quot;))">
            <text:p/>
          </table:table-cell>
          <table:table-cell table:formula="of:=IF([.AO89]=&quot;x&quot;;&quot;x&quot;;IF([.AO8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4" office:value-type="string" calcext:value-type="string">
            <text:p>TST089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5" calcext:value-type="float">
            <text:p>25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45" calcext:value-type="float">
            <text:p>-4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780" calcext:value-type="float">
            <text:p>178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/>
          <table:table-cell table:formula="of:=IF([.R90]=&quot;x&quot;;&quot;x&quot;;IF([.R90]=&quot;-&quot;;&quot;-&quot;;&quot;&quot;))">
            <text:p/>
          </table:table-cell>
          <table:table-cell table:formula="of:=IF([.S90]=&quot;x&quot;;&quot;x&quot;;IF([.S90]=&quot;-&quot;;&quot;-&quot;;&quot;&quot;))">
            <text:p/>
          </table:table-cell>
          <table:table-cell table:formula="of:=IF([.T90]=&quot;x&quot;;&quot;x&quot;;IF([.T90]=&quot;-&quot;;&quot;-&quot;;&quot;&quot;))">
            <text:p/>
          </table:table-cell>
          <table:table-cell table:formula="of:=IF([.U90]=&quot;x&quot;;&quot;x&quot;;IF([.U90]=&quot;-&quot;;&quot;-&quot;;&quot;&quot;))">
            <text:p/>
          </table:table-cell>
          <table:table-cell table:formula="of:=IF([.V90]=&quot;x&quot;;&quot;x&quot;;IF([.V90]=&quot;-&quot;;&quot;-&quot;;&quot;&quot;))">
            <text:p/>
          </table:table-cell>
          <table:table-cell table:formula="of:=IF([.W90]=&quot;x&quot;;&quot;x&quot;;IF([.W90]=&quot;-&quot;;&quot;-&quot;;&quot;&quot;))">
            <text:p/>
          </table:table-cell>
          <table:table-cell table:formula="of:=IF([.X90]=&quot;x&quot;;&quot;x&quot;;IF([.X90]=&quot;-&quot;;&quot;-&quot;;&quot;&quot;))">
            <text:p/>
          </table:table-cell>
          <table:table-cell table:formula="of:=IF([.Y90]=&quot;x&quot;;&quot;x&quot;;IF([.Y90]=&quot;-&quot;;&quot;-&quot;;&quot;&quot;))" office:value-type="string" office:string-value="x" calcext:value-type="string">
            <text:p>x</text:p>
          </table:table-cell>
          <table:table-cell table:formula="of:=IF([.Z90]=&quot;x&quot;;&quot;x&quot;;IF([.Z90]=&quot;-&quot;;&quot;-&quot;;&quot;&quot;))">
            <text:p/>
          </table:table-cell>
          <table:table-cell table:formula="of:=IF([.AA90]=&quot;x&quot;;&quot;x&quot;;IF([.AA90]=&quot;-&quot;;&quot;-&quot;;&quot;&quot;))">
            <text:p/>
          </table:table-cell>
          <table:table-cell table:formula="of:=IF([.AB90]=&quot;x&quot;;&quot;x&quot;;IF([.AB90]=&quot;-&quot;;&quot;-&quot;;&quot;&quot;))">
            <text:p/>
          </table:table-cell>
          <table:table-cell table:formula="of:=IF([.AC90]=&quot;x&quot;;&quot;x&quot;;IF([.AC90]=&quot;-&quot;;&quot;-&quot;;&quot;&quot;))">
            <text:p/>
          </table:table-cell>
          <table:table-cell table:formula="of:=IF([.AD90]=&quot;x&quot;;&quot;x&quot;;IF([.AD90]=&quot;-&quot;;&quot;-&quot;;&quot;&quot;))">
            <text:p/>
          </table:table-cell>
          <table:table-cell table:formula="of:=IF([.AE90]=&quot;x&quot;;&quot;x&quot;;IF([.AE90]=&quot;-&quot;;&quot;-&quot;;&quot;&quot;))">
            <text:p/>
          </table:table-cell>
          <table:table-cell table:formula="of:=IF([.AF90]=&quot;x&quot;;&quot;x&quot;;IF([.AF90]=&quot;-&quot;;&quot;-&quot;;&quot;&quot;))">
            <text:p/>
          </table:table-cell>
          <table:table-cell table:formula="of:=IF([.AG90]=&quot;x&quot;;&quot;x&quot;;IF([.AG90]=&quot;-&quot;;&quot;-&quot;;&quot;&quot;))">
            <text:p/>
          </table:table-cell>
          <table:table-cell table:formula="of:=IF([.AH90]=&quot;x&quot;;&quot;x&quot;;IF([.AH90]=&quot;-&quot;;&quot;-&quot;;&quot;&quot;))">
            <text:p/>
          </table:table-cell>
          <table:table-cell table:formula="of:=IF([.AI90]=&quot;x&quot;;&quot;x&quot;;IF([.AI90]=&quot;-&quot;;&quot;-&quot;;&quot;&quot;))">
            <text:p/>
          </table:table-cell>
          <table:table-cell table:formula="of:=IF([.AJ90]=&quot;x&quot;;&quot;x&quot;;IF([.AJ90]=&quot;-&quot;;&quot;-&quot;;&quot;&quot;))">
            <text:p/>
          </table:table-cell>
          <table:table-cell table:formula="of:=IF([.AK90]=&quot;x&quot;;&quot;x&quot;;IF([.AK90]=&quot;-&quot;;&quot;-&quot;;&quot;&quot;))">
            <text:p/>
          </table:table-cell>
          <table:table-cell table:formula="of:=IF([.AL90]=&quot;x&quot;;&quot;x&quot;;IF([.AL90]=&quot;-&quot;;&quot;-&quot;;&quot;&quot;))">
            <text:p/>
          </table:table-cell>
          <table:table-cell table:formula="of:=IF([.AM90]=&quot;x&quot;;&quot;x&quot;;IF([.AM90]=&quot;-&quot;;&quot;-&quot;;&quot;&quot;))">
            <text:p/>
          </table:table-cell>
          <table:table-cell table:formula="of:=IF([.AN90]=&quot;x&quot;;&quot;x&quot;;IF([.AN90]=&quot;-&quot;;&quot;-&quot;;&quot;&quot;))">
            <text:p/>
          </table:table-cell>
          <table:table-cell table:formula="of:=IF([.AO90]=&quot;x&quot;;&quot;x&quot;;IF([.AO9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4" office:value-type="string" calcext:value-type="string">
            <text:p>TST090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6" calcext:value-type="float">
            <text:p>26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99" calcext:value-type="float">
            <text:p>-99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800" calcext:value-type="float">
            <text:p>180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/>
          <table:table-cell table:formula="of:=IF([.R91]=&quot;x&quot;;&quot;x&quot;;IF([.R91]=&quot;-&quot;;&quot;-&quot;;&quot;&quot;))">
            <text:p/>
          </table:table-cell>
          <table:table-cell table:formula="of:=IF([.S91]=&quot;x&quot;;&quot;x&quot;;IF([.S91]=&quot;-&quot;;&quot;-&quot;;&quot;&quot;))">
            <text:p/>
          </table:table-cell>
          <table:table-cell table:formula="of:=IF([.T91]=&quot;x&quot;;&quot;x&quot;;IF([.T91]=&quot;-&quot;;&quot;-&quot;;&quot;&quot;))">
            <text:p/>
          </table:table-cell>
          <table:table-cell table:formula="of:=IF([.U91]=&quot;x&quot;;&quot;x&quot;;IF([.U91]=&quot;-&quot;;&quot;-&quot;;&quot;&quot;))">
            <text:p/>
          </table:table-cell>
          <table:table-cell table:formula="of:=IF([.V91]=&quot;x&quot;;&quot;x&quot;;IF([.V91]=&quot;-&quot;;&quot;-&quot;;&quot;&quot;))">
            <text:p/>
          </table:table-cell>
          <table:table-cell table:formula="of:=IF([.W91]=&quot;x&quot;;&quot;x&quot;;IF([.W91]=&quot;-&quot;;&quot;-&quot;;&quot;&quot;))">
            <text:p/>
          </table:table-cell>
          <table:table-cell table:formula="of:=IF([.X91]=&quot;x&quot;;&quot;x&quot;;IF([.X91]=&quot;-&quot;;&quot;-&quot;;&quot;&quot;))">
            <text:p/>
          </table:table-cell>
          <table:table-cell table:formula="of:=IF([.Y91]=&quot;x&quot;;&quot;x&quot;;IF([.Y91]=&quot;-&quot;;&quot;-&quot;;&quot;&quot;))" office:value-type="string" office:string-value="x" calcext:value-type="string">
            <text:p>x</text:p>
          </table:table-cell>
          <table:table-cell table:formula="of:=IF([.Z91]=&quot;x&quot;;&quot;x&quot;;IF([.Z91]=&quot;-&quot;;&quot;-&quot;;&quot;&quot;))">
            <text:p/>
          </table:table-cell>
          <table:table-cell table:formula="of:=IF([.AA91]=&quot;x&quot;;&quot;x&quot;;IF([.AA91]=&quot;-&quot;;&quot;-&quot;;&quot;&quot;))">
            <text:p/>
          </table:table-cell>
          <table:table-cell table:formula="of:=IF([.AB91]=&quot;x&quot;;&quot;x&quot;;IF([.AB91]=&quot;-&quot;;&quot;-&quot;;&quot;&quot;))">
            <text:p/>
          </table:table-cell>
          <table:table-cell table:formula="of:=IF([.AC91]=&quot;x&quot;;&quot;x&quot;;IF([.AC91]=&quot;-&quot;;&quot;-&quot;;&quot;&quot;))">
            <text:p/>
          </table:table-cell>
          <table:table-cell table:formula="of:=IF([.AD91]=&quot;x&quot;;&quot;x&quot;;IF([.AD91]=&quot;-&quot;;&quot;-&quot;;&quot;&quot;))">
            <text:p/>
          </table:table-cell>
          <table:table-cell table:formula="of:=IF([.AE91]=&quot;x&quot;;&quot;x&quot;;IF([.AE91]=&quot;-&quot;;&quot;-&quot;;&quot;&quot;))">
            <text:p/>
          </table:table-cell>
          <table:table-cell table:formula="of:=IF([.AF91]=&quot;x&quot;;&quot;x&quot;;IF([.AF91]=&quot;-&quot;;&quot;-&quot;;&quot;&quot;))">
            <text:p/>
          </table:table-cell>
          <table:table-cell table:formula="of:=IF([.AG91]=&quot;x&quot;;&quot;x&quot;;IF([.AG91]=&quot;-&quot;;&quot;-&quot;;&quot;&quot;))">
            <text:p/>
          </table:table-cell>
          <table:table-cell table:formula="of:=IF([.AH91]=&quot;x&quot;;&quot;x&quot;;IF([.AH91]=&quot;-&quot;;&quot;-&quot;;&quot;&quot;))">
            <text:p/>
          </table:table-cell>
          <table:table-cell table:formula="of:=IF([.AI91]=&quot;x&quot;;&quot;x&quot;;IF([.AI91]=&quot;-&quot;;&quot;-&quot;;&quot;&quot;))">
            <text:p/>
          </table:table-cell>
          <table:table-cell table:formula="of:=IF([.AJ91]=&quot;x&quot;;&quot;x&quot;;IF([.AJ91]=&quot;-&quot;;&quot;-&quot;;&quot;&quot;))">
            <text:p/>
          </table:table-cell>
          <table:table-cell table:formula="of:=IF([.AK91]=&quot;x&quot;;&quot;x&quot;;IF([.AK91]=&quot;-&quot;;&quot;-&quot;;&quot;&quot;))">
            <text:p/>
          </table:table-cell>
          <table:table-cell table:formula="of:=IF([.AL91]=&quot;x&quot;;&quot;x&quot;;IF([.AL91]=&quot;-&quot;;&quot;-&quot;;&quot;&quot;))">
            <text:p/>
          </table:table-cell>
          <table:table-cell table:formula="of:=IF([.AM91]=&quot;x&quot;;&quot;x&quot;;IF([.AM91]=&quot;-&quot;;&quot;-&quot;;&quot;&quot;))">
            <text:p/>
          </table:table-cell>
          <table:table-cell table:formula="of:=IF([.AN91]=&quot;x&quot;;&quot;x&quot;;IF([.AN91]=&quot;-&quot;;&quot;-&quot;;&quot;&quot;))">
            <text:p/>
          </table:table-cell>
          <table:table-cell table:formula="of:=IF([.AO91]=&quot;x&quot;;&quot;x&quot;;IF([.AO9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4" office:value-type="string" calcext:value-type="string">
            <text:p>TST091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7" calcext:value-type="float">
            <text:p>27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10" calcext:value-type="float">
            <text:p>1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820" calcext:value-type="float">
            <text:p>18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/>
          <table:table-cell table:formula="of:=IF([.R92]=&quot;x&quot;;&quot;x&quot;;IF([.R92]=&quot;-&quot;;&quot;-&quot;;&quot;&quot;))">
            <text:p/>
          </table:table-cell>
          <table:table-cell table:formula="of:=IF([.S92]=&quot;x&quot;;&quot;x&quot;;IF([.S92]=&quot;-&quot;;&quot;-&quot;;&quot;&quot;))">
            <text:p/>
          </table:table-cell>
          <table:table-cell table:formula="of:=IF([.T92]=&quot;x&quot;;&quot;x&quot;;IF([.T92]=&quot;-&quot;;&quot;-&quot;;&quot;&quot;))">
            <text:p/>
          </table:table-cell>
          <table:table-cell table:formula="of:=IF([.U92]=&quot;x&quot;;&quot;x&quot;;IF([.U92]=&quot;-&quot;;&quot;-&quot;;&quot;&quot;))">
            <text:p/>
          </table:table-cell>
          <table:table-cell table:formula="of:=IF([.V92]=&quot;x&quot;;&quot;x&quot;;IF([.V92]=&quot;-&quot;;&quot;-&quot;;&quot;&quot;))">
            <text:p/>
          </table:table-cell>
          <table:table-cell table:formula="of:=IF([.W92]=&quot;x&quot;;&quot;x&quot;;IF([.W92]=&quot;-&quot;;&quot;-&quot;;&quot;&quot;))">
            <text:p/>
          </table:table-cell>
          <table:table-cell table:formula="of:=IF([.X92]=&quot;x&quot;;&quot;x&quot;;IF([.X92]=&quot;-&quot;;&quot;-&quot;;&quot;&quot;))">
            <text:p/>
          </table:table-cell>
          <table:table-cell table:formula="of:=IF([.Y92]=&quot;x&quot;;&quot;x&quot;;IF([.Y92]=&quot;-&quot;;&quot;-&quot;;&quot;&quot;))" office:value-type="string" office:string-value="x" calcext:value-type="string">
            <text:p>x</text:p>
          </table:table-cell>
          <table:table-cell table:formula="of:=IF([.Z92]=&quot;x&quot;;&quot;x&quot;;IF([.Z92]=&quot;-&quot;;&quot;-&quot;;&quot;&quot;))">
            <text:p/>
          </table:table-cell>
          <table:table-cell table:formula="of:=IF([.AA92]=&quot;x&quot;;&quot;x&quot;;IF([.AA92]=&quot;-&quot;;&quot;-&quot;;&quot;&quot;))">
            <text:p/>
          </table:table-cell>
          <table:table-cell table:formula="of:=IF([.AB92]=&quot;x&quot;;&quot;x&quot;;IF([.AB92]=&quot;-&quot;;&quot;-&quot;;&quot;&quot;))">
            <text:p/>
          </table:table-cell>
          <table:table-cell table:formula="of:=IF([.AC92]=&quot;x&quot;;&quot;x&quot;;IF([.AC92]=&quot;-&quot;;&quot;-&quot;;&quot;&quot;))">
            <text:p/>
          </table:table-cell>
          <table:table-cell table:formula="of:=IF([.AD92]=&quot;x&quot;;&quot;x&quot;;IF([.AD92]=&quot;-&quot;;&quot;-&quot;;&quot;&quot;))">
            <text:p/>
          </table:table-cell>
          <table:table-cell table:formula="of:=IF([.AE92]=&quot;x&quot;;&quot;x&quot;;IF([.AE92]=&quot;-&quot;;&quot;-&quot;;&quot;&quot;))">
            <text:p/>
          </table:table-cell>
          <table:table-cell table:formula="of:=IF([.AF92]=&quot;x&quot;;&quot;x&quot;;IF([.AF92]=&quot;-&quot;;&quot;-&quot;;&quot;&quot;))">
            <text:p/>
          </table:table-cell>
          <table:table-cell table:formula="of:=IF([.AG92]=&quot;x&quot;;&quot;x&quot;;IF([.AG92]=&quot;-&quot;;&quot;-&quot;;&quot;&quot;))">
            <text:p/>
          </table:table-cell>
          <table:table-cell table:formula="of:=IF([.AH92]=&quot;x&quot;;&quot;x&quot;;IF([.AH92]=&quot;-&quot;;&quot;-&quot;;&quot;&quot;))">
            <text:p/>
          </table:table-cell>
          <table:table-cell table:formula="of:=IF([.AI92]=&quot;x&quot;;&quot;x&quot;;IF([.AI92]=&quot;-&quot;;&quot;-&quot;;&quot;&quot;))">
            <text:p/>
          </table:table-cell>
          <table:table-cell table:formula="of:=IF([.AJ92]=&quot;x&quot;;&quot;x&quot;;IF([.AJ92]=&quot;-&quot;;&quot;-&quot;;&quot;&quot;))">
            <text:p/>
          </table:table-cell>
          <table:table-cell table:formula="of:=IF([.AK92]=&quot;x&quot;;&quot;x&quot;;IF([.AK92]=&quot;-&quot;;&quot;-&quot;;&quot;&quot;))">
            <text:p/>
          </table:table-cell>
          <table:table-cell table:formula="of:=IF([.AL92]=&quot;x&quot;;&quot;x&quot;;IF([.AL92]=&quot;-&quot;;&quot;-&quot;;&quot;&quot;))">
            <text:p/>
          </table:table-cell>
          <table:table-cell table:formula="of:=IF([.AM92]=&quot;x&quot;;&quot;x&quot;;IF([.AM92]=&quot;-&quot;;&quot;-&quot;;&quot;&quot;))">
            <text:p/>
          </table:table-cell>
          <table:table-cell table:formula="of:=IF([.AN92]=&quot;x&quot;;&quot;x&quot;;IF([.AN92]=&quot;-&quot;;&quot;-&quot;;&quot;&quot;))">
            <text:p/>
          </table:table-cell>
          <table:table-cell table:formula="of:=IF([.AO92]=&quot;x&quot;;&quot;x&quot;;IF([.AO9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4" office:value-type="string" calcext:value-type="string">
            <text:p>TST092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8" calcext:value-type="float">
            <text:p>28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5" calcext:value-type="float">
            <text:p>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840" calcext:value-type="float">
            <text:p>184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/>
          <table:table-cell table:formula="of:=IF([.R93]=&quot;x&quot;;&quot;x&quot;;IF([.R93]=&quot;-&quot;;&quot;-&quot;;&quot;&quot;))">
            <text:p/>
          </table:table-cell>
          <table:table-cell table:formula="of:=IF([.S93]=&quot;x&quot;;&quot;x&quot;;IF([.S93]=&quot;-&quot;;&quot;-&quot;;&quot;&quot;))">
            <text:p/>
          </table:table-cell>
          <table:table-cell table:formula="of:=IF([.T93]=&quot;x&quot;;&quot;x&quot;;IF([.T93]=&quot;-&quot;;&quot;-&quot;;&quot;&quot;))">
            <text:p/>
          </table:table-cell>
          <table:table-cell table:formula="of:=IF([.U93]=&quot;x&quot;;&quot;x&quot;;IF([.U93]=&quot;-&quot;;&quot;-&quot;;&quot;&quot;))">
            <text:p/>
          </table:table-cell>
          <table:table-cell table:formula="of:=IF([.V93]=&quot;x&quot;;&quot;x&quot;;IF([.V93]=&quot;-&quot;;&quot;-&quot;;&quot;&quot;))">
            <text:p/>
          </table:table-cell>
          <table:table-cell table:formula="of:=IF([.W93]=&quot;x&quot;;&quot;x&quot;;IF([.W93]=&quot;-&quot;;&quot;-&quot;;&quot;&quot;))">
            <text:p/>
          </table:table-cell>
          <table:table-cell table:formula="of:=IF([.X93]=&quot;x&quot;;&quot;x&quot;;IF([.X93]=&quot;-&quot;;&quot;-&quot;;&quot;&quot;))">
            <text:p/>
          </table:table-cell>
          <table:table-cell table:formula="of:=IF([.Y93]=&quot;x&quot;;&quot;x&quot;;IF([.Y93]=&quot;-&quot;;&quot;-&quot;;&quot;&quot;))" office:value-type="string" office:string-value="x" calcext:value-type="string">
            <text:p>x</text:p>
          </table:table-cell>
          <table:table-cell table:formula="of:=IF([.Z93]=&quot;x&quot;;&quot;x&quot;;IF([.Z93]=&quot;-&quot;;&quot;-&quot;;&quot;&quot;))">
            <text:p/>
          </table:table-cell>
          <table:table-cell table:formula="of:=IF([.AA93]=&quot;x&quot;;&quot;x&quot;;IF([.AA93]=&quot;-&quot;;&quot;-&quot;;&quot;&quot;))">
            <text:p/>
          </table:table-cell>
          <table:table-cell table:formula="of:=IF([.AB93]=&quot;x&quot;;&quot;x&quot;;IF([.AB93]=&quot;-&quot;;&quot;-&quot;;&quot;&quot;))">
            <text:p/>
          </table:table-cell>
          <table:table-cell table:formula="of:=IF([.AC93]=&quot;x&quot;;&quot;x&quot;;IF([.AC93]=&quot;-&quot;;&quot;-&quot;;&quot;&quot;))">
            <text:p/>
          </table:table-cell>
          <table:table-cell table:formula="of:=IF([.AD93]=&quot;x&quot;;&quot;x&quot;;IF([.AD93]=&quot;-&quot;;&quot;-&quot;;&quot;&quot;))">
            <text:p/>
          </table:table-cell>
          <table:table-cell table:formula="of:=IF([.AE93]=&quot;x&quot;;&quot;x&quot;;IF([.AE93]=&quot;-&quot;;&quot;-&quot;;&quot;&quot;))">
            <text:p/>
          </table:table-cell>
          <table:table-cell table:formula="of:=IF([.AF93]=&quot;x&quot;;&quot;x&quot;;IF([.AF93]=&quot;-&quot;;&quot;-&quot;;&quot;&quot;))">
            <text:p/>
          </table:table-cell>
          <table:table-cell table:formula="of:=IF([.AG93]=&quot;x&quot;;&quot;x&quot;;IF([.AG93]=&quot;-&quot;;&quot;-&quot;;&quot;&quot;))">
            <text:p/>
          </table:table-cell>
          <table:table-cell table:formula="of:=IF([.AH93]=&quot;x&quot;;&quot;x&quot;;IF([.AH93]=&quot;-&quot;;&quot;-&quot;;&quot;&quot;))">
            <text:p/>
          </table:table-cell>
          <table:table-cell table:formula="of:=IF([.AI93]=&quot;x&quot;;&quot;x&quot;;IF([.AI93]=&quot;-&quot;;&quot;-&quot;;&quot;&quot;))">
            <text:p/>
          </table:table-cell>
          <table:table-cell table:formula="of:=IF([.AJ93]=&quot;x&quot;;&quot;x&quot;;IF([.AJ93]=&quot;-&quot;;&quot;-&quot;;&quot;&quot;))">
            <text:p/>
          </table:table-cell>
          <table:table-cell table:formula="of:=IF([.AK93]=&quot;x&quot;;&quot;x&quot;;IF([.AK93]=&quot;-&quot;;&quot;-&quot;;&quot;&quot;))">
            <text:p/>
          </table:table-cell>
          <table:table-cell table:formula="of:=IF([.AL93]=&quot;x&quot;;&quot;x&quot;;IF([.AL93]=&quot;-&quot;;&quot;-&quot;;&quot;&quot;))">
            <text:p/>
          </table:table-cell>
          <table:table-cell table:formula="of:=IF([.AM93]=&quot;x&quot;;&quot;x&quot;;IF([.AM93]=&quot;-&quot;;&quot;-&quot;;&quot;&quot;))">
            <text:p/>
          </table:table-cell>
          <table:table-cell table:formula="of:=IF([.AN93]=&quot;x&quot;;&quot;x&quot;;IF([.AN93]=&quot;-&quot;;&quot;-&quot;;&quot;&quot;))">
            <text:p/>
          </table:table-cell>
          <table:table-cell table:formula="of:=IF([.AO93]=&quot;x&quot;;&quot;x&quot;;IF([.AO9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4" office:value-type="string" calcext:value-type="string">
            <text:p>TST093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9" calcext:value-type="float">
            <text:p>29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0" calcext:value-type="float">
            <text:p>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860" calcext:value-type="float">
            <text:p>186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/>
          <table:table-cell table:formula="of:=IF([.R94]=&quot;x&quot;;&quot;x&quot;;IF([.R94]=&quot;-&quot;;&quot;-&quot;;&quot;&quot;))">
            <text:p/>
          </table:table-cell>
          <table:table-cell table:formula="of:=IF([.S94]=&quot;x&quot;;&quot;x&quot;;IF([.S94]=&quot;-&quot;;&quot;-&quot;;&quot;&quot;))">
            <text:p/>
          </table:table-cell>
          <table:table-cell table:formula="of:=IF([.T94]=&quot;x&quot;;&quot;x&quot;;IF([.T94]=&quot;-&quot;;&quot;-&quot;;&quot;&quot;))">
            <text:p/>
          </table:table-cell>
          <table:table-cell table:formula="of:=IF([.U94]=&quot;x&quot;;&quot;x&quot;;IF([.U94]=&quot;-&quot;;&quot;-&quot;;&quot;&quot;))">
            <text:p/>
          </table:table-cell>
          <table:table-cell table:formula="of:=IF([.V94]=&quot;x&quot;;&quot;x&quot;;IF([.V94]=&quot;-&quot;;&quot;-&quot;;&quot;&quot;))">
            <text:p/>
          </table:table-cell>
          <table:table-cell table:formula="of:=IF([.W94]=&quot;x&quot;;&quot;x&quot;;IF([.W94]=&quot;-&quot;;&quot;-&quot;;&quot;&quot;))">
            <text:p/>
          </table:table-cell>
          <table:table-cell table:formula="of:=IF([.X94]=&quot;x&quot;;&quot;x&quot;;IF([.X94]=&quot;-&quot;;&quot;-&quot;;&quot;&quot;))">
            <text:p/>
          </table:table-cell>
          <table:table-cell table:formula="of:=IF([.Y94]=&quot;x&quot;;&quot;x&quot;;IF([.Y94]=&quot;-&quot;;&quot;-&quot;;&quot;&quot;))" office:value-type="string" office:string-value="x" calcext:value-type="string">
            <text:p>x</text:p>
          </table:table-cell>
          <table:table-cell table:formula="of:=IF([.Z94]=&quot;x&quot;;&quot;x&quot;;IF([.Z94]=&quot;-&quot;;&quot;-&quot;;&quot;&quot;))">
            <text:p/>
          </table:table-cell>
          <table:table-cell table:formula="of:=IF([.AA94]=&quot;x&quot;;&quot;x&quot;;IF([.AA94]=&quot;-&quot;;&quot;-&quot;;&quot;&quot;))">
            <text:p/>
          </table:table-cell>
          <table:table-cell table:formula="of:=IF([.AB94]=&quot;x&quot;;&quot;x&quot;;IF([.AB94]=&quot;-&quot;;&quot;-&quot;;&quot;&quot;))">
            <text:p/>
          </table:table-cell>
          <table:table-cell table:formula="of:=IF([.AC94]=&quot;x&quot;;&quot;x&quot;;IF([.AC94]=&quot;-&quot;;&quot;-&quot;;&quot;&quot;))">
            <text:p/>
          </table:table-cell>
          <table:table-cell table:formula="of:=IF([.AD94]=&quot;x&quot;;&quot;x&quot;;IF([.AD94]=&quot;-&quot;;&quot;-&quot;;&quot;&quot;))">
            <text:p/>
          </table:table-cell>
          <table:table-cell table:formula="of:=IF([.AE94]=&quot;x&quot;;&quot;x&quot;;IF([.AE94]=&quot;-&quot;;&quot;-&quot;;&quot;&quot;))">
            <text:p/>
          </table:table-cell>
          <table:table-cell table:formula="of:=IF([.AF94]=&quot;x&quot;;&quot;x&quot;;IF([.AF94]=&quot;-&quot;;&quot;-&quot;;&quot;&quot;))">
            <text:p/>
          </table:table-cell>
          <table:table-cell table:formula="of:=IF([.AG94]=&quot;x&quot;;&quot;x&quot;;IF([.AG94]=&quot;-&quot;;&quot;-&quot;;&quot;&quot;))">
            <text:p/>
          </table:table-cell>
          <table:table-cell table:formula="of:=IF([.AH94]=&quot;x&quot;;&quot;x&quot;;IF([.AH94]=&quot;-&quot;;&quot;-&quot;;&quot;&quot;))">
            <text:p/>
          </table:table-cell>
          <table:table-cell table:formula="of:=IF([.AI94]=&quot;x&quot;;&quot;x&quot;;IF([.AI94]=&quot;-&quot;;&quot;-&quot;;&quot;&quot;))">
            <text:p/>
          </table:table-cell>
          <table:table-cell table:formula="of:=IF([.AJ94]=&quot;x&quot;;&quot;x&quot;;IF([.AJ94]=&quot;-&quot;;&quot;-&quot;;&quot;&quot;))">
            <text:p/>
          </table:table-cell>
          <table:table-cell table:formula="of:=IF([.AK94]=&quot;x&quot;;&quot;x&quot;;IF([.AK94]=&quot;-&quot;;&quot;-&quot;;&quot;&quot;))">
            <text:p/>
          </table:table-cell>
          <table:table-cell table:formula="of:=IF([.AL94]=&quot;x&quot;;&quot;x&quot;;IF([.AL94]=&quot;-&quot;;&quot;-&quot;;&quot;&quot;))">
            <text:p/>
          </table:table-cell>
          <table:table-cell table:formula="of:=IF([.AM94]=&quot;x&quot;;&quot;x&quot;;IF([.AM94]=&quot;-&quot;;&quot;-&quot;;&quot;&quot;))">
            <text:p/>
          </table:table-cell>
          <table:table-cell table:formula="of:=IF([.AN94]=&quot;x&quot;;&quot;x&quot;;IF([.AN94]=&quot;-&quot;;&quot;-&quot;;&quot;&quot;))">
            <text:p/>
          </table:table-cell>
          <table:table-cell table:formula="of:=IF([.AO94]=&quot;x&quot;;&quot;x&quot;;IF([.AO9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4" office:value-type="string" calcext:value-type="string">
            <text:p>TST094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30" calcext:value-type="float">
            <text:p>30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5" calcext:value-type="float">
            <text:p>-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880" calcext:value-type="float">
            <text:p>18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/>
          <table:table-cell table:formula="of:=IF([.R95]=&quot;x&quot;;&quot;x&quot;;IF([.R95]=&quot;-&quot;;&quot;-&quot;;&quot;&quot;))">
            <text:p/>
          </table:table-cell>
          <table:table-cell table:formula="of:=IF([.S95]=&quot;x&quot;;&quot;x&quot;;IF([.S95]=&quot;-&quot;;&quot;-&quot;;&quot;&quot;))">
            <text:p/>
          </table:table-cell>
          <table:table-cell table:formula="of:=IF([.T95]=&quot;x&quot;;&quot;x&quot;;IF([.T95]=&quot;-&quot;;&quot;-&quot;;&quot;&quot;))">
            <text:p/>
          </table:table-cell>
          <table:table-cell table:formula="of:=IF([.U95]=&quot;x&quot;;&quot;x&quot;;IF([.U95]=&quot;-&quot;;&quot;-&quot;;&quot;&quot;))">
            <text:p/>
          </table:table-cell>
          <table:table-cell table:formula="of:=IF([.V95]=&quot;x&quot;;&quot;x&quot;;IF([.V95]=&quot;-&quot;;&quot;-&quot;;&quot;&quot;))">
            <text:p/>
          </table:table-cell>
          <table:table-cell table:formula="of:=IF([.W95]=&quot;x&quot;;&quot;x&quot;;IF([.W95]=&quot;-&quot;;&quot;-&quot;;&quot;&quot;))">
            <text:p/>
          </table:table-cell>
          <table:table-cell table:formula="of:=IF([.X95]=&quot;x&quot;;&quot;x&quot;;IF([.X95]=&quot;-&quot;;&quot;-&quot;;&quot;&quot;))">
            <text:p/>
          </table:table-cell>
          <table:table-cell table:formula="of:=IF([.Y95]=&quot;x&quot;;&quot;x&quot;;IF([.Y95]=&quot;-&quot;;&quot;-&quot;;&quot;&quot;))" office:value-type="string" office:string-value="x" calcext:value-type="string">
            <text:p>x</text:p>
          </table:table-cell>
          <table:table-cell table:formula="of:=IF([.Z95]=&quot;x&quot;;&quot;x&quot;;IF([.Z95]=&quot;-&quot;;&quot;-&quot;;&quot;&quot;))">
            <text:p/>
          </table:table-cell>
          <table:table-cell table:formula="of:=IF([.AA95]=&quot;x&quot;;&quot;x&quot;;IF([.AA95]=&quot;-&quot;;&quot;-&quot;;&quot;&quot;))">
            <text:p/>
          </table:table-cell>
          <table:table-cell table:formula="of:=IF([.AB95]=&quot;x&quot;;&quot;x&quot;;IF([.AB95]=&quot;-&quot;;&quot;-&quot;;&quot;&quot;))">
            <text:p/>
          </table:table-cell>
          <table:table-cell table:formula="of:=IF([.AC95]=&quot;x&quot;;&quot;x&quot;;IF([.AC95]=&quot;-&quot;;&quot;-&quot;;&quot;&quot;))">
            <text:p/>
          </table:table-cell>
          <table:table-cell table:formula="of:=IF([.AD95]=&quot;x&quot;;&quot;x&quot;;IF([.AD95]=&quot;-&quot;;&quot;-&quot;;&quot;&quot;))">
            <text:p/>
          </table:table-cell>
          <table:table-cell table:formula="of:=IF([.AE95]=&quot;x&quot;;&quot;x&quot;;IF([.AE95]=&quot;-&quot;;&quot;-&quot;;&quot;&quot;))">
            <text:p/>
          </table:table-cell>
          <table:table-cell table:formula="of:=IF([.AF95]=&quot;x&quot;;&quot;x&quot;;IF([.AF95]=&quot;-&quot;;&quot;-&quot;;&quot;&quot;))">
            <text:p/>
          </table:table-cell>
          <table:table-cell table:formula="of:=IF([.AG95]=&quot;x&quot;;&quot;x&quot;;IF([.AG95]=&quot;-&quot;;&quot;-&quot;;&quot;&quot;))">
            <text:p/>
          </table:table-cell>
          <table:table-cell table:formula="of:=IF([.AH95]=&quot;x&quot;;&quot;x&quot;;IF([.AH95]=&quot;-&quot;;&quot;-&quot;;&quot;&quot;))">
            <text:p/>
          </table:table-cell>
          <table:table-cell table:formula="of:=IF([.AI95]=&quot;x&quot;;&quot;x&quot;;IF([.AI95]=&quot;-&quot;;&quot;-&quot;;&quot;&quot;))">
            <text:p/>
          </table:table-cell>
          <table:table-cell table:formula="of:=IF([.AJ95]=&quot;x&quot;;&quot;x&quot;;IF([.AJ95]=&quot;-&quot;;&quot;-&quot;;&quot;&quot;))">
            <text:p/>
          </table:table-cell>
          <table:table-cell table:formula="of:=IF([.AK95]=&quot;x&quot;;&quot;x&quot;;IF([.AK95]=&quot;-&quot;;&quot;-&quot;;&quot;&quot;))">
            <text:p/>
          </table:table-cell>
          <table:table-cell table:formula="of:=IF([.AL95]=&quot;x&quot;;&quot;x&quot;;IF([.AL95]=&quot;-&quot;;&quot;-&quot;;&quot;&quot;))">
            <text:p/>
          </table:table-cell>
          <table:table-cell table:formula="of:=IF([.AM95]=&quot;x&quot;;&quot;x&quot;;IF([.AM95]=&quot;-&quot;;&quot;-&quot;;&quot;&quot;))">
            <text:p/>
          </table:table-cell>
          <table:table-cell table:formula="of:=IF([.AN95]=&quot;x&quot;;&quot;x&quot;;IF([.AN95]=&quot;-&quot;;&quot;-&quot;;&quot;&quot;))">
            <text:p/>
          </table:table-cell>
          <table:table-cell table:formula="of:=IF([.AO95]=&quot;x&quot;;&quot;x&quot;;IF([.AO9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4" office:value-type="string" calcext:value-type="string">
            <text:p>TST095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31" calcext:value-type="float">
            <text:p>3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10" calcext:value-type="float">
            <text:p>-1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900" calcext:value-type="float">
            <text:p>190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/>
          <table:table-cell table:formula="of:=IF([.R96]=&quot;x&quot;;&quot;x&quot;;IF([.R96]=&quot;-&quot;;&quot;-&quot;;&quot;&quot;))">
            <text:p/>
          </table:table-cell>
          <table:table-cell table:formula="of:=IF([.S96]=&quot;x&quot;;&quot;x&quot;;IF([.S96]=&quot;-&quot;;&quot;-&quot;;&quot;&quot;))">
            <text:p/>
          </table:table-cell>
          <table:table-cell table:formula="of:=IF([.T96]=&quot;x&quot;;&quot;x&quot;;IF([.T96]=&quot;-&quot;;&quot;-&quot;;&quot;&quot;))">
            <text:p/>
          </table:table-cell>
          <table:table-cell table:formula="of:=IF([.U96]=&quot;x&quot;;&quot;x&quot;;IF([.U96]=&quot;-&quot;;&quot;-&quot;;&quot;&quot;))">
            <text:p/>
          </table:table-cell>
          <table:table-cell table:formula="of:=IF([.V96]=&quot;x&quot;;&quot;x&quot;;IF([.V96]=&quot;-&quot;;&quot;-&quot;;&quot;&quot;))">
            <text:p/>
          </table:table-cell>
          <table:table-cell table:formula="of:=IF([.W96]=&quot;x&quot;;&quot;x&quot;;IF([.W96]=&quot;-&quot;;&quot;-&quot;;&quot;&quot;))">
            <text:p/>
          </table:table-cell>
          <table:table-cell table:formula="of:=IF([.X96]=&quot;x&quot;;&quot;x&quot;;IF([.X96]=&quot;-&quot;;&quot;-&quot;;&quot;&quot;))">
            <text:p/>
          </table:table-cell>
          <table:table-cell table:formula="of:=IF([.Y96]=&quot;x&quot;;&quot;x&quot;;IF([.Y96]=&quot;-&quot;;&quot;-&quot;;&quot;&quot;))" office:value-type="string" office:string-value="x" calcext:value-type="string">
            <text:p>x</text:p>
          </table:table-cell>
          <table:table-cell table:formula="of:=IF([.Z96]=&quot;x&quot;;&quot;x&quot;;IF([.Z96]=&quot;-&quot;;&quot;-&quot;;&quot;&quot;))">
            <text:p/>
          </table:table-cell>
          <table:table-cell table:formula="of:=IF([.AA96]=&quot;x&quot;;&quot;x&quot;;IF([.AA96]=&quot;-&quot;;&quot;-&quot;;&quot;&quot;))">
            <text:p/>
          </table:table-cell>
          <table:table-cell table:formula="of:=IF([.AB96]=&quot;x&quot;;&quot;x&quot;;IF([.AB96]=&quot;-&quot;;&quot;-&quot;;&quot;&quot;))">
            <text:p/>
          </table:table-cell>
          <table:table-cell table:formula="of:=IF([.AC96]=&quot;x&quot;;&quot;x&quot;;IF([.AC96]=&quot;-&quot;;&quot;-&quot;;&quot;&quot;))">
            <text:p/>
          </table:table-cell>
          <table:table-cell table:formula="of:=IF([.AD96]=&quot;x&quot;;&quot;x&quot;;IF([.AD96]=&quot;-&quot;;&quot;-&quot;;&quot;&quot;))">
            <text:p/>
          </table:table-cell>
          <table:table-cell table:formula="of:=IF([.AE96]=&quot;x&quot;;&quot;x&quot;;IF([.AE96]=&quot;-&quot;;&quot;-&quot;;&quot;&quot;))">
            <text:p/>
          </table:table-cell>
          <table:table-cell table:formula="of:=IF([.AF96]=&quot;x&quot;;&quot;x&quot;;IF([.AF96]=&quot;-&quot;;&quot;-&quot;;&quot;&quot;))">
            <text:p/>
          </table:table-cell>
          <table:table-cell table:formula="of:=IF([.AG96]=&quot;x&quot;;&quot;x&quot;;IF([.AG96]=&quot;-&quot;;&quot;-&quot;;&quot;&quot;))">
            <text:p/>
          </table:table-cell>
          <table:table-cell table:formula="of:=IF([.AH96]=&quot;x&quot;;&quot;x&quot;;IF([.AH96]=&quot;-&quot;;&quot;-&quot;;&quot;&quot;))">
            <text:p/>
          </table:table-cell>
          <table:table-cell table:formula="of:=IF([.AI96]=&quot;x&quot;;&quot;x&quot;;IF([.AI96]=&quot;-&quot;;&quot;-&quot;;&quot;&quot;))">
            <text:p/>
          </table:table-cell>
          <table:table-cell table:formula="of:=IF([.AJ96]=&quot;x&quot;;&quot;x&quot;;IF([.AJ96]=&quot;-&quot;;&quot;-&quot;;&quot;&quot;))">
            <text:p/>
          </table:table-cell>
          <table:table-cell table:formula="of:=IF([.AK96]=&quot;x&quot;;&quot;x&quot;;IF([.AK96]=&quot;-&quot;;&quot;-&quot;;&quot;&quot;))">
            <text:p/>
          </table:table-cell>
          <table:table-cell table:formula="of:=IF([.AL96]=&quot;x&quot;;&quot;x&quot;;IF([.AL96]=&quot;-&quot;;&quot;-&quot;;&quot;&quot;))">
            <text:p/>
          </table:table-cell>
          <table:table-cell table:formula="of:=IF([.AM96]=&quot;x&quot;;&quot;x&quot;;IF([.AM96]=&quot;-&quot;;&quot;-&quot;;&quot;&quot;))">
            <text:p/>
          </table:table-cell>
          <table:table-cell table:formula="of:=IF([.AN96]=&quot;x&quot;;&quot;x&quot;;IF([.AN96]=&quot;-&quot;;&quot;-&quot;;&quot;&quot;))">
            <text:p/>
          </table:table-cell>
          <table:table-cell table:formula="of:=IF([.AO96]=&quot;x&quot;;&quot;x&quot;;IF([.AO9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TST096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32" calcext:value-type="float">
            <text:p>3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15" calcext:value-type="float">
            <text:p>-1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920" calcext:value-type="float">
            <text:p>192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/>
          <table:table-cell table:formula="of:=IF([.R97]=&quot;x&quot;;&quot;x&quot;;IF([.R97]=&quot;-&quot;;&quot;-&quot;;&quot;&quot;))">
            <text:p/>
          </table:table-cell>
          <table:table-cell table:formula="of:=IF([.S97]=&quot;x&quot;;&quot;x&quot;;IF([.S97]=&quot;-&quot;;&quot;-&quot;;&quot;&quot;))">
            <text:p/>
          </table:table-cell>
          <table:table-cell table:formula="of:=IF([.T97]=&quot;x&quot;;&quot;x&quot;;IF([.T97]=&quot;-&quot;;&quot;-&quot;;&quot;&quot;))">
            <text:p/>
          </table:table-cell>
          <table:table-cell table:formula="of:=IF([.U97]=&quot;x&quot;;&quot;x&quot;;IF([.U97]=&quot;-&quot;;&quot;-&quot;;&quot;&quot;))">
            <text:p/>
          </table:table-cell>
          <table:table-cell table:formula="of:=IF([.V97]=&quot;x&quot;;&quot;x&quot;;IF([.V97]=&quot;-&quot;;&quot;-&quot;;&quot;&quot;))">
            <text:p/>
          </table:table-cell>
          <table:table-cell table:formula="of:=IF([.W97]=&quot;x&quot;;&quot;x&quot;;IF([.W97]=&quot;-&quot;;&quot;-&quot;;&quot;&quot;))">
            <text:p/>
          </table:table-cell>
          <table:table-cell table:formula="of:=IF([.X97]=&quot;x&quot;;&quot;x&quot;;IF([.X97]=&quot;-&quot;;&quot;-&quot;;&quot;&quot;))">
            <text:p/>
          </table:table-cell>
          <table:table-cell table:formula="of:=IF([.Y97]=&quot;x&quot;;&quot;x&quot;;IF([.Y97]=&quot;-&quot;;&quot;-&quot;;&quot;&quot;))" office:value-type="string" office:string-value="x" calcext:value-type="string">
            <text:p>x</text:p>
          </table:table-cell>
          <table:table-cell table:formula="of:=IF([.Z97]=&quot;x&quot;;&quot;x&quot;;IF([.Z97]=&quot;-&quot;;&quot;-&quot;;&quot;&quot;))">
            <text:p/>
          </table:table-cell>
          <table:table-cell table:formula="of:=IF([.AA97]=&quot;x&quot;;&quot;x&quot;;IF([.AA97]=&quot;-&quot;;&quot;-&quot;;&quot;&quot;))">
            <text:p/>
          </table:table-cell>
          <table:table-cell table:formula="of:=IF([.AB97]=&quot;x&quot;;&quot;x&quot;;IF([.AB97]=&quot;-&quot;;&quot;-&quot;;&quot;&quot;))">
            <text:p/>
          </table:table-cell>
          <table:table-cell table:formula="of:=IF([.AC97]=&quot;x&quot;;&quot;x&quot;;IF([.AC97]=&quot;-&quot;;&quot;-&quot;;&quot;&quot;))">
            <text:p/>
          </table:table-cell>
          <table:table-cell table:formula="of:=IF([.AD97]=&quot;x&quot;;&quot;x&quot;;IF([.AD97]=&quot;-&quot;;&quot;-&quot;;&quot;&quot;))">
            <text:p/>
          </table:table-cell>
          <table:table-cell table:formula="of:=IF([.AE97]=&quot;x&quot;;&quot;x&quot;;IF([.AE97]=&quot;-&quot;;&quot;-&quot;;&quot;&quot;))">
            <text:p/>
          </table:table-cell>
          <table:table-cell table:formula="of:=IF([.AF97]=&quot;x&quot;;&quot;x&quot;;IF([.AF97]=&quot;-&quot;;&quot;-&quot;;&quot;&quot;))">
            <text:p/>
          </table:table-cell>
          <table:table-cell table:formula="of:=IF([.AG97]=&quot;x&quot;;&quot;x&quot;;IF([.AG97]=&quot;-&quot;;&quot;-&quot;;&quot;&quot;))">
            <text:p/>
          </table:table-cell>
          <table:table-cell table:formula="of:=IF([.AH97]=&quot;x&quot;;&quot;x&quot;;IF([.AH97]=&quot;-&quot;;&quot;-&quot;;&quot;&quot;))">
            <text:p/>
          </table:table-cell>
          <table:table-cell table:formula="of:=IF([.AI97]=&quot;x&quot;;&quot;x&quot;;IF([.AI97]=&quot;-&quot;;&quot;-&quot;;&quot;&quot;))">
            <text:p/>
          </table:table-cell>
          <table:table-cell table:formula="of:=IF([.AJ97]=&quot;x&quot;;&quot;x&quot;;IF([.AJ97]=&quot;-&quot;;&quot;-&quot;;&quot;&quot;))">
            <text:p/>
          </table:table-cell>
          <table:table-cell table:formula="of:=IF([.AK97]=&quot;x&quot;;&quot;x&quot;;IF([.AK97]=&quot;-&quot;;&quot;-&quot;;&quot;&quot;))">
            <text:p/>
          </table:table-cell>
          <table:table-cell table:formula="of:=IF([.AL97]=&quot;x&quot;;&quot;x&quot;;IF([.AL97]=&quot;-&quot;;&quot;-&quot;;&quot;&quot;))">
            <text:p/>
          </table:table-cell>
          <table:table-cell table:formula="of:=IF([.AM97]=&quot;x&quot;;&quot;x&quot;;IF([.AM97]=&quot;-&quot;;&quot;-&quot;;&quot;&quot;))">
            <text:p/>
          </table:table-cell>
          <table:table-cell table:formula="of:=IF([.AN97]=&quot;x&quot;;&quot;x&quot;;IF([.AN97]=&quot;-&quot;;&quot;-&quot;;&quot;&quot;))">
            <text:p/>
          </table:table-cell>
          <table:table-cell table:formula="of:=IF([.AO97]=&quot;x&quot;;&quot;x&quot;;IF([.AO9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" calcext:value-type="float">
            <text:p>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20" calcext:value-type="float">
            <text:p>-2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940" calcext:value-type="float">
            <text:p>194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8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5"/>
          <table:table-cell/>
          <table:table-cell table:style-name="ce13" table:content-validation-name="val13" table:number-columns-repeated="8"/>
          <table:table-cell/>
          <table:table-cell table:formula="of:=IF([.R98]=&quot;x&quot;;&quot;x&quot;;IF([.R98]=&quot;-&quot;;&quot;-&quot;;&quot;&quot;))">
            <text:p/>
          </table:table-cell>
          <table:table-cell table:formula="of:=IF([.S98]=&quot;x&quot;;&quot;x&quot;;IF([.S98]=&quot;-&quot;;&quot;-&quot;;&quot;&quot;))">
            <text:p/>
          </table:table-cell>
          <table:table-cell table:formula="of:=IF([.T98]=&quot;x&quot;;&quot;x&quot;;IF([.T98]=&quot;-&quot;;&quot;-&quot;;&quot;&quot;))">
            <text:p/>
          </table:table-cell>
          <table:table-cell table:formula="of:=IF([.U98]=&quot;x&quot;;&quot;x&quot;;IF([.U98]=&quot;-&quot;;&quot;-&quot;;&quot;&quot;))">
            <text:p/>
          </table:table-cell>
          <table:table-cell table:formula="of:=IF([.V98]=&quot;x&quot;;&quot;x&quot;;IF([.V98]=&quot;-&quot;;&quot;-&quot;;&quot;&quot;))">
            <text:p/>
          </table:table-cell>
          <table:table-cell table:formula="of:=IF([.W98]=&quot;x&quot;;&quot;x&quot;;IF([.W98]=&quot;-&quot;;&quot;-&quot;;&quot;&quot;))">
            <text:p/>
          </table:table-cell>
          <table:table-cell table:formula="of:=IF([.X98]=&quot;x&quot;;&quot;x&quot;;IF([.X98]=&quot;-&quot;;&quot;-&quot;;&quot;&quot;))">
            <text:p/>
          </table:table-cell>
          <table:table-cell table:formula="of:=IF([.Y98]=&quot;x&quot;;&quot;x&quot;;IF([.Y98]=&quot;-&quot;;&quot;-&quot;;&quot;&quot;))">
            <text:p/>
          </table:table-cell>
          <table:table-cell table:formula="of:=IF([.Z98]=&quot;x&quot;;&quot;x&quot;;IF([.Z98]=&quot;-&quot;;&quot;-&quot;;&quot;&quot;))" office:value-type="string" office:string-value="x" calcext:value-type="string">
            <text:p>x</text:p>
          </table:table-cell>
          <table:table-cell table:formula="of:=IF([.AA98]=&quot;x&quot;;&quot;x&quot;;IF([.AA98]=&quot;-&quot;;&quot;-&quot;;&quot;&quot;))">
            <text:p/>
          </table:table-cell>
          <table:table-cell table:formula="of:=IF([.AB98]=&quot;x&quot;;&quot;x&quot;;IF([.AB98]=&quot;-&quot;;&quot;-&quot;;&quot;&quot;))">
            <text:p/>
          </table:table-cell>
          <table:table-cell table:formula="of:=IF([.AC98]=&quot;x&quot;;&quot;x&quot;;IF([.AC98]=&quot;-&quot;;&quot;-&quot;;&quot;&quot;))">
            <text:p/>
          </table:table-cell>
          <table:table-cell table:formula="of:=IF([.AD98]=&quot;x&quot;;&quot;x&quot;;IF([.AD98]=&quot;-&quot;;&quot;-&quot;;&quot;&quot;))">
            <text:p/>
          </table:table-cell>
          <table:table-cell table:formula="of:=IF([.AE98]=&quot;x&quot;;&quot;x&quot;;IF([.AE98]=&quot;-&quot;;&quot;-&quot;;&quot;&quot;))">
            <text:p/>
          </table:table-cell>
          <table:table-cell table:formula="of:=IF([.AF98]=&quot;x&quot;;&quot;x&quot;;IF([.AF98]=&quot;-&quot;;&quot;-&quot;;&quot;&quot;))">
            <text:p/>
          </table:table-cell>
          <table:table-cell table:formula="of:=IF([.AG98]=&quot;x&quot;;&quot;x&quot;;IF([.AG98]=&quot;-&quot;;&quot;-&quot;;&quot;&quot;))">
            <text:p/>
          </table:table-cell>
          <table:table-cell table:formula="of:=IF([.AH98]=&quot;x&quot;;&quot;x&quot;;IF([.AH98]=&quot;-&quot;;&quot;-&quot;;&quot;&quot;))">
            <text:p/>
          </table:table-cell>
          <table:table-cell table:formula="of:=IF([.AI98]=&quot;x&quot;;&quot;x&quot;;IF([.AI98]=&quot;-&quot;;&quot;-&quot;;&quot;&quot;))">
            <text:p/>
          </table:table-cell>
          <table:table-cell table:formula="of:=IF([.AJ98]=&quot;x&quot;;&quot;x&quot;;IF([.AJ98]=&quot;-&quot;;&quot;-&quot;;&quot;&quot;))">
            <text:p/>
          </table:table-cell>
          <table:table-cell table:formula="of:=IF([.AK98]=&quot;x&quot;;&quot;x&quot;;IF([.AK98]=&quot;-&quot;;&quot;-&quot;;&quot;&quot;))">
            <text:p/>
          </table:table-cell>
          <table:table-cell table:formula="of:=IF([.AL98]=&quot;x&quot;;&quot;x&quot;;IF([.AL98]=&quot;-&quot;;&quot;-&quot;;&quot;&quot;))">
            <text:p/>
          </table:table-cell>
          <table:table-cell table:formula="of:=IF([.AM98]=&quot;x&quot;;&quot;x&quot;;IF([.AM98]=&quot;-&quot;;&quot;-&quot;;&quot;&quot;))">
            <text:p/>
          </table:table-cell>
          <table:table-cell table:formula="of:=IF([.AN98]=&quot;x&quot;;&quot;x&quot;;IF([.AN98]=&quot;-&quot;;&quot;-&quot;;&quot;&quot;))">
            <text:p/>
          </table:table-cell>
          <table:table-cell table:formula="of:=IF([.AO98]=&quot;x&quot;;&quot;x&quot;;IF([.AO9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25" calcext:value-type="float">
            <text:p>-2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960" calcext:value-type="float">
            <text:p>196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8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5"/>
          <table:table-cell/>
          <table:table-cell table:style-name="ce13" table:content-validation-name="val13" table:number-columns-repeated="8"/>
          <table:table-cell/>
          <table:table-cell table:formula="of:=IF([.R99]=&quot;x&quot;;&quot;x&quot;;IF([.R99]=&quot;-&quot;;&quot;-&quot;;&quot;&quot;))">
            <text:p/>
          </table:table-cell>
          <table:table-cell table:formula="of:=IF([.S99]=&quot;x&quot;;&quot;x&quot;;IF([.S99]=&quot;-&quot;;&quot;-&quot;;&quot;&quot;))">
            <text:p/>
          </table:table-cell>
          <table:table-cell table:formula="of:=IF([.T99]=&quot;x&quot;;&quot;x&quot;;IF([.T99]=&quot;-&quot;;&quot;-&quot;;&quot;&quot;))">
            <text:p/>
          </table:table-cell>
          <table:table-cell table:formula="of:=IF([.U99]=&quot;x&quot;;&quot;x&quot;;IF([.U99]=&quot;-&quot;;&quot;-&quot;;&quot;&quot;))">
            <text:p/>
          </table:table-cell>
          <table:table-cell table:formula="of:=IF([.V99]=&quot;x&quot;;&quot;x&quot;;IF([.V99]=&quot;-&quot;;&quot;-&quot;;&quot;&quot;))">
            <text:p/>
          </table:table-cell>
          <table:table-cell table:formula="of:=IF([.W99]=&quot;x&quot;;&quot;x&quot;;IF([.W99]=&quot;-&quot;;&quot;-&quot;;&quot;&quot;))">
            <text:p/>
          </table:table-cell>
          <table:table-cell table:formula="of:=IF([.X99]=&quot;x&quot;;&quot;x&quot;;IF([.X99]=&quot;-&quot;;&quot;-&quot;;&quot;&quot;))">
            <text:p/>
          </table:table-cell>
          <table:table-cell table:formula="of:=IF([.Y99]=&quot;x&quot;;&quot;x&quot;;IF([.Y99]=&quot;-&quot;;&quot;-&quot;;&quot;&quot;))">
            <text:p/>
          </table:table-cell>
          <table:table-cell table:formula="of:=IF([.Z99]=&quot;x&quot;;&quot;x&quot;;IF([.Z99]=&quot;-&quot;;&quot;-&quot;;&quot;&quot;))" office:value-type="string" office:string-value="x" calcext:value-type="string">
            <text:p>x</text:p>
          </table:table-cell>
          <table:table-cell table:formula="of:=IF([.AA99]=&quot;x&quot;;&quot;x&quot;;IF([.AA99]=&quot;-&quot;;&quot;-&quot;;&quot;&quot;))">
            <text:p/>
          </table:table-cell>
          <table:table-cell table:formula="of:=IF([.AB99]=&quot;x&quot;;&quot;x&quot;;IF([.AB99]=&quot;-&quot;;&quot;-&quot;;&quot;&quot;))">
            <text:p/>
          </table:table-cell>
          <table:table-cell table:formula="of:=IF([.AC99]=&quot;x&quot;;&quot;x&quot;;IF([.AC99]=&quot;-&quot;;&quot;-&quot;;&quot;&quot;))">
            <text:p/>
          </table:table-cell>
          <table:table-cell table:formula="of:=IF([.AD99]=&quot;x&quot;;&quot;x&quot;;IF([.AD99]=&quot;-&quot;;&quot;-&quot;;&quot;&quot;))">
            <text:p/>
          </table:table-cell>
          <table:table-cell table:formula="of:=IF([.AE99]=&quot;x&quot;;&quot;x&quot;;IF([.AE99]=&quot;-&quot;;&quot;-&quot;;&quot;&quot;))">
            <text:p/>
          </table:table-cell>
          <table:table-cell table:formula="of:=IF([.AF99]=&quot;x&quot;;&quot;x&quot;;IF([.AF99]=&quot;-&quot;;&quot;-&quot;;&quot;&quot;))">
            <text:p/>
          </table:table-cell>
          <table:table-cell table:formula="of:=IF([.AG99]=&quot;x&quot;;&quot;x&quot;;IF([.AG99]=&quot;-&quot;;&quot;-&quot;;&quot;&quot;))">
            <text:p/>
          </table:table-cell>
          <table:table-cell table:formula="of:=IF([.AH99]=&quot;x&quot;;&quot;x&quot;;IF([.AH99]=&quot;-&quot;;&quot;-&quot;;&quot;&quot;))">
            <text:p/>
          </table:table-cell>
          <table:table-cell table:formula="of:=IF([.AI99]=&quot;x&quot;;&quot;x&quot;;IF([.AI99]=&quot;-&quot;;&quot;-&quot;;&quot;&quot;))">
            <text:p/>
          </table:table-cell>
          <table:table-cell table:formula="of:=IF([.AJ99]=&quot;x&quot;;&quot;x&quot;;IF([.AJ99]=&quot;-&quot;;&quot;-&quot;;&quot;&quot;))">
            <text:p/>
          </table:table-cell>
          <table:table-cell table:formula="of:=IF([.AK99]=&quot;x&quot;;&quot;x&quot;;IF([.AK99]=&quot;-&quot;;&quot;-&quot;;&quot;&quot;))">
            <text:p/>
          </table:table-cell>
          <table:table-cell table:formula="of:=IF([.AL99]=&quot;x&quot;;&quot;x&quot;;IF([.AL99]=&quot;-&quot;;&quot;-&quot;;&quot;&quot;))">
            <text:p/>
          </table:table-cell>
          <table:table-cell table:formula="of:=IF([.AM99]=&quot;x&quot;;&quot;x&quot;;IF([.AM99]=&quot;-&quot;;&quot;-&quot;;&quot;&quot;))">
            <text:p/>
          </table:table-cell>
          <table:table-cell table:formula="of:=IF([.AN99]=&quot;x&quot;;&quot;x&quot;;IF([.AN99]=&quot;-&quot;;&quot;-&quot;;&quot;&quot;))">
            <text:p/>
          </table:table-cell>
          <table:table-cell table:formula="of:=IF([.AO99]=&quot;x&quot;;&quot;x&quot;;IF([.AO9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3" calcext:value-type="float">
            <text:p>3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30" calcext:value-type="float">
            <text:p>-3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980" calcext:value-type="float">
            <text:p>198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8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5"/>
          <table:table-cell/>
          <table:table-cell table:style-name="ce13" table:content-validation-name="val13" table:number-columns-repeated="8"/>
          <table:table-cell/>
          <table:table-cell table:formula="of:=IF([.R100]=&quot;x&quot;;&quot;x&quot;;IF([.R100]=&quot;-&quot;;&quot;-&quot;;&quot;&quot;))">
            <text:p/>
          </table:table-cell>
          <table:table-cell table:formula="of:=IF([.S100]=&quot;x&quot;;&quot;x&quot;;IF([.S100]=&quot;-&quot;;&quot;-&quot;;&quot;&quot;))">
            <text:p/>
          </table:table-cell>
          <table:table-cell table:formula="of:=IF([.T100]=&quot;x&quot;;&quot;x&quot;;IF([.T100]=&quot;-&quot;;&quot;-&quot;;&quot;&quot;))">
            <text:p/>
          </table:table-cell>
          <table:table-cell table:formula="of:=IF([.U100]=&quot;x&quot;;&quot;x&quot;;IF([.U100]=&quot;-&quot;;&quot;-&quot;;&quot;&quot;))">
            <text:p/>
          </table:table-cell>
          <table:table-cell table:formula="of:=IF([.V100]=&quot;x&quot;;&quot;x&quot;;IF([.V100]=&quot;-&quot;;&quot;-&quot;;&quot;&quot;))">
            <text:p/>
          </table:table-cell>
          <table:table-cell table:formula="of:=IF([.W100]=&quot;x&quot;;&quot;x&quot;;IF([.W100]=&quot;-&quot;;&quot;-&quot;;&quot;&quot;))">
            <text:p/>
          </table:table-cell>
          <table:table-cell table:formula="of:=IF([.X100]=&quot;x&quot;;&quot;x&quot;;IF([.X100]=&quot;-&quot;;&quot;-&quot;;&quot;&quot;))">
            <text:p/>
          </table:table-cell>
          <table:table-cell table:formula="of:=IF([.Y100]=&quot;x&quot;;&quot;x&quot;;IF([.Y100]=&quot;-&quot;;&quot;-&quot;;&quot;&quot;))">
            <text:p/>
          </table:table-cell>
          <table:table-cell table:formula="of:=IF([.Z100]=&quot;x&quot;;&quot;x&quot;;IF([.Z100]=&quot;-&quot;;&quot;-&quot;;&quot;&quot;))" office:value-type="string" office:string-value="x" calcext:value-type="string">
            <text:p>x</text:p>
          </table:table-cell>
          <table:table-cell table:formula="of:=IF([.AA100]=&quot;x&quot;;&quot;x&quot;;IF([.AA100]=&quot;-&quot;;&quot;-&quot;;&quot;&quot;))">
            <text:p/>
          </table:table-cell>
          <table:table-cell table:formula="of:=IF([.AB100]=&quot;x&quot;;&quot;x&quot;;IF([.AB100]=&quot;-&quot;;&quot;-&quot;;&quot;&quot;))">
            <text:p/>
          </table:table-cell>
          <table:table-cell table:formula="of:=IF([.AC100]=&quot;x&quot;;&quot;x&quot;;IF([.AC100]=&quot;-&quot;;&quot;-&quot;;&quot;&quot;))">
            <text:p/>
          </table:table-cell>
          <table:table-cell table:formula="of:=IF([.AD100]=&quot;x&quot;;&quot;x&quot;;IF([.AD100]=&quot;-&quot;;&quot;-&quot;;&quot;&quot;))">
            <text:p/>
          </table:table-cell>
          <table:table-cell table:formula="of:=IF([.AE100]=&quot;x&quot;;&quot;x&quot;;IF([.AE100]=&quot;-&quot;;&quot;-&quot;;&quot;&quot;))">
            <text:p/>
          </table:table-cell>
          <table:table-cell table:formula="of:=IF([.AF100]=&quot;x&quot;;&quot;x&quot;;IF([.AF100]=&quot;-&quot;;&quot;-&quot;;&quot;&quot;))">
            <text:p/>
          </table:table-cell>
          <table:table-cell table:formula="of:=IF([.AG100]=&quot;x&quot;;&quot;x&quot;;IF([.AG100]=&quot;-&quot;;&quot;-&quot;;&quot;&quot;))">
            <text:p/>
          </table:table-cell>
          <table:table-cell table:formula="of:=IF([.AH100]=&quot;x&quot;;&quot;x&quot;;IF([.AH100]=&quot;-&quot;;&quot;-&quot;;&quot;&quot;))">
            <text:p/>
          </table:table-cell>
          <table:table-cell table:formula="of:=IF([.AI100]=&quot;x&quot;;&quot;x&quot;;IF([.AI100]=&quot;-&quot;;&quot;-&quot;;&quot;&quot;))">
            <text:p/>
          </table:table-cell>
          <table:table-cell table:formula="of:=IF([.AJ100]=&quot;x&quot;;&quot;x&quot;;IF([.AJ100]=&quot;-&quot;;&quot;-&quot;;&quot;&quot;))">
            <text:p/>
          </table:table-cell>
          <table:table-cell table:formula="of:=IF([.AK100]=&quot;x&quot;;&quot;x&quot;;IF([.AK100]=&quot;-&quot;;&quot;-&quot;;&quot;&quot;))">
            <text:p/>
          </table:table-cell>
          <table:table-cell table:formula="of:=IF([.AL100]=&quot;x&quot;;&quot;x&quot;;IF([.AL100]=&quot;-&quot;;&quot;-&quot;;&quot;&quot;))">
            <text:p/>
          </table:table-cell>
          <table:table-cell table:formula="of:=IF([.AM100]=&quot;x&quot;;&quot;x&quot;;IF([.AM100]=&quot;-&quot;;&quot;-&quot;;&quot;&quot;))">
            <text:p/>
          </table:table-cell>
          <table:table-cell table:formula="of:=IF([.AN100]=&quot;x&quot;;&quot;x&quot;;IF([.AN100]=&quot;-&quot;;&quot;-&quot;;&quot;&quot;))">
            <text:p/>
          </table:table-cell>
          <table:table-cell table:formula="of:=IF([.AO100]=&quot;x&quot;;&quot;x&quot;;IF([.AO10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4" calcext:value-type="float">
            <text:p>4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35" calcext:value-type="float">
            <text:p>-3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2000" calcext:value-type="float">
            <text:p>200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8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5"/>
          <table:table-cell/>
          <table:table-cell table:style-name="ce13" table:content-validation-name="val13" table:number-columns-repeated="8"/>
          <table:table-cell/>
          <table:table-cell table:formula="of:=IF([.R101]=&quot;x&quot;;&quot;x&quot;;IF([.R101]=&quot;-&quot;;&quot;-&quot;;&quot;&quot;))">
            <text:p/>
          </table:table-cell>
          <table:table-cell table:formula="of:=IF([.S101]=&quot;x&quot;;&quot;x&quot;;IF([.S101]=&quot;-&quot;;&quot;-&quot;;&quot;&quot;))">
            <text:p/>
          </table:table-cell>
          <table:table-cell table:formula="of:=IF([.T101]=&quot;x&quot;;&quot;x&quot;;IF([.T101]=&quot;-&quot;;&quot;-&quot;;&quot;&quot;))">
            <text:p/>
          </table:table-cell>
          <table:table-cell table:formula="of:=IF([.U101]=&quot;x&quot;;&quot;x&quot;;IF([.U101]=&quot;-&quot;;&quot;-&quot;;&quot;&quot;))">
            <text:p/>
          </table:table-cell>
          <table:table-cell table:formula="of:=IF([.V101]=&quot;x&quot;;&quot;x&quot;;IF([.V101]=&quot;-&quot;;&quot;-&quot;;&quot;&quot;))">
            <text:p/>
          </table:table-cell>
          <table:table-cell table:formula="of:=IF([.W101]=&quot;x&quot;;&quot;x&quot;;IF([.W101]=&quot;-&quot;;&quot;-&quot;;&quot;&quot;))">
            <text:p/>
          </table:table-cell>
          <table:table-cell table:formula="of:=IF([.X101]=&quot;x&quot;;&quot;x&quot;;IF([.X101]=&quot;-&quot;;&quot;-&quot;;&quot;&quot;))">
            <text:p/>
          </table:table-cell>
          <table:table-cell table:formula="of:=IF([.Y101]=&quot;x&quot;;&quot;x&quot;;IF([.Y101]=&quot;-&quot;;&quot;-&quot;;&quot;&quot;))">
            <text:p/>
          </table:table-cell>
          <table:table-cell table:formula="of:=IF([.Z101]=&quot;x&quot;;&quot;x&quot;;IF([.Z101]=&quot;-&quot;;&quot;-&quot;;&quot;&quot;))" office:value-type="string" office:string-value="x" calcext:value-type="string">
            <text:p>x</text:p>
          </table:table-cell>
          <table:table-cell table:formula="of:=IF([.AA101]=&quot;x&quot;;&quot;x&quot;;IF([.AA101]=&quot;-&quot;;&quot;-&quot;;&quot;&quot;))">
            <text:p/>
          </table:table-cell>
          <table:table-cell table:formula="of:=IF([.AB101]=&quot;x&quot;;&quot;x&quot;;IF([.AB101]=&quot;-&quot;;&quot;-&quot;;&quot;&quot;))">
            <text:p/>
          </table:table-cell>
          <table:table-cell table:formula="of:=IF([.AC101]=&quot;x&quot;;&quot;x&quot;;IF([.AC101]=&quot;-&quot;;&quot;-&quot;;&quot;&quot;))">
            <text:p/>
          </table:table-cell>
          <table:table-cell table:formula="of:=IF([.AD101]=&quot;x&quot;;&quot;x&quot;;IF([.AD101]=&quot;-&quot;;&quot;-&quot;;&quot;&quot;))">
            <text:p/>
          </table:table-cell>
          <table:table-cell table:formula="of:=IF([.AE101]=&quot;x&quot;;&quot;x&quot;;IF([.AE101]=&quot;-&quot;;&quot;-&quot;;&quot;&quot;))">
            <text:p/>
          </table:table-cell>
          <table:table-cell table:formula="of:=IF([.AF101]=&quot;x&quot;;&quot;x&quot;;IF([.AF101]=&quot;-&quot;;&quot;-&quot;;&quot;&quot;))">
            <text:p/>
          </table:table-cell>
          <table:table-cell table:formula="of:=IF([.AG101]=&quot;x&quot;;&quot;x&quot;;IF([.AG101]=&quot;-&quot;;&quot;-&quot;;&quot;&quot;))">
            <text:p/>
          </table:table-cell>
          <table:table-cell table:formula="of:=IF([.AH101]=&quot;x&quot;;&quot;x&quot;;IF([.AH101]=&quot;-&quot;;&quot;-&quot;;&quot;&quot;))">
            <text:p/>
          </table:table-cell>
          <table:table-cell table:formula="of:=IF([.AI101]=&quot;x&quot;;&quot;x&quot;;IF([.AI101]=&quot;-&quot;;&quot;-&quot;;&quot;&quot;))">
            <text:p/>
          </table:table-cell>
          <table:table-cell table:formula="of:=IF([.AJ101]=&quot;x&quot;;&quot;x&quot;;IF([.AJ101]=&quot;-&quot;;&quot;-&quot;;&quot;&quot;))">
            <text:p/>
          </table:table-cell>
          <table:table-cell table:formula="of:=IF([.AK101]=&quot;x&quot;;&quot;x&quot;;IF([.AK101]=&quot;-&quot;;&quot;-&quot;;&quot;&quot;))">
            <text:p/>
          </table:table-cell>
          <table:table-cell table:formula="of:=IF([.AL101]=&quot;x&quot;;&quot;x&quot;;IF([.AL101]=&quot;-&quot;;&quot;-&quot;;&quot;&quot;))">
            <text:p/>
          </table:table-cell>
          <table:table-cell table:formula="of:=IF([.AM101]=&quot;x&quot;;&quot;x&quot;;IF([.AM101]=&quot;-&quot;;&quot;-&quot;;&quot;&quot;))">
            <text:p/>
          </table:table-cell>
          <table:table-cell table:formula="of:=IF([.AN101]=&quot;x&quot;;&quot;x&quot;;IF([.AN101]=&quot;-&quot;;&quot;-&quot;;&quot;&quot;))">
            <text:p/>
          </table:table-cell>
          <table:table-cell table:formula="of:=IF([.AO101]=&quot;x&quot;;&quot;x&quot;;IF([.AO10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5" calcext:value-type="float">
            <text:p>5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40" calcext:value-type="float">
            <text:p>-4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8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5"/>
          <table:table-cell/>
          <table:table-cell table:style-name="ce13" table:content-validation-name="val13" table:number-columns-repeated="8"/>
          <table:table-cell/>
          <table:table-cell table:formula="of:=IF([.R102]=&quot;x&quot;;&quot;x&quot;;IF([.R102]=&quot;-&quot;;&quot;-&quot;;&quot;&quot;))">
            <text:p/>
          </table:table-cell>
          <table:table-cell table:formula="of:=IF([.S102]=&quot;x&quot;;&quot;x&quot;;IF([.S102]=&quot;-&quot;;&quot;-&quot;;&quot;&quot;))">
            <text:p/>
          </table:table-cell>
          <table:table-cell table:formula="of:=IF([.T102]=&quot;x&quot;;&quot;x&quot;;IF([.T102]=&quot;-&quot;;&quot;-&quot;;&quot;&quot;))">
            <text:p/>
          </table:table-cell>
          <table:table-cell table:formula="of:=IF([.U102]=&quot;x&quot;;&quot;x&quot;;IF([.U102]=&quot;-&quot;;&quot;-&quot;;&quot;&quot;))">
            <text:p/>
          </table:table-cell>
          <table:table-cell table:formula="of:=IF([.V102]=&quot;x&quot;;&quot;x&quot;;IF([.V102]=&quot;-&quot;;&quot;-&quot;;&quot;&quot;))">
            <text:p/>
          </table:table-cell>
          <table:table-cell table:formula="of:=IF([.W102]=&quot;x&quot;;&quot;x&quot;;IF([.W102]=&quot;-&quot;;&quot;-&quot;;&quot;&quot;))">
            <text:p/>
          </table:table-cell>
          <table:table-cell table:formula="of:=IF([.X102]=&quot;x&quot;;&quot;x&quot;;IF([.X102]=&quot;-&quot;;&quot;-&quot;;&quot;&quot;))">
            <text:p/>
          </table:table-cell>
          <table:table-cell table:formula="of:=IF([.Y102]=&quot;x&quot;;&quot;x&quot;;IF([.Y102]=&quot;-&quot;;&quot;-&quot;;&quot;&quot;))">
            <text:p/>
          </table:table-cell>
          <table:table-cell table:formula="of:=IF([.Z102]=&quot;x&quot;;&quot;x&quot;;IF([.Z102]=&quot;-&quot;;&quot;-&quot;;&quot;&quot;))" office:value-type="string" office:string-value="x" calcext:value-type="string">
            <text:p>x</text:p>
          </table:table-cell>
          <table:table-cell table:formula="of:=IF([.AA102]=&quot;x&quot;;&quot;x&quot;;IF([.AA102]=&quot;-&quot;;&quot;-&quot;;&quot;&quot;))">
            <text:p/>
          </table:table-cell>
          <table:table-cell table:formula="of:=IF([.AB102]=&quot;x&quot;;&quot;x&quot;;IF([.AB102]=&quot;-&quot;;&quot;-&quot;;&quot;&quot;))">
            <text:p/>
          </table:table-cell>
          <table:table-cell table:formula="of:=IF([.AC102]=&quot;x&quot;;&quot;x&quot;;IF([.AC102]=&quot;-&quot;;&quot;-&quot;;&quot;&quot;))">
            <text:p/>
          </table:table-cell>
          <table:table-cell table:formula="of:=IF([.AD102]=&quot;x&quot;;&quot;x&quot;;IF([.AD102]=&quot;-&quot;;&quot;-&quot;;&quot;&quot;))">
            <text:p/>
          </table:table-cell>
          <table:table-cell table:formula="of:=IF([.AE102]=&quot;x&quot;;&quot;x&quot;;IF([.AE102]=&quot;-&quot;;&quot;-&quot;;&quot;&quot;))">
            <text:p/>
          </table:table-cell>
          <table:table-cell table:formula="of:=IF([.AF102]=&quot;x&quot;;&quot;x&quot;;IF([.AF102]=&quot;-&quot;;&quot;-&quot;;&quot;&quot;))">
            <text:p/>
          </table:table-cell>
          <table:table-cell table:formula="of:=IF([.AG102]=&quot;x&quot;;&quot;x&quot;;IF([.AG102]=&quot;-&quot;;&quot;-&quot;;&quot;&quot;))">
            <text:p/>
          </table:table-cell>
          <table:table-cell table:formula="of:=IF([.AH102]=&quot;x&quot;;&quot;x&quot;;IF([.AH102]=&quot;-&quot;;&quot;-&quot;;&quot;&quot;))">
            <text:p/>
          </table:table-cell>
          <table:table-cell table:formula="of:=IF([.AI102]=&quot;x&quot;;&quot;x&quot;;IF([.AI102]=&quot;-&quot;;&quot;-&quot;;&quot;&quot;))">
            <text:p/>
          </table:table-cell>
          <table:table-cell table:formula="of:=IF([.AJ102]=&quot;x&quot;;&quot;x&quot;;IF([.AJ102]=&quot;-&quot;;&quot;-&quot;;&quot;&quot;))">
            <text:p/>
          </table:table-cell>
          <table:table-cell table:formula="of:=IF([.AK102]=&quot;x&quot;;&quot;x&quot;;IF([.AK102]=&quot;-&quot;;&quot;-&quot;;&quot;&quot;))">
            <text:p/>
          </table:table-cell>
          <table:table-cell table:formula="of:=IF([.AL102]=&quot;x&quot;;&quot;x&quot;;IF([.AL102]=&quot;-&quot;;&quot;-&quot;;&quot;&quot;))">
            <text:p/>
          </table:table-cell>
          <table:table-cell table:formula="of:=IF([.AM102]=&quot;x&quot;;&quot;x&quot;;IF([.AM102]=&quot;-&quot;;&quot;-&quot;;&quot;&quot;))">
            <text:p/>
          </table:table-cell>
          <table:table-cell table:formula="of:=IF([.AN102]=&quot;x&quot;;&quot;x&quot;;IF([.AN102]=&quot;-&quot;;&quot;-&quot;;&quot;&quot;))">
            <text:p/>
          </table:table-cell>
          <table:table-cell table:formula="of:=IF([.AO102]=&quot;x&quot;;&quot;x&quot;;IF([.AO10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6" calcext:value-type="float">
            <text:p>6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45" calcext:value-type="float">
            <text:p>-4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40" calcext:value-type="float">
            <text:p>4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8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5"/>
          <table:table-cell/>
          <table:table-cell table:style-name="ce13" table:content-validation-name="val13" table:number-columns-repeated="8"/>
          <table:table-cell/>
          <table:table-cell table:formula="of:=IF([.R103]=&quot;x&quot;;&quot;x&quot;;IF([.R103]=&quot;-&quot;;&quot;-&quot;;&quot;&quot;))">
            <text:p/>
          </table:table-cell>
          <table:table-cell table:formula="of:=IF([.S103]=&quot;x&quot;;&quot;x&quot;;IF([.S103]=&quot;-&quot;;&quot;-&quot;;&quot;&quot;))">
            <text:p/>
          </table:table-cell>
          <table:table-cell table:formula="of:=IF([.T103]=&quot;x&quot;;&quot;x&quot;;IF([.T103]=&quot;-&quot;;&quot;-&quot;;&quot;&quot;))">
            <text:p/>
          </table:table-cell>
          <table:table-cell table:formula="of:=IF([.U103]=&quot;x&quot;;&quot;x&quot;;IF([.U103]=&quot;-&quot;;&quot;-&quot;;&quot;&quot;))">
            <text:p/>
          </table:table-cell>
          <table:table-cell table:formula="of:=IF([.V103]=&quot;x&quot;;&quot;x&quot;;IF([.V103]=&quot;-&quot;;&quot;-&quot;;&quot;&quot;))">
            <text:p/>
          </table:table-cell>
          <table:table-cell table:formula="of:=IF([.W103]=&quot;x&quot;;&quot;x&quot;;IF([.W103]=&quot;-&quot;;&quot;-&quot;;&quot;&quot;))">
            <text:p/>
          </table:table-cell>
          <table:table-cell table:formula="of:=IF([.X103]=&quot;x&quot;;&quot;x&quot;;IF([.X103]=&quot;-&quot;;&quot;-&quot;;&quot;&quot;))">
            <text:p/>
          </table:table-cell>
          <table:table-cell table:formula="of:=IF([.Y103]=&quot;x&quot;;&quot;x&quot;;IF([.Y103]=&quot;-&quot;;&quot;-&quot;;&quot;&quot;))">
            <text:p/>
          </table:table-cell>
          <table:table-cell table:formula="of:=IF([.Z103]=&quot;x&quot;;&quot;x&quot;;IF([.Z103]=&quot;-&quot;;&quot;-&quot;;&quot;&quot;))" office:value-type="string" office:string-value="x" calcext:value-type="string">
            <text:p>x</text:p>
          </table:table-cell>
          <table:table-cell table:formula="of:=IF([.AA103]=&quot;x&quot;;&quot;x&quot;;IF([.AA103]=&quot;-&quot;;&quot;-&quot;;&quot;&quot;))">
            <text:p/>
          </table:table-cell>
          <table:table-cell table:formula="of:=IF([.AB103]=&quot;x&quot;;&quot;x&quot;;IF([.AB103]=&quot;-&quot;;&quot;-&quot;;&quot;&quot;))">
            <text:p/>
          </table:table-cell>
          <table:table-cell table:formula="of:=IF([.AC103]=&quot;x&quot;;&quot;x&quot;;IF([.AC103]=&quot;-&quot;;&quot;-&quot;;&quot;&quot;))">
            <text:p/>
          </table:table-cell>
          <table:table-cell table:formula="of:=IF([.AD103]=&quot;x&quot;;&quot;x&quot;;IF([.AD103]=&quot;-&quot;;&quot;-&quot;;&quot;&quot;))">
            <text:p/>
          </table:table-cell>
          <table:table-cell table:formula="of:=IF([.AE103]=&quot;x&quot;;&quot;x&quot;;IF([.AE103]=&quot;-&quot;;&quot;-&quot;;&quot;&quot;))">
            <text:p/>
          </table:table-cell>
          <table:table-cell table:formula="of:=IF([.AF103]=&quot;x&quot;;&quot;x&quot;;IF([.AF103]=&quot;-&quot;;&quot;-&quot;;&quot;&quot;))">
            <text:p/>
          </table:table-cell>
          <table:table-cell table:formula="of:=IF([.AG103]=&quot;x&quot;;&quot;x&quot;;IF([.AG103]=&quot;-&quot;;&quot;-&quot;;&quot;&quot;))">
            <text:p/>
          </table:table-cell>
          <table:table-cell table:formula="of:=IF([.AH103]=&quot;x&quot;;&quot;x&quot;;IF([.AH103]=&quot;-&quot;;&quot;-&quot;;&quot;&quot;))">
            <text:p/>
          </table:table-cell>
          <table:table-cell table:formula="of:=IF([.AI103]=&quot;x&quot;;&quot;x&quot;;IF([.AI103]=&quot;-&quot;;&quot;-&quot;;&quot;&quot;))">
            <text:p/>
          </table:table-cell>
          <table:table-cell table:formula="of:=IF([.AJ103]=&quot;x&quot;;&quot;x&quot;;IF([.AJ103]=&quot;-&quot;;&quot;-&quot;;&quot;&quot;))">
            <text:p/>
          </table:table-cell>
          <table:table-cell table:formula="of:=IF([.AK103]=&quot;x&quot;;&quot;x&quot;;IF([.AK103]=&quot;-&quot;;&quot;-&quot;;&quot;&quot;))">
            <text:p/>
          </table:table-cell>
          <table:table-cell table:formula="of:=IF([.AL103]=&quot;x&quot;;&quot;x&quot;;IF([.AL103]=&quot;-&quot;;&quot;-&quot;;&quot;&quot;))">
            <text:p/>
          </table:table-cell>
          <table:table-cell table:formula="of:=IF([.AM103]=&quot;x&quot;;&quot;x&quot;;IF([.AM103]=&quot;-&quot;;&quot;-&quot;;&quot;&quot;))">
            <text:p/>
          </table:table-cell>
          <table:table-cell table:formula="of:=IF([.AN103]=&quot;x&quot;;&quot;x&quot;;IF([.AN103]=&quot;-&quot;;&quot;-&quot;;&quot;&quot;))">
            <text:p/>
          </table:table-cell>
          <table:table-cell table:formula="of:=IF([.AO103]=&quot;x&quot;;&quot;x&quot;;IF([.AO10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7" calcext:value-type="float">
            <text:p>7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99" calcext:value-type="float">
            <text:p>-99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60" calcext:value-type="float">
            <text:p>6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8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5"/>
          <table:table-cell/>
          <table:table-cell table:style-name="ce13" table:content-validation-name="val13" table:number-columns-repeated="8"/>
          <table:table-cell/>
          <table:table-cell table:formula="of:=IF([.R104]=&quot;x&quot;;&quot;x&quot;;IF([.R104]=&quot;-&quot;;&quot;-&quot;;&quot;&quot;))">
            <text:p/>
          </table:table-cell>
          <table:table-cell table:formula="of:=IF([.S104]=&quot;x&quot;;&quot;x&quot;;IF([.S104]=&quot;-&quot;;&quot;-&quot;;&quot;&quot;))">
            <text:p/>
          </table:table-cell>
          <table:table-cell table:formula="of:=IF([.T104]=&quot;x&quot;;&quot;x&quot;;IF([.T104]=&quot;-&quot;;&quot;-&quot;;&quot;&quot;))">
            <text:p/>
          </table:table-cell>
          <table:table-cell table:formula="of:=IF([.U104]=&quot;x&quot;;&quot;x&quot;;IF([.U104]=&quot;-&quot;;&quot;-&quot;;&quot;&quot;))">
            <text:p/>
          </table:table-cell>
          <table:table-cell table:formula="of:=IF([.V104]=&quot;x&quot;;&quot;x&quot;;IF([.V104]=&quot;-&quot;;&quot;-&quot;;&quot;&quot;))">
            <text:p/>
          </table:table-cell>
          <table:table-cell table:formula="of:=IF([.W104]=&quot;x&quot;;&quot;x&quot;;IF([.W104]=&quot;-&quot;;&quot;-&quot;;&quot;&quot;))">
            <text:p/>
          </table:table-cell>
          <table:table-cell table:formula="of:=IF([.X104]=&quot;x&quot;;&quot;x&quot;;IF([.X104]=&quot;-&quot;;&quot;-&quot;;&quot;&quot;))">
            <text:p/>
          </table:table-cell>
          <table:table-cell table:formula="of:=IF([.Y104]=&quot;x&quot;;&quot;x&quot;;IF([.Y104]=&quot;-&quot;;&quot;-&quot;;&quot;&quot;))">
            <text:p/>
          </table:table-cell>
          <table:table-cell table:formula="of:=IF([.Z104]=&quot;x&quot;;&quot;x&quot;;IF([.Z104]=&quot;-&quot;;&quot;-&quot;;&quot;&quot;))" office:value-type="string" office:string-value="x" calcext:value-type="string">
            <text:p>x</text:p>
          </table:table-cell>
          <table:table-cell table:formula="of:=IF([.AA104]=&quot;x&quot;;&quot;x&quot;;IF([.AA104]=&quot;-&quot;;&quot;-&quot;;&quot;&quot;))">
            <text:p/>
          </table:table-cell>
          <table:table-cell table:formula="of:=IF([.AB104]=&quot;x&quot;;&quot;x&quot;;IF([.AB104]=&quot;-&quot;;&quot;-&quot;;&quot;&quot;))">
            <text:p/>
          </table:table-cell>
          <table:table-cell table:formula="of:=IF([.AC104]=&quot;x&quot;;&quot;x&quot;;IF([.AC104]=&quot;-&quot;;&quot;-&quot;;&quot;&quot;))">
            <text:p/>
          </table:table-cell>
          <table:table-cell table:formula="of:=IF([.AD104]=&quot;x&quot;;&quot;x&quot;;IF([.AD104]=&quot;-&quot;;&quot;-&quot;;&quot;&quot;))">
            <text:p/>
          </table:table-cell>
          <table:table-cell table:formula="of:=IF([.AE104]=&quot;x&quot;;&quot;x&quot;;IF([.AE104]=&quot;-&quot;;&quot;-&quot;;&quot;&quot;))">
            <text:p/>
          </table:table-cell>
          <table:table-cell table:formula="of:=IF([.AF104]=&quot;x&quot;;&quot;x&quot;;IF([.AF104]=&quot;-&quot;;&quot;-&quot;;&quot;&quot;))">
            <text:p/>
          </table:table-cell>
          <table:table-cell table:formula="of:=IF([.AG104]=&quot;x&quot;;&quot;x&quot;;IF([.AG104]=&quot;-&quot;;&quot;-&quot;;&quot;&quot;))">
            <text:p/>
          </table:table-cell>
          <table:table-cell table:formula="of:=IF([.AH104]=&quot;x&quot;;&quot;x&quot;;IF([.AH104]=&quot;-&quot;;&quot;-&quot;;&quot;&quot;))">
            <text:p/>
          </table:table-cell>
          <table:table-cell table:formula="of:=IF([.AI104]=&quot;x&quot;;&quot;x&quot;;IF([.AI104]=&quot;-&quot;;&quot;-&quot;;&quot;&quot;))">
            <text:p/>
          </table:table-cell>
          <table:table-cell table:formula="of:=IF([.AJ104]=&quot;x&quot;;&quot;x&quot;;IF([.AJ104]=&quot;-&quot;;&quot;-&quot;;&quot;&quot;))">
            <text:p/>
          </table:table-cell>
          <table:table-cell table:formula="of:=IF([.AK104]=&quot;x&quot;;&quot;x&quot;;IF([.AK104]=&quot;-&quot;;&quot;-&quot;;&quot;&quot;))">
            <text:p/>
          </table:table-cell>
          <table:table-cell table:formula="of:=IF([.AL104]=&quot;x&quot;;&quot;x&quot;;IF([.AL104]=&quot;-&quot;;&quot;-&quot;;&quot;&quot;))">
            <text:p/>
          </table:table-cell>
          <table:table-cell table:formula="of:=IF([.AM104]=&quot;x&quot;;&quot;x&quot;;IF([.AM104]=&quot;-&quot;;&quot;-&quot;;&quot;&quot;))">
            <text:p/>
          </table:table-cell>
          <table:table-cell table:formula="of:=IF([.AN104]=&quot;x&quot;;&quot;x&quot;;IF([.AN104]=&quot;-&quot;;&quot;-&quot;;&quot;&quot;))">
            <text:p/>
          </table:table-cell>
          <table:table-cell table:formula="of:=IF([.AO104]=&quot;x&quot;;&quot;x&quot;;IF([.AO10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8" calcext:value-type="float">
            <text:p>8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10" calcext:value-type="float">
            <text:p>1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80" calcext:value-type="float">
            <text:p>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8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5"/>
          <table:table-cell/>
          <table:table-cell table:style-name="ce13" table:content-validation-name="val13" table:number-columns-repeated="8"/>
          <table:table-cell/>
          <table:table-cell table:formula="of:=IF([.R105]=&quot;x&quot;;&quot;x&quot;;IF([.R105]=&quot;-&quot;;&quot;-&quot;;&quot;&quot;))">
            <text:p/>
          </table:table-cell>
          <table:table-cell table:formula="of:=IF([.S105]=&quot;x&quot;;&quot;x&quot;;IF([.S105]=&quot;-&quot;;&quot;-&quot;;&quot;&quot;))">
            <text:p/>
          </table:table-cell>
          <table:table-cell table:formula="of:=IF([.T105]=&quot;x&quot;;&quot;x&quot;;IF([.T105]=&quot;-&quot;;&quot;-&quot;;&quot;&quot;))">
            <text:p/>
          </table:table-cell>
          <table:table-cell table:formula="of:=IF([.U105]=&quot;x&quot;;&quot;x&quot;;IF([.U105]=&quot;-&quot;;&quot;-&quot;;&quot;&quot;))">
            <text:p/>
          </table:table-cell>
          <table:table-cell table:formula="of:=IF([.V105]=&quot;x&quot;;&quot;x&quot;;IF([.V105]=&quot;-&quot;;&quot;-&quot;;&quot;&quot;))">
            <text:p/>
          </table:table-cell>
          <table:table-cell table:formula="of:=IF([.W105]=&quot;x&quot;;&quot;x&quot;;IF([.W105]=&quot;-&quot;;&quot;-&quot;;&quot;&quot;))">
            <text:p/>
          </table:table-cell>
          <table:table-cell table:formula="of:=IF([.X105]=&quot;x&quot;;&quot;x&quot;;IF([.X105]=&quot;-&quot;;&quot;-&quot;;&quot;&quot;))">
            <text:p/>
          </table:table-cell>
          <table:table-cell table:formula="of:=IF([.Y105]=&quot;x&quot;;&quot;x&quot;;IF([.Y105]=&quot;-&quot;;&quot;-&quot;;&quot;&quot;))">
            <text:p/>
          </table:table-cell>
          <table:table-cell table:formula="of:=IF([.Z105]=&quot;x&quot;;&quot;x&quot;;IF([.Z105]=&quot;-&quot;;&quot;-&quot;;&quot;&quot;))" office:value-type="string" office:string-value="x" calcext:value-type="string">
            <text:p>x</text:p>
          </table:table-cell>
          <table:table-cell table:formula="of:=IF([.AA105]=&quot;x&quot;;&quot;x&quot;;IF([.AA105]=&quot;-&quot;;&quot;-&quot;;&quot;&quot;))">
            <text:p/>
          </table:table-cell>
          <table:table-cell table:formula="of:=IF([.AB105]=&quot;x&quot;;&quot;x&quot;;IF([.AB105]=&quot;-&quot;;&quot;-&quot;;&quot;&quot;))">
            <text:p/>
          </table:table-cell>
          <table:table-cell table:formula="of:=IF([.AC105]=&quot;x&quot;;&quot;x&quot;;IF([.AC105]=&quot;-&quot;;&quot;-&quot;;&quot;&quot;))">
            <text:p/>
          </table:table-cell>
          <table:table-cell table:formula="of:=IF([.AD105]=&quot;x&quot;;&quot;x&quot;;IF([.AD105]=&quot;-&quot;;&quot;-&quot;;&quot;&quot;))">
            <text:p/>
          </table:table-cell>
          <table:table-cell table:formula="of:=IF([.AE105]=&quot;x&quot;;&quot;x&quot;;IF([.AE105]=&quot;-&quot;;&quot;-&quot;;&quot;&quot;))">
            <text:p/>
          </table:table-cell>
          <table:table-cell table:formula="of:=IF([.AF105]=&quot;x&quot;;&quot;x&quot;;IF([.AF105]=&quot;-&quot;;&quot;-&quot;;&quot;&quot;))">
            <text:p/>
          </table:table-cell>
          <table:table-cell table:formula="of:=IF([.AG105]=&quot;x&quot;;&quot;x&quot;;IF([.AG105]=&quot;-&quot;;&quot;-&quot;;&quot;&quot;))">
            <text:p/>
          </table:table-cell>
          <table:table-cell table:formula="of:=IF([.AH105]=&quot;x&quot;;&quot;x&quot;;IF([.AH105]=&quot;-&quot;;&quot;-&quot;;&quot;&quot;))">
            <text:p/>
          </table:table-cell>
          <table:table-cell table:formula="of:=IF([.AI105]=&quot;x&quot;;&quot;x&quot;;IF([.AI105]=&quot;-&quot;;&quot;-&quot;;&quot;&quot;))">
            <text:p/>
          </table:table-cell>
          <table:table-cell table:formula="of:=IF([.AJ105]=&quot;x&quot;;&quot;x&quot;;IF([.AJ105]=&quot;-&quot;;&quot;-&quot;;&quot;&quot;))">
            <text:p/>
          </table:table-cell>
          <table:table-cell table:formula="of:=IF([.AK105]=&quot;x&quot;;&quot;x&quot;;IF([.AK105]=&quot;-&quot;;&quot;-&quot;;&quot;&quot;))">
            <text:p/>
          </table:table-cell>
          <table:table-cell table:formula="of:=IF([.AL105]=&quot;x&quot;;&quot;x&quot;;IF([.AL105]=&quot;-&quot;;&quot;-&quot;;&quot;&quot;))">
            <text:p/>
          </table:table-cell>
          <table:table-cell table:formula="of:=IF([.AM105]=&quot;x&quot;;&quot;x&quot;;IF([.AM105]=&quot;-&quot;;&quot;-&quot;;&quot;&quot;))">
            <text:p/>
          </table:table-cell>
          <table:table-cell table:formula="of:=IF([.AN105]=&quot;x&quot;;&quot;x&quot;;IF([.AN105]=&quot;-&quot;;&quot;-&quot;;&quot;&quot;))">
            <text:p/>
          </table:table-cell>
          <table:table-cell table:formula="of:=IF([.AO105]=&quot;x&quot;;&quot;x&quot;;IF([.AO10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9" calcext:value-type="float">
            <text:p>9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5" calcext:value-type="float">
            <text:p>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00" calcext:value-type="float">
            <text:p>10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8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5"/>
          <table:table-cell/>
          <table:table-cell table:style-name="ce13" table:content-validation-name="val13" table:number-columns-repeated="8"/>
          <table:table-cell/>
          <table:table-cell table:formula="of:=IF([.R106]=&quot;x&quot;;&quot;x&quot;;IF([.R106]=&quot;-&quot;;&quot;-&quot;;&quot;&quot;))">
            <text:p/>
          </table:table-cell>
          <table:table-cell table:formula="of:=IF([.S106]=&quot;x&quot;;&quot;x&quot;;IF([.S106]=&quot;-&quot;;&quot;-&quot;;&quot;&quot;))">
            <text:p/>
          </table:table-cell>
          <table:table-cell table:formula="of:=IF([.T106]=&quot;x&quot;;&quot;x&quot;;IF([.T106]=&quot;-&quot;;&quot;-&quot;;&quot;&quot;))">
            <text:p/>
          </table:table-cell>
          <table:table-cell table:formula="of:=IF([.U106]=&quot;x&quot;;&quot;x&quot;;IF([.U106]=&quot;-&quot;;&quot;-&quot;;&quot;&quot;))">
            <text:p/>
          </table:table-cell>
          <table:table-cell table:formula="of:=IF([.V106]=&quot;x&quot;;&quot;x&quot;;IF([.V106]=&quot;-&quot;;&quot;-&quot;;&quot;&quot;))">
            <text:p/>
          </table:table-cell>
          <table:table-cell table:formula="of:=IF([.W106]=&quot;x&quot;;&quot;x&quot;;IF([.W106]=&quot;-&quot;;&quot;-&quot;;&quot;&quot;))">
            <text:p/>
          </table:table-cell>
          <table:table-cell table:formula="of:=IF([.X106]=&quot;x&quot;;&quot;x&quot;;IF([.X106]=&quot;-&quot;;&quot;-&quot;;&quot;&quot;))">
            <text:p/>
          </table:table-cell>
          <table:table-cell table:formula="of:=IF([.Y106]=&quot;x&quot;;&quot;x&quot;;IF([.Y106]=&quot;-&quot;;&quot;-&quot;;&quot;&quot;))">
            <text:p/>
          </table:table-cell>
          <table:table-cell table:formula="of:=IF([.Z106]=&quot;x&quot;;&quot;x&quot;;IF([.Z106]=&quot;-&quot;;&quot;-&quot;;&quot;&quot;))" office:value-type="string" office:string-value="x" calcext:value-type="string">
            <text:p>x</text:p>
          </table:table-cell>
          <table:table-cell table:formula="of:=IF([.AA106]=&quot;x&quot;;&quot;x&quot;;IF([.AA106]=&quot;-&quot;;&quot;-&quot;;&quot;&quot;))">
            <text:p/>
          </table:table-cell>
          <table:table-cell table:formula="of:=IF([.AB106]=&quot;x&quot;;&quot;x&quot;;IF([.AB106]=&quot;-&quot;;&quot;-&quot;;&quot;&quot;))">
            <text:p/>
          </table:table-cell>
          <table:table-cell table:formula="of:=IF([.AC106]=&quot;x&quot;;&quot;x&quot;;IF([.AC106]=&quot;-&quot;;&quot;-&quot;;&quot;&quot;))">
            <text:p/>
          </table:table-cell>
          <table:table-cell table:formula="of:=IF([.AD106]=&quot;x&quot;;&quot;x&quot;;IF([.AD106]=&quot;-&quot;;&quot;-&quot;;&quot;&quot;))">
            <text:p/>
          </table:table-cell>
          <table:table-cell table:formula="of:=IF([.AE106]=&quot;x&quot;;&quot;x&quot;;IF([.AE106]=&quot;-&quot;;&quot;-&quot;;&quot;&quot;))">
            <text:p/>
          </table:table-cell>
          <table:table-cell table:formula="of:=IF([.AF106]=&quot;x&quot;;&quot;x&quot;;IF([.AF106]=&quot;-&quot;;&quot;-&quot;;&quot;&quot;))">
            <text:p/>
          </table:table-cell>
          <table:table-cell table:formula="of:=IF([.AG106]=&quot;x&quot;;&quot;x&quot;;IF([.AG106]=&quot;-&quot;;&quot;-&quot;;&quot;&quot;))">
            <text:p/>
          </table:table-cell>
          <table:table-cell table:formula="of:=IF([.AH106]=&quot;x&quot;;&quot;x&quot;;IF([.AH106]=&quot;-&quot;;&quot;-&quot;;&quot;&quot;))">
            <text:p/>
          </table:table-cell>
          <table:table-cell table:formula="of:=IF([.AI106]=&quot;x&quot;;&quot;x&quot;;IF([.AI106]=&quot;-&quot;;&quot;-&quot;;&quot;&quot;))">
            <text:p/>
          </table:table-cell>
          <table:table-cell table:formula="of:=IF([.AJ106]=&quot;x&quot;;&quot;x&quot;;IF([.AJ106]=&quot;-&quot;;&quot;-&quot;;&quot;&quot;))">
            <text:p/>
          </table:table-cell>
          <table:table-cell table:formula="of:=IF([.AK106]=&quot;x&quot;;&quot;x&quot;;IF([.AK106]=&quot;-&quot;;&quot;-&quot;;&quot;&quot;))">
            <text:p/>
          </table:table-cell>
          <table:table-cell table:formula="of:=IF([.AL106]=&quot;x&quot;;&quot;x&quot;;IF([.AL106]=&quot;-&quot;;&quot;-&quot;;&quot;&quot;))">
            <text:p/>
          </table:table-cell>
          <table:table-cell table:formula="of:=IF([.AM106]=&quot;x&quot;;&quot;x&quot;;IF([.AM106]=&quot;-&quot;;&quot;-&quot;;&quot;&quot;))">
            <text:p/>
          </table:table-cell>
          <table:table-cell table:formula="of:=IF([.AN106]=&quot;x&quot;;&quot;x&quot;;IF([.AN106]=&quot;-&quot;;&quot;-&quot;;&quot;&quot;))">
            <text:p/>
          </table:table-cell>
          <table:table-cell table:formula="of:=IF([.AO106]=&quot;x&quot;;&quot;x&quot;;IF([.AO10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0" calcext:value-type="float">
            <text:p>10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0" calcext:value-type="float">
            <text:p>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20" calcext:value-type="float">
            <text:p>12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8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5"/>
          <table:table-cell/>
          <table:table-cell table:style-name="ce13" table:content-validation-name="val13" table:number-columns-repeated="8"/>
          <table:table-cell/>
          <table:table-cell table:formula="of:=IF([.R107]=&quot;x&quot;;&quot;x&quot;;IF([.R107]=&quot;-&quot;;&quot;-&quot;;&quot;&quot;))">
            <text:p/>
          </table:table-cell>
          <table:table-cell table:formula="of:=IF([.S107]=&quot;x&quot;;&quot;x&quot;;IF([.S107]=&quot;-&quot;;&quot;-&quot;;&quot;&quot;))">
            <text:p/>
          </table:table-cell>
          <table:table-cell table:formula="of:=IF([.T107]=&quot;x&quot;;&quot;x&quot;;IF([.T107]=&quot;-&quot;;&quot;-&quot;;&quot;&quot;))">
            <text:p/>
          </table:table-cell>
          <table:table-cell table:formula="of:=IF([.U107]=&quot;x&quot;;&quot;x&quot;;IF([.U107]=&quot;-&quot;;&quot;-&quot;;&quot;&quot;))">
            <text:p/>
          </table:table-cell>
          <table:table-cell table:formula="of:=IF([.V107]=&quot;x&quot;;&quot;x&quot;;IF([.V107]=&quot;-&quot;;&quot;-&quot;;&quot;&quot;))">
            <text:p/>
          </table:table-cell>
          <table:table-cell table:formula="of:=IF([.W107]=&quot;x&quot;;&quot;x&quot;;IF([.W107]=&quot;-&quot;;&quot;-&quot;;&quot;&quot;))">
            <text:p/>
          </table:table-cell>
          <table:table-cell table:formula="of:=IF([.X107]=&quot;x&quot;;&quot;x&quot;;IF([.X107]=&quot;-&quot;;&quot;-&quot;;&quot;&quot;))">
            <text:p/>
          </table:table-cell>
          <table:table-cell table:formula="of:=IF([.Y107]=&quot;x&quot;;&quot;x&quot;;IF([.Y107]=&quot;-&quot;;&quot;-&quot;;&quot;&quot;))">
            <text:p/>
          </table:table-cell>
          <table:table-cell table:formula="of:=IF([.Z107]=&quot;x&quot;;&quot;x&quot;;IF([.Z107]=&quot;-&quot;;&quot;-&quot;;&quot;&quot;))" office:value-type="string" office:string-value="x" calcext:value-type="string">
            <text:p>x</text:p>
          </table:table-cell>
          <table:table-cell table:formula="of:=IF([.AA107]=&quot;x&quot;;&quot;x&quot;;IF([.AA107]=&quot;-&quot;;&quot;-&quot;;&quot;&quot;))">
            <text:p/>
          </table:table-cell>
          <table:table-cell table:formula="of:=IF([.AB107]=&quot;x&quot;;&quot;x&quot;;IF([.AB107]=&quot;-&quot;;&quot;-&quot;;&quot;&quot;))">
            <text:p/>
          </table:table-cell>
          <table:table-cell table:formula="of:=IF([.AC107]=&quot;x&quot;;&quot;x&quot;;IF([.AC107]=&quot;-&quot;;&quot;-&quot;;&quot;&quot;))">
            <text:p/>
          </table:table-cell>
          <table:table-cell table:formula="of:=IF([.AD107]=&quot;x&quot;;&quot;x&quot;;IF([.AD107]=&quot;-&quot;;&quot;-&quot;;&quot;&quot;))">
            <text:p/>
          </table:table-cell>
          <table:table-cell table:formula="of:=IF([.AE107]=&quot;x&quot;;&quot;x&quot;;IF([.AE107]=&quot;-&quot;;&quot;-&quot;;&quot;&quot;))">
            <text:p/>
          </table:table-cell>
          <table:table-cell table:formula="of:=IF([.AF107]=&quot;x&quot;;&quot;x&quot;;IF([.AF107]=&quot;-&quot;;&quot;-&quot;;&quot;&quot;))">
            <text:p/>
          </table:table-cell>
          <table:table-cell table:formula="of:=IF([.AG107]=&quot;x&quot;;&quot;x&quot;;IF([.AG107]=&quot;-&quot;;&quot;-&quot;;&quot;&quot;))">
            <text:p/>
          </table:table-cell>
          <table:table-cell table:formula="of:=IF([.AH107]=&quot;x&quot;;&quot;x&quot;;IF([.AH107]=&quot;-&quot;;&quot;-&quot;;&quot;&quot;))">
            <text:p/>
          </table:table-cell>
          <table:table-cell table:formula="of:=IF([.AI107]=&quot;x&quot;;&quot;x&quot;;IF([.AI107]=&quot;-&quot;;&quot;-&quot;;&quot;&quot;))">
            <text:p/>
          </table:table-cell>
          <table:table-cell table:formula="of:=IF([.AJ107]=&quot;x&quot;;&quot;x&quot;;IF([.AJ107]=&quot;-&quot;;&quot;-&quot;;&quot;&quot;))">
            <text:p/>
          </table:table-cell>
          <table:table-cell table:formula="of:=IF([.AK107]=&quot;x&quot;;&quot;x&quot;;IF([.AK107]=&quot;-&quot;;&quot;-&quot;;&quot;&quot;))">
            <text:p/>
          </table:table-cell>
          <table:table-cell table:formula="of:=IF([.AL107]=&quot;x&quot;;&quot;x&quot;;IF([.AL107]=&quot;-&quot;;&quot;-&quot;;&quot;&quot;))">
            <text:p/>
          </table:table-cell>
          <table:table-cell table:formula="of:=IF([.AM107]=&quot;x&quot;;&quot;x&quot;;IF([.AM107]=&quot;-&quot;;&quot;-&quot;;&quot;&quot;))">
            <text:p/>
          </table:table-cell>
          <table:table-cell table:formula="of:=IF([.AN107]=&quot;x&quot;;&quot;x&quot;;IF([.AN107]=&quot;-&quot;;&quot;-&quot;;&quot;&quot;))">
            <text:p/>
          </table:table-cell>
          <table:table-cell table:formula="of:=IF([.AO107]=&quot;x&quot;;&quot;x&quot;;IF([.AO10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1" calcext:value-type="float">
            <text:p>1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5" calcext:value-type="float">
            <text:p>-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40" calcext:value-type="float">
            <text:p>14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8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5"/>
          <table:table-cell/>
          <table:table-cell table:style-name="ce13" table:content-validation-name="val13" table:number-columns-repeated="8"/>
          <table:table-cell/>
          <table:table-cell table:formula="of:=IF([.R108]=&quot;x&quot;;&quot;x&quot;;IF([.R108]=&quot;-&quot;;&quot;-&quot;;&quot;&quot;))">
            <text:p/>
          </table:table-cell>
          <table:table-cell table:formula="of:=IF([.S108]=&quot;x&quot;;&quot;x&quot;;IF([.S108]=&quot;-&quot;;&quot;-&quot;;&quot;&quot;))">
            <text:p/>
          </table:table-cell>
          <table:table-cell table:formula="of:=IF([.T108]=&quot;x&quot;;&quot;x&quot;;IF([.T108]=&quot;-&quot;;&quot;-&quot;;&quot;&quot;))">
            <text:p/>
          </table:table-cell>
          <table:table-cell table:formula="of:=IF([.U108]=&quot;x&quot;;&quot;x&quot;;IF([.U108]=&quot;-&quot;;&quot;-&quot;;&quot;&quot;))">
            <text:p/>
          </table:table-cell>
          <table:table-cell table:formula="of:=IF([.V108]=&quot;x&quot;;&quot;x&quot;;IF([.V108]=&quot;-&quot;;&quot;-&quot;;&quot;&quot;))">
            <text:p/>
          </table:table-cell>
          <table:table-cell table:formula="of:=IF([.W108]=&quot;x&quot;;&quot;x&quot;;IF([.W108]=&quot;-&quot;;&quot;-&quot;;&quot;&quot;))">
            <text:p/>
          </table:table-cell>
          <table:table-cell table:formula="of:=IF([.X108]=&quot;x&quot;;&quot;x&quot;;IF([.X108]=&quot;-&quot;;&quot;-&quot;;&quot;&quot;))">
            <text:p/>
          </table:table-cell>
          <table:table-cell table:formula="of:=IF([.Y108]=&quot;x&quot;;&quot;x&quot;;IF([.Y108]=&quot;-&quot;;&quot;-&quot;;&quot;&quot;))">
            <text:p/>
          </table:table-cell>
          <table:table-cell table:formula="of:=IF([.Z108]=&quot;x&quot;;&quot;x&quot;;IF([.Z108]=&quot;-&quot;;&quot;-&quot;;&quot;&quot;))" office:value-type="string" office:string-value="x" calcext:value-type="string">
            <text:p>x</text:p>
          </table:table-cell>
          <table:table-cell table:formula="of:=IF([.AA108]=&quot;x&quot;;&quot;x&quot;;IF([.AA108]=&quot;-&quot;;&quot;-&quot;;&quot;&quot;))">
            <text:p/>
          </table:table-cell>
          <table:table-cell table:formula="of:=IF([.AB108]=&quot;x&quot;;&quot;x&quot;;IF([.AB108]=&quot;-&quot;;&quot;-&quot;;&quot;&quot;))">
            <text:p/>
          </table:table-cell>
          <table:table-cell table:formula="of:=IF([.AC108]=&quot;x&quot;;&quot;x&quot;;IF([.AC108]=&quot;-&quot;;&quot;-&quot;;&quot;&quot;))">
            <text:p/>
          </table:table-cell>
          <table:table-cell table:formula="of:=IF([.AD108]=&quot;x&quot;;&quot;x&quot;;IF([.AD108]=&quot;-&quot;;&quot;-&quot;;&quot;&quot;))">
            <text:p/>
          </table:table-cell>
          <table:table-cell table:formula="of:=IF([.AE108]=&quot;x&quot;;&quot;x&quot;;IF([.AE108]=&quot;-&quot;;&quot;-&quot;;&quot;&quot;))">
            <text:p/>
          </table:table-cell>
          <table:table-cell table:formula="of:=IF([.AF108]=&quot;x&quot;;&quot;x&quot;;IF([.AF108]=&quot;-&quot;;&quot;-&quot;;&quot;&quot;))">
            <text:p/>
          </table:table-cell>
          <table:table-cell table:formula="of:=IF([.AG108]=&quot;x&quot;;&quot;x&quot;;IF([.AG108]=&quot;-&quot;;&quot;-&quot;;&quot;&quot;))">
            <text:p/>
          </table:table-cell>
          <table:table-cell table:formula="of:=IF([.AH108]=&quot;x&quot;;&quot;x&quot;;IF([.AH108]=&quot;-&quot;;&quot;-&quot;;&quot;&quot;))">
            <text:p/>
          </table:table-cell>
          <table:table-cell table:formula="of:=IF([.AI108]=&quot;x&quot;;&quot;x&quot;;IF([.AI108]=&quot;-&quot;;&quot;-&quot;;&quot;&quot;))">
            <text:p/>
          </table:table-cell>
          <table:table-cell table:formula="of:=IF([.AJ108]=&quot;x&quot;;&quot;x&quot;;IF([.AJ108]=&quot;-&quot;;&quot;-&quot;;&quot;&quot;))">
            <text:p/>
          </table:table-cell>
          <table:table-cell table:formula="of:=IF([.AK108]=&quot;x&quot;;&quot;x&quot;;IF([.AK108]=&quot;-&quot;;&quot;-&quot;;&quot;&quot;))">
            <text:p/>
          </table:table-cell>
          <table:table-cell table:formula="of:=IF([.AL108]=&quot;x&quot;;&quot;x&quot;;IF([.AL108]=&quot;-&quot;;&quot;-&quot;;&quot;&quot;))">
            <text:p/>
          </table:table-cell>
          <table:table-cell table:formula="of:=IF([.AM108]=&quot;x&quot;;&quot;x&quot;;IF([.AM108]=&quot;-&quot;;&quot;-&quot;;&quot;&quot;))">
            <text:p/>
          </table:table-cell>
          <table:table-cell table:formula="of:=IF([.AN108]=&quot;x&quot;;&quot;x&quot;;IF([.AN108]=&quot;-&quot;;&quot;-&quot;;&quot;&quot;))">
            <text:p/>
          </table:table-cell>
          <table:table-cell table:formula="of:=IF([.AO108]=&quot;x&quot;;&quot;x&quot;;IF([.AO10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2" calcext:value-type="float">
            <text:p>1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10" calcext:value-type="float">
            <text:p>-1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60" calcext:value-type="float">
            <text:p>16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8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5"/>
          <table:table-cell/>
          <table:table-cell table:style-name="ce13" table:content-validation-name="val13" table:number-columns-repeated="8"/>
          <table:table-cell/>
          <table:table-cell table:formula="of:=IF([.R109]=&quot;x&quot;;&quot;x&quot;;IF([.R109]=&quot;-&quot;;&quot;-&quot;;&quot;&quot;))">
            <text:p/>
          </table:table-cell>
          <table:table-cell table:formula="of:=IF([.S109]=&quot;x&quot;;&quot;x&quot;;IF([.S109]=&quot;-&quot;;&quot;-&quot;;&quot;&quot;))">
            <text:p/>
          </table:table-cell>
          <table:table-cell table:formula="of:=IF([.T109]=&quot;x&quot;;&quot;x&quot;;IF([.T109]=&quot;-&quot;;&quot;-&quot;;&quot;&quot;))">
            <text:p/>
          </table:table-cell>
          <table:table-cell table:formula="of:=IF([.U109]=&quot;x&quot;;&quot;x&quot;;IF([.U109]=&quot;-&quot;;&quot;-&quot;;&quot;&quot;))">
            <text:p/>
          </table:table-cell>
          <table:table-cell table:formula="of:=IF([.V109]=&quot;x&quot;;&quot;x&quot;;IF([.V109]=&quot;-&quot;;&quot;-&quot;;&quot;&quot;))">
            <text:p/>
          </table:table-cell>
          <table:table-cell table:formula="of:=IF([.W109]=&quot;x&quot;;&quot;x&quot;;IF([.W109]=&quot;-&quot;;&quot;-&quot;;&quot;&quot;))">
            <text:p/>
          </table:table-cell>
          <table:table-cell table:formula="of:=IF([.X109]=&quot;x&quot;;&quot;x&quot;;IF([.X109]=&quot;-&quot;;&quot;-&quot;;&quot;&quot;))">
            <text:p/>
          </table:table-cell>
          <table:table-cell table:formula="of:=IF([.Y109]=&quot;x&quot;;&quot;x&quot;;IF([.Y109]=&quot;-&quot;;&quot;-&quot;;&quot;&quot;))">
            <text:p/>
          </table:table-cell>
          <table:table-cell table:formula="of:=IF([.Z109]=&quot;x&quot;;&quot;x&quot;;IF([.Z109]=&quot;-&quot;;&quot;-&quot;;&quot;&quot;))" office:value-type="string" office:string-value="x" calcext:value-type="string">
            <text:p>x</text:p>
          </table:table-cell>
          <table:table-cell table:formula="of:=IF([.AA109]=&quot;x&quot;;&quot;x&quot;;IF([.AA109]=&quot;-&quot;;&quot;-&quot;;&quot;&quot;))">
            <text:p/>
          </table:table-cell>
          <table:table-cell table:formula="of:=IF([.AB109]=&quot;x&quot;;&quot;x&quot;;IF([.AB109]=&quot;-&quot;;&quot;-&quot;;&quot;&quot;))">
            <text:p/>
          </table:table-cell>
          <table:table-cell table:formula="of:=IF([.AC109]=&quot;x&quot;;&quot;x&quot;;IF([.AC109]=&quot;-&quot;;&quot;-&quot;;&quot;&quot;))">
            <text:p/>
          </table:table-cell>
          <table:table-cell table:formula="of:=IF([.AD109]=&quot;x&quot;;&quot;x&quot;;IF([.AD109]=&quot;-&quot;;&quot;-&quot;;&quot;&quot;))">
            <text:p/>
          </table:table-cell>
          <table:table-cell table:formula="of:=IF([.AE109]=&quot;x&quot;;&quot;x&quot;;IF([.AE109]=&quot;-&quot;;&quot;-&quot;;&quot;&quot;))">
            <text:p/>
          </table:table-cell>
          <table:table-cell table:formula="of:=IF([.AF109]=&quot;x&quot;;&quot;x&quot;;IF([.AF109]=&quot;-&quot;;&quot;-&quot;;&quot;&quot;))">
            <text:p/>
          </table:table-cell>
          <table:table-cell table:formula="of:=IF([.AG109]=&quot;x&quot;;&quot;x&quot;;IF([.AG109]=&quot;-&quot;;&quot;-&quot;;&quot;&quot;))">
            <text:p/>
          </table:table-cell>
          <table:table-cell table:formula="of:=IF([.AH109]=&quot;x&quot;;&quot;x&quot;;IF([.AH109]=&quot;-&quot;;&quot;-&quot;;&quot;&quot;))">
            <text:p/>
          </table:table-cell>
          <table:table-cell table:formula="of:=IF([.AI109]=&quot;x&quot;;&quot;x&quot;;IF([.AI109]=&quot;-&quot;;&quot;-&quot;;&quot;&quot;))">
            <text:p/>
          </table:table-cell>
          <table:table-cell table:formula="of:=IF([.AJ109]=&quot;x&quot;;&quot;x&quot;;IF([.AJ109]=&quot;-&quot;;&quot;-&quot;;&quot;&quot;))">
            <text:p/>
          </table:table-cell>
          <table:table-cell table:formula="of:=IF([.AK109]=&quot;x&quot;;&quot;x&quot;;IF([.AK109]=&quot;-&quot;;&quot;-&quot;;&quot;&quot;))">
            <text:p/>
          </table:table-cell>
          <table:table-cell table:formula="of:=IF([.AL109]=&quot;x&quot;;&quot;x&quot;;IF([.AL109]=&quot;-&quot;;&quot;-&quot;;&quot;&quot;))">
            <text:p/>
          </table:table-cell>
          <table:table-cell table:formula="of:=IF([.AM109]=&quot;x&quot;;&quot;x&quot;;IF([.AM109]=&quot;-&quot;;&quot;-&quot;;&quot;&quot;))">
            <text:p/>
          </table:table-cell>
          <table:table-cell table:formula="of:=IF([.AN109]=&quot;x&quot;;&quot;x&quot;;IF([.AN109]=&quot;-&quot;;&quot;-&quot;;&quot;&quot;))">
            <text:p/>
          </table:table-cell>
          <table:table-cell table:formula="of:=IF([.AO109]=&quot;x&quot;;&quot;x&quot;;IF([.AO10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4"/>
          <table:table-cell table:style-name="ce8" table:content-validation-name="val2"/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3" calcext:value-type="float">
            <text:p>13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15" calcext:value-type="float">
            <text:p>-1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80" calcext:value-type="float">
            <text:p>18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9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4"/>
          <table:table-cell/>
          <table:table-cell table:style-name="ce13" table:content-validation-name="val13" table:number-columns-repeated="8"/>
          <table:table-cell/>
          <table:table-cell table:formula="of:=IF([.R110]=&quot;x&quot;;&quot;x&quot;;IF([.R110]=&quot;-&quot;;&quot;-&quot;;&quot;&quot;))">
            <text:p/>
          </table:table-cell>
          <table:table-cell table:formula="of:=IF([.S110]=&quot;x&quot;;&quot;x&quot;;IF([.S110]=&quot;-&quot;;&quot;-&quot;;&quot;&quot;))">
            <text:p/>
          </table:table-cell>
          <table:table-cell table:formula="of:=IF([.T110]=&quot;x&quot;;&quot;x&quot;;IF([.T110]=&quot;-&quot;;&quot;-&quot;;&quot;&quot;))">
            <text:p/>
          </table:table-cell>
          <table:table-cell table:formula="of:=IF([.U110]=&quot;x&quot;;&quot;x&quot;;IF([.U110]=&quot;-&quot;;&quot;-&quot;;&quot;&quot;))">
            <text:p/>
          </table:table-cell>
          <table:table-cell table:formula="of:=IF([.V110]=&quot;x&quot;;&quot;x&quot;;IF([.V110]=&quot;-&quot;;&quot;-&quot;;&quot;&quot;))">
            <text:p/>
          </table:table-cell>
          <table:table-cell table:formula="of:=IF([.W110]=&quot;x&quot;;&quot;x&quot;;IF([.W110]=&quot;-&quot;;&quot;-&quot;;&quot;&quot;))">
            <text:p/>
          </table:table-cell>
          <table:table-cell table:formula="of:=IF([.X110]=&quot;x&quot;;&quot;x&quot;;IF([.X110]=&quot;-&quot;;&quot;-&quot;;&quot;&quot;))">
            <text:p/>
          </table:table-cell>
          <table:table-cell table:formula="of:=IF([.Y110]=&quot;x&quot;;&quot;x&quot;;IF([.Y110]=&quot;-&quot;;&quot;-&quot;;&quot;&quot;))">
            <text:p/>
          </table:table-cell>
          <table:table-cell table:formula="of:=IF([.Z110]=&quot;x&quot;;&quot;x&quot;;IF([.Z110]=&quot;-&quot;;&quot;-&quot;;&quot;&quot;))">
            <text:p/>
          </table:table-cell>
          <table:table-cell table:formula="of:=IF([.AA110]=&quot;x&quot;;&quot;x&quot;;IF([.AA110]=&quot;-&quot;;&quot;-&quot;;&quot;&quot;))" office:value-type="string" office:string-value="x" calcext:value-type="string">
            <text:p>x</text:p>
          </table:table-cell>
          <table:table-cell table:formula="of:=IF([.AB110]=&quot;x&quot;;&quot;x&quot;;IF([.AB110]=&quot;-&quot;;&quot;-&quot;;&quot;&quot;))">
            <text:p/>
          </table:table-cell>
          <table:table-cell table:formula="of:=IF([.AC110]=&quot;x&quot;;&quot;x&quot;;IF([.AC110]=&quot;-&quot;;&quot;-&quot;;&quot;&quot;))">
            <text:p/>
          </table:table-cell>
          <table:table-cell table:formula="of:=IF([.AD110]=&quot;x&quot;;&quot;x&quot;;IF([.AD110]=&quot;-&quot;;&quot;-&quot;;&quot;&quot;))">
            <text:p/>
          </table:table-cell>
          <table:table-cell table:formula="of:=IF([.AE110]=&quot;x&quot;;&quot;x&quot;;IF([.AE110]=&quot;-&quot;;&quot;-&quot;;&quot;&quot;))">
            <text:p/>
          </table:table-cell>
          <table:table-cell table:formula="of:=IF([.AF110]=&quot;x&quot;;&quot;x&quot;;IF([.AF110]=&quot;-&quot;;&quot;-&quot;;&quot;&quot;))">
            <text:p/>
          </table:table-cell>
          <table:table-cell table:formula="of:=IF([.AG110]=&quot;x&quot;;&quot;x&quot;;IF([.AG110]=&quot;-&quot;;&quot;-&quot;;&quot;&quot;))">
            <text:p/>
          </table:table-cell>
          <table:table-cell table:formula="of:=IF([.AH110]=&quot;x&quot;;&quot;x&quot;;IF([.AH110]=&quot;-&quot;;&quot;-&quot;;&quot;&quot;))">
            <text:p/>
          </table:table-cell>
          <table:table-cell table:formula="of:=IF([.AI110]=&quot;x&quot;;&quot;x&quot;;IF([.AI110]=&quot;-&quot;;&quot;-&quot;;&quot;&quot;))">
            <text:p/>
          </table:table-cell>
          <table:table-cell table:formula="of:=IF([.AJ110]=&quot;x&quot;;&quot;x&quot;;IF([.AJ110]=&quot;-&quot;;&quot;-&quot;;&quot;&quot;))">
            <text:p/>
          </table:table-cell>
          <table:table-cell table:formula="of:=IF([.AK110]=&quot;x&quot;;&quot;x&quot;;IF([.AK110]=&quot;-&quot;;&quot;-&quot;;&quot;&quot;))">
            <text:p/>
          </table:table-cell>
          <table:table-cell table:formula="of:=IF([.AL110]=&quot;x&quot;;&quot;x&quot;;IF([.AL110]=&quot;-&quot;;&quot;-&quot;;&quot;&quot;))">
            <text:p/>
          </table:table-cell>
          <table:table-cell table:formula="of:=IF([.AM110]=&quot;x&quot;;&quot;x&quot;;IF([.AM110]=&quot;-&quot;;&quot;-&quot;;&quot;&quot;))">
            <text:p/>
          </table:table-cell>
          <table:table-cell table:formula="of:=IF([.AN110]=&quot;x&quot;;&quot;x&quot;;IF([.AN110]=&quot;-&quot;;&quot;-&quot;;&quot;&quot;))">
            <text:p/>
          </table:table-cell>
          <table:table-cell table:formula="of:=IF([.AO110]=&quot;x&quot;;&quot;x&quot;;IF([.AO11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4"/>
          <table:table-cell table:style-name="ce8" table:content-validation-name="val2"/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4" calcext:value-type="float">
            <text:p>14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20" calcext:value-type="float">
            <text:p>-2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200" calcext:value-type="float">
            <text:p>20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9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4"/>
          <table:table-cell/>
          <table:table-cell table:style-name="ce13" table:content-validation-name="val13" table:number-columns-repeated="8"/>
          <table:table-cell/>
          <table:table-cell table:formula="of:=IF([.R111]=&quot;x&quot;;&quot;x&quot;;IF([.R111]=&quot;-&quot;;&quot;-&quot;;&quot;&quot;))">
            <text:p/>
          </table:table-cell>
          <table:table-cell table:formula="of:=IF([.S111]=&quot;x&quot;;&quot;x&quot;;IF([.S111]=&quot;-&quot;;&quot;-&quot;;&quot;&quot;))">
            <text:p/>
          </table:table-cell>
          <table:table-cell table:formula="of:=IF([.T111]=&quot;x&quot;;&quot;x&quot;;IF([.T111]=&quot;-&quot;;&quot;-&quot;;&quot;&quot;))">
            <text:p/>
          </table:table-cell>
          <table:table-cell table:formula="of:=IF([.U111]=&quot;x&quot;;&quot;x&quot;;IF([.U111]=&quot;-&quot;;&quot;-&quot;;&quot;&quot;))">
            <text:p/>
          </table:table-cell>
          <table:table-cell table:formula="of:=IF([.V111]=&quot;x&quot;;&quot;x&quot;;IF([.V111]=&quot;-&quot;;&quot;-&quot;;&quot;&quot;))">
            <text:p/>
          </table:table-cell>
          <table:table-cell table:formula="of:=IF([.W111]=&quot;x&quot;;&quot;x&quot;;IF([.W111]=&quot;-&quot;;&quot;-&quot;;&quot;&quot;))">
            <text:p/>
          </table:table-cell>
          <table:table-cell table:formula="of:=IF([.X111]=&quot;x&quot;;&quot;x&quot;;IF([.X111]=&quot;-&quot;;&quot;-&quot;;&quot;&quot;))">
            <text:p/>
          </table:table-cell>
          <table:table-cell table:formula="of:=IF([.Y111]=&quot;x&quot;;&quot;x&quot;;IF([.Y111]=&quot;-&quot;;&quot;-&quot;;&quot;&quot;))">
            <text:p/>
          </table:table-cell>
          <table:table-cell table:formula="of:=IF([.Z111]=&quot;x&quot;;&quot;x&quot;;IF([.Z111]=&quot;-&quot;;&quot;-&quot;;&quot;&quot;))">
            <text:p/>
          </table:table-cell>
          <table:table-cell table:formula="of:=IF([.AA111]=&quot;x&quot;;&quot;x&quot;;IF([.AA111]=&quot;-&quot;;&quot;-&quot;;&quot;&quot;))" office:value-type="string" office:string-value="x" calcext:value-type="string">
            <text:p>x</text:p>
          </table:table-cell>
          <table:table-cell table:formula="of:=IF([.AB111]=&quot;x&quot;;&quot;x&quot;;IF([.AB111]=&quot;-&quot;;&quot;-&quot;;&quot;&quot;))">
            <text:p/>
          </table:table-cell>
          <table:table-cell table:formula="of:=IF([.AC111]=&quot;x&quot;;&quot;x&quot;;IF([.AC111]=&quot;-&quot;;&quot;-&quot;;&quot;&quot;))">
            <text:p/>
          </table:table-cell>
          <table:table-cell table:formula="of:=IF([.AD111]=&quot;x&quot;;&quot;x&quot;;IF([.AD111]=&quot;-&quot;;&quot;-&quot;;&quot;&quot;))">
            <text:p/>
          </table:table-cell>
          <table:table-cell table:formula="of:=IF([.AE111]=&quot;x&quot;;&quot;x&quot;;IF([.AE111]=&quot;-&quot;;&quot;-&quot;;&quot;&quot;))">
            <text:p/>
          </table:table-cell>
          <table:table-cell table:formula="of:=IF([.AF111]=&quot;x&quot;;&quot;x&quot;;IF([.AF111]=&quot;-&quot;;&quot;-&quot;;&quot;&quot;))">
            <text:p/>
          </table:table-cell>
          <table:table-cell table:formula="of:=IF([.AG111]=&quot;x&quot;;&quot;x&quot;;IF([.AG111]=&quot;-&quot;;&quot;-&quot;;&quot;&quot;))">
            <text:p/>
          </table:table-cell>
          <table:table-cell table:formula="of:=IF([.AH111]=&quot;x&quot;;&quot;x&quot;;IF([.AH111]=&quot;-&quot;;&quot;-&quot;;&quot;&quot;))">
            <text:p/>
          </table:table-cell>
          <table:table-cell table:formula="of:=IF([.AI111]=&quot;x&quot;;&quot;x&quot;;IF([.AI111]=&quot;-&quot;;&quot;-&quot;;&quot;&quot;))">
            <text:p/>
          </table:table-cell>
          <table:table-cell table:formula="of:=IF([.AJ111]=&quot;x&quot;;&quot;x&quot;;IF([.AJ111]=&quot;-&quot;;&quot;-&quot;;&quot;&quot;))">
            <text:p/>
          </table:table-cell>
          <table:table-cell table:formula="of:=IF([.AK111]=&quot;x&quot;;&quot;x&quot;;IF([.AK111]=&quot;-&quot;;&quot;-&quot;;&quot;&quot;))">
            <text:p/>
          </table:table-cell>
          <table:table-cell table:formula="of:=IF([.AL111]=&quot;x&quot;;&quot;x&quot;;IF([.AL111]=&quot;-&quot;;&quot;-&quot;;&quot;&quot;))">
            <text:p/>
          </table:table-cell>
          <table:table-cell table:formula="of:=IF([.AM111]=&quot;x&quot;;&quot;x&quot;;IF([.AM111]=&quot;-&quot;;&quot;-&quot;;&quot;&quot;))">
            <text:p/>
          </table:table-cell>
          <table:table-cell table:formula="of:=IF([.AN111]=&quot;x&quot;;&quot;x&quot;;IF([.AN111]=&quot;-&quot;;&quot;-&quot;;&quot;&quot;))">
            <text:p/>
          </table:table-cell>
          <table:table-cell table:formula="of:=IF([.AO111]=&quot;x&quot;;&quot;x&quot;;IF([.AO11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4"/>
          <table:table-cell table:style-name="ce8" table:content-validation-name="val2"/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5" calcext:value-type="float">
            <text:p>15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25" calcext:value-type="float">
            <text:p>-2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220" calcext:value-type="float">
            <text:p>2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9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4"/>
          <table:table-cell/>
          <table:table-cell table:style-name="ce13" table:content-validation-name="val13" table:number-columns-repeated="8"/>
          <table:table-cell/>
          <table:table-cell table:formula="of:=IF([.R112]=&quot;x&quot;;&quot;x&quot;;IF([.R112]=&quot;-&quot;;&quot;-&quot;;&quot;&quot;))">
            <text:p/>
          </table:table-cell>
          <table:table-cell table:formula="of:=IF([.S112]=&quot;x&quot;;&quot;x&quot;;IF([.S112]=&quot;-&quot;;&quot;-&quot;;&quot;&quot;))">
            <text:p/>
          </table:table-cell>
          <table:table-cell table:formula="of:=IF([.T112]=&quot;x&quot;;&quot;x&quot;;IF([.T112]=&quot;-&quot;;&quot;-&quot;;&quot;&quot;))">
            <text:p/>
          </table:table-cell>
          <table:table-cell table:formula="of:=IF([.U112]=&quot;x&quot;;&quot;x&quot;;IF([.U112]=&quot;-&quot;;&quot;-&quot;;&quot;&quot;))">
            <text:p/>
          </table:table-cell>
          <table:table-cell table:formula="of:=IF([.V112]=&quot;x&quot;;&quot;x&quot;;IF([.V112]=&quot;-&quot;;&quot;-&quot;;&quot;&quot;))">
            <text:p/>
          </table:table-cell>
          <table:table-cell table:formula="of:=IF([.W112]=&quot;x&quot;;&quot;x&quot;;IF([.W112]=&quot;-&quot;;&quot;-&quot;;&quot;&quot;))">
            <text:p/>
          </table:table-cell>
          <table:table-cell table:formula="of:=IF([.X112]=&quot;x&quot;;&quot;x&quot;;IF([.X112]=&quot;-&quot;;&quot;-&quot;;&quot;&quot;))">
            <text:p/>
          </table:table-cell>
          <table:table-cell table:formula="of:=IF([.Y112]=&quot;x&quot;;&quot;x&quot;;IF([.Y112]=&quot;-&quot;;&quot;-&quot;;&quot;&quot;))">
            <text:p/>
          </table:table-cell>
          <table:table-cell table:formula="of:=IF([.Z112]=&quot;x&quot;;&quot;x&quot;;IF([.Z112]=&quot;-&quot;;&quot;-&quot;;&quot;&quot;))">
            <text:p/>
          </table:table-cell>
          <table:table-cell table:formula="of:=IF([.AA112]=&quot;x&quot;;&quot;x&quot;;IF([.AA112]=&quot;-&quot;;&quot;-&quot;;&quot;&quot;))" office:value-type="string" office:string-value="x" calcext:value-type="string">
            <text:p>x</text:p>
          </table:table-cell>
          <table:table-cell table:formula="of:=IF([.AB112]=&quot;x&quot;;&quot;x&quot;;IF([.AB112]=&quot;-&quot;;&quot;-&quot;;&quot;&quot;))">
            <text:p/>
          </table:table-cell>
          <table:table-cell table:formula="of:=IF([.AC112]=&quot;x&quot;;&quot;x&quot;;IF([.AC112]=&quot;-&quot;;&quot;-&quot;;&quot;&quot;))">
            <text:p/>
          </table:table-cell>
          <table:table-cell table:formula="of:=IF([.AD112]=&quot;x&quot;;&quot;x&quot;;IF([.AD112]=&quot;-&quot;;&quot;-&quot;;&quot;&quot;))">
            <text:p/>
          </table:table-cell>
          <table:table-cell table:formula="of:=IF([.AE112]=&quot;x&quot;;&quot;x&quot;;IF([.AE112]=&quot;-&quot;;&quot;-&quot;;&quot;&quot;))">
            <text:p/>
          </table:table-cell>
          <table:table-cell table:formula="of:=IF([.AF112]=&quot;x&quot;;&quot;x&quot;;IF([.AF112]=&quot;-&quot;;&quot;-&quot;;&quot;&quot;))">
            <text:p/>
          </table:table-cell>
          <table:table-cell table:formula="of:=IF([.AG112]=&quot;x&quot;;&quot;x&quot;;IF([.AG112]=&quot;-&quot;;&quot;-&quot;;&quot;&quot;))">
            <text:p/>
          </table:table-cell>
          <table:table-cell table:formula="of:=IF([.AH112]=&quot;x&quot;;&quot;x&quot;;IF([.AH112]=&quot;-&quot;;&quot;-&quot;;&quot;&quot;))">
            <text:p/>
          </table:table-cell>
          <table:table-cell table:formula="of:=IF([.AI112]=&quot;x&quot;;&quot;x&quot;;IF([.AI112]=&quot;-&quot;;&quot;-&quot;;&quot;&quot;))">
            <text:p/>
          </table:table-cell>
          <table:table-cell table:formula="of:=IF([.AJ112]=&quot;x&quot;;&quot;x&quot;;IF([.AJ112]=&quot;-&quot;;&quot;-&quot;;&quot;&quot;))">
            <text:p/>
          </table:table-cell>
          <table:table-cell table:formula="of:=IF([.AK112]=&quot;x&quot;;&quot;x&quot;;IF([.AK112]=&quot;-&quot;;&quot;-&quot;;&quot;&quot;))">
            <text:p/>
          </table:table-cell>
          <table:table-cell table:formula="of:=IF([.AL112]=&quot;x&quot;;&quot;x&quot;;IF([.AL112]=&quot;-&quot;;&quot;-&quot;;&quot;&quot;))">
            <text:p/>
          </table:table-cell>
          <table:table-cell table:formula="of:=IF([.AM112]=&quot;x&quot;;&quot;x&quot;;IF([.AM112]=&quot;-&quot;;&quot;-&quot;;&quot;&quot;))">
            <text:p/>
          </table:table-cell>
          <table:table-cell table:formula="of:=IF([.AN112]=&quot;x&quot;;&quot;x&quot;;IF([.AN112]=&quot;-&quot;;&quot;-&quot;;&quot;&quot;))">
            <text:p/>
          </table:table-cell>
          <table:table-cell table:formula="of:=IF([.AO112]=&quot;x&quot;;&quot;x&quot;;IF([.AO11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4"/>
          <table:table-cell table:style-name="ce8" table:content-validation-name="val2"/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6" calcext:value-type="float">
            <text:p>16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30" calcext:value-type="float">
            <text:p>-3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240" calcext:value-type="float">
            <text:p>24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9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4"/>
          <table:table-cell/>
          <table:table-cell table:style-name="ce13" table:content-validation-name="val13" table:number-columns-repeated="8"/>
          <table:table-cell/>
          <table:table-cell table:formula="of:=IF([.R113]=&quot;x&quot;;&quot;x&quot;;IF([.R113]=&quot;-&quot;;&quot;-&quot;;&quot;&quot;))">
            <text:p/>
          </table:table-cell>
          <table:table-cell table:formula="of:=IF([.S113]=&quot;x&quot;;&quot;x&quot;;IF([.S113]=&quot;-&quot;;&quot;-&quot;;&quot;&quot;))">
            <text:p/>
          </table:table-cell>
          <table:table-cell table:formula="of:=IF([.T113]=&quot;x&quot;;&quot;x&quot;;IF([.T113]=&quot;-&quot;;&quot;-&quot;;&quot;&quot;))">
            <text:p/>
          </table:table-cell>
          <table:table-cell table:formula="of:=IF([.U113]=&quot;x&quot;;&quot;x&quot;;IF([.U113]=&quot;-&quot;;&quot;-&quot;;&quot;&quot;))">
            <text:p/>
          </table:table-cell>
          <table:table-cell table:formula="of:=IF([.V113]=&quot;x&quot;;&quot;x&quot;;IF([.V113]=&quot;-&quot;;&quot;-&quot;;&quot;&quot;))">
            <text:p/>
          </table:table-cell>
          <table:table-cell table:formula="of:=IF([.W113]=&quot;x&quot;;&quot;x&quot;;IF([.W113]=&quot;-&quot;;&quot;-&quot;;&quot;&quot;))">
            <text:p/>
          </table:table-cell>
          <table:table-cell table:formula="of:=IF([.X113]=&quot;x&quot;;&quot;x&quot;;IF([.X113]=&quot;-&quot;;&quot;-&quot;;&quot;&quot;))">
            <text:p/>
          </table:table-cell>
          <table:table-cell table:formula="of:=IF([.Y113]=&quot;x&quot;;&quot;x&quot;;IF([.Y113]=&quot;-&quot;;&quot;-&quot;;&quot;&quot;))">
            <text:p/>
          </table:table-cell>
          <table:table-cell table:formula="of:=IF([.Z113]=&quot;x&quot;;&quot;x&quot;;IF([.Z113]=&quot;-&quot;;&quot;-&quot;;&quot;&quot;))">
            <text:p/>
          </table:table-cell>
          <table:table-cell table:formula="of:=IF([.AA113]=&quot;x&quot;;&quot;x&quot;;IF([.AA113]=&quot;-&quot;;&quot;-&quot;;&quot;&quot;))" office:value-type="string" office:string-value="x" calcext:value-type="string">
            <text:p>x</text:p>
          </table:table-cell>
          <table:table-cell table:formula="of:=IF([.AB113]=&quot;x&quot;;&quot;x&quot;;IF([.AB113]=&quot;-&quot;;&quot;-&quot;;&quot;&quot;))">
            <text:p/>
          </table:table-cell>
          <table:table-cell table:formula="of:=IF([.AC113]=&quot;x&quot;;&quot;x&quot;;IF([.AC113]=&quot;-&quot;;&quot;-&quot;;&quot;&quot;))">
            <text:p/>
          </table:table-cell>
          <table:table-cell table:formula="of:=IF([.AD113]=&quot;x&quot;;&quot;x&quot;;IF([.AD113]=&quot;-&quot;;&quot;-&quot;;&quot;&quot;))">
            <text:p/>
          </table:table-cell>
          <table:table-cell table:formula="of:=IF([.AE113]=&quot;x&quot;;&quot;x&quot;;IF([.AE113]=&quot;-&quot;;&quot;-&quot;;&quot;&quot;))">
            <text:p/>
          </table:table-cell>
          <table:table-cell table:formula="of:=IF([.AF113]=&quot;x&quot;;&quot;x&quot;;IF([.AF113]=&quot;-&quot;;&quot;-&quot;;&quot;&quot;))">
            <text:p/>
          </table:table-cell>
          <table:table-cell table:formula="of:=IF([.AG113]=&quot;x&quot;;&quot;x&quot;;IF([.AG113]=&quot;-&quot;;&quot;-&quot;;&quot;&quot;))">
            <text:p/>
          </table:table-cell>
          <table:table-cell table:formula="of:=IF([.AH113]=&quot;x&quot;;&quot;x&quot;;IF([.AH113]=&quot;-&quot;;&quot;-&quot;;&quot;&quot;))">
            <text:p/>
          </table:table-cell>
          <table:table-cell table:formula="of:=IF([.AI113]=&quot;x&quot;;&quot;x&quot;;IF([.AI113]=&quot;-&quot;;&quot;-&quot;;&quot;&quot;))">
            <text:p/>
          </table:table-cell>
          <table:table-cell table:formula="of:=IF([.AJ113]=&quot;x&quot;;&quot;x&quot;;IF([.AJ113]=&quot;-&quot;;&quot;-&quot;;&quot;&quot;))">
            <text:p/>
          </table:table-cell>
          <table:table-cell table:formula="of:=IF([.AK113]=&quot;x&quot;;&quot;x&quot;;IF([.AK113]=&quot;-&quot;;&quot;-&quot;;&quot;&quot;))">
            <text:p/>
          </table:table-cell>
          <table:table-cell table:formula="of:=IF([.AL113]=&quot;x&quot;;&quot;x&quot;;IF([.AL113]=&quot;-&quot;;&quot;-&quot;;&quot;&quot;))">
            <text:p/>
          </table:table-cell>
          <table:table-cell table:formula="of:=IF([.AM113]=&quot;x&quot;;&quot;x&quot;;IF([.AM113]=&quot;-&quot;;&quot;-&quot;;&quot;&quot;))">
            <text:p/>
          </table:table-cell>
          <table:table-cell table:formula="of:=IF([.AN113]=&quot;x&quot;;&quot;x&quot;;IF([.AN113]=&quot;-&quot;;&quot;-&quot;;&quot;&quot;))">
            <text:p/>
          </table:table-cell>
          <table:table-cell table:formula="of:=IF([.AO113]=&quot;x&quot;;&quot;x&quot;;IF([.AO11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4"/>
          <table:table-cell table:style-name="ce8" table:content-validation-name="val2"/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7" calcext:value-type="float">
            <text:p>17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35" calcext:value-type="float">
            <text:p>-3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260" calcext:value-type="float">
            <text:p>26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9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4"/>
          <table:table-cell/>
          <table:table-cell table:style-name="ce13" table:content-validation-name="val13" table:number-columns-repeated="8"/>
          <table:table-cell/>
          <table:table-cell table:formula="of:=IF([.R114]=&quot;x&quot;;&quot;x&quot;;IF([.R114]=&quot;-&quot;;&quot;-&quot;;&quot;&quot;))">
            <text:p/>
          </table:table-cell>
          <table:table-cell table:formula="of:=IF([.S114]=&quot;x&quot;;&quot;x&quot;;IF([.S114]=&quot;-&quot;;&quot;-&quot;;&quot;&quot;))">
            <text:p/>
          </table:table-cell>
          <table:table-cell table:formula="of:=IF([.T114]=&quot;x&quot;;&quot;x&quot;;IF([.T114]=&quot;-&quot;;&quot;-&quot;;&quot;&quot;))">
            <text:p/>
          </table:table-cell>
          <table:table-cell table:formula="of:=IF([.U114]=&quot;x&quot;;&quot;x&quot;;IF([.U114]=&quot;-&quot;;&quot;-&quot;;&quot;&quot;))">
            <text:p/>
          </table:table-cell>
          <table:table-cell table:formula="of:=IF([.V114]=&quot;x&quot;;&quot;x&quot;;IF([.V114]=&quot;-&quot;;&quot;-&quot;;&quot;&quot;))">
            <text:p/>
          </table:table-cell>
          <table:table-cell table:formula="of:=IF([.W114]=&quot;x&quot;;&quot;x&quot;;IF([.W114]=&quot;-&quot;;&quot;-&quot;;&quot;&quot;))">
            <text:p/>
          </table:table-cell>
          <table:table-cell table:formula="of:=IF([.X114]=&quot;x&quot;;&quot;x&quot;;IF([.X114]=&quot;-&quot;;&quot;-&quot;;&quot;&quot;))">
            <text:p/>
          </table:table-cell>
          <table:table-cell table:formula="of:=IF([.Y114]=&quot;x&quot;;&quot;x&quot;;IF([.Y114]=&quot;-&quot;;&quot;-&quot;;&quot;&quot;))">
            <text:p/>
          </table:table-cell>
          <table:table-cell table:formula="of:=IF([.Z114]=&quot;x&quot;;&quot;x&quot;;IF([.Z114]=&quot;-&quot;;&quot;-&quot;;&quot;&quot;))">
            <text:p/>
          </table:table-cell>
          <table:table-cell table:formula="of:=IF([.AA114]=&quot;x&quot;;&quot;x&quot;;IF([.AA114]=&quot;-&quot;;&quot;-&quot;;&quot;&quot;))" office:value-type="string" office:string-value="x" calcext:value-type="string">
            <text:p>x</text:p>
          </table:table-cell>
          <table:table-cell table:formula="of:=IF([.AB114]=&quot;x&quot;;&quot;x&quot;;IF([.AB114]=&quot;-&quot;;&quot;-&quot;;&quot;&quot;))">
            <text:p/>
          </table:table-cell>
          <table:table-cell table:formula="of:=IF([.AC114]=&quot;x&quot;;&quot;x&quot;;IF([.AC114]=&quot;-&quot;;&quot;-&quot;;&quot;&quot;))">
            <text:p/>
          </table:table-cell>
          <table:table-cell table:formula="of:=IF([.AD114]=&quot;x&quot;;&quot;x&quot;;IF([.AD114]=&quot;-&quot;;&quot;-&quot;;&quot;&quot;))">
            <text:p/>
          </table:table-cell>
          <table:table-cell table:formula="of:=IF([.AE114]=&quot;x&quot;;&quot;x&quot;;IF([.AE114]=&quot;-&quot;;&quot;-&quot;;&quot;&quot;))">
            <text:p/>
          </table:table-cell>
          <table:table-cell table:formula="of:=IF([.AF114]=&quot;x&quot;;&quot;x&quot;;IF([.AF114]=&quot;-&quot;;&quot;-&quot;;&quot;&quot;))">
            <text:p/>
          </table:table-cell>
          <table:table-cell table:formula="of:=IF([.AG114]=&quot;x&quot;;&quot;x&quot;;IF([.AG114]=&quot;-&quot;;&quot;-&quot;;&quot;&quot;))">
            <text:p/>
          </table:table-cell>
          <table:table-cell table:formula="of:=IF([.AH114]=&quot;x&quot;;&quot;x&quot;;IF([.AH114]=&quot;-&quot;;&quot;-&quot;;&quot;&quot;))">
            <text:p/>
          </table:table-cell>
          <table:table-cell table:formula="of:=IF([.AI114]=&quot;x&quot;;&quot;x&quot;;IF([.AI114]=&quot;-&quot;;&quot;-&quot;;&quot;&quot;))">
            <text:p/>
          </table:table-cell>
          <table:table-cell table:formula="of:=IF([.AJ114]=&quot;x&quot;;&quot;x&quot;;IF([.AJ114]=&quot;-&quot;;&quot;-&quot;;&quot;&quot;))">
            <text:p/>
          </table:table-cell>
          <table:table-cell table:formula="of:=IF([.AK114]=&quot;x&quot;;&quot;x&quot;;IF([.AK114]=&quot;-&quot;;&quot;-&quot;;&quot;&quot;))">
            <text:p/>
          </table:table-cell>
          <table:table-cell table:formula="of:=IF([.AL114]=&quot;x&quot;;&quot;x&quot;;IF([.AL114]=&quot;-&quot;;&quot;-&quot;;&quot;&quot;))">
            <text:p/>
          </table:table-cell>
          <table:table-cell table:formula="of:=IF([.AM114]=&quot;x&quot;;&quot;x&quot;;IF([.AM114]=&quot;-&quot;;&quot;-&quot;;&quot;&quot;))">
            <text:p/>
          </table:table-cell>
          <table:table-cell table:formula="of:=IF([.AN114]=&quot;x&quot;;&quot;x&quot;;IF([.AN114]=&quot;-&quot;;&quot;-&quot;;&quot;&quot;))">
            <text:p/>
          </table:table-cell>
          <table:table-cell table:formula="of:=IF([.AO114]=&quot;x&quot;;&quot;x&quot;;IF([.AO11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4"/>
          <table:table-cell table:style-name="ce8" table:content-validation-name="val2"/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8" calcext:value-type="float">
            <text:p>18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40" calcext:value-type="float">
            <text:p>-4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280" calcext:value-type="float">
            <text:p>2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9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4"/>
          <table:table-cell/>
          <table:table-cell table:style-name="ce13" table:content-validation-name="val13" table:number-columns-repeated="8"/>
          <table:table-cell/>
          <table:table-cell table:formula="of:=IF([.R115]=&quot;x&quot;;&quot;x&quot;;IF([.R115]=&quot;-&quot;;&quot;-&quot;;&quot;&quot;))">
            <text:p/>
          </table:table-cell>
          <table:table-cell table:formula="of:=IF([.S115]=&quot;x&quot;;&quot;x&quot;;IF([.S115]=&quot;-&quot;;&quot;-&quot;;&quot;&quot;))">
            <text:p/>
          </table:table-cell>
          <table:table-cell table:formula="of:=IF([.T115]=&quot;x&quot;;&quot;x&quot;;IF([.T115]=&quot;-&quot;;&quot;-&quot;;&quot;&quot;))">
            <text:p/>
          </table:table-cell>
          <table:table-cell table:formula="of:=IF([.U115]=&quot;x&quot;;&quot;x&quot;;IF([.U115]=&quot;-&quot;;&quot;-&quot;;&quot;&quot;))">
            <text:p/>
          </table:table-cell>
          <table:table-cell table:formula="of:=IF([.V115]=&quot;x&quot;;&quot;x&quot;;IF([.V115]=&quot;-&quot;;&quot;-&quot;;&quot;&quot;))">
            <text:p/>
          </table:table-cell>
          <table:table-cell table:formula="of:=IF([.W115]=&quot;x&quot;;&quot;x&quot;;IF([.W115]=&quot;-&quot;;&quot;-&quot;;&quot;&quot;))">
            <text:p/>
          </table:table-cell>
          <table:table-cell table:formula="of:=IF([.X115]=&quot;x&quot;;&quot;x&quot;;IF([.X115]=&quot;-&quot;;&quot;-&quot;;&quot;&quot;))">
            <text:p/>
          </table:table-cell>
          <table:table-cell table:formula="of:=IF([.Y115]=&quot;x&quot;;&quot;x&quot;;IF([.Y115]=&quot;-&quot;;&quot;-&quot;;&quot;&quot;))">
            <text:p/>
          </table:table-cell>
          <table:table-cell table:formula="of:=IF([.Z115]=&quot;x&quot;;&quot;x&quot;;IF([.Z115]=&quot;-&quot;;&quot;-&quot;;&quot;&quot;))">
            <text:p/>
          </table:table-cell>
          <table:table-cell table:formula="of:=IF([.AA115]=&quot;x&quot;;&quot;x&quot;;IF([.AA115]=&quot;-&quot;;&quot;-&quot;;&quot;&quot;))" office:value-type="string" office:string-value="x" calcext:value-type="string">
            <text:p>x</text:p>
          </table:table-cell>
          <table:table-cell table:formula="of:=IF([.AB115]=&quot;x&quot;;&quot;x&quot;;IF([.AB115]=&quot;-&quot;;&quot;-&quot;;&quot;&quot;))">
            <text:p/>
          </table:table-cell>
          <table:table-cell table:formula="of:=IF([.AC115]=&quot;x&quot;;&quot;x&quot;;IF([.AC115]=&quot;-&quot;;&quot;-&quot;;&quot;&quot;))">
            <text:p/>
          </table:table-cell>
          <table:table-cell table:formula="of:=IF([.AD115]=&quot;x&quot;;&quot;x&quot;;IF([.AD115]=&quot;-&quot;;&quot;-&quot;;&quot;&quot;))">
            <text:p/>
          </table:table-cell>
          <table:table-cell table:formula="of:=IF([.AE115]=&quot;x&quot;;&quot;x&quot;;IF([.AE115]=&quot;-&quot;;&quot;-&quot;;&quot;&quot;))">
            <text:p/>
          </table:table-cell>
          <table:table-cell table:formula="of:=IF([.AF115]=&quot;x&quot;;&quot;x&quot;;IF([.AF115]=&quot;-&quot;;&quot;-&quot;;&quot;&quot;))">
            <text:p/>
          </table:table-cell>
          <table:table-cell table:formula="of:=IF([.AG115]=&quot;x&quot;;&quot;x&quot;;IF([.AG115]=&quot;-&quot;;&quot;-&quot;;&quot;&quot;))">
            <text:p/>
          </table:table-cell>
          <table:table-cell table:formula="of:=IF([.AH115]=&quot;x&quot;;&quot;x&quot;;IF([.AH115]=&quot;-&quot;;&quot;-&quot;;&quot;&quot;))">
            <text:p/>
          </table:table-cell>
          <table:table-cell table:formula="of:=IF([.AI115]=&quot;x&quot;;&quot;x&quot;;IF([.AI115]=&quot;-&quot;;&quot;-&quot;;&quot;&quot;))">
            <text:p/>
          </table:table-cell>
          <table:table-cell table:formula="of:=IF([.AJ115]=&quot;x&quot;;&quot;x&quot;;IF([.AJ115]=&quot;-&quot;;&quot;-&quot;;&quot;&quot;))">
            <text:p/>
          </table:table-cell>
          <table:table-cell table:formula="of:=IF([.AK115]=&quot;x&quot;;&quot;x&quot;;IF([.AK115]=&quot;-&quot;;&quot;-&quot;;&quot;&quot;))">
            <text:p/>
          </table:table-cell>
          <table:table-cell table:formula="of:=IF([.AL115]=&quot;x&quot;;&quot;x&quot;;IF([.AL115]=&quot;-&quot;;&quot;-&quot;;&quot;&quot;))">
            <text:p/>
          </table:table-cell>
          <table:table-cell table:formula="of:=IF([.AM115]=&quot;x&quot;;&quot;x&quot;;IF([.AM115]=&quot;-&quot;;&quot;-&quot;;&quot;&quot;))">
            <text:p/>
          </table:table-cell>
          <table:table-cell table:formula="of:=IF([.AN115]=&quot;x&quot;;&quot;x&quot;;IF([.AN115]=&quot;-&quot;;&quot;-&quot;;&quot;&quot;))">
            <text:p/>
          </table:table-cell>
          <table:table-cell table:formula="of:=IF([.AO115]=&quot;x&quot;;&quot;x&quot;;IF([.AO11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4"/>
          <table:table-cell table:style-name="ce8" table:content-validation-name="val2"/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9" calcext:value-type="float">
            <text:p>19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45" calcext:value-type="float">
            <text:p>-4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300" calcext:value-type="float">
            <text:p>30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9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4"/>
          <table:table-cell/>
          <table:table-cell table:style-name="ce13" table:content-validation-name="val13" table:number-columns-repeated="8"/>
          <table:table-cell/>
          <table:table-cell table:formula="of:=IF([.R116]=&quot;x&quot;;&quot;x&quot;;IF([.R116]=&quot;-&quot;;&quot;-&quot;;&quot;&quot;))">
            <text:p/>
          </table:table-cell>
          <table:table-cell table:formula="of:=IF([.S116]=&quot;x&quot;;&quot;x&quot;;IF([.S116]=&quot;-&quot;;&quot;-&quot;;&quot;&quot;))">
            <text:p/>
          </table:table-cell>
          <table:table-cell table:formula="of:=IF([.T116]=&quot;x&quot;;&quot;x&quot;;IF([.T116]=&quot;-&quot;;&quot;-&quot;;&quot;&quot;))">
            <text:p/>
          </table:table-cell>
          <table:table-cell table:formula="of:=IF([.U116]=&quot;x&quot;;&quot;x&quot;;IF([.U116]=&quot;-&quot;;&quot;-&quot;;&quot;&quot;))">
            <text:p/>
          </table:table-cell>
          <table:table-cell table:formula="of:=IF([.V116]=&quot;x&quot;;&quot;x&quot;;IF([.V116]=&quot;-&quot;;&quot;-&quot;;&quot;&quot;))">
            <text:p/>
          </table:table-cell>
          <table:table-cell table:formula="of:=IF([.W116]=&quot;x&quot;;&quot;x&quot;;IF([.W116]=&quot;-&quot;;&quot;-&quot;;&quot;&quot;))">
            <text:p/>
          </table:table-cell>
          <table:table-cell table:formula="of:=IF([.X116]=&quot;x&quot;;&quot;x&quot;;IF([.X116]=&quot;-&quot;;&quot;-&quot;;&quot;&quot;))">
            <text:p/>
          </table:table-cell>
          <table:table-cell table:formula="of:=IF([.Y116]=&quot;x&quot;;&quot;x&quot;;IF([.Y116]=&quot;-&quot;;&quot;-&quot;;&quot;&quot;))">
            <text:p/>
          </table:table-cell>
          <table:table-cell table:formula="of:=IF([.Z116]=&quot;x&quot;;&quot;x&quot;;IF([.Z116]=&quot;-&quot;;&quot;-&quot;;&quot;&quot;))">
            <text:p/>
          </table:table-cell>
          <table:table-cell table:formula="of:=IF([.AA116]=&quot;x&quot;;&quot;x&quot;;IF([.AA116]=&quot;-&quot;;&quot;-&quot;;&quot;&quot;))" office:value-type="string" office:string-value="x" calcext:value-type="string">
            <text:p>x</text:p>
          </table:table-cell>
          <table:table-cell table:formula="of:=IF([.AB116]=&quot;x&quot;;&quot;x&quot;;IF([.AB116]=&quot;-&quot;;&quot;-&quot;;&quot;&quot;))">
            <text:p/>
          </table:table-cell>
          <table:table-cell table:formula="of:=IF([.AC116]=&quot;x&quot;;&quot;x&quot;;IF([.AC116]=&quot;-&quot;;&quot;-&quot;;&quot;&quot;))">
            <text:p/>
          </table:table-cell>
          <table:table-cell table:formula="of:=IF([.AD116]=&quot;x&quot;;&quot;x&quot;;IF([.AD116]=&quot;-&quot;;&quot;-&quot;;&quot;&quot;))">
            <text:p/>
          </table:table-cell>
          <table:table-cell table:formula="of:=IF([.AE116]=&quot;x&quot;;&quot;x&quot;;IF([.AE116]=&quot;-&quot;;&quot;-&quot;;&quot;&quot;))">
            <text:p/>
          </table:table-cell>
          <table:table-cell table:formula="of:=IF([.AF116]=&quot;x&quot;;&quot;x&quot;;IF([.AF116]=&quot;-&quot;;&quot;-&quot;;&quot;&quot;))">
            <text:p/>
          </table:table-cell>
          <table:table-cell table:formula="of:=IF([.AG116]=&quot;x&quot;;&quot;x&quot;;IF([.AG116]=&quot;-&quot;;&quot;-&quot;;&quot;&quot;))">
            <text:p/>
          </table:table-cell>
          <table:table-cell table:formula="of:=IF([.AH116]=&quot;x&quot;;&quot;x&quot;;IF([.AH116]=&quot;-&quot;;&quot;-&quot;;&quot;&quot;))">
            <text:p/>
          </table:table-cell>
          <table:table-cell table:formula="of:=IF([.AI116]=&quot;x&quot;;&quot;x&quot;;IF([.AI116]=&quot;-&quot;;&quot;-&quot;;&quot;&quot;))">
            <text:p/>
          </table:table-cell>
          <table:table-cell table:formula="of:=IF([.AJ116]=&quot;x&quot;;&quot;x&quot;;IF([.AJ116]=&quot;-&quot;;&quot;-&quot;;&quot;&quot;))">
            <text:p/>
          </table:table-cell>
          <table:table-cell table:formula="of:=IF([.AK116]=&quot;x&quot;;&quot;x&quot;;IF([.AK116]=&quot;-&quot;;&quot;-&quot;;&quot;&quot;))">
            <text:p/>
          </table:table-cell>
          <table:table-cell table:formula="of:=IF([.AL116]=&quot;x&quot;;&quot;x&quot;;IF([.AL116]=&quot;-&quot;;&quot;-&quot;;&quot;&quot;))">
            <text:p/>
          </table:table-cell>
          <table:table-cell table:formula="of:=IF([.AM116]=&quot;x&quot;;&quot;x&quot;;IF([.AM116]=&quot;-&quot;;&quot;-&quot;;&quot;&quot;))">
            <text:p/>
          </table:table-cell>
          <table:table-cell table:formula="of:=IF([.AN116]=&quot;x&quot;;&quot;x&quot;;IF([.AN116]=&quot;-&quot;;&quot;-&quot;;&quot;&quot;))">
            <text:p/>
          </table:table-cell>
          <table:table-cell table:formula="of:=IF([.AO116]=&quot;x&quot;;&quot;x&quot;;IF([.AO11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4"/>
          <table:table-cell table:style-name="ce8" table:content-validation-name="val2"/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0" calcext:value-type="float">
            <text:p>20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99" calcext:value-type="float">
            <text:p>-99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320" calcext:value-type="float">
            <text:p>32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9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4"/>
          <table:table-cell/>
          <table:table-cell table:style-name="ce13" table:content-validation-name="val13" table:number-columns-repeated="8"/>
          <table:table-cell/>
          <table:table-cell table:formula="of:=IF([.R117]=&quot;x&quot;;&quot;x&quot;;IF([.R117]=&quot;-&quot;;&quot;-&quot;;&quot;&quot;))">
            <text:p/>
          </table:table-cell>
          <table:table-cell table:formula="of:=IF([.S117]=&quot;x&quot;;&quot;x&quot;;IF([.S117]=&quot;-&quot;;&quot;-&quot;;&quot;&quot;))">
            <text:p/>
          </table:table-cell>
          <table:table-cell table:formula="of:=IF([.T117]=&quot;x&quot;;&quot;x&quot;;IF([.T117]=&quot;-&quot;;&quot;-&quot;;&quot;&quot;))">
            <text:p/>
          </table:table-cell>
          <table:table-cell table:formula="of:=IF([.U117]=&quot;x&quot;;&quot;x&quot;;IF([.U117]=&quot;-&quot;;&quot;-&quot;;&quot;&quot;))">
            <text:p/>
          </table:table-cell>
          <table:table-cell table:formula="of:=IF([.V117]=&quot;x&quot;;&quot;x&quot;;IF([.V117]=&quot;-&quot;;&quot;-&quot;;&quot;&quot;))">
            <text:p/>
          </table:table-cell>
          <table:table-cell table:formula="of:=IF([.W117]=&quot;x&quot;;&quot;x&quot;;IF([.W117]=&quot;-&quot;;&quot;-&quot;;&quot;&quot;))">
            <text:p/>
          </table:table-cell>
          <table:table-cell table:formula="of:=IF([.X117]=&quot;x&quot;;&quot;x&quot;;IF([.X117]=&quot;-&quot;;&quot;-&quot;;&quot;&quot;))">
            <text:p/>
          </table:table-cell>
          <table:table-cell table:formula="of:=IF([.Y117]=&quot;x&quot;;&quot;x&quot;;IF([.Y117]=&quot;-&quot;;&quot;-&quot;;&quot;&quot;))">
            <text:p/>
          </table:table-cell>
          <table:table-cell table:formula="of:=IF([.Z117]=&quot;x&quot;;&quot;x&quot;;IF([.Z117]=&quot;-&quot;;&quot;-&quot;;&quot;&quot;))">
            <text:p/>
          </table:table-cell>
          <table:table-cell table:formula="of:=IF([.AA117]=&quot;x&quot;;&quot;x&quot;;IF([.AA117]=&quot;-&quot;;&quot;-&quot;;&quot;&quot;))" office:value-type="string" office:string-value="x" calcext:value-type="string">
            <text:p>x</text:p>
          </table:table-cell>
          <table:table-cell table:formula="of:=IF([.AB117]=&quot;x&quot;;&quot;x&quot;;IF([.AB117]=&quot;-&quot;;&quot;-&quot;;&quot;&quot;))">
            <text:p/>
          </table:table-cell>
          <table:table-cell table:formula="of:=IF([.AC117]=&quot;x&quot;;&quot;x&quot;;IF([.AC117]=&quot;-&quot;;&quot;-&quot;;&quot;&quot;))">
            <text:p/>
          </table:table-cell>
          <table:table-cell table:formula="of:=IF([.AD117]=&quot;x&quot;;&quot;x&quot;;IF([.AD117]=&quot;-&quot;;&quot;-&quot;;&quot;&quot;))">
            <text:p/>
          </table:table-cell>
          <table:table-cell table:formula="of:=IF([.AE117]=&quot;x&quot;;&quot;x&quot;;IF([.AE117]=&quot;-&quot;;&quot;-&quot;;&quot;&quot;))">
            <text:p/>
          </table:table-cell>
          <table:table-cell table:formula="of:=IF([.AF117]=&quot;x&quot;;&quot;x&quot;;IF([.AF117]=&quot;-&quot;;&quot;-&quot;;&quot;&quot;))">
            <text:p/>
          </table:table-cell>
          <table:table-cell table:formula="of:=IF([.AG117]=&quot;x&quot;;&quot;x&quot;;IF([.AG117]=&quot;-&quot;;&quot;-&quot;;&quot;&quot;))">
            <text:p/>
          </table:table-cell>
          <table:table-cell table:formula="of:=IF([.AH117]=&quot;x&quot;;&quot;x&quot;;IF([.AH117]=&quot;-&quot;;&quot;-&quot;;&quot;&quot;))">
            <text:p/>
          </table:table-cell>
          <table:table-cell table:formula="of:=IF([.AI117]=&quot;x&quot;;&quot;x&quot;;IF([.AI117]=&quot;-&quot;;&quot;-&quot;;&quot;&quot;))">
            <text:p/>
          </table:table-cell>
          <table:table-cell table:formula="of:=IF([.AJ117]=&quot;x&quot;;&quot;x&quot;;IF([.AJ117]=&quot;-&quot;;&quot;-&quot;;&quot;&quot;))">
            <text:p/>
          </table:table-cell>
          <table:table-cell table:formula="of:=IF([.AK117]=&quot;x&quot;;&quot;x&quot;;IF([.AK117]=&quot;-&quot;;&quot;-&quot;;&quot;&quot;))">
            <text:p/>
          </table:table-cell>
          <table:table-cell table:formula="of:=IF([.AL117]=&quot;x&quot;;&quot;x&quot;;IF([.AL117]=&quot;-&quot;;&quot;-&quot;;&quot;&quot;))">
            <text:p/>
          </table:table-cell>
          <table:table-cell table:formula="of:=IF([.AM117]=&quot;x&quot;;&quot;x&quot;;IF([.AM117]=&quot;-&quot;;&quot;-&quot;;&quot;&quot;))">
            <text:p/>
          </table:table-cell>
          <table:table-cell table:formula="of:=IF([.AN117]=&quot;x&quot;;&quot;x&quot;;IF([.AN117]=&quot;-&quot;;&quot;-&quot;;&quot;&quot;))">
            <text:p/>
          </table:table-cell>
          <table:table-cell table:formula="of:=IF([.AO117]=&quot;x&quot;;&quot;x&quot;;IF([.AO11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4"/>
          <table:table-cell table:style-name="ce8" table:content-validation-name="val2"/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1" calcext:value-type="float">
            <text:p>2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10" calcext:value-type="float">
            <text:p>1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340" calcext:value-type="float">
            <text:p>34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9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4"/>
          <table:table-cell/>
          <table:table-cell table:style-name="ce13" table:content-validation-name="val13" table:number-columns-repeated="8"/>
          <table:table-cell/>
          <table:table-cell table:formula="of:=IF([.R118]=&quot;x&quot;;&quot;x&quot;;IF([.R118]=&quot;-&quot;;&quot;-&quot;;&quot;&quot;))">
            <text:p/>
          </table:table-cell>
          <table:table-cell table:formula="of:=IF([.S118]=&quot;x&quot;;&quot;x&quot;;IF([.S118]=&quot;-&quot;;&quot;-&quot;;&quot;&quot;))">
            <text:p/>
          </table:table-cell>
          <table:table-cell table:formula="of:=IF([.T118]=&quot;x&quot;;&quot;x&quot;;IF([.T118]=&quot;-&quot;;&quot;-&quot;;&quot;&quot;))">
            <text:p/>
          </table:table-cell>
          <table:table-cell table:formula="of:=IF([.U118]=&quot;x&quot;;&quot;x&quot;;IF([.U118]=&quot;-&quot;;&quot;-&quot;;&quot;&quot;))">
            <text:p/>
          </table:table-cell>
          <table:table-cell table:formula="of:=IF([.V118]=&quot;x&quot;;&quot;x&quot;;IF([.V118]=&quot;-&quot;;&quot;-&quot;;&quot;&quot;))">
            <text:p/>
          </table:table-cell>
          <table:table-cell table:formula="of:=IF([.W118]=&quot;x&quot;;&quot;x&quot;;IF([.W118]=&quot;-&quot;;&quot;-&quot;;&quot;&quot;))">
            <text:p/>
          </table:table-cell>
          <table:table-cell table:formula="of:=IF([.X118]=&quot;x&quot;;&quot;x&quot;;IF([.X118]=&quot;-&quot;;&quot;-&quot;;&quot;&quot;))">
            <text:p/>
          </table:table-cell>
          <table:table-cell table:formula="of:=IF([.Y118]=&quot;x&quot;;&quot;x&quot;;IF([.Y118]=&quot;-&quot;;&quot;-&quot;;&quot;&quot;))">
            <text:p/>
          </table:table-cell>
          <table:table-cell table:formula="of:=IF([.Z118]=&quot;x&quot;;&quot;x&quot;;IF([.Z118]=&quot;-&quot;;&quot;-&quot;;&quot;&quot;))">
            <text:p/>
          </table:table-cell>
          <table:table-cell table:formula="of:=IF([.AA118]=&quot;x&quot;;&quot;x&quot;;IF([.AA118]=&quot;-&quot;;&quot;-&quot;;&quot;&quot;))" office:value-type="string" office:string-value="x" calcext:value-type="string">
            <text:p>x</text:p>
          </table:table-cell>
          <table:table-cell table:formula="of:=IF([.AB118]=&quot;x&quot;;&quot;x&quot;;IF([.AB118]=&quot;-&quot;;&quot;-&quot;;&quot;&quot;))">
            <text:p/>
          </table:table-cell>
          <table:table-cell table:formula="of:=IF([.AC118]=&quot;x&quot;;&quot;x&quot;;IF([.AC118]=&quot;-&quot;;&quot;-&quot;;&quot;&quot;))">
            <text:p/>
          </table:table-cell>
          <table:table-cell table:formula="of:=IF([.AD118]=&quot;x&quot;;&quot;x&quot;;IF([.AD118]=&quot;-&quot;;&quot;-&quot;;&quot;&quot;))">
            <text:p/>
          </table:table-cell>
          <table:table-cell table:formula="of:=IF([.AE118]=&quot;x&quot;;&quot;x&quot;;IF([.AE118]=&quot;-&quot;;&quot;-&quot;;&quot;&quot;))">
            <text:p/>
          </table:table-cell>
          <table:table-cell table:formula="of:=IF([.AF118]=&quot;x&quot;;&quot;x&quot;;IF([.AF118]=&quot;-&quot;;&quot;-&quot;;&quot;&quot;))">
            <text:p/>
          </table:table-cell>
          <table:table-cell table:formula="of:=IF([.AG118]=&quot;x&quot;;&quot;x&quot;;IF([.AG118]=&quot;-&quot;;&quot;-&quot;;&quot;&quot;))">
            <text:p/>
          </table:table-cell>
          <table:table-cell table:formula="of:=IF([.AH118]=&quot;x&quot;;&quot;x&quot;;IF([.AH118]=&quot;-&quot;;&quot;-&quot;;&quot;&quot;))">
            <text:p/>
          </table:table-cell>
          <table:table-cell table:formula="of:=IF([.AI118]=&quot;x&quot;;&quot;x&quot;;IF([.AI118]=&quot;-&quot;;&quot;-&quot;;&quot;&quot;))">
            <text:p/>
          </table:table-cell>
          <table:table-cell table:formula="of:=IF([.AJ118]=&quot;x&quot;;&quot;x&quot;;IF([.AJ118]=&quot;-&quot;;&quot;-&quot;;&quot;&quot;))">
            <text:p/>
          </table:table-cell>
          <table:table-cell table:formula="of:=IF([.AK118]=&quot;x&quot;;&quot;x&quot;;IF([.AK118]=&quot;-&quot;;&quot;-&quot;;&quot;&quot;))">
            <text:p/>
          </table:table-cell>
          <table:table-cell table:formula="of:=IF([.AL118]=&quot;x&quot;;&quot;x&quot;;IF([.AL118]=&quot;-&quot;;&quot;-&quot;;&quot;&quot;))">
            <text:p/>
          </table:table-cell>
          <table:table-cell table:formula="of:=IF([.AM118]=&quot;x&quot;;&quot;x&quot;;IF([.AM118]=&quot;-&quot;;&quot;-&quot;;&quot;&quot;))">
            <text:p/>
          </table:table-cell>
          <table:table-cell table:formula="of:=IF([.AN118]=&quot;x&quot;;&quot;x&quot;;IF([.AN118]=&quot;-&quot;;&quot;-&quot;;&quot;&quot;))">
            <text:p/>
          </table:table-cell>
          <table:table-cell table:formula="of:=IF([.AO118]=&quot;x&quot;;&quot;x&quot;;IF([.AO11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4"/>
          <table:table-cell table:style-name="ce8" table:content-validation-name="val2"/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2" calcext:value-type="float">
            <text:p>2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5" calcext:value-type="float">
            <text:p>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360" calcext:value-type="float">
            <text:p>36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9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4"/>
          <table:table-cell/>
          <table:table-cell table:style-name="ce13" table:content-validation-name="val13" table:number-columns-repeated="8"/>
          <table:table-cell/>
          <table:table-cell table:formula="of:=IF([.R119]=&quot;x&quot;;&quot;x&quot;;IF([.R119]=&quot;-&quot;;&quot;-&quot;;&quot;&quot;))">
            <text:p/>
          </table:table-cell>
          <table:table-cell table:formula="of:=IF([.S119]=&quot;x&quot;;&quot;x&quot;;IF([.S119]=&quot;-&quot;;&quot;-&quot;;&quot;&quot;))">
            <text:p/>
          </table:table-cell>
          <table:table-cell table:formula="of:=IF([.T119]=&quot;x&quot;;&quot;x&quot;;IF([.T119]=&quot;-&quot;;&quot;-&quot;;&quot;&quot;))">
            <text:p/>
          </table:table-cell>
          <table:table-cell table:formula="of:=IF([.U119]=&quot;x&quot;;&quot;x&quot;;IF([.U119]=&quot;-&quot;;&quot;-&quot;;&quot;&quot;))">
            <text:p/>
          </table:table-cell>
          <table:table-cell table:formula="of:=IF([.V119]=&quot;x&quot;;&quot;x&quot;;IF([.V119]=&quot;-&quot;;&quot;-&quot;;&quot;&quot;))">
            <text:p/>
          </table:table-cell>
          <table:table-cell table:formula="of:=IF([.W119]=&quot;x&quot;;&quot;x&quot;;IF([.W119]=&quot;-&quot;;&quot;-&quot;;&quot;&quot;))">
            <text:p/>
          </table:table-cell>
          <table:table-cell table:formula="of:=IF([.X119]=&quot;x&quot;;&quot;x&quot;;IF([.X119]=&quot;-&quot;;&quot;-&quot;;&quot;&quot;))">
            <text:p/>
          </table:table-cell>
          <table:table-cell table:formula="of:=IF([.Y119]=&quot;x&quot;;&quot;x&quot;;IF([.Y119]=&quot;-&quot;;&quot;-&quot;;&quot;&quot;))">
            <text:p/>
          </table:table-cell>
          <table:table-cell table:formula="of:=IF([.Z119]=&quot;x&quot;;&quot;x&quot;;IF([.Z119]=&quot;-&quot;;&quot;-&quot;;&quot;&quot;))">
            <text:p/>
          </table:table-cell>
          <table:table-cell table:formula="of:=IF([.AA119]=&quot;x&quot;;&quot;x&quot;;IF([.AA119]=&quot;-&quot;;&quot;-&quot;;&quot;&quot;))" office:value-type="string" office:string-value="x" calcext:value-type="string">
            <text:p>x</text:p>
          </table:table-cell>
          <table:table-cell table:formula="of:=IF([.AB119]=&quot;x&quot;;&quot;x&quot;;IF([.AB119]=&quot;-&quot;;&quot;-&quot;;&quot;&quot;))">
            <text:p/>
          </table:table-cell>
          <table:table-cell table:formula="of:=IF([.AC119]=&quot;x&quot;;&quot;x&quot;;IF([.AC119]=&quot;-&quot;;&quot;-&quot;;&quot;&quot;))">
            <text:p/>
          </table:table-cell>
          <table:table-cell table:formula="of:=IF([.AD119]=&quot;x&quot;;&quot;x&quot;;IF([.AD119]=&quot;-&quot;;&quot;-&quot;;&quot;&quot;))">
            <text:p/>
          </table:table-cell>
          <table:table-cell table:formula="of:=IF([.AE119]=&quot;x&quot;;&quot;x&quot;;IF([.AE119]=&quot;-&quot;;&quot;-&quot;;&quot;&quot;))">
            <text:p/>
          </table:table-cell>
          <table:table-cell table:formula="of:=IF([.AF119]=&quot;x&quot;;&quot;x&quot;;IF([.AF119]=&quot;-&quot;;&quot;-&quot;;&quot;&quot;))">
            <text:p/>
          </table:table-cell>
          <table:table-cell table:formula="of:=IF([.AG119]=&quot;x&quot;;&quot;x&quot;;IF([.AG119]=&quot;-&quot;;&quot;-&quot;;&quot;&quot;))">
            <text:p/>
          </table:table-cell>
          <table:table-cell table:formula="of:=IF([.AH119]=&quot;x&quot;;&quot;x&quot;;IF([.AH119]=&quot;-&quot;;&quot;-&quot;;&quot;&quot;))">
            <text:p/>
          </table:table-cell>
          <table:table-cell table:formula="of:=IF([.AI119]=&quot;x&quot;;&quot;x&quot;;IF([.AI119]=&quot;-&quot;;&quot;-&quot;;&quot;&quot;))">
            <text:p/>
          </table:table-cell>
          <table:table-cell table:formula="of:=IF([.AJ119]=&quot;x&quot;;&quot;x&quot;;IF([.AJ119]=&quot;-&quot;;&quot;-&quot;;&quot;&quot;))">
            <text:p/>
          </table:table-cell>
          <table:table-cell table:formula="of:=IF([.AK119]=&quot;x&quot;;&quot;x&quot;;IF([.AK119]=&quot;-&quot;;&quot;-&quot;;&quot;&quot;))">
            <text:p/>
          </table:table-cell>
          <table:table-cell table:formula="of:=IF([.AL119]=&quot;x&quot;;&quot;x&quot;;IF([.AL119]=&quot;-&quot;;&quot;-&quot;;&quot;&quot;))">
            <text:p/>
          </table:table-cell>
          <table:table-cell table:formula="of:=IF([.AM119]=&quot;x&quot;;&quot;x&quot;;IF([.AM119]=&quot;-&quot;;&quot;-&quot;;&quot;&quot;))">
            <text:p/>
          </table:table-cell>
          <table:table-cell table:formula="of:=IF([.AN119]=&quot;x&quot;;&quot;x&quot;;IF([.AN119]=&quot;-&quot;;&quot;-&quot;;&quot;&quot;))">
            <text:p/>
          </table:table-cell>
          <table:table-cell table:formula="of:=IF([.AO119]=&quot;x&quot;;&quot;x&quot;;IF([.AO11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4"/>
          <table:table-cell table:style-name="ce8" table:content-validation-name="val2"/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3" calcext:value-type="float">
            <text:p>23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0" calcext:value-type="float">
            <text:p>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380" calcext:value-type="float">
            <text:p>38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9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4"/>
          <table:table-cell/>
          <table:table-cell table:style-name="ce13" table:content-validation-name="val13" table:number-columns-repeated="8"/>
          <table:table-cell/>
          <table:table-cell table:formula="of:=IF([.R120]=&quot;x&quot;;&quot;x&quot;;IF([.R120]=&quot;-&quot;;&quot;-&quot;;&quot;&quot;))">
            <text:p/>
          </table:table-cell>
          <table:table-cell table:formula="of:=IF([.S120]=&quot;x&quot;;&quot;x&quot;;IF([.S120]=&quot;-&quot;;&quot;-&quot;;&quot;&quot;))">
            <text:p/>
          </table:table-cell>
          <table:table-cell table:formula="of:=IF([.T120]=&quot;x&quot;;&quot;x&quot;;IF([.T120]=&quot;-&quot;;&quot;-&quot;;&quot;&quot;))">
            <text:p/>
          </table:table-cell>
          <table:table-cell table:formula="of:=IF([.U120]=&quot;x&quot;;&quot;x&quot;;IF([.U120]=&quot;-&quot;;&quot;-&quot;;&quot;&quot;))">
            <text:p/>
          </table:table-cell>
          <table:table-cell table:formula="of:=IF([.V120]=&quot;x&quot;;&quot;x&quot;;IF([.V120]=&quot;-&quot;;&quot;-&quot;;&quot;&quot;))">
            <text:p/>
          </table:table-cell>
          <table:table-cell table:formula="of:=IF([.W120]=&quot;x&quot;;&quot;x&quot;;IF([.W120]=&quot;-&quot;;&quot;-&quot;;&quot;&quot;))">
            <text:p/>
          </table:table-cell>
          <table:table-cell table:formula="of:=IF([.X120]=&quot;x&quot;;&quot;x&quot;;IF([.X120]=&quot;-&quot;;&quot;-&quot;;&quot;&quot;))">
            <text:p/>
          </table:table-cell>
          <table:table-cell table:formula="of:=IF([.Y120]=&quot;x&quot;;&quot;x&quot;;IF([.Y120]=&quot;-&quot;;&quot;-&quot;;&quot;&quot;))">
            <text:p/>
          </table:table-cell>
          <table:table-cell table:formula="of:=IF([.Z120]=&quot;x&quot;;&quot;x&quot;;IF([.Z120]=&quot;-&quot;;&quot;-&quot;;&quot;&quot;))">
            <text:p/>
          </table:table-cell>
          <table:table-cell table:formula="of:=IF([.AA120]=&quot;x&quot;;&quot;x&quot;;IF([.AA120]=&quot;-&quot;;&quot;-&quot;;&quot;&quot;))" office:value-type="string" office:string-value="x" calcext:value-type="string">
            <text:p>x</text:p>
          </table:table-cell>
          <table:table-cell table:formula="of:=IF([.AB120]=&quot;x&quot;;&quot;x&quot;;IF([.AB120]=&quot;-&quot;;&quot;-&quot;;&quot;&quot;))">
            <text:p/>
          </table:table-cell>
          <table:table-cell table:formula="of:=IF([.AC120]=&quot;x&quot;;&quot;x&quot;;IF([.AC120]=&quot;-&quot;;&quot;-&quot;;&quot;&quot;))">
            <text:p/>
          </table:table-cell>
          <table:table-cell table:formula="of:=IF([.AD120]=&quot;x&quot;;&quot;x&quot;;IF([.AD120]=&quot;-&quot;;&quot;-&quot;;&quot;&quot;))">
            <text:p/>
          </table:table-cell>
          <table:table-cell table:formula="of:=IF([.AE120]=&quot;x&quot;;&quot;x&quot;;IF([.AE120]=&quot;-&quot;;&quot;-&quot;;&quot;&quot;))">
            <text:p/>
          </table:table-cell>
          <table:table-cell table:formula="of:=IF([.AF120]=&quot;x&quot;;&quot;x&quot;;IF([.AF120]=&quot;-&quot;;&quot;-&quot;;&quot;&quot;))">
            <text:p/>
          </table:table-cell>
          <table:table-cell table:formula="of:=IF([.AG120]=&quot;x&quot;;&quot;x&quot;;IF([.AG120]=&quot;-&quot;;&quot;-&quot;;&quot;&quot;))">
            <text:p/>
          </table:table-cell>
          <table:table-cell table:formula="of:=IF([.AH120]=&quot;x&quot;;&quot;x&quot;;IF([.AH120]=&quot;-&quot;;&quot;-&quot;;&quot;&quot;))">
            <text:p/>
          </table:table-cell>
          <table:table-cell table:formula="of:=IF([.AI120]=&quot;x&quot;;&quot;x&quot;;IF([.AI120]=&quot;-&quot;;&quot;-&quot;;&quot;&quot;))">
            <text:p/>
          </table:table-cell>
          <table:table-cell table:formula="of:=IF([.AJ120]=&quot;x&quot;;&quot;x&quot;;IF([.AJ120]=&quot;-&quot;;&quot;-&quot;;&quot;&quot;))">
            <text:p/>
          </table:table-cell>
          <table:table-cell table:formula="of:=IF([.AK120]=&quot;x&quot;;&quot;x&quot;;IF([.AK120]=&quot;-&quot;;&quot;-&quot;;&quot;&quot;))">
            <text:p/>
          </table:table-cell>
          <table:table-cell table:formula="of:=IF([.AL120]=&quot;x&quot;;&quot;x&quot;;IF([.AL120]=&quot;-&quot;;&quot;-&quot;;&quot;&quot;))">
            <text:p/>
          </table:table-cell>
          <table:table-cell table:formula="of:=IF([.AM120]=&quot;x&quot;;&quot;x&quot;;IF([.AM120]=&quot;-&quot;;&quot;-&quot;;&quot;&quot;))">
            <text:p/>
          </table:table-cell>
          <table:table-cell table:formula="of:=IF([.AN120]=&quot;x&quot;;&quot;x&quot;;IF([.AN120]=&quot;-&quot;;&quot;-&quot;;&quot;&quot;))">
            <text:p/>
          </table:table-cell>
          <table:table-cell table:formula="of:=IF([.AO120]=&quot;x&quot;;&quot;x&quot;;IF([.AO12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4"/>
          <table:table-cell table:style-name="ce8" table:content-validation-name="val2"/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4" calcext:value-type="float">
            <text:p>24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5" calcext:value-type="float">
            <text:p>-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400" calcext:value-type="float">
            <text:p>40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9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4"/>
          <table:table-cell/>
          <table:table-cell table:style-name="ce13" table:content-validation-name="val13" table:number-columns-repeated="8"/>
          <table:table-cell/>
          <table:table-cell table:formula="of:=IF([.R121]=&quot;x&quot;;&quot;x&quot;;IF([.R121]=&quot;-&quot;;&quot;-&quot;;&quot;&quot;))">
            <text:p/>
          </table:table-cell>
          <table:table-cell table:formula="of:=IF([.S121]=&quot;x&quot;;&quot;x&quot;;IF([.S121]=&quot;-&quot;;&quot;-&quot;;&quot;&quot;))">
            <text:p/>
          </table:table-cell>
          <table:table-cell table:formula="of:=IF([.T121]=&quot;x&quot;;&quot;x&quot;;IF([.T121]=&quot;-&quot;;&quot;-&quot;;&quot;&quot;))">
            <text:p/>
          </table:table-cell>
          <table:table-cell table:formula="of:=IF([.U121]=&quot;x&quot;;&quot;x&quot;;IF([.U121]=&quot;-&quot;;&quot;-&quot;;&quot;&quot;))">
            <text:p/>
          </table:table-cell>
          <table:table-cell table:formula="of:=IF([.V121]=&quot;x&quot;;&quot;x&quot;;IF([.V121]=&quot;-&quot;;&quot;-&quot;;&quot;&quot;))">
            <text:p/>
          </table:table-cell>
          <table:table-cell table:formula="of:=IF([.W121]=&quot;x&quot;;&quot;x&quot;;IF([.W121]=&quot;-&quot;;&quot;-&quot;;&quot;&quot;))">
            <text:p/>
          </table:table-cell>
          <table:table-cell table:formula="of:=IF([.X121]=&quot;x&quot;;&quot;x&quot;;IF([.X121]=&quot;-&quot;;&quot;-&quot;;&quot;&quot;))">
            <text:p/>
          </table:table-cell>
          <table:table-cell table:formula="of:=IF([.Y121]=&quot;x&quot;;&quot;x&quot;;IF([.Y121]=&quot;-&quot;;&quot;-&quot;;&quot;&quot;))">
            <text:p/>
          </table:table-cell>
          <table:table-cell table:formula="of:=IF([.Z121]=&quot;x&quot;;&quot;x&quot;;IF([.Z121]=&quot;-&quot;;&quot;-&quot;;&quot;&quot;))">
            <text:p/>
          </table:table-cell>
          <table:table-cell table:formula="of:=IF([.AA121]=&quot;x&quot;;&quot;x&quot;;IF([.AA121]=&quot;-&quot;;&quot;-&quot;;&quot;&quot;))" office:value-type="string" office:string-value="x" calcext:value-type="string">
            <text:p>x</text:p>
          </table:table-cell>
          <table:table-cell table:formula="of:=IF([.AB121]=&quot;x&quot;;&quot;x&quot;;IF([.AB121]=&quot;-&quot;;&quot;-&quot;;&quot;&quot;))">
            <text:p/>
          </table:table-cell>
          <table:table-cell table:formula="of:=IF([.AC121]=&quot;x&quot;;&quot;x&quot;;IF([.AC121]=&quot;-&quot;;&quot;-&quot;;&quot;&quot;))">
            <text:p/>
          </table:table-cell>
          <table:table-cell table:formula="of:=IF([.AD121]=&quot;x&quot;;&quot;x&quot;;IF([.AD121]=&quot;-&quot;;&quot;-&quot;;&quot;&quot;))">
            <text:p/>
          </table:table-cell>
          <table:table-cell table:formula="of:=IF([.AE121]=&quot;x&quot;;&quot;x&quot;;IF([.AE121]=&quot;-&quot;;&quot;-&quot;;&quot;&quot;))">
            <text:p/>
          </table:table-cell>
          <table:table-cell table:formula="of:=IF([.AF121]=&quot;x&quot;;&quot;x&quot;;IF([.AF121]=&quot;-&quot;;&quot;-&quot;;&quot;&quot;))">
            <text:p/>
          </table:table-cell>
          <table:table-cell table:formula="of:=IF([.AG121]=&quot;x&quot;;&quot;x&quot;;IF([.AG121]=&quot;-&quot;;&quot;-&quot;;&quot;&quot;))">
            <text:p/>
          </table:table-cell>
          <table:table-cell table:formula="of:=IF([.AH121]=&quot;x&quot;;&quot;x&quot;;IF([.AH121]=&quot;-&quot;;&quot;-&quot;;&quot;&quot;))">
            <text:p/>
          </table:table-cell>
          <table:table-cell table:formula="of:=IF([.AI121]=&quot;x&quot;;&quot;x&quot;;IF([.AI121]=&quot;-&quot;;&quot;-&quot;;&quot;&quot;))">
            <text:p/>
          </table:table-cell>
          <table:table-cell table:formula="of:=IF([.AJ121]=&quot;x&quot;;&quot;x&quot;;IF([.AJ121]=&quot;-&quot;;&quot;-&quot;;&quot;&quot;))">
            <text:p/>
          </table:table-cell>
          <table:table-cell table:formula="of:=IF([.AK121]=&quot;x&quot;;&quot;x&quot;;IF([.AK121]=&quot;-&quot;;&quot;-&quot;;&quot;&quot;))">
            <text:p/>
          </table:table-cell>
          <table:table-cell table:formula="of:=IF([.AL121]=&quot;x&quot;;&quot;x&quot;;IF([.AL121]=&quot;-&quot;;&quot;-&quot;;&quot;&quot;))">
            <text:p/>
          </table:table-cell>
          <table:table-cell table:formula="of:=IF([.AM121]=&quot;x&quot;;&quot;x&quot;;IF([.AM121]=&quot;-&quot;;&quot;-&quot;;&quot;&quot;))">
            <text:p/>
          </table:table-cell>
          <table:table-cell table:formula="of:=IF([.AN121]=&quot;x&quot;;&quot;x&quot;;IF([.AN121]=&quot;-&quot;;&quot;-&quot;;&quot;&quot;))">
            <text:p/>
          </table:table-cell>
          <table:table-cell table:formula="of:=IF([.AO121]=&quot;x&quot;;&quot;x&quot;;IF([.AO12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4" office:value-type="string" calcext:value-type="string">
            <text:p>TST121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5" calcext:value-type="float">
            <text:p>25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10" calcext:value-type="float">
            <text:p>-1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420" calcext:value-type="float">
            <text:p>4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10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3"/>
          <table:table-cell/>
          <table:table-cell table:style-name="ce13" table:content-validation-name="val13" table:number-columns-repeated="8"/>
          <table:table-cell/>
          <table:table-cell table:formula="of:=IF([.R122]=&quot;x&quot;;&quot;x&quot;;IF([.R122]=&quot;-&quot;;&quot;-&quot;;&quot;&quot;))">
            <text:p/>
          </table:table-cell>
          <table:table-cell table:formula="of:=IF([.S122]=&quot;x&quot;;&quot;x&quot;;IF([.S122]=&quot;-&quot;;&quot;-&quot;;&quot;&quot;))">
            <text:p/>
          </table:table-cell>
          <table:table-cell table:formula="of:=IF([.T122]=&quot;x&quot;;&quot;x&quot;;IF([.T122]=&quot;-&quot;;&quot;-&quot;;&quot;&quot;))">
            <text:p/>
          </table:table-cell>
          <table:table-cell table:formula="of:=IF([.U122]=&quot;x&quot;;&quot;x&quot;;IF([.U122]=&quot;-&quot;;&quot;-&quot;;&quot;&quot;))">
            <text:p/>
          </table:table-cell>
          <table:table-cell table:formula="of:=IF([.V122]=&quot;x&quot;;&quot;x&quot;;IF([.V122]=&quot;-&quot;;&quot;-&quot;;&quot;&quot;))">
            <text:p/>
          </table:table-cell>
          <table:table-cell table:formula="of:=IF([.W122]=&quot;x&quot;;&quot;x&quot;;IF([.W122]=&quot;-&quot;;&quot;-&quot;;&quot;&quot;))">
            <text:p/>
          </table:table-cell>
          <table:table-cell table:formula="of:=IF([.X122]=&quot;x&quot;;&quot;x&quot;;IF([.X122]=&quot;-&quot;;&quot;-&quot;;&quot;&quot;))">
            <text:p/>
          </table:table-cell>
          <table:table-cell table:formula="of:=IF([.Y122]=&quot;x&quot;;&quot;x&quot;;IF([.Y122]=&quot;-&quot;;&quot;-&quot;;&quot;&quot;))">
            <text:p/>
          </table:table-cell>
          <table:table-cell table:formula="of:=IF([.Z122]=&quot;x&quot;;&quot;x&quot;;IF([.Z122]=&quot;-&quot;;&quot;-&quot;;&quot;&quot;))">
            <text:p/>
          </table:table-cell>
          <table:table-cell table:formula="of:=IF([.AA122]=&quot;x&quot;;&quot;x&quot;;IF([.AA122]=&quot;-&quot;;&quot;-&quot;;&quot;&quot;))">
            <text:p/>
          </table:table-cell>
          <table:table-cell table:formula="of:=IF([.AB122]=&quot;x&quot;;&quot;x&quot;;IF([.AB122]=&quot;-&quot;;&quot;-&quot;;&quot;&quot;))" office:value-type="string" office:string-value="x" calcext:value-type="string">
            <text:p>x</text:p>
          </table:table-cell>
          <table:table-cell table:formula="of:=IF([.AC122]=&quot;x&quot;;&quot;x&quot;;IF([.AC122]=&quot;-&quot;;&quot;-&quot;;&quot;&quot;))">
            <text:p/>
          </table:table-cell>
          <table:table-cell table:formula="of:=IF([.AD122]=&quot;x&quot;;&quot;x&quot;;IF([.AD122]=&quot;-&quot;;&quot;-&quot;;&quot;&quot;))">
            <text:p/>
          </table:table-cell>
          <table:table-cell table:formula="of:=IF([.AE122]=&quot;x&quot;;&quot;x&quot;;IF([.AE122]=&quot;-&quot;;&quot;-&quot;;&quot;&quot;))">
            <text:p/>
          </table:table-cell>
          <table:table-cell table:formula="of:=IF([.AF122]=&quot;x&quot;;&quot;x&quot;;IF([.AF122]=&quot;-&quot;;&quot;-&quot;;&quot;&quot;))">
            <text:p/>
          </table:table-cell>
          <table:table-cell table:formula="of:=IF([.AG122]=&quot;x&quot;;&quot;x&quot;;IF([.AG122]=&quot;-&quot;;&quot;-&quot;;&quot;&quot;))">
            <text:p/>
          </table:table-cell>
          <table:table-cell table:formula="of:=IF([.AH122]=&quot;x&quot;;&quot;x&quot;;IF([.AH122]=&quot;-&quot;;&quot;-&quot;;&quot;&quot;))">
            <text:p/>
          </table:table-cell>
          <table:table-cell table:formula="of:=IF([.AI122]=&quot;x&quot;;&quot;x&quot;;IF([.AI122]=&quot;-&quot;;&quot;-&quot;;&quot;&quot;))">
            <text:p/>
          </table:table-cell>
          <table:table-cell table:formula="of:=IF([.AJ122]=&quot;x&quot;;&quot;x&quot;;IF([.AJ122]=&quot;-&quot;;&quot;-&quot;;&quot;&quot;))">
            <text:p/>
          </table:table-cell>
          <table:table-cell table:formula="of:=IF([.AK122]=&quot;x&quot;;&quot;x&quot;;IF([.AK122]=&quot;-&quot;;&quot;-&quot;;&quot;&quot;))">
            <text:p/>
          </table:table-cell>
          <table:table-cell table:formula="of:=IF([.AL122]=&quot;x&quot;;&quot;x&quot;;IF([.AL122]=&quot;-&quot;;&quot;-&quot;;&quot;&quot;))">
            <text:p/>
          </table:table-cell>
          <table:table-cell table:formula="of:=IF([.AM122]=&quot;x&quot;;&quot;x&quot;;IF([.AM122]=&quot;-&quot;;&quot;-&quot;;&quot;&quot;))">
            <text:p/>
          </table:table-cell>
          <table:table-cell table:formula="of:=IF([.AN122]=&quot;x&quot;;&quot;x&quot;;IF([.AN122]=&quot;-&quot;;&quot;-&quot;;&quot;&quot;))">
            <text:p/>
          </table:table-cell>
          <table:table-cell table:formula="of:=IF([.AO122]=&quot;x&quot;;&quot;x&quot;;IF([.AO12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TST122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6" calcext:value-type="float">
            <text:p>26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15" calcext:value-type="float">
            <text:p>-1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440" calcext:value-type="float">
            <text:p>44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10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3"/>
          <table:table-cell/>
          <table:table-cell table:style-name="ce13" table:content-validation-name="val13" table:number-columns-repeated="8"/>
          <table:table-cell/>
          <table:table-cell table:formula="of:=IF([.R123]=&quot;x&quot;;&quot;x&quot;;IF([.R123]=&quot;-&quot;;&quot;-&quot;;&quot;&quot;))">
            <text:p/>
          </table:table-cell>
          <table:table-cell table:formula="of:=IF([.S123]=&quot;x&quot;;&quot;x&quot;;IF([.S123]=&quot;-&quot;;&quot;-&quot;;&quot;&quot;))">
            <text:p/>
          </table:table-cell>
          <table:table-cell table:formula="of:=IF([.T123]=&quot;x&quot;;&quot;x&quot;;IF([.T123]=&quot;-&quot;;&quot;-&quot;;&quot;&quot;))">
            <text:p/>
          </table:table-cell>
          <table:table-cell table:formula="of:=IF([.U123]=&quot;x&quot;;&quot;x&quot;;IF([.U123]=&quot;-&quot;;&quot;-&quot;;&quot;&quot;))">
            <text:p/>
          </table:table-cell>
          <table:table-cell table:formula="of:=IF([.V123]=&quot;x&quot;;&quot;x&quot;;IF([.V123]=&quot;-&quot;;&quot;-&quot;;&quot;&quot;))">
            <text:p/>
          </table:table-cell>
          <table:table-cell table:formula="of:=IF([.W123]=&quot;x&quot;;&quot;x&quot;;IF([.W123]=&quot;-&quot;;&quot;-&quot;;&quot;&quot;))">
            <text:p/>
          </table:table-cell>
          <table:table-cell table:formula="of:=IF([.X123]=&quot;x&quot;;&quot;x&quot;;IF([.X123]=&quot;-&quot;;&quot;-&quot;;&quot;&quot;))">
            <text:p/>
          </table:table-cell>
          <table:table-cell table:formula="of:=IF([.Y123]=&quot;x&quot;;&quot;x&quot;;IF([.Y123]=&quot;-&quot;;&quot;-&quot;;&quot;&quot;))">
            <text:p/>
          </table:table-cell>
          <table:table-cell table:formula="of:=IF([.Z123]=&quot;x&quot;;&quot;x&quot;;IF([.Z123]=&quot;-&quot;;&quot;-&quot;;&quot;&quot;))">
            <text:p/>
          </table:table-cell>
          <table:table-cell table:formula="of:=IF([.AA123]=&quot;x&quot;;&quot;x&quot;;IF([.AA123]=&quot;-&quot;;&quot;-&quot;;&quot;&quot;))">
            <text:p/>
          </table:table-cell>
          <table:table-cell table:formula="of:=IF([.AB123]=&quot;x&quot;;&quot;x&quot;;IF([.AB123]=&quot;-&quot;;&quot;-&quot;;&quot;&quot;))" office:value-type="string" office:string-value="x" calcext:value-type="string">
            <text:p>x</text:p>
          </table:table-cell>
          <table:table-cell table:formula="of:=IF([.AC123]=&quot;x&quot;;&quot;x&quot;;IF([.AC123]=&quot;-&quot;;&quot;-&quot;;&quot;&quot;))">
            <text:p/>
          </table:table-cell>
          <table:table-cell table:formula="of:=IF([.AD123]=&quot;x&quot;;&quot;x&quot;;IF([.AD123]=&quot;-&quot;;&quot;-&quot;;&quot;&quot;))">
            <text:p/>
          </table:table-cell>
          <table:table-cell table:formula="of:=IF([.AE123]=&quot;x&quot;;&quot;x&quot;;IF([.AE123]=&quot;-&quot;;&quot;-&quot;;&quot;&quot;))">
            <text:p/>
          </table:table-cell>
          <table:table-cell table:formula="of:=IF([.AF123]=&quot;x&quot;;&quot;x&quot;;IF([.AF123]=&quot;-&quot;;&quot;-&quot;;&quot;&quot;))">
            <text:p/>
          </table:table-cell>
          <table:table-cell table:formula="of:=IF([.AG123]=&quot;x&quot;;&quot;x&quot;;IF([.AG123]=&quot;-&quot;;&quot;-&quot;;&quot;&quot;))">
            <text:p/>
          </table:table-cell>
          <table:table-cell table:formula="of:=IF([.AH123]=&quot;x&quot;;&quot;x&quot;;IF([.AH123]=&quot;-&quot;;&quot;-&quot;;&quot;&quot;))">
            <text:p/>
          </table:table-cell>
          <table:table-cell table:formula="of:=IF([.AI123]=&quot;x&quot;;&quot;x&quot;;IF([.AI123]=&quot;-&quot;;&quot;-&quot;;&quot;&quot;))">
            <text:p/>
          </table:table-cell>
          <table:table-cell table:formula="of:=IF([.AJ123]=&quot;x&quot;;&quot;x&quot;;IF([.AJ123]=&quot;-&quot;;&quot;-&quot;;&quot;&quot;))">
            <text:p/>
          </table:table-cell>
          <table:table-cell table:formula="of:=IF([.AK123]=&quot;x&quot;;&quot;x&quot;;IF([.AK123]=&quot;-&quot;;&quot;-&quot;;&quot;&quot;))">
            <text:p/>
          </table:table-cell>
          <table:table-cell table:formula="of:=IF([.AL123]=&quot;x&quot;;&quot;x&quot;;IF([.AL123]=&quot;-&quot;;&quot;-&quot;;&quot;&quot;))">
            <text:p/>
          </table:table-cell>
          <table:table-cell table:formula="of:=IF([.AM123]=&quot;x&quot;;&quot;x&quot;;IF([.AM123]=&quot;-&quot;;&quot;-&quot;;&quot;&quot;))">
            <text:p/>
          </table:table-cell>
          <table:table-cell table:formula="of:=IF([.AN123]=&quot;x&quot;;&quot;x&quot;;IF([.AN123]=&quot;-&quot;;&quot;-&quot;;&quot;&quot;))">
            <text:p/>
          </table:table-cell>
          <table:table-cell table:formula="of:=IF([.AO123]=&quot;x&quot;;&quot;x&quot;;IF([.AO12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TST123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7" calcext:value-type="float">
            <text:p>27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20" calcext:value-type="float">
            <text:p>-2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460" calcext:value-type="float">
            <text:p>46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10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3"/>
          <table:table-cell/>
          <table:table-cell table:style-name="ce13" table:content-validation-name="val13" table:number-columns-repeated="8"/>
          <table:table-cell/>
          <table:table-cell table:formula="of:=IF([.R124]=&quot;x&quot;;&quot;x&quot;;IF([.R124]=&quot;-&quot;;&quot;-&quot;;&quot;&quot;))">
            <text:p/>
          </table:table-cell>
          <table:table-cell table:formula="of:=IF([.S124]=&quot;x&quot;;&quot;x&quot;;IF([.S124]=&quot;-&quot;;&quot;-&quot;;&quot;&quot;))">
            <text:p/>
          </table:table-cell>
          <table:table-cell table:formula="of:=IF([.T124]=&quot;x&quot;;&quot;x&quot;;IF([.T124]=&quot;-&quot;;&quot;-&quot;;&quot;&quot;))">
            <text:p/>
          </table:table-cell>
          <table:table-cell table:formula="of:=IF([.U124]=&quot;x&quot;;&quot;x&quot;;IF([.U124]=&quot;-&quot;;&quot;-&quot;;&quot;&quot;))">
            <text:p/>
          </table:table-cell>
          <table:table-cell table:formula="of:=IF([.V124]=&quot;x&quot;;&quot;x&quot;;IF([.V124]=&quot;-&quot;;&quot;-&quot;;&quot;&quot;))">
            <text:p/>
          </table:table-cell>
          <table:table-cell table:formula="of:=IF([.W124]=&quot;x&quot;;&quot;x&quot;;IF([.W124]=&quot;-&quot;;&quot;-&quot;;&quot;&quot;))">
            <text:p/>
          </table:table-cell>
          <table:table-cell table:formula="of:=IF([.X124]=&quot;x&quot;;&quot;x&quot;;IF([.X124]=&quot;-&quot;;&quot;-&quot;;&quot;&quot;))">
            <text:p/>
          </table:table-cell>
          <table:table-cell table:formula="of:=IF([.Y124]=&quot;x&quot;;&quot;x&quot;;IF([.Y124]=&quot;-&quot;;&quot;-&quot;;&quot;&quot;))">
            <text:p/>
          </table:table-cell>
          <table:table-cell table:formula="of:=IF([.Z124]=&quot;x&quot;;&quot;x&quot;;IF([.Z124]=&quot;-&quot;;&quot;-&quot;;&quot;&quot;))">
            <text:p/>
          </table:table-cell>
          <table:table-cell table:formula="of:=IF([.AA124]=&quot;x&quot;;&quot;x&quot;;IF([.AA124]=&quot;-&quot;;&quot;-&quot;;&quot;&quot;))">
            <text:p/>
          </table:table-cell>
          <table:table-cell table:formula="of:=IF([.AB124]=&quot;x&quot;;&quot;x&quot;;IF([.AB124]=&quot;-&quot;;&quot;-&quot;;&quot;&quot;))" office:value-type="string" office:string-value="x" calcext:value-type="string">
            <text:p>x</text:p>
          </table:table-cell>
          <table:table-cell table:formula="of:=IF([.AC124]=&quot;x&quot;;&quot;x&quot;;IF([.AC124]=&quot;-&quot;;&quot;-&quot;;&quot;&quot;))">
            <text:p/>
          </table:table-cell>
          <table:table-cell table:formula="of:=IF([.AD124]=&quot;x&quot;;&quot;x&quot;;IF([.AD124]=&quot;-&quot;;&quot;-&quot;;&quot;&quot;))">
            <text:p/>
          </table:table-cell>
          <table:table-cell table:formula="of:=IF([.AE124]=&quot;x&quot;;&quot;x&quot;;IF([.AE124]=&quot;-&quot;;&quot;-&quot;;&quot;&quot;))">
            <text:p/>
          </table:table-cell>
          <table:table-cell table:formula="of:=IF([.AF124]=&quot;x&quot;;&quot;x&quot;;IF([.AF124]=&quot;-&quot;;&quot;-&quot;;&quot;&quot;))">
            <text:p/>
          </table:table-cell>
          <table:table-cell table:formula="of:=IF([.AG124]=&quot;x&quot;;&quot;x&quot;;IF([.AG124]=&quot;-&quot;;&quot;-&quot;;&quot;&quot;))">
            <text:p/>
          </table:table-cell>
          <table:table-cell table:formula="of:=IF([.AH124]=&quot;x&quot;;&quot;x&quot;;IF([.AH124]=&quot;-&quot;;&quot;-&quot;;&quot;&quot;))">
            <text:p/>
          </table:table-cell>
          <table:table-cell table:formula="of:=IF([.AI124]=&quot;x&quot;;&quot;x&quot;;IF([.AI124]=&quot;-&quot;;&quot;-&quot;;&quot;&quot;))">
            <text:p/>
          </table:table-cell>
          <table:table-cell table:formula="of:=IF([.AJ124]=&quot;x&quot;;&quot;x&quot;;IF([.AJ124]=&quot;-&quot;;&quot;-&quot;;&quot;&quot;))">
            <text:p/>
          </table:table-cell>
          <table:table-cell table:formula="of:=IF([.AK124]=&quot;x&quot;;&quot;x&quot;;IF([.AK124]=&quot;-&quot;;&quot;-&quot;;&quot;&quot;))">
            <text:p/>
          </table:table-cell>
          <table:table-cell table:formula="of:=IF([.AL124]=&quot;x&quot;;&quot;x&quot;;IF([.AL124]=&quot;-&quot;;&quot;-&quot;;&quot;&quot;))">
            <text:p/>
          </table:table-cell>
          <table:table-cell table:formula="of:=IF([.AM124]=&quot;x&quot;;&quot;x&quot;;IF([.AM124]=&quot;-&quot;;&quot;-&quot;;&quot;&quot;))">
            <text:p/>
          </table:table-cell>
          <table:table-cell table:formula="of:=IF([.AN124]=&quot;x&quot;;&quot;x&quot;;IF([.AN124]=&quot;-&quot;;&quot;-&quot;;&quot;&quot;))">
            <text:p/>
          </table:table-cell>
          <table:table-cell table:formula="of:=IF([.AO124]=&quot;x&quot;;&quot;x&quot;;IF([.AO12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4" office:value-type="string" calcext:value-type="string">
            <text:p>TST124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8" calcext:value-type="float">
            <text:p>28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25" calcext:value-type="float">
            <text:p>-2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480" calcext:value-type="float">
            <text:p>4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10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3"/>
          <table:table-cell/>
          <table:table-cell table:style-name="ce13" table:content-validation-name="val13" table:number-columns-repeated="8"/>
          <table:table-cell/>
          <table:table-cell table:formula="of:=IF([.R125]=&quot;x&quot;;&quot;x&quot;;IF([.R125]=&quot;-&quot;;&quot;-&quot;;&quot;&quot;))">
            <text:p/>
          </table:table-cell>
          <table:table-cell table:formula="of:=IF([.S125]=&quot;x&quot;;&quot;x&quot;;IF([.S125]=&quot;-&quot;;&quot;-&quot;;&quot;&quot;))">
            <text:p/>
          </table:table-cell>
          <table:table-cell table:formula="of:=IF([.T125]=&quot;x&quot;;&quot;x&quot;;IF([.T125]=&quot;-&quot;;&quot;-&quot;;&quot;&quot;))">
            <text:p/>
          </table:table-cell>
          <table:table-cell table:formula="of:=IF([.U125]=&quot;x&quot;;&quot;x&quot;;IF([.U125]=&quot;-&quot;;&quot;-&quot;;&quot;&quot;))">
            <text:p/>
          </table:table-cell>
          <table:table-cell table:formula="of:=IF([.V125]=&quot;x&quot;;&quot;x&quot;;IF([.V125]=&quot;-&quot;;&quot;-&quot;;&quot;&quot;))">
            <text:p/>
          </table:table-cell>
          <table:table-cell table:formula="of:=IF([.W125]=&quot;x&quot;;&quot;x&quot;;IF([.W125]=&quot;-&quot;;&quot;-&quot;;&quot;&quot;))">
            <text:p/>
          </table:table-cell>
          <table:table-cell table:formula="of:=IF([.X125]=&quot;x&quot;;&quot;x&quot;;IF([.X125]=&quot;-&quot;;&quot;-&quot;;&quot;&quot;))">
            <text:p/>
          </table:table-cell>
          <table:table-cell table:formula="of:=IF([.Y125]=&quot;x&quot;;&quot;x&quot;;IF([.Y125]=&quot;-&quot;;&quot;-&quot;;&quot;&quot;))">
            <text:p/>
          </table:table-cell>
          <table:table-cell table:formula="of:=IF([.Z125]=&quot;x&quot;;&quot;x&quot;;IF([.Z125]=&quot;-&quot;;&quot;-&quot;;&quot;&quot;))">
            <text:p/>
          </table:table-cell>
          <table:table-cell table:formula="of:=IF([.AA125]=&quot;x&quot;;&quot;x&quot;;IF([.AA125]=&quot;-&quot;;&quot;-&quot;;&quot;&quot;))">
            <text:p/>
          </table:table-cell>
          <table:table-cell table:formula="of:=IF([.AB125]=&quot;x&quot;;&quot;x&quot;;IF([.AB125]=&quot;-&quot;;&quot;-&quot;;&quot;&quot;))" office:value-type="string" office:string-value="x" calcext:value-type="string">
            <text:p>x</text:p>
          </table:table-cell>
          <table:table-cell table:formula="of:=IF([.AC125]=&quot;x&quot;;&quot;x&quot;;IF([.AC125]=&quot;-&quot;;&quot;-&quot;;&quot;&quot;))">
            <text:p/>
          </table:table-cell>
          <table:table-cell table:formula="of:=IF([.AD125]=&quot;x&quot;;&quot;x&quot;;IF([.AD125]=&quot;-&quot;;&quot;-&quot;;&quot;&quot;))">
            <text:p/>
          </table:table-cell>
          <table:table-cell table:formula="of:=IF([.AE125]=&quot;x&quot;;&quot;x&quot;;IF([.AE125]=&quot;-&quot;;&quot;-&quot;;&quot;&quot;))">
            <text:p/>
          </table:table-cell>
          <table:table-cell table:formula="of:=IF([.AF125]=&quot;x&quot;;&quot;x&quot;;IF([.AF125]=&quot;-&quot;;&quot;-&quot;;&quot;&quot;))">
            <text:p/>
          </table:table-cell>
          <table:table-cell table:formula="of:=IF([.AG125]=&quot;x&quot;;&quot;x&quot;;IF([.AG125]=&quot;-&quot;;&quot;-&quot;;&quot;&quot;))">
            <text:p/>
          </table:table-cell>
          <table:table-cell table:formula="of:=IF([.AH125]=&quot;x&quot;;&quot;x&quot;;IF([.AH125]=&quot;-&quot;;&quot;-&quot;;&quot;&quot;))">
            <text:p/>
          </table:table-cell>
          <table:table-cell table:formula="of:=IF([.AI125]=&quot;x&quot;;&quot;x&quot;;IF([.AI125]=&quot;-&quot;;&quot;-&quot;;&quot;&quot;))">
            <text:p/>
          </table:table-cell>
          <table:table-cell table:formula="of:=IF([.AJ125]=&quot;x&quot;;&quot;x&quot;;IF([.AJ125]=&quot;-&quot;;&quot;-&quot;;&quot;&quot;))">
            <text:p/>
          </table:table-cell>
          <table:table-cell table:formula="of:=IF([.AK125]=&quot;x&quot;;&quot;x&quot;;IF([.AK125]=&quot;-&quot;;&quot;-&quot;;&quot;&quot;))">
            <text:p/>
          </table:table-cell>
          <table:table-cell table:formula="of:=IF([.AL125]=&quot;x&quot;;&quot;x&quot;;IF([.AL125]=&quot;-&quot;;&quot;-&quot;;&quot;&quot;))">
            <text:p/>
          </table:table-cell>
          <table:table-cell table:formula="of:=IF([.AM125]=&quot;x&quot;;&quot;x&quot;;IF([.AM125]=&quot;-&quot;;&quot;-&quot;;&quot;&quot;))">
            <text:p/>
          </table:table-cell>
          <table:table-cell table:formula="of:=IF([.AN125]=&quot;x&quot;;&quot;x&quot;;IF([.AN125]=&quot;-&quot;;&quot;-&quot;;&quot;&quot;))">
            <text:p/>
          </table:table-cell>
          <table:table-cell table:formula="of:=IF([.AO125]=&quot;x&quot;;&quot;x&quot;;IF([.AO12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4" office:value-type="string" calcext:value-type="string">
            <text:p>TST125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9" calcext:value-type="float">
            <text:p>29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30" calcext:value-type="float">
            <text:p>-3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500" calcext:value-type="float">
            <text:p>50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10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3"/>
          <table:table-cell/>
          <table:table-cell table:style-name="ce13" table:content-validation-name="val13" table:number-columns-repeated="8"/>
          <table:table-cell/>
          <table:table-cell table:formula="of:=IF([.R126]=&quot;x&quot;;&quot;x&quot;;IF([.R126]=&quot;-&quot;;&quot;-&quot;;&quot;&quot;))">
            <text:p/>
          </table:table-cell>
          <table:table-cell table:formula="of:=IF([.S126]=&quot;x&quot;;&quot;x&quot;;IF([.S126]=&quot;-&quot;;&quot;-&quot;;&quot;&quot;))">
            <text:p/>
          </table:table-cell>
          <table:table-cell table:formula="of:=IF([.T126]=&quot;x&quot;;&quot;x&quot;;IF([.T126]=&quot;-&quot;;&quot;-&quot;;&quot;&quot;))">
            <text:p/>
          </table:table-cell>
          <table:table-cell table:formula="of:=IF([.U126]=&quot;x&quot;;&quot;x&quot;;IF([.U126]=&quot;-&quot;;&quot;-&quot;;&quot;&quot;))">
            <text:p/>
          </table:table-cell>
          <table:table-cell table:formula="of:=IF([.V126]=&quot;x&quot;;&quot;x&quot;;IF([.V126]=&quot;-&quot;;&quot;-&quot;;&quot;&quot;))">
            <text:p/>
          </table:table-cell>
          <table:table-cell table:formula="of:=IF([.W126]=&quot;x&quot;;&quot;x&quot;;IF([.W126]=&quot;-&quot;;&quot;-&quot;;&quot;&quot;))">
            <text:p/>
          </table:table-cell>
          <table:table-cell table:formula="of:=IF([.X126]=&quot;x&quot;;&quot;x&quot;;IF([.X126]=&quot;-&quot;;&quot;-&quot;;&quot;&quot;))">
            <text:p/>
          </table:table-cell>
          <table:table-cell table:formula="of:=IF([.Y126]=&quot;x&quot;;&quot;x&quot;;IF([.Y126]=&quot;-&quot;;&quot;-&quot;;&quot;&quot;))">
            <text:p/>
          </table:table-cell>
          <table:table-cell table:formula="of:=IF([.Z126]=&quot;x&quot;;&quot;x&quot;;IF([.Z126]=&quot;-&quot;;&quot;-&quot;;&quot;&quot;))">
            <text:p/>
          </table:table-cell>
          <table:table-cell table:formula="of:=IF([.AA126]=&quot;x&quot;;&quot;x&quot;;IF([.AA126]=&quot;-&quot;;&quot;-&quot;;&quot;&quot;))">
            <text:p/>
          </table:table-cell>
          <table:table-cell table:formula="of:=IF([.AB126]=&quot;x&quot;;&quot;x&quot;;IF([.AB126]=&quot;-&quot;;&quot;-&quot;;&quot;&quot;))" office:value-type="string" office:string-value="x" calcext:value-type="string">
            <text:p>x</text:p>
          </table:table-cell>
          <table:table-cell table:formula="of:=IF([.AC126]=&quot;x&quot;;&quot;x&quot;;IF([.AC126]=&quot;-&quot;;&quot;-&quot;;&quot;&quot;))">
            <text:p/>
          </table:table-cell>
          <table:table-cell table:formula="of:=IF([.AD126]=&quot;x&quot;;&quot;x&quot;;IF([.AD126]=&quot;-&quot;;&quot;-&quot;;&quot;&quot;))">
            <text:p/>
          </table:table-cell>
          <table:table-cell table:formula="of:=IF([.AE126]=&quot;x&quot;;&quot;x&quot;;IF([.AE126]=&quot;-&quot;;&quot;-&quot;;&quot;&quot;))">
            <text:p/>
          </table:table-cell>
          <table:table-cell table:formula="of:=IF([.AF126]=&quot;x&quot;;&quot;x&quot;;IF([.AF126]=&quot;-&quot;;&quot;-&quot;;&quot;&quot;))">
            <text:p/>
          </table:table-cell>
          <table:table-cell table:formula="of:=IF([.AG126]=&quot;x&quot;;&quot;x&quot;;IF([.AG126]=&quot;-&quot;;&quot;-&quot;;&quot;&quot;))">
            <text:p/>
          </table:table-cell>
          <table:table-cell table:formula="of:=IF([.AH126]=&quot;x&quot;;&quot;x&quot;;IF([.AH126]=&quot;-&quot;;&quot;-&quot;;&quot;&quot;))">
            <text:p/>
          </table:table-cell>
          <table:table-cell table:formula="of:=IF([.AI126]=&quot;x&quot;;&quot;x&quot;;IF([.AI126]=&quot;-&quot;;&quot;-&quot;;&quot;&quot;))">
            <text:p/>
          </table:table-cell>
          <table:table-cell table:formula="of:=IF([.AJ126]=&quot;x&quot;;&quot;x&quot;;IF([.AJ126]=&quot;-&quot;;&quot;-&quot;;&quot;&quot;))">
            <text:p/>
          </table:table-cell>
          <table:table-cell table:formula="of:=IF([.AK126]=&quot;x&quot;;&quot;x&quot;;IF([.AK126]=&quot;-&quot;;&quot;-&quot;;&quot;&quot;))">
            <text:p/>
          </table:table-cell>
          <table:table-cell table:formula="of:=IF([.AL126]=&quot;x&quot;;&quot;x&quot;;IF([.AL126]=&quot;-&quot;;&quot;-&quot;;&quot;&quot;))">
            <text:p/>
          </table:table-cell>
          <table:table-cell table:formula="of:=IF([.AM126]=&quot;x&quot;;&quot;x&quot;;IF([.AM126]=&quot;-&quot;;&quot;-&quot;;&quot;&quot;))">
            <text:p/>
          </table:table-cell>
          <table:table-cell table:formula="of:=IF([.AN126]=&quot;x&quot;;&quot;x&quot;;IF([.AN126]=&quot;-&quot;;&quot;-&quot;;&quot;&quot;))">
            <text:p/>
          </table:table-cell>
          <table:table-cell table:formula="of:=IF([.AO126]=&quot;x&quot;;&quot;x&quot;;IF([.AO12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4" office:value-type="string" calcext:value-type="string">
            <text:p>TST126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30" calcext:value-type="float">
            <text:p>30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35" calcext:value-type="float">
            <text:p>-3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520" calcext:value-type="float">
            <text:p>52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10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3"/>
          <table:table-cell/>
          <table:table-cell table:style-name="ce13" table:content-validation-name="val13" table:number-columns-repeated="8"/>
          <table:table-cell/>
          <table:table-cell table:formula="of:=IF([.R127]=&quot;x&quot;;&quot;x&quot;;IF([.R127]=&quot;-&quot;;&quot;-&quot;;&quot;&quot;))">
            <text:p/>
          </table:table-cell>
          <table:table-cell table:formula="of:=IF([.S127]=&quot;x&quot;;&quot;x&quot;;IF([.S127]=&quot;-&quot;;&quot;-&quot;;&quot;&quot;))">
            <text:p/>
          </table:table-cell>
          <table:table-cell table:formula="of:=IF([.T127]=&quot;x&quot;;&quot;x&quot;;IF([.T127]=&quot;-&quot;;&quot;-&quot;;&quot;&quot;))">
            <text:p/>
          </table:table-cell>
          <table:table-cell table:formula="of:=IF([.U127]=&quot;x&quot;;&quot;x&quot;;IF([.U127]=&quot;-&quot;;&quot;-&quot;;&quot;&quot;))">
            <text:p/>
          </table:table-cell>
          <table:table-cell table:formula="of:=IF([.V127]=&quot;x&quot;;&quot;x&quot;;IF([.V127]=&quot;-&quot;;&quot;-&quot;;&quot;&quot;))">
            <text:p/>
          </table:table-cell>
          <table:table-cell table:formula="of:=IF([.W127]=&quot;x&quot;;&quot;x&quot;;IF([.W127]=&quot;-&quot;;&quot;-&quot;;&quot;&quot;))">
            <text:p/>
          </table:table-cell>
          <table:table-cell table:formula="of:=IF([.X127]=&quot;x&quot;;&quot;x&quot;;IF([.X127]=&quot;-&quot;;&quot;-&quot;;&quot;&quot;))">
            <text:p/>
          </table:table-cell>
          <table:table-cell table:formula="of:=IF([.Y127]=&quot;x&quot;;&quot;x&quot;;IF([.Y127]=&quot;-&quot;;&quot;-&quot;;&quot;&quot;))">
            <text:p/>
          </table:table-cell>
          <table:table-cell table:formula="of:=IF([.Z127]=&quot;x&quot;;&quot;x&quot;;IF([.Z127]=&quot;-&quot;;&quot;-&quot;;&quot;&quot;))">
            <text:p/>
          </table:table-cell>
          <table:table-cell table:formula="of:=IF([.AA127]=&quot;x&quot;;&quot;x&quot;;IF([.AA127]=&quot;-&quot;;&quot;-&quot;;&quot;&quot;))">
            <text:p/>
          </table:table-cell>
          <table:table-cell table:formula="of:=IF([.AB127]=&quot;x&quot;;&quot;x&quot;;IF([.AB127]=&quot;-&quot;;&quot;-&quot;;&quot;&quot;))" office:value-type="string" office:string-value="x" calcext:value-type="string">
            <text:p>x</text:p>
          </table:table-cell>
          <table:table-cell table:formula="of:=IF([.AC127]=&quot;x&quot;;&quot;x&quot;;IF([.AC127]=&quot;-&quot;;&quot;-&quot;;&quot;&quot;))">
            <text:p/>
          </table:table-cell>
          <table:table-cell table:formula="of:=IF([.AD127]=&quot;x&quot;;&quot;x&quot;;IF([.AD127]=&quot;-&quot;;&quot;-&quot;;&quot;&quot;))">
            <text:p/>
          </table:table-cell>
          <table:table-cell table:formula="of:=IF([.AE127]=&quot;x&quot;;&quot;x&quot;;IF([.AE127]=&quot;-&quot;;&quot;-&quot;;&quot;&quot;))">
            <text:p/>
          </table:table-cell>
          <table:table-cell table:formula="of:=IF([.AF127]=&quot;x&quot;;&quot;x&quot;;IF([.AF127]=&quot;-&quot;;&quot;-&quot;;&quot;&quot;))">
            <text:p/>
          </table:table-cell>
          <table:table-cell table:formula="of:=IF([.AG127]=&quot;x&quot;;&quot;x&quot;;IF([.AG127]=&quot;-&quot;;&quot;-&quot;;&quot;&quot;))">
            <text:p/>
          </table:table-cell>
          <table:table-cell table:formula="of:=IF([.AH127]=&quot;x&quot;;&quot;x&quot;;IF([.AH127]=&quot;-&quot;;&quot;-&quot;;&quot;&quot;))">
            <text:p/>
          </table:table-cell>
          <table:table-cell table:formula="of:=IF([.AI127]=&quot;x&quot;;&quot;x&quot;;IF([.AI127]=&quot;-&quot;;&quot;-&quot;;&quot;&quot;))">
            <text:p/>
          </table:table-cell>
          <table:table-cell table:formula="of:=IF([.AJ127]=&quot;x&quot;;&quot;x&quot;;IF([.AJ127]=&quot;-&quot;;&quot;-&quot;;&quot;&quot;))">
            <text:p/>
          </table:table-cell>
          <table:table-cell table:formula="of:=IF([.AK127]=&quot;x&quot;;&quot;x&quot;;IF([.AK127]=&quot;-&quot;;&quot;-&quot;;&quot;&quot;))">
            <text:p/>
          </table:table-cell>
          <table:table-cell table:formula="of:=IF([.AL127]=&quot;x&quot;;&quot;x&quot;;IF([.AL127]=&quot;-&quot;;&quot;-&quot;;&quot;&quot;))">
            <text:p/>
          </table:table-cell>
          <table:table-cell table:formula="of:=IF([.AM127]=&quot;x&quot;;&quot;x&quot;;IF([.AM127]=&quot;-&quot;;&quot;-&quot;;&quot;&quot;))">
            <text:p/>
          </table:table-cell>
          <table:table-cell table:formula="of:=IF([.AN127]=&quot;x&quot;;&quot;x&quot;;IF([.AN127]=&quot;-&quot;;&quot;-&quot;;&quot;&quot;))">
            <text:p/>
          </table:table-cell>
          <table:table-cell table:formula="of:=IF([.AO127]=&quot;x&quot;;&quot;x&quot;;IF([.AO12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4" office:value-type="string" calcext:value-type="string">
            <text:p>TST127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31" calcext:value-type="float">
            <text:p>3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40" calcext:value-type="float">
            <text:p>-4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540" calcext:value-type="float">
            <text:p>54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10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3"/>
          <table:table-cell/>
          <table:table-cell table:style-name="ce13" table:content-validation-name="val13" table:number-columns-repeated="8"/>
          <table:table-cell/>
          <table:table-cell table:formula="of:=IF([.R128]=&quot;x&quot;;&quot;x&quot;;IF([.R128]=&quot;-&quot;;&quot;-&quot;;&quot;&quot;))">
            <text:p/>
          </table:table-cell>
          <table:table-cell table:formula="of:=IF([.S128]=&quot;x&quot;;&quot;x&quot;;IF([.S128]=&quot;-&quot;;&quot;-&quot;;&quot;&quot;))">
            <text:p/>
          </table:table-cell>
          <table:table-cell table:formula="of:=IF([.T128]=&quot;x&quot;;&quot;x&quot;;IF([.T128]=&quot;-&quot;;&quot;-&quot;;&quot;&quot;))">
            <text:p/>
          </table:table-cell>
          <table:table-cell table:formula="of:=IF([.U128]=&quot;x&quot;;&quot;x&quot;;IF([.U128]=&quot;-&quot;;&quot;-&quot;;&quot;&quot;))">
            <text:p/>
          </table:table-cell>
          <table:table-cell table:formula="of:=IF([.V128]=&quot;x&quot;;&quot;x&quot;;IF([.V128]=&quot;-&quot;;&quot;-&quot;;&quot;&quot;))">
            <text:p/>
          </table:table-cell>
          <table:table-cell table:formula="of:=IF([.W128]=&quot;x&quot;;&quot;x&quot;;IF([.W128]=&quot;-&quot;;&quot;-&quot;;&quot;&quot;))">
            <text:p/>
          </table:table-cell>
          <table:table-cell table:formula="of:=IF([.X128]=&quot;x&quot;;&quot;x&quot;;IF([.X128]=&quot;-&quot;;&quot;-&quot;;&quot;&quot;))">
            <text:p/>
          </table:table-cell>
          <table:table-cell table:formula="of:=IF([.Y128]=&quot;x&quot;;&quot;x&quot;;IF([.Y128]=&quot;-&quot;;&quot;-&quot;;&quot;&quot;))">
            <text:p/>
          </table:table-cell>
          <table:table-cell table:formula="of:=IF([.Z128]=&quot;x&quot;;&quot;x&quot;;IF([.Z128]=&quot;-&quot;;&quot;-&quot;;&quot;&quot;))">
            <text:p/>
          </table:table-cell>
          <table:table-cell table:formula="of:=IF([.AA128]=&quot;x&quot;;&quot;x&quot;;IF([.AA128]=&quot;-&quot;;&quot;-&quot;;&quot;&quot;))">
            <text:p/>
          </table:table-cell>
          <table:table-cell table:formula="of:=IF([.AB128]=&quot;x&quot;;&quot;x&quot;;IF([.AB128]=&quot;-&quot;;&quot;-&quot;;&quot;&quot;))" office:value-type="string" office:string-value="x" calcext:value-type="string">
            <text:p>x</text:p>
          </table:table-cell>
          <table:table-cell table:formula="of:=IF([.AC128]=&quot;x&quot;;&quot;x&quot;;IF([.AC128]=&quot;-&quot;;&quot;-&quot;;&quot;&quot;))">
            <text:p/>
          </table:table-cell>
          <table:table-cell table:formula="of:=IF([.AD128]=&quot;x&quot;;&quot;x&quot;;IF([.AD128]=&quot;-&quot;;&quot;-&quot;;&quot;&quot;))">
            <text:p/>
          </table:table-cell>
          <table:table-cell table:formula="of:=IF([.AE128]=&quot;x&quot;;&quot;x&quot;;IF([.AE128]=&quot;-&quot;;&quot;-&quot;;&quot;&quot;))">
            <text:p/>
          </table:table-cell>
          <table:table-cell table:formula="of:=IF([.AF128]=&quot;x&quot;;&quot;x&quot;;IF([.AF128]=&quot;-&quot;;&quot;-&quot;;&quot;&quot;))">
            <text:p/>
          </table:table-cell>
          <table:table-cell table:formula="of:=IF([.AG128]=&quot;x&quot;;&quot;x&quot;;IF([.AG128]=&quot;-&quot;;&quot;-&quot;;&quot;&quot;))">
            <text:p/>
          </table:table-cell>
          <table:table-cell table:formula="of:=IF([.AH128]=&quot;x&quot;;&quot;x&quot;;IF([.AH128]=&quot;-&quot;;&quot;-&quot;;&quot;&quot;))">
            <text:p/>
          </table:table-cell>
          <table:table-cell table:formula="of:=IF([.AI128]=&quot;x&quot;;&quot;x&quot;;IF([.AI128]=&quot;-&quot;;&quot;-&quot;;&quot;&quot;))">
            <text:p/>
          </table:table-cell>
          <table:table-cell table:formula="of:=IF([.AJ128]=&quot;x&quot;;&quot;x&quot;;IF([.AJ128]=&quot;-&quot;;&quot;-&quot;;&quot;&quot;))">
            <text:p/>
          </table:table-cell>
          <table:table-cell table:formula="of:=IF([.AK128]=&quot;x&quot;;&quot;x&quot;;IF([.AK128]=&quot;-&quot;;&quot;-&quot;;&quot;&quot;))">
            <text:p/>
          </table:table-cell>
          <table:table-cell table:formula="of:=IF([.AL128]=&quot;x&quot;;&quot;x&quot;;IF([.AL128]=&quot;-&quot;;&quot;-&quot;;&quot;&quot;))">
            <text:p/>
          </table:table-cell>
          <table:table-cell table:formula="of:=IF([.AM128]=&quot;x&quot;;&quot;x&quot;;IF([.AM128]=&quot;-&quot;;&quot;-&quot;;&quot;&quot;))">
            <text:p/>
          </table:table-cell>
          <table:table-cell table:formula="of:=IF([.AN128]=&quot;x&quot;;&quot;x&quot;;IF([.AN128]=&quot;-&quot;;&quot;-&quot;;&quot;&quot;))">
            <text:p/>
          </table:table-cell>
          <table:table-cell table:formula="of:=IF([.AO128]=&quot;x&quot;;&quot;x&quot;;IF([.AO12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4" office:value-type="string" calcext:value-type="string">
            <text:p>TST128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32" calcext:value-type="float">
            <text:p>3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45" calcext:value-type="float">
            <text:p>-4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560" calcext:value-type="float">
            <text:p>56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10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3"/>
          <table:table-cell/>
          <table:table-cell table:style-name="ce13" table:content-validation-name="val13" table:number-columns-repeated="8"/>
          <table:table-cell/>
          <table:table-cell table:formula="of:=IF([.R129]=&quot;x&quot;;&quot;x&quot;;IF([.R129]=&quot;-&quot;;&quot;-&quot;;&quot;&quot;))">
            <text:p/>
          </table:table-cell>
          <table:table-cell table:formula="of:=IF([.S129]=&quot;x&quot;;&quot;x&quot;;IF([.S129]=&quot;-&quot;;&quot;-&quot;;&quot;&quot;))">
            <text:p/>
          </table:table-cell>
          <table:table-cell table:formula="of:=IF([.T129]=&quot;x&quot;;&quot;x&quot;;IF([.T129]=&quot;-&quot;;&quot;-&quot;;&quot;&quot;))">
            <text:p/>
          </table:table-cell>
          <table:table-cell table:formula="of:=IF([.U129]=&quot;x&quot;;&quot;x&quot;;IF([.U129]=&quot;-&quot;;&quot;-&quot;;&quot;&quot;))">
            <text:p/>
          </table:table-cell>
          <table:table-cell table:formula="of:=IF([.V129]=&quot;x&quot;;&quot;x&quot;;IF([.V129]=&quot;-&quot;;&quot;-&quot;;&quot;&quot;))">
            <text:p/>
          </table:table-cell>
          <table:table-cell table:formula="of:=IF([.W129]=&quot;x&quot;;&quot;x&quot;;IF([.W129]=&quot;-&quot;;&quot;-&quot;;&quot;&quot;))">
            <text:p/>
          </table:table-cell>
          <table:table-cell table:formula="of:=IF([.X129]=&quot;x&quot;;&quot;x&quot;;IF([.X129]=&quot;-&quot;;&quot;-&quot;;&quot;&quot;))">
            <text:p/>
          </table:table-cell>
          <table:table-cell table:formula="of:=IF([.Y129]=&quot;x&quot;;&quot;x&quot;;IF([.Y129]=&quot;-&quot;;&quot;-&quot;;&quot;&quot;))">
            <text:p/>
          </table:table-cell>
          <table:table-cell table:formula="of:=IF([.Z129]=&quot;x&quot;;&quot;x&quot;;IF([.Z129]=&quot;-&quot;;&quot;-&quot;;&quot;&quot;))">
            <text:p/>
          </table:table-cell>
          <table:table-cell table:formula="of:=IF([.AA129]=&quot;x&quot;;&quot;x&quot;;IF([.AA129]=&quot;-&quot;;&quot;-&quot;;&quot;&quot;))">
            <text:p/>
          </table:table-cell>
          <table:table-cell table:formula="of:=IF([.AB129]=&quot;x&quot;;&quot;x&quot;;IF([.AB129]=&quot;-&quot;;&quot;-&quot;;&quot;&quot;))" office:value-type="string" office:string-value="x" calcext:value-type="string">
            <text:p>x</text:p>
          </table:table-cell>
          <table:table-cell table:formula="of:=IF([.AC129]=&quot;x&quot;;&quot;x&quot;;IF([.AC129]=&quot;-&quot;;&quot;-&quot;;&quot;&quot;))">
            <text:p/>
          </table:table-cell>
          <table:table-cell table:formula="of:=IF([.AD129]=&quot;x&quot;;&quot;x&quot;;IF([.AD129]=&quot;-&quot;;&quot;-&quot;;&quot;&quot;))">
            <text:p/>
          </table:table-cell>
          <table:table-cell table:formula="of:=IF([.AE129]=&quot;x&quot;;&quot;x&quot;;IF([.AE129]=&quot;-&quot;;&quot;-&quot;;&quot;&quot;))">
            <text:p/>
          </table:table-cell>
          <table:table-cell table:formula="of:=IF([.AF129]=&quot;x&quot;;&quot;x&quot;;IF([.AF129]=&quot;-&quot;;&quot;-&quot;;&quot;&quot;))">
            <text:p/>
          </table:table-cell>
          <table:table-cell table:formula="of:=IF([.AG129]=&quot;x&quot;;&quot;x&quot;;IF([.AG129]=&quot;-&quot;;&quot;-&quot;;&quot;&quot;))">
            <text:p/>
          </table:table-cell>
          <table:table-cell table:formula="of:=IF([.AH129]=&quot;x&quot;;&quot;x&quot;;IF([.AH129]=&quot;-&quot;;&quot;-&quot;;&quot;&quot;))">
            <text:p/>
          </table:table-cell>
          <table:table-cell table:formula="of:=IF([.AI129]=&quot;x&quot;;&quot;x&quot;;IF([.AI129]=&quot;-&quot;;&quot;-&quot;;&quot;&quot;))">
            <text:p/>
          </table:table-cell>
          <table:table-cell table:formula="of:=IF([.AJ129]=&quot;x&quot;;&quot;x&quot;;IF([.AJ129]=&quot;-&quot;;&quot;-&quot;;&quot;&quot;))">
            <text:p/>
          </table:table-cell>
          <table:table-cell table:formula="of:=IF([.AK129]=&quot;x&quot;;&quot;x&quot;;IF([.AK129]=&quot;-&quot;;&quot;-&quot;;&quot;&quot;))">
            <text:p/>
          </table:table-cell>
          <table:table-cell table:formula="of:=IF([.AL129]=&quot;x&quot;;&quot;x&quot;;IF([.AL129]=&quot;-&quot;;&quot;-&quot;;&quot;&quot;))">
            <text:p/>
          </table:table-cell>
          <table:table-cell table:formula="of:=IF([.AM129]=&quot;x&quot;;&quot;x&quot;;IF([.AM129]=&quot;-&quot;;&quot;-&quot;;&quot;&quot;))">
            <text:p/>
          </table:table-cell>
          <table:table-cell table:formula="of:=IF([.AN129]=&quot;x&quot;;&quot;x&quot;;IF([.AN129]=&quot;-&quot;;&quot;-&quot;;&quot;&quot;))">
            <text:p/>
          </table:table-cell>
          <table:table-cell table:formula="of:=IF([.AO129]=&quot;x&quot;;&quot;x&quot;;IF([.AO12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/>
          <table:table-cell table:number-columns-repeated="8"/>
          <table:table-cell table:style-name="ce13" table:content-validation-name="val9"/>
          <table:table-cell/>
          <table:table-cell table:content-validation-name="val10" table:number-columns-repeated="2"/>
          <table:table-cell table:number-columns-repeated="14"/>
          <table:table-cell table:style-name="ce13" table:content-validation-name="val13"/>
          <table:table-cell table:number-columns-repeated="16356"/>
        </table:table-row>
        <table:table-row table:style-name="ro2">
          <table:table-cell table:style-name="ce2"/>
          <table:table-cell table:number-columns-repeated="8"/>
          <table:table-cell table:style-name="ce13" table:content-validation-name="val9"/>
          <table:table-cell/>
          <table:table-cell table:content-validation-name="val11" table:number-columns-repeated="2"/>
          <table:table-cell table:number-columns-repeated="14"/>
          <table:table-cell table:style-name="ce13" table:content-validation-name="val13"/>
          <table:table-cell table:number-columns-repeated="16356"/>
        </table:table-row>
        <table:table-row table:style-name="ro2">
          <table:table-cell table:number-columns-repeated="9"/>
          <table:table-cell table:style-name="ce13" table:content-validation-name="val9"/>
          <table:table-cell/>
          <table:table-cell table:content-validation-name="val10" table:number-columns-repeated="2"/>
          <table:table-cell table:number-columns-repeated="14"/>
          <table:table-cell table:style-name="ce13" table:content-validation-name="val13"/>
          <table:table-cell table:number-columns-repeated="16356"/>
        </table:table-row>
        <table:table-row table:style-name="ro2">
          <table:table-cell table:number-columns-repeated="9"/>
          <table:table-cell table:style-name="ce13" table:content-validation-name="val9"/>
          <table:table-cell/>
          <table:table-cell table:content-validation-name="val11" table:number-columns-repeated="2"/>
          <table:table-cell table:number-columns-repeated="14"/>
          <table:table-cell table:style-name="ce13" table:content-validation-name="val13"/>
          <table:table-cell table:number-columns-repeated="16356"/>
        </table:table-row>
        <table:table-row table:style-name="ro2">
          <table:table-cell table:number-columns-repeated="11"/>
          <table:table-cell table:content-validation-name="val10" table:number-columns-repeated="2"/>
          <table:table-cell table:number-columns-repeated="16371"/>
        </table:table-row>
        <table:table-row table:style-name="ro2">
          <table:table-cell table:number-columns-repeated="11"/>
          <table:table-cell table:content-validation-name="val11" table:number-columns-repeated="2"/>
          <table:table-cell table:number-columns-repeated="16371"/>
        </table:table-row>
        <table:table-row table:style-name="ro2" table:number-rows-repeated="1048440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O4:Channels.O1048576 Channels.O1:Channels.O1 Channels.F1:Channels.H1 Channels.G130:Channels.H1048576 Channels.F3:Channels.F13 Channels.F18:Channels.F1048576 Channels.G28:Channels.H28 Channels.C1:Channels.E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table:table-column table:style-name="co10" table:default-cell-style-name="ce15"/>
        <table:table-column table:style-name="co11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4" table:number-columns-repeated="7" table:default-cell-style-name="ce2"/>
        <table:table-column table:style-name="co15" table:number-columns-repeated="4" table:default-cell-style-name="ce2"/>
        <table:table-column table:style-name="co14" table:default-cell-style-name="ce2"/>
        <table:table-column table:style-name="co14" table:number-columns-repeated="2" table:default-cell-style-name="ce15"/>
        <table:table-column table:style-name="co15" table:number-columns-repeated="2" table:default-cell-style-name="ce15"/>
        <table:table-column table:style-name="co16" table:default-cell-style-name="ce15"/>
        <table:table-column table:style-name="co17" table:number-columns-repeated="16362"/>
        <table:table-row table:style-name="ro3">
          <table:table-cell table:style-name="ce20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22" office:value-type="string" calcext:value-type="string">
            <text:p>Socket Number</text:p>
          </table:table-cell>
          <table:table-cell table:style-name="ce23" office:value-type="string" calcext:value-type="string">
            <text:p>Local Phantom</text:p>
          </table:table-cell>
          <table:table-cell table:style-name="ce23" office:value-type="string" calcext:value-type="string">
            <text:p>Local Pad</text:p>
          </table:table-cell>
          <table:table-cell table:style-name="ce23" office:value-type="string" calcext:value-type="string">
            <text:p>Local Gain</text:p>
          </table:table-cell>
          <table:table-cell table:style-name="ce24"/>
          <table:table-cell table:style-name="ce25" office:value-type="string" calcext:value-type="string">
            <text:p>DX1 Phantom</text:p>
          </table:table-cell>
          <table:table-cell table:style-name="ce25" office:value-type="string" calcext:value-type="string">
            <text:p>DX1 Pad</text:p>
          </table:table-cell>
          <table:table-cell table:style-name="ce25" office:value-type="string" calcext:value-type="string">
            <text:p>DX1 Gain</text:p>
          </table:table-cell>
          <table:table-cell table:style-name="ce24"/>
          <table:table-cell table:style-name="ce26" office:value-type="string" calcext:value-type="string">
            <text:p>DX3 Phantom</text:p>
          </table:table-cell>
          <table:table-cell table:style-name="ce26" office:value-type="string" calcext:value-type="string">
            <text:p>DX3 Pad</text:p>
          </table:table-cell>
          <table:table-cell table:style-name="ce26" office:value-type="string" calcext:value-type="string">
            <text:p>DX3 Gain</text:p>
          </table:table-cell>
          <table:table-cell table:style-name="ce24"/>
          <table:table-cell table:style-name="ce27" office:value-type="string" calcext:value-type="string">
            <text:p>Slink Phantom</text:p>
          </table:table-cell>
          <table:table-cell table:style-name="ce27" office:value-type="string" calcext:value-type="string">
            <text:p>Slink Pad</text:p>
          </table:table-cell>
          <table:table-cell table:style-name="ce27" office:value-type="string" calcext:value-type="string">
            <text:p>Slink Gain</text:p>
          </table:table-cell>
          <table:table-cell table:number-columns-repeated="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10" calcext:value-type="float">
            <text:p>1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10" calcext:value-type="float">
            <text:p>1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10" calcext:value-type="float">
            <text:p>1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15" calcext:value-type="float">
            <text:p>1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15" calcext:value-type="float">
            <text:p>1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15" calcext:value-type="float">
            <text:p>1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25" calcext:value-type="float">
            <text:p>2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25" calcext:value-type="float">
            <text:p>2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25" calcext:value-type="float">
            <text:p>2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30" calcext:value-type="float">
            <text:p>3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30" calcext:value-type="float">
            <text:p>3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30" calcext:value-type="float">
            <text:p>3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35" calcext:value-type="float">
            <text:p>3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35" calcext:value-type="float">
            <text:p>3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35" calcext:value-type="float">
            <text:p>3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40" calcext:value-type="float">
            <text:p>4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40" calcext:value-type="float">
            <text:p>4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40" calcext:value-type="float">
            <text:p>4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45" calcext:value-type="float">
            <text:p>4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45" calcext:value-type="float">
            <text:p>4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45" calcext:value-type="float">
            <text:p>4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0" calcext:value-type="float">
            <text:p>5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0" calcext:value-type="float">
            <text:p>5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0" calcext:value-type="float">
            <text:p>5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5" calcext:value-type="float">
            <text:p>5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5" calcext:value-type="float">
            <text:p>5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5" calcext:value-type="float">
            <text:p>5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5" calcext:value-type="float">
            <text:p>5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60" calcext:value-type="float">
            <text:p>6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60" calcext:value-type="float">
            <text:p>6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60" calcext:value-type="float">
            <text:p>6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6" office:value-type="string" calcext:value-type="string">
            <text:p>-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6" office:value-type="string" calcext:value-type="string">
            <text:p>-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table:style-name="ce21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table:style-name="ce21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table:style-name="ce21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4" table:number-rows-repeated="1048446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Groups" table:style-name="ta3">
        <table:table-column table:style-name="co17" table:default-cell-style-name="ce2"/>
        <table:table-column table:style-name="co18" table:number-columns-repeated="2" table:default-cell-style-name="ce15"/>
        <table:table-column table:style-name="co19" table:default-cell-style-name="ce15"/>
        <table:table-column table:style-name="co19" table:default-cell-style-name="ce2"/>
        <table:table-column table:style-name="co20" table:default-cell-style-name="ce15"/>
        <table:table-column table:style-name="co17" table:default-cell-style-name="Default"/>
        <table:table-column table:style-name="co17" table:visibility="collapse" table:default-cell-style-name="ce2"/>
        <table:table-column table:style-name="co21" table:number-columns-repeated="2" table:default-cell-style-name="ce2"/>
        <table:table-column table:style-name="co22" table:default-cell-style-name="ce15"/>
        <table:table-column table:style-name="co17" table:default-cell-style-name="Default"/>
        <table:table-column table:style-name="co17" table:visibility="collapse" table:default-cell-style-name="ce15"/>
        <table:table-column table:style-name="co17" table:default-cell-style-name="Default"/>
        <table:table-column table:style-name="co17" table:default-cell-style-name="ce2"/>
        <table:table-column table:style-name="co18" table:default-cell-style-name="ce15"/>
        <table:table-column table:style-name="co17" table:default-cell-style-name="Default"/>
        <table:table-column table:style-name="co17" table:visibility="collapse" table:default-cell-style-name="ce2"/>
        <table:table-column table:style-name="co23" table:number-columns-repeated="2" table:default-cell-style-name="ce2"/>
        <table:table-column table:style-name="co24" table:default-cell-style-name="ce15"/>
        <table:table-column table:style-name="co25" table:default-cell-style-name="ce15"/>
        <table:table-column table:style-name="co17" table:visibility="collapse" table:default-cell-style-name="ce2"/>
        <table:table-column table:style-name="co18" table:number-columns-repeated="2" table:default-cell-style-name="ce2"/>
        <table:table-column table:style-name="co21" table:default-cell-style-name="ce15"/>
        <table:table-column table:style-name="co26" table:default-cell-style-name="ce15"/>
        <table:table-column table:style-name="co19" table:visibility="collapse" table:default-cell-style-name="ce15"/>
        <table:table-column table:style-name="co23" table:default-cell-style-name="ce15"/>
        <table:table-column table:style-name="co23" table:default-cell-style-name="ce2"/>
        <table:table-column table:style-name="co27" table:default-cell-style-name="ce15"/>
        <table:table-column table:style-name="co24" table:default-cell-style-name="ce15"/>
        <table:table-column table:style-name="co17" table:visibility="collapse" table:default-cell-style-name="ce2"/>
        <table:table-column table:style-name="co28" table:default-cell-style-name="ce2"/>
        <table:table-column table:style-name="co28" table:default-cell-style-name="ce15"/>
        <table:table-column table:style-name="co17" table:number-columns-repeated="2" table:default-cell-style-name="Default"/>
        <table:table-column table:style-name="co17" table:visibility="collapse" table:default-cell-style-name="ce15"/>
        <table:table-column table:style-name="co27" table:number-columns-repeated="2" table:default-cell-style-name="ce15"/>
        <table:table-column table:style-name="co17" table:number-columns-repeated="2" table:default-cell-style-name="Default"/>
        <table:table-column table:style-name="co17" table:visibility="collapse" table:default-cell-style-name="ce15"/>
        <table:table-column table:style-name="co17" table:number-columns-repeated="2" table:default-cell-style-name="Default"/>
        <table:table-column table:style-name="co29" table:default-cell-style-name="ce15"/>
        <table:table-column table:style-name="co30" table:default-cell-style-name="ce15"/>
        <table:table-column table:style-name="co17" table:number-columns-repeated="16337"/>
        <table:table-row table:style-name="ro2">
          <table:table-cell table:style-name="ce28" office:value-type="string" calcext:value-type="string">
            <text:p>DCA</text:p>
          </table:table-cell>
          <table:table-cell table:style-name="ce28" office:value-type="string" calcext:value-type="string">
            <text:p>DCA Name</text:p>
          </table:table-cell>
          <table:table-cell table:style-name="ce28" office:value-type="string" calcext:value-type="string">
            <text:p>DCA Color</text:p>
          </table:table-cell>
          <table:table-cell table:style-name="ce33"/>
          <table:table-cell table:style-name="ce34" office:value-type="string" calcext:value-type="string">
            <text:p>Mono Auxes</text:p>
          </table:table-cell>
          <table:table-cell table:style-name="ce34" office:value-type="string" calcext:value-type="string">
            <text:p>Aux Name</text:p>
          </table:table-cell>
          <table:table-cell table:style-name="ce34" office:value-type="string" calcext:value-type="string">
            <text:p>Aux Color</text:p>
          </table:table-cell>
          <table:table-cell table:style-name="ce33" table:number-columns-repeated="2"/>
          <table:table-cell table:style-name="ce34" office:value-type="string" calcext:value-type="string">
            <text:p>Stereo Auxes</text:p>
          </table:table-cell>
          <table:table-cell table:style-name="ce34" office:value-type="string" calcext:value-type="string">
            <text:p>StAux Name</text:p>
          </table:table-cell>
          <table:table-cell table:style-name="ce34" office:value-type="string" calcext:value-type="string">
            <text:p>StAux Color</text:p>
          </table:table-cell>
          <table:table-cell table:style-name="ce33" table:number-columns-repeated="2"/>
          <table:table-cell table:style-name="ce40" office:value-type="string" calcext:value-type="string">
            <text:p>Mono Group</text:p>
          </table:table-cell>
          <table:table-cell table:style-name="ce40" office:value-type="string" calcext:value-type="string">
            <text:p>Group Name</text:p>
          </table:table-cell>
          <table:table-cell table:style-name="ce40" office:value-type="string" calcext:value-type="string">
            <text:p>Group Color</text:p>
          </table:table-cell>
          <table:table-cell table:style-name="ce33" table:number-columns-repeated="2"/>
          <table:table-cell table:style-name="ce40" office:value-type="string" calcext:value-type="string">
            <text:p>Stereo Group</text:p>
          </table:table-cell>
          <table:table-cell table:style-name="ce40" office:value-type="string" calcext:value-type="string">
            <text:p>StGroup Name</text:p>
          </table:table-cell>
          <table:table-cell table:style-name="ce40" office:value-type="string" calcext:value-type="string">
            <text:p>StGroup Color</text:p>
          </table:table-cell>
          <table:table-cell table:style-name="ce33" table:number-columns-repeated="2"/>
          <table:table-cell table:style-name="ce42" office:value-type="string" calcext:value-type="string">
            <text:p>Mono Matrix</text:p>
          </table:table-cell>
          <table:table-cell table:style-name="ce42" office:value-type="string" calcext:value-type="string">
            <text:p>Matrix Name</text:p>
          </table:table-cell>
          <table:table-cell table:style-name="ce42" office:value-type="string" calcext:value-type="string">
            <text:p>Matrix Color</text:p>
          </table:table-cell>
          <table:table-cell table:style-name="ce33" table:number-columns-repeated="2"/>
          <table:table-cell table:style-name="ce42" office:value-type="string" calcext:value-type="string">
            <text:p>Stereo Matrix</text:p>
          </table:table-cell>
          <table:table-cell table:style-name="ce42" office:value-type="string" calcext:value-type="string">
            <text:p>StMatrix Name</text:p>
          </table:table-cell>
          <table:table-cell table:style-name="ce42" office:value-type="string" calcext:value-type="string">
            <text:p>StMatrix Color</text:p>
          </table:table-cell>
          <table:table-cell table:number-columns-repeated="2"/>
          <table:table-cell table:style-name="ce34" office:value-type="string" calcext:value-type="string">
            <text:p>Mono FX Send</text:p>
          </table:table-cell>
          <table:table-cell table:style-name="ce34" office:value-type="string" calcext:value-type="string">
            <text:p>FX Name</text:p>
          </table:table-cell>
          <table:table-cell table:style-name="ce34" office:value-type="string" calcext:value-type="string">
            <text:p>FX Color</text:p>
          </table:table-cell>
          <table:table-cell table:number-columns-repeated="2"/>
          <table:table-cell table:style-name="ce34" office:value-type="string" calcext:value-type="string">
            <text:p>Stereo FX Send</text:p>
          </table:table-cell>
          <table:table-cell table:style-name="ce34" office:value-type="string" calcext:value-type="string">
            <text:p>StFX Name</text:p>
          </table:table-cell>
          <table:table-cell table:style-name="ce34" office:value-type="string" calcext:value-type="string">
            <text:p>StFX Color</text:p>
          </table:table-cell>
          <table:table-cell/>
          <table:table-cell table:style-name="ce15"/>
          <table:table-cell table:style-name="ce45" office:value-type="string" calcext:value-type="string">
            <text:p>FX Return</text:p>
          </table:table-cell>
          <table:table-cell table:style-name="ce45" office:value-type="string" calcext:value-type="string">
            <text:p>FX Return Name</text:p>
          </table:table-cell>
          <table:table-cell table:style-name="ce45" office:value-type="string" calcext:value-type="string">
            <text:p>FX Return Color</text:p>
          </table:table-cell>
          <table:table-cell table:style-name="ce15" table:number-columns-repeated="16337"/>
        </table:table-row>
        <table:table-row table:style-name="ro2">
          <table:table-cell table:style-name="ce29" office:value-type="float" office:value="1" calcext:value-type="float">
            <text:p>1</text:p>
          </table:table-cell>
          <table:table-cell table:style-name="ce30" office:value-type="string" calcext:value-type="string">
            <text:p>Dca1</text:p>
          </table:table-cell>
          <table:table-cell table:style-name="ce31" table:content-validation-name="val1" office:value-type="string" calcext:value-type="string">
            <text:p>blue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Aux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StAux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Grp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41" table:formula="of:=IF([.P2]&lt;&gt;CONCATENATE(&quot;Grp&quot;;[.O2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StGrp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Mtx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StMtx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Fx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StFx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FxRet1</text:p>
          </table:table-cell>
          <table:table-cell table:style-name="ce31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9" office:value-type="float" office:value="2" calcext:value-type="float">
            <text:p>2</text:p>
          </table:table-cell>
          <table:table-cell table:style-name="ce30" office:value-type="string" calcext:value-type="string">
            <text:p>Dca2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Aux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StAux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Grp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style-name="ce41" table:formula="of:=IF([.P3]&lt;&gt;CONCATENATE(&quot;Grp&quot;;[.O3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StGrp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Mtx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StMtx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Fx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StFx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FxRet2</text:p>
          </table:table-cell>
          <table:table-cell table:style-name="ce37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9" office:value-type="float" office:value="3" calcext:value-type="float">
            <text:p>3</text:p>
          </table:table-cell>
          <table:table-cell table:style-name="ce30" office:value-type="string" calcext:value-type="string">
            <text:p>Dca3</text:p>
          </table:table-cell>
          <table:table-cell table:style-name="ce31" table:content-validation-name="val1" office:value-type="string" calcext:value-type="string">
            <text:p>yellow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Aux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StAux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Grp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style-name="ce41" table:formula="of:=IF([.P4]&lt;&gt;CONCATENATE(&quot;Grp&quot;;[.O4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StGrp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Mtx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StMtx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Fx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StFx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FxRet3</text:p>
          </table:table-cell>
          <table:table-cell table:style-name="ce37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9" office:value-type="float" office:value="4" calcext:value-type="float">
            <text:p>4</text:p>
          </table:table-cell>
          <table:table-cell table:style-name="ce30" office:value-type="string" calcext:value-type="string">
            <text:p>Dca4</text:p>
          </table:table-cell>
          <table:table-cell table:style-name="ce31" table:content-validation-name="val1" office:value-type="string" calcext:value-type="string">
            <text:p>green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Aux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StAux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Grp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style-name="ce41" table:formula="of:=IF([.P5]&lt;&gt;CONCATENATE(&quot;Grp&quot;;[.O5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StGrp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Mtx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StMtx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Fx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StFx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FxRet4</text:p>
          </table:table-cell>
          <table:table-cell table:style-name="ce37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9" office:value-type="float" office:value="5" calcext:value-type="float">
            <text:p>5</text:p>
          </table:table-cell>
          <table:table-cell table:style-name="ce30" office:value-type="string" calcext:value-type="string">
            <text:p>Dca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Aux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StAux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Grp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41" table:formula="of:=IF([.P6]&lt;&gt;CONCATENATE(&quot;Grp&quot;;[.O6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StGrp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Mtx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StMtx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Fx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StFx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FxRet5</text:p>
          </table:table-cell>
          <table:table-cell table:style-name="ce37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9" office:value-type="float" office:value="6" calcext:value-type="float">
            <text:p>6</text:p>
          </table:table-cell>
          <table:table-cell table:style-name="ce30" office:value-type="string" calcext:value-type="string">
            <text:p>Dca6</text:p>
          </table:table-cell>
          <table:table-cell table:style-name="ce32" table:content-validation-name="val1" office:value-type="string" calcext:value-type="string">
            <text:p>white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Aux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StAux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Grp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41" table:formula="of:=IF([.P7]&lt;&gt;CONCATENATE(&quot;Grp&quot;;[.O7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StGrp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Mtx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StMtx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Fx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StFx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FxRet6</text:p>
          </table:table-cell>
          <table:table-cell table:style-name="ce38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9" office:value-type="float" office:value="7" calcext:value-type="float">
            <text:p>7</text:p>
          </table:table-cell>
          <table:table-cell table:style-name="ce30" office:value-type="string" calcext:value-type="string">
            <text:p>Dca7</text:p>
          </table:table-cell>
          <table:table-cell table:style-name="ce32" table:content-validation-name="val1" office:value-type="string" calcext:value-type="string">
            <text:p>purple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Aux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StAux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Grp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41" table:formula="of:=IF([.P8]&lt;&gt;CONCATENATE(&quot;Grp&quot;;[.O8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StGrp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Mtx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StMtx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Fx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StFx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FxRet7</text:p>
          </table:table-cell>
          <table:table-cell table:style-name="ce38" table:content-validation-name="val1" office:value-type="string" calcext:value-type="string">
            <text:p>purple</text:p>
          </table:table-cell>
        </table:table-row>
        <table:table-row table:style-name="ro2">
          <table:table-cell table:style-name="ce29" office:value-type="float" office:value="8" calcext:value-type="float">
            <text:p>8</text:p>
          </table:table-cell>
          <table:table-cell table:style-name="ce30" office:value-type="string" calcext:value-type="string">
            <text:p>Dca8</text:p>
          </table:table-cell>
          <table:table-cell table:style-name="ce32" table:content-validation-name="val1" office:value-type="string" calcext:value-type="string">
            <text:p>black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Aux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StAux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Grp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41" table:formula="of:=IF([.P9]&lt;&gt;CONCATENATE(&quot;Grp&quot;;[.O9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StGrp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Mtx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StMtx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Fx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StFx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FxRet8</text:p>
          </table:table-cell>
          <table:table-cell table:style-name="ce38" table:content-validation-name="val1" office:value-type="string" calcext:value-type="string">
            <text:p>black</text:p>
          </table:table-cell>
        </table:table-row>
        <table:table-row table:style-name="ro2">
          <table:table-cell table:style-name="ce29" office:value-type="float" office:value="9" calcext:value-type="float">
            <text:p>9</text:p>
          </table:table-cell>
          <table:table-cell table:style-name="ce30" office:value-type="string" calcext:value-type="string">
            <text:p>Dca9</text:p>
          </table:table-cell>
          <table:table-cell table:style-name="ce32" table:content-validation-name="val1" office:value-type="string" calcext:value-type="string">
            <text:p>blue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Aux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StAux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Grp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10]&lt;&gt;CONCATENATE(&quot;Grp&quot;;[.O10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StGrp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Mtx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StMtx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Fx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StFx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FxRet9</text:p>
          </table:table-cell>
          <table:table-cell table:style-name="ce38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9" office:value-type="float" office:value="10" calcext:value-type="float">
            <text:p>10</text:p>
          </table:table-cell>
          <table:table-cell table:style-name="ce30" office:value-type="string" calcext:value-type="string">
            <text:p>Dca10</text:p>
          </table:table-cell>
          <table:table-cell table:style-name="ce32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Aux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StAux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Grp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41" table:formula="of:=IF([.P11]&lt;&gt;CONCATENATE(&quot;Grp&quot;;[.O11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StGrp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Mtx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StMtx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Fx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StFx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FxRet10</text:p>
          </table:table-cell>
          <table:table-cell table:style-name="ce38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9" office:value-type="float" office:value="11" calcext:value-type="float">
            <text:p>11</text:p>
          </table:table-cell>
          <table:table-cell table:style-name="ce30" office:value-type="string" calcext:value-type="string">
            <text:p>Dca11</text:p>
          </table:table-cell>
          <table:table-cell table:style-name="ce32" table:content-validation-name="val1" office:value-type="string" calcext:value-type="string">
            <text:p>yellow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Aux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StAux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Grp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41" table:formula="of:=IF([.P12]&lt;&gt;CONCATENATE(&quot;Grp&quot;;[.O12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StGrp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Mtx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StMtx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Fx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StFx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FxRet11</text:p>
          </table:table-cell>
          <table:table-cell table:style-name="ce38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9" office:value-type="float" office:value="12" calcext:value-type="float">
            <text:p>12</text:p>
          </table:table-cell>
          <table:table-cell table:style-name="ce30" office:value-type="string" calcext:value-type="string">
            <text:p>Dca12</text:p>
          </table:table-cell>
          <table:table-cell table:style-name="ce32" table:content-validation-name="val1" office:value-type="string" calcext:value-type="string">
            <text:p>green</text:p>
          </table:table-cell>
          <table:table-cell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Aux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StAux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Grp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41" table:formula="of:=IF([.P13]&lt;&gt;CONCATENATE(&quot;Grp&quot;;[.O13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StGrp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Mtx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StMtx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Fx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StFx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FxRet12</text:p>
          </table:table-cell>
          <table:table-cell table:style-name="ce38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9" office:value-type="float" office:value="13" calcext:value-type="float">
            <text:p>13</text:p>
          </table:table-cell>
          <table:table-cell table:style-name="ce30" office:value-type="string" calcext:value-type="string">
            <text:p>Dca13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Aux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StAux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Grp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41" table:formula="of:=IF([.P14]&lt;&gt;CONCATENATE(&quot;Grp&quot;;[.O14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StGrp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Mtx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StMtx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Fx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StFx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FxRet13</text:p>
          </table:table-cell>
          <table:table-cell table:style-name="ce38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9" office:value-type="float" office:value="14" calcext:value-type="float">
            <text:p>14</text:p>
          </table:table-cell>
          <table:table-cell table:style-name="ce30" office:value-type="string" calcext:value-type="string">
            <text:p>Dca14</text:p>
          </table:table-cell>
          <table:table-cell table:style-name="ce32" table:content-validation-name="val1" office:value-type="string" calcext:value-type="string">
            <text:p>white</text:p>
          </table:table-cell>
          <table:table-cell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Aux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StAux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Grp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41" table:formula="of:=IF([.P15]&lt;&gt;CONCATENATE(&quot;Grp&quot;;[.O15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StGrp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Mtx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StMtx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Fx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StFx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FxRet14</text:p>
          </table:table-cell>
          <table:table-cell table:style-name="ce38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9" office:value-type="float" office:value="15" calcext:value-type="float">
            <text:p>15</text:p>
          </table:table-cell>
          <table:table-cell table:style-name="ce30" office:value-type="string" calcext:value-type="string">
            <text:p>Dca15</text:p>
          </table:table-cell>
          <table:table-cell table:style-name="ce32" table:content-validation-name="val1" office:value-type="string" calcext:value-type="string">
            <text:p>purple</text:p>
          </table:table-cell>
          <table:table-cell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Aux1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StAux1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Grp1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41" table:formula="of:=IF([.P16]&lt;&gt;CONCATENATE(&quot;Grp&quot;;[.O16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StGrp1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Mtx1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StMtx1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Fx15</text:p>
          </table:table-cell>
          <table:table-cell table:style-name="ce32" table:content-validation-name="val1" office:value-type="string" calcext:value-type="string">
            <text:p>-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StFx15</text:p>
          </table:table-cell>
          <table:table-cell table:style-name="ce32" table:content-validation-name="val1" office:value-type="string" calcext:value-type="string">
            <text:p>-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FxRet15</text:p>
          </table:table-cell>
          <table:table-cell table:style-name="ce32" table:content-validation-name="val1" office:value-type="string" calcext:value-type="string">
            <text:p>-</text:p>
          </table:table-cell>
        </table:table-row>
        <table:table-row table:style-name="ro2">
          <table:table-cell table:style-name="ce29" office:value-type="float" office:value="16" calcext:value-type="float">
            <text:p>16</text:p>
          </table:table-cell>
          <table:table-cell table:style-name="ce30" office:value-type="string" calcext:value-type="string">
            <text:p>Dca16</text:p>
          </table:table-cell>
          <table:table-cell table:style-name="ce32" table:content-validation-name="val1" office:value-type="string" calcext:value-type="string">
            <text:p>black</text:p>
          </table:table-cell>
          <table:table-cell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Aux1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StAux1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Grp1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41" table:formula="of:=IF([.P17]&lt;&gt;CONCATENATE(&quot;Grp&quot;;[.O17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StGrp1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Mtx1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StMtx1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Fx16</text:p>
          </table:table-cell>
          <table:table-cell table:style-name="ce32" table:content-validation-name="val1"/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StFx16</text:p>
          </table:table-cell>
          <table:table-cell table:style-name="ce32" table:content-validation-name="val1"/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FxRet16</text:p>
          </table:table-cell>
          <table:table-cell table:style-name="ce32" table:content-validation-name="val1"/>
        </table:table-row>
        <table:table-row table:style-name="ro2">
          <table:table-cell table:style-name="ce29" office:value-type="float" office:value="17" calcext:value-type="float">
            <text:p>17</text:p>
          </table:table-cell>
          <table:table-cell table:style-name="ce30" office:value-type="string" calcext:value-type="string">
            <text:p>Dca17</text:p>
          </table:table-cell>
          <table:table-cell table:style-name="ce32" table:content-validation-name="val1" office:value-type="string" calcext:value-type="string">
            <text:p>blue</text:p>
          </table:table-cell>
          <table:table-cell/>
          <table:table-cell table:style-name="ce29" office:value-type="float" office:value="17" calcext:value-type="float">
            <text:p>17</text:p>
          </table:table-cell>
          <table:table-cell table:style-name="ce35" office:value-type="string" calcext:value-type="string">
            <text:p>Aux1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9" office:value-type="float" office:value="17" calcext:value-type="float">
            <text:p>17</text:p>
          </table:table-cell>
          <table:table-cell table:style-name="ce35" office:value-type="string" calcext:value-type="string">
            <text:p>StAux1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7" calcext:value-type="float">
            <text:p>17</text:p>
          </table:table-cell>
          <table:table-cell table:style-name="ce35" office:value-type="string" calcext:value-type="string">
            <text:p>Grp1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18]&lt;&gt;CONCATENATE(&quot;Grp&quot;;[.O18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7" calcext:value-type="float">
            <text:p>17</text:p>
          </table:table-cell>
          <table:table-cell table:style-name="ce35" office:value-type="string" calcext:value-type="string">
            <text:p>StGrp1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9" office:value-type="float" office:value="17" calcext:value-type="float">
            <text:p>17</text:p>
          </table:table-cell>
          <table:table-cell table:style-name="ce35" office:value-type="string" calcext:value-type="string">
            <text:p>Mtx1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7" calcext:value-type="float">
            <text:p>17</text:p>
          </table:table-cell>
          <table:table-cell table:style-name="ce35" office:value-type="string" calcext:value-type="string">
            <text:p>StMtx1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9" office:value-type="float" office:value="18" calcext:value-type="float">
            <text:p>18</text:p>
          </table:table-cell>
          <table:table-cell table:style-name="ce30" office:value-type="string" calcext:value-type="string">
            <text:p>Dca18</text:p>
          </table:table-cell>
          <table:table-cell table:style-name="ce32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18" calcext:value-type="float">
            <text:p>18</text:p>
          </table:table-cell>
          <table:table-cell table:style-name="ce35" office:value-type="string" calcext:value-type="string">
            <text:p>Aux1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9" office:value-type="float" office:value="18" calcext:value-type="float">
            <text:p>18</text:p>
          </table:table-cell>
          <table:table-cell table:style-name="ce35" office:value-type="string" calcext:value-type="string">
            <text:p>StAux1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8" calcext:value-type="float">
            <text:p>18</text:p>
          </table:table-cell>
          <table:table-cell table:style-name="ce35" office:value-type="string" calcext:value-type="string">
            <text:p>Grp1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41" table:formula="of:=IF([.P19]&lt;&gt;CONCATENATE(&quot;Grp&quot;;[.O19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8" calcext:value-type="float">
            <text:p>18</text:p>
          </table:table-cell>
          <table:table-cell table:style-name="ce35" office:value-type="string" calcext:value-type="string">
            <text:p>StGrp1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9" office:value-type="float" office:value="18" calcext:value-type="float">
            <text:p>18</text:p>
          </table:table-cell>
          <table:table-cell table:style-name="ce35" office:value-type="string" calcext:value-type="string">
            <text:p>Mtx1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8" calcext:value-type="float">
            <text:p>18</text:p>
          </table:table-cell>
          <table:table-cell table:style-name="ce35" office:value-type="string" calcext:value-type="string">
            <text:p>StMtx1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9" office:value-type="float" office:value="19" calcext:value-type="float">
            <text:p>19</text:p>
          </table:table-cell>
          <table:table-cell table:style-name="ce30" office:value-type="string" calcext:value-type="string">
            <text:p>Dca19</text:p>
          </table:table-cell>
          <table:table-cell table:style-name="ce32" table:content-validation-name="val1" office:value-type="string" calcext:value-type="string">
            <text:p>yellow</text:p>
          </table:table-cell>
          <table:table-cell/>
          <table:table-cell table:style-name="ce29" office:value-type="float" office:value="19" calcext:value-type="float">
            <text:p>19</text:p>
          </table:table-cell>
          <table:table-cell table:style-name="ce35" office:value-type="string" calcext:value-type="string">
            <text:p>Aux1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9" office:value-type="float" office:value="19" calcext:value-type="float">
            <text:p>19</text:p>
          </table:table-cell>
          <table:table-cell table:style-name="ce35" office:value-type="string" calcext:value-type="string">
            <text:p>StAux1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9" calcext:value-type="float">
            <text:p>19</text:p>
          </table:table-cell>
          <table:table-cell table:style-name="ce35" office:value-type="string" calcext:value-type="string">
            <text:p>Grp1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41" table:formula="of:=IF([.P20]&lt;&gt;CONCATENATE(&quot;Grp&quot;;[.O20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9" calcext:value-type="float">
            <text:p>19</text:p>
          </table:table-cell>
          <table:table-cell table:style-name="ce35" office:value-type="string" calcext:value-type="string">
            <text:p>StGrp1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9" office:value-type="float" office:value="19" calcext:value-type="float">
            <text:p>19</text:p>
          </table:table-cell>
          <table:table-cell table:style-name="ce35" office:value-type="string" calcext:value-type="string">
            <text:p>Mtx1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9" calcext:value-type="float">
            <text:p>19</text:p>
          </table:table-cell>
          <table:table-cell table:style-name="ce35" office:value-type="string" calcext:value-type="string">
            <text:p>StMtx1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9" office:value-type="float" office:value="20" calcext:value-type="float">
            <text:p>20</text:p>
          </table:table-cell>
          <table:table-cell table:style-name="ce30" office:value-type="string" calcext:value-type="string">
            <text:p>Dca20</text:p>
          </table:table-cell>
          <table:table-cell table:style-name="ce32" table:content-validation-name="val1" office:value-type="string" calcext:value-type="string">
            <text:p>green</text:p>
          </table:table-cell>
          <table:table-cell/>
          <table:table-cell table:style-name="ce29" office:value-type="float" office:value="20" calcext:value-type="float">
            <text:p>20</text:p>
          </table:table-cell>
          <table:table-cell table:style-name="ce35" office:value-type="string" calcext:value-type="string">
            <text:p>Aux2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9" office:value-type="float" office:value="20" calcext:value-type="float">
            <text:p>20</text:p>
          </table:table-cell>
          <table:table-cell table:style-name="ce35" office:value-type="string" calcext:value-type="string">
            <text:p>StAux2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0" calcext:value-type="float">
            <text:p>20</text:p>
          </table:table-cell>
          <table:table-cell table:style-name="ce35" office:value-type="string" calcext:value-type="string">
            <text:p>Grp2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41" table:formula="of:=IF([.P21]&lt;&gt;CONCATENATE(&quot;Grp&quot;;[.O21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0" calcext:value-type="float">
            <text:p>20</text:p>
          </table:table-cell>
          <table:table-cell table:style-name="ce35" office:value-type="string" calcext:value-type="string">
            <text:p>StGrp2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9" office:value-type="float" office:value="20" calcext:value-type="float">
            <text:p>20</text:p>
          </table:table-cell>
          <table:table-cell table:style-name="ce35" office:value-type="string" calcext:value-type="string">
            <text:p>Mtx2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0" calcext:value-type="float">
            <text:p>20</text:p>
          </table:table-cell>
          <table:table-cell table:style-name="ce35" office:value-type="string" calcext:value-type="string">
            <text:p>StMtx2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9" office:value-type="float" office:value="21" calcext:value-type="float">
            <text:p>21</text:p>
          </table:table-cell>
          <table:table-cell table:style-name="ce30" office:value-type="string" calcext:value-type="string">
            <text:p>Dca21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/>
          <table:table-cell table:style-name="ce29" office:value-type="float" office:value="21" calcext:value-type="float">
            <text:p>21</text:p>
          </table:table-cell>
          <table:table-cell table:style-name="ce35" office:value-type="string" calcext:value-type="string">
            <text:p>Aux21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29" office:value-type="float" office:value="21" calcext:value-type="float">
            <text:p>21</text:p>
          </table:table-cell>
          <table:table-cell table:style-name="ce35" office:value-type="string" calcext:value-type="string">
            <text:p>StAux21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1" calcext:value-type="float">
            <text:p>21</text:p>
          </table:table-cell>
          <table:table-cell table:style-name="ce35" office:value-type="string" calcext:value-type="string">
            <text:p>Grp21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41" table:formula="of:=IF([.P22]&lt;&gt;CONCATENATE(&quot;Grp&quot;;[.O22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1" calcext:value-type="float">
            <text:p>21</text:p>
          </table:table-cell>
          <table:table-cell table:style-name="ce35" office:value-type="string" calcext:value-type="string">
            <text:p>StGrp21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29" office:value-type="float" office:value="21" calcext:value-type="float">
            <text:p>21</text:p>
          </table:table-cell>
          <table:table-cell table:style-name="ce35" office:value-type="string" calcext:value-type="string">
            <text:p>Mtx21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1" calcext:value-type="float">
            <text:p>21</text:p>
          </table:table-cell>
          <table:table-cell table:style-name="ce35" office:value-type="string" calcext:value-type="string">
            <text:p>StMtx21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9" office:value-type="float" office:value="22" calcext:value-type="float">
            <text:p>22</text:p>
          </table:table-cell>
          <table:table-cell table:style-name="ce30" office:value-type="string" calcext:value-type="string">
            <text:p>Dca22</text:p>
          </table:table-cell>
          <table:table-cell table:style-name="ce32" table:content-validation-name="val1" office:value-type="string" calcext:value-type="string">
            <text:p>white</text:p>
          </table:table-cell>
          <table:table-cell/>
          <table:table-cell table:style-name="ce29" office:value-type="float" office:value="22" calcext:value-type="float">
            <text:p>22</text:p>
          </table:table-cell>
          <table:table-cell table:style-name="ce35" office:value-type="string" calcext:value-type="string">
            <text:p>Aux22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29" office:value-type="float" office:value="22" calcext:value-type="float">
            <text:p>22</text:p>
          </table:table-cell>
          <table:table-cell table:style-name="ce35" office:value-type="string" calcext:value-type="string">
            <text:p>StAux22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2" calcext:value-type="float">
            <text:p>22</text:p>
          </table:table-cell>
          <table:table-cell table:style-name="ce35" office:value-type="string" calcext:value-type="string">
            <text:p>Grp22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41" table:formula="of:=IF([.P23]&lt;&gt;CONCATENATE(&quot;Grp&quot;;[.O23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2" calcext:value-type="float">
            <text:p>22</text:p>
          </table:table-cell>
          <table:table-cell table:style-name="ce35" office:value-type="string" calcext:value-type="string">
            <text:p>StGrp22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29" office:value-type="float" office:value="22" calcext:value-type="float">
            <text:p>22</text:p>
          </table:table-cell>
          <table:table-cell table:style-name="ce35" office:value-type="string" calcext:value-type="string">
            <text:p>Mtx22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2" calcext:value-type="float">
            <text:p>22</text:p>
          </table:table-cell>
          <table:table-cell table:style-name="ce35" office:value-type="string" calcext:value-type="string">
            <text:p>StMtx22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9" office:value-type="float" office:value="23" calcext:value-type="float">
            <text:p>23</text:p>
          </table:table-cell>
          <table:table-cell table:style-name="ce30" office:value-type="string" calcext:value-type="string">
            <text:p>Dca23</text:p>
          </table:table-cell>
          <table:table-cell table:style-name="ce32" table:content-validation-name="val1" office:value-type="string" calcext:value-type="string">
            <text:p>-</text:p>
          </table:table-cell>
          <table:table-cell/>
          <table:table-cell table:style-name="ce29" office:value-type="float" office:value="23" calcext:value-type="float">
            <text:p>23</text:p>
          </table:table-cell>
          <table:table-cell table:style-name="ce35" office:value-type="string" calcext:value-type="string">
            <text:p>Aux23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29" office:value-type="float" office:value="23" calcext:value-type="float">
            <text:p>23</text:p>
          </table:table-cell>
          <table:table-cell table:style-name="ce35" office:value-type="string" calcext:value-type="string">
            <text:p>StAux23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3" calcext:value-type="float">
            <text:p>23</text:p>
          </table:table-cell>
          <table:table-cell table:style-name="ce35" office:value-type="string" calcext:value-type="string">
            <text:p>Grp23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41" table:formula="of:=IF([.P24]&lt;&gt;CONCATENATE(&quot;Grp&quot;;[.O24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3" calcext:value-type="float">
            <text:p>23</text:p>
          </table:table-cell>
          <table:table-cell table:style-name="ce35" office:value-type="string" calcext:value-type="string">
            <text:p>StGrp23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29" office:value-type="float" office:value="23" calcext:value-type="float">
            <text:p>23</text:p>
          </table:table-cell>
          <table:table-cell table:style-name="ce35" office:value-type="string" calcext:value-type="string">
            <text:p>Mtx23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3" calcext:value-type="float">
            <text:p>23</text:p>
          </table:table-cell>
          <table:table-cell table:style-name="ce35" office:value-type="string" calcext:value-type="string">
            <text:p>StMtx23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9" office:value-type="float" office:value="24" calcext:value-type="float">
            <text:p>24</text:p>
          </table:table-cell>
          <table:table-cell table:style-name="ce30" office:value-type="string" calcext:value-type="string">
            <text:p>Dca24</text:p>
          </table:table-cell>
          <table:table-cell table:style-name="ce32" table:content-validation-name="val1"/>
          <table:table-cell/>
          <table:table-cell table:style-name="ce29" office:value-type="float" office:value="24" calcext:value-type="float">
            <text:p>24</text:p>
          </table:table-cell>
          <table:table-cell table:style-name="ce35" office:value-type="string" calcext:value-type="string">
            <text:p>Aux24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29" office:value-type="float" office:value="24" calcext:value-type="float">
            <text:p>24</text:p>
          </table:table-cell>
          <table:table-cell table:style-name="ce35" office:value-type="string" calcext:value-type="string">
            <text:p>StAux24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4" calcext:value-type="float">
            <text:p>24</text:p>
          </table:table-cell>
          <table:table-cell table:style-name="ce35" office:value-type="string" calcext:value-type="string">
            <text:p>Grp24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41" table:formula="of:=IF([.P25]&lt;&gt;CONCATENATE(&quot;Grp&quot;;[.O25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4" calcext:value-type="float">
            <text:p>24</text:p>
          </table:table-cell>
          <table:table-cell table:style-name="ce35" office:value-type="string" calcext:value-type="string">
            <text:p>StGrp24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29" office:value-type="float" office:value="24" calcext:value-type="float">
            <text:p>24</text:p>
          </table:table-cell>
          <table:table-cell table:style-name="ce35" office:value-type="string" calcext:value-type="string">
            <text:p>Mtx24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4" calcext:value-type="float">
            <text:p>24</text:p>
          </table:table-cell>
          <table:table-cell table:style-name="ce35" office:value-type="string" calcext:value-type="string">
            <text:p>StMtx24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25" calcext:value-type="float">
            <text:p>25</text:p>
          </table:table-cell>
          <table:table-cell table:style-name="ce35" office:value-type="string" calcext:value-type="string">
            <text:p>Aux25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29" office:value-type="float" office:value="25" calcext:value-type="float">
            <text:p>25</text:p>
          </table:table-cell>
          <table:table-cell table:style-name="ce35" office:value-type="string" calcext:value-type="string">
            <text:p>StAux25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5" calcext:value-type="float">
            <text:p>25</text:p>
          </table:table-cell>
          <table:table-cell table:style-name="ce35" office:value-type="string" calcext:value-type="string">
            <text:p>Grp25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26]&lt;&gt;CONCATENATE(&quot;Grp&quot;;[.O26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5" calcext:value-type="float">
            <text:p>25</text:p>
          </table:table-cell>
          <table:table-cell table:style-name="ce35" office:value-type="string" calcext:value-type="string">
            <text:p>StGrp25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29" office:value-type="float" office:value="25" calcext:value-type="float">
            <text:p>25</text:p>
          </table:table-cell>
          <table:table-cell table:style-name="ce35" office:value-type="string" calcext:value-type="string">
            <text:p>Mtx25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5" calcext:value-type="float">
            <text:p>25</text:p>
          </table:table-cell>
          <table:table-cell table:style-name="ce35" office:value-type="string" calcext:value-type="string">
            <text:p>StMtx25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26" calcext:value-type="float">
            <text:p>26</text:p>
          </table:table-cell>
          <table:table-cell table:style-name="ce35" office:value-type="string" calcext:value-type="string">
            <text:p>Aux26</text:p>
          </table:table-cell>
          <table:table-cell table:style-name="ce32" table:content-validation-name="val1" office:value-type="string" calcext:value-type="string">
            <text:p>red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29" office:value-type="float" office:value="26" calcext:value-type="float">
            <text:p>26</text:p>
          </table:table-cell>
          <table:table-cell table:style-name="ce35" office:value-type="string" calcext:value-type="string">
            <text:p>StAux26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6" calcext:value-type="float">
            <text:p>26</text:p>
          </table:table-cell>
          <table:table-cell table:style-name="ce35" office:value-type="string" calcext:value-type="string">
            <text:p>Grp26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41" table:formula="of:=IF([.P27]&lt;&gt;CONCATENATE(&quot;Grp&quot;;[.O27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6" calcext:value-type="float">
            <text:p>26</text:p>
          </table:table-cell>
          <table:table-cell table:style-name="ce35" office:value-type="string" calcext:value-type="string">
            <text:p>StGrp26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29" office:value-type="float" office:value="26" calcext:value-type="float">
            <text:p>26</text:p>
          </table:table-cell>
          <table:table-cell table:style-name="ce35" office:value-type="string" calcext:value-type="string">
            <text:p>Mtx26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6" calcext:value-type="float">
            <text:p>26</text:p>
          </table:table-cell>
          <table:table-cell table:style-name="ce35" office:value-type="string" calcext:value-type="string">
            <text:p>StMtx26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27" calcext:value-type="float">
            <text:p>27</text:p>
          </table:table-cell>
          <table:table-cell table:style-name="ce35" office:value-type="string" calcext:value-type="string">
            <text:p>Aux27</text:p>
          </table:table-cell>
          <table:table-cell table:style-name="ce32" table:content-validation-name="val1" office:value-type="string" calcext:value-type="string">
            <text:p>yellow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29" office:value-type="float" office:value="27" calcext:value-type="float">
            <text:p>27</text:p>
          </table:table-cell>
          <table:table-cell table:style-name="ce35" office:value-type="string" calcext:value-type="string">
            <text:p>StAux27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7" calcext:value-type="float">
            <text:p>27</text:p>
          </table:table-cell>
          <table:table-cell table:style-name="ce35" office:value-type="string" calcext:value-type="string">
            <text:p>Grp27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41" table:formula="of:=IF([.P28]&lt;&gt;CONCATENATE(&quot;Grp&quot;;[.O28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7" calcext:value-type="float">
            <text:p>27</text:p>
          </table:table-cell>
          <table:table-cell table:style-name="ce35" office:value-type="string" calcext:value-type="string">
            <text:p>StGrp27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29" office:value-type="float" office:value="27" calcext:value-type="float">
            <text:p>27</text:p>
          </table:table-cell>
          <table:table-cell table:style-name="ce35" office:value-type="string" calcext:value-type="string">
            <text:p>Mtx27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7" calcext:value-type="float">
            <text:p>27</text:p>
          </table:table-cell>
          <table:table-cell table:style-name="ce35" office:value-type="string" calcext:value-type="string">
            <text:p>StMtx27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28" calcext:value-type="float">
            <text:p>28</text:p>
          </table:table-cell>
          <table:table-cell table:style-name="ce35" office:value-type="string" calcext:value-type="string">
            <text:p>Aux28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29" office:value-type="float" office:value="28" calcext:value-type="float">
            <text:p>28</text:p>
          </table:table-cell>
          <table:table-cell table:style-name="ce35" office:value-type="string" calcext:value-type="string">
            <text:p>StAux28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8" calcext:value-type="float">
            <text:p>28</text:p>
          </table:table-cell>
          <table:table-cell table:style-name="ce35" office:value-type="string" calcext:value-type="string">
            <text:p>Grp28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41" table:formula="of:=IF([.P29]&lt;&gt;CONCATENATE(&quot;Grp&quot;;[.O29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8" calcext:value-type="float">
            <text:p>28</text:p>
          </table:table-cell>
          <table:table-cell table:style-name="ce35" office:value-type="string" calcext:value-type="string">
            <text:p>StGrp28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29" office:value-type="float" office:value="28" calcext:value-type="float">
            <text:p>28</text:p>
          </table:table-cell>
          <table:table-cell table:style-name="ce35" office:value-type="string" calcext:value-type="string">
            <text:p>Mtx28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8" calcext:value-type="float">
            <text:p>28</text:p>
          </table:table-cell>
          <table:table-cell table:style-name="ce35" office:value-type="string" calcext:value-type="string">
            <text:p>StMtx28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29" calcext:value-type="float">
            <text:p>29</text:p>
          </table:table-cell>
          <table:table-cell table:style-name="ce35" office:value-type="string" calcext:value-type="string">
            <text:p>Aux29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29" office:value-type="float" office:value="29" calcext:value-type="float">
            <text:p>29</text:p>
          </table:table-cell>
          <table:table-cell table:style-name="ce35" office:value-type="string" calcext:value-type="string">
            <text:p>StAux29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9" calcext:value-type="float">
            <text:p>29</text:p>
          </table:table-cell>
          <table:table-cell table:style-name="ce35" office:value-type="string" calcext:value-type="string">
            <text:p>Grp29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41" table:formula="of:=IF([.P30]&lt;&gt;CONCATENATE(&quot;Grp&quot;;[.O30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9" calcext:value-type="float">
            <text:p>29</text:p>
          </table:table-cell>
          <table:table-cell table:style-name="ce35" office:value-type="string" calcext:value-type="string">
            <text:p>StGrp29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29" office:value-type="float" office:value="29" calcext:value-type="float">
            <text:p>29</text:p>
          </table:table-cell>
          <table:table-cell table:style-name="ce35" office:value-type="string" calcext:value-type="string">
            <text:p>Mtx29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9" calcext:value-type="float">
            <text:p>29</text:p>
          </table:table-cell>
          <table:table-cell table:style-name="ce35" office:value-type="string" calcext:value-type="string">
            <text:p>StMtx29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30" calcext:value-type="float">
            <text:p>30</text:p>
          </table:table-cell>
          <table:table-cell table:style-name="ce35" office:value-type="string" calcext:value-type="string">
            <text:p>Aux30</text:p>
          </table:table-cell>
          <table:table-cell table:style-name="ce32" table:content-validation-name="val1" office:value-type="string" calcext:value-type="string">
            <text:p>whit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29" office:value-type="float" office:value="30" calcext:value-type="float">
            <text:p>30</text:p>
          </table:table-cell>
          <table:table-cell table:style-name="ce35" office:value-type="string" calcext:value-type="string">
            <text:p>StAux30</text:p>
          </table:table-cell>
          <table:table-cell table:style-name="ce32" table:content-validation-name="val1" office:value-type="string" calcext:value-type="string">
            <text:p>-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0" calcext:value-type="float">
            <text:p>30</text:p>
          </table:table-cell>
          <table:table-cell table:style-name="ce35" office:value-type="string" calcext:value-type="string">
            <text:p>Grp30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41" table:formula="of:=IF([.P31]&lt;&gt;CONCATENATE(&quot;Grp&quot;;[.O31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30" calcext:value-type="float">
            <text:p>30</text:p>
          </table:table-cell>
          <table:table-cell table:style-name="ce35" office:value-type="string" calcext:value-type="string">
            <text:p>StGrp30</text:p>
          </table:table-cell>
          <table:table-cell table:style-name="ce32" table:content-validation-name="val1" office:value-type="string" calcext:value-type="string">
            <text:p>-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29" office:value-type="float" office:value="30" calcext:value-type="float">
            <text:p>30</text:p>
          </table:table-cell>
          <table:table-cell table:style-name="ce35" office:value-type="string" calcext:value-type="string">
            <text:p>Mtx30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0" calcext:value-type="float">
            <text:p>30</text:p>
          </table:table-cell>
          <table:table-cell table:style-name="ce35" office:value-type="string" calcext:value-type="string">
            <text:p>StMtx30</text:p>
          </table:table-cell>
          <table:table-cell table:style-name="ce32" table:content-validation-name="val1" office:value-type="string" calcext:value-type="string">
            <text:p>-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31" calcext:value-type="float">
            <text:p>31</text:p>
          </table:table-cell>
          <table:table-cell table:style-name="ce35" office:value-type="string" calcext:value-type="string">
            <text:p>Aux31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29" office:value-type="float" office:value="31" calcext:value-type="float">
            <text:p>31</text:p>
          </table:table-cell>
          <table:table-cell table:style-name="ce35" office:value-type="string" calcext:value-type="string">
            <text:p>StAux31</text:p>
          </table:table-cell>
          <table:table-cell table:style-name="ce32" table:content-validation-name="val1"/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1" calcext:value-type="float">
            <text:p>31</text:p>
          </table:table-cell>
          <table:table-cell table:style-name="ce35" office:value-type="string" calcext:value-type="string">
            <text:p>Grp31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41" table:formula="of:=IF([.P32]&lt;&gt;CONCATENATE(&quot;Grp&quot;;[.O32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31" calcext:value-type="float">
            <text:p>31</text:p>
          </table:table-cell>
          <table:table-cell table:style-name="ce35" office:value-type="string" calcext:value-type="string">
            <text:p>StGrp31</text:p>
          </table:table-cell>
          <table:table-cell table:style-name="ce32" table:content-validation-name="val1"/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29" office:value-type="float" office:value="31" calcext:value-type="float">
            <text:p>31</text:p>
          </table:table-cell>
          <table:table-cell table:style-name="ce35" office:value-type="string" calcext:value-type="string">
            <text:p>Mtx31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1" calcext:value-type="float">
            <text:p>31</text:p>
          </table:table-cell>
          <table:table-cell table:style-name="ce35" office:value-type="string" calcext:value-type="string">
            <text:p>StMtx31</text:p>
          </table:table-cell>
          <table:table-cell table:style-name="ce32" table:content-validation-name="val1"/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32" calcext:value-type="float">
            <text:p>32</text:p>
          </table:table-cell>
          <table:table-cell table:style-name="ce35" office:value-type="string" calcext:value-type="string">
            <text:p>Aux32</text:p>
          </table:table-cell>
          <table:table-cell table:style-name="ce32" table:content-validation-name="val1" office:value-type="string" calcext:value-type="string">
            <text:p>black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9" table:content-validation-name="val17"/>
          <table:table-cell table:number-columns-repeated="2"/>
          <table:table-cell table:style-name="ce29" office:value-type="float" office:value="32" calcext:value-type="float">
            <text:p>32</text:p>
          </table:table-cell>
          <table:table-cell table:style-name="ce35" office:value-type="string" calcext:value-type="string">
            <text:p>Grp32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41" table:formula="of:=IF([.P33]&lt;&gt;CONCATENATE(&quot;Grp&quot;;[.O33]);1;0)" office:value-type="float" office:value="0" calcext:value-type="float">
            <text:p>0</text:p>
          </table:table-cell>
          <table:table-cell table:style-name="ce41"/>
          <table:table-cell table:number-columns-repeated="2"/>
          <table:table-cell table:style-name="ce39" table:content-validation-name="val17"/>
          <table:table-cell table:number-columns-repeated="2"/>
          <table:table-cell table:style-name="ce29" office:value-type="float" office:value="32" calcext:value-type="float">
            <text:p>32</text:p>
          </table:table-cell>
          <table:table-cell table:style-name="ce35" office:value-type="string" calcext:value-type="string">
            <text:p>Mtx32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43" table:content-validation-name="val17"/>
          <table:table-cell table:number-columns-repeated="3"/>
          <table:table-cell table:style-name="ce36"/>
          <table:table-cell table:number-columns-repeated="11"/>
        </table:table-row>
        <table:table-row table:style-name="ro2">
          <table:table-cell table:number-columns-repeated="4"/>
          <table:table-cell table:style-name="ce29" office:value-type="float" office:value="33" calcext:value-type="float">
            <text:p>33</text:p>
          </table:table-cell>
          <table:table-cell table:style-name="ce35" office:value-type="string" calcext:value-type="string">
            <text:p>Aux33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3" calcext:value-type="float">
            <text:p>33</text:p>
          </table:table-cell>
          <table:table-cell table:style-name="ce35" office:value-type="string" calcext:value-type="string">
            <text:p>Grp33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34]&lt;&gt;CONCATENATE(&quot;Grp&quot;;[.O34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33" calcext:value-type="float">
            <text:p>33</text:p>
          </table:table-cell>
          <table:table-cell table:style-name="ce35" office:value-type="string" calcext:value-type="string">
            <text:p>Mtx33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44" table:content-validation-name="val17"/>
          <table:table-cell table:number-columns-repeated="11"/>
        </table:table-row>
        <table:table-row table:style-name="ro2">
          <table:table-cell table:number-columns-repeated="4"/>
          <table:table-cell table:style-name="ce29" office:value-type="float" office:value="34" calcext:value-type="float">
            <text:p>34</text:p>
          </table:table-cell>
          <table:table-cell table:style-name="ce35" office:value-type="string" calcext:value-type="string">
            <text:p>Aux34</text:p>
          </table:table-cell>
          <table:table-cell table:style-name="ce32" table:content-validation-name="val1" office:value-type="string" calcext:value-type="string">
            <text:p>red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4" calcext:value-type="float">
            <text:p>34</text:p>
          </table:table-cell>
          <table:table-cell table:style-name="ce35" office:value-type="string" calcext:value-type="string">
            <text:p>Grp34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41" table:formula="of:=IF([.P35]&lt;&gt;CONCATENATE(&quot;Grp&quot;;[.O35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34" calcext:value-type="float">
            <text:p>34</text:p>
          </table:table-cell>
          <table:table-cell table:style-name="ce35" office:value-type="string" calcext:value-type="string">
            <text:p>Mtx34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6"/>
          <table:table-cell table:number-columns-repeated="11"/>
        </table:table-row>
        <table:table-row table:style-name="ro2">
          <table:table-cell table:number-columns-repeated="4"/>
          <table:table-cell table:style-name="ce29" office:value-type="float" office:value="35" calcext:value-type="float">
            <text:p>35</text:p>
          </table:table-cell>
          <table:table-cell table:style-name="ce35" office:value-type="string" calcext:value-type="string">
            <text:p>Aux35</text:p>
          </table:table-cell>
          <table:table-cell table:style-name="ce32" table:content-validation-name="val1" office:value-type="string" calcext:value-type="string">
            <text:p>yellow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5" calcext:value-type="float">
            <text:p>35</text:p>
          </table:table-cell>
          <table:table-cell table:style-name="ce35" office:value-type="string" calcext:value-type="string">
            <text:p>Grp35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41" table:formula="of:=IF([.P36]&lt;&gt;CONCATENATE(&quot;Grp&quot;;[.O36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35" calcext:value-type="float">
            <text:p>35</text:p>
          </table:table-cell>
          <table:table-cell table:style-name="ce35" office:value-type="string" calcext:value-type="string">
            <text:p>Mtx35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36" calcext:value-type="float">
            <text:p>36</text:p>
          </table:table-cell>
          <table:table-cell table:style-name="ce35" office:value-type="string" calcext:value-type="string">
            <text:p>Aux36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6" calcext:value-type="float">
            <text:p>36</text:p>
          </table:table-cell>
          <table:table-cell table:style-name="ce35" office:value-type="string" calcext:value-type="string">
            <text:p>Grp36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41" table:formula="of:=IF([.P37]&lt;&gt;CONCATENATE(&quot;Grp&quot;;[.O37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36" calcext:value-type="float">
            <text:p>36</text:p>
          </table:table-cell>
          <table:table-cell table:style-name="ce35" office:value-type="string" calcext:value-type="string">
            <text:p>Mtx36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37" calcext:value-type="float">
            <text:p>37</text:p>
          </table:table-cell>
          <table:table-cell table:style-name="ce35" office:value-type="string" calcext:value-type="string">
            <text:p>Aux37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7" calcext:value-type="float">
            <text:p>37</text:p>
          </table:table-cell>
          <table:table-cell table:style-name="ce35" office:value-type="string" calcext:value-type="string">
            <text:p>Grp37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41" table:formula="of:=IF([.P38]&lt;&gt;CONCATENATE(&quot;Grp&quot;;[.O38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37" calcext:value-type="float">
            <text:p>37</text:p>
          </table:table-cell>
          <table:table-cell table:style-name="ce35" office:value-type="string" calcext:value-type="string">
            <text:p>Mtx37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38" calcext:value-type="float">
            <text:p>38</text:p>
          </table:table-cell>
          <table:table-cell table:style-name="ce35" office:value-type="string" calcext:value-type="string">
            <text:p>Aux38</text:p>
          </table:table-cell>
          <table:table-cell table:style-name="ce32" table:content-validation-name="val1" office:value-type="string" calcext:value-type="string">
            <text:p>whit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8" calcext:value-type="float">
            <text:p>38</text:p>
          </table:table-cell>
          <table:table-cell table:style-name="ce35" office:value-type="string" calcext:value-type="string">
            <text:p>Grp38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41" table:formula="of:=IF([.P39]&lt;&gt;CONCATENATE(&quot;Grp&quot;;[.O39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38" calcext:value-type="float">
            <text:p>38</text:p>
          </table:table-cell>
          <table:table-cell table:style-name="ce35" office:value-type="string" calcext:value-type="string">
            <text:p>Mtx38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39" calcext:value-type="float">
            <text:p>39</text:p>
          </table:table-cell>
          <table:table-cell table:style-name="ce35" office:value-type="string" calcext:value-type="string">
            <text:p>Aux39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9" calcext:value-type="float">
            <text:p>39</text:p>
          </table:table-cell>
          <table:table-cell table:style-name="ce35" office:value-type="string" calcext:value-type="string">
            <text:p>Grp39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41" table:formula="of:=IF([.P40]&lt;&gt;CONCATENATE(&quot;Grp&quot;;[.O40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39" calcext:value-type="float">
            <text:p>39</text:p>
          </table:table-cell>
          <table:table-cell table:style-name="ce35" office:value-type="string" calcext:value-type="string">
            <text:p>Mtx39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0" calcext:value-type="float">
            <text:p>40</text:p>
          </table:table-cell>
          <table:table-cell table:style-name="ce35" office:value-type="string" calcext:value-type="string">
            <text:p>Aux40</text:p>
          </table:table-cell>
          <table:table-cell table:style-name="ce32" table:content-validation-name="val1" office:value-type="string" calcext:value-type="string">
            <text:p>black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0" calcext:value-type="float">
            <text:p>40</text:p>
          </table:table-cell>
          <table:table-cell table:style-name="ce35" office:value-type="string" calcext:value-type="string">
            <text:p>Grp40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41" table:formula="of:=IF([.P41]&lt;&gt;CONCATENATE(&quot;Grp&quot;;[.O41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0" calcext:value-type="float">
            <text:p>40</text:p>
          </table:table-cell>
          <table:table-cell table:style-name="ce35" office:value-type="string" calcext:value-type="string">
            <text:p>Mtx40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1" calcext:value-type="float">
            <text:p>41</text:p>
          </table:table-cell>
          <table:table-cell table:style-name="ce35" office:value-type="string" calcext:value-type="string">
            <text:p>Aux41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1" calcext:value-type="float">
            <text:p>41</text:p>
          </table:table-cell>
          <table:table-cell table:style-name="ce35" office:value-type="string" calcext:value-type="string">
            <text:p>Grp41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42]&lt;&gt;CONCATENATE(&quot;Grp&quot;;[.O42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1" calcext:value-type="float">
            <text:p>41</text:p>
          </table:table-cell>
          <table:table-cell table:style-name="ce35" office:value-type="string" calcext:value-type="string">
            <text:p>Mtx41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2" calcext:value-type="float">
            <text:p>42</text:p>
          </table:table-cell>
          <table:table-cell table:style-name="ce35" office:value-type="string" calcext:value-type="string">
            <text:p>Aux42</text:p>
          </table:table-cell>
          <table:table-cell table:style-name="ce32" table:content-validation-name="val1" office:value-type="string" calcext:value-type="string">
            <text:p>red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2" calcext:value-type="float">
            <text:p>42</text:p>
          </table:table-cell>
          <table:table-cell table:style-name="ce35" office:value-type="string" calcext:value-type="string">
            <text:p>Grp42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41" table:formula="of:=IF([.P43]&lt;&gt;CONCATENATE(&quot;Grp&quot;;[.O43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2" calcext:value-type="float">
            <text:p>42</text:p>
          </table:table-cell>
          <table:table-cell table:style-name="ce35" office:value-type="string" calcext:value-type="string">
            <text:p>Mtx42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3" calcext:value-type="float">
            <text:p>43</text:p>
          </table:table-cell>
          <table:table-cell table:style-name="ce35" office:value-type="string" calcext:value-type="string">
            <text:p>Aux43</text:p>
          </table:table-cell>
          <table:table-cell table:style-name="ce32" table:content-validation-name="val1" office:value-type="string" calcext:value-type="string">
            <text:p>yellow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3" calcext:value-type="float">
            <text:p>43</text:p>
          </table:table-cell>
          <table:table-cell table:style-name="ce35" office:value-type="string" calcext:value-type="string">
            <text:p>Grp43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41" table:formula="of:=IF([.P44]&lt;&gt;CONCATENATE(&quot;Grp&quot;;[.O44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3" calcext:value-type="float">
            <text:p>43</text:p>
          </table:table-cell>
          <table:table-cell table:style-name="ce35" office:value-type="string" calcext:value-type="string">
            <text:p>Mtx43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4" calcext:value-type="float">
            <text:p>44</text:p>
          </table:table-cell>
          <table:table-cell table:style-name="ce35" office:value-type="string" calcext:value-type="string">
            <text:p>Aux44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4" calcext:value-type="float">
            <text:p>44</text:p>
          </table:table-cell>
          <table:table-cell table:style-name="ce35" office:value-type="string" calcext:value-type="string">
            <text:p>Grp44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41" table:formula="of:=IF([.P45]&lt;&gt;CONCATENATE(&quot;Grp&quot;;[.O45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4" calcext:value-type="float">
            <text:p>44</text:p>
          </table:table-cell>
          <table:table-cell table:style-name="ce35" office:value-type="string" calcext:value-type="string">
            <text:p>Mtx44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5" calcext:value-type="float">
            <text:p>45</text:p>
          </table:table-cell>
          <table:table-cell table:style-name="ce35" office:value-type="string" calcext:value-type="string">
            <text:p>Aux45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5" calcext:value-type="float">
            <text:p>45</text:p>
          </table:table-cell>
          <table:table-cell table:style-name="ce35" office:value-type="string" calcext:value-type="string">
            <text:p>Grp45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41" table:formula="of:=IF([.P46]&lt;&gt;CONCATENATE(&quot;Grp&quot;;[.O46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5" calcext:value-type="float">
            <text:p>45</text:p>
          </table:table-cell>
          <table:table-cell table:style-name="ce35" office:value-type="string" calcext:value-type="string">
            <text:p>Mtx45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6" calcext:value-type="float">
            <text:p>46</text:p>
          </table:table-cell>
          <table:table-cell table:style-name="ce35" office:value-type="string" calcext:value-type="string">
            <text:p>Aux46</text:p>
          </table:table-cell>
          <table:table-cell table:style-name="ce32" table:content-validation-name="val1" office:value-type="string" calcext:value-type="string">
            <text:p>whit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6" calcext:value-type="float">
            <text:p>46</text:p>
          </table:table-cell>
          <table:table-cell table:style-name="ce35" office:value-type="string" calcext:value-type="string">
            <text:p>Grp4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41" table:formula="of:=IF([.P47]&lt;&gt;CONCATENATE(&quot;Grp&quot;;[.O47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6" calcext:value-type="float">
            <text:p>46</text:p>
          </table:table-cell>
          <table:table-cell table:style-name="ce35" office:value-type="string" calcext:value-type="string">
            <text:p>Mtx4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7" calcext:value-type="float">
            <text:p>47</text:p>
          </table:table-cell>
          <table:table-cell table:style-name="ce35" office:value-type="string" calcext:value-type="string">
            <text:p>Aux47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7" calcext:value-type="float">
            <text:p>47</text:p>
          </table:table-cell>
          <table:table-cell table:style-name="ce35" office:value-type="string" calcext:value-type="string">
            <text:p>Grp4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41" table:formula="of:=IF([.P48]&lt;&gt;CONCATENATE(&quot;Grp&quot;;[.O48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7" calcext:value-type="float">
            <text:p>47</text:p>
          </table:table-cell>
          <table:table-cell table:style-name="ce35" office:value-type="string" calcext:value-type="string">
            <text:p>Mtx4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8" calcext:value-type="float">
            <text:p>48</text:p>
          </table:table-cell>
          <table:table-cell table:style-name="ce35" office:value-type="string" calcext:value-type="string">
            <text:p>Aux48</text:p>
          </table:table-cell>
          <table:table-cell table:style-name="ce32" table:content-validation-name="val1" office:value-type="string" calcext:value-type="string">
            <text:p>black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8" calcext:value-type="float">
            <text:p>48</text:p>
          </table:table-cell>
          <table:table-cell table:style-name="ce35" office:value-type="string" calcext:value-type="string">
            <text:p>Grp4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41" table:formula="of:=IF([.P49]&lt;&gt;CONCATENATE(&quot;Grp&quot;;[.O49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8" calcext:value-type="float">
            <text:p>48</text:p>
          </table:table-cell>
          <table:table-cell table:style-name="ce35" office:value-type="string" calcext:value-type="string">
            <text:p>Mtx4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9" calcext:value-type="float">
            <text:p>49</text:p>
          </table:table-cell>
          <table:table-cell table:style-name="ce35" office:value-type="string" calcext:value-type="string">
            <text:p>Aux49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9" calcext:value-type="float">
            <text:p>49</text:p>
          </table:table-cell>
          <table:table-cell table:style-name="ce35" office:value-type="string" calcext:value-type="string">
            <text:p>Grp4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50]&lt;&gt;CONCATENATE(&quot;Grp&quot;;[.O50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9" calcext:value-type="float">
            <text:p>49</text:p>
          </table:table-cell>
          <table:table-cell table:style-name="ce35" office:value-type="string" calcext:value-type="string">
            <text:p>Mtx4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0" calcext:value-type="float">
            <text:p>50</text:p>
          </table:table-cell>
          <table:table-cell table:style-name="ce35" office:value-type="string" calcext:value-type="string">
            <text:p>Aux50</text:p>
          </table:table-cell>
          <table:table-cell table:style-name="ce32" table:content-validation-name="val1" office:value-type="string" calcext:value-type="string">
            <text:p>red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0" calcext:value-type="float">
            <text:p>50</text:p>
          </table:table-cell>
          <table:table-cell table:style-name="ce35" office:value-type="string" calcext:value-type="string">
            <text:p>Grp5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41" table:formula="of:=IF([.P51]&lt;&gt;CONCATENATE(&quot;Grp&quot;;[.O51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0" calcext:value-type="float">
            <text:p>50</text:p>
          </table:table-cell>
          <table:table-cell table:style-name="ce35" office:value-type="string" calcext:value-type="string">
            <text:p>Mtx5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1" calcext:value-type="float">
            <text:p>51</text:p>
          </table:table-cell>
          <table:table-cell table:style-name="ce35" office:value-type="string" calcext:value-type="string">
            <text:p>Aux51</text:p>
          </table:table-cell>
          <table:table-cell table:style-name="ce32" table:content-validation-name="val1" office:value-type="string" calcext:value-type="string">
            <text:p>yellow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1" calcext:value-type="float">
            <text:p>51</text:p>
          </table:table-cell>
          <table:table-cell table:style-name="ce35" office:value-type="string" calcext:value-type="string">
            <text:p>Grp5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41" table:formula="of:=IF([.P52]&lt;&gt;CONCATENATE(&quot;Grp&quot;;[.O52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1" calcext:value-type="float">
            <text:p>51</text:p>
          </table:table-cell>
          <table:table-cell table:style-name="ce35" office:value-type="string" calcext:value-type="string">
            <text:p>Mtx5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2" calcext:value-type="float">
            <text:p>52</text:p>
          </table:table-cell>
          <table:table-cell table:style-name="ce35" office:value-type="string" calcext:value-type="string">
            <text:p>Aux52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2" calcext:value-type="float">
            <text:p>52</text:p>
          </table:table-cell>
          <table:table-cell table:style-name="ce35" office:value-type="string" calcext:value-type="string">
            <text:p>Grp5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41" table:formula="of:=IF([.P53]&lt;&gt;CONCATENATE(&quot;Grp&quot;;[.O53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2" calcext:value-type="float">
            <text:p>52</text:p>
          </table:table-cell>
          <table:table-cell table:style-name="ce35" office:value-type="string" calcext:value-type="string">
            <text:p>Mtx5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3" calcext:value-type="float">
            <text:p>53</text:p>
          </table:table-cell>
          <table:table-cell table:style-name="ce35" office:value-type="string" calcext:value-type="string">
            <text:p>Aux53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3" calcext:value-type="float">
            <text:p>53</text:p>
          </table:table-cell>
          <table:table-cell table:style-name="ce35" office:value-type="string" calcext:value-type="string">
            <text:p>Grp5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41" table:formula="of:=IF([.P54]&lt;&gt;CONCATENATE(&quot;Grp&quot;;[.O54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3" calcext:value-type="float">
            <text:p>53</text:p>
          </table:table-cell>
          <table:table-cell table:style-name="ce35" office:value-type="string" calcext:value-type="string">
            <text:p>Mtx5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4" calcext:value-type="float">
            <text:p>54</text:p>
          </table:table-cell>
          <table:table-cell table:style-name="ce35" office:value-type="string" calcext:value-type="string">
            <text:p>Aux54</text:p>
          </table:table-cell>
          <table:table-cell table:style-name="ce32" table:content-validation-name="val1" office:value-type="string" calcext:value-type="string">
            <text:p>whit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4" calcext:value-type="float">
            <text:p>54</text:p>
          </table:table-cell>
          <table:table-cell table:style-name="ce35" office:value-type="string" calcext:value-type="string">
            <text:p>Grp5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41" table:formula="of:=IF([.P55]&lt;&gt;CONCATENATE(&quot;Grp&quot;;[.O55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4" calcext:value-type="float">
            <text:p>54</text:p>
          </table:table-cell>
          <table:table-cell table:style-name="ce35" office:value-type="string" calcext:value-type="string">
            <text:p>Mtx5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5" calcext:value-type="float">
            <text:p>55</text:p>
          </table:table-cell>
          <table:table-cell table:style-name="ce35" office:value-type="string" calcext:value-type="string">
            <text:p>Aux55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5" calcext:value-type="float">
            <text:p>55</text:p>
          </table:table-cell>
          <table:table-cell table:style-name="ce35" office:value-type="string" calcext:value-type="string">
            <text:p>Grp5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41" table:formula="of:=IF([.P56]&lt;&gt;CONCATENATE(&quot;Grp&quot;;[.O56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5" calcext:value-type="float">
            <text:p>55</text:p>
          </table:table-cell>
          <table:table-cell table:style-name="ce35" office:value-type="string" calcext:value-type="string">
            <text:p>Mtx5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6" calcext:value-type="float">
            <text:p>56</text:p>
          </table:table-cell>
          <table:table-cell table:style-name="ce35" office:value-type="string" calcext:value-type="string">
            <text:p>Aux56</text:p>
          </table:table-cell>
          <table:table-cell table:style-name="ce32" table:content-validation-name="val1" office:value-type="string" calcext:value-type="string">
            <text:p>black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6" calcext:value-type="float">
            <text:p>56</text:p>
          </table:table-cell>
          <table:table-cell table:style-name="ce35" office:value-type="string" calcext:value-type="string">
            <text:p>Grp5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41" table:formula="of:=IF([.P57]&lt;&gt;CONCATENATE(&quot;Grp&quot;;[.O57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6" calcext:value-type="float">
            <text:p>56</text:p>
          </table:table-cell>
          <table:table-cell table:style-name="ce35" office:value-type="string" calcext:value-type="string">
            <text:p>Mtx5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7" calcext:value-type="float">
            <text:p>57</text:p>
          </table:table-cell>
          <table:table-cell table:style-name="ce35" office:value-type="string" calcext:value-type="string">
            <text:p>Aux57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7" calcext:value-type="float">
            <text:p>57</text:p>
          </table:table-cell>
          <table:table-cell table:style-name="ce35" office:value-type="string" calcext:value-type="string">
            <text:p>Grp5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58]&lt;&gt;CONCATENATE(&quot;Grp&quot;;[.O58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7" calcext:value-type="float">
            <text:p>57</text:p>
          </table:table-cell>
          <table:table-cell table:style-name="ce35" office:value-type="string" calcext:value-type="string">
            <text:p>Mtx5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8" calcext:value-type="float">
            <text:p>58</text:p>
          </table:table-cell>
          <table:table-cell table:style-name="ce35" office:value-type="string" calcext:value-type="string">
            <text:p>Aux58</text:p>
          </table:table-cell>
          <table:table-cell table:style-name="ce32" table:content-validation-name="val1" office:value-type="string" calcext:value-type="string">
            <text:p>red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8" calcext:value-type="float">
            <text:p>58</text:p>
          </table:table-cell>
          <table:table-cell table:style-name="ce35" office:value-type="string" calcext:value-type="string">
            <text:p>Grp5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41" table:formula="of:=IF([.P59]&lt;&gt;CONCATENATE(&quot;Grp&quot;;[.O59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8" calcext:value-type="float">
            <text:p>58</text:p>
          </table:table-cell>
          <table:table-cell table:style-name="ce35" office:value-type="string" calcext:value-type="string">
            <text:p>Mtx5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9" calcext:value-type="float">
            <text:p>59</text:p>
          </table:table-cell>
          <table:table-cell table:style-name="ce35" office:value-type="string" calcext:value-type="string">
            <text:p>Aux59</text:p>
          </table:table-cell>
          <table:table-cell table:style-name="ce32" table:content-validation-name="val1" office:value-type="string" calcext:value-type="string">
            <text:p>yellow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9" calcext:value-type="float">
            <text:p>59</text:p>
          </table:table-cell>
          <table:table-cell table:style-name="ce35" office:value-type="string" calcext:value-type="string">
            <text:p>Grp5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41" table:formula="of:=IF([.P60]&lt;&gt;CONCATENATE(&quot;Grp&quot;;[.O60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9" calcext:value-type="float">
            <text:p>59</text:p>
          </table:table-cell>
          <table:table-cell table:style-name="ce35" office:value-type="string" calcext:value-type="string">
            <text:p>Mtx5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60" calcext:value-type="float">
            <text:p>60</text:p>
          </table:table-cell>
          <table:table-cell table:style-name="ce35" office:value-type="string" calcext:value-type="string">
            <text:p>Aux60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60" calcext:value-type="float">
            <text:p>60</text:p>
          </table:table-cell>
          <table:table-cell table:style-name="ce35" office:value-type="string" calcext:value-type="string">
            <text:p>Grp6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41" table:formula="of:=IF([.P61]&lt;&gt;CONCATENATE(&quot;Grp&quot;;[.O61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60" calcext:value-type="float">
            <text:p>60</text:p>
          </table:table-cell>
          <table:table-cell table:style-name="ce35" office:value-type="string" calcext:value-type="string">
            <text:p>Mtx6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61" calcext:value-type="float">
            <text:p>61</text:p>
          </table:table-cell>
          <table:table-cell table:style-name="ce35" office:value-type="string" calcext:value-type="string">
            <text:p>Aux61</text:p>
          </table:table-cell>
          <table:table-cell table:style-name="ce32" table:content-validation-name="val1" office:value-type="string" calcext:value-type="string">
            <text:p>-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61" calcext:value-type="float">
            <text:p>61</text:p>
          </table:table-cell>
          <table:table-cell table:style-name="ce35" office:value-type="string" calcext:value-type="string">
            <text:p>Grp61</text:p>
          </table:table-cell>
          <table:table-cell table:style-name="ce32" table:content-validation-name="val1" office:value-type="string" calcext:value-type="string">
            <text:p>-</text:p>
          </table:table-cell>
          <table:table-cell table:style-name="ce41" table:formula="of:=IF([.P62]&lt;&gt;CONCATENATE(&quot;Grp&quot;;[.O62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61" calcext:value-type="float">
            <text:p>61</text:p>
          </table:table-cell>
          <table:table-cell table:style-name="ce35" office:value-type="string" calcext:value-type="string">
            <text:p>Mtx61</text:p>
          </table:table-cell>
          <table:table-cell table:style-name="ce32" table:content-validation-name="val1" office:value-type="string" calcext:value-type="string">
            <text:p>-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62" calcext:value-type="float">
            <text:p>62</text:p>
          </table:table-cell>
          <table:table-cell table:style-name="ce35" office:value-type="string" calcext:value-type="string">
            <text:p>Aux62</text:p>
          </table:table-cell>
          <table:table-cell table:style-name="ce32" table:content-validation-name="val1"/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62" calcext:value-type="float">
            <text:p>62</text:p>
          </table:table-cell>
          <table:table-cell table:style-name="ce35" office:value-type="string" calcext:value-type="string">
            <text:p>Grp62</text:p>
          </table:table-cell>
          <table:table-cell table:style-name="ce32" table:content-validation-name="val1"/>
          <table:table-cell table:style-name="ce41" table:formula="of:=IF([.P63]&lt;&gt;CONCATENATE(&quot;Grp&quot;;[.O63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62" calcext:value-type="float">
            <text:p>62</text:p>
          </table:table-cell>
          <table:table-cell table:style-name="ce35" office:value-type="string" calcext:value-type="string">
            <text:p>Mtx62</text:p>
          </table:table-cell>
          <table:table-cell table:style-name="ce32" table:content-validation-name="val1"/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5"/>
          <table:table-cell table:style-name="ce36"/>
          <table:table-cell table:style-name="ce31" table:content-validation-name="val1"/>
          <table:table-cell table:number-columns-repeated="8"/>
          <table:table-cell table:style-name="ce36"/>
          <table:table-cell table:style-name="ce39" table:content-validation-name="val17"/>
          <table:table-cell table:number-columns-repeated="9"/>
          <table:table-cell table:style-name="ce39" table:content-validation-name="val17"/>
          <table:table-cell table:number-columns-repeated="20"/>
        </table:table-row>
        <table:table-row table:style-name="ro2">
          <table:table-cell table:number-columns-repeated="6"/>
          <table:table-cell table:style-name="ce31" table:content-validation-name="val1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9" table:content-validation-name="val17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9" table:content-validation-name="val17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2" table:number-rows-repeated="8">
          <table:table-cell table:number-columns-repeated="6"/>
          <table:table-cell table:style-name="ce31" table:content-validation-name="val1"/>
          <table:table-cell table:number-columns-repeated="40"/>
        </table:table-row>
        <table:table-row table:style-name="ro2" table:number-rows-repeated="1048502">
          <table:table-cell table:number-columns-repeated="47"/>
        </table:table-row>
        <table:table-row table:style-name="ro2">
          <table:table-cell table:number-columns-repeated="47"/>
        </table:table-row>
        <calcext:conditional-formats>
          <calcext:conditional-format calcext:target-range-address="Groups.L33:Groups.L33 Groups.Q64:Groups.Q65 Groups.V33:Groups.V33 Groups.AA64:Groups.AA65 Groups.AF33:Groups.AF33 Groups.G3:Groups.G25 Groups.AK3:Groups.AK15 Groups.AP3:Groups.AP15 Groups.AU3:Groups.AU15 Groups.L3:Groups.L30 Groups.Q3:Groups.Q61 Groups.V3:Groups.V30 Groups.AA3:Groups.AA61 Groups.AF3:Groups.AF30">
            <calcext:condition calcext:apply-style-name="ConditionalStyle_8" calcext:value="=&quot;purple&quot;" calcext:base-cell-address="Groups.G3"/>
            <calcext:condition calcext:apply-style-name="ConditionalStyle_9" calcext:value="=&quot;light blue&quot;" calcext:base-cell-address="Groups.G3"/>
            <calcext:condition calcext:apply-style-name="ConditionalStyle_10" calcext:value="=&quot;green&quot;" calcext:base-cell-address="Groups.G3"/>
            <calcext:condition calcext:apply-style-name="ConditionalStyle_11" calcext:value="=&quot;red&quot;" calcext:base-cell-address="Groups.G3"/>
            <calcext:condition calcext:apply-style-name="ConditionalStyle_12" calcext:value="=&quot;black&quot;" calcext:base-cell-address="Groups.G3"/>
            <calcext:condition calcext:apply-style-name="ConditionalStyle_13" calcext:value="=&quot;yellow&quot;" calcext:base-cell-address="Groups.G3"/>
            <calcext:condition calcext:apply-style-name="ConditionalStyle_14" calcext:value="=&quot;blue&quot;" calcext:base-cell-address="Groups.G3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  <calcext:conditional-format calcext:target-range-address="Groups.C2:Groups.C25 Groups.Q2:Groups.Q63 Groups.AA2:Groups.AA63 Groups.L2:Groups.L32 Groups.V2:Groups.V32 Groups.AF2:Groups.AF32 Groups.AK2:Groups.AK17 Groups.AP2:Groups.AP17 Groups.AU2:Groups.AU17 Groups.G2:Groups.G73">
            <calcext:condition calcext:apply-style-name="ConditionalStyle_1" calcext:value="=&quot;purple&quot;" calcext:base-cell-address="Groups.C2"/>
            <calcext:condition calcext:apply-style-name="ConditionalStyle_2" calcext:value="=&quot;light blue&quot;" calcext:base-cell-address="Groups.C2"/>
            <calcext:condition calcext:apply-style-name="ConditionalStyle_3" calcext:value="=&quot;green&quot;" calcext:base-cell-address="Groups.C2"/>
            <calcext:condition calcext:apply-style-name="ConditionalStyle_4" calcext:value="=&quot;red&quot;" calcext:base-cell-address="Groups.C2"/>
            <calcext:condition calcext:apply-style-name="ConditionalStyle_5" calcext:value="=&quot;black&quot;" calcext:base-cell-address="Groups.C2"/>
            <calcext:condition calcext:apply-style-name="ConditionalStyle_6" calcext:value="=&quot;yellow&quot;" calcext:base-cell-address="Groups.C2"/>
            <calcext:condition calcext:apply-style-name="ConditionalStyle_7" calcext:value="=&quot;blue&quot;" calcext:base-cell-address="Groups.C2"/>
          </calcext:conditional-format>
        </calcext:conditional-formats>
      </table:table>
      <table:table table:name="Mixer Config" table:style-name="ta4">
        <table:table-column table:style-name="co31" table:default-cell-style-name="ce48"/>
        <table:table-column table:style-name="co31" table:number-columns-repeated="2" table:default-cell-style-name="ce52"/>
        <table:table-column table:style-name="co31" table:number-columns-repeated="3" table:default-cell-style-name="Default"/>
        <table:table-row table:style-name="ro2">
          <table:table-cell table:style-name="ce46"/>
          <table:table-cell table:style-name="ce51" office:value-type="string" calcext:value-type="string">
            <text:p>Mono</text:p>
          </table:table-cell>
          <table:table-cell table:style-name="ce51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47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9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50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50"/>
        </table:table-row>
      </table:table>
      <table:table table:name="Misc" table:style-name="ta5"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1" table:number-columns-repeated="16381"/>
        <table:table-row table:style-name="ro4">
          <table:table-cell table:style-name="ce33" office:value-type="string" calcext:value-type="string">
            <text:p>Property</text:p>
          </table:table-cell>
          <table:table-cell table:style-name="ce33" office:value-type="string" calcext:value-type="string">
            <text:p>Value</text:p>
          </table:table-cell>
          <table:table-cell table:style-name="ce53" office:value-type="string" calcext:value-type="string">
            <text:p>Description</text:p>
          </table:table-cell>
        </table:table-row>
        <table:table-row table:style-name="ro4">
          <table:table-cell table:style-name="ce13" office:value-type="string" calcext:value-type="string">
            <text:p>Version</text:p>
          </table:table-cell>
          <table:table-cell table:style-name="ce13" office:value-type="float" office:value="11" calcext:value-type="float">
            <text:p>11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xer_20_Config" style:display-name="PageStyle_Mixer Config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roups" style:display-name="PageStyle_Group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ockets" style:display-name="PageStyle_Socket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nnels" style:display-name="PageStyle_Channel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4-06-18T20:43:46.215402906</dc:date>
    <meta:editing-cycles>288</meta:editing-cycles>
    <meta:editing-duration>P1DT7H27M31S</meta:editing-duration>
    <meta:generator>LibreOffice/7.4.2.3$MacOSX_X86_64 LibreOffice_project/382eef1f22670f7f4118c8c2dd222ec7ad009daf</meta:generator>
    <meta:document-statistic meta:table-count="5" meta:cell-count="7573" meta:object-count="0"/>
    <meta:user-defined meta:name="AppVersion">15.0000</meta:user-defined>
  </office:meta>
</office:document-meta>
</file>